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52in"/>
    </style:style>
    <style:style style:name="co2" style:family="table-column">
      <style:table-column-properties fo:break-before="auto" style:column-width="1.8591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1.3453in"/>
    </style:style>
    <style:style style:name="co5" style:family="table-column">
      <style:table-column-properties fo:break-before="auto" style:column-width="1.6728in"/>
    </style:style>
    <style:style style:name="co6" style:family="table-column">
      <style:table-column-properties fo:break-before="auto" style:column-width="1.6402in"/>
    </style:style>
    <style:style style:name="co9" style:family="table-column">
      <style:table-column-properties fo:break-before="auto" style:column-width="1.7717in"/>
    </style:style>
    <style:style style:name="co10" style:family="table-column">
      <style:table-column-properties fo:break-before="auto" style:column-width="1.0071in"/>
    </style:style>
    <style:style style:name="co11" style:family="table-column">
      <style:table-column-properties fo:break-before="auto" style:column-width="1.0508in"/>
    </style:style>
    <style:style style:name="co12" style:family="table-column">
      <style:table-column-properties fo:break-before="auto" style:column-width="1.4437in"/>
    </style:style>
    <style:style style:name="co13" style:family="table-column">
      <style:table-column-properties fo:break-before="auto" style:column-width="1.0835in"/>
    </style:style>
    <style:style style:name="co14" style:family="table-column">
      <style:table-column-properties fo:break-before="auto" style:column-width="1.8154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0.3492in"/>
    </style:style>
    <style:style style:name="co17" style:family="table-column">
      <style:table-column-properties fo:break-before="auto" style:column-width="0.3382in"/>
    </style:style>
    <style:style style:name="co18" style:family="table-column">
      <style:table-column-properties fo:break-before="auto" style:column-width="0.3055in"/>
    </style:style>
    <style:style style:name="co19" style:family="table-column">
      <style:table-column-properties fo:break-before="auto" style:column-width="0.5571in"/>
    </style:style>
    <style:style style:name="co20" style:family="table-column">
      <style:table-column-properties fo:break-before="auto" style:column-width="0.4807in"/>
    </style:style>
    <style:style style:name="co21" style:family="table-column">
      <style:table-column-properties fo:break-before="auto" style:column-width="0.4366in"/>
    </style:style>
    <style:style style:name="co22" style:family="table-column">
      <style:table-column-properties fo:break-before="auto" style:column-width="0.4693in"/>
    </style:style>
    <style:style style:name="co23" style:family="table-column">
      <style:table-column-properties fo:break-before="auto" style:column-width="0.5134in"/>
    </style:style>
    <style:style style:name="co24" style:family="table-column">
      <style:table-column-properties fo:break-before="auto" style:column-width="0.4909in"/>
    </style:style>
    <style:style style:name="co25" style:family="table-column">
      <style:table-column-properties fo:break-before="auto" style:column-width="0.5681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5783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6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fo:border="0.0138in solid #000000"/>
      <style:text-properties style:use-window-font-color="true"/>
    </style:style>
    <style:style style:name="ce2" style:family="table-cell" style:parent-style-name="Default">
      <style:table-cell-properties fo:border="0.0138in solid #000000"/>
      <style:text-properties style:use-window-font-color="true"/>
    </style:style>
    <style:style style:name="ce3" style:family="table-cell" style:parent-style-name="Default" style:data-style-name="N100">
      <style:table-cell-properties fo:wrap-option="wrap"/>
      <style:text-properties style:use-window-font-color="true"/>
    </style:style>
    <style:style style:name="ce4" style:family="table-cell" style:parent-style-name="Default" style:data-style-name="N2">
      <style:table-cell-properties fo:wrap-option="wrap" fo:border="0.0138in solid #000000"/>
      <style:text-properties style:use-window-font-color="true"/>
    </style:style>
    <style:style style:name="ce5" style:family="table-cell" style:parent-style-name="Default" style:data-style-name="N2">
      <style:table-cell-properties fo:border="0.0138in solid #000000"/>
      <style:text-properties style:use-window-font-color="true"/>
    </style:style>
    <style:style style:name="ce6" style:family="table-cell" style:parent-style-name="Default" style:data-style-name="N2">
      <style:table-cell-properties fo:background-color="#ff3333" fo:border="0.0138in solid #000000"/>
      <style:text-properties style:use-window-font-color="true"/>
    </style:style>
    <style:style style:name="ce7" style:family="table-cell" style:parent-style-name="Default" style:data-style-name="N100">
      <style:table-cell-properties fo:wrap-option="wrap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>
      <style:text-properties fo:color="#ff3333"/>
    </style:style>
    <style:style style:name="ce10" style:family="table-cell" style:parent-style-name="Default">
      <style:table-cell-properties fo:wrap-option="wrap"/>
    </style:style>
  </office:automatic-styles>
  <office:body>
    <office:spreadsheet>
      <table:table table:name="XErro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/>
          <table:table-cell office:value-type="string">
            <text:p>RandomBLM</text:p>
          </table:table-cell>
          <table:table-cell office:value-type="string">
            <text:p>RCDBLM</text:p>
          </table:table-cell>
          <table:table-cell office:value-type="string">
            <text:p>IncrementalSABLM</text:p>
          </table:table-cell>
          <table:table-cell office:value-type="string">
            <text:p>MarkovianBLM</text:p>
          </table:table-cell>
          <table:table-cell office:value-type="string">
            <text:p>HybridBLM</text:p>
          </table:table-cell>
          <table:table-cell office:value-type="string">
            <text:p>Chol11CMA_ESBLM</text:p>
          </table:table-cell>
          <table:table-cell office:value-type="string">
            <text:p>SimulatedAnnealingBLM</text:p>
          </table:table-cell>
          <table:table-cell office:value-type="string">
            <text:p>SimulatedAnnealingSBLM</text:p>
          </table:table-cell>
          <table:table-cell office:value-type="string">
            <text:p>DifferentialEvolutionBLM</text:p>
          </table:table-cell>
          <table:table-cell office:value-type="string">
            <text:p>GeneticLSBLM</text:p>
          </table:table-cell>
        </table:table-row>
        <table:table-row table:style-name="ro2">
          <table:table-cell office:value-type="string">
            <text:p>Bukin6</text:p>
          </table:table-cell>
          <table:table-cell office:value-type="float" office:value="-0.768471713881656">
            <text:p>-0.7684717139</text:p>
          </table:table-cell>
          <table:table-cell office:value-type="float" office:value="-0.681923251120227">
            <text:p>-0.6819232511</text:p>
          </table:table-cell>
          <table:table-cell office:value-type="float" office:value="-0.730332755746908">
            <text:p>-0.7303327557</text:p>
          </table:table-cell>
          <table:table-cell office:value-type="float" office:value="-0.631700873801986">
            <text:p>-0.6317008738</text:p>
          </table:table-cell>
          <table:table-cell office:value-type="float" office:value="-0.805339893966064">
            <text:p>-0.805339894</text:p>
          </table:table-cell>
          <table:table-cell office:value-type="float" office:value="-0.791078052003316">
            <text:p>-0.791078052</text:p>
          </table:table-cell>
          <table:table-cell office:value-type="float" office:value="-0.790173647601251">
            <text:p>-0.7901736476</text:p>
          </table:table-cell>
          <table:table-cell office:value-type="float" office:value="-0.71353028238014">
            <text:p>-0.7135302824</text:p>
          </table:table-cell>
          <table:table-cell office:value-type="float" office:value="-0.854243526471574">
            <text:p>-0.8542435265</text:p>
          </table:table-cell>
          <table:table-cell office:value-type="float" office:value="-0.717065668160302">
            <text:p>-0.7170656682</text:p>
          </table:table-cell>
        </table:table-row>
        <table:table-row table:style-name="ro1">
          <table:table-cell office:value-type="string">
            <text:p>Damavandi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office:value-type="string">
            <text:p>Easom</text:p>
          </table:table-cell>
          <table:table-cell office:value-type="float" office:value="-9.14968082445663">
            <text:p>-9.1496808245</text:p>
          </table:table-cell>
          <table:table-cell office:value-type="float" office:value="-7.35878145957064">
            <text:p>-7.3587814596</text:p>
          </table:table-cell>
          <table:table-cell office:value-type="float" office:value="-2.5553937386591">
            <text:p>-2.5553937387</text:p>
          </table:table-cell>
          <table:table-cell office:value-type="float" office:value="-12.8906050350011">
            <text:p>-12.890605035</text:p>
          </table:table-cell>
          <table:table-cell office:value-type="float" office:value="-8.93544299218423">
            <text:p>-8.9354429922</text:p>
          </table:table-cell>
          <table:table-cell office:value-type="float" office:value="-1.19244285286545">
            <text:p>-1.1924428529</text:p>
          </table:table-cell>
          <table:table-cell office:value-type="float" office:value="-12.9169341410861">
            <text:p>-12.9169341411</text:p>
          </table:table-cell>
          <table:table-cell office:value-type="float" office:value="-6.51508267687684">
            <text:p>-6.5150826769</text:p>
          </table:table-cell>
          <table:table-cell office:value-type="float" office:value="-8.87467421184473">
            <text:p>-8.8746742118</text:p>
          </table:table-cell>
          <table:table-cell office:value-type="float" office:value="-12.8673437725687">
            <text:p>-12.8673437726</text:p>
          </table:table-cell>
        </table:table-row>
        <table:table-row table:style-name="ro1">
          <table:table-cell office:value-type="string">
            <text:p>GulfRND</text:p>
          </table:table-cell>
          <table:table-cell office:value-type="float" office:value="-2.10579267013567">
            <text:p>-2.1057926701</text:p>
          </table:table-cell>
          <table:table-cell office:value-type="float" office:value="-2.19348819067304">
            <text:p>-2.1934881907</text:p>
          </table:table-cell>
          <table:table-cell office:value-type="float" office:value="-0.580808968506296">
            <text:p>-0.5808089685</text:p>
          </table:table-cell>
          <table:table-cell office:value-type="float" office:value="-2.22447720414448">
            <text:p>-2.2244772041</text:p>
          </table:table-cell>
          <table:table-cell office:value-type="float" office:value="-12.4728787205164">
            <text:p>-12.4728787205</text:p>
          </table:table-cell>
          <table:table-cell office:value-type="float" office:value="-5.61645876438316">
            <text:p>-5.6164587644</text:p>
          </table:table-cell>
          <table:table-cell office:value-type="float" office:value="-2.12929348904183">
            <text:p>-2.129293489</text:p>
          </table:table-cell>
          <table:table-cell office:value-type="float" office:value="-2.26456581073378">
            <text:p>-2.2645658107</text:p>
          </table:table-cell>
          <table:table-cell office:value-type="float" office:value="-13.1464711036242">
            <text:p>-13.1464711036</text:p>
          </table:table-cell>
          <table:table-cell office:value-type="float" office:value="-2.13970495197764">
            <text:p>-2.139704952</text:p>
          </table:table-cell>
        </table:table-row>
        <table:table-row table:style-name="ro2">
          <table:table-cell office:value-type="string">
            <text:p>Price2</text:p>
          </table:table-cell>
          <table:table-cell office:value-type="float" office:value="-9.90932973149499">
            <text:p>-9.9093297315</text:p>
          </table:table-cell>
          <table:table-cell office:value-type="float" office:value="-11.4396750904856">
            <text:p>-11.4396750905</text:p>
          </table:table-cell>
          <table:table-cell office:value-type="float" office:value="-3.61456415822377">
            <text:p>-3.6145641582</text:p>
          </table:table-cell>
          <table:table-cell office:value-type="float" office:value="-11.3997303897254">
            <text:p>-11.3997303897</text:p>
          </table:table-cell>
          <table:table-cell office:value-type="float" office:value="-8.33824438041643">
            <text:p>-8.3382443804</text:p>
          </table:table-cell>
          <table:table-cell office:value-type="float" office:value="-0.554984080632911">
            <text:p>-0.5549840806</text:p>
          </table:table-cell>
          <table:table-cell office:value-type="float" office:value="-11.4383159426752">
            <text:p>-11.4383159427</text:p>
          </table:table-cell>
          <table:table-cell office:value-type="float" office:value="-11.4393994955373">
            <text:p>-11.4393994955</text:p>
          </table:table-cell>
          <table:table-cell office:value-type="float" office:value="-8.2385504962546">
            <text:p>-8.2385504963</text:p>
          </table:table-cell>
          <table:table-cell office:value-type="float" office:value="-11.4191771980338">
            <text:p>-11.419177198</text:p>
          </table:table-cell>
        </table:table-row>
        <table:table-row table:style-name="ro1">
          <table:table-cell office:value-type="string">
            <text:p>Trefethen</text:p>
          </table:table-cell>
          <table:table-cell office:value-type="float" office:value="-2.75423760613294">
            <text:p>-2.7542376061</text:p>
          </table:table-cell>
          <table:table-cell office:value-type="float" office:value="-4.07088321820009">
            <text:p>-4.0708832182</text:p>
          </table:table-cell>
          <table:table-cell office:value-type="float" office:value="-2.16215113977349">
            <text:p>-2.1621511398</text:p>
          </table:table-cell>
          <table:table-cell office:value-type="float" office:value="-9.80754284775223">
            <text:p>-9.8075428478</text:p>
          </table:table-cell>
          <table:table-cell office:value-type="float" office:value="-9.86719077573958">
            <text:p>-9.8671907757</text:p>
          </table:table-cell>
          <table:table-cell office:value-type="float" office:value="-0.116752192141572">
            <text:p>-0.1167521921</text:p>
          </table:table-cell>
          <table:table-cell office:value-type="float" office:value="-9.12825785058007">
            <text:p>-9.1282578506</text:p>
          </table:table-cell>
          <table:table-cell office:value-type="float" office:value="-5.79744083373331">
            <text:p>-5.7974408337</text:p>
          </table:table-cell>
          <table:table-cell office:value-type="float" office:value="-9.91237549472902">
            <text:p>-9.9123754947</text:p>
          </table:table-cell>
          <table:table-cell office:value-type="float" office:value="-8.52948785692983">
            <text:p>-8.5294878569</text:p>
          </table:table-cell>
        </table:table-row>
        <table:table-row table:style-name="ro2">
          <table:table-cell office:value-type="string">
            <text:p>Ackley2</text:p>
          </table:table-cell>
          <table:table-cell office:value-type="float" office:value="-15.624305173792">
            <text:p>-15.6243051738</text:p>
          </table:table-cell>
          <table:table-cell office:value-type="float" office:value="-15.6255297976628">
            <text:p>-15.6255297977</text:p>
          </table:table-cell>
          <table:table-cell office:value-type="float" office:value="-3.38385259494556">
            <text:p>-3.3838525949</text:p>
          </table:table-cell>
          <table:table-cell office:value-type="float" office:value="-15.5860992336513">
            <text:p>-15.5860992337</text:p>
          </table:table-cell>
          <table:table-cell office:value-type="float" office:value="-15.6455695211918">
            <text:p>-15.6455695212</text:p>
          </table:table-cell>
          <table:table-cell office:value-type="float" office:value="-4.17318514983548">
            <text:p>-4.1731851498</text:p>
          </table:table-cell>
          <table:table-cell office:value-type="float" office:value="-15.607462057917">
            <text:p>-15.6074620579</text:p>
          </table:table-cell>
          <table:table-cell office:value-type="float" office:value="-15.6058439136876">
            <text:p>-15.6058439137</text:p>
          </table:table-cell>
          <table:table-cell office:value-type="float" office:value="-15.6383984713159">
            <text:p>-15.6383984713</text:p>
          </table:table-cell>
          <table:table-cell office:value-type="float" office:value="-15.6469385554621">
            <text:p>-15.6469385555</text:p>
          </table:table-cell>
        </table:table-row>
        <table:table-row table:style-name="ro2">
          <table:table-cell office:value-type="string">
            <text:p>FletcherPowell2</text:p>
          </table:table-cell>
          <table:table-cell office:value-type="float" office:value="-3.53379423112735">
            <text:p>-3.5337942311</text:p>
          </table:table-cell>
          <table:table-cell office:value-type="float" office:value="-2.37164282502935">
            <text:p>-2.371642825</text:p>
          </table:table-cell>
          <table:table-cell office:value-type="float" office:value="-1.46353537312696">
            <text:p>-1.4635353731</text:p>
          </table:table-cell>
          <table:table-cell office:value-type="float" office:value="-3.53302270497625">
            <text:p>-3.533022705</text:p>
          </table:table-cell>
          <table:table-cell office:value-type="float" office:value="-12.0010624938041">
            <text:p>-12.0010624938</text:p>
          </table:table-cell>
          <table:table-cell office:value-type="float" office:value="-4.17428260654054">
            <text:p>-4.1742826065</text:p>
          </table:table-cell>
          <table:table-cell office:value-type="float" office:value="-4.2811694744103">
            <text:p>-4.2811694744</text:p>
          </table:table-cell>
          <table:table-cell office:value-type="float" office:value="-2.05124557899549">
            <text:p>-2.051245579</text:p>
          </table:table-cell>
          <table:table-cell office:value-type="float" office:value="-9.39213586471621">
            <text:p>-9.3921358647</text:p>
          </table:table-cell>
          <table:table-cell office:value-type="float" office:value="-7.84898177277469">
            <text:p>-7.8489817728</text:p>
          </table:table-cell>
        </table:table-row>
        <table:table-row table:style-name="ro2">
          <table:table-cell office:value-type="string">
            <text:p>Griewank2</text:p>
          </table:table-cell>
          <table:table-cell office:value-type="float" office:value="-1.79904947133385">
            <text:p>-1.7990494713</text:p>
          </table:table-cell>
          <table:table-cell office:value-type="float" office:value="-3.00118881242785">
            <text:p>-3.0011888124</text:p>
          </table:table-cell>
          <table:table-cell office:value-type="float" office:value="-0.89276219660839">
            <text:p>-0.8927621966</text:p>
          </table:table-cell>
          <table:table-cell office:value-type="float" office:value="-8.30501180055927">
            <text:p>-8.3050118006</text:p>
          </table:table-cell>
          <table:table-cell office:value-type="float" office:value="-8.08641215914081">
            <text:p>-8.0864121591</text:p>
          </table:table-cell>
          <table:table-cell office:value-type="float" office:value="-0.272339557107067">
            <text:p>-0.2723395571</text:p>
          </table:table-cell>
          <table:table-cell office:value-type="float" office:value="-8.27928950753099">
            <text:p>-8.2792895075</text:p>
          </table:table-cell>
          <table:table-cell office:value-type="float" office:value="-5.05996377386402">
            <text:p>-5.0599637739</text:p>
          </table:table-cell>
          <table:table-cell office:value-type="float" office:value="-8.10425834231703">
            <text:p>-8.1042583423</text:p>
          </table:table-cell>
          <table:table-cell office:value-type="float" office:value="-5.3793286744974">
            <text:p>-5.3793286745</text:p>
          </table:table-cell>
        </table:table-row>
        <table:table-row table:style-name="ro2">
          <table:table-cell office:value-type="string">
            <text:p>Rastrigin2</text:p>
          </table:table-cell>
          <table:table-cell office:value-type="float" office:value="-9.22808207905595">
            <text:p>-9.2280820791</text:p>
          </table:table-cell>
          <table:table-cell office:value-type="float" office:value="-9.12088903439701">
            <text:p>-9.1208890344</text:p>
          </table:table-cell>
          <table:table-cell office:value-type="float" office:value="-3.8947371272869">
            <text:p>-3.8947371273</text:p>
          </table:table-cell>
          <table:table-cell office:value-type="float" office:value="-8.79403513857586">
            <text:p>-8.7940351386</text:p>
          </table:table-cell>
          <table:table-cell office:value-type="float" office:value="-8.73456840812896">
            <text:p>-8.7345684081</text:p>
          </table:table-cell>
          <table:table-cell office:value-type="string">
            <text:p>-7.3165751830697859e-005</text:p>
          </table:table-cell>
          <table:table-cell office:value-type="float" office:value="-9.27171420191956">
            <text:p>-9.2717142019</text:p>
          </table:table-cell>
          <table:table-cell office:value-type="float" office:value="-9.03025926711425">
            <text:p>-9.0302592671</text:p>
          </table:table-cell>
          <table:table-cell office:value-type="float" office:value="-8.71834658197193">
            <text:p>-8.718346582</text:p>
          </table:table-cell>
          <table:table-cell office:value-type="float" office:value="-9.08782171248039">
            <text:p>-9.0878217125</text:p>
          </table:table-cell>
        </table:table-row>
        <table:table-row table:style-name="ro2">
          <table:table-cell office:value-type="string">
            <text:p>SchwefelDoubleSum2</text:p>
          </table:table-cell>
          <table:table-cell table:number-columns-repeated="6" office:value-type="float" office:value="0">
            <text:p>0</text:p>
          </table:table-cell>
          <table:table-cell office:value-type="float" office:value="-0.0214761659685897">
            <text:p>-0.02147616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2">
          <table:table-cell office:value-type="string">
            <text:p>SchwefelMax2</text:p>
          </table:table-cell>
          <table:table-cell office:value-type="float" office:value="-15.6125184048999">
            <text:p>-15.6125184049</text:p>
          </table:table-cell>
          <table:table-cell office:value-type="float" office:value="-15.264916830253">
            <text:p>-15.2649168303</text:p>
          </table:table-cell>
          <table:table-cell office:value-type="float" office:value="-2.32508602439869">
            <text:p>-2.3250860244</text:p>
          </table:table-cell>
          <table:table-cell office:value-type="float" office:value="-15.5020882824314">
            <text:p>-15.5020882824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5.5908078927162">
            <text:p>-15.5908078927</text:p>
          </table:table-cell>
          <table:table-cell office:value-type="float" office:value="-15.5979912146483">
            <text:p>-15.5979912146</text:p>
          </table:table-cell>
          <table:table-cell office:value-type="float" office:value="-15.653559774527">
            <text:p>-15.6535597745</text:p>
          </table:table-cell>
          <table:table-cell office:value-type="float" office:value="-15.4837131356629">
            <text:p>-15.4837131357</text:p>
          </table:table-cell>
        </table:table-row>
        <table:table-row table:style-name="ro2">
          <table:table-cell office:value-type="string">
            <text:p>StepFunction2</text:p>
          </table:table-cell>
          <table:table-cell office:value-type="float" office:value="-0.153634496279485">
            <text:p>-0.1536344963</text:p>
          </table:table-cell>
          <table:table-cell office:value-type="float" office:value="-0.17263383155751">
            <text:p>-0.1726338316</text:p>
          </table:table-cell>
          <table:table-cell office:value-type="float" office:value="-0.113558999011952">
            <text:p>-0.113558999</text:p>
          </table:table-cell>
          <table:table-cell office:value-type="float" office:value="-0.21690324456359">
            <text:p>-0.2169032446</text:p>
          </table:table-cell>
          <table:table-cell office:value-type="float" office:value="-0.206597934674491">
            <text:p>-0.2065979347</text:p>
          </table:table-cell>
          <table:table-cell office:value-type="float" office:value="-0.109808364727478">
            <text:p>-0.1098083647</text:p>
          </table:table-cell>
          <table:table-cell office:value-type="float" office:value="-0.157384194481129">
            <text:p>-0.1573841945</text:p>
          </table:table-cell>
          <table:table-cell office:value-type="float" office:value="-0.187335961518944">
            <text:p>-0.1873359615</text:p>
          </table:table-cell>
          <table:table-cell office:value-type="float" office:value="-0.104015277630173">
            <text:p>-0.1040152776</text:p>
          </table:table-cell>
          <table:table-cell office:value-type="float" office:value="-0.17916186609578">
            <text:p>-0.1791618661</text:p>
          </table:table-cell>
        </table:table-row>
        <table:table-row table:style-name="ro2">
          <table:table-cell office:value-type="string">
            <text:p>Weierstrass2</text:p>
          </table:table-cell>
          <table:table-cell office:value-type="float" office:value="-0.48827036820718">
            <text:p>-0.4882703682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-4.5001948439153469e-017</text:p>
          </table:table-cell>
          <table:table-cell office:value-type="float" office:value="0">
            <text:p>0</text:p>
          </table:table-cell>
          <table:table-cell office:value-type="string">
            <text:p>-1.4304190753873796e-016</text:p>
          </table:table-cell>
          <table:table-cell office:value-type="float" office:value="0">
            <text:p>0</text:p>
          </table:table-cell>
          <table:table-cell office:value-type="string">
            <text:p>-4.8216373327664441e-017</text:p>
          </table:table-cell>
        </table:table-row>
        <table:table-row table:style-name="ro2">
          <table:table-cell office:value-type="string">
            <text:p>Trig2</text:p>
          </table:table-cell>
          <table:table-cell office:value-type="float" office:value="-1.53107074587709">
            <text:p>-1.5310707459</text:p>
          </table:table-cell>
          <table:table-cell office:value-type="float" office:value="-1.88758526167468">
            <text:p>-1.8875852617</text:p>
          </table:table-cell>
          <table:table-cell office:value-type="float" office:value="-0.568346642545919">
            <text:p>-0.5683466425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5.1388667503317">
            <text:p>-15.1388667503</text:p>
          </table:table-cell>
          <table:table-cell office:value-type="float" office:value="-15.653559774527">
            <text:p>-15.6535597745</text:p>
          </table:table-cell>
          <table:table-cell office:value-type="float" office:value="-1.22801447086203">
            <text:p>-1.2280144709</text:p>
          </table:table-cell>
          <table:table-cell office:value-type="float" office:value="-15.653559774527">
            <text:p>-15.6535597745</text:p>
          </table:table-cell>
          <table:table-cell office:value-type="float" office:value="-0.212769048687459">
            <text:p>-0.2127690487</text:p>
          </table:table-cell>
        </table:table-row>
        <table:table-row table:style-name="ro2">
          <table:table-cell office:value-type="string">
            <text:p>Pinter2</text:p>
          </table:table-cell>
          <table:table-cell office:value-type="float" office:value="-9.3226509643504">
            <text:p>-9.3226509644</text:p>
          </table:table-cell>
          <table:table-cell office:value-type="float" office:value="-6.03904279299427">
            <text:p>-6.039042793</text:p>
          </table:table-cell>
          <table:table-cell office:value-type="float" office:value="-2.90348010627643">
            <text:p>-2.9034801063</text:p>
          </table:table-cell>
          <table:table-cell office:value-type="float" office:value="-9.02658958151153">
            <text:p>-9.0265895815</text:p>
          </table:table-cell>
          <table:table-cell office:value-type="float" office:value="-8.94861461577126">
            <text:p>-8.9486146158</text:p>
          </table:table-cell>
          <table:table-cell office:value-type="float" office:value="-1.74298503745201">
            <text:p>-1.7429850375</text:p>
          </table:table-cell>
          <table:table-cell office:value-type="float" office:value="-8.9150374780003">
            <text:p>-8.915037478</text:p>
          </table:table-cell>
          <table:table-cell office:value-type="float" office:value="-9.13830105721345">
            <text:p>-9.1383010572</text:p>
          </table:table-cell>
          <table:table-cell office:value-type="float" office:value="-8.88930912464838">
            <text:p>-8.8893091246</text:p>
          </table:table-cell>
          <table:table-cell office:value-type="float" office:value="-9.36652438923574">
            <text:p>-9.3665243892</text:p>
          </table:table-cell>
        </table:table-row>
        <table:table-row table:style-name="ro2">
          <table:table-cell office:value-type="string">
            <text:p>Salomon2</text:p>
          </table:table-cell>
          <table:table-cell office:value-type="float" office:value="-3.62804836552029">
            <text:p>-3.6280483655</text:p>
          </table:table-cell>
          <table:table-cell office:value-type="float" office:value="-1.08889261032323">
            <text:p>-1.0888926103</text:p>
          </table:table-cell>
          <table:table-cell office:value-type="float" office:value="-0.796235052844598">
            <text:p>-0.7962350528</text:p>
          </table:table-cell>
          <table:table-cell office:value-type="float" office:value="-14.9194255890713">
            <text:p>-14.9194255891</text:p>
          </table:table-cell>
          <table:table-cell office:value-type="float" office:value="-15.653559774527">
            <text:p>-15.6535597745</text:p>
          </table:table-cell>
          <table:table-cell office:value-type="float" office:value="-1.05385278646721">
            <text:p>-1.0538527865</text:p>
          </table:table-cell>
          <table:table-cell office:value-type="float" office:value="-14.6209823683937">
            <text:p>-14.6209823684</text:p>
          </table:table-cell>
          <table:table-cell office:value-type="float" office:value="-2.84009973354977">
            <text:p>-2.8400997335</text:p>
          </table:table-cell>
          <table:table-cell office:value-type="float" office:value="-15.653559774527">
            <text:p>-15.6535597745</text:p>
          </table:table-cell>
          <table:table-cell office:value-type="float" office:value="-11.8743820932765">
            <text:p>-11.8743820933</text:p>
          </table:table-cell>
        </table:table-row>
        <table:table-row table:style-name="ro2">
          <table:table-cell office:value-type="string">
            <text:p>SchaeferF62</text:p>
          </table:table-cell>
          <table:table-cell office:value-type="float" office:value="-5.81965427726212">
            <text:p>-5.8196542773</text:p>
          </table:table-cell>
          <table:table-cell office:value-type="float" office:value="0">
            <text:p>0</text:p>
          </table:table-cell>
          <table:table-cell office:value-type="float" office:value="-1.09543916218955">
            <text:p>-1.0954391622</text:p>
          </table:table-cell>
          <table:table-cell office:value-type="float" office:value="-13.4132716541285">
            <text:p>-13.4132716541</text:p>
          </table:table-cell>
          <table:table-cell office:value-type="float" office:value="-10.1991538582864">
            <text:p>-10.1991538583</text:p>
          </table:table-cell>
          <table:table-cell office:value-type="float" office:value="-0.498455888484525">
            <text:p>-0.4984558885</text:p>
          </table:table-cell>
          <table:table-cell office:value-type="float" office:value="-13.0724726149138">
            <text:p>-13.0724726149</text:p>
          </table:table-cell>
          <table:table-cell office:value-type="float" office:value="-7.04533458417022">
            <text:p>-7.0453345842</text:p>
          </table:table-cell>
          <table:table-cell office:value-type="float" office:value="-9.92712745927894">
            <text:p>-9.9271274593</text:p>
          </table:table-cell>
          <table:table-cell office:value-type="float" office:value="-9.18235150713018">
            <text:p>-9.1823515071</text:p>
          </table:table-cell>
        </table:table-row>
        <table:table-row table:style-name="ro2">
          <table:table-cell office:value-type="string">
            <text:p>Ackley6</text:p>
          </table:table-cell>
          <table:table-cell office:value-type="float" office:value="-5.64925277185583">
            <text:p>-5.6492527719</text:p>
          </table:table-cell>
          <table:table-cell office:value-type="float" office:value="-15.4670246157132">
            <text:p>-15.4670246157</text:p>
          </table:table-cell>
          <table:table-cell office:value-type="float" office:value="-2.86051392064435">
            <text:p>-2.8605139206</text:p>
          </table:table-cell>
          <table:table-cell office:value-type="float" office:value="-12.9091287356943">
            <text:p>-12.9091287357</text:p>
          </table:table-cell>
          <table:table-cell office:value-type="float" office:value="-15.5072324615168">
            <text:p>-15.5072324615</text:p>
          </table:table-cell>
          <table:table-cell office:value-type="float" office:value="-2.08439917938332">
            <text:p>-2.0843991794</text:p>
          </table:table-cell>
          <table:table-cell office:value-type="float" office:value="-10.3540478600669">
            <text:p>-10.3540478601</text:p>
          </table:table-cell>
          <table:table-cell office:value-type="float" office:value="-15.5491047650186">
            <text:p>-15.549104765</text:p>
          </table:table-cell>
          <table:table-cell office:value-type="float" office:value="-1.04357065163513">
            <text:p>-1.0435706516</text:p>
          </table:table-cell>
          <table:table-cell office:value-type="float" office:value="-15.5108336277152">
            <text:p>-15.5108336277</text:p>
          </table:table-cell>
        </table:table-row>
        <table:table-row table:style-name="ro2">
          <table:table-cell office:value-type="string">
            <text:p>FletcherPowell6</text:p>
          </table:table-cell>
          <table:table-cell office:value-type="float" office:value="-1.22438722189236">
            <text:p>-1.2243872219</text:p>
          </table:table-cell>
          <table:table-cell office:value-type="float" office:value="-1.21438479980017">
            <text:p>-1.2143847998</text:p>
          </table:table-cell>
          <table:table-cell office:value-type="float" office:value="-0.175497825771316">
            <text:p>-0.1754978258</text:p>
          </table:table-cell>
          <table:table-cell office:value-type="float" office:value="-0.292578622529595">
            <text:p>-0.2925786225</text:p>
          </table:table-cell>
          <table:table-cell office:value-type="float" office:value="-4.08698222145856">
            <text:p>-4.0869822215</text:p>
          </table:table-cell>
          <table:table-cell office:value-type="float" office:value="-1.97289002264236">
            <text:p>-1.9728900226</text:p>
          </table:table-cell>
          <table:table-cell office:value-type="float" office:value="-1.46101090062061">
            <text:p>-1.4610109006</text:p>
          </table:table-cell>
          <table:table-cell office:value-type="float" office:value="-1.23602579939021">
            <text:p>-1.2360257994</text:p>
          </table:table-cell>
          <table:table-cell office:value-type="float" office:value="-6.00544501806057">
            <text:p>-6.0054450181</text:p>
          </table:table-cell>
          <table:table-cell office:value-type="float" office:value="-4.54924746716779">
            <text:p>-4.5492474672</text:p>
          </table:table-cell>
        </table:table-row>
        <table:table-row table:style-name="ro2">
          <table:table-cell office:value-type="string">
            <text:p>Griewank6</text:p>
          </table:table-cell>
          <table:table-cell office:value-type="float" office:value="0">
            <text:p>0</text:p>
          </table:table-cell>
          <table:table-cell office:value-type="float" office:value="-0.265785707824591">
            <text:p>-0.2657857078</text:p>
          </table:table-cell>
          <table:table-cell office:value-type="float" office:value="-0.0501878899338694">
            <text:p>-0.0501878899</text:p>
          </table:table-cell>
          <table:table-cell office:value-type="float" office:value="0">
            <text:p>0</text:p>
          </table:table-cell>
          <table:table-cell office:value-type="float" office:value="-7.77156950444485">
            <text:p>-7.7715695044</text:p>
          </table:table-cell>
          <table:table-cell table:number-columns-repeated="3" office:value-type="float" office:value="0">
            <text:p>0</text:p>
          </table:table-cell>
          <table:table-cell office:value-type="float" office:value="-7.75220565387677">
            <text:p>-7.7522056539</text:p>
          </table:table-cell>
          <table:table-cell office:value-type="float" office:value="-0.97252260547275">
            <text:p>-0.9725226055</text:p>
          </table:table-cell>
        </table:table-row>
        <table:table-row table:style-name="ro2">
          <table:table-cell office:value-type="string">
            <text:p>Rastrigin6</text:p>
          </table:table-cell>
          <table:table-cell office:value-type="float" office:value="-0.000658491946737132">
            <text:p>-0.0006584919</text:p>
          </table:table-cell>
          <table:table-cell office:value-type="float" office:value="-8.83573521248792">
            <text:p>-8.8357352125</text:p>
          </table:table-cell>
          <table:table-cell office:value-type="float" office:value="-3.27862936847865">
            <text:p>-3.2786293685</text:p>
          </table:table-cell>
          <table:table-cell office:value-type="float" office:value="-0.000951155073412254">
            <text:p>-0.0009511551</text:p>
          </table:table-cell>
          <table:table-cell office:value-type="float" office:value="-8.44610776905391">
            <text:p>-8.4461077691</text:p>
          </table:table-cell>
          <table:table-cell office:value-type="float" office:value="0">
            <text:p>0</text:p>
          </table:table-cell>
          <table:table-cell office:value-type="float" office:value="-0.00160964694133332">
            <text:p>-0.0016096469</text:p>
          </table:table-cell>
          <table:table-cell office:value-type="float" office:value="-8.88729156293723">
            <text:p>-8.8872915629</text:p>
          </table:table-cell>
          <table:table-cell office:value-type="float" office:value="-8.45949801420781">
            <text:p>-8.4594980142</text:p>
          </table:table-cell>
          <table:table-cell office:value-type="float" office:value="-8.84109489384594">
            <text:p>-8.8410948938</text:p>
          </table:table-cell>
        </table:table-row>
        <table:table-row table:style-name="ro2">
          <table:table-cell office:value-type="string">
            <text:p>SchwefelDoubleSum6</text:p>
          </table:table-cell>
          <table:table-cell table:number-columns-repeated="7" office:value-type="float" office:value="0">
            <text:p>0</text:p>
          </table:table-cell>
          <table:table-cell office:value-type="float" office:value="-0.0239329244623961">
            <text:p>-0.02393292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SchwefelMax6</text:p>
          </table:table-cell>
          <table:table-cell office:value-type="float" office:value="-15.5238167420359">
            <text:p>-15.523816742</text:p>
          </table:table-cell>
          <table:table-cell office:value-type="float" office:value="-15.5915728449788">
            <text:p>-15.591572845</text:p>
          </table:table-cell>
          <table:table-cell office:value-type="float" office:value="-1.51924037656615">
            <text:p>-1.5192403766</text:p>
          </table:table-cell>
          <table:table-cell table:number-columns-repeated="3" office:value-type="float" office:value="-15.653559774527">
            <text:p>-15.6535597745</text:p>
          </table:table-cell>
          <table:table-cell office:value-type="float" office:value="-15.6301612659877">
            <text:p>-15.630161266</text:p>
          </table:table-cell>
          <table:table-cell office:value-type="float" office:value="-15.5809904195061">
            <text:p>-15.5809904195</text:p>
          </table:table-cell>
          <table:table-cell table:number-columns-repeated="2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tepFunction6</text:p>
          </table:table-cell>
          <table:table-cell office:value-type="float" office:value="0">
            <text:p>0</text:p>
          </table:table-cell>
          <table:table-cell office:value-type="float" office:value="-0.0175202196947739">
            <text:p>-0.0175202197</text:p>
          </table:table-cell>
          <table:table-cell office:value-type="float" office:value="-0.0206048078724746">
            <text:p>-0.0206048079</text:p>
          </table:table-cell>
          <table:table-cell office:value-type="float" office:value="-0.0617921417178673">
            <text:p>-0.0617921417</text:p>
          </table:table-cell>
          <table:table-cell office:value-type="float" office:value="-0.0301377477681452">
            <text:p>-0.0301377478</text:p>
          </table:table-cell>
          <table:table-cell office:value-type="float" office:value="-0.0165849958092427">
            <text:p>-0.0165849958</text:p>
          </table:table-cell>
          <table:table-cell office:value-type="float" office:value="-0.0244086984976269">
            <text:p>-0.0244086985</text:p>
          </table:table-cell>
          <table:table-cell office:value-type="float" office:value="-0.0212155974726535">
            <text:p>-0.0212155975</text:p>
          </table:table-cell>
          <table:table-cell office:value-type="float" office:value="-0.0289603051273942">
            <text:p>-0.0289603051</text:p>
          </table:table-cell>
          <table:table-cell office:value-type="float" office:value="-0.0214019278737271">
            <text:p>-0.0214019279</text:p>
          </table:table-cell>
        </table:table-row>
        <table:table-row table:style-name="ro2">
          <table:table-cell office:value-type="string">
            <text:p>Weierstrass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Trig6</text:p>
          </table:table-cell>
          <table:table-cell office:value-type="float" office:value="-0.490313493523873">
            <text:p>-0.4903134935</text:p>
          </table:table-cell>
          <table:table-cell office:value-type="float" office:value="-0.48660539323779">
            <text:p>-0.4866053932</text:p>
          </table:table-cell>
          <table:table-cell office:value-type="float" office:value="-0.491567103675831">
            <text:p>-0.4915671037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2.6199109556872">
            <text:p>-12.6199109557</text:p>
          </table:table-cell>
          <table:table-cell office:value-type="float" office:value="-15.653559774527">
            <text:p>-15.6535597745</text:p>
          </table:table-cell>
          <table:table-cell office:value-type="float" office:value="-0.506441769818361">
            <text:p>-0.5064417698</text:p>
          </table:table-cell>
          <table:table-cell office:value-type="float" office:value="-15.653559774527">
            <text:p>-15.6535597745</text:p>
          </table:table-cell>
          <table:table-cell office:value-type="float" office:value="-0.534802468651753">
            <text:p>-0.5348024687</text:p>
          </table:table-cell>
        </table:table-row>
        <table:table-row table:style-name="ro2">
          <table:table-cell office:value-type="string">
            <text:p>Pinter6</text:p>
          </table:table-cell>
          <table:table-cell office:value-type="float" office:value="-2.24541983844789">
            <text:p>-2.2454198384</text:p>
          </table:table-cell>
          <table:table-cell office:value-type="float" office:value="-3.96671983754141">
            <text:p>-3.9667198375</text:p>
          </table:table-cell>
          <table:table-cell office:value-type="float" office:value="-2.61248214824547">
            <text:p>-2.6124821482</text:p>
          </table:table-cell>
          <table:table-cell office:value-type="float" office:value="-4.4488722417472">
            <text:p>-4.4488722417</text:p>
          </table:table-cell>
          <table:table-cell office:value-type="float" office:value="-8.4578794484309">
            <text:p>-8.4578794484</text:p>
          </table:table-cell>
          <table:table-cell office:value-type="float" office:value="0">
            <text:p>0</text:p>
          </table:table-cell>
          <table:table-cell office:value-type="float" office:value="-8.22305404456304">
            <text:p>-8.2230540446</text:p>
          </table:table-cell>
          <table:table-cell office:value-type="float" office:value="-6.60378859387373">
            <text:p>-6.6037885939</text:p>
          </table:table-cell>
          <table:table-cell office:value-type="float" office:value="-8.47189124272111">
            <text:p>-8.4718912427</text:p>
          </table:table-cell>
          <table:table-cell office:value-type="float" office:value="-10.0870844275986">
            <text:p>-10.0870844276</text:p>
          </table:table-cell>
        </table:table-row>
        <table:table-row table:style-name="ro2">
          <table:table-cell office:value-type="string">
            <text:p>Salomon6</text:p>
          </table:table-cell>
          <table:table-cell office:value-type="float" office:value="-2.61107336587159">
            <text:p>-2.6110733659</text:p>
          </table:table-cell>
          <table:table-cell office:value-type="float" office:value="-0.0143486774629723">
            <text:p>-0.0143486775</text:p>
          </table:table-cell>
          <table:table-cell office:value-type="float" office:value="-0.0326434441666977">
            <text:p>-0.0326434442</text:p>
          </table:table-cell>
          <table:table-cell office:value-type="float" office:value="-0.134867502685983">
            <text:p>-0.1348675027</text:p>
          </table:table-cell>
          <table:table-cell office:value-type="float" office:value="-0.170788214331701">
            <text:p>-0.1707882143</text:p>
          </table:table-cell>
          <table:table-cell office:value-type="float" office:value="-1.33913021768976">
            <text:p>-1.3391302177</text:p>
          </table:table-cell>
          <table:table-cell office:value-type="float" office:value="-0.148509746825136">
            <text:p>-0.1485097468</text:p>
          </table:table-cell>
          <table:table-cell office:value-type="float" office:value="-0.0237299240893785">
            <text:p>-0.0237299241</text:p>
          </table:table-cell>
          <table:table-cell office:value-type="float" office:value="-0.156740932101349">
            <text:p>-0.1567409321</text:p>
          </table:table-cell>
          <table:table-cell office:value-type="float" office:value="-0.157545511806505">
            <text:p>-0.1575455118</text:p>
          </table:table-cell>
        </table:table-row>
        <table:table-row table:style-name="ro2">
          <table:table-cell office:value-type="string">
            <text:p>SchaeferF66</text:p>
          </table:table-cell>
          <table:table-cell office:value-type="float" office:value="0">
            <text:p>0</text:p>
          </table:table-cell>
          <table:table-cell office:value-type="float" office:value="-0.935783458252182">
            <text:p>-0.9357834583</text:p>
          </table:table-cell>
          <table:table-cell office:value-type="float" office:value="-1.23329885598495">
            <text:p>-1.233298856</text:p>
          </table:table-cell>
          <table:table-cell table:number-columns-repeated="4" office:value-type="float" office:value="0">
            <text:p>0</text:p>
          </table:table-cell>
          <table:table-cell office:value-type="float" office:value="-3.74962736781477">
            <text:p>-3.74962736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string">
            <text:p>Ackley10</text:p>
          </table:table-cell>
          <table:table-cell office:value-type="float" office:value="0">
            <text:p>0</text:p>
          </table:table-cell>
          <table:table-cell office:value-type="float" office:value="-15.4453938106449">
            <text:p>-15.4453938106</text:p>
          </table:table-cell>
          <table:table-cell office:value-type="float" office:value="-2.54167950802286">
            <text:p>-2.541679508</text:p>
          </table:table-cell>
          <table:table-cell office:value-type="float" office:value="0">
            <text:p>0</text:p>
          </table:table-cell>
          <table:table-cell office:value-type="float" office:value="-15.4743437235023">
            <text:p>-15.4743437235</text:p>
          </table:table-cell>
          <table:table-cell office:value-type="float" office:value="0">
            <text:p>0</text:p>
          </table:table-cell>
          <table:table-cell office:value-type="float" office:value="-9.82800593330594">
            <text:p>-9.8280059333</text:p>
          </table:table-cell>
          <table:table-cell office:value-type="float" office:value="-15.2956139414247">
            <text:p>-15.2956139414</text:p>
          </table:table-cell>
          <table:table-cell office:value-type="float" office:value="-12.9811834900118">
            <text:p>-12.98118349</text:p>
          </table:table-cell>
          <table:table-cell office:value-type="float" office:value="-15.434583312734">
            <text:p>-15.4345833127</text:p>
          </table:table-cell>
        </table:table-row>
        <table:table-row table:style-name="ro2">
          <table:table-cell office:value-type="string">
            <text:p>FletcherPowell10</text:p>
          </table:table-cell>
          <table:table-cell office:value-type="float" office:value="-0.0397750787213378">
            <text:p>-0.0397750787</text:p>
          </table:table-cell>
          <table:table-cell office:value-type="float" office:value="-0.0209614943798674">
            <text:p>-0.0209614944</text:p>
          </table:table-cell>
          <table:table-cell office:value-type="float" office:value="-0.104311186143799">
            <text:p>-0.1043111861</text:p>
          </table:table-cell>
          <table:table-cell office:value-type="float" office:value="0">
            <text:p>0</text:p>
          </table:table-cell>
          <table:table-cell office:value-type="float" office:value="-0.579756564066503">
            <text:p>-0.5797565641</text:p>
          </table:table-cell>
          <table:table-cell office:value-type="float" office:value="-0.512697342964836">
            <text:p>-0.512697343</text:p>
          </table:table-cell>
          <table:table-cell office:value-type="float" office:value="-0.315980319347494">
            <text:p>-0.3159803193</text:p>
          </table:table-cell>
          <table:table-cell office:value-type="float" office:value="-0.373990289585115">
            <text:p>-0.3739902896</text:p>
          </table:table-cell>
          <table:table-cell office:value-type="float" office:value="0">
            <text:p>0</text:p>
          </table:table-cell>
          <table:table-cell office:value-type="float" office:value="-0.0964735451742976">
            <text:p>-0.0964735452</text:p>
          </table:table-cell>
        </table:table-row>
        <table:table-row table:style-name="ro2">
          <table:table-cell office:value-type="string">
            <text:p>Griewank10</text:p>
          </table:table-cell>
          <table:table-cell office:value-type="float" office:value="-1.17216137017704">
            <text:p>-1.1721613702</text:p>
          </table:table-cell>
          <table:table-cell office:value-type="float" office:value="-0.680054351075604">
            <text:p>-0.6800543511</text:p>
          </table:table-cell>
          <table:table-cell table:number-columns-repeated="2" office:value-type="float" office:value="0">
            <text:p>0</text:p>
          </table:table-cell>
          <table:table-cell office:value-type="float" office:value="-7.62374505354708">
            <text:p>-7.6237450535</text:p>
          </table:table-cell>
          <table:table-cell table:number-columns-repeated="3" office:value-type="float" office:value="0">
            <text:p>0</text:p>
          </table:table-cell>
          <table:table-cell office:value-type="float" office:value="-7.59447644985502">
            <text:p>-7.5944764499</text:p>
          </table:table-cell>
          <table:table-cell office:value-type="float" office:value="-0.465474013942733">
            <text:p>-0.4654740139</text:p>
          </table:table-cell>
        </table:table-row>
        <table:table-row table:style-name="ro2">
          <table:table-cell office:value-type="string">
            <text:p>Rastrigin10</text:p>
          </table:table-cell>
          <table:table-cell office:value-type="string">
            <text:p>-7.3165777904931817e-005</text:p>
          </table:table-cell>
          <table:table-cell office:value-type="float" office:value="-8.47516920628376">
            <text:p>-8.4751692063</text:p>
          </table:table-cell>
          <table:table-cell office:value-type="float" office:value="-2.91917565212839">
            <text:p>-2.9191756521</text:p>
          </table:table-cell>
          <table:table-cell office:value-type="float" office:value="0">
            <text:p>0</text:p>
          </table:table-cell>
          <table:table-cell office:value-type="float" office:value="-8.32608986536175">
            <text:p>-8.3260898654</text:p>
          </table:table-cell>
          <table:table-cell office:value-type="float" office:value="0">
            <text:p>0</text:p>
          </table:table-cell>
          <table:table-cell office:value-type="float" office:value="-0.000219497272471136">
            <text:p>-0.0002194973</text:p>
          </table:table-cell>
          <table:table-cell office:value-type="float" office:value="-8.44686978710919">
            <text:p>-8.4468697871</text:p>
          </table:table-cell>
          <table:table-cell office:value-type="float" office:value="-8.3178176091893">
            <text:p>-8.3178176092</text:p>
          </table:table-cell>
          <table:table-cell office:value-type="float" office:value="-8.41127960301985">
            <text:p>-8.411279603</text:p>
          </table:table-cell>
        </table:table-row>
        <table:table-row table:style-name="ro2">
          <table:table-cell office:value-type="string">
            <text:p>SchwefelDoubleSum10</text:p>
          </table:table-cell>
          <table:table-cell office:value-type="float" office:value="0">
            <text:p>0</text:p>
          </table:table-cell>
          <table:table-cell office:value-type="float" office:value="-0.000247684378857238">
            <text:p>-0.0002476844</text:p>
          </table:table-cell>
          <table:table-cell table:number-columns-repeated="4" office:value-type="float" office:value="0">
            <text:p>0</text:p>
          </table:table-cell>
          <table:table-cell office:value-type="float" office:value="-0.0212403648681807">
            <text:p>-0.0212403649</text:p>
          </table:table-cell>
          <table:table-cell office:value-type="float" office:value="-0.00175977376557203">
            <text:p>-0.0017597738</text:p>
          </table:table-cell>
          <table:table-cell office:value-type="float" office:value="-0.0324271285336979">
            <text:p>-0.0324271285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hwefelMax10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.14461460055801">
            <text:p>-1.1446146006</text:p>
          </table:table-cell>
          <table:table-cell office:value-type="float" office:value="-15.5903015711446">
            <text:p>-15.5903015711</text:p>
          </table:table-cell>
          <table:table-cell office:value-type="float" office:value="-15.653559774527">
            <text:p>-15.6535597745</text:p>
          </table:table-cell>
          <table:table-cell office:value-type="float" office:value="-15.3971054857862">
            <text:p>-15.3971054858</text:p>
          </table:table-cell>
          <table:table-cell table:number-columns-repeated="4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tepFunction10</text:p>
          </table:table-cell>
          <table:table-cell office:value-type="float" office:value="0">
            <text:p>0</text:p>
          </table:table-cell>
          <table:table-cell office:value-type="float" office:value="-0.00536253699089497">
            <text:p>-0.005362537</text:p>
          </table:table-cell>
          <table:table-cell office:value-type="float" office:value="-0.00103717844000503">
            <text:p>-0.0010371784</text:p>
          </table:table-cell>
          <table:table-cell office:value-type="float" office:value="-0.00141967766057182">
            <text:p>-0.0014196777</text:p>
          </table:table-cell>
          <table:table-cell office:value-type="float" office:value="-0.000544529164315092">
            <text:p>-0.0005445292</text:p>
          </table:table-cell>
          <table:table-cell office:value-type="float" office:value="-0.0207452453606133">
            <text:p>-0.0207452454</text:p>
          </table:table-cell>
          <table:table-cell office:value-type="float" office:value="-0.0171497966390008">
            <text:p>-0.0171497966</text:p>
          </table:table-cell>
          <table:table-cell office:value-type="float" office:value="0">
            <text:p>0</text:p>
          </table:table-cell>
          <table:table-cell office:value-type="float" office:value="-0.00409251062884561">
            <text:p>-0.0040925106</text:p>
          </table:table-cell>
          <table:table-cell office:value-type="float" office:value="-0.000915354278111761">
            <text:p>-0.0009153543</text:p>
          </table:table-cell>
        </table:table-row>
        <table:table-row table:style-name="ro2">
          <table:table-cell office:value-type="string">
            <text:p>Weierstrass1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float" office:value="-0.653436293304244">
            <text:p>-0.6534362933</text:p>
          </table:table-cell>
          <table:table-cell office:value-type="float" office:value="-0.648033522107822">
            <text:p>-0.6480335221</text:p>
          </table:table-cell>
          <table:table-cell office:value-type="float" office:value="-0.659188722820883">
            <text:p>-0.6591887228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4.6589893879734">
            <text:p>-4.658989388</text:p>
          </table:table-cell>
          <table:table-cell office:value-type="float" office:value="-15.653559774527">
            <text:p>-15.6535597745</text:p>
          </table:table-cell>
          <table:table-cell office:value-type="float" office:value="-0.62848408050371">
            <text:p>-0.6284840805</text:p>
          </table:table-cell>
          <table:table-cell office:value-type="float" office:value="-15.653559774527">
            <text:p>-15.6535597745</text:p>
          </table:table-cell>
          <table:table-cell office:value-type="float" office:value="-0.67599277286824">
            <text:p>-0.6759927729</text:p>
          </table:table-cell>
        </table:table-row>
        <table:table-row table:style-name="ro2">
          <table:table-cell office:value-type="string">
            <text:p>Pinter10</text:p>
          </table:table-cell>
          <table:table-cell office:value-type="float" office:value="0">
            <text:p>0</text:p>
          </table:table-cell>
          <table:table-cell office:value-type="float" office:value="-1.04273217924183">
            <text:p>-1.0427321792</text:p>
          </table:table-cell>
          <table:table-cell office:value-type="float" office:value="-2.22538412666167">
            <text:p>-2.2253841267</text:p>
          </table:table-cell>
          <table:table-cell office:value-type="float" office:value="0">
            <text:p>0</text:p>
          </table:table-cell>
          <table:table-cell office:value-type="float" office:value="-8.31110596720368">
            <text:p>-8.3111059672</text:p>
          </table:table-cell>
          <table:table-cell office:value-type="float" office:value="0">
            <text:p>0</text:p>
          </table:table-cell>
          <table:table-cell office:value-type="float" office:value="-0.489901912520714">
            <text:p>-0.4899019125</text:p>
          </table:table-cell>
          <table:table-cell office:value-type="float" office:value="-6.07699219734645">
            <text:p>-6.0769921973</text:p>
          </table:table-cell>
          <table:table-cell office:value-type="float" office:value="-8.33311394356972">
            <text:p>-8.3331139436</text:p>
          </table:table-cell>
          <table:table-cell office:value-type="float" office:value="-7.71451717157019">
            <text:p>-7.7145171716</text:p>
          </table:table-cell>
        </table:table-row>
        <table:table-row table:style-name="ro2">
          <table:table-cell office:value-type="string">
            <text:p>Salomon10</text:p>
          </table:table-cell>
          <table:table-cell office:value-type="float" office:value="-0.0224031271032834">
            <text:p>-0.0224031271</text:p>
          </table:table-cell>
          <table:table-cell table:number-columns-repeated="2" office:value-type="float" office:value="0">
            <text:p>0</text:p>
          </table:table-cell>
          <table:table-cell office:value-type="float" office:value="-0.243861964813953">
            <text:p>-0.2438619648</text:p>
          </table:table-cell>
          <table:table-cell office:value-type="float" office:value="-0.221616133467023">
            <text:p>-0.2216161335</text:p>
          </table:table-cell>
          <table:table-cell office:value-type="float" office:value="-0.533299246223402">
            <text:p>-0.5332992462</text:p>
          </table:table-cell>
          <table:table-cell office:value-type="float" office:value="-0.164966974232757">
            <text:p>-0.1649669742</text:p>
          </table:table-cell>
          <table:table-cell office:value-type="float" office:value="-0.000704950227623432">
            <text:p>-0.0007049502</text:p>
          </table:table-cell>
          <table:table-cell office:value-type="float" office:value="-0.217189130226708">
            <text:p>-0.2171891302</text:p>
          </table:table-cell>
          <table:table-cell office:value-type="float" office:value="-0.0530520304120927">
            <text:p>-0.0530520304</text:p>
          </table:table-cell>
        </table:table-row>
        <table:table-row table:style-name="ro2">
          <table:table-cell office:value-type="string">
            <text:p>SchaeferF610</text:p>
          </table:table-cell>
          <table:table-cell table:number-columns-repeated="2" office:value-type="float" office:value="0">
            <text:p>0</text:p>
          </table:table-cell>
          <table:table-cell office:value-type="float" office:value="-0.461075750523042">
            <text:p>-0.4610757505</text:p>
          </table:table-cell>
          <table:table-cell table:number-columns-repeated="4" office:value-type="float" office:value="0">
            <text:p>0</text:p>
          </table:table-cell>
          <table:table-cell office:value-type="float" office:value="-0.792103169961235">
            <text:p>-0.792103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VALUE(TRIM(INDIRECT(ADDRESS(2;2;4))))" office:value-type="float" office:value="-0.768471713881656">
            <text:p>-0.7684717139</text:p>
          </table:table-cell>
          <table:table-cell table:formula="of:=VALUE(TRIM(INDIRECT(ADDRESS(2;3;4))))" office:value-type="float" office:value="-0.681923251120227">
            <text:p>-0.6819232511</text:p>
          </table:table-cell>
          <table:table-cell table:formula="of:=VALUE(TRIM(INDIRECT(ADDRESS(2;4;4))))" office:value-type="float" office:value="-0.730332755746908">
            <text:p>-0.7303327557</text:p>
          </table:table-cell>
          <table:table-cell table:formula="of:=VALUE(TRIM(INDIRECT(ADDRESS(2;5;4))))" office:value-type="float" office:value="-0.631700873801986">
            <text:p>-0.6317008738</text:p>
          </table:table-cell>
          <table:table-cell table:formula="of:=VALUE(TRIM(INDIRECT(ADDRESS(2;6;4))))" office:value-type="float" office:value="-0.805339893966064">
            <text:p>-0.805339894</text:p>
          </table:table-cell>
          <table:table-cell table:formula="of:=VALUE(TRIM(INDIRECT(ADDRESS(2;7;4))))" office:value-type="float" office:value="-0.791078052003316">
            <text:p>-0.791078052</text:p>
          </table:table-cell>
          <table:table-cell table:formula="of:=VALUE(TRIM(INDIRECT(ADDRESS(2;8;4))))" office:value-type="float" office:value="-0.790173647601251">
            <text:p>-0.7901736476</text:p>
          </table:table-cell>
          <table:table-cell table:formula="of:=VALUE(TRIM(INDIRECT(ADDRESS(2;9;4))))" office:value-type="float" office:value="-0.71353028238014">
            <text:p>-0.7135302824</text:p>
          </table:table-cell>
          <table:table-cell table:formula="of:=VALUE(TRIM(INDIRECT(ADDRESS(2;10;4))))" office:value-type="float" office:value="-0.854243526471574">
            <text:p>-0.8542435265</text:p>
          </table:table-cell>
          <table:table-cell table:formula="of:=VALUE(TRIM(INDIRECT(ADDRESS(2;11;4))))" office:value-type="float" office:value="-0.717065668160302">
            <text:p>-0.7170656682</text:p>
          </table:table-cell>
        </table:table-row>
        <table:table-row table:style-name="ro2">
          <table:table-cell/>
          <table:table-cell table:formula="of:=VALUE(TRIM(INDIRECT(ADDRESS(3;2;4))))" office:value-type="float" office:value="0">
            <text:p>0</text:p>
          </table:table-cell>
          <table:table-cell table:formula="of:=VALUE(TRIM(INDIRECT(ADDRESS(3;3;4))))" office:value-type="float" office:value="0">
            <text:p>0</text:p>
          </table:table-cell>
          <table:table-cell table:formula="of:=VALUE(TRIM(INDIRECT(ADDRESS(3;4;4))))" office:value-type="float" office:value="0">
            <text:p>0</text:p>
          </table:table-cell>
          <table:table-cell table:formula="of:=VALUE(TRIM(INDIRECT(ADDRESS(3;5;4))))" office:value-type="float" office:value="0">
            <text:p>0</text:p>
          </table:table-cell>
          <table:table-cell table:formula="of:=VALUE(TRIM(INDIRECT(ADDRESS(3;6;4))))" office:value-type="float" office:value="0">
            <text:p>0</text:p>
          </table:table-cell>
          <table:table-cell table:formula="of:=VALUE(TRIM(INDIRECT(ADDRESS(3;7;4))))" office:value-type="float" office:value="0">
            <text:p>0</text:p>
          </table:table-cell>
          <table:table-cell table:formula="of:=VALUE(TRIM(INDIRECT(ADDRESS(3;8;4))))" office:value-type="float" office:value="0">
            <text:p>0</text:p>
          </table:table-cell>
          <table:table-cell table:formula="of:=VALUE(TRIM(INDIRECT(ADDRESS(3;9;4))))" office:value-type="float" office:value="0">
            <text:p>0</text:p>
          </table:table-cell>
          <table:table-cell table:formula="of:=VALUE(TRIM(INDIRECT(ADDRESS(3;10;4))))" office:value-type="float" office:value="0">
            <text:p>0</text:p>
          </table:table-cell>
          <table:table-cell table:formula="of:=VALUE(TRIM(INDIRECT(ADDRESS(3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4;2;4))))" office:value-type="float" office:value="-9.14968082445663">
            <text:p>-9.1496808245</text:p>
          </table:table-cell>
          <table:table-cell table:formula="of:=VALUE(TRIM(INDIRECT(ADDRESS(4;3;4))))" office:value-type="float" office:value="-7.35878145957064">
            <text:p>-7.3587814596</text:p>
          </table:table-cell>
          <table:table-cell table:formula="of:=VALUE(TRIM(INDIRECT(ADDRESS(4;4;4))))" office:value-type="float" office:value="-2.5553937386591">
            <text:p>-2.5553937387</text:p>
          </table:table-cell>
          <table:table-cell table:formula="of:=VALUE(TRIM(INDIRECT(ADDRESS(4;5;4))))" office:value-type="float" office:value="-12.8906050350011">
            <text:p>-12.890605035</text:p>
          </table:table-cell>
          <table:table-cell table:formula="of:=VALUE(TRIM(INDIRECT(ADDRESS(4;6;4))))" office:value-type="float" office:value="-8.93544299218423">
            <text:p>-8.9354429922</text:p>
          </table:table-cell>
          <table:table-cell table:formula="of:=VALUE(TRIM(INDIRECT(ADDRESS(4;7;4))))" office:value-type="float" office:value="-1.19244285286545">
            <text:p>-1.1924428529</text:p>
          </table:table-cell>
          <table:table-cell table:formula="of:=VALUE(TRIM(INDIRECT(ADDRESS(4;8;4))))" office:value-type="float" office:value="-12.9169341410861">
            <text:p>-12.9169341411</text:p>
          </table:table-cell>
          <table:table-cell table:formula="of:=VALUE(TRIM(INDIRECT(ADDRESS(4;9;4))))" office:value-type="float" office:value="-6.51508267687684">
            <text:p>-6.5150826769</text:p>
          </table:table-cell>
          <table:table-cell table:formula="of:=VALUE(TRIM(INDIRECT(ADDRESS(4;10;4))))" office:value-type="float" office:value="-8.87467421184473">
            <text:p>-8.8746742118</text:p>
          </table:table-cell>
          <table:table-cell table:formula="of:=VALUE(TRIM(INDIRECT(ADDRESS(4;11;4))))" office:value-type="float" office:value="-12.8673437725687">
            <text:p>-12.8673437726</text:p>
          </table:table-cell>
        </table:table-row>
        <table:table-row table:style-name="ro2">
          <table:table-cell/>
          <table:table-cell table:formula="of:=VALUE(TRIM(INDIRECT(ADDRESS(5;2;4))))" office:value-type="float" office:value="-2.10579267013567">
            <text:p>-2.1057926701</text:p>
          </table:table-cell>
          <table:table-cell table:formula="of:=VALUE(TRIM(INDIRECT(ADDRESS(5;3;4))))" office:value-type="float" office:value="-2.19348819067304">
            <text:p>-2.1934881907</text:p>
          </table:table-cell>
          <table:table-cell table:formula="of:=VALUE(TRIM(INDIRECT(ADDRESS(5;4;4))))" office:value-type="float" office:value="-0.580808968506296">
            <text:p>-0.5808089685</text:p>
          </table:table-cell>
          <table:table-cell table:formula="of:=VALUE(TRIM(INDIRECT(ADDRESS(5;5;4))))" office:value-type="float" office:value="-2.22447720414448">
            <text:p>-2.2244772041</text:p>
          </table:table-cell>
          <table:table-cell table:formula="of:=VALUE(TRIM(INDIRECT(ADDRESS(5;6;4))))" office:value-type="float" office:value="-12.4728787205164">
            <text:p>-12.4728787205</text:p>
          </table:table-cell>
          <table:table-cell table:formula="of:=VALUE(TRIM(INDIRECT(ADDRESS(5;7;4))))" office:value-type="float" office:value="-5.61645876438316">
            <text:p>-5.6164587644</text:p>
          </table:table-cell>
          <table:table-cell table:formula="of:=VALUE(TRIM(INDIRECT(ADDRESS(5;8;4))))" office:value-type="float" office:value="-2.12929348904183">
            <text:p>-2.129293489</text:p>
          </table:table-cell>
          <table:table-cell table:formula="of:=VALUE(TRIM(INDIRECT(ADDRESS(5;9;4))))" office:value-type="float" office:value="-2.26456581073378">
            <text:p>-2.2645658107</text:p>
          </table:table-cell>
          <table:table-cell table:formula="of:=VALUE(TRIM(INDIRECT(ADDRESS(5;10;4))))" office:value-type="float" office:value="-13.1464711036242">
            <text:p>-13.1464711036</text:p>
          </table:table-cell>
          <table:table-cell table:formula="of:=VALUE(TRIM(INDIRECT(ADDRESS(5;11;4))))" office:value-type="float" office:value="-2.13970495197764">
            <text:p>-2.139704952</text:p>
          </table:table-cell>
        </table:table-row>
        <table:table-row table:style-name="ro2">
          <table:table-cell/>
          <table:table-cell table:formula="of:=VALUE(TRIM(INDIRECT(ADDRESS(6;2;4))))" office:value-type="float" office:value="-9.90932973149499">
            <text:p>-9.9093297315</text:p>
          </table:table-cell>
          <table:table-cell table:formula="of:=VALUE(TRIM(INDIRECT(ADDRESS(6;3;4))))" office:value-type="float" office:value="-11.4396750904856">
            <text:p>-11.4396750905</text:p>
          </table:table-cell>
          <table:table-cell table:formula="of:=VALUE(TRIM(INDIRECT(ADDRESS(6;4;4))))" office:value-type="float" office:value="-3.61456415822377">
            <text:p>-3.6145641582</text:p>
          </table:table-cell>
          <table:table-cell table:formula="of:=VALUE(TRIM(INDIRECT(ADDRESS(6;5;4))))" office:value-type="float" office:value="-11.3997303897254">
            <text:p>-11.3997303897</text:p>
          </table:table-cell>
          <table:table-cell table:formula="of:=VALUE(TRIM(INDIRECT(ADDRESS(6;6;4))))" office:value-type="float" office:value="-8.33824438041643">
            <text:p>-8.3382443804</text:p>
          </table:table-cell>
          <table:table-cell table:formula="of:=VALUE(TRIM(INDIRECT(ADDRESS(6;7;4))))" office:value-type="float" office:value="-0.554984080632911">
            <text:p>-0.5549840806</text:p>
          </table:table-cell>
          <table:table-cell table:formula="of:=VALUE(TRIM(INDIRECT(ADDRESS(6;8;4))))" office:value-type="float" office:value="-11.4383159426752">
            <text:p>-11.4383159427</text:p>
          </table:table-cell>
          <table:table-cell table:formula="of:=VALUE(TRIM(INDIRECT(ADDRESS(6;9;4))))" office:value-type="float" office:value="-11.4393994955373">
            <text:p>-11.4393994955</text:p>
          </table:table-cell>
          <table:table-cell table:formula="of:=VALUE(TRIM(INDIRECT(ADDRESS(6;10;4))))" office:value-type="float" office:value="-8.2385504962546">
            <text:p>-8.2385504963</text:p>
          </table:table-cell>
          <table:table-cell table:formula="of:=VALUE(TRIM(INDIRECT(ADDRESS(6;11;4))))" office:value-type="float" office:value="-11.4191771980338">
            <text:p>-11.419177198</text:p>
          </table:table-cell>
        </table:table-row>
        <table:table-row table:style-name="ro2">
          <table:table-cell/>
          <table:table-cell table:formula="of:=VALUE(TRIM(INDIRECT(ADDRESS(7;2;4))))" office:value-type="float" office:value="-2.75423760613294">
            <text:p>-2.7542376061</text:p>
          </table:table-cell>
          <table:table-cell table:formula="of:=VALUE(TRIM(INDIRECT(ADDRESS(7;3;4))))" office:value-type="float" office:value="-4.07088321820009">
            <text:p>-4.0708832182</text:p>
          </table:table-cell>
          <table:table-cell table:formula="of:=VALUE(TRIM(INDIRECT(ADDRESS(7;4;4))))" office:value-type="float" office:value="-2.16215113977349">
            <text:p>-2.1621511398</text:p>
          </table:table-cell>
          <table:table-cell table:formula="of:=VALUE(TRIM(INDIRECT(ADDRESS(7;5;4))))" office:value-type="float" office:value="-9.80754284775223">
            <text:p>-9.8075428478</text:p>
          </table:table-cell>
          <table:table-cell table:formula="of:=VALUE(TRIM(INDIRECT(ADDRESS(7;6;4))))" office:value-type="float" office:value="-9.86719077573958">
            <text:p>-9.8671907757</text:p>
          </table:table-cell>
          <table:table-cell table:formula="of:=VALUE(TRIM(INDIRECT(ADDRESS(7;7;4))))" office:value-type="float" office:value="-0.116752192141572">
            <text:p>-0.1167521921</text:p>
          </table:table-cell>
          <table:table-cell table:formula="of:=VALUE(TRIM(INDIRECT(ADDRESS(7;8;4))))" office:value-type="float" office:value="-9.12825785058007">
            <text:p>-9.1282578506</text:p>
          </table:table-cell>
          <table:table-cell table:formula="of:=VALUE(TRIM(INDIRECT(ADDRESS(7;9;4))))" office:value-type="float" office:value="-5.79744083373331">
            <text:p>-5.7974408337</text:p>
          </table:table-cell>
          <table:table-cell table:formula="of:=VALUE(TRIM(INDIRECT(ADDRESS(7;10;4))))" office:value-type="float" office:value="-9.91237549472902">
            <text:p>-9.9123754947</text:p>
          </table:table-cell>
          <table:table-cell table:formula="of:=VALUE(TRIM(INDIRECT(ADDRESS(7;11;4))))" office:value-type="float" office:value="-8.52948785692983">
            <text:p>-8.5294878569</text:p>
          </table:table-cell>
        </table:table-row>
        <table:table-row table:style-name="ro2">
          <table:table-cell/>
          <table:table-cell table:formula="of:=VALUE(TRIM(INDIRECT(ADDRESS(8;2;4))))" office:value-type="float" office:value="-15.624305173792">
            <text:p>-15.6243051738</text:p>
          </table:table-cell>
          <table:table-cell table:formula="of:=VALUE(TRIM(INDIRECT(ADDRESS(8;3;4))))" office:value-type="float" office:value="-15.6255297976628">
            <text:p>-15.6255297977</text:p>
          </table:table-cell>
          <table:table-cell table:formula="of:=VALUE(TRIM(INDIRECT(ADDRESS(8;4;4))))" office:value-type="float" office:value="-3.38385259494556">
            <text:p>-3.3838525949</text:p>
          </table:table-cell>
          <table:table-cell table:formula="of:=VALUE(TRIM(INDIRECT(ADDRESS(8;5;4))))" office:value-type="float" office:value="-15.5860992336513">
            <text:p>-15.5860992337</text:p>
          </table:table-cell>
          <table:table-cell table:formula="of:=VALUE(TRIM(INDIRECT(ADDRESS(8;6;4))))" office:value-type="float" office:value="-15.6455695211918">
            <text:p>-15.6455695212</text:p>
          </table:table-cell>
          <table:table-cell table:formula="of:=VALUE(TRIM(INDIRECT(ADDRESS(8;7;4))))" office:value-type="float" office:value="-4.17318514983548">
            <text:p>-4.1731851498</text:p>
          </table:table-cell>
          <table:table-cell table:formula="of:=VALUE(TRIM(INDIRECT(ADDRESS(8;8;4))))" office:value-type="float" office:value="-15.607462057917">
            <text:p>-15.6074620579</text:p>
          </table:table-cell>
          <table:table-cell table:formula="of:=VALUE(TRIM(INDIRECT(ADDRESS(8;9;4))))" office:value-type="float" office:value="-15.6058439136876">
            <text:p>-15.6058439137</text:p>
          </table:table-cell>
          <table:table-cell table:formula="of:=VALUE(TRIM(INDIRECT(ADDRESS(8;10;4))))" office:value-type="float" office:value="-15.6383984713159">
            <text:p>-15.6383984713</text:p>
          </table:table-cell>
          <table:table-cell table:formula="of:=VALUE(TRIM(INDIRECT(ADDRESS(8;11;4))))" office:value-type="float" office:value="-15.6469385554621">
            <text:p>-15.6469385555</text:p>
          </table:table-cell>
        </table:table-row>
        <table:table-row table:style-name="ro2">
          <table:table-cell/>
          <table:table-cell table:formula="of:=VALUE(TRIM(INDIRECT(ADDRESS(9;2;4))))" office:value-type="float" office:value="-3.53379423112735">
            <text:p>-3.5337942311</text:p>
          </table:table-cell>
          <table:table-cell table:formula="of:=VALUE(TRIM(INDIRECT(ADDRESS(9;3;4))))" office:value-type="float" office:value="-2.37164282502935">
            <text:p>-2.371642825</text:p>
          </table:table-cell>
          <table:table-cell table:formula="of:=VALUE(TRIM(INDIRECT(ADDRESS(9;4;4))))" office:value-type="float" office:value="-1.46353537312696">
            <text:p>-1.4635353731</text:p>
          </table:table-cell>
          <table:table-cell table:formula="of:=VALUE(TRIM(INDIRECT(ADDRESS(9;5;4))))" office:value-type="float" office:value="-3.53302270497625">
            <text:p>-3.533022705</text:p>
          </table:table-cell>
          <table:table-cell table:formula="of:=VALUE(TRIM(INDIRECT(ADDRESS(9;6;4))))" office:value-type="float" office:value="-12.0010624938041">
            <text:p>-12.0010624938</text:p>
          </table:table-cell>
          <table:table-cell table:formula="of:=VALUE(TRIM(INDIRECT(ADDRESS(9;7;4))))" office:value-type="float" office:value="-4.17428260654054">
            <text:p>-4.1742826065</text:p>
          </table:table-cell>
          <table:table-cell table:formula="of:=VALUE(TRIM(INDIRECT(ADDRESS(9;8;4))))" office:value-type="float" office:value="-4.2811694744103">
            <text:p>-4.2811694744</text:p>
          </table:table-cell>
          <table:table-cell table:formula="of:=VALUE(TRIM(INDIRECT(ADDRESS(9;9;4))))" office:value-type="float" office:value="-2.05124557899549">
            <text:p>-2.051245579</text:p>
          </table:table-cell>
          <table:table-cell table:formula="of:=VALUE(TRIM(INDIRECT(ADDRESS(9;10;4))))" office:value-type="float" office:value="-9.39213586471621">
            <text:p>-9.3921358647</text:p>
          </table:table-cell>
          <table:table-cell table:formula="of:=VALUE(TRIM(INDIRECT(ADDRESS(9;11;4))))" office:value-type="float" office:value="-7.84898177277469">
            <text:p>-7.8489817728</text:p>
          </table:table-cell>
        </table:table-row>
        <table:table-row table:style-name="ro2">
          <table:table-cell/>
          <table:table-cell table:formula="of:=VALUE(TRIM(INDIRECT(ADDRESS(10;2;4))))" office:value-type="float" office:value="-1.79904947133385">
            <text:p>-1.7990494713</text:p>
          </table:table-cell>
          <table:table-cell table:formula="of:=VALUE(TRIM(INDIRECT(ADDRESS(10;3;4))))" office:value-type="float" office:value="-3.00118881242785">
            <text:p>-3.0011888124</text:p>
          </table:table-cell>
          <table:table-cell table:formula="of:=VALUE(TRIM(INDIRECT(ADDRESS(10;4;4))))" office:value-type="float" office:value="-0.89276219660839">
            <text:p>-0.8927621966</text:p>
          </table:table-cell>
          <table:table-cell table:formula="of:=VALUE(TRIM(INDIRECT(ADDRESS(10;5;4))))" office:value-type="float" office:value="-8.30501180055927">
            <text:p>-8.3050118006</text:p>
          </table:table-cell>
          <table:table-cell table:formula="of:=VALUE(TRIM(INDIRECT(ADDRESS(10;6;4))))" office:value-type="float" office:value="-8.08641215914081">
            <text:p>-8.0864121591</text:p>
          </table:table-cell>
          <table:table-cell table:formula="of:=VALUE(TRIM(INDIRECT(ADDRESS(10;7;4))))" office:value-type="float" office:value="-0.272339557107067">
            <text:p>-0.2723395571</text:p>
          </table:table-cell>
          <table:table-cell table:formula="of:=VALUE(TRIM(INDIRECT(ADDRESS(10;8;4))))" office:value-type="float" office:value="-8.27928950753099">
            <text:p>-8.2792895075</text:p>
          </table:table-cell>
          <table:table-cell table:formula="of:=VALUE(TRIM(INDIRECT(ADDRESS(10;9;4))))" office:value-type="float" office:value="-5.05996377386402">
            <text:p>-5.0599637739</text:p>
          </table:table-cell>
          <table:table-cell table:formula="of:=VALUE(TRIM(INDIRECT(ADDRESS(10;10;4))))" office:value-type="float" office:value="-8.10425834231703">
            <text:p>-8.1042583423</text:p>
          </table:table-cell>
          <table:table-cell table:formula="of:=VALUE(TRIM(INDIRECT(ADDRESS(10;11;4))))" office:value-type="float" office:value="-5.3793286744974">
            <text:p>-5.3793286745</text:p>
          </table:table-cell>
        </table:table-row>
        <table:table-row table:style-name="ro2">
          <table:table-cell/>
          <table:table-cell table:formula="of:=VALUE(TRIM(INDIRECT(ADDRESS(11;2;4))))" office:value-type="float" office:value="-9.22808207905595">
            <text:p>-9.2280820791</text:p>
          </table:table-cell>
          <table:table-cell table:formula="of:=VALUE(TRIM(INDIRECT(ADDRESS(11;3;4))))" office:value-type="float" office:value="-9.12088903439701">
            <text:p>-9.1208890344</text:p>
          </table:table-cell>
          <table:table-cell table:formula="of:=VALUE(TRIM(INDIRECT(ADDRESS(11;4;4))))" office:value-type="float" office:value="-3.8947371272869">
            <text:p>-3.8947371273</text:p>
          </table:table-cell>
          <table:table-cell table:formula="of:=VALUE(TRIM(INDIRECT(ADDRESS(11;5;4))))" office:value-type="float" office:value="-8.79403513857586">
            <text:p>-8.7940351386</text:p>
          </table:table-cell>
          <table:table-cell table:formula="of:=VALUE(TRIM(INDIRECT(ADDRESS(11;6;4))))" office:value-type="float" office:value="-8.73456840812896">
            <text:p>-8.7345684081</text:p>
          </table:table-cell>
          <table:table-cell table:formula="of:=VALUE(TRIM(INDIRECT(ADDRESS(11;7;4))))" office:value-type="float" office:value="-0.0000731657518306979">
            <text:p>-7.31657518306979E-005</text:p>
          </table:table-cell>
          <table:table-cell table:formula="of:=VALUE(TRIM(INDIRECT(ADDRESS(11;8;4))))" office:value-type="float" office:value="-9.27171420191956">
            <text:p>-9.2717142019</text:p>
          </table:table-cell>
          <table:table-cell table:formula="of:=VALUE(TRIM(INDIRECT(ADDRESS(11;9;4))))" office:value-type="float" office:value="-9.03025926711425">
            <text:p>-9.0302592671</text:p>
          </table:table-cell>
          <table:table-cell table:formula="of:=VALUE(TRIM(INDIRECT(ADDRESS(11;10;4))))" office:value-type="float" office:value="-8.71834658197193">
            <text:p>-8.718346582</text:p>
          </table:table-cell>
          <table:table-cell table:formula="of:=VALUE(TRIM(INDIRECT(ADDRESS(11;11;4))))" office:value-type="float" office:value="-9.08782171248039">
            <text:p>-9.0878217125</text:p>
          </table:table-cell>
        </table:table-row>
        <table:table-row table:style-name="ro2">
          <table:table-cell/>
          <table:table-cell table:formula="of:=VALUE(TRIM(INDIRECT(ADDRESS(12;2;4))))" office:value-type="float" office:value="0">
            <text:p>0</text:p>
          </table:table-cell>
          <table:table-cell table:formula="of:=VALUE(TRIM(INDIRECT(ADDRESS(12;3;4))))" office:value-type="float" office:value="0">
            <text:p>0</text:p>
          </table:table-cell>
          <table:table-cell table:formula="of:=VALUE(TRIM(INDIRECT(ADDRESS(12;4;4))))" office:value-type="float" office:value="0">
            <text:p>0</text:p>
          </table:table-cell>
          <table:table-cell table:formula="of:=VALUE(TRIM(INDIRECT(ADDRESS(12;5;4))))" office:value-type="float" office:value="0">
            <text:p>0</text:p>
          </table:table-cell>
          <table:table-cell table:formula="of:=VALUE(TRIM(INDIRECT(ADDRESS(12;6;4))))" office:value-type="float" office:value="0">
            <text:p>0</text:p>
          </table:table-cell>
          <table:table-cell table:formula="of:=VALUE(TRIM(INDIRECT(ADDRESS(12;7;4))))" office:value-type="float" office:value="0">
            <text:p>0</text:p>
          </table:table-cell>
          <table:table-cell table:formula="of:=VALUE(TRIM(INDIRECT(ADDRESS(12;8;4))))" office:value-type="float" office:value="-0.0214761659685897">
            <text:p>-0.021476166</text:p>
          </table:table-cell>
          <table:table-cell table:formula="of:=VALUE(TRIM(INDIRECT(ADDRESS(12;9;4))))" office:value-type="float" office:value="0">
            <text:p>0</text:p>
          </table:table-cell>
          <table:table-cell table:formula="of:=VALUE(TRIM(INDIRECT(ADDRESS(12;10;4))))" office:value-type="float" office:value="0">
            <text:p>0</text:p>
          </table:table-cell>
          <table:table-cell table:formula="of:=VALUE(TRIM(INDIRECT(ADDRESS(12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13;2;4))))" office:value-type="float" office:value="-15.6125184048999">
            <text:p>-15.6125184049</text:p>
          </table:table-cell>
          <table:table-cell table:formula="of:=VALUE(TRIM(INDIRECT(ADDRESS(13;3;4))))" office:value-type="float" office:value="-15.264916830253">
            <text:p>-15.2649168303</text:p>
          </table:table-cell>
          <table:table-cell table:formula="of:=VALUE(TRIM(INDIRECT(ADDRESS(13;4;4))))" office:value-type="float" office:value="-2.32508602439869">
            <text:p>-2.3250860244</text:p>
          </table:table-cell>
          <table:table-cell table:formula="of:=VALUE(TRIM(INDIRECT(ADDRESS(13;5;4))))" office:value-type="float" office:value="-15.5020882824314">
            <text:p>-15.5020882824</text:p>
          </table:table-cell>
          <table:table-cell table:formula="of:=VALUE(TRIM(INDIRECT(ADDRESS(13;6;4))))" office:value-type="float" office:value="-15.653559774527">
            <text:p>-15.6535597745</text:p>
          </table:table-cell>
          <table:table-cell table:formula="of:=VALUE(TRIM(INDIRECT(ADDRESS(13;7;4))))" office:value-type="float" office:value="-15.653559774527">
            <text:p>-15.6535597745</text:p>
          </table:table-cell>
          <table:table-cell table:formula="of:=VALUE(TRIM(INDIRECT(ADDRESS(13;8;4))))" office:value-type="float" office:value="-15.5908078927162">
            <text:p>-15.5908078927</text:p>
          </table:table-cell>
          <table:table-cell table:formula="of:=VALUE(TRIM(INDIRECT(ADDRESS(13;9;4))))" office:value-type="float" office:value="-15.5979912146483">
            <text:p>-15.5979912146</text:p>
          </table:table-cell>
          <table:table-cell table:formula="of:=VALUE(TRIM(INDIRECT(ADDRESS(13;10;4))))" office:value-type="float" office:value="-15.653559774527">
            <text:p>-15.6535597745</text:p>
          </table:table-cell>
          <table:table-cell table:formula="of:=VALUE(TRIM(INDIRECT(ADDRESS(13;11;4))))" office:value-type="float" office:value="-15.4837131356629">
            <text:p>-15.4837131357</text:p>
          </table:table-cell>
        </table:table-row>
        <table:table-row table:style-name="ro2">
          <table:table-cell/>
          <table:table-cell table:formula="of:=VALUE(TRIM(INDIRECT(ADDRESS(14;2;4))))" office:value-type="float" office:value="-0.153634496279485">
            <text:p>-0.1536344963</text:p>
          </table:table-cell>
          <table:table-cell table:formula="of:=VALUE(TRIM(INDIRECT(ADDRESS(14;3;4))))" office:value-type="float" office:value="-0.17263383155751">
            <text:p>-0.1726338316</text:p>
          </table:table-cell>
          <table:table-cell table:formula="of:=VALUE(TRIM(INDIRECT(ADDRESS(14;4;4))))" office:value-type="float" office:value="-0.113558999011952">
            <text:p>-0.113558999</text:p>
          </table:table-cell>
          <table:table-cell table:formula="of:=VALUE(TRIM(INDIRECT(ADDRESS(14;5;4))))" office:value-type="float" office:value="-0.21690324456359">
            <text:p>-0.2169032446</text:p>
          </table:table-cell>
          <table:table-cell table:formula="of:=VALUE(TRIM(INDIRECT(ADDRESS(14;6;4))))" office:value-type="float" office:value="-0.206597934674491">
            <text:p>-0.2065979347</text:p>
          </table:table-cell>
          <table:table-cell table:formula="of:=VALUE(TRIM(INDIRECT(ADDRESS(14;7;4))))" office:value-type="float" office:value="-0.109808364727478">
            <text:p>-0.1098083647</text:p>
          </table:table-cell>
          <table:table-cell table:formula="of:=VALUE(TRIM(INDIRECT(ADDRESS(14;8;4))))" office:value-type="float" office:value="-0.157384194481129">
            <text:p>-0.1573841945</text:p>
          </table:table-cell>
          <table:table-cell table:formula="of:=VALUE(TRIM(INDIRECT(ADDRESS(14;9;4))))" office:value-type="float" office:value="-0.187335961518944">
            <text:p>-0.1873359615</text:p>
          </table:table-cell>
          <table:table-cell table:formula="of:=VALUE(TRIM(INDIRECT(ADDRESS(14;10;4))))" office:value-type="float" office:value="-0.104015277630173">
            <text:p>-0.1040152776</text:p>
          </table:table-cell>
          <table:table-cell table:formula="of:=VALUE(TRIM(INDIRECT(ADDRESS(14;11;4))))" office:value-type="float" office:value="-0.17916186609578">
            <text:p>-0.1791618661</text:p>
          </table:table-cell>
        </table:table-row>
        <table:table-row table:style-name="ro2">
          <table:table-cell/>
          <table:table-cell table:formula="of:=VALUE(TRIM(INDIRECT(ADDRESS(15;2;4))))" office:value-type="float" office:value="-0.48827036820718">
            <text:p>-0.4882703682</text:p>
          </table:table-cell>
          <table:table-cell table:formula="of:=VALUE(TRIM(INDIRECT(ADDRESS(15;3;4))))" office:value-type="float" office:value="0">
            <text:p>0</text:p>
          </table:table-cell>
          <table:table-cell table:formula="of:=VALUE(TRIM(INDIRECT(ADDRESS(15;4;4))))" office:value-type="float" office:value="0">
            <text:p>0</text:p>
          </table:table-cell>
          <table:table-cell table:formula="of:=VALUE(TRIM(INDIRECT(ADDRESS(15;5;4))))" office:value-type="float" office:value="0">
            <text:p>0</text:p>
          </table:table-cell>
          <table:table-cell table:formula="of:=VALUE(TRIM(INDIRECT(ADDRESS(15;6;4))))" office:value-type="float" office:value="0">
            <text:p>0</text:p>
          </table:table-cell>
          <table:table-cell table:formula="of:=VALUE(TRIM(INDIRECT(ADDRESS(15;7;4))))" office:value-type="float" office:value="-4.50019484391535E-017">
            <text:p>-4.50019484391535E-017</text:p>
          </table:table-cell>
          <table:table-cell table:formula="of:=VALUE(TRIM(INDIRECT(ADDRESS(15;8;4))))" office:value-type="float" office:value="0">
            <text:p>0</text:p>
          </table:table-cell>
          <table:table-cell table:formula="of:=VALUE(TRIM(INDIRECT(ADDRESS(15;9;4))))" office:value-type="float" office:value="-1.43041907538738E-016">
            <text:p>-1.43041907538738E-016</text:p>
          </table:table-cell>
          <table:table-cell table:formula="of:=VALUE(TRIM(INDIRECT(ADDRESS(15;10;4))))" office:value-type="float" office:value="0">
            <text:p>0</text:p>
          </table:table-cell>
          <table:table-cell table:formula="of:=VALUE(TRIM(INDIRECT(ADDRESS(15;11;4))))" office:value-type="float" office:value="-4.82163733276644E-017">
            <text:p>-4.82163733276644E-017</text:p>
          </table:table-cell>
        </table:table-row>
        <table:table-row table:style-name="ro2">
          <table:table-cell/>
          <table:table-cell table:formula="of:=VALUE(TRIM(INDIRECT(ADDRESS(16;2;4))))" office:value-type="float" office:value="-1.53107074587709">
            <text:p>-1.5310707459</text:p>
          </table:table-cell>
          <table:table-cell table:formula="of:=VALUE(TRIM(INDIRECT(ADDRESS(16;3;4))))" office:value-type="float" office:value="-1.88758526167468">
            <text:p>-1.8875852617</text:p>
          </table:table-cell>
          <table:table-cell table:formula="of:=VALUE(TRIM(INDIRECT(ADDRESS(16;4;4))))" office:value-type="float" office:value="-0.568346642545919">
            <text:p>-0.5683466425</text:p>
          </table:table-cell>
          <table:table-cell table:formula="of:=VALUE(TRIM(INDIRECT(ADDRESS(16;5;4))))" office:value-type="float" office:value="-15.653559774527">
            <text:p>-15.6535597745</text:p>
          </table:table-cell>
          <table:table-cell table:formula="of:=VALUE(TRIM(INDIRECT(ADDRESS(16;6;4))))" office:value-type="float" office:value="-15.653559774527">
            <text:p>-15.6535597745</text:p>
          </table:table-cell>
          <table:table-cell table:formula="of:=VALUE(TRIM(INDIRECT(ADDRESS(16;7;4))))" office:value-type="float" office:value="-15.1388667503317">
            <text:p>-15.1388667503</text:p>
          </table:table-cell>
          <table:table-cell table:formula="of:=VALUE(TRIM(INDIRECT(ADDRESS(16;8;4))))" office:value-type="float" office:value="-15.653559774527">
            <text:p>-15.6535597745</text:p>
          </table:table-cell>
          <table:table-cell table:formula="of:=VALUE(TRIM(INDIRECT(ADDRESS(16;9;4))))" office:value-type="float" office:value="-1.22801447086203">
            <text:p>-1.2280144709</text:p>
          </table:table-cell>
          <table:table-cell table:formula="of:=VALUE(TRIM(INDIRECT(ADDRESS(16;10;4))))" office:value-type="float" office:value="-15.653559774527">
            <text:p>-15.6535597745</text:p>
          </table:table-cell>
          <table:table-cell table:formula="of:=VALUE(TRIM(INDIRECT(ADDRESS(16;11;4))))" office:value-type="float" office:value="-0.212769048687459">
            <text:p>-0.2127690487</text:p>
          </table:table-cell>
        </table:table-row>
        <table:table-row table:style-name="ro2">
          <table:table-cell/>
          <table:table-cell table:formula="of:=VALUE(TRIM(INDIRECT(ADDRESS(17;2;4))))" office:value-type="float" office:value="-9.3226509643504">
            <text:p>-9.3226509644</text:p>
          </table:table-cell>
          <table:table-cell table:formula="of:=VALUE(TRIM(INDIRECT(ADDRESS(17;3;4))))" office:value-type="float" office:value="-6.03904279299427">
            <text:p>-6.039042793</text:p>
          </table:table-cell>
          <table:table-cell table:formula="of:=VALUE(TRIM(INDIRECT(ADDRESS(17;4;4))))" office:value-type="float" office:value="-2.90348010627643">
            <text:p>-2.9034801063</text:p>
          </table:table-cell>
          <table:table-cell table:formula="of:=VALUE(TRIM(INDIRECT(ADDRESS(17;5;4))))" office:value-type="float" office:value="-9.02658958151153">
            <text:p>-9.0265895815</text:p>
          </table:table-cell>
          <table:table-cell table:formula="of:=VALUE(TRIM(INDIRECT(ADDRESS(17;6;4))))" office:value-type="float" office:value="-8.94861461577126">
            <text:p>-8.9486146158</text:p>
          </table:table-cell>
          <table:table-cell table:formula="of:=VALUE(TRIM(INDIRECT(ADDRESS(17;7;4))))" office:value-type="float" office:value="-1.74298503745201">
            <text:p>-1.7429850375</text:p>
          </table:table-cell>
          <table:table-cell table:formula="of:=VALUE(TRIM(INDIRECT(ADDRESS(17;8;4))))" office:value-type="float" office:value="-8.9150374780003">
            <text:p>-8.915037478</text:p>
          </table:table-cell>
          <table:table-cell table:formula="of:=VALUE(TRIM(INDIRECT(ADDRESS(17;9;4))))" office:value-type="float" office:value="-9.13830105721345">
            <text:p>-9.1383010572</text:p>
          </table:table-cell>
          <table:table-cell table:formula="of:=VALUE(TRIM(INDIRECT(ADDRESS(17;10;4))))" office:value-type="float" office:value="-8.88930912464838">
            <text:p>-8.8893091246</text:p>
          </table:table-cell>
          <table:table-cell table:formula="of:=VALUE(TRIM(INDIRECT(ADDRESS(17;11;4))))" office:value-type="float" office:value="-9.36652438923574">
            <text:p>-9.3665243892</text:p>
          </table:table-cell>
        </table:table-row>
        <table:table-row table:style-name="ro2">
          <table:table-cell/>
          <table:table-cell table:formula="of:=VALUE(TRIM(INDIRECT(ADDRESS(18;2;4))))" office:value-type="float" office:value="-3.62804836552029">
            <text:p>-3.6280483655</text:p>
          </table:table-cell>
          <table:table-cell table:formula="of:=VALUE(TRIM(INDIRECT(ADDRESS(18;3;4))))" office:value-type="float" office:value="-1.08889261032323">
            <text:p>-1.0888926103</text:p>
          </table:table-cell>
          <table:table-cell table:formula="of:=VALUE(TRIM(INDIRECT(ADDRESS(18;4;4))))" office:value-type="float" office:value="-0.796235052844598">
            <text:p>-0.7962350528</text:p>
          </table:table-cell>
          <table:table-cell table:formula="of:=VALUE(TRIM(INDIRECT(ADDRESS(18;5;4))))" office:value-type="float" office:value="-14.9194255890713">
            <text:p>-14.9194255891</text:p>
          </table:table-cell>
          <table:table-cell table:formula="of:=VALUE(TRIM(INDIRECT(ADDRESS(18;6;4))))" office:value-type="float" office:value="-15.653559774527">
            <text:p>-15.6535597745</text:p>
          </table:table-cell>
          <table:table-cell table:formula="of:=VALUE(TRIM(INDIRECT(ADDRESS(18;7;4))))" office:value-type="float" office:value="-1.05385278646721">
            <text:p>-1.0538527865</text:p>
          </table:table-cell>
          <table:table-cell table:formula="of:=VALUE(TRIM(INDIRECT(ADDRESS(18;8;4))))" office:value-type="float" office:value="-14.6209823683937">
            <text:p>-14.6209823684</text:p>
          </table:table-cell>
          <table:table-cell table:formula="of:=VALUE(TRIM(INDIRECT(ADDRESS(18;9;4))))" office:value-type="float" office:value="-2.84009973354977">
            <text:p>-2.8400997335</text:p>
          </table:table-cell>
          <table:table-cell table:formula="of:=VALUE(TRIM(INDIRECT(ADDRESS(18;10;4))))" office:value-type="float" office:value="-15.653559774527">
            <text:p>-15.6535597745</text:p>
          </table:table-cell>
          <table:table-cell table:formula="of:=VALUE(TRIM(INDIRECT(ADDRESS(18;11;4))))" office:value-type="float" office:value="-11.8743820932765">
            <text:p>-11.8743820933</text:p>
          </table:table-cell>
        </table:table-row>
        <table:table-row table:style-name="ro2">
          <table:table-cell/>
          <table:table-cell table:formula="of:=VALUE(TRIM(INDIRECT(ADDRESS(19;2;4))))" office:value-type="float" office:value="-5.81965427726212">
            <text:p>-5.8196542773</text:p>
          </table:table-cell>
          <table:table-cell table:formula="of:=VALUE(TRIM(INDIRECT(ADDRESS(19;3;4))))" office:value-type="float" office:value="0">
            <text:p>0</text:p>
          </table:table-cell>
          <table:table-cell table:formula="of:=VALUE(TRIM(INDIRECT(ADDRESS(19;4;4))))" office:value-type="float" office:value="-1.09543916218955">
            <text:p>-1.0954391622</text:p>
          </table:table-cell>
          <table:table-cell table:formula="of:=VALUE(TRIM(INDIRECT(ADDRESS(19;5;4))))" office:value-type="float" office:value="-13.4132716541285">
            <text:p>-13.4132716541</text:p>
          </table:table-cell>
          <table:table-cell table:formula="of:=VALUE(TRIM(INDIRECT(ADDRESS(19;6;4))))" office:value-type="float" office:value="-10.1991538582864">
            <text:p>-10.1991538583</text:p>
          </table:table-cell>
          <table:table-cell table:formula="of:=VALUE(TRIM(INDIRECT(ADDRESS(19;7;4))))" office:value-type="float" office:value="-0.498455888484525">
            <text:p>-0.4984558885</text:p>
          </table:table-cell>
          <table:table-cell table:formula="of:=VALUE(TRIM(INDIRECT(ADDRESS(19;8;4))))" office:value-type="float" office:value="-13.0724726149138">
            <text:p>-13.0724726149</text:p>
          </table:table-cell>
          <table:table-cell table:formula="of:=VALUE(TRIM(INDIRECT(ADDRESS(19;9;4))))" office:value-type="float" office:value="-7.04533458417022">
            <text:p>-7.0453345842</text:p>
          </table:table-cell>
          <table:table-cell table:formula="of:=VALUE(TRIM(INDIRECT(ADDRESS(19;10;4))))" office:value-type="float" office:value="-9.92712745927894">
            <text:p>-9.9271274593</text:p>
          </table:table-cell>
          <table:table-cell table:formula="of:=VALUE(TRIM(INDIRECT(ADDRESS(19;11;4))))" office:value-type="float" office:value="-9.18235150713018">
            <text:p>-9.1823515071</text:p>
          </table:table-cell>
        </table:table-row>
        <table:table-row table:style-name="ro2">
          <table:table-cell/>
          <table:table-cell table:formula="of:=VALUE(TRIM(INDIRECT(ADDRESS(20;2;4))))" office:value-type="float" office:value="-5.64925277185583">
            <text:p>-5.6492527719</text:p>
          </table:table-cell>
          <table:table-cell table:formula="of:=VALUE(TRIM(INDIRECT(ADDRESS(20;3;4))))" office:value-type="float" office:value="-15.4670246157132">
            <text:p>-15.4670246157</text:p>
          </table:table-cell>
          <table:table-cell table:formula="of:=VALUE(TRIM(INDIRECT(ADDRESS(20;4;4))))" office:value-type="float" office:value="-2.86051392064435">
            <text:p>-2.8605139206</text:p>
          </table:table-cell>
          <table:table-cell table:formula="of:=VALUE(TRIM(INDIRECT(ADDRESS(20;5;4))))" office:value-type="float" office:value="-12.9091287356943">
            <text:p>-12.9091287357</text:p>
          </table:table-cell>
          <table:table-cell table:formula="of:=VALUE(TRIM(INDIRECT(ADDRESS(20;6;4))))" office:value-type="float" office:value="-15.5072324615168">
            <text:p>-15.5072324615</text:p>
          </table:table-cell>
          <table:table-cell table:formula="of:=VALUE(TRIM(INDIRECT(ADDRESS(20;7;4))))" office:value-type="float" office:value="-2.08439917938332">
            <text:p>-2.0843991794</text:p>
          </table:table-cell>
          <table:table-cell table:formula="of:=VALUE(TRIM(INDIRECT(ADDRESS(20;8;4))))" office:value-type="float" office:value="-10.3540478600669">
            <text:p>-10.3540478601</text:p>
          </table:table-cell>
          <table:table-cell table:formula="of:=VALUE(TRIM(INDIRECT(ADDRESS(20;9;4))))" office:value-type="float" office:value="-15.5491047650186">
            <text:p>-15.549104765</text:p>
          </table:table-cell>
          <table:table-cell table:formula="of:=VALUE(TRIM(INDIRECT(ADDRESS(20;10;4))))" office:value-type="float" office:value="-1.04357065163513">
            <text:p>-1.0435706516</text:p>
          </table:table-cell>
          <table:table-cell table:formula="of:=VALUE(TRIM(INDIRECT(ADDRESS(20;11;4))))" office:value-type="float" office:value="-15.5108336277152">
            <text:p>-15.5108336277</text:p>
          </table:table-cell>
        </table:table-row>
        <table:table-row table:style-name="ro2">
          <table:table-cell/>
          <table:table-cell table:formula="of:=VALUE(TRIM(INDIRECT(ADDRESS(21;2;4))))" office:value-type="float" office:value="-1.22438722189236">
            <text:p>-1.2243872219</text:p>
          </table:table-cell>
          <table:table-cell table:formula="of:=VALUE(TRIM(INDIRECT(ADDRESS(21;3;4))))" office:value-type="float" office:value="-1.21438479980017">
            <text:p>-1.2143847998</text:p>
          </table:table-cell>
          <table:table-cell table:formula="of:=VALUE(TRIM(INDIRECT(ADDRESS(21;4;4))))" office:value-type="float" office:value="-0.175497825771316">
            <text:p>-0.1754978258</text:p>
          </table:table-cell>
          <table:table-cell table:formula="of:=VALUE(TRIM(INDIRECT(ADDRESS(21;5;4))))" office:value-type="float" office:value="-0.292578622529595">
            <text:p>-0.2925786225</text:p>
          </table:table-cell>
          <table:table-cell table:formula="of:=VALUE(TRIM(INDIRECT(ADDRESS(21;6;4))))" office:value-type="float" office:value="-4.08698222145856">
            <text:p>-4.0869822215</text:p>
          </table:table-cell>
          <table:table-cell table:formula="of:=VALUE(TRIM(INDIRECT(ADDRESS(21;7;4))))" office:value-type="float" office:value="-1.97289002264236">
            <text:p>-1.9728900226</text:p>
          </table:table-cell>
          <table:table-cell table:formula="of:=VALUE(TRIM(INDIRECT(ADDRESS(21;8;4))))" office:value-type="float" office:value="-1.46101090062061">
            <text:p>-1.4610109006</text:p>
          </table:table-cell>
          <table:table-cell table:formula="of:=VALUE(TRIM(INDIRECT(ADDRESS(21;9;4))))" office:value-type="float" office:value="-1.23602579939021">
            <text:p>-1.2360257994</text:p>
          </table:table-cell>
          <table:table-cell table:formula="of:=VALUE(TRIM(INDIRECT(ADDRESS(21;10;4))))" office:value-type="float" office:value="-6.00544501806057">
            <text:p>-6.0054450181</text:p>
          </table:table-cell>
          <table:table-cell table:formula="of:=VALUE(TRIM(INDIRECT(ADDRESS(21;11;4))))" office:value-type="float" office:value="-4.54924746716779">
            <text:p>-4.5492474672</text:p>
          </table:table-cell>
        </table:table-row>
        <table:table-row table:style-name="ro2">
          <table:table-cell/>
          <table:table-cell table:formula="of:=VALUE(TRIM(INDIRECT(ADDRESS(22;2;4))))" office:value-type="float" office:value="0">
            <text:p>0</text:p>
          </table:table-cell>
          <table:table-cell table:formula="of:=VALUE(TRIM(INDIRECT(ADDRESS(22;3;4))))" office:value-type="float" office:value="-0.265785707824591">
            <text:p>-0.2657857078</text:p>
          </table:table-cell>
          <table:table-cell table:formula="of:=VALUE(TRIM(INDIRECT(ADDRESS(22;4;4))))" office:value-type="float" office:value="-0.0501878899338694">
            <text:p>-0.0501878899</text:p>
          </table:table-cell>
          <table:table-cell table:formula="of:=VALUE(TRIM(INDIRECT(ADDRESS(22;5;4))))" office:value-type="float" office:value="0">
            <text:p>0</text:p>
          </table:table-cell>
          <table:table-cell table:formula="of:=VALUE(TRIM(INDIRECT(ADDRESS(22;6;4))))" office:value-type="float" office:value="-7.77156950444485">
            <text:p>-7.7715695044</text:p>
          </table:table-cell>
          <table:table-cell table:formula="of:=VALUE(TRIM(INDIRECT(ADDRESS(22;7;4))))" office:value-type="float" office:value="0">
            <text:p>0</text:p>
          </table:table-cell>
          <table:table-cell table:formula="of:=VALUE(TRIM(INDIRECT(ADDRESS(22;8;4))))" office:value-type="float" office:value="0">
            <text:p>0</text:p>
          </table:table-cell>
          <table:table-cell table:formula="of:=VALUE(TRIM(INDIRECT(ADDRESS(22;9;4))))" office:value-type="float" office:value="0">
            <text:p>0</text:p>
          </table:table-cell>
          <table:table-cell table:formula="of:=VALUE(TRIM(INDIRECT(ADDRESS(22;10;4))))" office:value-type="float" office:value="-7.75220565387677">
            <text:p>-7.7522056539</text:p>
          </table:table-cell>
          <table:table-cell table:formula="of:=VALUE(TRIM(INDIRECT(ADDRESS(22;11;4))))" office:value-type="float" office:value="-0.97252260547275">
            <text:p>-0.9725226055</text:p>
          </table:table-cell>
        </table:table-row>
        <table:table-row table:style-name="ro2">
          <table:table-cell/>
          <table:table-cell table:formula="of:=VALUE(TRIM(INDIRECT(ADDRESS(23;2;4))))" office:value-type="float" office:value="-0.000658491946737132">
            <text:p>-0.0006584919</text:p>
          </table:table-cell>
          <table:table-cell table:formula="of:=VALUE(TRIM(INDIRECT(ADDRESS(23;3;4))))" office:value-type="float" office:value="-8.83573521248792">
            <text:p>-8.8357352125</text:p>
          </table:table-cell>
          <table:table-cell table:formula="of:=VALUE(TRIM(INDIRECT(ADDRESS(23;4;4))))" office:value-type="float" office:value="-3.27862936847865">
            <text:p>-3.2786293685</text:p>
          </table:table-cell>
          <table:table-cell table:formula="of:=VALUE(TRIM(INDIRECT(ADDRESS(23;5;4))))" office:value-type="float" office:value="-0.000951155073412254">
            <text:p>-0.0009511551</text:p>
          </table:table-cell>
          <table:table-cell table:formula="of:=VALUE(TRIM(INDIRECT(ADDRESS(23;6;4))))" office:value-type="float" office:value="-8.44610776905391">
            <text:p>-8.4461077691</text:p>
          </table:table-cell>
          <table:table-cell table:formula="of:=VALUE(TRIM(INDIRECT(ADDRESS(23;7;4))))" office:value-type="float" office:value="0">
            <text:p>0</text:p>
          </table:table-cell>
          <table:table-cell table:formula="of:=VALUE(TRIM(INDIRECT(ADDRESS(23;8;4))))" office:value-type="float" office:value="-0.00160964694133332">
            <text:p>-0.0016096469</text:p>
          </table:table-cell>
          <table:table-cell table:formula="of:=VALUE(TRIM(INDIRECT(ADDRESS(23;9;4))))" office:value-type="float" office:value="-8.88729156293723">
            <text:p>-8.8872915629</text:p>
          </table:table-cell>
          <table:table-cell table:formula="of:=VALUE(TRIM(INDIRECT(ADDRESS(23;10;4))))" office:value-type="float" office:value="-8.45949801420781">
            <text:p>-8.4594980142</text:p>
          </table:table-cell>
          <table:table-cell table:formula="of:=VALUE(TRIM(INDIRECT(ADDRESS(23;11;4))))" office:value-type="float" office:value="-8.84109489384594">
            <text:p>-8.8410948938</text:p>
          </table:table-cell>
        </table:table-row>
        <table:table-row table:style-name="ro2">
          <table:table-cell/>
          <table:table-cell table:formula="of:=VALUE(TRIM(INDIRECT(ADDRESS(24;2;4))))" office:value-type="float" office:value="0">
            <text:p>0</text:p>
          </table:table-cell>
          <table:table-cell table:formula="of:=VALUE(TRIM(INDIRECT(ADDRESS(24;3;4))))" office:value-type="float" office:value="0">
            <text:p>0</text:p>
          </table:table-cell>
          <table:table-cell table:formula="of:=VALUE(TRIM(INDIRECT(ADDRESS(24;4;4))))" office:value-type="float" office:value="0">
            <text:p>0</text:p>
          </table:table-cell>
          <table:table-cell table:formula="of:=VALUE(TRIM(INDIRECT(ADDRESS(24;5;4))))" office:value-type="float" office:value="0">
            <text:p>0</text:p>
          </table:table-cell>
          <table:table-cell table:formula="of:=VALUE(TRIM(INDIRECT(ADDRESS(24;6;4))))" office:value-type="float" office:value="0">
            <text:p>0</text:p>
          </table:table-cell>
          <table:table-cell table:formula="of:=VALUE(TRIM(INDIRECT(ADDRESS(24;7;4))))" office:value-type="float" office:value="0">
            <text:p>0</text:p>
          </table:table-cell>
          <table:table-cell table:formula="of:=VALUE(TRIM(INDIRECT(ADDRESS(24;8;4))))" office:value-type="float" office:value="0">
            <text:p>0</text:p>
          </table:table-cell>
          <table:table-cell table:formula="of:=VALUE(TRIM(INDIRECT(ADDRESS(24;9;4))))" office:value-type="float" office:value="-0.0239329244623961">
            <text:p>-0.0239329245</text:p>
          </table:table-cell>
          <table:table-cell table:formula="of:=VALUE(TRIM(INDIRECT(ADDRESS(24;10;4))))" office:value-type="float" office:value="0">
            <text:p>0</text:p>
          </table:table-cell>
          <table:table-cell table:formula="of:=VALUE(TRIM(INDIRECT(ADDRESS(24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25;2;4))))" office:value-type="float" office:value="-15.5238167420359">
            <text:p>-15.523816742</text:p>
          </table:table-cell>
          <table:table-cell table:formula="of:=VALUE(TRIM(INDIRECT(ADDRESS(25;3;4))))" office:value-type="float" office:value="-15.5915728449788">
            <text:p>-15.591572845</text:p>
          </table:table-cell>
          <table:table-cell table:formula="of:=VALUE(TRIM(INDIRECT(ADDRESS(25;4;4))))" office:value-type="float" office:value="-1.51924037656615">
            <text:p>-1.5192403766</text:p>
          </table:table-cell>
          <table:table-cell table:formula="of:=VALUE(TRIM(INDIRECT(ADDRESS(25;5;4))))" office:value-type="float" office:value="-15.653559774527">
            <text:p>-15.6535597745</text:p>
          </table:table-cell>
          <table:table-cell table:formula="of:=VALUE(TRIM(INDIRECT(ADDRESS(25;6;4))))" office:value-type="float" office:value="-15.653559774527">
            <text:p>-15.6535597745</text:p>
          </table:table-cell>
          <table:table-cell table:formula="of:=VALUE(TRIM(INDIRECT(ADDRESS(25;7;4))))" office:value-type="float" office:value="-15.653559774527">
            <text:p>-15.6535597745</text:p>
          </table:table-cell>
          <table:table-cell table:formula="of:=VALUE(TRIM(INDIRECT(ADDRESS(25;8;4))))" office:value-type="float" office:value="-15.6301612659877">
            <text:p>-15.630161266</text:p>
          </table:table-cell>
          <table:table-cell table:formula="of:=VALUE(TRIM(INDIRECT(ADDRESS(25;9;4))))" office:value-type="float" office:value="-15.5809904195061">
            <text:p>-15.5809904195</text:p>
          </table:table-cell>
          <table:table-cell table:formula="of:=VALUE(TRIM(INDIRECT(ADDRESS(25;10;4))))" office:value-type="float" office:value="-15.653559774527">
            <text:p>-15.6535597745</text:p>
          </table:table-cell>
          <table:table-cell table:formula="of:=VALUE(TRIM(INDIRECT(ADDRESS(25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26;2;4))))" office:value-type="float" office:value="0">
            <text:p>0</text:p>
          </table:table-cell>
          <table:table-cell table:formula="of:=VALUE(TRIM(INDIRECT(ADDRESS(26;3;4))))" office:value-type="float" office:value="-0.0175202196947739">
            <text:p>-0.0175202197</text:p>
          </table:table-cell>
          <table:table-cell table:formula="of:=VALUE(TRIM(INDIRECT(ADDRESS(26;4;4))))" office:value-type="float" office:value="-0.0206048078724746">
            <text:p>-0.0206048079</text:p>
          </table:table-cell>
          <table:table-cell table:formula="of:=VALUE(TRIM(INDIRECT(ADDRESS(26;5;4))))" office:value-type="float" office:value="-0.0617921417178673">
            <text:p>-0.0617921417</text:p>
          </table:table-cell>
          <table:table-cell table:formula="of:=VALUE(TRIM(INDIRECT(ADDRESS(26;6;4))))" office:value-type="float" office:value="-0.0301377477681452">
            <text:p>-0.0301377478</text:p>
          </table:table-cell>
          <table:table-cell table:formula="of:=VALUE(TRIM(INDIRECT(ADDRESS(26;7;4))))" office:value-type="float" office:value="-0.0165849958092427">
            <text:p>-0.0165849958</text:p>
          </table:table-cell>
          <table:table-cell table:formula="of:=VALUE(TRIM(INDIRECT(ADDRESS(26;8;4))))" office:value-type="float" office:value="-0.0244086984976269">
            <text:p>-0.0244086985</text:p>
          </table:table-cell>
          <table:table-cell table:formula="of:=VALUE(TRIM(INDIRECT(ADDRESS(26;9;4))))" office:value-type="float" office:value="-0.0212155974726535">
            <text:p>-0.0212155975</text:p>
          </table:table-cell>
          <table:table-cell table:formula="of:=VALUE(TRIM(INDIRECT(ADDRESS(26;10;4))))" office:value-type="float" office:value="-0.0289603051273942">
            <text:p>-0.0289603051</text:p>
          </table:table-cell>
          <table:table-cell table:formula="of:=VALUE(TRIM(INDIRECT(ADDRESS(26;11;4))))" office:value-type="float" office:value="-0.0214019278737271">
            <text:p>-0.0214019279</text:p>
          </table:table-cell>
        </table:table-row>
        <table:table-row table:style-name="ro2">
          <table:table-cell/>
          <table:table-cell table:formula="of:=VALUE(TRIM(INDIRECT(ADDRESS(27;2;4))))" office:value-type="float" office:value="0">
            <text:p>0</text:p>
          </table:table-cell>
          <table:table-cell table:formula="of:=VALUE(TRIM(INDIRECT(ADDRESS(27;3;4))))" office:value-type="float" office:value="0">
            <text:p>0</text:p>
          </table:table-cell>
          <table:table-cell table:formula="of:=VALUE(TRIM(INDIRECT(ADDRESS(27;4;4))))" office:value-type="float" office:value="0">
            <text:p>0</text:p>
          </table:table-cell>
          <table:table-cell table:formula="of:=VALUE(TRIM(INDIRECT(ADDRESS(27;5;4))))" office:value-type="float" office:value="0">
            <text:p>0</text:p>
          </table:table-cell>
          <table:table-cell table:formula="of:=VALUE(TRIM(INDIRECT(ADDRESS(27;6;4))))" office:value-type="float" office:value="0">
            <text:p>0</text:p>
          </table:table-cell>
          <table:table-cell table:formula="of:=VALUE(TRIM(INDIRECT(ADDRESS(27;7;4))))" office:value-type="float" office:value="0">
            <text:p>0</text:p>
          </table:table-cell>
          <table:table-cell table:formula="of:=VALUE(TRIM(INDIRECT(ADDRESS(27;8;4))))" office:value-type="float" office:value="0">
            <text:p>0</text:p>
          </table:table-cell>
          <table:table-cell table:formula="of:=VALUE(TRIM(INDIRECT(ADDRESS(27;9;4))))" office:value-type="float" office:value="0">
            <text:p>0</text:p>
          </table:table-cell>
          <table:table-cell table:formula="of:=VALUE(TRIM(INDIRECT(ADDRESS(27;10;4))))" office:value-type="float" office:value="0">
            <text:p>0</text:p>
          </table:table-cell>
          <table:table-cell table:formula="of:=VALUE(TRIM(INDIRECT(ADDRESS(27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28;2;4))))" office:value-type="float" office:value="-0.490313493523873">
            <text:p>-0.4903134935</text:p>
          </table:table-cell>
          <table:table-cell table:formula="of:=VALUE(TRIM(INDIRECT(ADDRESS(28;3;4))))" office:value-type="float" office:value="-0.48660539323779">
            <text:p>-0.4866053932</text:p>
          </table:table-cell>
          <table:table-cell table:formula="of:=VALUE(TRIM(INDIRECT(ADDRESS(28;4;4))))" office:value-type="float" office:value="-0.491567103675831">
            <text:p>-0.4915671037</text:p>
          </table:table-cell>
          <table:table-cell table:formula="of:=VALUE(TRIM(INDIRECT(ADDRESS(28;5;4))))" office:value-type="float" office:value="-15.653559774527">
            <text:p>-15.6535597745</text:p>
          </table:table-cell>
          <table:table-cell table:formula="of:=VALUE(TRIM(INDIRECT(ADDRESS(28;6;4))))" office:value-type="float" office:value="-15.653559774527">
            <text:p>-15.6535597745</text:p>
          </table:table-cell>
          <table:table-cell table:formula="of:=VALUE(TRIM(INDIRECT(ADDRESS(28;7;4))))" office:value-type="float" office:value="-12.6199109556872">
            <text:p>-12.6199109557</text:p>
          </table:table-cell>
          <table:table-cell table:formula="of:=VALUE(TRIM(INDIRECT(ADDRESS(28;8;4))))" office:value-type="float" office:value="-15.653559774527">
            <text:p>-15.6535597745</text:p>
          </table:table-cell>
          <table:table-cell table:formula="of:=VALUE(TRIM(INDIRECT(ADDRESS(28;9;4))))" office:value-type="float" office:value="-0.506441769818361">
            <text:p>-0.5064417698</text:p>
          </table:table-cell>
          <table:table-cell table:formula="of:=VALUE(TRIM(INDIRECT(ADDRESS(28;10;4))))" office:value-type="float" office:value="-15.653559774527">
            <text:p>-15.6535597745</text:p>
          </table:table-cell>
          <table:table-cell table:formula="of:=VALUE(TRIM(INDIRECT(ADDRESS(28;11;4))))" office:value-type="float" office:value="-0.534802468651753">
            <text:p>-0.5348024687</text:p>
          </table:table-cell>
        </table:table-row>
        <table:table-row table:style-name="ro2">
          <table:table-cell/>
          <table:table-cell table:formula="of:=VALUE(TRIM(INDIRECT(ADDRESS(29;2;4))))" office:value-type="float" office:value="-2.24541983844789">
            <text:p>-2.2454198384</text:p>
          </table:table-cell>
          <table:table-cell table:formula="of:=VALUE(TRIM(INDIRECT(ADDRESS(29;3;4))))" office:value-type="float" office:value="-3.96671983754141">
            <text:p>-3.9667198375</text:p>
          </table:table-cell>
          <table:table-cell table:formula="of:=VALUE(TRIM(INDIRECT(ADDRESS(29;4;4))))" office:value-type="float" office:value="-2.61248214824547">
            <text:p>-2.6124821482</text:p>
          </table:table-cell>
          <table:table-cell table:formula="of:=VALUE(TRIM(INDIRECT(ADDRESS(29;5;4))))" office:value-type="float" office:value="-4.4488722417472">
            <text:p>-4.4488722417</text:p>
          </table:table-cell>
          <table:table-cell table:formula="of:=VALUE(TRIM(INDIRECT(ADDRESS(29;6;4))))" office:value-type="float" office:value="-8.4578794484309">
            <text:p>-8.4578794484</text:p>
          </table:table-cell>
          <table:table-cell table:formula="of:=VALUE(TRIM(INDIRECT(ADDRESS(29;7;4))))" office:value-type="float" office:value="0">
            <text:p>0</text:p>
          </table:table-cell>
          <table:table-cell table:formula="of:=VALUE(TRIM(INDIRECT(ADDRESS(29;8;4))))" office:value-type="float" office:value="-8.22305404456304">
            <text:p>-8.2230540446</text:p>
          </table:table-cell>
          <table:table-cell table:formula="of:=VALUE(TRIM(INDIRECT(ADDRESS(29;9;4))))" office:value-type="float" office:value="-6.60378859387373">
            <text:p>-6.6037885939</text:p>
          </table:table-cell>
          <table:table-cell table:formula="of:=VALUE(TRIM(INDIRECT(ADDRESS(29;10;4))))" office:value-type="float" office:value="-8.47189124272111">
            <text:p>-8.4718912427</text:p>
          </table:table-cell>
          <table:table-cell table:formula="of:=VALUE(TRIM(INDIRECT(ADDRESS(29;11;4))))" office:value-type="float" office:value="-10.0870844275986">
            <text:p>-10.0870844276</text:p>
          </table:table-cell>
        </table:table-row>
        <table:table-row table:style-name="ro2">
          <table:table-cell/>
          <table:table-cell table:formula="of:=VALUE(TRIM(INDIRECT(ADDRESS(30;2;4))))" office:value-type="float" office:value="-2.61107336587159">
            <text:p>-2.6110733659</text:p>
          </table:table-cell>
          <table:table-cell table:formula="of:=VALUE(TRIM(INDIRECT(ADDRESS(30;3;4))))" office:value-type="float" office:value="-0.0143486774629723">
            <text:p>-0.0143486775</text:p>
          </table:table-cell>
          <table:table-cell table:formula="of:=VALUE(TRIM(INDIRECT(ADDRESS(30;4;4))))" office:value-type="float" office:value="-0.0326434441666977">
            <text:p>-0.0326434442</text:p>
          </table:table-cell>
          <table:table-cell table:formula="of:=VALUE(TRIM(INDIRECT(ADDRESS(30;5;4))))" office:value-type="float" office:value="-0.134867502685983">
            <text:p>-0.1348675027</text:p>
          </table:table-cell>
          <table:table-cell table:formula="of:=VALUE(TRIM(INDIRECT(ADDRESS(30;6;4))))" office:value-type="float" office:value="-0.170788214331701">
            <text:p>-0.1707882143</text:p>
          </table:table-cell>
          <table:table-cell table:formula="of:=VALUE(TRIM(INDIRECT(ADDRESS(30;7;4))))" office:value-type="float" office:value="-1.33913021768976">
            <text:p>-1.3391302177</text:p>
          </table:table-cell>
          <table:table-cell table:formula="of:=VALUE(TRIM(INDIRECT(ADDRESS(30;8;4))))" office:value-type="float" office:value="-0.148509746825136">
            <text:p>-0.1485097468</text:p>
          </table:table-cell>
          <table:table-cell table:formula="of:=VALUE(TRIM(INDIRECT(ADDRESS(30;9;4))))" office:value-type="float" office:value="-0.0237299240893785">
            <text:p>-0.0237299241</text:p>
          </table:table-cell>
          <table:table-cell table:formula="of:=VALUE(TRIM(INDIRECT(ADDRESS(30;10;4))))" office:value-type="float" office:value="-0.156740932101349">
            <text:p>-0.1567409321</text:p>
          </table:table-cell>
          <table:table-cell table:formula="of:=VALUE(TRIM(INDIRECT(ADDRESS(30;11;4))))" office:value-type="float" office:value="-0.157545511806505">
            <text:p>-0.1575455118</text:p>
          </table:table-cell>
        </table:table-row>
        <table:table-row table:style-name="ro2">
          <table:table-cell/>
          <table:table-cell table:formula="of:=VALUE(TRIM(INDIRECT(ADDRESS(31;2;4))))" office:value-type="float" office:value="0">
            <text:p>0</text:p>
          </table:table-cell>
          <table:table-cell table:formula="of:=VALUE(TRIM(INDIRECT(ADDRESS(31;3;4))))" office:value-type="float" office:value="-0.935783458252182">
            <text:p>-0.9357834583</text:p>
          </table:table-cell>
          <table:table-cell table:formula="of:=VALUE(TRIM(INDIRECT(ADDRESS(31;4;4))))" office:value-type="float" office:value="-1.23329885598495">
            <text:p>-1.233298856</text:p>
          </table:table-cell>
          <table:table-cell table:formula="of:=VALUE(TRIM(INDIRECT(ADDRESS(31;5;4))))" office:value-type="float" office:value="0">
            <text:p>0</text:p>
          </table:table-cell>
          <table:table-cell table:formula="of:=VALUE(TRIM(INDIRECT(ADDRESS(31;6;4))))" office:value-type="float" office:value="0">
            <text:p>0</text:p>
          </table:table-cell>
          <table:table-cell table:formula="of:=VALUE(TRIM(INDIRECT(ADDRESS(31;7;4))))" office:value-type="float" office:value="0">
            <text:p>0</text:p>
          </table:table-cell>
          <table:table-cell table:formula="of:=VALUE(TRIM(INDIRECT(ADDRESS(31;8;4))))" office:value-type="float" office:value="0">
            <text:p>0</text:p>
          </table:table-cell>
          <table:table-cell table:formula="of:=VALUE(TRIM(INDIRECT(ADDRESS(31;9;4))))" office:value-type="float" office:value="-3.74962736781477">
            <text:p>-3.7496273678</text:p>
          </table:table-cell>
          <table:table-cell table:formula="of:=VALUE(TRIM(INDIRECT(ADDRESS(31;10;4))))" office:value-type="float" office:value="0">
            <text:p>0</text:p>
          </table:table-cell>
          <table:table-cell table:formula="of:=VALUE(TRIM(INDIRECT(ADDRESS(31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2;2;4))))" office:value-type="float" office:value="0">
            <text:p>0</text:p>
          </table:table-cell>
          <table:table-cell table:formula="of:=VALUE(TRIM(INDIRECT(ADDRESS(32;3;4))))" office:value-type="float" office:value="-15.4453938106449">
            <text:p>-15.4453938106</text:p>
          </table:table-cell>
          <table:table-cell table:formula="of:=VALUE(TRIM(INDIRECT(ADDRESS(32;4;4))))" office:value-type="float" office:value="-2.54167950802286">
            <text:p>-2.541679508</text:p>
          </table:table-cell>
          <table:table-cell table:formula="of:=VALUE(TRIM(INDIRECT(ADDRESS(32;5;4))))" office:value-type="float" office:value="0">
            <text:p>0</text:p>
          </table:table-cell>
          <table:table-cell table:formula="of:=VALUE(TRIM(INDIRECT(ADDRESS(32;6;4))))" office:value-type="float" office:value="-15.4743437235023">
            <text:p>-15.4743437235</text:p>
          </table:table-cell>
          <table:table-cell table:formula="of:=VALUE(TRIM(INDIRECT(ADDRESS(32;7;4))))" office:value-type="float" office:value="0">
            <text:p>0</text:p>
          </table:table-cell>
          <table:table-cell table:formula="of:=VALUE(TRIM(INDIRECT(ADDRESS(32;8;4))))" office:value-type="float" office:value="-9.82800593330594">
            <text:p>-9.8280059333</text:p>
          </table:table-cell>
          <table:table-cell table:formula="of:=VALUE(TRIM(INDIRECT(ADDRESS(32;9;4))))" office:value-type="float" office:value="-15.2956139414247">
            <text:p>-15.2956139414</text:p>
          </table:table-cell>
          <table:table-cell table:formula="of:=VALUE(TRIM(INDIRECT(ADDRESS(32;10;4))))" office:value-type="float" office:value="-12.9811834900118">
            <text:p>-12.98118349</text:p>
          </table:table-cell>
          <table:table-cell table:formula="of:=VALUE(TRIM(INDIRECT(ADDRESS(32;11;4))))" office:value-type="float" office:value="-15.434583312734">
            <text:p>-15.4345833127</text:p>
          </table:table-cell>
        </table:table-row>
        <table:table-row table:style-name="ro2">
          <table:table-cell/>
          <table:table-cell table:formula="of:=VALUE(TRIM(INDIRECT(ADDRESS(33;2;4))))" office:value-type="float" office:value="-0.0397750787213378">
            <text:p>-0.0397750787</text:p>
          </table:table-cell>
          <table:table-cell table:formula="of:=VALUE(TRIM(INDIRECT(ADDRESS(33;3;4))))" office:value-type="float" office:value="-0.0209614943798674">
            <text:p>-0.0209614944</text:p>
          </table:table-cell>
          <table:table-cell table:formula="of:=VALUE(TRIM(INDIRECT(ADDRESS(33;4;4))))" office:value-type="float" office:value="-0.104311186143799">
            <text:p>-0.1043111861</text:p>
          </table:table-cell>
          <table:table-cell table:formula="of:=VALUE(TRIM(INDIRECT(ADDRESS(33;5;4))))" office:value-type="float" office:value="0">
            <text:p>0</text:p>
          </table:table-cell>
          <table:table-cell table:formula="of:=VALUE(TRIM(INDIRECT(ADDRESS(33;6;4))))" office:value-type="float" office:value="-0.579756564066503">
            <text:p>-0.5797565641</text:p>
          </table:table-cell>
          <table:table-cell table:formula="of:=VALUE(TRIM(INDIRECT(ADDRESS(33;7;4))))" office:value-type="float" office:value="-0.512697342964836">
            <text:p>-0.512697343</text:p>
          </table:table-cell>
          <table:table-cell table:formula="of:=VALUE(TRIM(INDIRECT(ADDRESS(33;8;4))))" office:value-type="float" office:value="-0.315980319347494">
            <text:p>-0.3159803193</text:p>
          </table:table-cell>
          <table:table-cell table:formula="of:=VALUE(TRIM(INDIRECT(ADDRESS(33;9;4))))" office:value-type="float" office:value="-0.373990289585115">
            <text:p>-0.3739902896</text:p>
          </table:table-cell>
          <table:table-cell table:formula="of:=VALUE(TRIM(INDIRECT(ADDRESS(33;10;4))))" office:value-type="float" office:value="0">
            <text:p>0</text:p>
          </table:table-cell>
          <table:table-cell table:formula="of:=VALUE(TRIM(INDIRECT(ADDRESS(33;11;4))))" office:value-type="float" office:value="-0.0964735451742976">
            <text:p>-0.0964735452</text:p>
          </table:table-cell>
        </table:table-row>
        <table:table-row table:style-name="ro2">
          <table:table-cell/>
          <table:table-cell table:formula="of:=VALUE(TRIM(INDIRECT(ADDRESS(34;2;4))))" office:value-type="float" office:value="-1.17216137017704">
            <text:p>-1.1721613702</text:p>
          </table:table-cell>
          <table:table-cell table:formula="of:=VALUE(TRIM(INDIRECT(ADDRESS(34;3;4))))" office:value-type="float" office:value="-0.680054351075604">
            <text:p>-0.6800543511</text:p>
          </table:table-cell>
          <table:table-cell table:formula="of:=VALUE(TRIM(INDIRECT(ADDRESS(34;4;4))))" office:value-type="float" office:value="0">
            <text:p>0</text:p>
          </table:table-cell>
          <table:table-cell table:formula="of:=VALUE(TRIM(INDIRECT(ADDRESS(34;5;4))))" office:value-type="float" office:value="0">
            <text:p>0</text:p>
          </table:table-cell>
          <table:table-cell table:formula="of:=VALUE(TRIM(INDIRECT(ADDRESS(34;6;4))))" office:value-type="float" office:value="-7.62374505354708">
            <text:p>-7.6237450535</text:p>
          </table:table-cell>
          <table:table-cell table:formula="of:=VALUE(TRIM(INDIRECT(ADDRESS(34;7;4))))" office:value-type="float" office:value="0">
            <text:p>0</text:p>
          </table:table-cell>
          <table:table-cell table:formula="of:=VALUE(TRIM(INDIRECT(ADDRESS(34;8;4))))" office:value-type="float" office:value="0">
            <text:p>0</text:p>
          </table:table-cell>
          <table:table-cell table:formula="of:=VALUE(TRIM(INDIRECT(ADDRESS(34;9;4))))" office:value-type="float" office:value="0">
            <text:p>0</text:p>
          </table:table-cell>
          <table:table-cell table:formula="of:=VALUE(TRIM(INDIRECT(ADDRESS(34;10;4))))" office:value-type="float" office:value="-7.59447644985502">
            <text:p>-7.5944764499</text:p>
          </table:table-cell>
          <table:table-cell table:formula="of:=VALUE(TRIM(INDIRECT(ADDRESS(34;11;4))))" office:value-type="float" office:value="-0.465474013942733">
            <text:p>-0.4654740139</text:p>
          </table:table-cell>
        </table:table-row>
        <table:table-row table:style-name="ro2">
          <table:table-cell/>
          <table:table-cell table:formula="of:=VALUE(TRIM(INDIRECT(ADDRESS(35;2;4))))" office:value-type="float" office:value="-0.0000731657779049318">
            <text:p>-7.31657779049318E-005</text:p>
          </table:table-cell>
          <table:table-cell table:formula="of:=VALUE(TRIM(INDIRECT(ADDRESS(35;3;4))))" office:value-type="float" office:value="-8.47516920628376">
            <text:p>-8.4751692063</text:p>
          </table:table-cell>
          <table:table-cell table:formula="of:=VALUE(TRIM(INDIRECT(ADDRESS(35;4;4))))" office:value-type="float" office:value="-2.91917565212839">
            <text:p>-2.9191756521</text:p>
          </table:table-cell>
          <table:table-cell table:formula="of:=VALUE(TRIM(INDIRECT(ADDRESS(35;5;4))))" office:value-type="float" office:value="0">
            <text:p>0</text:p>
          </table:table-cell>
          <table:table-cell table:formula="of:=VALUE(TRIM(INDIRECT(ADDRESS(35;6;4))))" office:value-type="float" office:value="-8.32608986536175">
            <text:p>-8.3260898654</text:p>
          </table:table-cell>
          <table:table-cell table:formula="of:=VALUE(TRIM(INDIRECT(ADDRESS(35;7;4))))" office:value-type="float" office:value="0">
            <text:p>0</text:p>
          </table:table-cell>
          <table:table-cell table:formula="of:=VALUE(TRIM(INDIRECT(ADDRESS(35;8;4))))" office:value-type="float" office:value="-0.000219497272471136">
            <text:p>-0.0002194973</text:p>
          </table:table-cell>
          <table:table-cell table:formula="of:=VALUE(TRIM(INDIRECT(ADDRESS(35;9;4))))" office:value-type="float" office:value="-8.44686978710919">
            <text:p>-8.4468697871</text:p>
          </table:table-cell>
          <table:table-cell table:formula="of:=VALUE(TRIM(INDIRECT(ADDRESS(35;10;4))))" office:value-type="float" office:value="-8.3178176091893">
            <text:p>-8.3178176092</text:p>
          </table:table-cell>
          <table:table-cell table:formula="of:=VALUE(TRIM(INDIRECT(ADDRESS(35;11;4))))" office:value-type="float" office:value="-8.41127960301985">
            <text:p>-8.411279603</text:p>
          </table:table-cell>
        </table:table-row>
        <table:table-row table:style-name="ro2">
          <table:table-cell/>
          <table:table-cell table:formula="of:=VALUE(TRIM(INDIRECT(ADDRESS(36;2;4))))" office:value-type="float" office:value="0">
            <text:p>0</text:p>
          </table:table-cell>
          <table:table-cell table:formula="of:=VALUE(TRIM(INDIRECT(ADDRESS(36;3;4))))" office:value-type="float" office:value="-0.000247684378857238">
            <text:p>-0.0002476844</text:p>
          </table:table-cell>
          <table:table-cell table:formula="of:=VALUE(TRIM(INDIRECT(ADDRESS(36;4;4))))" office:value-type="float" office:value="0">
            <text:p>0</text:p>
          </table:table-cell>
          <table:table-cell table:formula="of:=VALUE(TRIM(INDIRECT(ADDRESS(36;5;4))))" office:value-type="float" office:value="0">
            <text:p>0</text:p>
          </table:table-cell>
          <table:table-cell table:formula="of:=VALUE(TRIM(INDIRECT(ADDRESS(36;6;4))))" office:value-type="float" office:value="0">
            <text:p>0</text:p>
          </table:table-cell>
          <table:table-cell table:formula="of:=VALUE(TRIM(INDIRECT(ADDRESS(36;7;4))))" office:value-type="float" office:value="0">
            <text:p>0</text:p>
          </table:table-cell>
          <table:table-cell table:formula="of:=VALUE(TRIM(INDIRECT(ADDRESS(36;8;4))))" office:value-type="float" office:value="-0.0212403648681807">
            <text:p>-0.0212403649</text:p>
          </table:table-cell>
          <table:table-cell table:formula="of:=VALUE(TRIM(INDIRECT(ADDRESS(36;9;4))))" office:value-type="float" office:value="-0.00175977376557203">
            <text:p>-0.0017597738</text:p>
          </table:table-cell>
          <table:table-cell table:formula="of:=VALUE(TRIM(INDIRECT(ADDRESS(36;10;4))))" office:value-type="float" office:value="-0.0324271285336979">
            <text:p>-0.0324271285</text:p>
          </table:table-cell>
          <table:table-cell table:formula="of:=VALUE(TRIM(INDIRECT(ADDRESS(36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7;2;4))))" office:value-type="float" office:value="-15.653559774527">
            <text:p>-15.6535597745</text:p>
          </table:table-cell>
          <table:table-cell table:formula="of:=VALUE(TRIM(INDIRECT(ADDRESS(37;3;4))))" office:value-type="float" office:value="-15.653559774527">
            <text:p>-15.6535597745</text:p>
          </table:table-cell>
          <table:table-cell table:formula="of:=VALUE(TRIM(INDIRECT(ADDRESS(37;4;4))))" office:value-type="float" office:value="-1.14461460055801">
            <text:p>-1.1446146006</text:p>
          </table:table-cell>
          <table:table-cell table:formula="of:=VALUE(TRIM(INDIRECT(ADDRESS(37;5;4))))" office:value-type="float" office:value="-15.5903015711446">
            <text:p>-15.5903015711</text:p>
          </table:table-cell>
          <table:table-cell table:formula="of:=VALUE(TRIM(INDIRECT(ADDRESS(37;6;4))))" office:value-type="float" office:value="-15.653559774527">
            <text:p>-15.6535597745</text:p>
          </table:table-cell>
          <table:table-cell table:formula="of:=VALUE(TRIM(INDIRECT(ADDRESS(37;7;4))))" office:value-type="float" office:value="-15.3971054857862">
            <text:p>-15.3971054858</text:p>
          </table:table-cell>
          <table:table-cell table:formula="of:=VALUE(TRIM(INDIRECT(ADDRESS(37;8;4))))" office:value-type="float" office:value="-15.653559774527">
            <text:p>-15.6535597745</text:p>
          </table:table-cell>
          <table:table-cell table:formula="of:=VALUE(TRIM(INDIRECT(ADDRESS(37;9;4))))" office:value-type="float" office:value="-15.653559774527">
            <text:p>-15.6535597745</text:p>
          </table:table-cell>
          <table:table-cell table:formula="of:=VALUE(TRIM(INDIRECT(ADDRESS(37;10;4))))" office:value-type="float" office:value="-15.653559774527">
            <text:p>-15.6535597745</text:p>
          </table:table-cell>
          <table:table-cell table:formula="of:=VALUE(TRIM(INDIRECT(ADDRESS(37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38;2;4))))" office:value-type="float" office:value="0">
            <text:p>0</text:p>
          </table:table-cell>
          <table:table-cell table:formula="of:=VALUE(TRIM(INDIRECT(ADDRESS(38;3;4))))" office:value-type="float" office:value="-0.00536253699089497">
            <text:p>-0.005362537</text:p>
          </table:table-cell>
          <table:table-cell table:formula="of:=VALUE(TRIM(INDIRECT(ADDRESS(38;4;4))))" office:value-type="float" office:value="-0.00103717844000503">
            <text:p>-0.0010371784</text:p>
          </table:table-cell>
          <table:table-cell table:formula="of:=VALUE(TRIM(INDIRECT(ADDRESS(38;5;4))))" office:value-type="float" office:value="-0.00141967766057182">
            <text:p>-0.0014196777</text:p>
          </table:table-cell>
          <table:table-cell table:formula="of:=VALUE(TRIM(INDIRECT(ADDRESS(38;6;4))))" office:value-type="float" office:value="-0.000544529164315092">
            <text:p>-0.0005445292</text:p>
          </table:table-cell>
          <table:table-cell table:formula="of:=VALUE(TRIM(INDIRECT(ADDRESS(38;7;4))))" office:value-type="float" office:value="-0.0207452453606133">
            <text:p>-0.0207452454</text:p>
          </table:table-cell>
          <table:table-cell table:formula="of:=VALUE(TRIM(INDIRECT(ADDRESS(38;8;4))))" office:value-type="float" office:value="-0.0171497966390008">
            <text:p>-0.0171497966</text:p>
          </table:table-cell>
          <table:table-cell table:formula="of:=VALUE(TRIM(INDIRECT(ADDRESS(38;9;4))))" office:value-type="float" office:value="0">
            <text:p>0</text:p>
          </table:table-cell>
          <table:table-cell table:formula="of:=VALUE(TRIM(INDIRECT(ADDRESS(38;10;4))))" office:value-type="float" office:value="-0.00409251062884561">
            <text:p>-0.0040925106</text:p>
          </table:table-cell>
          <table:table-cell table:formula="of:=VALUE(TRIM(INDIRECT(ADDRESS(38;11;4))))" office:value-type="float" office:value="-0.000915354278111761">
            <text:p>-0.0009153543</text:p>
          </table:table-cell>
        </table:table-row>
        <table:table-row table:style-name="ro2">
          <table:table-cell/>
          <table:table-cell table:formula="of:=VALUE(TRIM(INDIRECT(ADDRESS(39;2;4))))" office:value-type="float" office:value="0">
            <text:p>0</text:p>
          </table:table-cell>
          <table:table-cell table:formula="of:=VALUE(TRIM(INDIRECT(ADDRESS(39;3;4))))" office:value-type="float" office:value="0">
            <text:p>0</text:p>
          </table:table-cell>
          <table:table-cell table:formula="of:=VALUE(TRIM(INDIRECT(ADDRESS(39;4;4))))" office:value-type="float" office:value="0">
            <text:p>0</text:p>
          </table:table-cell>
          <table:table-cell table:formula="of:=VALUE(TRIM(INDIRECT(ADDRESS(39;5;4))))" office:value-type="float" office:value="0">
            <text:p>0</text:p>
          </table:table-cell>
          <table:table-cell table:formula="of:=VALUE(TRIM(INDIRECT(ADDRESS(39;6;4))))" office:value-type="float" office:value="0">
            <text:p>0</text:p>
          </table:table-cell>
          <table:table-cell table:formula="of:=VALUE(TRIM(INDIRECT(ADDRESS(39;7;4))))" office:value-type="float" office:value="0">
            <text:p>0</text:p>
          </table:table-cell>
          <table:table-cell table:formula="of:=VALUE(TRIM(INDIRECT(ADDRESS(39;8;4))))" office:value-type="float" office:value="0">
            <text:p>0</text:p>
          </table:table-cell>
          <table:table-cell table:formula="of:=VALUE(TRIM(INDIRECT(ADDRESS(39;9;4))))" office:value-type="float" office:value="0">
            <text:p>0</text:p>
          </table:table-cell>
          <table:table-cell table:formula="of:=VALUE(TRIM(INDIRECT(ADDRESS(39;10;4))))" office:value-type="float" office:value="0">
            <text:p>0</text:p>
          </table:table-cell>
          <table:table-cell table:formula="of:=VALUE(TRIM(INDIRECT(ADDRESS(39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40;2;4))))" office:value-type="float" office:value="-0.653436293304244">
            <text:p>-0.6534362933</text:p>
          </table:table-cell>
          <table:table-cell table:formula="of:=VALUE(TRIM(INDIRECT(ADDRESS(40;3;4))))" office:value-type="float" office:value="-0.648033522107822">
            <text:p>-0.6480335221</text:p>
          </table:table-cell>
          <table:table-cell table:formula="of:=VALUE(TRIM(INDIRECT(ADDRESS(40;4;4))))" office:value-type="float" office:value="-0.659188722820883">
            <text:p>-0.6591887228</text:p>
          </table:table-cell>
          <table:table-cell table:formula="of:=VALUE(TRIM(INDIRECT(ADDRESS(40;5;4))))" office:value-type="float" office:value="-15.653559774527">
            <text:p>-15.6535597745</text:p>
          </table:table-cell>
          <table:table-cell table:formula="of:=VALUE(TRIM(INDIRECT(ADDRESS(40;6;4))))" office:value-type="float" office:value="-15.653559774527">
            <text:p>-15.6535597745</text:p>
          </table:table-cell>
          <table:table-cell table:formula="of:=VALUE(TRIM(INDIRECT(ADDRESS(40;7;4))))" office:value-type="float" office:value="-4.6589893879734">
            <text:p>-4.658989388</text:p>
          </table:table-cell>
          <table:table-cell table:formula="of:=VALUE(TRIM(INDIRECT(ADDRESS(40;8;4))))" office:value-type="float" office:value="-15.653559774527">
            <text:p>-15.6535597745</text:p>
          </table:table-cell>
          <table:table-cell table:formula="of:=VALUE(TRIM(INDIRECT(ADDRESS(40;9;4))))" office:value-type="float" office:value="-0.62848408050371">
            <text:p>-0.6284840805</text:p>
          </table:table-cell>
          <table:table-cell table:formula="of:=VALUE(TRIM(INDIRECT(ADDRESS(40;10;4))))" office:value-type="float" office:value="-15.653559774527">
            <text:p>-15.6535597745</text:p>
          </table:table-cell>
          <table:table-cell table:formula="of:=VALUE(TRIM(INDIRECT(ADDRESS(40;11;4))))" office:value-type="float" office:value="-0.67599277286824">
            <text:p>-0.6759927729</text:p>
          </table:table-cell>
        </table:table-row>
        <table:table-row table:style-name="ro2">
          <table:table-cell/>
          <table:table-cell table:formula="of:=VALUE(TRIM(INDIRECT(ADDRESS(41;2;4))))" office:value-type="float" office:value="0">
            <text:p>0</text:p>
          </table:table-cell>
          <table:table-cell table:formula="of:=VALUE(TRIM(INDIRECT(ADDRESS(41;3;4))))" office:value-type="float" office:value="-1.04273217924183">
            <text:p>-1.0427321792</text:p>
          </table:table-cell>
          <table:table-cell table:formula="of:=VALUE(TRIM(INDIRECT(ADDRESS(41;4;4))))" office:value-type="float" office:value="-2.22538412666167">
            <text:p>-2.2253841267</text:p>
          </table:table-cell>
          <table:table-cell table:formula="of:=VALUE(TRIM(INDIRECT(ADDRESS(41;5;4))))" office:value-type="float" office:value="0">
            <text:p>0</text:p>
          </table:table-cell>
          <table:table-cell table:formula="of:=VALUE(TRIM(INDIRECT(ADDRESS(41;6;4))))" office:value-type="float" office:value="-8.31110596720368">
            <text:p>-8.3111059672</text:p>
          </table:table-cell>
          <table:table-cell table:formula="of:=VALUE(TRIM(INDIRECT(ADDRESS(41;7;4))))" office:value-type="float" office:value="0">
            <text:p>0</text:p>
          </table:table-cell>
          <table:table-cell table:formula="of:=VALUE(TRIM(INDIRECT(ADDRESS(41;8;4))))" office:value-type="float" office:value="-0.489901912520714">
            <text:p>-0.4899019125</text:p>
          </table:table-cell>
          <table:table-cell table:formula="of:=VALUE(TRIM(INDIRECT(ADDRESS(41;9;4))))" office:value-type="float" office:value="-6.07699219734645">
            <text:p>-6.0769921973</text:p>
          </table:table-cell>
          <table:table-cell table:formula="of:=VALUE(TRIM(INDIRECT(ADDRESS(41;10;4))))" office:value-type="float" office:value="-8.33311394356972">
            <text:p>-8.3331139436</text:p>
          </table:table-cell>
          <table:table-cell table:formula="of:=VALUE(TRIM(INDIRECT(ADDRESS(41;11;4))))" office:value-type="float" office:value="-7.71451717157019">
            <text:p>-7.7145171716</text:p>
          </table:table-cell>
        </table:table-row>
        <table:table-row table:style-name="ro2">
          <table:table-cell/>
          <table:table-cell table:formula="of:=VALUE(TRIM(INDIRECT(ADDRESS(42;2;4))))" office:value-type="float" office:value="-0.0224031271032834">
            <text:p>-0.0224031271</text:p>
          </table:table-cell>
          <table:table-cell table:formula="of:=VALUE(TRIM(INDIRECT(ADDRESS(42;3;4))))" office:value-type="float" office:value="0">
            <text:p>0</text:p>
          </table:table-cell>
          <table:table-cell table:formula="of:=VALUE(TRIM(INDIRECT(ADDRESS(42;4;4))))" office:value-type="float" office:value="0">
            <text:p>0</text:p>
          </table:table-cell>
          <table:table-cell table:formula="of:=VALUE(TRIM(INDIRECT(ADDRESS(42;5;4))))" office:value-type="float" office:value="-0.243861964813953">
            <text:p>-0.2438619648</text:p>
          </table:table-cell>
          <table:table-cell table:formula="of:=VALUE(TRIM(INDIRECT(ADDRESS(42;6;4))))" office:value-type="float" office:value="-0.221616133467023">
            <text:p>-0.2216161335</text:p>
          </table:table-cell>
          <table:table-cell table:formula="of:=VALUE(TRIM(INDIRECT(ADDRESS(42;7;4))))" office:value-type="float" office:value="-0.533299246223402">
            <text:p>-0.5332992462</text:p>
          </table:table-cell>
          <table:table-cell table:formula="of:=VALUE(TRIM(INDIRECT(ADDRESS(42;8;4))))" office:value-type="float" office:value="-0.164966974232757">
            <text:p>-0.1649669742</text:p>
          </table:table-cell>
          <table:table-cell table:formula="of:=VALUE(TRIM(INDIRECT(ADDRESS(42;9;4))))" office:value-type="float" office:value="-0.000704950227623432">
            <text:p>-0.0007049502</text:p>
          </table:table-cell>
          <table:table-cell table:formula="of:=VALUE(TRIM(INDIRECT(ADDRESS(42;10;4))))" office:value-type="float" office:value="-0.217189130226708">
            <text:p>-0.2171891302</text:p>
          </table:table-cell>
          <table:table-cell table:formula="of:=VALUE(TRIM(INDIRECT(ADDRESS(42;11;4))))" office:value-type="float" office:value="-0.0530520304120927">
            <text:p>-0.0530520304</text:p>
          </table:table-cell>
        </table:table-row>
        <table:table-row table:style-name="ro2">
          <table:table-cell/>
          <table:table-cell table:formula="of:=VALUE(TRIM(INDIRECT(ADDRESS(43;2;4))))" office:value-type="float" office:value="0">
            <text:p>0</text:p>
          </table:table-cell>
          <table:table-cell table:formula="of:=VALUE(TRIM(INDIRECT(ADDRESS(43;3;4))))" office:value-type="float" office:value="0">
            <text:p>0</text:p>
          </table:table-cell>
          <table:table-cell table:formula="of:=VALUE(TRIM(INDIRECT(ADDRESS(43;4;4))))" office:value-type="float" office:value="-0.461075750523042">
            <text:p>-0.4610757505</text:p>
          </table:table-cell>
          <table:table-cell table:formula="of:=VALUE(TRIM(INDIRECT(ADDRESS(43;5;4))))" office:value-type="float" office:value="0">
            <text:p>0</text:p>
          </table:table-cell>
          <table:table-cell table:formula="of:=VALUE(TRIM(INDIRECT(ADDRESS(43;6;4))))" office:value-type="float" office:value="0">
            <text:p>0</text:p>
          </table:table-cell>
          <table:table-cell table:formula="of:=VALUE(TRIM(INDIRECT(ADDRESS(43;7;4))))" office:value-type="float" office:value="0">
            <text:p>0</text:p>
          </table:table-cell>
          <table:table-cell table:formula="of:=VALUE(TRIM(INDIRECT(ADDRESS(43;8;4))))" office:value-type="float" office:value="0">
            <text:p>0</text:p>
          </table:table-cell>
          <table:table-cell table:formula="of:=VALUE(TRIM(INDIRECT(ADDRESS(43;9;4))))" office:value-type="float" office:value="-0.792103169961235">
            <text:p>-0.79210317</text:p>
          </table:table-cell>
          <table:table-cell table:formula="of:=VALUE(TRIM(INDIRECT(ADDRESS(43;10;4))))" office:value-type="float" office:value="0">
            <text:p>0</text:p>
          </table:table-cell>
          <table:table-cell table:formula="of:=VALUE(TRIM(INDIRECT(ADDRESS(43;11;4))))" office:value-type="float" office:value="0">
            <text:p>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RANK(INDIRECT(ADDRESS(45;2;4));INDIRECT(ADDRESS(45;2;4)):INDIRECT(ADDRESS(45;11;4));1)" office:value-type="float" office:value="5">
            <text:p>5</text:p>
          </table:table-cell>
          <table:table-cell table:formula="of:=RANK(INDIRECT(ADDRESS(45;3;4));INDIRECT(ADDRESS(45;2;4)):INDIRECT(ADDRESS(45;11;4));1)" office:value-type="float" office:value="9">
            <text:p>9</text:p>
          </table:table-cell>
          <table:table-cell table:formula="of:=RANK(INDIRECT(ADDRESS(45;4;4));INDIRECT(ADDRESS(45;2;4)):INDIRECT(ADDRESS(45;11;4));1)" office:value-type="float" office:value="6">
            <text:p>6</text:p>
          </table:table-cell>
          <table:table-cell table:formula="of:=RANK(INDIRECT(ADDRESS(45;5;4));INDIRECT(ADDRESS(45;2;4)):INDIRECT(ADDRESS(45;11;4));1)" office:value-type="float" office:value="10">
            <text:p>10</text:p>
          </table:table-cell>
          <table:table-cell table:formula="of:=RANK(INDIRECT(ADDRESS(45;6;4));INDIRECT(ADDRESS(45;2;4)):INDIRECT(ADDRESS(45;11;4));1)" office:value-type="float" office:value="2">
            <text:p>2</text:p>
          </table:table-cell>
          <table:table-cell table:formula="of:=RANK(INDIRECT(ADDRESS(45;7;4));INDIRECT(ADDRESS(45;2;4)):INDIRECT(ADDRESS(45;11;4));1)" office:value-type="float" office:value="3">
            <text:p>3</text:p>
          </table:table-cell>
          <table:table-cell table:formula="of:=RANK(INDIRECT(ADDRESS(45;8;4));INDIRECT(ADDRESS(45;2;4)):INDIRECT(ADDRESS(45;11;4));1)" office:value-type="float" office:value="4">
            <text:p>4</text:p>
          </table:table-cell>
          <table:table-cell table:formula="of:=RANK(INDIRECT(ADDRESS(45;9;4));INDIRECT(ADDRESS(45;2;4)):INDIRECT(ADDRESS(45;11;4));1)" office:value-type="float" office:value="8">
            <text:p>8</text:p>
          </table:table-cell>
          <table:table-cell table:formula="of:=RANK(INDIRECT(ADDRESS(45;10;4));INDIRECT(ADDRESS(45;2;4)):INDIRECT(ADDRESS(45;11;4));1)" office:value-type="float" office:value="1">
            <text:p>1</text:p>
          </table:table-cell>
          <table:table-cell table:formula="of:=RANK(INDIRECT(ADDRESS(45;11;4));INDIRECT(ADDRESS(45;2;4)):INDIRECT(ADDRESS(45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46;2;4));INDIRECT(ADDRESS(46;2;4)):INDIRECT(ADDRESS(46;11;4));1)" office:value-type="float" office:value="1">
            <text:p>1</text:p>
          </table:table-cell>
          <table:table-cell table:formula="of:=RANK(INDIRECT(ADDRESS(46;3;4));INDIRECT(ADDRESS(46;2;4)):INDIRECT(ADDRESS(46;11;4));1)" office:value-type="float" office:value="1">
            <text:p>1</text:p>
          </table:table-cell>
          <table:table-cell table:formula="of:=RANK(INDIRECT(ADDRESS(46;4;4));INDIRECT(ADDRESS(46;2;4)):INDIRECT(ADDRESS(46;11;4));1)" office:value-type="float" office:value="1">
            <text:p>1</text:p>
          </table:table-cell>
          <table:table-cell table:formula="of:=RANK(INDIRECT(ADDRESS(46;5;4));INDIRECT(ADDRESS(46;2;4)):INDIRECT(ADDRESS(46;11;4));1)" office:value-type="float" office:value="1">
            <text:p>1</text:p>
          </table:table-cell>
          <table:table-cell table:formula="of:=RANK(INDIRECT(ADDRESS(46;6;4));INDIRECT(ADDRESS(46;2;4)):INDIRECT(ADDRESS(46;11;4));1)" office:value-type="float" office:value="1">
            <text:p>1</text:p>
          </table:table-cell>
          <table:table-cell table:formula="of:=RANK(INDIRECT(ADDRESS(46;7;4));INDIRECT(ADDRESS(46;2;4)):INDIRECT(ADDRESS(46;11;4));1)" office:value-type="float" office:value="1">
            <text:p>1</text:p>
          </table:table-cell>
          <table:table-cell table:formula="of:=RANK(INDIRECT(ADDRESS(46;8;4));INDIRECT(ADDRESS(46;2;4)):INDIRECT(ADDRESS(46;11;4));1)" office:value-type="float" office:value="1">
            <text:p>1</text:p>
          </table:table-cell>
          <table:table-cell table:formula="of:=RANK(INDIRECT(ADDRESS(46;9;4));INDIRECT(ADDRESS(46;2;4)):INDIRECT(ADDRESS(46;11;4));1)" office:value-type="float" office:value="1">
            <text:p>1</text:p>
          </table:table-cell>
          <table:table-cell table:formula="of:=RANK(INDIRECT(ADDRESS(46;10;4));INDIRECT(ADDRESS(46;2;4)):INDIRECT(ADDRESS(46;11;4));1)" office:value-type="float" office:value="1">
            <text:p>1</text:p>
          </table:table-cell>
          <table:table-cell table:formula="of:=RANK(INDIRECT(ADDRESS(46;11;4));INDIRECT(ADDRESS(46;2;4)):INDIRECT(ADDRESS(46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7;2;4));INDIRECT(ADDRESS(47;2;4)):INDIRECT(ADDRESS(47;11;4));1)" office:value-type="float" office:value="4">
            <text:p>4</text:p>
          </table:table-cell>
          <table:table-cell table:formula="of:=RANK(INDIRECT(ADDRESS(47;3;4));INDIRECT(ADDRESS(47;2;4)):INDIRECT(ADDRESS(47;11;4));1)" office:value-type="float" office:value="7">
            <text:p>7</text:p>
          </table:table-cell>
          <table:table-cell table:formula="of:=RANK(INDIRECT(ADDRESS(47;4;4));INDIRECT(ADDRESS(47;2;4)):INDIRECT(ADDRESS(47;11;4));1)" office:value-type="float" office:value="9">
            <text:p>9</text:p>
          </table:table-cell>
          <table:table-cell table:formula="of:=RANK(INDIRECT(ADDRESS(47;5;4));INDIRECT(ADDRESS(47;2;4)):INDIRECT(ADDRESS(47;11;4));1)" office:value-type="float" office:value="2">
            <text:p>2</text:p>
          </table:table-cell>
          <table:table-cell table:formula="of:=RANK(INDIRECT(ADDRESS(47;6;4));INDIRECT(ADDRESS(47;2;4)):INDIRECT(ADDRESS(47;11;4));1)" office:value-type="float" office:value="5">
            <text:p>5</text:p>
          </table:table-cell>
          <table:table-cell table:formula="of:=RANK(INDIRECT(ADDRESS(47;7;4));INDIRECT(ADDRESS(47;2;4)):INDIRECT(ADDRESS(47;11;4));1)" office:value-type="float" office:value="10">
            <text:p>10</text:p>
          </table:table-cell>
          <table:table-cell table:formula="of:=RANK(INDIRECT(ADDRESS(47;8;4));INDIRECT(ADDRESS(47;2;4)):INDIRECT(ADDRESS(47;11;4));1)" office:value-type="float" office:value="1">
            <text:p>1</text:p>
          </table:table-cell>
          <table:table-cell table:formula="of:=RANK(INDIRECT(ADDRESS(47;9;4));INDIRECT(ADDRESS(47;2;4)):INDIRECT(ADDRESS(47;11;4));1)" office:value-type="float" office:value="8">
            <text:p>8</text:p>
          </table:table-cell>
          <table:table-cell table:formula="of:=RANK(INDIRECT(ADDRESS(47;10;4));INDIRECT(ADDRESS(47;2;4)):INDIRECT(ADDRESS(47;11;4));1)" office:value-type="float" office:value="6">
            <text:p>6</text:p>
          </table:table-cell>
          <table:table-cell table:formula="of:=RANK(INDIRECT(ADDRESS(47;11;4));INDIRECT(ADDRESS(47;2;4)):INDIRECT(ADDRESS(47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48;2;4));INDIRECT(ADDRESS(48;2;4)):INDIRECT(ADDRESS(48;11;4));1)" office:value-type="float" office:value="9">
            <text:p>9</text:p>
          </table:table-cell>
          <table:table-cell table:formula="of:=RANK(INDIRECT(ADDRESS(48;3;4));INDIRECT(ADDRESS(48;2;4)):INDIRECT(ADDRESS(48;11;4));1)" office:value-type="float" office:value="6">
            <text:p>6</text:p>
          </table:table-cell>
          <table:table-cell table:formula="of:=RANK(INDIRECT(ADDRESS(48;4;4));INDIRECT(ADDRESS(48;2;4)):INDIRECT(ADDRESS(48;11;4));1)" office:value-type="float" office:value="10">
            <text:p>10</text:p>
          </table:table-cell>
          <table:table-cell table:formula="of:=RANK(INDIRECT(ADDRESS(48;5;4));INDIRECT(ADDRESS(48;2;4)):INDIRECT(ADDRESS(48;11;4));1)" office:value-type="float" office:value="5">
            <text:p>5</text:p>
          </table:table-cell>
          <table:table-cell table:formula="of:=RANK(INDIRECT(ADDRESS(48;6;4));INDIRECT(ADDRESS(48;2;4)):INDIRECT(ADDRESS(48;11;4));1)" office:value-type="float" office:value="2">
            <text:p>2</text:p>
          </table:table-cell>
          <table:table-cell table:formula="of:=RANK(INDIRECT(ADDRESS(48;7;4));INDIRECT(ADDRESS(48;2;4)):INDIRECT(ADDRESS(48;11;4));1)" office:value-type="float" office:value="3">
            <text:p>3</text:p>
          </table:table-cell>
          <table:table-cell table:formula="of:=RANK(INDIRECT(ADDRESS(48;8;4));INDIRECT(ADDRESS(48;2;4)):INDIRECT(ADDRESS(48;11;4));1)" office:value-type="float" office:value="8">
            <text:p>8</text:p>
          </table:table-cell>
          <table:table-cell table:formula="of:=RANK(INDIRECT(ADDRESS(48;9;4));INDIRECT(ADDRESS(48;2;4)):INDIRECT(ADDRESS(48;11;4));1)" office:value-type="float" office:value="4">
            <text:p>4</text:p>
          </table:table-cell>
          <table:table-cell table:formula="of:=RANK(INDIRECT(ADDRESS(48;10;4));INDIRECT(ADDRESS(48;2;4)):INDIRECT(ADDRESS(48;11;4));1)" office:value-type="float" office:value="1">
            <text:p>1</text:p>
          </table:table-cell>
          <table:table-cell table:formula="of:=RANK(INDIRECT(ADDRESS(48;11;4));INDIRECT(ADDRESS(48;2;4)):INDIRECT(ADDRESS(48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49;2;4));INDIRECT(ADDRESS(49;2;4)):INDIRECT(ADDRESS(49;11;4));1)" office:value-type="float" office:value="6">
            <text:p>6</text:p>
          </table:table-cell>
          <table:table-cell table:formula="of:=RANK(INDIRECT(ADDRESS(49;3;4));INDIRECT(ADDRESS(49;2;4)):INDIRECT(ADDRESS(49;11;4));1)" office:value-type="float" office:value="1">
            <text:p>1</text:p>
          </table:table-cell>
          <table:table-cell table:formula="of:=RANK(INDIRECT(ADDRESS(49;4;4));INDIRECT(ADDRESS(49;2;4)):INDIRECT(ADDRESS(49;11;4));1)" office:value-type="float" office:value="9">
            <text:p>9</text:p>
          </table:table-cell>
          <table:table-cell table:formula="of:=RANK(INDIRECT(ADDRESS(49;5;4));INDIRECT(ADDRESS(49;2;4)):INDIRECT(ADDRESS(49;11;4));1)" office:value-type="float" office:value="5">
            <text:p>5</text:p>
          </table:table-cell>
          <table:table-cell table:formula="of:=RANK(INDIRECT(ADDRESS(49;6;4));INDIRECT(ADDRESS(49;2;4)):INDIRECT(ADDRESS(49;11;4));1)" office:value-type="float" office:value="7">
            <text:p>7</text:p>
          </table:table-cell>
          <table:table-cell table:formula="of:=RANK(INDIRECT(ADDRESS(49;7;4));INDIRECT(ADDRESS(49;2;4)):INDIRECT(ADDRESS(49;11;4));1)" office:value-type="float" office:value="10">
            <text:p>10</text:p>
          </table:table-cell>
          <table:table-cell table:formula="of:=RANK(INDIRECT(ADDRESS(49;8;4));INDIRECT(ADDRESS(49;2;4)):INDIRECT(ADDRESS(49;11;4));1)" office:value-type="float" office:value="3">
            <text:p>3</text:p>
          </table:table-cell>
          <table:table-cell table:formula="of:=RANK(INDIRECT(ADDRESS(49;9;4));INDIRECT(ADDRESS(49;2;4)):INDIRECT(ADDRESS(49;11;4));1)" office:value-type="float" office:value="2">
            <text:p>2</text:p>
          </table:table-cell>
          <table:table-cell table:formula="of:=RANK(INDIRECT(ADDRESS(49;10;4));INDIRECT(ADDRESS(49;2;4)):INDIRECT(ADDRESS(49;11;4));1)" office:value-type="float" office:value="8">
            <text:p>8</text:p>
          </table:table-cell>
          <table:table-cell table:formula="of:=RANK(INDIRECT(ADDRESS(49;11;4));INDIRECT(ADDRESS(49;2;4)):INDIRECT(ADDRESS(49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0;2;4));INDIRECT(ADDRESS(50;2;4)):INDIRECT(ADDRESS(50;11;4));1)" office:value-type="float" office:value="8">
            <text:p>8</text:p>
          </table:table-cell>
          <table:table-cell table:formula="of:=RANK(INDIRECT(ADDRESS(50;3;4));INDIRECT(ADDRESS(50;2;4)):INDIRECT(ADDRESS(50;11;4));1)" office:value-type="float" office:value="7">
            <text:p>7</text:p>
          </table:table-cell>
          <table:table-cell table:formula="of:=RANK(INDIRECT(ADDRESS(50;4;4));INDIRECT(ADDRESS(50;2;4)):INDIRECT(ADDRESS(50;11;4));1)" office:value-type="float" office:value="9">
            <text:p>9</text:p>
          </table:table-cell>
          <table:table-cell table:formula="of:=RANK(INDIRECT(ADDRESS(50;5;4));INDIRECT(ADDRESS(50;2;4)):INDIRECT(ADDRESS(50;11;4));1)" office:value-type="float" office:value="3">
            <text:p>3</text:p>
          </table:table-cell>
          <table:table-cell table:formula="of:=RANK(INDIRECT(ADDRESS(50;6;4));INDIRECT(ADDRESS(50;2;4)):INDIRECT(ADDRESS(50;11;4));1)" office:value-type="float" office:value="2">
            <text:p>2</text:p>
          </table:table-cell>
          <table:table-cell table:formula="of:=RANK(INDIRECT(ADDRESS(50;7;4));INDIRECT(ADDRESS(50;2;4)):INDIRECT(ADDRESS(50;11;4));1)" office:value-type="float" office:value="10">
            <text:p>10</text:p>
          </table:table-cell>
          <table:table-cell table:formula="of:=RANK(INDIRECT(ADDRESS(50;8;4));INDIRECT(ADDRESS(50;2;4)):INDIRECT(ADDRESS(50;11;4));1)" office:value-type="float" office:value="4">
            <text:p>4</text:p>
          </table:table-cell>
          <table:table-cell table:formula="of:=RANK(INDIRECT(ADDRESS(50;9;4));INDIRECT(ADDRESS(50;2;4)):INDIRECT(ADDRESS(50;11;4));1)" office:value-type="float" office:value="6">
            <text:p>6</text:p>
          </table:table-cell>
          <table:table-cell table:formula="of:=RANK(INDIRECT(ADDRESS(50;10;4));INDIRECT(ADDRESS(50;2;4)):INDIRECT(ADDRESS(50;11;4));1)" office:value-type="float" office:value="1">
            <text:p>1</text:p>
          </table:table-cell>
          <table:table-cell table:formula="of:=RANK(INDIRECT(ADDRESS(50;11;4));INDIRECT(ADDRESS(50;2;4)):INDIRECT(ADDRESS(50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51;2;4));INDIRECT(ADDRESS(51;2;4)):INDIRECT(ADDRESS(51;11;4));1)" office:value-type="float" office:value="5">
            <text:p>5</text:p>
          </table:table-cell>
          <table:table-cell table:formula="of:=RANK(INDIRECT(ADDRESS(51;3;4));INDIRECT(ADDRESS(51;2;4)):INDIRECT(ADDRESS(51;11;4));1)" office:value-type="float" office:value="4">
            <text:p>4</text:p>
          </table:table-cell>
          <table:table-cell table:formula="of:=RANK(INDIRECT(ADDRESS(51;4;4));INDIRECT(ADDRESS(51;2;4)):INDIRECT(ADDRESS(51;11;4));1)" office:value-type="float" office:value="10">
            <text:p>10</text:p>
          </table:table-cell>
          <table:table-cell table:formula="of:=RANK(INDIRECT(ADDRESS(51;5;4));INDIRECT(ADDRESS(51;2;4)):INDIRECT(ADDRESS(51;11;4));1)" office:value-type="float" office:value="8">
            <text:p>8</text:p>
          </table:table-cell>
          <table:table-cell table:formula="of:=RANK(INDIRECT(ADDRESS(51;6;4));INDIRECT(ADDRESS(51;2;4)):INDIRECT(ADDRESS(51;11;4));1)" office:value-type="float" office:value="2">
            <text:p>2</text:p>
          </table:table-cell>
          <table:table-cell table:formula="of:=RANK(INDIRECT(ADDRESS(51;7;4));INDIRECT(ADDRESS(51;2;4)):INDIRECT(ADDRESS(51;11;4));1)" office:value-type="float" office:value="9">
            <text:p>9</text:p>
          </table:table-cell>
          <table:table-cell table:formula="of:=RANK(INDIRECT(ADDRESS(51;8;4));INDIRECT(ADDRESS(51;2;4)):INDIRECT(ADDRESS(51;11;4));1)" office:value-type="float" office:value="6">
            <text:p>6</text:p>
          </table:table-cell>
          <table:table-cell table:formula="of:=RANK(INDIRECT(ADDRESS(51;9;4));INDIRECT(ADDRESS(51;2;4)):INDIRECT(ADDRESS(51;11;4));1)" office:value-type="float" office:value="7">
            <text:p>7</text:p>
          </table:table-cell>
          <table:table-cell table:formula="of:=RANK(INDIRECT(ADDRESS(51;10;4));INDIRECT(ADDRESS(51;2;4)):INDIRECT(ADDRESS(51;11;4));1)" office:value-type="float" office:value="3">
            <text:p>3</text:p>
          </table:table-cell>
          <table:table-cell table:formula="of:=RANK(INDIRECT(ADDRESS(51;11;4));INDIRECT(ADDRESS(51;2;4)):INDIRECT(ADDRESS(51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2;2;4));INDIRECT(ADDRESS(52;2;4)):INDIRECT(ADDRESS(52;11;4));1)" office:value-type="float" office:value="6">
            <text:p>6</text:p>
          </table:table-cell>
          <table:table-cell table:formula="of:=RANK(INDIRECT(ADDRESS(52;3;4));INDIRECT(ADDRESS(52;2;4)):INDIRECT(ADDRESS(52;11;4));1)" office:value-type="float" office:value="8">
            <text:p>8</text:p>
          </table:table-cell>
          <table:table-cell table:formula="of:=RANK(INDIRECT(ADDRESS(52;4;4));INDIRECT(ADDRESS(52;2;4)):INDIRECT(ADDRESS(52;11;4));1)" office:value-type="float" office:value="10">
            <text:p>10</text:p>
          </table:table-cell>
          <table:table-cell table:formula="of:=RANK(INDIRECT(ADDRESS(52;5;4));INDIRECT(ADDRESS(52;2;4)):INDIRECT(ADDRESS(52;11;4));1)" office:value-type="float" office:value="7">
            <text:p>7</text:p>
          </table:table-cell>
          <table:table-cell table:formula="of:=RANK(INDIRECT(ADDRESS(52;6;4));INDIRECT(ADDRESS(52;2;4)):INDIRECT(ADDRESS(52;11;4));1)" office:value-type="float" office:value="1">
            <text:p>1</text:p>
          </table:table-cell>
          <table:table-cell table:formula="of:=RANK(INDIRECT(ADDRESS(52;7;4));INDIRECT(ADDRESS(52;2;4)):INDIRECT(ADDRESS(52;11;4));1)" office:value-type="float" office:value="5">
            <text:p>5</text:p>
          </table:table-cell>
          <table:table-cell table:formula="of:=RANK(INDIRECT(ADDRESS(52;8;4));INDIRECT(ADDRESS(52;2;4)):INDIRECT(ADDRESS(52;11;4));1)" office:value-type="float" office:value="4">
            <text:p>4</text:p>
          </table:table-cell>
          <table:table-cell table:formula="of:=RANK(INDIRECT(ADDRESS(52;9;4));INDIRECT(ADDRESS(52;2;4)):INDIRECT(ADDRESS(52;11;4));1)" office:value-type="float" office:value="9">
            <text:p>9</text:p>
          </table:table-cell>
          <table:table-cell table:formula="of:=RANK(INDIRECT(ADDRESS(52;10;4));INDIRECT(ADDRESS(52;2;4)):INDIRECT(ADDRESS(52;11;4));1)" office:value-type="float" office:value="2">
            <text:p>2</text:p>
          </table:table-cell>
          <table:table-cell table:formula="of:=RANK(INDIRECT(ADDRESS(52;11;4));INDIRECT(ADDRESS(52;2;4)):INDIRECT(ADDRESS(52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53;2;4));INDIRECT(ADDRESS(53;2;4)):INDIRECT(ADDRESS(53;11;4));1)" office:value-type="float" office:value="8">
            <text:p>8</text:p>
          </table:table-cell>
          <table:table-cell table:formula="of:=RANK(INDIRECT(ADDRESS(53;3;4));INDIRECT(ADDRESS(53;2;4)):INDIRECT(ADDRESS(53;11;4));1)" office:value-type="float" office:value="7">
            <text:p>7</text:p>
          </table:table-cell>
          <table:table-cell table:formula="of:=RANK(INDIRECT(ADDRESS(53;4;4));INDIRECT(ADDRESS(53;2;4)):INDIRECT(ADDRESS(53;11;4));1)" office:value-type="float" office:value="9">
            <text:p>9</text:p>
          </table:table-cell>
          <table:table-cell table:formula="of:=RANK(INDIRECT(ADDRESS(53;5;4));INDIRECT(ADDRESS(53;2;4)):INDIRECT(ADDRESS(53;11;4));1)" office:value-type="float" office:value="1">
            <text:p>1</text:p>
          </table:table-cell>
          <table:table-cell table:formula="of:=RANK(INDIRECT(ADDRESS(53;6;4));INDIRECT(ADDRESS(53;2;4)):INDIRECT(ADDRESS(53;11;4));1)" office:value-type="float" office:value="4">
            <text:p>4</text:p>
          </table:table-cell>
          <table:table-cell table:formula="of:=RANK(INDIRECT(ADDRESS(53;7;4));INDIRECT(ADDRESS(53;2;4)):INDIRECT(ADDRESS(53;11;4));1)" office:value-type="float" office:value="10">
            <text:p>10</text:p>
          </table:table-cell>
          <table:table-cell table:formula="of:=RANK(INDIRECT(ADDRESS(53;8;4));INDIRECT(ADDRESS(53;2;4)):INDIRECT(ADDRESS(53;11;4));1)" office:value-type="float" office:value="2">
            <text:p>2</text:p>
          </table:table-cell>
          <table:table-cell table:formula="of:=RANK(INDIRECT(ADDRESS(53;9;4));INDIRECT(ADDRESS(53;2;4)):INDIRECT(ADDRESS(53;11;4));1)" office:value-type="float" office:value="6">
            <text:p>6</text:p>
          </table:table-cell>
          <table:table-cell table:formula="of:=RANK(INDIRECT(ADDRESS(53;10;4));INDIRECT(ADDRESS(53;2;4)):INDIRECT(ADDRESS(53;11;4));1)" office:value-type="float" office:value="3">
            <text:p>3</text:p>
          </table:table-cell>
          <table:table-cell table:formula="of:=RANK(INDIRECT(ADDRESS(53;11;4));INDIRECT(ADDRESS(53;2;4)):INDIRECT(ADDRESS(53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54;2;4));INDIRECT(ADDRESS(54;2;4)):INDIRECT(ADDRESS(54;11;4));1)" office:value-type="float" office:value="2">
            <text:p>2</text:p>
          </table:table-cell>
          <table:table-cell table:formula="of:=RANK(INDIRECT(ADDRESS(54;3;4));INDIRECT(ADDRESS(54;2;4)):INDIRECT(ADDRESS(54;11;4));1)" office:value-type="float" office:value="3">
            <text:p>3</text:p>
          </table:table-cell>
          <table:table-cell table:formula="of:=RANK(INDIRECT(ADDRESS(54;4;4));INDIRECT(ADDRESS(54;2;4)):INDIRECT(ADDRESS(54;11;4));1)" office:value-type="float" office:value="9">
            <text:p>9</text:p>
          </table:table-cell>
          <table:table-cell table:formula="of:=RANK(INDIRECT(ADDRESS(54;5;4));INDIRECT(ADDRESS(54;2;4)):INDIRECT(ADDRESS(54;11;4));1)" office:value-type="float" office:value="6">
            <text:p>6</text:p>
          </table:table-cell>
          <table:table-cell table:formula="of:=RANK(INDIRECT(ADDRESS(54;6;4));INDIRECT(ADDRESS(54;2;4)):INDIRECT(ADDRESS(54;11;4));1)" office:value-type="float" office:value="7">
            <text:p>7</text:p>
          </table:table-cell>
          <table:table-cell table:formula="of:=RANK(INDIRECT(ADDRESS(54;7;4));INDIRECT(ADDRESS(54;2;4)):INDIRECT(ADDRESS(54;11;4));1)" office:value-type="float" office:value="10">
            <text:p>10</text:p>
          </table:table-cell>
          <table:table-cell table:formula="of:=RANK(INDIRECT(ADDRESS(54;8;4));INDIRECT(ADDRESS(54;2;4)):INDIRECT(ADDRESS(54;11;4));1)" office:value-type="float" office:value="1">
            <text:p>1</text:p>
          </table:table-cell>
          <table:table-cell table:formula="of:=RANK(INDIRECT(ADDRESS(54;9;4));INDIRECT(ADDRESS(54;2;4)):INDIRECT(ADDRESS(54;11;4));1)" office:value-type="float" office:value="5">
            <text:p>5</text:p>
          </table:table-cell>
          <table:table-cell table:formula="of:=RANK(INDIRECT(ADDRESS(54;10;4));INDIRECT(ADDRESS(54;2;4)):INDIRECT(ADDRESS(54;11;4));1)" office:value-type="float" office:value="8">
            <text:p>8</text:p>
          </table:table-cell>
          <table:table-cell table:formula="of:=RANK(INDIRECT(ADDRESS(54;11;4));INDIRECT(ADDRESS(54;2;4)):INDIRECT(ADDRESS(54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5;2;4));INDIRECT(ADDRESS(55;2;4)):INDIRECT(ADDRESS(55;11;4));1)" office:value-type="float" office:value="2">
            <text:p>2</text:p>
          </table:table-cell>
          <table:table-cell table:formula="of:=RANK(INDIRECT(ADDRESS(55;3;4));INDIRECT(ADDRESS(55;2;4)):INDIRECT(ADDRESS(55;11;4));1)" office:value-type="float" office:value="2">
            <text:p>2</text:p>
          </table:table-cell>
          <table:table-cell table:formula="of:=RANK(INDIRECT(ADDRESS(55;4;4));INDIRECT(ADDRESS(55;2;4)):INDIRECT(ADDRESS(55;11;4));1)" office:value-type="float" office:value="2">
            <text:p>2</text:p>
          </table:table-cell>
          <table:table-cell table:formula="of:=RANK(INDIRECT(ADDRESS(55;5;4));INDIRECT(ADDRESS(55;2;4)):INDIRECT(ADDRESS(55;11;4));1)" office:value-type="float" office:value="2">
            <text:p>2</text:p>
          </table:table-cell>
          <table:table-cell table:formula="of:=RANK(INDIRECT(ADDRESS(55;6;4));INDIRECT(ADDRESS(55;2;4)):INDIRECT(ADDRESS(55;11;4));1)" office:value-type="float" office:value="2">
            <text:p>2</text:p>
          </table:table-cell>
          <table:table-cell table:formula="of:=RANK(INDIRECT(ADDRESS(55;7;4));INDIRECT(ADDRESS(55;2;4)):INDIRECT(ADDRESS(55;11;4));1)" office:value-type="float" office:value="2">
            <text:p>2</text:p>
          </table:table-cell>
          <table:table-cell table:formula="of:=RANK(INDIRECT(ADDRESS(55;8;4));INDIRECT(ADDRESS(55;2;4)):INDIRECT(ADDRESS(55;11;4));1)" office:value-type="float" office:value="1">
            <text:p>1</text:p>
          </table:table-cell>
          <table:table-cell table:formula="of:=RANK(INDIRECT(ADDRESS(55;9;4));INDIRECT(ADDRESS(55;2;4)):INDIRECT(ADDRESS(55;11;4));1)" office:value-type="float" office:value="2">
            <text:p>2</text:p>
          </table:table-cell>
          <table:table-cell table:formula="of:=RANK(INDIRECT(ADDRESS(55;10;4));INDIRECT(ADDRESS(55;2;4)):INDIRECT(ADDRESS(55;11;4));1)" office:value-type="float" office:value="2">
            <text:p>2</text:p>
          </table:table-cell>
          <table:table-cell table:formula="of:=RANK(INDIRECT(ADDRESS(55;11;4));INDIRECT(ADDRESS(55;2;4)):INDIRECT(ADDRESS(55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56;2;4));INDIRECT(ADDRESS(56;2;4)):INDIRECT(ADDRESS(56;11;4));1)" office:value-type="float" office:value="4">
            <text:p>4</text:p>
          </table:table-cell>
          <table:table-cell table:formula="of:=RANK(INDIRECT(ADDRESS(56;3;4));INDIRECT(ADDRESS(56;2;4)):INDIRECT(ADDRESS(56;11;4));1)" office:value-type="float" office:value="9">
            <text:p>9</text:p>
          </table:table-cell>
          <table:table-cell table:formula="of:=RANK(INDIRECT(ADDRESS(56;4;4));INDIRECT(ADDRESS(56;2;4)):INDIRECT(ADDRESS(56;11;4));1)" office:value-type="float" office:value="10">
            <text:p>10</text:p>
          </table:table-cell>
          <table:table-cell table:formula="of:=RANK(INDIRECT(ADDRESS(56;5;4));INDIRECT(ADDRESS(56;2;4)):INDIRECT(ADDRESS(56;11;4));1)" office:value-type="float" office:value="7">
            <text:p>7</text:p>
          </table:table-cell>
          <table:table-cell table:formula="of:=RANK(INDIRECT(ADDRESS(56;6;4));INDIRECT(ADDRESS(56;2;4)):INDIRECT(ADDRESS(56;11;4));1)" office:value-type="float" office:value="1">
            <text:p>1</text:p>
          </table:table-cell>
          <table:table-cell table:formula="of:=RANK(INDIRECT(ADDRESS(56;7;4));INDIRECT(ADDRESS(56;2;4)):INDIRECT(ADDRESS(56;11;4));1)" office:value-type="float" office:value="1">
            <text:p>1</text:p>
          </table:table-cell>
          <table:table-cell table:formula="of:=RANK(INDIRECT(ADDRESS(56;8;4));INDIRECT(ADDRESS(56;2;4)):INDIRECT(ADDRESS(56;11;4));1)" office:value-type="float" office:value="6">
            <text:p>6</text:p>
          </table:table-cell>
          <table:table-cell table:formula="of:=RANK(INDIRECT(ADDRESS(56;9;4));INDIRECT(ADDRESS(56;2;4)):INDIRECT(ADDRESS(56;11;4));1)" office:value-type="float" office:value="5">
            <text:p>5</text:p>
          </table:table-cell>
          <table:table-cell table:formula="of:=RANK(INDIRECT(ADDRESS(56;10;4));INDIRECT(ADDRESS(56;2;4)):INDIRECT(ADDRESS(56;11;4));1)" office:value-type="float" office:value="1">
            <text:p>1</text:p>
          </table:table-cell>
          <table:table-cell table:formula="of:=RANK(INDIRECT(ADDRESS(56;11;4));INDIRECT(ADDRESS(56;2;4)):INDIRECT(ADDRESS(56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7;2;4));INDIRECT(ADDRESS(57;2;4)):INDIRECT(ADDRESS(57;11;4));1)" office:value-type="float" office:value="7">
            <text:p>7</text:p>
          </table:table-cell>
          <table:table-cell table:formula="of:=RANK(INDIRECT(ADDRESS(57;3;4));INDIRECT(ADDRESS(57;2;4)):INDIRECT(ADDRESS(57;11;4));1)" office:value-type="float" office:value="5">
            <text:p>5</text:p>
          </table:table-cell>
          <table:table-cell table:formula="of:=RANK(INDIRECT(ADDRESS(57;4;4));INDIRECT(ADDRESS(57;2;4)):INDIRECT(ADDRESS(57;11;4));1)" office:value-type="float" office:value="8">
            <text:p>8</text:p>
          </table:table-cell>
          <table:table-cell table:formula="of:=RANK(INDIRECT(ADDRESS(57;5;4));INDIRECT(ADDRESS(57;2;4)):INDIRECT(ADDRESS(57;11;4));1)" office:value-type="float" office:value="1">
            <text:p>1</text:p>
          </table:table-cell>
          <table:table-cell table:formula="of:=RANK(INDIRECT(ADDRESS(57;6;4));INDIRECT(ADDRESS(57;2;4)):INDIRECT(ADDRESS(57;11;4));1)" office:value-type="float" office:value="2">
            <text:p>2</text:p>
          </table:table-cell>
          <table:table-cell table:formula="of:=RANK(INDIRECT(ADDRESS(57;7;4));INDIRECT(ADDRESS(57;2;4)):INDIRECT(ADDRESS(57;11;4));1)" office:value-type="float" office:value="9">
            <text:p>9</text:p>
          </table:table-cell>
          <table:table-cell table:formula="of:=RANK(INDIRECT(ADDRESS(57;8;4));INDIRECT(ADDRESS(57;2;4)):INDIRECT(ADDRESS(57;11;4));1)" office:value-type="float" office:value="6">
            <text:p>6</text:p>
          </table:table-cell>
          <table:table-cell table:formula="of:=RANK(INDIRECT(ADDRESS(57;9;4));INDIRECT(ADDRESS(57;2;4)):INDIRECT(ADDRESS(57;11;4));1)" office:value-type="float" office:value="3">
            <text:p>3</text:p>
          </table:table-cell>
          <table:table-cell table:formula="of:=RANK(INDIRECT(ADDRESS(57;10;4));INDIRECT(ADDRESS(57;2;4)):INDIRECT(ADDRESS(57;11;4));1)" office:value-type="float" office:value="10">
            <text:p>10</text:p>
          </table:table-cell>
          <table:table-cell table:formula="of:=RANK(INDIRECT(ADDRESS(57;11;4));INDIRECT(ADDRESS(57;2;4)):INDIRECT(ADDRESS(57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58;2;4));INDIRECT(ADDRESS(58;2;4)):INDIRECT(ADDRESS(58;11;4));1)" office:value-type="float" office:value="1">
            <text:p>1</text:p>
          </table:table-cell>
          <table:table-cell table:formula="of:=RANK(INDIRECT(ADDRESS(58;3;4));INDIRECT(ADDRESS(58;2;4)):INDIRECT(ADDRESS(58;11;4));1)" office:value-type="float" office:value="5">
            <text:p>5</text:p>
          </table:table-cell>
          <table:table-cell table:formula="of:=RANK(INDIRECT(ADDRESS(58;4;4));INDIRECT(ADDRESS(58;2;4)):INDIRECT(ADDRESS(58;11;4));1)" office:value-type="float" office:value="5">
            <text:p>5</text:p>
          </table:table-cell>
          <table:table-cell table:formula="of:=RANK(INDIRECT(ADDRESS(58;5;4));INDIRECT(ADDRESS(58;2;4)):INDIRECT(ADDRESS(58;11;4));1)" office:value-type="float" office:value="5">
            <text:p>5</text:p>
          </table:table-cell>
          <table:table-cell table:formula="of:=RANK(INDIRECT(ADDRESS(58;6;4));INDIRECT(ADDRESS(58;2;4)):INDIRECT(ADDRESS(58;11;4));1)" office:value-type="float" office:value="5">
            <text:p>5</text:p>
          </table:table-cell>
          <table:table-cell table:formula="of:=RANK(INDIRECT(ADDRESS(58;7;4));INDIRECT(ADDRESS(58;2;4)):INDIRECT(ADDRESS(58;11;4));1)" office:value-type="float" office:value="4">
            <text:p>4</text:p>
          </table:table-cell>
          <table:table-cell table:formula="of:=RANK(INDIRECT(ADDRESS(58;8;4));INDIRECT(ADDRESS(58;2;4)):INDIRECT(ADDRESS(58;11;4));1)" office:value-type="float" office:value="5">
            <text:p>5</text:p>
          </table:table-cell>
          <table:table-cell table:formula="of:=RANK(INDIRECT(ADDRESS(58;9;4));INDIRECT(ADDRESS(58;2;4)):INDIRECT(ADDRESS(58;11;4));1)" office:value-type="float" office:value="2">
            <text:p>2</text:p>
          </table:table-cell>
          <table:table-cell table:formula="of:=RANK(INDIRECT(ADDRESS(58;10;4));INDIRECT(ADDRESS(58;2;4)):INDIRECT(ADDRESS(58;11;4));1)" office:value-type="float" office:value="5">
            <text:p>5</text:p>
          </table:table-cell>
          <table:table-cell table:formula="of:=RANK(INDIRECT(ADDRESS(58;11;4));INDIRECT(ADDRESS(58;2;4)):INDIRECT(ADDRESS(58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59;2;4));INDIRECT(ADDRESS(59;2;4)):INDIRECT(ADDRESS(59;11;4));1)" office:value-type="float" office:value="7">
            <text:p>7</text:p>
          </table:table-cell>
          <table:table-cell table:formula="of:=RANK(INDIRECT(ADDRESS(59;3;4));INDIRECT(ADDRESS(59;2;4)):INDIRECT(ADDRESS(59;11;4));1)" office:value-type="float" office:value="6">
            <text:p>6</text:p>
          </table:table-cell>
          <table:table-cell table:formula="of:=RANK(INDIRECT(ADDRESS(59;4;4));INDIRECT(ADDRESS(59;2;4)):INDIRECT(ADDRESS(59;11;4));1)" office:value-type="float" office:value="9">
            <text:p>9</text:p>
          </table:table-cell>
          <table:table-cell table:formula="of:=RANK(INDIRECT(ADDRESS(59;5;4));INDIRECT(ADDRESS(59;2;4)):INDIRECT(ADDRESS(59;11;4));1)" office:value-type="float" office:value="1">
            <text:p>1</text:p>
          </table:table-cell>
          <table:table-cell table:formula="of:=RANK(INDIRECT(ADDRESS(59;6;4));INDIRECT(ADDRESS(59;2;4)):INDIRECT(ADDRESS(59;11;4));1)" office:value-type="float" office:value="1">
            <text:p>1</text:p>
          </table:table-cell>
          <table:table-cell table:formula="of:=RANK(INDIRECT(ADDRESS(59;7;4));INDIRECT(ADDRESS(59;2;4)):INDIRECT(ADDRESS(59;11;4));1)" office:value-type="float" office:value="5">
            <text:p>5</text:p>
          </table:table-cell>
          <table:table-cell table:formula="of:=RANK(INDIRECT(ADDRESS(59;8;4));INDIRECT(ADDRESS(59;2;4)):INDIRECT(ADDRESS(59;11;4));1)" office:value-type="float" office:value="1">
            <text:p>1</text:p>
          </table:table-cell>
          <table:table-cell table:formula="of:=RANK(INDIRECT(ADDRESS(59;9;4));INDIRECT(ADDRESS(59;2;4)):INDIRECT(ADDRESS(59;11;4));1)" office:value-type="float" office:value="8">
            <text:p>8</text:p>
          </table:table-cell>
          <table:table-cell table:formula="of:=RANK(INDIRECT(ADDRESS(59;10;4));INDIRECT(ADDRESS(59;2;4)):INDIRECT(ADDRESS(59;11;4));1)" office:value-type="float" office:value="1">
            <text:p>1</text:p>
          </table:table-cell>
          <table:table-cell table:formula="of:=RANK(INDIRECT(ADDRESS(59;11;4));INDIRECT(ADDRESS(59;2;4)):INDIRECT(ADDRESS(59;11;4));1)" office:value-type="float" office:value="10">
            <text:p>10</text:p>
          </table:table-cell>
        </table:table-row>
        <table:table-row table:style-name="ro2">
          <table:table-cell/>
          <table:table-cell table:formula="of:=RANK(INDIRECT(ADDRESS(60;2;4));INDIRECT(ADDRESS(60;2;4)):INDIRECT(ADDRESS(60;11;4));1)" office:value-type="float" office:value="2">
            <text:p>2</text:p>
          </table:table-cell>
          <table:table-cell table:formula="of:=RANK(INDIRECT(ADDRESS(60;3;4));INDIRECT(ADDRESS(60;2;4)):INDIRECT(ADDRESS(60;11;4));1)" office:value-type="float" office:value="8">
            <text:p>8</text:p>
          </table:table-cell>
          <table:table-cell table:formula="of:=RANK(INDIRECT(ADDRESS(60;4;4));INDIRECT(ADDRESS(60;2;4)):INDIRECT(ADDRESS(60;11;4));1)" office:value-type="float" office:value="9">
            <text:p>9</text:p>
          </table:table-cell>
          <table:table-cell table:formula="of:=RANK(INDIRECT(ADDRESS(60;5;4));INDIRECT(ADDRESS(60;2;4)):INDIRECT(ADDRESS(60;11;4));1)" office:value-type="float" office:value="4">
            <text:p>4</text:p>
          </table:table-cell>
          <table:table-cell table:formula="of:=RANK(INDIRECT(ADDRESS(60;6;4));INDIRECT(ADDRESS(60;2;4)):INDIRECT(ADDRESS(60;11;4));1)" office:value-type="float" office:value="5">
            <text:p>5</text:p>
          </table:table-cell>
          <table:table-cell table:formula="of:=RANK(INDIRECT(ADDRESS(60;7;4));INDIRECT(ADDRESS(60;2;4)):INDIRECT(ADDRESS(60;11;4));1)" office:value-type="float" office:value="10">
            <text:p>10</text:p>
          </table:table-cell>
          <table:table-cell table:formula="of:=RANK(INDIRECT(ADDRESS(60;8;4));INDIRECT(ADDRESS(60;2;4)):INDIRECT(ADDRESS(60;11;4));1)" office:value-type="float" office:value="6">
            <text:p>6</text:p>
          </table:table-cell>
          <table:table-cell table:formula="of:=RANK(INDIRECT(ADDRESS(60;9;4));INDIRECT(ADDRESS(60;2;4)):INDIRECT(ADDRESS(60;11;4));1)" office:value-type="float" office:value="3">
            <text:p>3</text:p>
          </table:table-cell>
          <table:table-cell table:formula="of:=RANK(INDIRECT(ADDRESS(60;10;4));INDIRECT(ADDRESS(60;2;4)):INDIRECT(ADDRESS(60;11;4));1)" office:value-type="float" office:value="7">
            <text:p>7</text:p>
          </table:table-cell>
          <table:table-cell table:formula="of:=RANK(INDIRECT(ADDRESS(60;11;4));INDIRECT(ADDRESS(60;2;4)):INDIRECT(ADDRESS(60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1;2;4));INDIRECT(ADDRESS(61;2;4)):INDIRECT(ADDRESS(61;11;4));1)" office:value-type="float" office:value="6">
            <text:p>6</text:p>
          </table:table-cell>
          <table:table-cell table:formula="of:=RANK(INDIRECT(ADDRESS(61;3;4));INDIRECT(ADDRESS(61;2;4)):INDIRECT(ADDRESS(61;11;4));1)" office:value-type="float" office:value="8">
            <text:p>8</text:p>
          </table:table-cell>
          <table:table-cell table:formula="of:=RANK(INDIRECT(ADDRESS(61;4;4));INDIRECT(ADDRESS(61;2;4)):INDIRECT(ADDRESS(61;11;4));1)" office:value-type="float" office:value="10">
            <text:p>10</text:p>
          </table:table-cell>
          <table:table-cell table:formula="of:=RANK(INDIRECT(ADDRESS(61;5;4));INDIRECT(ADDRESS(61;2;4)):INDIRECT(ADDRESS(61;11;4));1)" office:value-type="float" office:value="3">
            <text:p>3</text:p>
          </table:table-cell>
          <table:table-cell table:formula="of:=RANK(INDIRECT(ADDRESS(61;6;4));INDIRECT(ADDRESS(61;2;4)):INDIRECT(ADDRESS(61;11;4));1)" office:value-type="float" office:value="1">
            <text:p>1</text:p>
          </table:table-cell>
          <table:table-cell table:formula="of:=RANK(INDIRECT(ADDRESS(61;7;4));INDIRECT(ADDRESS(61;2;4)):INDIRECT(ADDRESS(61;11;4));1)" office:value-type="float" office:value="9">
            <text:p>9</text:p>
          </table:table-cell>
          <table:table-cell table:formula="of:=RANK(INDIRECT(ADDRESS(61;8;4));INDIRECT(ADDRESS(61;2;4)):INDIRECT(ADDRESS(61;11;4));1)" office:value-type="float" office:value="4">
            <text:p>4</text:p>
          </table:table-cell>
          <table:table-cell table:formula="of:=RANK(INDIRECT(ADDRESS(61;9;4));INDIRECT(ADDRESS(61;2;4)):INDIRECT(ADDRESS(61;11;4));1)" office:value-type="float" office:value="7">
            <text:p>7</text:p>
          </table:table-cell>
          <table:table-cell table:formula="of:=RANK(INDIRECT(ADDRESS(61;10;4));INDIRECT(ADDRESS(61;2;4)):INDIRECT(ADDRESS(61;11;4));1)" office:value-type="float" office:value="1">
            <text:p>1</text:p>
          </table:table-cell>
          <table:table-cell table:formula="of:=RANK(INDIRECT(ADDRESS(61;11;4));INDIRECT(ADDRESS(61;2;4)):INDIRECT(ADDRESS(61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62;2;4));INDIRECT(ADDRESS(62;2;4)):INDIRECT(ADDRESS(62;11;4));1)" office:value-type="float" office:value="7">
            <text:p>7</text:p>
          </table:table-cell>
          <table:table-cell table:formula="of:=RANK(INDIRECT(ADDRESS(62;3;4));INDIRECT(ADDRESS(62;2;4)):INDIRECT(ADDRESS(62;11;4));1)" office:value-type="float" office:value="10">
            <text:p>10</text:p>
          </table:table-cell>
          <table:table-cell table:formula="of:=RANK(INDIRECT(ADDRESS(62;4;4));INDIRECT(ADDRESS(62;2;4)):INDIRECT(ADDRESS(62;11;4));1)" office:value-type="float" office:value="8">
            <text:p>8</text:p>
          </table:table-cell>
          <table:table-cell table:formula="of:=RANK(INDIRECT(ADDRESS(62;5;4));INDIRECT(ADDRESS(62;2;4)):INDIRECT(ADDRESS(62;11;4));1)" office:value-type="float" office:value="1">
            <text:p>1</text:p>
          </table:table-cell>
          <table:table-cell table:formula="of:=RANK(INDIRECT(ADDRESS(62;6;4));INDIRECT(ADDRESS(62;2;4)):INDIRECT(ADDRESS(62;11;4));1)" office:value-type="float" office:value="3">
            <text:p>3</text:p>
          </table:table-cell>
          <table:table-cell table:formula="of:=RANK(INDIRECT(ADDRESS(62;7;4));INDIRECT(ADDRESS(62;2;4)):INDIRECT(ADDRESS(62;11;4));1)" office:value-type="float" office:value="9">
            <text:p>9</text:p>
          </table:table-cell>
          <table:table-cell table:formula="of:=RANK(INDIRECT(ADDRESS(62;8;4));INDIRECT(ADDRESS(62;2;4)):INDIRECT(ADDRESS(62;11;4));1)" office:value-type="float" office:value="2">
            <text:p>2</text:p>
          </table:table-cell>
          <table:table-cell table:formula="of:=RANK(INDIRECT(ADDRESS(62;9;4));INDIRECT(ADDRESS(62;2;4)):INDIRECT(ADDRESS(62;11;4));1)" office:value-type="float" office:value="6">
            <text:p>6</text:p>
          </table:table-cell>
          <table:table-cell table:formula="of:=RANK(INDIRECT(ADDRESS(62;10;4));INDIRECT(ADDRESS(62;2;4)):INDIRECT(ADDRESS(62;11;4));1)" office:value-type="float" office:value="4">
            <text:p>4</text:p>
          </table:table-cell>
          <table:table-cell table:formula="of:=RANK(INDIRECT(ADDRESS(62;11;4));INDIRECT(ADDRESS(62;2;4)):INDIRECT(ADDRESS(62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63;2;4));INDIRECT(ADDRESS(63;2;4)):INDIRECT(ADDRESS(63;11;4));1)" office:value-type="float" office:value="7">
            <text:p>7</text:p>
          </table:table-cell>
          <table:table-cell table:formula="of:=RANK(INDIRECT(ADDRESS(63;3;4));INDIRECT(ADDRESS(63;2;4)):INDIRECT(ADDRESS(63;11;4));1)" office:value-type="float" office:value="4">
            <text:p>4</text:p>
          </table:table-cell>
          <table:table-cell table:formula="of:=RANK(INDIRECT(ADDRESS(63;4;4));INDIRECT(ADDRESS(63;2;4)):INDIRECT(ADDRESS(63;11;4));1)" office:value-type="float" office:value="8">
            <text:p>8</text:p>
          </table:table-cell>
          <table:table-cell table:formula="of:=RANK(INDIRECT(ADDRESS(63;5;4));INDIRECT(ADDRESS(63;2;4)):INDIRECT(ADDRESS(63;11;4));1)" office:value-type="float" office:value="5">
            <text:p>5</text:p>
          </table:table-cell>
          <table:table-cell table:formula="of:=RANK(INDIRECT(ADDRESS(63;6;4));INDIRECT(ADDRESS(63;2;4)):INDIRECT(ADDRESS(63;11;4));1)" office:value-type="float" office:value="3">
            <text:p>3</text:p>
          </table:table-cell>
          <table:table-cell table:formula="of:=RANK(INDIRECT(ADDRESS(63;7;4));INDIRECT(ADDRESS(63;2;4)):INDIRECT(ADDRESS(63;11;4));1)" office:value-type="float" office:value="9">
            <text:p>9</text:p>
          </table:table-cell>
          <table:table-cell table:formula="of:=RANK(INDIRECT(ADDRESS(63;8;4));INDIRECT(ADDRESS(63;2;4)):INDIRECT(ADDRESS(63;11;4));1)" office:value-type="float" office:value="6">
            <text:p>6</text:p>
          </table:table-cell>
          <table:table-cell table:formula="of:=RANK(INDIRECT(ADDRESS(63;9;4));INDIRECT(ADDRESS(63;2;4)):INDIRECT(ADDRESS(63;11;4));1)" office:value-type="float" office:value="1">
            <text:p>1</text:p>
          </table:table-cell>
          <table:table-cell table:formula="of:=RANK(INDIRECT(ADDRESS(63;10;4));INDIRECT(ADDRESS(63;2;4)):INDIRECT(ADDRESS(63;11;4));1)" office:value-type="float" office:value="10">
            <text:p>10</text:p>
          </table:table-cell>
          <table:table-cell table:formula="of:=RANK(INDIRECT(ADDRESS(63;11;4));INDIRECT(ADDRESS(63;2;4)):INDIRECT(ADDRESS(63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4;2;4));INDIRECT(ADDRESS(64;2;4)):INDIRECT(ADDRESS(64;11;4));1)" office:value-type="float" office:value="7">
            <text:p>7</text:p>
          </table:table-cell>
          <table:table-cell table:formula="of:=RANK(INDIRECT(ADDRESS(64;3;4));INDIRECT(ADDRESS(64;2;4)):INDIRECT(ADDRESS(64;11;4));1)" office:value-type="float" office:value="8">
            <text:p>8</text:p>
          </table:table-cell>
          <table:table-cell table:formula="of:=RANK(INDIRECT(ADDRESS(64;4;4));INDIRECT(ADDRESS(64;2;4)):INDIRECT(ADDRESS(64;11;4));1)" office:value-type="float" office:value="10">
            <text:p>10</text:p>
          </table:table-cell>
          <table:table-cell table:formula="of:=RANK(INDIRECT(ADDRESS(64;5;4));INDIRECT(ADDRESS(64;2;4)):INDIRECT(ADDRESS(64;11;4));1)" office:value-type="float" office:value="9">
            <text:p>9</text:p>
          </table:table-cell>
          <table:table-cell table:formula="of:=RANK(INDIRECT(ADDRESS(64;6;4));INDIRECT(ADDRESS(64;2;4)):INDIRECT(ADDRESS(64;11;4));1)" office:value-type="float" office:value="3">
            <text:p>3</text:p>
          </table:table-cell>
          <table:table-cell table:formula="of:=RANK(INDIRECT(ADDRESS(64;7;4));INDIRECT(ADDRESS(64;2;4)):INDIRECT(ADDRESS(64;11;4));1)" office:value-type="float" office:value="4">
            <text:p>4</text:p>
          </table:table-cell>
          <table:table-cell table:formula="of:=RANK(INDIRECT(ADDRESS(64;8;4));INDIRECT(ADDRESS(64;2;4)):INDIRECT(ADDRESS(64;11;4));1)" office:value-type="float" office:value="5">
            <text:p>5</text:p>
          </table:table-cell>
          <table:table-cell table:formula="of:=RANK(INDIRECT(ADDRESS(64;9;4));INDIRECT(ADDRESS(64;2;4)):INDIRECT(ADDRESS(64;11;4));1)" office:value-type="float" office:value="6">
            <text:p>6</text:p>
          </table:table-cell>
          <table:table-cell table:formula="of:=RANK(INDIRECT(ADDRESS(64;10;4));INDIRECT(ADDRESS(64;2;4)):INDIRECT(ADDRESS(64;11;4));1)" office:value-type="float" office:value="1">
            <text:p>1</text:p>
          </table:table-cell>
          <table:table-cell table:formula="of:=RANK(INDIRECT(ADDRESS(64;11;4));INDIRECT(ADDRESS(64;2;4)):INDIRECT(ADDRESS(64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5;2;4));INDIRECT(ADDRESS(65;2;4)):INDIRECT(ADDRESS(65;11;4));1)" office:value-type="float" office:value="6">
            <text:p>6</text:p>
          </table:table-cell>
          <table:table-cell table:formula="of:=RANK(INDIRECT(ADDRESS(65;3;4));INDIRECT(ADDRESS(65;2;4)):INDIRECT(ADDRESS(65;11;4));1)" office:value-type="float" office:value="4">
            <text:p>4</text:p>
          </table:table-cell>
          <table:table-cell table:formula="of:=RANK(INDIRECT(ADDRESS(65;4;4));INDIRECT(ADDRESS(65;2;4)):INDIRECT(ADDRESS(65;11;4));1)" office:value-type="float" office:value="5">
            <text:p>5</text:p>
          </table:table-cell>
          <table:table-cell table:formula="of:=RANK(INDIRECT(ADDRESS(65;5;4));INDIRECT(ADDRESS(65;2;4)):INDIRECT(ADDRESS(65;11;4));1)" office:value-type="float" office:value="6">
            <text:p>6</text:p>
          </table:table-cell>
          <table:table-cell table:formula="of:=RANK(INDIRECT(ADDRESS(65;6;4));INDIRECT(ADDRESS(65;2;4)):INDIRECT(ADDRESS(65;11;4));1)" office:value-type="float" office:value="1">
            <text:p>1</text:p>
          </table:table-cell>
          <table:table-cell table:formula="of:=RANK(INDIRECT(ADDRESS(65;7;4));INDIRECT(ADDRESS(65;2;4)):INDIRECT(ADDRESS(65;11;4));1)" office:value-type="float" office:value="6">
            <text:p>6</text:p>
          </table:table-cell>
          <table:table-cell table:formula="of:=RANK(INDIRECT(ADDRESS(65;8;4));INDIRECT(ADDRESS(65;2;4)):INDIRECT(ADDRESS(65;11;4));1)" office:value-type="float" office:value="6">
            <text:p>6</text:p>
          </table:table-cell>
          <table:table-cell table:formula="of:=RANK(INDIRECT(ADDRESS(65;9;4));INDIRECT(ADDRESS(65;2;4)):INDIRECT(ADDRESS(65;11;4));1)" office:value-type="float" office:value="6">
            <text:p>6</text:p>
          </table:table-cell>
          <table:table-cell table:formula="of:=RANK(INDIRECT(ADDRESS(65;10;4));INDIRECT(ADDRESS(65;2;4)):INDIRECT(ADDRESS(65;11;4));1)" office:value-type="float" office:value="2">
            <text:p>2</text:p>
          </table:table-cell>
          <table:table-cell table:formula="of:=RANK(INDIRECT(ADDRESS(65;11;4));INDIRECT(ADDRESS(65;2;4)):INDIRECT(ADDRESS(65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66;2;4));INDIRECT(ADDRESS(66;2;4)):INDIRECT(ADDRESS(66;11;4));1)" office:value-type="float" office:value="9">
            <text:p>9</text:p>
          </table:table-cell>
          <table:table-cell table:formula="of:=RANK(INDIRECT(ADDRESS(66;3;4));INDIRECT(ADDRESS(66;2;4)):INDIRECT(ADDRESS(66;11;4));1)" office:value-type="float" office:value="3">
            <text:p>3</text:p>
          </table:table-cell>
          <table:table-cell table:formula="of:=RANK(INDIRECT(ADDRESS(66;4;4));INDIRECT(ADDRESS(66;2;4)):INDIRECT(ADDRESS(66;11;4));1)" office:value-type="float" office:value="6">
            <text:p>6</text:p>
          </table:table-cell>
          <table:table-cell table:formula="of:=RANK(INDIRECT(ADDRESS(66;5;4));INDIRECT(ADDRESS(66;2;4)):INDIRECT(ADDRESS(66;11;4));1)" office:value-type="float" office:value="8">
            <text:p>8</text:p>
          </table:table-cell>
          <table:table-cell table:formula="of:=RANK(INDIRECT(ADDRESS(66;6;4));INDIRECT(ADDRESS(66;2;4)):INDIRECT(ADDRESS(66;11;4));1)" office:value-type="float" office:value="5">
            <text:p>5</text:p>
          </table:table-cell>
          <table:table-cell table:formula="of:=RANK(INDIRECT(ADDRESS(66;7;4));INDIRECT(ADDRESS(66;2;4)):INDIRECT(ADDRESS(66;11;4));1)" office:value-type="float" office:value="10">
            <text:p>10</text:p>
          </table:table-cell>
          <table:table-cell table:formula="of:=RANK(INDIRECT(ADDRESS(66;8;4));INDIRECT(ADDRESS(66;2;4)):INDIRECT(ADDRESS(66;11;4));1)" office:value-type="float" office:value="7">
            <text:p>7</text:p>
          </table:table-cell>
          <table:table-cell table:formula="of:=RANK(INDIRECT(ADDRESS(66;9;4));INDIRECT(ADDRESS(66;2;4)):INDIRECT(ADDRESS(66;11;4));1)" office:value-type="float" office:value="1">
            <text:p>1</text:p>
          </table:table-cell>
          <table:table-cell table:formula="of:=RANK(INDIRECT(ADDRESS(66;10;4));INDIRECT(ADDRESS(66;2;4)):INDIRECT(ADDRESS(66;11;4));1)" office:value-type="float" office:value="4">
            <text:p>4</text:p>
          </table:table-cell>
          <table:table-cell table:formula="of:=RANK(INDIRECT(ADDRESS(66;11;4));INDIRECT(ADDRESS(66;2;4)):INDIRECT(ADDRESS(66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7;2;4));INDIRECT(ADDRESS(67;2;4)):INDIRECT(ADDRESS(67;11;4));1)" office:value-type="float" office:value="2">
            <text:p>2</text:p>
          </table:table-cell>
          <table:table-cell table:formula="of:=RANK(INDIRECT(ADDRESS(67;3;4));INDIRECT(ADDRESS(67;2;4)):INDIRECT(ADDRESS(67;11;4));1)" office:value-type="float" office:value="2">
            <text:p>2</text:p>
          </table:table-cell>
          <table:table-cell table:formula="of:=RANK(INDIRECT(ADDRESS(67;4;4));INDIRECT(ADDRESS(67;2;4)):INDIRECT(ADDRESS(67;11;4));1)" office:value-type="float" office:value="2">
            <text:p>2</text:p>
          </table:table-cell>
          <table:table-cell table:formula="of:=RANK(INDIRECT(ADDRESS(67;5;4));INDIRECT(ADDRESS(67;2;4)):INDIRECT(ADDRESS(67;11;4));1)" office:value-type="float" office:value="2">
            <text:p>2</text:p>
          </table:table-cell>
          <table:table-cell table:formula="of:=RANK(INDIRECT(ADDRESS(67;6;4));INDIRECT(ADDRESS(67;2;4)):INDIRECT(ADDRESS(67;11;4));1)" office:value-type="float" office:value="2">
            <text:p>2</text:p>
          </table:table-cell>
          <table:table-cell table:formula="of:=RANK(INDIRECT(ADDRESS(67;7;4));INDIRECT(ADDRESS(67;2;4)):INDIRECT(ADDRESS(67;11;4));1)" office:value-type="float" office:value="2">
            <text:p>2</text:p>
          </table:table-cell>
          <table:table-cell table:formula="of:=RANK(INDIRECT(ADDRESS(67;8;4));INDIRECT(ADDRESS(67;2;4)):INDIRECT(ADDRESS(67;11;4));1)" office:value-type="float" office:value="2">
            <text:p>2</text:p>
          </table:table-cell>
          <table:table-cell table:formula="of:=RANK(INDIRECT(ADDRESS(67;9;4));INDIRECT(ADDRESS(67;2;4)):INDIRECT(ADDRESS(67;11;4));1)" office:value-type="float" office:value="1">
            <text:p>1</text:p>
          </table:table-cell>
          <table:table-cell table:formula="of:=RANK(INDIRECT(ADDRESS(67;10;4));INDIRECT(ADDRESS(67;2;4)):INDIRECT(ADDRESS(67;11;4));1)" office:value-type="float" office:value="2">
            <text:p>2</text:p>
          </table:table-cell>
          <table:table-cell table:formula="of:=RANK(INDIRECT(ADDRESS(67;11;4));INDIRECT(ADDRESS(67;2;4)):INDIRECT(ADDRESS(67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8;2;4));INDIRECT(ADDRESS(68;2;4)):INDIRECT(ADDRESS(68;11;4));1)" office:value-type="float" office:value="9">
            <text:p>9</text:p>
          </table:table-cell>
          <table:table-cell table:formula="of:=RANK(INDIRECT(ADDRESS(68;3;4));INDIRECT(ADDRESS(68;2;4)):INDIRECT(ADDRESS(68;11;4));1)" office:value-type="float" office:value="7">
            <text:p>7</text:p>
          </table:table-cell>
          <table:table-cell table:formula="of:=RANK(INDIRECT(ADDRESS(68;4;4));INDIRECT(ADDRESS(68;2;4)):INDIRECT(ADDRESS(68;11;4));1)" office:value-type="float" office:value="10">
            <text:p>10</text:p>
          </table:table-cell>
          <table:table-cell table:formula="of:=RANK(INDIRECT(ADDRESS(68;5;4));INDIRECT(ADDRESS(68;2;4)):INDIRECT(ADDRESS(68;11;4));1)" office:value-type="float" office:value="1">
            <text:p>1</text:p>
          </table:table-cell>
          <table:table-cell table:formula="of:=RANK(INDIRECT(ADDRESS(68;6;4));INDIRECT(ADDRESS(68;2;4)):INDIRECT(ADDRESS(68;11;4));1)" office:value-type="float" office:value="1">
            <text:p>1</text:p>
          </table:table-cell>
          <table:table-cell table:formula="of:=RANK(INDIRECT(ADDRESS(68;7;4));INDIRECT(ADDRESS(68;2;4)):INDIRECT(ADDRESS(68;11;4));1)" office:value-type="float" office:value="1">
            <text:p>1</text:p>
          </table:table-cell>
          <table:table-cell table:formula="of:=RANK(INDIRECT(ADDRESS(68;8;4));INDIRECT(ADDRESS(68;2;4)):INDIRECT(ADDRESS(68;11;4));1)" office:value-type="float" office:value="6">
            <text:p>6</text:p>
          </table:table-cell>
          <table:table-cell table:formula="of:=RANK(INDIRECT(ADDRESS(68;9;4));INDIRECT(ADDRESS(68;2;4)):INDIRECT(ADDRESS(68;11;4));1)" office:value-type="float" office:value="8">
            <text:p>8</text:p>
          </table:table-cell>
          <table:table-cell table:formula="of:=RANK(INDIRECT(ADDRESS(68;10;4));INDIRECT(ADDRESS(68;2;4)):INDIRECT(ADDRESS(68;11;4));1)" office:value-type="float" office:value="1">
            <text:p>1</text:p>
          </table:table-cell>
          <table:table-cell table:formula="of:=RANK(INDIRECT(ADDRESS(68;11;4));INDIRECT(ADDRESS(68;2;4)):INDIRECT(ADDRESS(68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9;2;4));INDIRECT(ADDRESS(69;2;4)):INDIRECT(ADDRESS(69;11;4));1)" office:value-type="float" office:value="10">
            <text:p>10</text:p>
          </table:table-cell>
          <table:table-cell table:formula="of:=RANK(INDIRECT(ADDRESS(69;3;4));INDIRECT(ADDRESS(69;2;4)):INDIRECT(ADDRESS(69;11;4));1)" office:value-type="float" office:value="8">
            <text:p>8</text:p>
          </table:table-cell>
          <table:table-cell table:formula="of:=RANK(INDIRECT(ADDRESS(69;4;4));INDIRECT(ADDRESS(69;2;4)):INDIRECT(ADDRESS(69;11;4));1)" office:value-type="float" office:value="7">
            <text:p>7</text:p>
          </table:table-cell>
          <table:table-cell table:formula="of:=RANK(INDIRECT(ADDRESS(69;5;4));INDIRECT(ADDRESS(69;2;4)):INDIRECT(ADDRESS(69;11;4));1)" office:value-type="float" office:value="1">
            <text:p>1</text:p>
          </table:table-cell>
          <table:table-cell table:formula="of:=RANK(INDIRECT(ADDRESS(69;6;4));INDIRECT(ADDRESS(69;2;4)):INDIRECT(ADDRESS(69;11;4));1)" office:value-type="float" office:value="2">
            <text:p>2</text:p>
          </table:table-cell>
          <table:table-cell table:formula="of:=RANK(INDIRECT(ADDRESS(69;7;4));INDIRECT(ADDRESS(69;2;4)):INDIRECT(ADDRESS(69;11;4));1)" office:value-type="float" office:value="9">
            <text:p>9</text:p>
          </table:table-cell>
          <table:table-cell table:formula="of:=RANK(INDIRECT(ADDRESS(69;8;4));INDIRECT(ADDRESS(69;2;4)):INDIRECT(ADDRESS(69;11;4));1)" office:value-type="float" office:value="4">
            <text:p>4</text:p>
          </table:table-cell>
          <table:table-cell table:formula="of:=RANK(INDIRECT(ADDRESS(69;9;4));INDIRECT(ADDRESS(69;2;4)):INDIRECT(ADDRESS(69;11;4));1)" office:value-type="float" office:value="6">
            <text:p>6</text:p>
          </table:table-cell>
          <table:table-cell table:formula="of:=RANK(INDIRECT(ADDRESS(69;10;4));INDIRECT(ADDRESS(69;2;4)):INDIRECT(ADDRESS(69;11;4));1)" office:value-type="float" office:value="3">
            <text:p>3</text:p>
          </table:table-cell>
          <table:table-cell table:formula="of:=RANK(INDIRECT(ADDRESS(69;11;4));INDIRECT(ADDRESS(69;2;4)):INDIRECT(ADDRESS(69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70;2;4));INDIRECT(ADDRESS(70;2;4)):INDIRECT(ADDRESS(70;11;4));1)" office:value-type="float" office:value="1">
            <text:p>1</text:p>
          </table:table-cell>
          <table:table-cell table:formula="of:=RANK(INDIRECT(ADDRESS(70;3;4));INDIRECT(ADDRESS(70;2;4)):INDIRECT(ADDRESS(70;11;4));1)" office:value-type="float" office:value="1">
            <text:p>1</text:p>
          </table:table-cell>
          <table:table-cell table:formula="of:=RANK(INDIRECT(ADDRESS(70;4;4));INDIRECT(ADDRESS(70;2;4)):INDIRECT(ADDRESS(70;11;4));1)" office:value-type="float" office:value="1">
            <text:p>1</text:p>
          </table:table-cell>
          <table:table-cell table:formula="of:=RANK(INDIRECT(ADDRESS(70;5;4));INDIRECT(ADDRESS(70;2;4)):INDIRECT(ADDRESS(70;11;4));1)" office:value-type="float" office:value="1">
            <text:p>1</text:p>
          </table:table-cell>
          <table:table-cell table:formula="of:=RANK(INDIRECT(ADDRESS(70;6;4));INDIRECT(ADDRESS(70;2;4)):INDIRECT(ADDRESS(70;11;4));1)" office:value-type="float" office:value="1">
            <text:p>1</text:p>
          </table:table-cell>
          <table:table-cell table:formula="of:=RANK(INDIRECT(ADDRESS(70;7;4));INDIRECT(ADDRESS(70;2;4)):INDIRECT(ADDRESS(70;11;4));1)" office:value-type="float" office:value="1">
            <text:p>1</text:p>
          </table:table-cell>
          <table:table-cell table:formula="of:=RANK(INDIRECT(ADDRESS(70;8;4));INDIRECT(ADDRESS(70;2;4)):INDIRECT(ADDRESS(70;11;4));1)" office:value-type="float" office:value="1">
            <text:p>1</text:p>
          </table:table-cell>
          <table:table-cell table:formula="of:=RANK(INDIRECT(ADDRESS(70;9;4));INDIRECT(ADDRESS(70;2;4)):INDIRECT(ADDRESS(70;11;4));1)" office:value-type="float" office:value="1">
            <text:p>1</text:p>
          </table:table-cell>
          <table:table-cell table:formula="of:=RANK(INDIRECT(ADDRESS(70;10;4));INDIRECT(ADDRESS(70;2;4)):INDIRECT(ADDRESS(70;11;4));1)" office:value-type="float" office:value="1">
            <text:p>1</text:p>
          </table:table-cell>
          <table:table-cell table:formula="of:=RANK(INDIRECT(ADDRESS(70;11;4));INDIRECT(ADDRESS(70;2;4)):INDIRECT(ADDRESS(70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1;2;4));INDIRECT(ADDRESS(71;2;4)):INDIRECT(ADDRESS(71;11;4));1)" office:value-type="float" office:value="9">
            <text:p>9</text:p>
          </table:table-cell>
          <table:table-cell table:formula="of:=RANK(INDIRECT(ADDRESS(71;3;4));INDIRECT(ADDRESS(71;2;4)):INDIRECT(ADDRESS(71;11;4));1)" office:value-type="float" office:value="10">
            <text:p>10</text:p>
          </table:table-cell>
          <table:table-cell table:formula="of:=RANK(INDIRECT(ADDRESS(71;4;4));INDIRECT(ADDRESS(71;2;4)):INDIRECT(ADDRESS(71;11;4));1)" office:value-type="float" office:value="8">
            <text:p>8</text:p>
          </table:table-cell>
          <table:table-cell table:formula="of:=RANK(INDIRECT(ADDRESS(71;5;4));INDIRECT(ADDRESS(71;2;4)):INDIRECT(ADDRESS(71;11;4));1)" office:value-type="float" office:value="1">
            <text:p>1</text:p>
          </table:table-cell>
          <table:table-cell table:formula="of:=RANK(INDIRECT(ADDRESS(71;6;4));INDIRECT(ADDRESS(71;2;4)):INDIRECT(ADDRESS(71;11;4));1)" office:value-type="float" office:value="1">
            <text:p>1</text:p>
          </table:table-cell>
          <table:table-cell table:formula="of:=RANK(INDIRECT(ADDRESS(71;7;4));INDIRECT(ADDRESS(71;2;4)):INDIRECT(ADDRESS(71;11;4));1)" office:value-type="float" office:value="5">
            <text:p>5</text:p>
          </table:table-cell>
          <table:table-cell table:formula="of:=RANK(INDIRECT(ADDRESS(71;8;4));INDIRECT(ADDRESS(71;2;4)):INDIRECT(ADDRESS(71;11;4));1)" office:value-type="float" office:value="1">
            <text:p>1</text:p>
          </table:table-cell>
          <table:table-cell table:formula="of:=RANK(INDIRECT(ADDRESS(71;9;4));INDIRECT(ADDRESS(71;2;4)):INDIRECT(ADDRESS(71;11;4));1)" office:value-type="float" office:value="7">
            <text:p>7</text:p>
          </table:table-cell>
          <table:table-cell table:formula="of:=RANK(INDIRECT(ADDRESS(71;10;4));INDIRECT(ADDRESS(71;2;4)):INDIRECT(ADDRESS(71;11;4));1)" office:value-type="float" office:value="1">
            <text:p>1</text:p>
          </table:table-cell>
          <table:table-cell table:formula="of:=RANK(INDIRECT(ADDRESS(71;11;4));INDIRECT(ADDRESS(71;2;4)):INDIRECT(ADDRESS(71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72;2;4));INDIRECT(ADDRESS(72;2;4)):INDIRECT(ADDRESS(72;11;4));1)" office:value-type="float" office:value="9">
            <text:p>9</text:p>
          </table:table-cell>
          <table:table-cell table:formula="of:=RANK(INDIRECT(ADDRESS(72;3;4));INDIRECT(ADDRESS(72;2;4)):INDIRECT(ADDRESS(72;11;4));1)" office:value-type="float" office:value="7">
            <text:p>7</text:p>
          </table:table-cell>
          <table:table-cell table:formula="of:=RANK(INDIRECT(ADDRESS(72;4;4));INDIRECT(ADDRESS(72;2;4)):INDIRECT(ADDRESS(72;11;4));1)" office:value-type="float" office:value="8">
            <text:p>8</text:p>
          </table:table-cell>
          <table:table-cell table:formula="of:=RANK(INDIRECT(ADDRESS(72;5;4));INDIRECT(ADDRESS(72;2;4)):INDIRECT(ADDRESS(72;11;4));1)" office:value-type="float" office:value="6">
            <text:p>6</text:p>
          </table:table-cell>
          <table:table-cell table:formula="of:=RANK(INDIRECT(ADDRESS(72;6;4));INDIRECT(ADDRESS(72;2;4)):INDIRECT(ADDRESS(72;11;4));1)" office:value-type="float" office:value="3">
            <text:p>3</text:p>
          </table:table-cell>
          <table:table-cell table:formula="of:=RANK(INDIRECT(ADDRESS(72;7;4));INDIRECT(ADDRESS(72;2;4)):INDIRECT(ADDRESS(72;11;4));1)" office:value-type="float" office:value="10">
            <text:p>10</text:p>
          </table:table-cell>
          <table:table-cell table:formula="of:=RANK(INDIRECT(ADDRESS(72;8;4));INDIRECT(ADDRESS(72;2;4)):INDIRECT(ADDRESS(72;11;4));1)" office:value-type="float" office:value="4">
            <text:p>4</text:p>
          </table:table-cell>
          <table:table-cell table:formula="of:=RANK(INDIRECT(ADDRESS(72;9;4));INDIRECT(ADDRESS(72;2;4)):INDIRECT(ADDRESS(72;11;4));1)" office:value-type="float" office:value="5">
            <text:p>5</text:p>
          </table:table-cell>
          <table:table-cell table:formula="of:=RANK(INDIRECT(ADDRESS(72;10;4));INDIRECT(ADDRESS(72;2;4)):INDIRECT(ADDRESS(72;11;4));1)" office:value-type="float" office:value="2">
            <text:p>2</text:p>
          </table:table-cell>
          <table:table-cell table:formula="of:=RANK(INDIRECT(ADDRESS(72;11;4));INDIRECT(ADDRESS(72;2;4)):INDIRECT(ADDRESS(72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3;2;4));INDIRECT(ADDRESS(73;2;4)):INDIRECT(ADDRESS(73;11;4));1)" office:value-type="float" office:value="1">
            <text:p>1</text:p>
          </table:table-cell>
          <table:table-cell table:formula="of:=RANK(INDIRECT(ADDRESS(73;3;4));INDIRECT(ADDRESS(73;2;4)):INDIRECT(ADDRESS(73;11;4));1)" office:value-type="float" office:value="10">
            <text:p>10</text:p>
          </table:table-cell>
          <table:table-cell table:formula="of:=RANK(INDIRECT(ADDRESS(73;4;4));INDIRECT(ADDRESS(73;2;4)):INDIRECT(ADDRESS(73;11;4));1)" office:value-type="float" office:value="8">
            <text:p>8</text:p>
          </table:table-cell>
          <table:table-cell table:formula="of:=RANK(INDIRECT(ADDRESS(73;5;4));INDIRECT(ADDRESS(73;2;4)):INDIRECT(ADDRESS(73;11;4));1)" office:value-type="float" office:value="7">
            <text:p>7</text:p>
          </table:table-cell>
          <table:table-cell table:formula="of:=RANK(INDIRECT(ADDRESS(73;6;4));INDIRECT(ADDRESS(73;2;4)):INDIRECT(ADDRESS(73;11;4));1)" office:value-type="float" office:value="3">
            <text:p>3</text:p>
          </table:table-cell>
          <table:table-cell table:formula="of:=RANK(INDIRECT(ADDRESS(73;7;4));INDIRECT(ADDRESS(73;2;4)):INDIRECT(ADDRESS(73;11;4));1)" office:value-type="float" office:value="2">
            <text:p>2</text:p>
          </table:table-cell>
          <table:table-cell table:formula="of:=RANK(INDIRECT(ADDRESS(73;8;4));INDIRECT(ADDRESS(73;2;4)):INDIRECT(ADDRESS(73;11;4));1)" office:value-type="float" office:value="6">
            <text:p>6</text:p>
          </table:table-cell>
          <table:table-cell table:formula="of:=RANK(INDIRECT(ADDRESS(73;9;4));INDIRECT(ADDRESS(73;2;4)):INDIRECT(ADDRESS(73;11;4));1)" office:value-type="float" office:value="9">
            <text:p>9</text:p>
          </table:table-cell>
          <table:table-cell table:formula="of:=RANK(INDIRECT(ADDRESS(73;10;4));INDIRECT(ADDRESS(73;2;4)):INDIRECT(ADDRESS(73;11;4));1)" office:value-type="float" office:value="5">
            <text:p>5</text:p>
          </table:table-cell>
          <table:table-cell table:formula="of:=RANK(INDIRECT(ADDRESS(73;11;4));INDIRECT(ADDRESS(73;2;4)):INDIRECT(ADDRESS(73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74;2;4));INDIRECT(ADDRESS(74;2;4)):INDIRECT(ADDRESS(74;11;4));1)" office:value-type="float" office:value="4">
            <text:p>4</text:p>
          </table:table-cell>
          <table:table-cell table:formula="of:=RANK(INDIRECT(ADDRESS(74;3;4));INDIRECT(ADDRESS(74;2;4)):INDIRECT(ADDRESS(74;11;4));1)" office:value-type="float" office:value="3">
            <text:p>3</text:p>
          </table:table-cell>
          <table:table-cell table:formula="of:=RANK(INDIRECT(ADDRESS(74;4;4));INDIRECT(ADDRESS(74;2;4)):INDIRECT(ADDRESS(74;11;4));1)" office:value-type="float" office:value="2">
            <text:p>2</text:p>
          </table:table-cell>
          <table:table-cell table:formula="of:=RANK(INDIRECT(ADDRESS(74;5;4));INDIRECT(ADDRESS(74;2;4)):INDIRECT(ADDRESS(74;11;4));1)" office:value-type="float" office:value="4">
            <text:p>4</text:p>
          </table:table-cell>
          <table:table-cell table:formula="of:=RANK(INDIRECT(ADDRESS(74;6;4));INDIRECT(ADDRESS(74;2;4)):INDIRECT(ADDRESS(74;11;4));1)" office:value-type="float" office:value="4">
            <text:p>4</text:p>
          </table:table-cell>
          <table:table-cell table:formula="of:=RANK(INDIRECT(ADDRESS(74;7;4));INDIRECT(ADDRESS(74;2;4)):INDIRECT(ADDRESS(74;11;4));1)" office:value-type="float" office:value="4">
            <text:p>4</text:p>
          </table:table-cell>
          <table:table-cell table:formula="of:=RANK(INDIRECT(ADDRESS(74;8;4));INDIRECT(ADDRESS(74;2;4)):INDIRECT(ADDRESS(74;11;4));1)" office:value-type="float" office:value="4">
            <text:p>4</text:p>
          </table:table-cell>
          <table:table-cell table:formula="of:=RANK(INDIRECT(ADDRESS(74;9;4));INDIRECT(ADDRESS(74;2;4)):INDIRECT(ADDRESS(74;11;4));1)" office:value-type="float" office:value="1">
            <text:p>1</text:p>
          </table:table-cell>
          <table:table-cell table:formula="of:=RANK(INDIRECT(ADDRESS(74;10;4));INDIRECT(ADDRESS(74;2;4)):INDIRECT(ADDRESS(74;11;4));1)" office:value-type="float" office:value="4">
            <text:p>4</text:p>
          </table:table-cell>
          <table:table-cell table:formula="of:=RANK(INDIRECT(ADDRESS(74;11;4));INDIRECT(ADDRESS(74;2;4)):INDIRECT(ADDRESS(74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75;2;4));INDIRECT(ADDRESS(75;2;4)):INDIRECT(ADDRESS(75;11;4));1)" office:value-type="float" office:value="8">
            <text:p>8</text:p>
          </table:table-cell>
          <table:table-cell table:formula="of:=RANK(INDIRECT(ADDRESS(75;3;4));INDIRECT(ADDRESS(75;2;4)):INDIRECT(ADDRESS(75;11;4));1)" office:value-type="float" office:value="2">
            <text:p>2</text:p>
          </table:table-cell>
          <table:table-cell table:formula="of:=RANK(INDIRECT(ADDRESS(75;4;4));INDIRECT(ADDRESS(75;2;4)):INDIRECT(ADDRESS(75;11;4));1)" office:value-type="float" office:value="7">
            <text:p>7</text:p>
          </table:table-cell>
          <table:table-cell table:formula="of:=RANK(INDIRECT(ADDRESS(75;5;4));INDIRECT(ADDRESS(75;2;4)):INDIRECT(ADDRESS(75;11;4));1)" office:value-type="float" office:value="8">
            <text:p>8</text:p>
          </table:table-cell>
          <table:table-cell table:formula="of:=RANK(INDIRECT(ADDRESS(75;6;4));INDIRECT(ADDRESS(75;2;4)):INDIRECT(ADDRESS(75;11;4));1)" office:value-type="float" office:value="1">
            <text:p>1</text:p>
          </table:table-cell>
          <table:table-cell table:formula="of:=RANK(INDIRECT(ADDRESS(75;7;4));INDIRECT(ADDRESS(75;2;4)):INDIRECT(ADDRESS(75;11;4));1)" office:value-type="float" office:value="8">
            <text:p>8</text:p>
          </table:table-cell>
          <table:table-cell table:formula="of:=RANK(INDIRECT(ADDRESS(75;8;4));INDIRECT(ADDRESS(75;2;4)):INDIRECT(ADDRESS(75;11;4));1)" office:value-type="float" office:value="6">
            <text:p>6</text:p>
          </table:table-cell>
          <table:table-cell table:formula="of:=RANK(INDIRECT(ADDRESS(75;9;4));INDIRECT(ADDRESS(75;2;4)):INDIRECT(ADDRESS(75;11;4));1)" office:value-type="float" office:value="4">
            <text:p>4</text:p>
          </table:table-cell>
          <table:table-cell table:formula="of:=RANK(INDIRECT(ADDRESS(75;10;4));INDIRECT(ADDRESS(75;2;4)):INDIRECT(ADDRESS(75;11;4));1)" office:value-type="float" office:value="5">
            <text:p>5</text:p>
          </table:table-cell>
          <table:table-cell table:formula="of:=RANK(INDIRECT(ADDRESS(75;11;4));INDIRECT(ADDRESS(75;2;4)):INDIRECT(ADDRESS(75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6;2;4));INDIRECT(ADDRESS(76;2;4)):INDIRECT(ADDRESS(76;11;4));1)" office:value-type="float" office:value="7">
            <text:p>7</text:p>
          </table:table-cell>
          <table:table-cell table:formula="of:=RANK(INDIRECT(ADDRESS(76;3;4));INDIRECT(ADDRESS(76;2;4)):INDIRECT(ADDRESS(76;11;4));1)" office:value-type="float" office:value="8">
            <text:p>8</text:p>
          </table:table-cell>
          <table:table-cell table:formula="of:=RANK(INDIRECT(ADDRESS(76;4;4));INDIRECT(ADDRESS(76;2;4)):INDIRECT(ADDRESS(76;11;4));1)" office:value-type="float" office:value="5">
            <text:p>5</text:p>
          </table:table-cell>
          <table:table-cell table:formula="of:=RANK(INDIRECT(ADDRESS(76;5;4));INDIRECT(ADDRESS(76;2;4)):INDIRECT(ADDRESS(76;11;4));1)" office:value-type="float" office:value="9">
            <text:p>9</text:p>
          </table:table-cell>
          <table:table-cell table:formula="of:=RANK(INDIRECT(ADDRESS(76;6;4));INDIRECT(ADDRESS(76;2;4)):INDIRECT(ADDRESS(76;11;4));1)" office:value-type="float" office:value="1">
            <text:p>1</text:p>
          </table:table-cell>
          <table:table-cell table:formula="of:=RANK(INDIRECT(ADDRESS(76;7;4));INDIRECT(ADDRESS(76;2;4)):INDIRECT(ADDRESS(76;11;4));1)" office:value-type="float" office:value="2">
            <text:p>2</text:p>
          </table:table-cell>
          <table:table-cell table:formula="of:=RANK(INDIRECT(ADDRESS(76;8;4));INDIRECT(ADDRESS(76;2;4)):INDIRECT(ADDRESS(76;11;4));1)" office:value-type="float" office:value="4">
            <text:p>4</text:p>
          </table:table-cell>
          <table:table-cell table:formula="of:=RANK(INDIRECT(ADDRESS(76;9;4));INDIRECT(ADDRESS(76;2;4)):INDIRECT(ADDRESS(76;11;4));1)" office:value-type="float" office:value="3">
            <text:p>3</text:p>
          </table:table-cell>
          <table:table-cell table:formula="of:=RANK(INDIRECT(ADDRESS(76;10;4));INDIRECT(ADDRESS(76;2;4)):INDIRECT(ADDRESS(76;11;4));1)" office:value-type="float" office:value="9">
            <text:p>9</text:p>
          </table:table-cell>
          <table:table-cell table:formula="of:=RANK(INDIRECT(ADDRESS(76;11;4));INDIRECT(ADDRESS(76;2;4)):INDIRECT(ADDRESS(76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77;2;4));INDIRECT(ADDRESS(77;2;4)):INDIRECT(ADDRESS(77;11;4));1)" office:value-type="float" office:value="3">
            <text:p>3</text:p>
          </table:table-cell>
          <table:table-cell table:formula="of:=RANK(INDIRECT(ADDRESS(77;3;4));INDIRECT(ADDRESS(77;2;4)):INDIRECT(ADDRESS(77;11;4));1)" office:value-type="float" office:value="4">
            <text:p>4</text:p>
          </table:table-cell>
          <table:table-cell table:formula="of:=RANK(INDIRECT(ADDRESS(77;4;4));INDIRECT(ADDRESS(77;2;4)):INDIRECT(ADDRESS(77;11;4));1)" office:value-type="float" office:value="6">
            <text:p>6</text:p>
          </table:table-cell>
          <table:table-cell table:formula="of:=RANK(INDIRECT(ADDRESS(77;5;4));INDIRECT(ADDRESS(77;2;4)):INDIRECT(ADDRESS(77;11;4));1)" office:value-type="float" office:value="6">
            <text:p>6</text:p>
          </table:table-cell>
          <table:table-cell table:formula="of:=RANK(INDIRECT(ADDRESS(77;6;4));INDIRECT(ADDRESS(77;2;4)):INDIRECT(ADDRESS(77;11;4));1)" office:value-type="float" office:value="1">
            <text:p>1</text:p>
          </table:table-cell>
          <table:table-cell table:formula="of:=RANK(INDIRECT(ADDRESS(77;7;4));INDIRECT(ADDRESS(77;2;4)):INDIRECT(ADDRESS(77;11;4));1)" office:value-type="float" office:value="6">
            <text:p>6</text:p>
          </table:table-cell>
          <table:table-cell table:formula="of:=RANK(INDIRECT(ADDRESS(77;8;4));INDIRECT(ADDRESS(77;2;4)):INDIRECT(ADDRESS(77;11;4));1)" office:value-type="float" office:value="6">
            <text:p>6</text:p>
          </table:table-cell>
          <table:table-cell table:formula="of:=RANK(INDIRECT(ADDRESS(77;9;4));INDIRECT(ADDRESS(77;2;4)):INDIRECT(ADDRESS(77;11;4));1)" office:value-type="float" office:value="6">
            <text:p>6</text:p>
          </table:table-cell>
          <table:table-cell table:formula="of:=RANK(INDIRECT(ADDRESS(77;10;4));INDIRECT(ADDRESS(77;2;4)):INDIRECT(ADDRESS(77;11;4));1)" office:value-type="float" office:value="2">
            <text:p>2</text:p>
          </table:table-cell>
          <table:table-cell table:formula="of:=RANK(INDIRECT(ADDRESS(77;11;4));INDIRECT(ADDRESS(77;2;4)):INDIRECT(ADDRESS(77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78;2;4));INDIRECT(ADDRESS(78;2;4)):INDIRECT(ADDRESS(78;11;4));1)" office:value-type="float" office:value="8">
            <text:p>8</text:p>
          </table:table-cell>
          <table:table-cell table:formula="of:=RANK(INDIRECT(ADDRESS(78;3;4));INDIRECT(ADDRESS(78;2;4)):INDIRECT(ADDRESS(78;11;4));1)" office:value-type="float" office:value="1">
            <text:p>1</text:p>
          </table:table-cell>
          <table:table-cell table:formula="of:=RANK(INDIRECT(ADDRESS(78;4;4));INDIRECT(ADDRESS(78;2;4)):INDIRECT(ADDRESS(78;11;4));1)" office:value-type="float" office:value="6">
            <text:p>6</text:p>
          </table:table-cell>
          <table:table-cell table:formula="of:=RANK(INDIRECT(ADDRESS(78;5;4));INDIRECT(ADDRESS(78;2;4)):INDIRECT(ADDRESS(78;11;4));1)" office:value-type="float" office:value="9">
            <text:p>9</text:p>
          </table:table-cell>
          <table:table-cell table:formula="of:=RANK(INDIRECT(ADDRESS(78;6;4));INDIRECT(ADDRESS(78;2;4)):INDIRECT(ADDRESS(78;11;4));1)" office:value-type="float" office:value="4">
            <text:p>4</text:p>
          </table:table-cell>
          <table:table-cell table:formula="of:=RANK(INDIRECT(ADDRESS(78;7;4));INDIRECT(ADDRESS(78;2;4)):INDIRECT(ADDRESS(78;11;4));1)" office:value-type="float" office:value="9">
            <text:p>9</text:p>
          </table:table-cell>
          <table:table-cell table:formula="of:=RANK(INDIRECT(ADDRESS(78;8;4));INDIRECT(ADDRESS(78;2;4)):INDIRECT(ADDRESS(78;11;4));1)" office:value-type="float" office:value="7">
            <text:p>7</text:p>
          </table:table-cell>
          <table:table-cell table:formula="of:=RANK(INDIRECT(ADDRESS(78;9;4));INDIRECT(ADDRESS(78;2;4)):INDIRECT(ADDRESS(78;11;4));1)" office:value-type="float" office:value="2">
            <text:p>2</text:p>
          </table:table-cell>
          <table:table-cell table:formula="of:=RANK(INDIRECT(ADDRESS(78;10;4));INDIRECT(ADDRESS(78;2;4)):INDIRECT(ADDRESS(78;11;4));1)" office:value-type="float" office:value="5">
            <text:p>5</text:p>
          </table:table-cell>
          <table:table-cell table:formula="of:=RANK(INDIRECT(ADDRESS(78;11;4));INDIRECT(ADDRESS(78;2;4)):INDIRECT(ADDRESS(78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9;2;4));INDIRECT(ADDRESS(79;2;4)):INDIRECT(ADDRESS(79;11;4));1)" office:value-type="float" office:value="5">
            <text:p>5</text:p>
          </table:table-cell>
          <table:table-cell table:formula="of:=RANK(INDIRECT(ADDRESS(79;3;4));INDIRECT(ADDRESS(79;2;4)):INDIRECT(ADDRESS(79;11;4));1)" office:value-type="float" office:value="4">
            <text:p>4</text:p>
          </table:table-cell>
          <table:table-cell table:formula="of:=RANK(INDIRECT(ADDRESS(79;4;4));INDIRECT(ADDRESS(79;2;4)):INDIRECT(ADDRESS(79;11;4));1)" office:value-type="float" office:value="5">
            <text:p>5</text:p>
          </table:table-cell>
          <table:table-cell table:formula="of:=RANK(INDIRECT(ADDRESS(79;5;4));INDIRECT(ADDRESS(79;2;4)):INDIRECT(ADDRESS(79;11;4));1)" office:value-type="float" office:value="5">
            <text:p>5</text:p>
          </table:table-cell>
          <table:table-cell table:formula="of:=RANK(INDIRECT(ADDRESS(79;6;4));INDIRECT(ADDRESS(79;2;4)):INDIRECT(ADDRESS(79;11;4));1)" office:value-type="float" office:value="5">
            <text:p>5</text:p>
          </table:table-cell>
          <table:table-cell table:formula="of:=RANK(INDIRECT(ADDRESS(79;7;4));INDIRECT(ADDRESS(79;2;4)):INDIRECT(ADDRESS(79;11;4));1)" office:value-type="float" office:value="5">
            <text:p>5</text:p>
          </table:table-cell>
          <table:table-cell table:formula="of:=RANK(INDIRECT(ADDRESS(79;8;4));INDIRECT(ADDRESS(79;2;4)):INDIRECT(ADDRESS(79;11;4));1)" office:value-type="float" office:value="2">
            <text:p>2</text:p>
          </table:table-cell>
          <table:table-cell table:formula="of:=RANK(INDIRECT(ADDRESS(79;9;4));INDIRECT(ADDRESS(79;2;4)):INDIRECT(ADDRESS(79;11;4));1)" office:value-type="float" office:value="3">
            <text:p>3</text:p>
          </table:table-cell>
          <table:table-cell table:formula="of:=RANK(INDIRECT(ADDRESS(79;10;4));INDIRECT(ADDRESS(79;2;4)):INDIRECT(ADDRESS(79;11;4));1)" office:value-type="float" office:value="1">
            <text:p>1</text:p>
          </table:table-cell>
          <table:table-cell table:formula="of:=RANK(INDIRECT(ADDRESS(79;11;4));INDIRECT(ADDRESS(79;2;4)):INDIRECT(ADDRESS(79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80;2;4));INDIRECT(ADDRESS(80;2;4)):INDIRECT(ADDRESS(80;11;4));1)" office:value-type="float" office:value="1">
            <text:p>1</text:p>
          </table:table-cell>
          <table:table-cell table:formula="of:=RANK(INDIRECT(ADDRESS(80;3;4));INDIRECT(ADDRESS(80;2;4)):INDIRECT(ADDRESS(80;11;4));1)" office:value-type="float" office:value="1">
            <text:p>1</text:p>
          </table:table-cell>
          <table:table-cell table:formula="of:=RANK(INDIRECT(ADDRESS(80;4;4));INDIRECT(ADDRESS(80;2;4)):INDIRECT(ADDRESS(80;11;4));1)" office:value-type="float" office:value="10">
            <text:p>10</text:p>
          </table:table-cell>
          <table:table-cell table:formula="of:=RANK(INDIRECT(ADDRESS(80;5;4));INDIRECT(ADDRESS(80;2;4)):INDIRECT(ADDRESS(80;11;4));1)" office:value-type="float" office:value="8">
            <text:p>8</text:p>
          </table:table-cell>
          <table:table-cell table:formula="of:=RANK(INDIRECT(ADDRESS(80;6;4));INDIRECT(ADDRESS(80;2;4)):INDIRECT(ADDRESS(80;11;4));1)" office:value-type="float" office:value="1">
            <text:p>1</text:p>
          </table:table-cell>
          <table:table-cell table:formula="of:=RANK(INDIRECT(ADDRESS(80;7;4));INDIRECT(ADDRESS(80;2;4)):INDIRECT(ADDRESS(80;11;4));1)" office:value-type="float" office:value="9">
            <text:p>9</text:p>
          </table:table-cell>
          <table:table-cell table:formula="of:=RANK(INDIRECT(ADDRESS(80;8;4));INDIRECT(ADDRESS(80;2;4)):INDIRECT(ADDRESS(80;11;4));1)" office:value-type="float" office:value="1">
            <text:p>1</text:p>
          </table:table-cell>
          <table:table-cell table:formula="of:=RANK(INDIRECT(ADDRESS(80;9;4));INDIRECT(ADDRESS(80;2;4)):INDIRECT(ADDRESS(80;11;4));1)" office:value-type="float" office:value="1">
            <text:p>1</text:p>
          </table:table-cell>
          <table:table-cell table:formula="of:=RANK(INDIRECT(ADDRESS(80;10;4));INDIRECT(ADDRESS(80;2;4)):INDIRECT(ADDRESS(80;11;4));1)" office:value-type="float" office:value="1">
            <text:p>1</text:p>
          </table:table-cell>
          <table:table-cell table:formula="of:=RANK(INDIRECT(ADDRESS(80;11;4));INDIRECT(ADDRESS(80;2;4)):INDIRECT(ADDRESS(80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1;2;4));INDIRECT(ADDRESS(81;2;4)):INDIRECT(ADDRESS(81;11;4));1)" office:value-type="float" office:value="9">
            <text:p>9</text:p>
          </table:table-cell>
          <table:table-cell table:formula="of:=RANK(INDIRECT(ADDRESS(81;3;4));INDIRECT(ADDRESS(81;2;4)):INDIRECT(ADDRESS(81;11;4));1)" office:value-type="float" office:value="3">
            <text:p>3</text:p>
          </table:table-cell>
          <table:table-cell table:formula="of:=RANK(INDIRECT(ADDRESS(81;4;4));INDIRECT(ADDRESS(81;2;4)):INDIRECT(ADDRESS(81;11;4));1)" office:value-type="float" office:value="6">
            <text:p>6</text:p>
          </table:table-cell>
          <table:table-cell table:formula="of:=RANK(INDIRECT(ADDRESS(81;5;4));INDIRECT(ADDRESS(81;2;4)):INDIRECT(ADDRESS(81;11;4));1)" office:value-type="float" office:value="5">
            <text:p>5</text:p>
          </table:table-cell>
          <table:table-cell table:formula="of:=RANK(INDIRECT(ADDRESS(81;6;4));INDIRECT(ADDRESS(81;2;4)):INDIRECT(ADDRESS(81;11;4));1)" office:value-type="float" office:value="8">
            <text:p>8</text:p>
          </table:table-cell>
          <table:table-cell table:formula="of:=RANK(INDIRECT(ADDRESS(81;7;4));INDIRECT(ADDRESS(81;2;4)):INDIRECT(ADDRESS(81;11;4));1)" office:value-type="float" office:value="1">
            <text:p>1</text:p>
          </table:table-cell>
          <table:table-cell table:formula="of:=RANK(INDIRECT(ADDRESS(81;8;4));INDIRECT(ADDRESS(81;2;4)):INDIRECT(ADDRESS(81;11;4));1)" office:value-type="float" office:value="2">
            <text:p>2</text:p>
          </table:table-cell>
          <table:table-cell table:formula="of:=RANK(INDIRECT(ADDRESS(81;9;4));INDIRECT(ADDRESS(81;2;4)):INDIRECT(ADDRESS(81;11;4));1)" office:value-type="float" office:value="9">
            <text:p>9</text:p>
          </table:table-cell>
          <table:table-cell table:formula="of:=RANK(INDIRECT(ADDRESS(81;10;4));INDIRECT(ADDRESS(81;2;4)):INDIRECT(ADDRESS(81;11;4));1)" office:value-type="float" office:value="4">
            <text:p>4</text:p>
          </table:table-cell>
          <table:table-cell table:formula="of:=RANK(INDIRECT(ADDRESS(81;11;4));INDIRECT(ADDRESS(81;2;4)):INDIRECT(ADDRESS(81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82;2;4));INDIRECT(ADDRESS(82;2;4)):INDIRECT(ADDRESS(82;11;4));1)" office:value-type="float" office:value="1">
            <text:p>1</text:p>
          </table:table-cell>
          <table:table-cell table:formula="of:=RANK(INDIRECT(ADDRESS(82;3;4));INDIRECT(ADDRESS(82;2;4)):INDIRECT(ADDRESS(82;11;4));1)" office:value-type="float" office:value="1">
            <text:p>1</text:p>
          </table:table-cell>
          <table:table-cell table:formula="of:=RANK(INDIRECT(ADDRESS(82;4;4));INDIRECT(ADDRESS(82;2;4)):INDIRECT(ADDRESS(82;11;4));1)" office:value-type="float" office:value="1">
            <text:p>1</text:p>
          </table:table-cell>
          <table:table-cell table:formula="of:=RANK(INDIRECT(ADDRESS(82;5;4));INDIRECT(ADDRESS(82;2;4)):INDIRECT(ADDRESS(82;11;4));1)" office:value-type="float" office:value="1">
            <text:p>1</text:p>
          </table:table-cell>
          <table:table-cell table:formula="of:=RANK(INDIRECT(ADDRESS(82;6;4));INDIRECT(ADDRESS(82;2;4)):INDIRECT(ADDRESS(82;11;4));1)" office:value-type="float" office:value="1">
            <text:p>1</text:p>
          </table:table-cell>
          <table:table-cell table:formula="of:=RANK(INDIRECT(ADDRESS(82;7;4));INDIRECT(ADDRESS(82;2;4)):INDIRECT(ADDRESS(82;11;4));1)" office:value-type="float" office:value="1">
            <text:p>1</text:p>
          </table:table-cell>
          <table:table-cell table:formula="of:=RANK(INDIRECT(ADDRESS(82;8;4));INDIRECT(ADDRESS(82;2;4)):INDIRECT(ADDRESS(82;11;4));1)" office:value-type="float" office:value="1">
            <text:p>1</text:p>
          </table:table-cell>
          <table:table-cell table:formula="of:=RANK(INDIRECT(ADDRESS(82;9;4));INDIRECT(ADDRESS(82;2;4)):INDIRECT(ADDRESS(82;11;4));1)" office:value-type="float" office:value="1">
            <text:p>1</text:p>
          </table:table-cell>
          <table:table-cell table:formula="of:=RANK(INDIRECT(ADDRESS(82;10;4));INDIRECT(ADDRESS(82;2;4)):INDIRECT(ADDRESS(82;11;4));1)" office:value-type="float" office:value="1">
            <text:p>1</text:p>
          </table:table-cell>
          <table:table-cell table:formula="of:=RANK(INDIRECT(ADDRESS(82;11;4));INDIRECT(ADDRESS(82;2;4)):INDIRECT(ADDRESS(82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3;2;4));INDIRECT(ADDRESS(83;2;4)):INDIRECT(ADDRESS(83;11;4));1)" office:value-type="float" office:value="8">
            <text:p>8</text:p>
          </table:table-cell>
          <table:table-cell table:formula="of:=RANK(INDIRECT(ADDRESS(83;3;4));INDIRECT(ADDRESS(83;2;4)):INDIRECT(ADDRESS(83;11;4));1)" office:value-type="float" office:value="9">
            <text:p>9</text:p>
          </table:table-cell>
          <table:table-cell table:formula="of:=RANK(INDIRECT(ADDRESS(83;4;4));INDIRECT(ADDRESS(83;2;4)):INDIRECT(ADDRESS(83;11;4));1)" office:value-type="float" office:value="7">
            <text:p>7</text:p>
          </table:table-cell>
          <table:table-cell table:formula="of:=RANK(INDIRECT(ADDRESS(83;5;4));INDIRECT(ADDRESS(83;2;4)):INDIRECT(ADDRESS(83;11;4));1)" office:value-type="float" office:value="1">
            <text:p>1</text:p>
          </table:table-cell>
          <table:table-cell table:formula="of:=RANK(INDIRECT(ADDRESS(83;6;4));INDIRECT(ADDRESS(83;2;4)):INDIRECT(ADDRESS(83;11;4));1)" office:value-type="float" office:value="1">
            <text:p>1</text:p>
          </table:table-cell>
          <table:table-cell table:formula="of:=RANK(INDIRECT(ADDRESS(83;7;4));INDIRECT(ADDRESS(83;2;4)):INDIRECT(ADDRESS(83;11;4));1)" office:value-type="float" office:value="5">
            <text:p>5</text:p>
          </table:table-cell>
          <table:table-cell table:formula="of:=RANK(INDIRECT(ADDRESS(83;8;4));INDIRECT(ADDRESS(83;2;4)):INDIRECT(ADDRESS(83;11;4));1)" office:value-type="float" office:value="1">
            <text:p>1</text:p>
          </table:table-cell>
          <table:table-cell table:formula="of:=RANK(INDIRECT(ADDRESS(83;9;4));INDIRECT(ADDRESS(83;2;4)):INDIRECT(ADDRESS(83;11;4));1)" office:value-type="float" office:value="10">
            <text:p>10</text:p>
          </table:table-cell>
          <table:table-cell table:formula="of:=RANK(INDIRECT(ADDRESS(83;10;4));INDIRECT(ADDRESS(83;2;4)):INDIRECT(ADDRESS(83;11;4));1)" office:value-type="float" office:value="1">
            <text:p>1</text:p>
          </table:table-cell>
          <table:table-cell table:formula="of:=RANK(INDIRECT(ADDRESS(83;11;4));INDIRECT(ADDRESS(83;2;4)):INDIRECT(ADDRESS(83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84;2;4));INDIRECT(ADDRESS(84;2;4)):INDIRECT(ADDRESS(84;11;4));1)" office:value-type="float" office:value="8">
            <text:p>8</text:p>
          </table:table-cell>
          <table:table-cell table:formula="of:=RANK(INDIRECT(ADDRESS(84;3;4));INDIRECT(ADDRESS(84;2;4)):INDIRECT(ADDRESS(84;11;4));1)" office:value-type="float" office:value="6">
            <text:p>6</text:p>
          </table:table-cell>
          <table:table-cell table:formula="of:=RANK(INDIRECT(ADDRESS(84;4;4));INDIRECT(ADDRESS(84;2;4)):INDIRECT(ADDRESS(84;11;4));1)" office:value-type="float" office:value="5">
            <text:p>5</text:p>
          </table:table-cell>
          <table:table-cell table:formula="of:=RANK(INDIRECT(ADDRESS(84;5;4));INDIRECT(ADDRESS(84;2;4)):INDIRECT(ADDRESS(84;11;4));1)" office:value-type="float" office:value="8">
            <text:p>8</text:p>
          </table:table-cell>
          <table:table-cell table:formula="of:=RANK(INDIRECT(ADDRESS(84;6;4));INDIRECT(ADDRESS(84;2;4)):INDIRECT(ADDRESS(84;11;4));1)" office:value-type="float" office:value="2">
            <text:p>2</text:p>
          </table:table-cell>
          <table:table-cell table:formula="of:=RANK(INDIRECT(ADDRESS(84;7;4));INDIRECT(ADDRESS(84;2;4)):INDIRECT(ADDRESS(84;11;4));1)" office:value-type="float" office:value="8">
            <text:p>8</text:p>
          </table:table-cell>
          <table:table-cell table:formula="of:=RANK(INDIRECT(ADDRESS(84;8;4));INDIRECT(ADDRESS(84;2;4)):INDIRECT(ADDRESS(84;11;4));1)" office:value-type="float" office:value="7">
            <text:p>7</text:p>
          </table:table-cell>
          <table:table-cell table:formula="of:=RANK(INDIRECT(ADDRESS(84;9;4));INDIRECT(ADDRESS(84;2;4)):INDIRECT(ADDRESS(84;11;4));1)" office:value-type="float" office:value="4">
            <text:p>4</text:p>
          </table:table-cell>
          <table:table-cell table:formula="of:=RANK(INDIRECT(ADDRESS(84;10;4));INDIRECT(ADDRESS(84;2;4)):INDIRECT(ADDRESS(84;11;4));1)" office:value-type="float" office:value="1">
            <text:p>1</text:p>
          </table:table-cell>
          <table:table-cell table:formula="of:=RANK(INDIRECT(ADDRESS(84;11;4));INDIRECT(ADDRESS(84;2;4)):INDIRECT(ADDRESS(84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85;2;4));INDIRECT(ADDRESS(85;2;4)):INDIRECT(ADDRESS(85;11;4));1)" office:value-type="float" office:value="7">
            <text:p>7</text:p>
          </table:table-cell>
          <table:table-cell table:formula="of:=RANK(INDIRECT(ADDRESS(85;3;4));INDIRECT(ADDRESS(85;2;4)):INDIRECT(ADDRESS(85;11;4));1)" office:value-type="float" office:value="9">
            <text:p>9</text:p>
          </table:table-cell>
          <table:table-cell table:formula="of:=RANK(INDIRECT(ADDRESS(85;4;4));INDIRECT(ADDRESS(85;2;4)):INDIRECT(ADDRESS(85;11;4));1)" office:value-type="float" office:value="9">
            <text:p>9</text:p>
          </table:table-cell>
          <table:table-cell table:formula="of:=RANK(INDIRECT(ADDRESS(85;5;4));INDIRECT(ADDRESS(85;2;4)):INDIRECT(ADDRESS(85;11;4));1)" office:value-type="float" office:value="2">
            <text:p>2</text:p>
          </table:table-cell>
          <table:table-cell table:formula="of:=RANK(INDIRECT(ADDRESS(85;6;4));INDIRECT(ADDRESS(85;2;4)):INDIRECT(ADDRESS(85;11;4));1)" office:value-type="float" office:value="3">
            <text:p>3</text:p>
          </table:table-cell>
          <table:table-cell table:formula="of:=RANK(INDIRECT(ADDRESS(85;7;4));INDIRECT(ADDRESS(85;2;4)):INDIRECT(ADDRESS(85;11;4));1)" office:value-type="float" office:value="1">
            <text:p>1</text:p>
          </table:table-cell>
          <table:table-cell table:formula="of:=RANK(INDIRECT(ADDRESS(85;8;4));INDIRECT(ADDRESS(85;2;4)):INDIRECT(ADDRESS(85;11;4));1)" office:value-type="float" office:value="5">
            <text:p>5</text:p>
          </table:table-cell>
          <table:table-cell table:formula="of:=RANK(INDIRECT(ADDRESS(85;9;4));INDIRECT(ADDRESS(85;2;4)):INDIRECT(ADDRESS(85;11;4));1)" office:value-type="float" office:value="8">
            <text:p>8</text:p>
          </table:table-cell>
          <table:table-cell table:formula="of:=RANK(INDIRECT(ADDRESS(85;10;4));INDIRECT(ADDRESS(85;2;4)):INDIRECT(ADDRESS(85;11;4));1)" office:value-type="float" office:value="4">
            <text:p>4</text:p>
          </table:table-cell>
          <table:table-cell table:formula="of:=RANK(INDIRECT(ADDRESS(85;11;4));INDIRECT(ADDRESS(85;2;4)):INDIRECT(ADDRESS(85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86;2;4));INDIRECT(ADDRESS(86;2;4)):INDIRECT(ADDRESS(86;11;4));1)" office:value-type="float" office:value="3">
            <text:p>3</text:p>
          </table:table-cell>
          <table:table-cell table:formula="of:=RANK(INDIRECT(ADDRESS(86;3;4));INDIRECT(ADDRESS(86;2;4)):INDIRECT(ADDRESS(86;11;4));1)" office:value-type="float" office:value="3">
            <text:p>3</text:p>
          </table:table-cell>
          <table:table-cell table:formula="of:=RANK(INDIRECT(ADDRESS(86;4;4));INDIRECT(ADDRESS(86;2;4)):INDIRECT(ADDRESS(86;11;4));1)" office:value-type="float" office:value="2">
            <text:p>2</text:p>
          </table:table-cell>
          <table:table-cell table:formula="of:=RANK(INDIRECT(ADDRESS(86;5;4));INDIRECT(ADDRESS(86;2;4)):INDIRECT(ADDRESS(86;11;4));1)" office:value-type="float" office:value="3">
            <text:p>3</text:p>
          </table:table-cell>
          <table:table-cell table:formula="of:=RANK(INDIRECT(ADDRESS(86;6;4));INDIRECT(ADDRESS(86;2;4)):INDIRECT(ADDRESS(86;11;4));1)" office:value-type="float" office:value="3">
            <text:p>3</text:p>
          </table:table-cell>
          <table:table-cell table:formula="of:=RANK(INDIRECT(ADDRESS(86;7;4));INDIRECT(ADDRESS(86;2;4)):INDIRECT(ADDRESS(86;11;4));1)" office:value-type="float" office:value="3">
            <text:p>3</text:p>
          </table:table-cell>
          <table:table-cell table:formula="of:=RANK(INDIRECT(ADDRESS(86;8;4));INDIRECT(ADDRESS(86;2;4)):INDIRECT(ADDRESS(86;11;4));1)" office:value-type="float" office:value="3">
            <text:p>3</text:p>
          </table:table-cell>
          <table:table-cell table:formula="of:=RANK(INDIRECT(ADDRESS(86;9;4));INDIRECT(ADDRESS(86;2;4)):INDIRECT(ADDRESS(86;11;4));1)" office:value-type="float" office:value="1">
            <text:p>1</text:p>
          </table:table-cell>
          <table:table-cell table:formula="of:=RANK(INDIRECT(ADDRESS(86;10;4));INDIRECT(ADDRESS(86;2;4)):INDIRECT(ADDRESS(86;11;4));1)" office:value-type="float" office:value="3">
            <text:p>3</text:p>
          </table:table-cell>
          <table:table-cell table:formula="of:=RANK(INDIRECT(ADDRESS(86;11;4));INDIRECT(ADDRESS(86;2;4)):INDIRECT(ADDRESS(86;11;4));1)" office:value-type="float" office:value="3">
            <text:p>3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88;2;4)):INDIRECT(ADDRESS(129;2;4)))" office:value-type="float" office:value="5.52380952380952">
            <text:p>5.5238095238</text:p>
          </table:table-cell>
          <table:table-cell table:formula="of:=AVERAGE(INDIRECT(ADDRESS(88;3;4)):INDIRECT(ADDRESS(129;3;4)))" office:value-type="float" office:value="5.33333333333333">
            <text:p>5.3333333333</text:p>
          </table:table-cell>
          <table:table-cell table:formula="of:=AVERAGE(INDIRECT(ADDRESS(88;4;4)):INDIRECT(ADDRESS(129;4;4)))" office:value-type="float" office:value="6.83333333333333">
            <text:p>6.8333333333</text:p>
          </table:table-cell>
          <table:table-cell table:formula="of:=AVERAGE(INDIRECT(ADDRESS(88;5;4)):INDIRECT(ADDRESS(129;5;4)))" office:value-type="float" office:value="4.47619047619048">
            <text:p>4.4761904762</text:p>
          </table:table-cell>
          <table:table-cell table:formula="of:=AVERAGE(INDIRECT(ADDRESS(88;6;4)):INDIRECT(ADDRESS(129;6;4)))" office:value-type="float" office:value="2.69047619047619">
            <text:p>2.6904761905</text:p>
          </table:table-cell>
          <table:table-cell table:formula="of:=AVERAGE(INDIRECT(ADDRESS(88;7;4)):INDIRECT(ADDRESS(129;7;4)))" office:value-type="float" office:value="5.73809523809524">
            <text:p>5.7380952381</text:p>
          </table:table-cell>
          <table:table-cell table:formula="of:=AVERAGE(INDIRECT(ADDRESS(88;8;4)):INDIRECT(ADDRESS(129;8;4)))" office:value-type="float" office:value="3.85714285714286">
            <text:p>3.8571428571</text:p>
          </table:table-cell>
          <table:table-cell table:formula="of:=AVERAGE(INDIRECT(ADDRESS(88;9;4)):INDIRECT(ADDRESS(129;9;4)))" office:value-type="float" office:value="4.66666666666667">
            <text:p>4.6666666667</text:p>
          </table:table-cell>
          <table:table-cell table:formula="of:=AVERAGE(INDIRECT(ADDRESS(88;10;4)):INDIRECT(ADDRESS(129;10;4)))" office:value-type="float" office:value="3.28571428571429">
            <text:p>3.2857142857</text:p>
          </table:table-cell>
          <table:table-cell table:formula="of:=AVERAGE(INDIRECT(ADDRESS(88;11;4)):INDIRECT(ADDRESS(129;11;4)))" office:value-type="float" office:value="3.80952380952381">
            <text:p>3.8095238095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30;2;4));INDIRECT(ADDRESS(130;2;4)):INDIRECT(ADDRESS(130;11;4));1)" office:value-type="float" office:value="8">
            <text:p>8</text:p>
          </table:table-cell>
          <table:table-cell table:formula="of:=RANK(INDIRECT(ADDRESS(130;3;4));INDIRECT(ADDRESS(130;2;4)):INDIRECT(ADDRESS(130;11;4));1)" office:value-type="float" office:value="7">
            <text:p>7</text:p>
          </table:table-cell>
          <table:table-cell table:formula="of:=RANK(INDIRECT(ADDRESS(130;4;4));INDIRECT(ADDRESS(130;2;4)):INDIRECT(ADDRESS(130;11;4));1)" office:value-type="float" office:value="10">
            <text:p>10</text:p>
          </table:table-cell>
          <table:table-cell table:formula="of:=RANK(INDIRECT(ADDRESS(130;5;4));INDIRECT(ADDRESS(130;2;4)):INDIRECT(ADDRESS(130;11;4));1)" office:value-type="float" office:value="5">
            <text:p>5</text:p>
          </table:table-cell>
          <table:table-cell table:formula="of:=RANK(INDIRECT(ADDRESS(130;6;4));INDIRECT(ADDRESS(130;2;4)):INDIRECT(ADDRESS(130;11;4));1)" office:value-type="float" office:value="1">
            <text:p>1</text:p>
          </table:table-cell>
          <table:table-cell table:formula="of:=RANK(INDIRECT(ADDRESS(130;7;4));INDIRECT(ADDRESS(130;2;4)):INDIRECT(ADDRESS(130;11;4));1)" office:value-type="float" office:value="9">
            <text:p>9</text:p>
          </table:table-cell>
          <table:table-cell table:formula="of:=RANK(INDIRECT(ADDRESS(130;8;4));INDIRECT(ADDRESS(130;2;4)):INDIRECT(ADDRESS(130;11;4));1)" office:value-type="float" office:value="4">
            <text:p>4</text:p>
          </table:table-cell>
          <table:table-cell table:formula="of:=RANK(INDIRECT(ADDRESS(130;9;4));INDIRECT(ADDRESS(130;2;4)):INDIRECT(ADDRESS(130;11;4));1)" office:value-type="float" office:value="6">
            <text:p>6</text:p>
          </table:table-cell>
          <table:table-cell table:formula="of:=RANK(INDIRECT(ADDRESS(130;10;4));INDIRECT(ADDRESS(130;2;4)):INDIRECT(ADDRESS(130;11;4));1)" office:value-type="float" office:value="2">
            <text:p>2</text:p>
          </table:table-cell>
          <table:table-cell table:formula="of:=RANK(INDIRECT(ADDRESS(130;11;4));INDIRECT(ADDRESS(130;2;4)):INDIRECT(ADDRESS(130;11;4));1)" office:value-type="float" office:value="3">
            <text:p>3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10" office:value-type="float" office:value="0.0521826813298824">
            <text:p>0.052182681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30;2;4)):INDIRECT(ADDRESS(130;11;4)))+INDIRECT(ADDRESS(132;2;4))" office:value-type="float" office:value="2.74265887180607">
            <text:p>2.7426588718</text:p>
          </table:table-cell>
          <table:table-cell table:formula="of:=MIN(INDIRECT(ADDRESS(130;2;4)):INDIRECT(ADDRESS(130;11;4)))+INDIRECT(ADDRESS(132;3;4))" office:value-type="float" office:value="2.74265887180607">
            <text:p>2.7426588718</text:p>
          </table:table-cell>
          <table:table-cell table:formula="of:=MIN(INDIRECT(ADDRESS(130;2;4)):INDIRECT(ADDRESS(130;11;4)))+INDIRECT(ADDRESS(132;4;4))" office:value-type="float" office:value="2.74265887180607">
            <text:p>2.7426588718</text:p>
          </table:table-cell>
          <table:table-cell table:formula="of:=MIN(INDIRECT(ADDRESS(130;2;4)):INDIRECT(ADDRESS(130;11;4)))+INDIRECT(ADDRESS(132;5;4))" office:value-type="float" office:value="2.74265887180607">
            <text:p>2.7426588718</text:p>
          </table:table-cell>
          <table:table-cell table:formula="of:=MIN(INDIRECT(ADDRESS(130;2;4)):INDIRECT(ADDRESS(130;11;4)))+INDIRECT(ADDRESS(132;6;4))" office:value-type="float" office:value="2.74265887180607">
            <text:p>2.7426588718</text:p>
          </table:table-cell>
          <table:table-cell table:formula="of:=MIN(INDIRECT(ADDRESS(130;2;4)):INDIRECT(ADDRESS(130;11;4)))+INDIRECT(ADDRESS(132;7;4))" office:value-type="float" office:value="2.74265887180607">
            <text:p>2.7426588718</text:p>
          </table:table-cell>
          <table:table-cell table:formula="of:=MIN(INDIRECT(ADDRESS(130;2;4)):INDIRECT(ADDRESS(130;11;4)))+INDIRECT(ADDRESS(132;8;4))" office:value-type="float" office:value="2.74265887180607">
            <text:p>2.7426588718</text:p>
          </table:table-cell>
          <table:table-cell table:formula="of:=MIN(INDIRECT(ADDRESS(130;2;4)):INDIRECT(ADDRESS(130;11;4)))+INDIRECT(ADDRESS(132;9;4))" office:value-type="float" office:value="2.74265887180607">
            <text:p>2.7426588718</text:p>
          </table:table-cell>
          <table:table-cell table:formula="of:=MIN(INDIRECT(ADDRESS(130;2;4)):INDIRECT(ADDRESS(130;11;4)))+INDIRECT(ADDRESS(132;10;4))" office:value-type="float" office:value="2.74265887180607">
            <text:p>2.7426588718</text:p>
          </table:table-cell>
          <table:table-cell table:formula="of:=MIN(INDIRECT(ADDRESS(130;2;4)):INDIRECT(ADDRESS(130;11;4)))+INDIRECT(ADDRESS(132;11;4))" office:value-type="float" office:value="2.74265887180607">
            <text:p>2.7426588718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133;2;4))&gt;INDIRECT(ADDRESS(130;2;4));1;0)" office:value-type="float" office:value="0">
            <text:p>0</text:p>
          </table:table-cell>
          <table:table-cell table:formula="of:=IF(INDIRECT(ADDRESS(133;3;4))&gt;INDIRECT(ADDRESS(130;3;4));1;0)" office:value-type="float" office:value="0">
            <text:p>0</text:p>
          </table:table-cell>
          <table:table-cell table:formula="of:=IF(INDIRECT(ADDRESS(133;4;4))&gt;INDIRECT(ADDRESS(130;4;4));1;0)" office:value-type="float" office:value="0">
            <text:p>0</text:p>
          </table:table-cell>
          <table:table-cell table:formula="of:=IF(INDIRECT(ADDRESS(133;5;4))&gt;INDIRECT(ADDRESS(130;5;4));1;0)" office:value-type="float" office:value="0">
            <text:p>0</text:p>
          </table:table-cell>
          <table:table-cell table:formula="of:=IF(INDIRECT(ADDRESS(133;6;4))&gt;INDIRECT(ADDRESS(130;6;4));1;0)" office:value-type="float" office:value="1">
            <text:p>1</text:p>
          </table:table-cell>
          <table:table-cell table:formula="of:=IF(INDIRECT(ADDRESS(133;7;4))&gt;INDIRECT(ADDRESS(130;7;4));1;0)" office:value-type="float" office:value="0">
            <text:p>0</text:p>
          </table:table-cell>
          <table:table-cell table:formula="of:=IF(INDIRECT(ADDRESS(133;8;4))&gt;INDIRECT(ADDRESS(130;8;4));1;0)" office:value-type="float" office:value="0">
            <text:p>0</text:p>
          </table:table-cell>
          <table:table-cell table:formula="of:=IF(INDIRECT(ADDRESS(133;9;4))&gt;INDIRECT(ADDRESS(130;9;4));1;0)" office:value-type="float" office:value="0">
            <text:p>0</text:p>
          </table:table-cell>
          <table:table-cell table:formula="of:=IF(INDIRECT(ADDRESS(133;10;4))&gt;INDIRECT(ADDRESS(130;10;4));1;0)" office:value-type="float" office:value="0">
            <text:p>0</text:p>
          </table:table-cell>
          <table:table-cell table:formula="of:=IF(INDIRECT(ADDRESS(133;11;4))&gt;INDIRECT(ADDRESS(130;11;4));1;0)" office:value-type="float" office:value="0">
            <text:p>0</text:p>
          </table:table-cell>
        </table:table-row>
      </table:table>
      <table:table table:name="ScaledGrad" table:style-name="ta1" table:print="false">
        <table:table-column table:style-name="co1" table:default-cell-style-name="Default"/>
        <table:table-column table:style-name="co14" table:number-columns-repeated="10" table:default-cell-style-name="Default"/>
        <table:table-row table:style-name="ro1">
          <table:table-cell/>
          <table:table-cell office:value-type="string">
            <text:p>RandomBLM</text:p>
          </table:table-cell>
          <table:table-cell office:value-type="string">
            <text:p>RCDBLM</text:p>
          </table:table-cell>
          <table:table-cell office:value-type="string">
            <text:p>IncrementalSABLM</text:p>
          </table:table-cell>
          <table:table-cell office:value-type="string">
            <text:p>MarkovianBLM</text:p>
          </table:table-cell>
          <table:table-cell office:value-type="string">
            <text:p>HybridBLM</text:p>
          </table:table-cell>
          <table:table-cell office:value-type="string">
            <text:p>Chol11CMA_ESBLM</text:p>
          </table:table-cell>
          <table:table-cell office:value-type="string">
            <text:p>SimulatedAnnealingBLM</text:p>
          </table:table-cell>
          <table:table-cell office:value-type="string">
            <text:p>SimulatedAnnealingSBLM</text:p>
          </table:table-cell>
          <table:table-cell office:value-type="string">
            <text:p>DifferentialEvolutionBLM</text:p>
          </table:table-cell>
          <table:table-cell office:value-type="string">
            <text:p>GeneticLSBLM</text:p>
          </table:table-cell>
        </table:table-row>
        <table:table-row table:style-name="ro2">
          <table:table-cell office:value-type="string">
            <text:p>Bukin6</text:p>
          </table:table-cell>
          <table:table-cell office:value-type="float" office:value="0.00825996341278252">
            <text:p>0.0082599634</text:p>
          </table:table-cell>
          <table:table-cell office:value-type="float" office:value="0.00883997562222426">
            <text:p>0.0088399756</text:p>
          </table:table-cell>
          <table:table-cell office:value-type="float" office:value="11142.4957232808">
            <text:p>11142.4957232808</text:p>
          </table:table-cell>
          <table:table-cell office:value-type="float" office:value="0.00883997541792551">
            <text:p>0.0088399754</text:p>
          </table:table-cell>
          <table:table-cell office:value-type="float" office:value="0.00941998781963302">
            <text:p>0.0094199878</text:p>
          </table:table-cell>
          <table:table-cell office:value-type="float" office:value="0.00767995133272023">
            <text:p>0.0076799513</text:p>
          </table:table-cell>
          <table:table-cell office:value-type="float" office:value="0.00825996346029453">
            <text:p>0.0082599635</text:p>
          </table:table-cell>
          <table:table-cell office:value-type="float" office:value="0.0105800120563954">
            <text:p>0.0105800121</text:p>
          </table:table-cell>
          <table:table-cell office:value-type="float" office:value="0.0105800121905576">
            <text:p>0.0105800122</text:p>
          </table:table-cell>
          <table:table-cell office:value-type="float" office:value="0.00709993925433597">
            <text:p>0.0070999393</text:p>
          </table:table-cell>
        </table:table-row>
        <table:table-row table:style-name="ro1">
          <table:table-cell office:value-type="string">
            <text:p>Damavandi</text:p>
          </table:table-cell>
          <table:table-cell office:value-type="string">
            <text:p>2.1165284856698782e-012</text:p>
          </table:table-cell>
          <table:table-cell office:value-type="string">
            <text:p>2.2188138511760514e-012</text:p>
          </table:table-cell>
          <table:table-cell office:value-type="float" office:value="0.000174727183230597">
            <text:p>0.0001747272</text:p>
          </table:table-cell>
          <table:table-cell office:value-type="string">
            <text:p>2.2038345062058394e-012</text:p>
          </table:table-cell>
          <table:table-cell office:value-type="string">
            <text:p>6.9800478059629248e-009</text:p>
          </table:table-cell>
          <table:table-cell office:value-type="string">
            <text:p>6.842713246301807e-009</text:p>
          </table:table-cell>
          <table:table-cell office:value-type="string">
            <text:p>2.0442018101047604e-012</text:p>
          </table:table-cell>
          <table:table-cell office:value-type="string">
            <text:p>1.8184470862801987e-012</text:p>
          </table:table-cell>
          <table:table-cell office:value-type="string">
            <text:p>6.6041630683257421e-009</text:p>
          </table:table-cell>
          <table:table-cell office:value-type="string">
            <text:p>2.2038345062061718e-012</text:p>
          </table:table-cell>
        </table:table-row>
        <table:table-row table:style-name="ro1">
          <table:table-cell office:value-type="string">
            <text:p>Easom</text:p>
          </table:table-cell>
          <table:table-cell office:value-type="string">
            <text:p>1.0402550291727876e-008</text:p>
          </table:table-cell>
          <table:table-cell office:value-type="string">
            <text:p>1.1527665988830226e-012</text:p>
          </table:table-cell>
          <table:table-cell office:value-type="float" office:value="0.000715032486075299">
            <text:p>0.0007150325</text:p>
          </table:table-cell>
          <table:table-cell office:value-type="string">
            <text:p>6.8086405176734984e-013</text:p>
          </table:table-cell>
          <table:table-cell office:value-type="string">
            <text:p>1.3896354473153125e-008</text:p>
          </table:table-cell>
          <table:table-cell office:value-type="string">
            <text:p>1.8679955544325908e-009</text:p>
          </table:table-cell>
          <table:table-cell office:value-type="string">
            <text:p>5.2662048331589692e-013</text:p>
          </table:table-cell>
          <table:table-cell office:value-type="string">
            <text:p>1.194861571166122e-012</text:p>
          </table:table-cell>
          <table:table-cell office:value-type="string">
            <text:p>1.5224700514115732e-008</text:p>
          </table:table-cell>
          <table:table-cell office:value-type="string">
            <text:p>1.0129519488640213e-012</text:p>
          </table:table-cell>
        </table:table-row>
        <table:table-row table:style-name="ro1">
          <table:table-cell office:value-type="string">
            <text:p>GulfRND</text:p>
          </table:table-cell>
          <table:table-cell office:value-type="string">
            <text:p>7.7386953319901929e-008</text:p>
          </table:table-cell>
          <table:table-cell office:value-type="string">
            <text:p>6.510873798562505e-008</text:p>
          </table:table-cell>
          <table:table-cell office:value-type="string">
            <text:p>5.6600232051616543e-005</text:p>
          </table:table-cell>
          <table:table-cell office:value-type="string">
            <text:p>7.7705845660128776e-008</text:p>
          </table:table-cell>
          <table:table-cell office:value-type="string">
            <text:p>2.1238371327063884e-009</text:p>
          </table:table-cell>
          <table:table-cell office:value-type="string">
            <text:p>4.6461497603526213e-008</text:p>
          </table:table-cell>
          <table:table-cell office:value-type="string">
            <text:p>6.9816082557818723e-008</text:p>
          </table:table-cell>
          <table:table-cell office:value-type="string">
            <text:p>7.9115472039226488e-008</text:p>
          </table:table-cell>
          <table:table-cell office:value-type="string">
            <text:p>1.8760034203111805e-010</text:p>
          </table:table-cell>
          <table:table-cell office:value-type="string">
            <text:p>8.4962350130107704e-008</text:p>
          </table:table-cell>
        </table:table-row>
        <table:table-row table:style-name="ro2">
          <table:table-cell office:value-type="string">
            <text:p>Price2</text:p>
          </table:table-cell>
          <table:table-cell office:value-type="string">
            <text:p>6.3840194539047597e-009</text:p>
          </table:table-cell>
          <table:table-cell office:value-type="string">
            <text:p>1.7347133044482089e-011</text:p>
          </table:table-cell>
          <table:table-cell office:value-type="float" office:value="0.000791062202965863">
            <text:p>0.0007910622</text:p>
          </table:table-cell>
          <table:table-cell office:value-type="string">
            <text:p>1.8421129382295338e-011</text:p>
          </table:table-cell>
          <table:table-cell office:value-type="string">
            <text:p>1.3233455170850259e-008</text:p>
          </table:table-cell>
          <table:table-cell office:value-type="string">
            <text:p>1.4473017616660884e-008</text:p>
          </table:table-cell>
          <table:table-cell office:value-type="string">
            <text:p>1.9032271526045508e-011</text:p>
          </table:table-cell>
          <table:table-cell office:value-type="string">
            <text:p>1.6945701730315905e-011</text:p>
          </table:table-cell>
          <table:table-cell office:value-type="string">
            <text:p>1.5536933744921267e-008</text:p>
          </table:table-cell>
          <table:table-cell office:value-type="string">
            <text:p>1.8063130603024254e-011</text:p>
          </table:table-cell>
        </table:table-row>
        <table:table-row table:style-name="ro1">
          <table:table-cell office:value-type="string">
            <text:p>Trefethen</text:p>
          </table:table-cell>
          <table:table-cell office:value-type="string">
            <text:p>6.6099205434399234e-007</text:p>
          </table:table-cell>
          <table:table-cell office:value-type="string">
            <text:p>6.9261743628056154e-007</text:p>
          </table:table-cell>
          <table:table-cell office:value-type="float" office:value="0.632733394553077">
            <text:p>0.6327333946</text:p>
          </table:table-cell>
          <table:table-cell office:value-type="string">
            <text:p>5.8814142216857422e-007</text:p>
          </table:table-cell>
          <table:table-cell office:value-type="string">
            <text:p>7.4533503450221845e-007</text:p>
          </table:table-cell>
          <table:table-cell office:value-type="string">
            <text:p>7.704424491495758e-005</text:p>
          </table:table-cell>
          <table:table-cell office:value-type="string">
            <text:p>5.3605255231465843e-007</text:p>
          </table:table-cell>
          <table:table-cell office:value-type="string">
            <text:p>4.4567988693957158e-007</text:p>
          </table:table-cell>
          <table:table-cell office:value-type="string">
            <text:p>7.5692730787523921e-007</text:p>
          </table:table-cell>
          <table:table-cell office:value-type="string">
            <text:p>4.7725496743443651e-007</text:p>
          </table:table-cell>
        </table:table-row>
        <table:table-row table:style-name="ro2">
          <table:table-cell office:value-type="string">
            <text:p>Ackley2</text:p>
          </table:table-cell>
          <table:table-cell office:value-type="string">
            <text:p>2.5675421882398703e-010</text:p>
          </table:table-cell>
          <table:table-cell office:value-type="string">
            <text:p>2.6996880887017119e-010</text:p>
          </table:table-cell>
          <table:table-cell office:value-type="float" office:value="4.0286848055582">
            <text:p>4.0286848056</text:p>
          </table:table-cell>
          <table:table-cell office:value-type="string">
            <text:p>2.6996880887017119e-010</text:p>
          </table:table-cell>
          <table:table-cell office:value-type="string">
            <text:p>2.5675421882398703e-010</text:p>
          </table:table-cell>
          <table:table-cell office:value-type="string">
            <text:p>2.7952950295600797e-008</text:p>
          </table:table-cell>
          <table:table-cell office:value-type="string">
            <text:p>2.7305766433719173e-010</text:p>
          </table:table-cell>
          <table:table-cell office:value-type="string">
            <text:p>2.7927362090730505e-010</text:p>
          </table:table-cell>
          <table:table-cell office:value-type="string">
            <text:p>2.542227851791962e-010</text:p>
          </table:table-cell>
          <table:table-cell office:value-type="string">
            <text:p>2.4915991788961441e-010</text:p>
          </table:table-cell>
        </table:table-row>
        <table:table-row table:style-name="ro2">
          <table:table-cell office:value-type="string">
            <text:p>FletcherPowell2</text:p>
          </table:table-cell>
          <table:table-cell office:value-type="string">
            <text:p>3.3139036927542941e-007</text:p>
          </table:table-cell>
          <table:table-cell office:value-type="string">
            <text:p>1.0418073397165191e-006</text:p>
          </table:table-cell>
          <table:table-cell office:value-type="float" office:value="13.8733459739421">
            <text:p>13.8733459739</text:p>
          </table:table-cell>
          <table:table-cell office:value-type="string">
            <text:p>4.8875172999496429e-007</text:p>
          </table:table-cell>
          <table:table-cell office:value-type="string">
            <text:p>3.5406710557199921e-007</text:p>
          </table:table-cell>
          <table:table-cell office:value-type="string">
            <text:p>6.0507353527280069e-007</text:p>
          </table:table-cell>
          <table:table-cell office:value-type="string">
            <text:p>2.423580139713245e-007</text:p>
          </table:table-cell>
          <table:table-cell office:value-type="string">
            <text:p>1.090452191137756e-006</text:p>
          </table:table-cell>
          <table:table-cell office:value-type="string">
            <text:p>4.944286478978468e-007</text:p>
          </table:table-cell>
          <table:table-cell office:value-type="string">
            <text:p>2.0078730361737796e-007</text:p>
          </table:table-cell>
        </table:table-row>
        <table:table-row table:style-name="ro2">
          <table:table-cell office:value-type="string">
            <text:p>Griewank2</text:p>
          </table:table-cell>
          <table:table-cell office:value-type="string">
            <text:p>4.2356658470667018e-009</text:p>
          </table:table-cell>
          <table:table-cell office:value-type="string">
            <text:p>5.8298400815363694e-009</text:p>
          </table:table-cell>
          <table:table-cell office:value-type="float" office:value="0.020182844915162">
            <text:p>0.0201828449</text:p>
          </table:table-cell>
          <table:table-cell office:value-type="string">
            <text:p>5.3407124970403881e-009</text:p>
          </table:table-cell>
          <table:table-cell office:value-type="string">
            <text:p>7.3031804269994586e-009</text:p>
          </table:table-cell>
          <table:table-cell office:value-type="string">
            <text:p>8.3413375702304167e-009</text:p>
          </table:table-cell>
          <table:table-cell office:value-type="string">
            <text:p>4.8791267859484936e-009</text:p>
          </table:table-cell>
          <table:table-cell office:value-type="string">
            <text:p>4.6299599622407134e-009</text:p>
          </table:table-cell>
          <table:table-cell office:value-type="string">
            <text:p>6.9211923455629789e-009</text:p>
          </table:table-cell>
          <table:table-cell office:value-type="string">
            <text:p>5.5360303408618285e-009</text:p>
          </table:table-cell>
        </table:table-row>
        <table:table-row table:style-name="ro2">
          <table:table-cell office:value-type="string">
            <text:p>Rastrigin2</text:p>
          </table:table-cell>
          <table:table-cell office:value-type="string">
            <text:p>5.9097775854926681e-007</text:p>
          </table:table-cell>
          <table:table-cell office:value-type="string">
            <text:p>5.1218911072539482e-007</text:p>
          </table:table-cell>
          <table:table-cell office:value-type="float" office:value="0.0772515474252505">
            <text:p>0.0772515474</text:p>
          </table:table-cell>
          <table:table-cell office:value-type="string">
            <text:p>7.7621949124390754e-007</text:p>
          </table:table-cell>
          <table:table-cell office:value-type="string">
            <text:p>8.8485984601417353e-007</text:p>
          </table:table-cell>
          <table:table-cell office:value-type="string">
            <text:p>1.0523955410842378e-007</text:p>
          </table:table-cell>
          <table:table-cell office:value-type="string">
            <text:p>6.099902136860708e-007</text:p>
          </table:table-cell>
          <table:table-cell office:value-type="string">
            <text:p>5.1530742115731285e-007</text:p>
          </table:table-cell>
          <table:table-cell office:value-type="string">
            <text:p>8.8860275851706332e-007</text:p>
          </table:table-cell>
          <table:table-cell office:value-type="string">
            <text:p>4.8748203652003339e-007</text:p>
          </table:table-cell>
        </table:table-row>
        <table:table-row table:style-name="ro2">
          <table:table-cell office:value-type="string">
            <text:p>SchwefelDoubleSum2</text:p>
          </table:table-cell>
          <table:table-cell office:value-type="float" office:value="0">
            <text:p>0</text:p>
          </table:table-cell>
          <table:table-cell office:value-type="string">
            <text:p>5.3359732010009306e-023</text:p>
          </table:table-cell>
          <table:table-cell office:value-type="float" office:value="0.000532918363657333">
            <text:p>0.0005329184</text:p>
          </table:table-cell>
          <table:table-cell office:value-type="string">
            <text:p>3.6958887631572053e-009</text:p>
          </table:table-cell>
          <table:table-cell table:number-columns-repeated="2" office:value-type="string">
            <text:p>1.110223928093057e-016</text:p>
          </table:table-cell>
          <table:table-cell office:value-type="string">
            <text:p>6.5986732781483751e-010</text:p>
          </table:table-cell>
          <table:table-cell office:value-type="float" office:value="0">
            <text:p>0</text:p>
          </table:table-cell>
          <table:table-cell office:value-type="string">
            <text:p>1.110223928093057e-016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SchwefelMax2</text:p>
          </table:table-cell>
          <table:table-cell office:value-type="string">
            <text:p>3.4218228008470023e-011</text:p>
          </table:table-cell>
          <table:table-cell office:value-type="string">
            <text:p>5.4404646639312329e-010</text:p>
          </table:table-cell>
          <table:table-cell office:value-type="float" office:value="0.999999999996052">
            <text:p>1</text:p>
          </table:table-cell>
          <table:table-cell office:value-type="string">
            <text:p>1.6135613754265371e-010</text:p>
          </table:table-cell>
          <table:table-cell table:number-columns-repeated="2" office:value-type="string">
            <text:p>1.2964282623438898e-011</text:p>
          </table:table-cell>
          <table:table-cell office:value-type="string">
            <text:p>1.3665618364050572e-010</text:p>
          </table:table-cell>
          <table:table-cell office:value-type="string">
            <text:p>8.6510304600994745e-011</text:p>
          </table:table-cell>
          <table:table-cell office:value-type="string">
            <text:p>1.2964282623438898e-011</text:p>
          </table:table-cell>
          <table:table-cell office:value-type="string">
            <text:p>1.2735134104757676e-010</text:p>
          </table:table-cell>
        </table:table-row>
        <table:table-row table:style-name="ro2">
          <table:table-cell office:value-type="string">
            <text:p>StepFunction2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Weierstrass2</text:p>
          </table:table-cell>
          <table:table-cell office:value-type="float" office:value="0.183259685580559">
            <text:p>0.1832596856</text:p>
          </table:table-cell>
          <table:table-cell office:value-type="string">
            <text:p>5.0585948747780438e-006</text:p>
          </table:table-cell>
          <table:table-cell office:value-type="float" office:value="175.721758527609">
            <text:p>175.7217585276</text:p>
          </table:table-cell>
          <table:table-cell office:value-type="string">
            <text:p>2.0113664645871739e-007</text:p>
          </table:table-cell>
          <table:table-cell office:value-type="string">
            <text:p>1.9616563832739983e-007</text:p>
          </table:table-cell>
          <table:table-cell office:value-type="float" office:value="5.28537456730915">
            <text:p>5.2853745673</text:p>
          </table:table-cell>
          <table:table-cell office:value-type="string">
            <text:p>1.9759794047054429e-007</text:p>
          </table:table-cell>
          <table:table-cell office:value-type="float" office:value="0.25993895684524">
            <text:p>0.2599389568</text:p>
          </table:table-cell>
          <table:table-cell office:value-type="string">
            <text:p>2.0840861656138822e-007</text:p>
          </table:table-cell>
          <table:table-cell office:value-type="float" office:value="0.128992964794844">
            <text:p>0.1289929648</text:p>
          </table:table-cell>
        </table:table-row>
        <table:table-row table:style-name="ro2">
          <table:table-cell office:value-type="string">
            <text:p>Trig2</text:p>
          </table:table-cell>
          <table:table-cell office:value-type="string">
            <text:p>2.2512596861318845e-010</text:p>
          </table:table-cell>
          <table:table-cell office:value-type="string">
            <text:p>3.803906710184607e-010</text:p>
          </table:table-cell>
          <table:table-cell office:value-type="float" office:value="0.000229110552963848">
            <text:p>0.0002291106</text:p>
          </table:table-cell>
          <table:table-cell table:number-columns-repeated="2" office:value-type="string">
            <text:p>1.3221011641009892e-010</text:p>
          </table:table-cell>
          <table:table-cell office:value-type="string">
            <text:p>1.3186669719542117e-010</text:p>
          </table:table-cell>
          <table:table-cell office:value-type="string">
            <text:p>1.3221011641009892e-010</text:p>
          </table:table-cell>
          <table:table-cell office:value-type="string">
            <text:p>2.5250163693711858e-011</text:p>
          </table:table-cell>
          <table:table-cell office:value-type="string">
            <text:p>1.3221011641009892e-010</text:p>
          </table:table-cell>
          <table:table-cell office:value-type="string">
            <text:p>1.2593303986133387e-010</text:p>
          </table:table-cell>
        </table:table-row>
        <table:table-row table:style-name="ro2">
          <table:table-cell office:value-type="string">
            <text:p>Pinter2</text:p>
          </table:table-cell>
          <table:table-cell office:value-type="string">
            <text:p>3.7967224592016867e-008</text:p>
          </table:table-cell>
          <table:table-cell office:value-type="string">
            <text:p>3.7616488731479006e-008</text:p>
          </table:table-cell>
          <table:table-cell office:value-type="float" office:value="0.0119383147660061">
            <text:p>0.0119383148</text:p>
          </table:table-cell>
          <table:table-cell office:value-type="string">
            <text:p>5.3705048528492832e-008</text:p>
          </table:table-cell>
          <table:table-cell office:value-type="string">
            <text:p>4.7198111598015024e-008</text:p>
          </table:table-cell>
          <table:table-cell office:value-type="string">
            <text:p>5.5357831834068599e-008</text:p>
          </table:table-cell>
          <table:table-cell office:value-type="string">
            <text:p>5.5276677136488373e-008</text:p>
          </table:table-cell>
          <table:table-cell office:value-type="string">
            <text:p>3.5513950266364757e-008</text:p>
          </table:table-cell>
          <table:table-cell office:value-type="string">
            <text:p>5.0270213698590428e-008</text:p>
          </table:table-cell>
          <table:table-cell office:value-type="string">
            <text:p>3.8711348719759504e-008</text:p>
          </table:table-cell>
        </table:table-row>
        <table:table-row table:style-name="ro2">
          <table:table-cell office:value-type="string">
            <text:p>Salomon2</text:p>
          </table:table-cell>
          <table:table-cell office:value-type="string">
            <text:p>1.0863275883643716e-008</text:p>
          </table:table-cell>
          <table:table-cell office:value-type="string">
            <text:p>1.8391222603522877e-008</text:p>
          </table:table-cell>
          <table:table-cell office:value-type="float" office:value="0.0550103349730506">
            <text:p>0.055010335</text:p>
          </table:table-cell>
          <table:table-cell office:value-type="string">
            <text:p>3.971254675291538e-010</text:p>
          </table:table-cell>
          <table:table-cell office:value-type="string">
            <text:p>1.2964332078252384e-012</text:p>
          </table:table-cell>
          <table:table-cell office:value-type="string">
            <text:p>5.634083493304389e-008</text:p>
          </table:table-cell>
          <table:table-cell office:value-type="string">
            <text:p>6.5674493707124289e-010</text:p>
          </table:table-cell>
          <table:table-cell office:value-type="string">
            <text:p>1.0040202168116677e-008</text:p>
          </table:table-cell>
          <table:table-cell office:value-type="string">
            <text:p>1.2964332078252384e-012</text:p>
          </table:table-cell>
          <table:table-cell office:value-type="string">
            <text:p>5.4991940856824069e-009</text:p>
          </table:table-cell>
        </table:table-row>
        <table:table-row table:style-name="ro2">
          <table:table-cell office:value-type="string">
            <text:p>SchaeferF62</text:p>
          </table:table-cell>
          <table:table-cell office:value-type="string">
            <text:p>3.3050055550608677e-010</text:p>
          </table:table-cell>
          <table:table-cell office:value-type="string">
            <text:p>3.4974765217386511e-010</text:p>
          </table:table-cell>
          <table:table-cell office:value-type="float" office:value="0.00180358166146873">
            <text:p>0.0018035817</text:p>
          </table:table-cell>
          <table:table-cell office:value-type="string">
            <text:p>3.5259234414515068e-011</text:p>
          </table:table-cell>
          <table:table-cell office:value-type="string">
            <text:p>1.5264281023550957e-010</text:p>
          </table:table-cell>
          <table:table-cell office:value-type="string">
            <text:p>1.3413397052533316e-008</text:p>
          </table:table-cell>
          <table:table-cell office:value-type="string">
            <text:p>2.9603305964331392e-011</text:p>
          </table:table-cell>
          <table:table-cell office:value-type="string">
            <text:p>6.8070130627308445e-011</text:p>
          </table:table-cell>
          <table:table-cell office:value-type="string">
            <text:p>1.515969789353983e-010</text:p>
          </table:table-cell>
          <table:table-cell office:value-type="string">
            <text:p>1.3411727317186571e-010</text:p>
          </table:table-cell>
        </table:table-row>
        <table:table-row table:style-name="ro2">
          <table:table-cell office:value-type="string">
            <text:p>Ackley6</text:p>
          </table:table-cell>
          <table:table-cell office:value-type="string">
            <text:p>2.6151770744963913e-008</text:p>
          </table:table-cell>
          <table:table-cell office:value-type="string">
            <text:p>4.6756962546423439e-010</text:p>
          </table:table-cell>
          <table:table-cell office:value-type="float" office:value="4.03449039867686">
            <text:p>4.0344903987</text:p>
          </table:table-cell>
          <table:table-cell office:value-type="string">
            <text:p>7.4310474586494026e-010</text:p>
          </table:table-cell>
          <table:table-cell office:value-type="string">
            <text:p>4.5334680011750406e-010</text:p>
          </table:table-cell>
          <table:table-cell office:value-type="string">
            <text:p>2.1529385565528536e-008</text:p>
          </table:table-cell>
          <table:table-cell office:value-type="string">
            <text:p>1.3037125589546396e-009</text:p>
          </table:table-cell>
          <table:table-cell office:value-type="string">
            <text:p>4.4127006164007605e-010</text:p>
          </table:table-cell>
          <table:table-cell office:value-type="string">
            <text:p>1.2636617365490805e-008</text:p>
          </table:table-cell>
          <table:table-cell office:value-type="string">
            <text:p>4.5562131282233856e-010</text:p>
          </table:table-cell>
        </table:table-row>
        <table:table-row table:style-name="ro2">
          <table:table-cell office:value-type="string">
            <text:p>FletcherPowell6</text:p>
          </table:table-cell>
          <table:table-cell office:value-type="string">
            <text:p>7.2667315585913295e-006</text:p>
          </table:table-cell>
          <table:table-cell office:value-type="string">
            <text:p>6.5611474043287853e-006</text:p>
          </table:table-cell>
          <table:table-cell office:value-type="float" office:value="38.1640721590956">
            <text:p>38.1640721591</text:p>
          </table:table-cell>
          <table:table-cell office:value-type="string">
            <text:p>1.0461722079510695e-005</text:p>
          </table:table-cell>
          <table:table-cell office:value-type="string">
            <text:p>1.0434079981532142e-005</text:p>
          </table:table-cell>
          <table:table-cell office:value-type="string">
            <text:p>1.6307863689771578e-006</text:p>
          </table:table-cell>
          <table:table-cell office:value-type="string">
            <text:p>1.3369156239507756e-005</text:p>
          </table:table-cell>
          <table:table-cell office:value-type="string">
            <text:p>8.9433735164949881e-006</text:p>
          </table:table-cell>
          <table:table-cell office:value-type="string">
            <text:p>2.4659895365855902e-006</text:p>
          </table:table-cell>
          <table:table-cell office:value-type="string">
            <text:p>1.0665299983391564e-005</text:p>
          </table:table-cell>
        </table:table-row>
        <table:table-row table:style-name="ro2">
          <table:table-cell office:value-type="string">
            <text:p>Griewank6</text:p>
          </table:table-cell>
          <table:table-cell office:value-type="string">
            <text:p>2.1750337327731412e-008</text:p>
          </table:table-cell>
          <table:table-cell office:value-type="string">
            <text:p>7.0197685014010355e-009</text:p>
          </table:table-cell>
          <table:table-cell office:value-type="float" office:value="0.0468181513202598">
            <text:p>0.0468181513</text:p>
          </table:table-cell>
          <table:table-cell office:value-type="string">
            <text:p>4.9747816966991719e-009</text:p>
          </table:table-cell>
          <table:table-cell office:value-type="string">
            <text:p>8.3328988432924148e-009</text:p>
          </table:table-cell>
          <table:table-cell office:value-type="string">
            <text:p>1.4536012985287055e-008</text:p>
          </table:table-cell>
          <table:table-cell office:value-type="string">
            <text:p>2.9032723770419392e-009</text:p>
          </table:table-cell>
          <table:table-cell office:value-type="string">
            <text:p>8.5705855683408744e-009</text:p>
          </table:table-cell>
          <table:table-cell office:value-type="string">
            <text:p>9.4975661098923116e-009</text:p>
          </table:table-cell>
          <table:table-cell office:value-type="string">
            <text:p>3.5950068473441205e-009</text:p>
          </table:table-cell>
        </table:table-row>
        <table:table-row table:style-name="ro2">
          <table:table-cell office:value-type="string">
            <text:p>Rastrigin6</text:p>
          </table:table-cell>
          <table:table-cell office:value-type="string">
            <text:p>8.989878452710634e-008</text:p>
          </table:table-cell>
          <table:table-cell office:value-type="string">
            <text:p>8.86117796007248e-007</text:p>
          </table:table-cell>
          <table:table-cell office:value-type="float" office:value="0.362541810795695">
            <text:p>0.3625418108</text:p>
          </table:table-cell>
          <table:table-cell office:value-type="string">
            <text:p>1.7497232381854106e-007</text:p>
          </table:table-cell>
          <table:table-cell office:value-type="string">
            <text:p>2.0636937162563866e-006</text:p>
          </table:table-cell>
          <table:table-cell office:value-type="string">
            <text:p>8.6104257005097782e-008</text:p>
          </table:table-cell>
          <table:table-cell office:value-type="string">
            <text:p>2.5956524564600392e-007</text:p>
          </table:table-cell>
          <table:table-cell office:value-type="string">
            <text:p>1.0734595993883018e-006</text:p>
          </table:table-cell>
          <table:table-cell office:value-type="string">
            <text:p>2.0631282668087365e-006</text:p>
          </table:table-cell>
          <table:table-cell office:value-type="string">
            <text:p>9.5185333784415756e-007</text:p>
          </table:table-cell>
        </table:table-row>
        <table:table-row table:style-name="ro2">
          <table:table-cell office:value-type="string">
            <text:p>SchwefelDoubleSum6</text:p>
          </table:table-cell>
          <table:table-cell office:value-type="string">
            <text:p>6.9480202452380297e-011</text:p>
          </table:table-cell>
          <table:table-cell office:value-type="string">
            <text:p>1.5561352224139694e-012</text:p>
          </table:table-cell>
          <table:table-cell office:value-type="float" office:value="0.0437228618649493">
            <text:p>0.0437228619</text:p>
          </table:table-cell>
          <table:table-cell office:value-type="string">
            <text:p>3.74635191352354e-009</text:p>
          </table:table-cell>
          <table:table-cell table:number-columns-repeated="2" office:value-type="string">
            <text:p>8.2336366988520423e-016</text:p>
          </table:table-cell>
          <table:table-cell office:value-type="string">
            <text:p>6.6717438839354837e-009</text:p>
          </table:table-cell>
          <table:table-cell office:value-type="string">
            <text:p>1.1854365570086187e-008</text:p>
          </table:table-cell>
          <table:table-cell office:value-type="string">
            <text:p>8.2336366988520423e-016</text:p>
          </table:table-cell>
          <table:table-cell office:value-type="string">
            <text:p>5.5595604472237531e-011</text:p>
          </table:table-cell>
        </table:table-row>
        <table:table-row table:style-name="ro2">
          <table:table-cell office:value-type="string">
            <text:p>SchwefelMax6</text:p>
          </table:table-cell>
          <table:table-cell office:value-type="string">
            <text:p>4.6576696386865635e-010</text:p>
          </table:table-cell>
          <table:table-cell office:value-type="string">
            <text:p>1.5926560360422588e-010</text:p>
          </table:table-cell>
          <table:table-cell office:value-type="float" office:value="0.999999999996052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2.2454796187478512e-011</text:p>
          </table:table-cell>
          <table:table-cell office:value-type="string">
            <text:p>1.0751789066337842e-011</text:p>
          </table:table-cell>
          <table:table-cell office:value-type="string">
            <text:p>3.1657379365757585e-010</text:p>
          </table:table-cell>
          <table:table-cell office:value-type="string">
            <text:p>2.2454796187478512e-011</text:p>
          </table:table-cell>
          <table:table-cell office:value-type="string">
            <text:p>7.57558620845574e-013</text:p>
          </table:table-cell>
        </table:table-row>
        <table:table-row table:style-name="ro2">
          <table:table-cell office:value-type="string">
            <text:p>StepFunction6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Weierstrass6</text:p>
          </table:table-cell>
          <table:table-cell office:value-type="float" office:value="63.3393656275308">
            <text:p>63.3393656275</text:p>
          </table:table-cell>
          <table:table-cell office:value-type="float" office:value="1.26868346263322">
            <text:p>1.2686834626</text:p>
          </table:table-cell>
          <table:table-cell office:value-type="float" office:value="452.345013311627">
            <text:p>452.3450133116</text:p>
          </table:table-cell>
          <table:table-cell office:value-type="string">
            <text:p>4.5234700017642036e-007</text:p>
          </table:table-cell>
          <table:table-cell office:value-type="string">
            <text:p>3.55388329017391e-007</text:p>
          </table:table-cell>
          <table:table-cell office:value-type="float" office:value="24.2157164342879">
            <text:p>24.2157164343</text:p>
          </table:table-cell>
          <table:table-cell office:value-type="string">
            <text:p>3.557999658838553e-007</text:p>
          </table:table-cell>
          <table:table-cell office:value-type="float" office:value="17.0870422356156">
            <text:p>17.0870422356</text:p>
          </table:table-cell>
          <table:table-cell office:value-type="string">
            <text:p>3.7852943750781537e-007</text:p>
          </table:table-cell>
          <table:table-cell office:value-type="float" office:value="7.18016621419992">
            <text:p>7.1801662142</text:p>
          </table:table-cell>
        </table:table-row>
        <table:table-row table:style-name="ro2">
          <table:table-cell office:value-type="string">
            <text:p>Trig6</text:p>
          </table:table-cell>
          <table:table-cell office:value-type="string">
            <text:p>2.7930295280815563e-008</text:p>
          </table:table-cell>
          <table:table-cell office:value-type="string">
            <text:p>3.5395267134093942e-009</text:p>
          </table:table-cell>
          <table:table-cell office:value-type="float" office:value="0.00186891355048543">
            <text:p>0.0018689136</text:p>
          </table:table-cell>
          <table:table-cell table:number-columns-repeated="2" office:value-type="string">
            <text:p>4.3231282342284399e-010</text:p>
          </table:table-cell>
          <table:table-cell office:value-type="string">
            <text:p>1.4707381863912923e-009</text:p>
          </table:table-cell>
          <table:table-cell office:value-type="string">
            <text:p>4.3231282342284399e-010</text:p>
          </table:table-cell>
          <table:table-cell office:value-type="string">
            <text:p>2.004305085724733e-008</text:p>
          </table:table-cell>
          <table:table-cell office:value-type="string">
            <text:p>4.3231282342284399e-010</text:p>
          </table:table-cell>
          <table:table-cell office:value-type="string">
            <text:p>1.7021818714146187e-008</text:p>
          </table:table-cell>
        </table:table-row>
        <table:table-row table:style-name="ro2">
          <table:table-cell office:value-type="string">
            <text:p>Pinter6</text:p>
          </table:table-cell>
          <table:table-cell office:value-type="string">
            <text:p>1.4473265764112575e-007</text:p>
          </table:table-cell>
          <table:table-cell office:value-type="string">
            <text:p>4.5186430035494575e-008</text:p>
          </table:table-cell>
          <table:table-cell office:value-type="float" office:value="0.031089536017314">
            <text:p>0.031089536</text:p>
          </table:table-cell>
          <table:table-cell office:value-type="string">
            <text:p>7.8808372670867286e-008</text:p>
          </table:table-cell>
          <table:table-cell office:value-type="string">
            <text:p>6.5946975966331308e-008</text:p>
          </table:table-cell>
          <table:table-cell office:value-type="string">
            <text:p>9.4554573836547276e-008</text:p>
          </table:table-cell>
          <table:table-cell office:value-type="string">
            <text:p>5.9761623433499616e-008</text:p>
          </table:table-cell>
          <table:table-cell office:value-type="string">
            <text:p>5.6922560412705023e-008</text:p>
          </table:table-cell>
          <table:table-cell office:value-type="string">
            <text:p>6.9063338096047643e-008</text:p>
          </table:table-cell>
          <table:table-cell office:value-type="string">
            <text:p>2.4953393428139144e-008</text:p>
          </table:table-cell>
        </table:table-row>
        <table:table-row table:style-name="ro2">
          <table:table-cell office:value-type="string">
            <text:p>Salomon6</text:p>
          </table:table-cell>
          <table:table-cell office:value-type="string">
            <text:p>6.831195912983458e-008</text:p>
          </table:table-cell>
          <table:table-cell office:value-type="string">
            <text:p>1.0830597181349986e-008</text:p>
          </table:table-cell>
          <table:table-cell office:value-type="float" office:value="0.00451365103495235">
            <text:p>0.004513651</text:p>
          </table:table-cell>
          <table:table-cell office:value-type="string">
            <text:p>8.3925380777921234e-008</text:p>
          </table:table-cell>
          <table:table-cell office:value-type="string">
            <text:p>4.5567814245588106e-008</text:p>
          </table:table-cell>
          <table:table-cell office:value-type="string">
            <text:p>8.3497836406914917e-008</text:p>
          </table:table-cell>
          <table:table-cell office:value-type="string">
            <text:p>2.2749759866347361e-008</text:p>
          </table:table-cell>
          <table:table-cell office:value-type="string">
            <text:p>1.3632882241165683e-008</text:p>
          </table:table-cell>
          <table:table-cell office:value-type="string">
            <text:p>2.2108288920470251e-008</text:p>
          </table:table-cell>
          <table:table-cell office:value-type="string">
            <text:p>2.1357495750134237e-008</text:p>
          </table:table-cell>
        </table:table-row>
        <table:table-row table:style-name="ro2">
          <table:table-cell office:value-type="string">
            <text:p>SchaeferF66</text:p>
          </table:table-cell>
          <table:table-cell office:value-type="string">
            <text:p>7.5755781833755143e-008</text:p>
          </table:table-cell>
          <table:table-cell office:value-type="string">
            <text:p>1.0841539129359817e-008</text:p>
          </table:table-cell>
          <table:table-cell office:value-type="float" office:value="0.0227800673959832">
            <text:p>0.0227800674</text:p>
          </table:table-cell>
          <table:table-cell office:value-type="string">
            <text:p>7.3015070520260777e-008</text:p>
          </table:table-cell>
          <table:table-cell office:value-type="string">
            <text:p>2.5872521812203382e-008</text:p>
          </table:table-cell>
          <table:table-cell office:value-type="string">
            <text:p>2.8032077300226418e-008</text:p>
          </table:table-cell>
          <table:table-cell office:value-type="string">
            <text:p>5.1761186558261855e-008</text:p>
          </table:table-cell>
          <table:table-cell office:value-type="string">
            <text:p>4.8235102942830197e-008</text:p>
          </table:table-cell>
          <table:table-cell office:value-type="string">
            <text:p>9.5192002043379631e-008</text:p>
          </table:table-cell>
          <table:table-cell office:value-type="string">
            <text:p>4.613667243493236e-008</text:p>
          </table:table-cell>
        </table:table-row>
        <table:table-row table:style-name="ro2">
          <table:table-cell office:value-type="string">
            <text:p>Ackley10</text:p>
          </table:table-cell>
          <table:table-cell office:value-type="string">
            <text:p>1.9465546048625218e-008</text:p>
          </table:table-cell>
          <table:table-cell office:value-type="string">
            <text:p>5.8611668863542039e-010</text:p>
          </table:table-cell>
          <table:table-cell office:value-type="float" office:value="4.04619516654655">
            <text:p>4.0461951665</text:p>
          </table:table-cell>
          <table:table-cell office:value-type="string">
            <text:p>7.0026987702661184e-009</text:p>
          </table:table-cell>
          <table:table-cell office:value-type="string">
            <text:p>5.7938386109876215e-010</text:p>
          </table:table-cell>
          <table:table-cell office:value-type="string">
            <text:p>2.436559919222916e-008</text:p>
          </table:table-cell>
          <table:table-cell office:value-type="string">
            <text:p>1.1693664457421949e-009</text:p>
          </table:table-cell>
          <table:table-cell office:value-type="string">
            <text:p>9.2406945862213989e-010</text:p>
          </table:table-cell>
          <table:table-cell office:value-type="string">
            <text:p>1.3925195333017568e-009</text:p>
          </table:table-cell>
          <table:table-cell office:value-type="string">
            <text:p>6.858880562956248e-010</text:p>
          </table:table-cell>
        </table:table-row>
        <table:table-row table:style-name="ro2">
          <table:table-cell office:value-type="string">
            <text:p>FletcherPowell10</text:p>
          </table:table-cell>
          <table:table-cell office:value-type="string">
            <text:p>2.3476094691303369e-005</text:p>
          </table:table-cell>
          <table:table-cell office:value-type="string">
            <text:p>1.623911397456313e-005</text:p>
          </table:table-cell>
          <table:table-cell office:value-type="float" office:value="43.7023595379869">
            <text:p>43.702359538</text:p>
          </table:table-cell>
          <table:table-cell office:value-type="string">
            <text:p>2.0217096943226534e-005</text:p>
          </table:table-cell>
          <table:table-cell office:value-type="string">
            <text:p>2.4988281601304329e-005</text:p>
          </table:table-cell>
          <table:table-cell office:value-type="string">
            <text:p>1.0339724091529854e-005</text:p>
          </table:table-cell>
          <table:table-cell office:value-type="string">
            <text:p>2.6767264445694746e-005</text:p>
          </table:table-cell>
          <table:table-cell office:value-type="string">
            <text:p>2.5035231833343125e-005</text:p>
          </table:table-cell>
          <table:table-cell office:value-type="string">
            <text:p>2.6625863530512307e-005</text:p>
          </table:table-cell>
          <table:table-cell office:value-type="string">
            <text:p>2.1773439646493581e-005</text:p>
          </table:table-cell>
        </table:table-row>
        <table:table-row table:style-name="ro2">
          <table:table-cell office:value-type="string">
            <text:p>Griewank10</text:p>
          </table:table-cell>
          <table:table-cell office:value-type="string">
            <text:p>5.445646884684589e-008</text:p>
          </table:table-cell>
          <table:table-cell office:value-type="string">
            <text:p>4.0504588541948685e-008</text:p>
          </table:table-cell>
          <table:table-cell office:value-type="float" office:value="0.0743852715232827">
            <text:p>0.0743852715</text:p>
          </table:table-cell>
          <table:table-cell office:value-type="string">
            <text:p>4.9936735211527431e-008</text:p>
          </table:table-cell>
          <table:table-cell office:value-type="string">
            <text:p>9.9084099451952297e-009</text:p>
          </table:table-cell>
          <table:table-cell office:value-type="string">
            <text:p>2.0677567614909675e-008</text:p>
          </table:table-cell>
          <table:table-cell office:value-type="string">
            <text:p>4.9752125307248745e-008</text:p>
          </table:table-cell>
          <table:table-cell office:value-type="string">
            <text:p>4.9479154143391407e-008</text:p>
          </table:table-cell>
          <table:table-cell office:value-type="string">
            <text:p>1.0109177639788559e-008</text:p>
          </table:table-cell>
          <table:table-cell office:value-type="string">
            <text:p>5.1047216776892647e-008</text:p>
          </table:table-cell>
        </table:table-row>
        <table:table-row table:style-name="ro2">
          <table:table-cell office:value-type="string">
            <text:p>Rastrigin10</text:p>
          </table:table-cell>
          <table:table-cell office:value-type="string">
            <text:p>5.3337706236075874e-008</text:p>
          </table:table-cell>
          <table:table-cell office:value-type="string">
            <text:p>2.551067327407786e-006</text:p>
          </table:table-cell>
          <table:table-cell office:value-type="float" office:value="0.715043605344429">
            <text:p>0.7150436053</text:p>
          </table:table-cell>
          <table:table-cell office:value-type="string">
            <text:p>1.0493612110547971e-007</text:p>
          </table:table-cell>
          <table:table-cell office:value-type="string">
            <text:p>3.2658500068309665e-006</text:p>
          </table:table-cell>
          <table:table-cell office:value-type="string">
            <text:p>7.5631378182337294e-008</text:p>
          </table:table-cell>
          <table:table-cell office:value-type="string">
            <text:p>1.2350412103315476e-007</text:p>
          </table:table-cell>
          <table:table-cell office:value-type="string">
            <text:p>2.9856845750406221e-006</text:p>
          </table:table-cell>
          <table:table-cell office:value-type="string">
            <text:p>3.3156224672248139e-006</text:p>
          </table:table-cell>
          <table:table-cell office:value-type="string">
            <text:p>2.8971089970592064e-006</text:p>
          </table:table-cell>
        </table:table-row>
        <table:table-row table:style-name="ro2">
          <table:table-cell office:value-type="string">
            <text:p>SchwefelDoubleSum10</text:p>
          </table:table-cell>
          <table:table-cell office:value-type="string">
            <text:p>2.381132507073197e-007</text:p>
          </table:table-cell>
          <table:table-cell office:value-type="string">
            <text:p>1.4496640779471407e-007</text:p>
          </table:table-cell>
          <table:table-cell office:value-type="float" office:value="0.338804114561752">
            <text:p>0.3388041146</text:p>
          </table:table-cell>
          <table:table-cell office:value-type="string">
            <text:p>2.1736543192565356e-007</text:p>
          </table:table-cell>
          <table:table-cell office:value-type="string">
            <text:p>6.0287245232804522e-008</text:p>
          </table:table-cell>
          <table:table-cell office:value-type="string">
            <text:p>1.8742727606955192e-015</text:p>
          </table:table-cell>
          <table:table-cell office:value-type="string">
            <text:p>2.0502927761927177e-007</text:p>
          </table:table-cell>
          <table:table-cell office:value-type="string">
            <text:p>1.5241551903342173e-007</text:p>
          </table:table-cell>
          <table:table-cell office:value-type="string">
            <text:p>7.3579884480773231e-014</text:p>
          </table:table-cell>
          <table:table-cell office:value-type="string">
            <text:p>2.3381610451327199e-007</text:p>
          </table:table-cell>
        </table:table-row>
        <table:table-row table:style-name="ro2">
          <table:table-cell office:value-type="string">
            <text:p>SchwefelMax10</text:p>
          </table:table-cell>
          <table:table-cell office:value-type="string">
            <text:p>1.0907000959311398e-015</text:p>
          </table:table-cell>
          <table:table-cell office:value-type="float" office:value="0">
            <text:p>0</text:p>
          </table:table-cell>
          <table:table-cell office:value-type="float" office:value="0.999999999996052">
            <text:p>1</text:p>
          </table:table-cell>
          <table:table-cell office:value-type="string">
            <text:p>2.8509931091707809e-010</text:p>
          </table:table-cell>
          <table:table-cell office:value-type="string">
            <text:p>4.7107874871076464e-011</text:p>
          </table:table-cell>
          <table:table-cell office:value-type="string">
            <text:p>8.1169494982724193e-01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2.8989017225528693e-011</text:p>
          </table:table-cell>
          <table:table-cell office:value-type="string">
            <text:p>2.4672395753079844e-017</text:p>
          </table:table-cell>
        </table:table-row>
        <table:table-row table:style-name="ro2">
          <table:table-cell office:value-type="string">
            <text:p>StepFunction10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2">
          <table:table-cell office:value-type="string">
            <text:p>Weierstrass10</text:p>
          </table:table-cell>
          <table:table-cell office:value-type="float" office:value="99.2615584366596">
            <text:p>99.2615584367</text:p>
          </table:table-cell>
          <table:table-cell office:value-type="float" office:value="46.7648577507165">
            <text:p>46.7648577507</text:p>
          </table:table-cell>
          <table:table-cell office:value-type="float" office:value="596.295432379355">
            <text:p>596.2954323794</text:p>
          </table:table-cell>
          <table:table-cell office:value-type="string">
            <text:p>4.5871518197323515e-007</text:p>
          </table:table-cell>
          <table:table-cell office:value-type="string">
            <text:p>7.3379162168840778e-007</text:p>
          </table:table-cell>
          <table:table-cell office:value-type="float" office:value="55.6402481601984">
            <text:p>55.6402481602</text:p>
          </table:table-cell>
          <table:table-cell office:value-type="string">
            <text:p>5.8520970898571636e-007</text:p>
          </table:table-cell>
          <table:table-cell office:value-type="float" office:value="107.844785670918">
            <text:p>107.8447856709</text:p>
          </table:table-cell>
          <table:table-cell office:value-type="string">
            <text:p>5.0457066340716852e-007</text:p>
          </table:table-cell>
          <table:table-cell office:value-type="float" office:value="88.4131127126023">
            <text:p>88.4131127126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string">
            <text:p>7.5219289426596507e-008</text:p>
          </table:table-cell>
          <table:table-cell office:value-type="string">
            <text:p>7.5632974969611967e-008</text:p>
          </table:table-cell>
          <table:table-cell office:value-type="float" office:value="0.00397294682044724">
            <text:p>0.0039729468</text:p>
          </table:table-cell>
          <table:table-cell table:number-columns-repeated="2" office:value-type="string">
            <text:p>8.2401859091805068e-010</text:p>
          </table:table-cell>
          <table:table-cell office:value-type="string">
            <text:p>7.0326350928315348e-009</text:p>
          </table:table-cell>
          <table:table-cell office:value-type="string">
            <text:p>8.2401859091805068e-010</text:p>
          </table:table-cell>
          <table:table-cell office:value-type="string">
            <text:p>6.4777994761923875e-008</text:p>
          </table:table-cell>
          <table:table-cell office:value-type="string">
            <text:p>8.2401859091805068e-010</text:p>
          </table:table-cell>
          <table:table-cell office:value-type="string">
            <text:p>7.6258579326730058e-008</text:p>
          </table:table-cell>
        </table:table-row>
        <table:table-row table:style-name="ro2">
          <table:table-cell office:value-type="string">
            <text:p>Pinter10</text:p>
          </table:table-cell>
          <table:table-cell office:value-type="string">
            <text:p>1.6711728431146563e-007</text:p>
          </table:table-cell>
          <table:table-cell office:value-type="string">
            <text:p>1.4897254228896381e-007</text:p>
          </table:table-cell>
          <table:table-cell office:value-type="float" office:value="0.0788160420107591">
            <text:p>0.078816042</text:p>
          </table:table-cell>
          <table:table-cell office:value-type="string">
            <text:p>2.1013389422817258e-007</text:p>
          </table:table-cell>
          <table:table-cell office:value-type="string">
            <text:p>7.2351796834338993e-008</text:p>
          </table:table-cell>
          <table:table-cell office:value-type="string">
            <text:p>2.0551047963645617e-007</text:p>
          </table:table-cell>
          <table:table-cell office:value-type="string">
            <text:p>1.7165481001131491e-007</text:p>
          </table:table-cell>
          <table:table-cell office:value-type="string">
            <text:p>2.0522869371604175e-007</text:p>
          </table:table-cell>
          <table:table-cell office:value-type="string">
            <text:p>6.9447001590681314e-008</text:p>
          </table:table-cell>
          <table:table-cell office:value-type="string">
            <text:p>2.50725076434246e-007</text:p>
          </table:table-cell>
        </table:table-row>
        <table:table-row table:style-name="ro2">
          <table:table-cell office:value-type="string">
            <text:p>Salomon10</text:p>
          </table:table-cell>
          <table:table-cell office:value-type="string">
            <text:p>4.7135905231581083e-008</text:p>
          </table:table-cell>
          <table:table-cell office:value-type="string">
            <text:p>8.3979226607798685e-009</text:p>
          </table:table-cell>
          <table:table-cell office:value-type="float" office:value="0.00302807112610046">
            <text:p>0.0030280711</text:p>
          </table:table-cell>
          <table:table-cell office:value-type="string">
            <text:p>7.6267267905204582e-008</text:p>
          </table:table-cell>
          <table:table-cell office:value-type="string">
            <text:p>4.8839643278146411e-008</text:p>
          </table:table-cell>
          <table:table-cell office:value-type="string">
            <text:p>6.20834852622621e-008</text:p>
          </table:table-cell>
          <table:table-cell office:value-type="string">
            <text:p>1.7002028512274321e-008</text:p>
          </table:table-cell>
          <table:table-cell office:value-type="string">
            <text:p>7.1226037086575524e-009</text:p>
          </table:table-cell>
          <table:table-cell office:value-type="string">
            <text:p>1.653105112408954e-008</text:p>
          </table:table-cell>
          <table:table-cell office:value-type="string">
            <text:p>1.658388782285664e-008</text:p>
          </table:table-cell>
        </table:table-row>
        <table:table-row table:style-name="ro2">
          <table:table-cell office:value-type="string">
            <text:p>SchaeferF610</text:p>
          </table:table-cell>
          <table:table-cell office:value-type="string">
            <text:p>5.2158755566334602e-008</text:p>
          </table:table-cell>
          <table:table-cell office:value-type="string">
            <text:p>1.6343412677040742e-007</text:p>
          </table:table-cell>
          <table:table-cell office:value-type="float" office:value="0.0505415640829349">
            <text:p>0.0505415641</text:p>
          </table:table-cell>
          <table:table-cell office:value-type="string">
            <text:p>2.1159094966253594e-007</text:p>
          </table:table-cell>
          <table:table-cell office:value-type="string">
            <text:p>9.5944951414988027e-008</text:p>
          </table:table-cell>
          <table:table-cell office:value-type="string">
            <text:p>2.5187079957001734e-008</text:p>
          </table:table-cell>
          <table:table-cell office:value-type="string">
            <text:p>9.4578724971957874e-008</text:p>
          </table:table-cell>
          <table:table-cell office:value-type="string">
            <text:p>1.112952914718585e-007</text:p>
          </table:table-cell>
          <table:table-cell office:value-type="string">
            <text:p>1.1240653831903914e-007</text:p>
          </table:table-cell>
          <table:table-cell office:value-type="string">
            <text:p>9.8313635350729174e-008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VALUE(TRIM(INDIRECT(ADDRESS(2;2;4))))" office:value-type="float" office:value="0.00825996341278252">
            <text:p>0.0082599634</text:p>
          </table:table-cell>
          <table:table-cell table:formula="of:=VALUE(TRIM(INDIRECT(ADDRESS(2;3;4))))" office:value-type="float" office:value="0.00883997562222426">
            <text:p>0.0088399756</text:p>
          </table:table-cell>
          <table:table-cell table:formula="of:=VALUE(TRIM(INDIRECT(ADDRESS(2;4;4))))" office:value-type="float" office:value="11142.4957232808">
            <text:p>11142.4957232808</text:p>
          </table:table-cell>
          <table:table-cell table:formula="of:=VALUE(TRIM(INDIRECT(ADDRESS(2;5;4))))" office:value-type="float" office:value="0.00883997541792551">
            <text:p>0.0088399754</text:p>
          </table:table-cell>
          <table:table-cell table:formula="of:=VALUE(TRIM(INDIRECT(ADDRESS(2;6;4))))" office:value-type="float" office:value="0.00941998781963302">
            <text:p>0.0094199878</text:p>
          </table:table-cell>
          <table:table-cell table:formula="of:=VALUE(TRIM(INDIRECT(ADDRESS(2;7;4))))" office:value-type="float" office:value="0.00767995133272023">
            <text:p>0.0076799513</text:p>
          </table:table-cell>
          <table:table-cell table:formula="of:=VALUE(TRIM(INDIRECT(ADDRESS(2;8;4))))" office:value-type="float" office:value="0.00825996346029453">
            <text:p>0.0082599635</text:p>
          </table:table-cell>
          <table:table-cell table:formula="of:=VALUE(TRIM(INDIRECT(ADDRESS(2;9;4))))" office:value-type="float" office:value="0.0105800120563954">
            <text:p>0.0105800121</text:p>
          </table:table-cell>
          <table:table-cell table:formula="of:=VALUE(TRIM(INDIRECT(ADDRESS(2;10;4))))" office:value-type="float" office:value="0.0105800121905576">
            <text:p>0.0105800122</text:p>
          </table:table-cell>
          <table:table-cell table:formula="of:=VALUE(TRIM(INDIRECT(ADDRESS(2;11;4))))" office:value-type="float" office:value="0.00709993925433597">
            <text:p>0.0070999393</text:p>
          </table:table-cell>
        </table:table-row>
        <table:table-row table:style-name="ro2">
          <table:table-cell/>
          <table:table-cell table:formula="of:=VALUE(TRIM(INDIRECT(ADDRESS(3;2;4))))" office:value-type="float" office:value="0.00000000000211652848566988">
            <text:p>2.11652848566988E-012</text:p>
          </table:table-cell>
          <table:table-cell table:formula="of:=VALUE(TRIM(INDIRECT(ADDRESS(3;3;4))))" office:value-type="float" office:value="0.00000000000221881385117605">
            <text:p>2.21881385117605E-012</text:p>
          </table:table-cell>
          <table:table-cell table:formula="of:=VALUE(TRIM(INDIRECT(ADDRESS(3;4;4))))" office:value-type="float" office:value="0.000174727183230597">
            <text:p>0.0001747272</text:p>
          </table:table-cell>
          <table:table-cell table:formula="of:=VALUE(TRIM(INDIRECT(ADDRESS(3;5;4))))" office:value-type="float" office:value="0.00000000000220383450620584">
            <text:p>2.20383450620584E-012</text:p>
          </table:table-cell>
          <table:table-cell table:formula="of:=VALUE(TRIM(INDIRECT(ADDRESS(3;6;4))))" office:value-type="float" office:value="0.00000000698004780596293">
            <text:p>0.000000007</text:p>
          </table:table-cell>
          <table:table-cell table:formula="of:=VALUE(TRIM(INDIRECT(ADDRESS(3;7;4))))" office:value-type="float" office:value="0.00000000684271324630181">
            <text:p>6.84271324630181E-009</text:p>
          </table:table-cell>
          <table:table-cell table:formula="of:=VALUE(TRIM(INDIRECT(ADDRESS(3;8;4))))" office:value-type="float" office:value="0.00000000000204420181010476">
            <text:p>2.04420181010476E-012</text:p>
          </table:table-cell>
          <table:table-cell table:formula="of:=VALUE(TRIM(INDIRECT(ADDRESS(3;9;4))))" office:value-type="float" office:value="0.0000000000018184470862802">
            <text:p>1.8184470862802E-012</text:p>
          </table:table-cell>
          <table:table-cell table:formula="of:=VALUE(TRIM(INDIRECT(ADDRESS(3;10;4))))" office:value-type="float" office:value="0.00000000660416306832574">
            <text:p>6.60416306832574E-009</text:p>
          </table:table-cell>
          <table:table-cell table:formula="of:=VALUE(TRIM(INDIRECT(ADDRESS(3;11;4))))" office:value-type="float" office:value="0.00000000000220383450620617">
            <text:p>2.20383450620617E-012</text:p>
          </table:table-cell>
        </table:table-row>
        <table:table-row table:style-name="ro2">
          <table:table-cell/>
          <table:table-cell table:formula="of:=VALUE(TRIM(INDIRECT(ADDRESS(4;2;4))))" office:value-type="float" office:value="0.0000000104025502917279">
            <text:p>1.04025502917279E-008</text:p>
          </table:table-cell>
          <table:table-cell table:formula="of:=VALUE(TRIM(INDIRECT(ADDRESS(4;3;4))))" office:value-type="float" office:value="0.00000000000115276659888302">
            <text:p>1.15276659888302E-012</text:p>
          </table:table-cell>
          <table:table-cell table:formula="of:=VALUE(TRIM(INDIRECT(ADDRESS(4;4;4))))" office:value-type="float" office:value="0.000715032486075299">
            <text:p>0.0007150325</text:p>
          </table:table-cell>
          <table:table-cell table:formula="of:=VALUE(TRIM(INDIRECT(ADDRESS(4;5;4))))" office:value-type="float" office:value="0.00000000000068086405176735">
            <text:p>6.8086405176735E-013</text:p>
          </table:table-cell>
          <table:table-cell table:formula="of:=VALUE(TRIM(INDIRECT(ADDRESS(4;6;4))))" office:value-type="float" office:value="0.0000000138963544731531">
            <text:p>1.38963544731531E-008</text:p>
          </table:table-cell>
          <table:table-cell table:formula="of:=VALUE(TRIM(INDIRECT(ADDRESS(4;7;4))))" office:value-type="float" office:value="0.00000000186799555443259">
            <text:p>1.86799555443259E-009</text:p>
          </table:table-cell>
          <table:table-cell table:formula="of:=VALUE(TRIM(INDIRECT(ADDRESS(4;8;4))))" office:value-type="float" office:value="0.000000000000526620483315897">
            <text:p>5.26620483315897E-013</text:p>
          </table:table-cell>
          <table:table-cell table:formula="of:=VALUE(TRIM(INDIRECT(ADDRESS(4;9;4))))" office:value-type="float" office:value="0.00000000000119486157116612">
            <text:p>1.19486157116612E-012</text:p>
          </table:table-cell>
          <table:table-cell table:formula="of:=VALUE(TRIM(INDIRECT(ADDRESS(4;10;4))))" office:value-type="float" office:value="0.0000000152247005141157">
            <text:p>1.52247005141157E-008</text:p>
          </table:table-cell>
          <table:table-cell table:formula="of:=VALUE(TRIM(INDIRECT(ADDRESS(4;11;4))))" office:value-type="float" office:value="0.00000000000101295194886402">
            <text:p>1.01295194886402E-012</text:p>
          </table:table-cell>
        </table:table-row>
        <table:table-row table:style-name="ro2">
          <table:table-cell/>
          <table:table-cell table:formula="of:=VALUE(TRIM(INDIRECT(ADDRESS(5;2;4))))" office:value-type="float" office:value="0.0000000773869533199019">
            <text:p>7.73869533199019E-008</text:p>
          </table:table-cell>
          <table:table-cell table:formula="of:=VALUE(TRIM(INDIRECT(ADDRESS(5;3;4))))" office:value-type="float" office:value="0.0000000651087379856251">
            <text:p>6.51087379856251E-008</text:p>
          </table:table-cell>
          <table:table-cell table:formula="of:=VALUE(TRIM(INDIRECT(ADDRESS(5;4;4))))" office:value-type="float" office:value="0.0000566002320516165">
            <text:p>5.66002320516165E-005</text:p>
          </table:table-cell>
          <table:table-cell table:formula="of:=VALUE(TRIM(INDIRECT(ADDRESS(5;5;4))))" office:value-type="float" office:value="0.0000000777058456601288">
            <text:p>7.77058456601288E-008</text:p>
          </table:table-cell>
          <table:table-cell table:formula="of:=VALUE(TRIM(INDIRECT(ADDRESS(5;6;4))))" office:value-type="float" office:value="0.00000000212383713270639">
            <text:p>2.12383713270639E-009</text:p>
          </table:table-cell>
          <table:table-cell table:formula="of:=VALUE(TRIM(INDIRECT(ADDRESS(5;7;4))))" office:value-type="float" office:value="0.0000000464614976035262">
            <text:p>4.64614976035262E-008</text:p>
          </table:table-cell>
          <table:table-cell table:formula="of:=VALUE(TRIM(INDIRECT(ADDRESS(5;8;4))))" office:value-type="float" office:value="0.0000000698160825578187">
            <text:p>6.98160825578187E-008</text:p>
          </table:table-cell>
          <table:table-cell table:formula="of:=VALUE(TRIM(INDIRECT(ADDRESS(5;9;4))))" office:value-type="float" office:value="0.0000000791154720392265">
            <text:p>7.91154720392265E-008</text:p>
          </table:table-cell>
          <table:table-cell table:formula="of:=VALUE(TRIM(INDIRECT(ADDRESS(5;10;4))))" office:value-type="float" office:value="0.000000000187600342031118">
            <text:p>1.87600342031118E-010</text:p>
          </table:table-cell>
          <table:table-cell table:formula="of:=VALUE(TRIM(INDIRECT(ADDRESS(5;11;4))))" office:value-type="float" office:value="0.0000000849623501301077">
            <text:p>0.000000085</text:p>
          </table:table-cell>
        </table:table-row>
        <table:table-row table:style-name="ro2">
          <table:table-cell/>
          <table:table-cell table:formula="of:=VALUE(TRIM(INDIRECT(ADDRESS(6;2;4))))" office:value-type="float" office:value="0.00000000638401945390476">
            <text:p>6.38401945390476E-009</text:p>
          </table:table-cell>
          <table:table-cell table:formula="of:=VALUE(TRIM(INDIRECT(ADDRESS(6;3;4))))" office:value-type="float" office:value="0.0000000000173471330444821">
            <text:p>1.73471330444821E-011</text:p>
          </table:table-cell>
          <table:table-cell table:formula="of:=VALUE(TRIM(INDIRECT(ADDRESS(6;4;4))))" office:value-type="float" office:value="0.000791062202965863">
            <text:p>0.0007910622</text:p>
          </table:table-cell>
          <table:table-cell table:formula="of:=VALUE(TRIM(INDIRECT(ADDRESS(6;5;4))))" office:value-type="float" office:value="0.0000000000184211293822953">
            <text:p>1.84211293822953E-011</text:p>
          </table:table-cell>
          <table:table-cell table:formula="of:=VALUE(TRIM(INDIRECT(ADDRESS(6;6;4))))" office:value-type="float" office:value="0.0000000132334551708503">
            <text:p>1.32334551708503E-008</text:p>
          </table:table-cell>
          <table:table-cell table:formula="of:=VALUE(TRIM(INDIRECT(ADDRESS(6;7;4))))" office:value-type="float" office:value="0.0000000144730176166609">
            <text:p>1.44730176166609E-008</text:p>
          </table:table-cell>
          <table:table-cell table:formula="of:=VALUE(TRIM(INDIRECT(ADDRESS(6;8;4))))" office:value-type="float" office:value="0.0000000000190322715260455">
            <text:p>1.90322715260455E-011</text:p>
          </table:table-cell>
          <table:table-cell table:formula="of:=VALUE(TRIM(INDIRECT(ADDRESS(6;9;4))))" office:value-type="float" office:value="0.0000000000169457017303159">
            <text:p>1.69457017303159E-011</text:p>
          </table:table-cell>
          <table:table-cell table:formula="of:=VALUE(TRIM(INDIRECT(ADDRESS(6;10;4))))" office:value-type="float" office:value="0.0000000155369337449213">
            <text:p>1.55369337449213E-008</text:p>
          </table:table-cell>
          <table:table-cell table:formula="of:=VALUE(TRIM(INDIRECT(ADDRESS(6;11;4))))" office:value-type="float" office:value="0.0000000000180631306030243">
            <text:p>1.80631306030243E-011</text:p>
          </table:table-cell>
        </table:table-row>
        <table:table-row table:style-name="ro2">
          <table:table-cell/>
          <table:table-cell table:formula="of:=VALUE(TRIM(INDIRECT(ADDRESS(7;2;4))))" office:value-type="float" office:value="0.000000660992054343992">
            <text:p>0.000000661</text:p>
          </table:table-cell>
          <table:table-cell table:formula="of:=VALUE(TRIM(INDIRECT(ADDRESS(7;3;4))))" office:value-type="float" office:value="0.000000692617436280562">
            <text:p>6.92617436280562E-007</text:p>
          </table:table-cell>
          <table:table-cell table:formula="of:=VALUE(TRIM(INDIRECT(ADDRESS(7;4;4))))" office:value-type="float" office:value="0.632733394553077">
            <text:p>0.6327333946</text:p>
          </table:table-cell>
          <table:table-cell table:formula="of:=VALUE(TRIM(INDIRECT(ADDRESS(7;5;4))))" office:value-type="float" office:value="0.000000588141422168574">
            <text:p>5.88141422168574E-007</text:p>
          </table:table-cell>
          <table:table-cell table:formula="of:=VALUE(TRIM(INDIRECT(ADDRESS(7;6;4))))" office:value-type="float" office:value="0.000000745335034502218">
            <text:p>7.45335034502218E-007</text:p>
          </table:table-cell>
          <table:table-cell table:formula="of:=VALUE(TRIM(INDIRECT(ADDRESS(7;7;4))))" office:value-type="float" office:value="0.0000770442449149576">
            <text:p>7.70442449149576E-005</text:p>
          </table:table-cell>
          <table:table-cell table:formula="of:=VALUE(TRIM(INDIRECT(ADDRESS(7;8;4))))" office:value-type="float" office:value="0.000000536052552314659">
            <text:p>5.36052552314659E-007</text:p>
          </table:table-cell>
          <table:table-cell table:formula="of:=VALUE(TRIM(INDIRECT(ADDRESS(7;9;4))))" office:value-type="float" office:value="0.000000445679886939572">
            <text:p>4.45679886939572E-007</text:p>
          </table:table-cell>
          <table:table-cell table:formula="of:=VALUE(TRIM(INDIRECT(ADDRESS(7;10;4))))" office:value-type="float" office:value="0.000000756927307875239">
            <text:p>7.56927307875239E-007</text:p>
          </table:table-cell>
          <table:table-cell table:formula="of:=VALUE(TRIM(INDIRECT(ADDRESS(7;11;4))))" office:value-type="float" office:value="0.000000477254967434437">
            <text:p>4.77254967434437E-007</text:p>
          </table:table-cell>
        </table:table-row>
        <table:table-row table:style-name="ro2">
          <table:table-cell/>
          <table:table-cell table:formula="of:=VALUE(TRIM(INDIRECT(ADDRESS(8;2;4))))" office:value-type="float" office:value="0.000000000256754218823987">
            <text:p>2.56754218823987E-010</text:p>
          </table:table-cell>
          <table:table-cell table:formula="of:=VALUE(TRIM(INDIRECT(ADDRESS(8;3;4))))" office:value-type="float" office:value="0.000000000269968808870171">
            <text:p>2.69968808870171E-010</text:p>
          </table:table-cell>
          <table:table-cell table:formula="of:=VALUE(TRIM(INDIRECT(ADDRESS(8;4;4))))" office:value-type="float" office:value="4.0286848055582">
            <text:p>4.0286848056</text:p>
          </table:table-cell>
          <table:table-cell table:formula="of:=VALUE(TRIM(INDIRECT(ADDRESS(8;5;4))))" office:value-type="float" office:value="0.000000000269968808870171">
            <text:p>2.69968808870171E-010</text:p>
          </table:table-cell>
          <table:table-cell table:formula="of:=VALUE(TRIM(INDIRECT(ADDRESS(8;6;4))))" office:value-type="float" office:value="0.000000000256754218823987">
            <text:p>2.56754218823987E-010</text:p>
          </table:table-cell>
          <table:table-cell table:formula="of:=VALUE(TRIM(INDIRECT(ADDRESS(8;7;4))))" office:value-type="float" office:value="0.0000000279529502956008">
            <text:p>0.000000028</text:p>
          </table:table-cell>
          <table:table-cell table:formula="of:=VALUE(TRIM(INDIRECT(ADDRESS(8;8;4))))" office:value-type="float" office:value="0.000000000273057664337192">
            <text:p>2.73057664337192E-010</text:p>
          </table:table-cell>
          <table:table-cell table:formula="of:=VALUE(TRIM(INDIRECT(ADDRESS(8;9;4))))" office:value-type="float" office:value="0.000000000279273620907305">
            <text:p>2.79273620907305E-010</text:p>
          </table:table-cell>
          <table:table-cell table:formula="of:=VALUE(TRIM(INDIRECT(ADDRESS(8;10;4))))" office:value-type="float" office:value="0.000000000254222785179196">
            <text:p>2.54222785179196E-010</text:p>
          </table:table-cell>
          <table:table-cell table:formula="of:=VALUE(TRIM(INDIRECT(ADDRESS(8;11;4))))" office:value-type="float" office:value="0.000000000249159917889614">
            <text:p>2.49159917889614E-010</text:p>
          </table:table-cell>
        </table:table-row>
        <table:table-row table:style-name="ro2">
          <table:table-cell/>
          <table:table-cell table:formula="of:=VALUE(TRIM(INDIRECT(ADDRESS(9;2;4))))" office:value-type="float" office:value="0.000000331390369275429">
            <text:p>3.31390369275429E-007</text:p>
          </table:table-cell>
          <table:table-cell table:formula="of:=VALUE(TRIM(INDIRECT(ADDRESS(9;3;4))))" office:value-type="float" office:value="0.00000104180733971652">
            <text:p>1.04180733971652E-006</text:p>
          </table:table-cell>
          <table:table-cell table:formula="of:=VALUE(TRIM(INDIRECT(ADDRESS(9;4;4))))" office:value-type="float" office:value="13.8733459739421">
            <text:p>13.8733459739</text:p>
          </table:table-cell>
          <table:table-cell table:formula="of:=VALUE(TRIM(INDIRECT(ADDRESS(9;5;4))))" office:value-type="float" office:value="0.000000488751729994964">
            <text:p>4.88751729994964E-007</text:p>
          </table:table-cell>
          <table:table-cell table:formula="of:=VALUE(TRIM(INDIRECT(ADDRESS(9;6;4))))" office:value-type="float" office:value="0.000000354067105571999">
            <text:p>3.54067105571999E-007</text:p>
          </table:table-cell>
          <table:table-cell table:formula="of:=VALUE(TRIM(INDIRECT(ADDRESS(9;7;4))))" office:value-type="float" office:value="0.000000605073535272801">
            <text:p>6.05073535272801E-007</text:p>
          </table:table-cell>
          <table:table-cell table:formula="of:=VALUE(TRIM(INDIRECT(ADDRESS(9;8;4))))" office:value-type="float" office:value="0.000000242358013971325">
            <text:p>2.42358013971325E-007</text:p>
          </table:table-cell>
          <table:table-cell table:formula="of:=VALUE(TRIM(INDIRECT(ADDRESS(9;9;4))))" office:value-type="float" office:value="0.00000109045219113776">
            <text:p>1.09045219113776E-006</text:p>
          </table:table-cell>
          <table:table-cell table:formula="of:=VALUE(TRIM(INDIRECT(ADDRESS(9;10;4))))" office:value-type="float" office:value="0.000000494428647897847">
            <text:p>4.94428647897847E-007</text:p>
          </table:table-cell>
          <table:table-cell table:formula="of:=VALUE(TRIM(INDIRECT(ADDRESS(9;11;4))))" office:value-type="float" office:value="0.000000200787303617378">
            <text:p>2.00787303617378E-007</text:p>
          </table:table-cell>
        </table:table-row>
        <table:table-row table:style-name="ro2">
          <table:table-cell/>
          <table:table-cell table:formula="of:=VALUE(TRIM(INDIRECT(ADDRESS(10;2;4))))" office:value-type="float" office:value="0.0000000042356658470667">
            <text:p>4.2356658470667E-009</text:p>
          </table:table-cell>
          <table:table-cell table:formula="of:=VALUE(TRIM(INDIRECT(ADDRESS(10;3;4))))" office:value-type="float" office:value="0.00000000582984008153637">
            <text:p>5.82984008153637E-009</text:p>
          </table:table-cell>
          <table:table-cell table:formula="of:=VALUE(TRIM(INDIRECT(ADDRESS(10;4;4))))" office:value-type="float" office:value="0.020182844915162">
            <text:p>0.0201828449</text:p>
          </table:table-cell>
          <table:table-cell table:formula="of:=VALUE(TRIM(INDIRECT(ADDRESS(10;5;4))))" office:value-type="float" office:value="0.00000000534071249704039">
            <text:p>5.34071249704039E-009</text:p>
          </table:table-cell>
          <table:table-cell table:formula="of:=VALUE(TRIM(INDIRECT(ADDRESS(10;6;4))))" office:value-type="float" office:value="0.00000000730318042699946">
            <text:p>7.30318042699946E-009</text:p>
          </table:table-cell>
          <table:table-cell table:formula="of:=VALUE(TRIM(INDIRECT(ADDRESS(10;7;4))))" office:value-type="float" office:value="0.00000000834133757023042">
            <text:p>8.34133757023042E-009</text:p>
          </table:table-cell>
          <table:table-cell table:formula="of:=VALUE(TRIM(INDIRECT(ADDRESS(10;8;4))))" office:value-type="float" office:value="0.00000000487912678594849">
            <text:p>4.87912678594849E-009</text:p>
          </table:table-cell>
          <table:table-cell table:formula="of:=VALUE(TRIM(INDIRECT(ADDRESS(10;9;4))))" office:value-type="float" office:value="0.00000000462995996224071">
            <text:p>4.62995996224071E-009</text:p>
          </table:table-cell>
          <table:table-cell table:formula="of:=VALUE(TRIM(INDIRECT(ADDRESS(10;10;4))))" office:value-type="float" office:value="0.00000000692119234556298">
            <text:p>6.92119234556298E-009</text:p>
          </table:table-cell>
          <table:table-cell table:formula="of:=VALUE(TRIM(INDIRECT(ADDRESS(10;11;4))))" office:value-type="float" office:value="0.00000000553603034086183">
            <text:p>5.53603034086183E-009</text:p>
          </table:table-cell>
        </table:table-row>
        <table:table-row table:style-name="ro2">
          <table:table-cell/>
          <table:table-cell table:formula="of:=VALUE(TRIM(INDIRECT(ADDRESS(11;2;4))))" office:value-type="float" office:value="0.000000590977758549267">
            <text:p>0.000000591</text:p>
          </table:table-cell>
          <table:table-cell table:formula="of:=VALUE(TRIM(INDIRECT(ADDRESS(11;3;4))))" office:value-type="float" office:value="0.000000512189110725395">
            <text:p>5.12189110725395E-007</text:p>
          </table:table-cell>
          <table:table-cell table:formula="of:=VALUE(TRIM(INDIRECT(ADDRESS(11;4;4))))" office:value-type="float" office:value="0.0772515474252505">
            <text:p>0.0772515474</text:p>
          </table:table-cell>
          <table:table-cell table:formula="of:=VALUE(TRIM(INDIRECT(ADDRESS(11;5;4))))" office:value-type="float" office:value="0.000000776219491243908">
            <text:p>7.76219491243908E-007</text:p>
          </table:table-cell>
          <table:table-cell table:formula="of:=VALUE(TRIM(INDIRECT(ADDRESS(11;6;4))))" office:value-type="float" office:value="0.000000884859846014174">
            <text:p>8.84859846014174E-007</text:p>
          </table:table-cell>
          <table:table-cell table:formula="of:=VALUE(TRIM(INDIRECT(ADDRESS(11;7;4))))" office:value-type="float" office:value="0.000000105239554108424">
            <text:p>1.05239554108424E-007</text:p>
          </table:table-cell>
          <table:table-cell table:formula="of:=VALUE(TRIM(INDIRECT(ADDRESS(11;8;4))))" office:value-type="float" office:value="0.000000609990213686071">
            <text:p>0.00000061</text:p>
          </table:table-cell>
          <table:table-cell table:formula="of:=VALUE(TRIM(INDIRECT(ADDRESS(11;9;4))))" office:value-type="float" office:value="0.000000515307421157313">
            <text:p>5.15307421157313E-007</text:p>
          </table:table-cell>
          <table:table-cell table:formula="of:=VALUE(TRIM(INDIRECT(ADDRESS(11;10;4))))" office:value-type="float" office:value="0.000000888602758517063">
            <text:p>8.88602758517063E-007</text:p>
          </table:table-cell>
          <table:table-cell table:formula="of:=VALUE(TRIM(INDIRECT(ADDRESS(11;11;4))))" office:value-type="float" office:value="0.000000487482036520033">
            <text:p>4.87482036520033E-007</text:p>
          </table:table-cell>
        </table:table-row>
        <table:table-row table:style-name="ro2">
          <table:table-cell/>
          <table:table-cell table:formula="of:=VALUE(TRIM(INDIRECT(ADDRESS(12;2;4))))" office:value-type="float" office:value="0">
            <text:p>0</text:p>
          </table:table-cell>
          <table:table-cell table:formula="of:=VALUE(TRIM(INDIRECT(ADDRESS(12;3;4))))" office:value-type="float" office:value="5.33597320100093E-023">
            <text:p>5.33597320100093E-023</text:p>
          </table:table-cell>
          <table:table-cell table:formula="of:=VALUE(TRIM(INDIRECT(ADDRESS(12;4;4))))" office:value-type="float" office:value="0.000532918363657333">
            <text:p>0.0005329184</text:p>
          </table:table-cell>
          <table:table-cell table:formula="of:=VALUE(TRIM(INDIRECT(ADDRESS(12;5;4))))" office:value-type="float" office:value="0.0000000036958887631572">
            <text:p>3.6958887631572E-009</text:p>
          </table:table-cell>
          <table:table-cell table:formula="of:=VALUE(TRIM(INDIRECT(ADDRESS(12;6;4))))" office:value-type="float" office:value="1.11022392809306E-016">
            <text:p>1.11022392809306E-016</text:p>
          </table:table-cell>
          <table:table-cell table:formula="of:=VALUE(TRIM(INDIRECT(ADDRESS(12;7;4))))" office:value-type="float" office:value="1.11022392809306E-016">
            <text:p>1.11022392809306E-016</text:p>
          </table:table-cell>
          <table:table-cell table:formula="of:=VALUE(TRIM(INDIRECT(ADDRESS(12;8;4))))" office:value-type="float" office:value="0.000000000659867327814838">
            <text:p>6.59867327814838E-010</text:p>
          </table:table-cell>
          <table:table-cell table:formula="of:=VALUE(TRIM(INDIRECT(ADDRESS(12;9;4))))" office:value-type="float" office:value="0">
            <text:p>0</text:p>
          </table:table-cell>
          <table:table-cell table:formula="of:=VALUE(TRIM(INDIRECT(ADDRESS(12;10;4))))" office:value-type="float" office:value="1.11022392809306E-016">
            <text:p>1.11022392809306E-016</text:p>
          </table:table-cell>
          <table:table-cell table:formula="of:=VALUE(TRIM(INDIRECT(ADDRESS(12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13;2;4))))" office:value-type="float" office:value="0.00000000003421822800847">
            <text:p>3.421822800847E-011</text:p>
          </table:table-cell>
          <table:table-cell table:formula="of:=VALUE(TRIM(INDIRECT(ADDRESS(13;3;4))))" office:value-type="float" office:value="0.000000000544046466393123">
            <text:p>5.44046466393123E-010</text:p>
          </table:table-cell>
          <table:table-cell table:formula="of:=VALUE(TRIM(INDIRECT(ADDRESS(13;4;4))))" office:value-type="float" office:value="0.999999999996052">
            <text:p>1</text:p>
          </table:table-cell>
          <table:table-cell table:formula="of:=VALUE(TRIM(INDIRECT(ADDRESS(13;5;4))))" office:value-type="float" office:value="0.000000000161356137542654">
            <text:p>1.61356137542654E-010</text:p>
          </table:table-cell>
          <table:table-cell table:formula="of:=VALUE(TRIM(INDIRECT(ADDRESS(13;6;4))))" office:value-type="float" office:value="0.0000000000129642826234389">
            <text:p>1.29642826234389E-011</text:p>
          </table:table-cell>
          <table:table-cell table:formula="of:=VALUE(TRIM(INDIRECT(ADDRESS(13;7;4))))" office:value-type="float" office:value="0.0000000000129642826234389">
            <text:p>1.29642826234389E-011</text:p>
          </table:table-cell>
          <table:table-cell table:formula="of:=VALUE(TRIM(INDIRECT(ADDRESS(13;8;4))))" office:value-type="float" office:value="0.000000000136656183640506">
            <text:p>1.36656183640506E-010</text:p>
          </table:table-cell>
          <table:table-cell table:formula="of:=VALUE(TRIM(INDIRECT(ADDRESS(13;9;4))))" office:value-type="float" office:value="0.0000000000865103046009947">
            <text:p>8.65103046009947E-011</text:p>
          </table:table-cell>
          <table:table-cell table:formula="of:=VALUE(TRIM(INDIRECT(ADDRESS(13;10;4))))" office:value-type="float" office:value="0.0000000000129642826234389">
            <text:p>1.29642826234389E-011</text:p>
          </table:table-cell>
          <table:table-cell table:formula="of:=VALUE(TRIM(INDIRECT(ADDRESS(13;11;4))))" office:value-type="float" office:value="0.000000000127351341047577">
            <text:p>1.27351341047577E-010</text:p>
          </table:table-cell>
        </table:table-row>
        <table:table-row table:style-name="ro2">
          <table:table-cell/>
          <table:table-cell table:formula="of:=VALUE(TRIM(INDIRECT(ADDRESS(14;2;4))))" office:value-type="float" office:value="0">
            <text:p>0</text:p>
          </table:table-cell>
          <table:table-cell table:formula="of:=VALUE(TRIM(INDIRECT(ADDRESS(14;3;4))))" office:value-type="float" office:value="0">
            <text:p>0</text:p>
          </table:table-cell>
          <table:table-cell table:formula="of:=VALUE(TRIM(INDIRECT(ADDRESS(14;4;4))))" office:value-type="float" office:value="0">
            <text:p>0</text:p>
          </table:table-cell>
          <table:table-cell table:formula="of:=VALUE(TRIM(INDIRECT(ADDRESS(14;5;4))))" office:value-type="float" office:value="0">
            <text:p>0</text:p>
          </table:table-cell>
          <table:table-cell table:formula="of:=VALUE(TRIM(INDIRECT(ADDRESS(14;6;4))))" office:value-type="float" office:value="0">
            <text:p>0</text:p>
          </table:table-cell>
          <table:table-cell table:formula="of:=VALUE(TRIM(INDIRECT(ADDRESS(14;7;4))))" office:value-type="float" office:value="0">
            <text:p>0</text:p>
          </table:table-cell>
          <table:table-cell table:formula="of:=VALUE(TRIM(INDIRECT(ADDRESS(14;8;4))))" office:value-type="float" office:value="0">
            <text:p>0</text:p>
          </table:table-cell>
          <table:table-cell table:formula="of:=VALUE(TRIM(INDIRECT(ADDRESS(14;9;4))))" office:value-type="float" office:value="0">
            <text:p>0</text:p>
          </table:table-cell>
          <table:table-cell table:formula="of:=VALUE(TRIM(INDIRECT(ADDRESS(14;10;4))))" office:value-type="float" office:value="0">
            <text:p>0</text:p>
          </table:table-cell>
          <table:table-cell table:formula="of:=VALUE(TRIM(INDIRECT(ADDRESS(14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15;2;4))))" office:value-type="float" office:value="0.183259685580559">
            <text:p>0.1832596856</text:p>
          </table:table-cell>
          <table:table-cell table:formula="of:=VALUE(TRIM(INDIRECT(ADDRESS(15;3;4))))" office:value-type="float" office:value="0.00000505859487477804">
            <text:p>5.05859487477804E-006</text:p>
          </table:table-cell>
          <table:table-cell table:formula="of:=VALUE(TRIM(INDIRECT(ADDRESS(15;4;4))))" office:value-type="float" office:value="175.721758527609">
            <text:p>175.7217585276</text:p>
          </table:table-cell>
          <table:table-cell table:formula="of:=VALUE(TRIM(INDIRECT(ADDRESS(15;5;4))))" office:value-type="float" office:value="0.000000201136646458717">
            <text:p>2.01136646458717E-007</text:p>
          </table:table-cell>
          <table:table-cell table:formula="of:=VALUE(TRIM(INDIRECT(ADDRESS(15;6;4))))" office:value-type="float" office:value="0.0000001961656383274">
            <text:p>1.961656383274E-007</text:p>
          </table:table-cell>
          <table:table-cell table:formula="of:=VALUE(TRIM(INDIRECT(ADDRESS(15;7;4))))" office:value-type="float" office:value="5.28537456730915">
            <text:p>5.2853745673</text:p>
          </table:table-cell>
          <table:table-cell table:formula="of:=VALUE(TRIM(INDIRECT(ADDRESS(15;8;4))))" office:value-type="float" office:value="0.000000197597940470544">
            <text:p>1.97597940470544E-007</text:p>
          </table:table-cell>
          <table:table-cell table:formula="of:=VALUE(TRIM(INDIRECT(ADDRESS(15;9;4))))" office:value-type="float" office:value="0.25993895684524">
            <text:p>0.2599389568</text:p>
          </table:table-cell>
          <table:table-cell table:formula="of:=VALUE(TRIM(INDIRECT(ADDRESS(15;10;4))))" office:value-type="float" office:value="0.000000208408616561388">
            <text:p>2.08408616561388E-007</text:p>
          </table:table-cell>
          <table:table-cell table:formula="of:=VALUE(TRIM(INDIRECT(ADDRESS(15;11;4))))" office:value-type="float" office:value="0.128992964794844">
            <text:p>0.1289929648</text:p>
          </table:table-cell>
        </table:table-row>
        <table:table-row table:style-name="ro2">
          <table:table-cell/>
          <table:table-cell table:formula="of:=VALUE(TRIM(INDIRECT(ADDRESS(16;2;4))))" office:value-type="float" office:value="0.000000000225125968613188">
            <text:p>2.25125968613188E-010</text:p>
          </table:table-cell>
          <table:table-cell table:formula="of:=VALUE(TRIM(INDIRECT(ADDRESS(16;3;4))))" office:value-type="float" office:value="0.000000000380390671018461">
            <text:p>3.80390671018461E-010</text:p>
          </table:table-cell>
          <table:table-cell table:formula="of:=VALUE(TRIM(INDIRECT(ADDRESS(16;4;4))))" office:value-type="float" office:value="0.000229110552963848">
            <text:p>0.0002291106</text:p>
          </table:table-cell>
          <table:table-cell table:formula="of:=VALUE(TRIM(INDIRECT(ADDRESS(16;5;4))))" office:value-type="float" office:value="0.000000000132210116410099">
            <text:p>1.32210116410099E-010</text:p>
          </table:table-cell>
          <table:table-cell table:formula="of:=VALUE(TRIM(INDIRECT(ADDRESS(16;6;4))))" office:value-type="float" office:value="0.000000000132210116410099">
            <text:p>1.32210116410099E-010</text:p>
          </table:table-cell>
          <table:table-cell table:formula="of:=VALUE(TRIM(INDIRECT(ADDRESS(16;7;4))))" office:value-type="float" office:value="0.000000000131866697195421">
            <text:p>1.31866697195421E-010</text:p>
          </table:table-cell>
          <table:table-cell table:formula="of:=VALUE(TRIM(INDIRECT(ADDRESS(16;8;4))))" office:value-type="float" office:value="0.000000000132210116410099">
            <text:p>1.32210116410099E-010</text:p>
          </table:table-cell>
          <table:table-cell table:formula="of:=VALUE(TRIM(INDIRECT(ADDRESS(16;9;4))))" office:value-type="float" office:value="0.0000000000252501636937119">
            <text:p>2.52501636937119E-011</text:p>
          </table:table-cell>
          <table:table-cell table:formula="of:=VALUE(TRIM(INDIRECT(ADDRESS(16;10;4))))" office:value-type="float" office:value="0.000000000132210116410099">
            <text:p>1.32210116410099E-010</text:p>
          </table:table-cell>
          <table:table-cell table:formula="of:=VALUE(TRIM(INDIRECT(ADDRESS(16;11;4))))" office:value-type="float" office:value="0.000000000125933039861334">
            <text:p>1.25933039861334E-010</text:p>
          </table:table-cell>
        </table:table-row>
        <table:table-row table:style-name="ro2">
          <table:table-cell/>
          <table:table-cell table:formula="of:=VALUE(TRIM(INDIRECT(ADDRESS(17;2;4))))" office:value-type="float" office:value="0.0000000379672245920169">
            <text:p>0.000000038</text:p>
          </table:table-cell>
          <table:table-cell table:formula="of:=VALUE(TRIM(INDIRECT(ADDRESS(17;3;4))))" office:value-type="float" office:value="0.000000037616488731479">
            <text:p>3.7616488731479E-008</text:p>
          </table:table-cell>
          <table:table-cell table:formula="of:=VALUE(TRIM(INDIRECT(ADDRESS(17;4;4))))" office:value-type="float" office:value="0.0119383147660061">
            <text:p>0.0119383148</text:p>
          </table:table-cell>
          <table:table-cell table:formula="of:=VALUE(TRIM(INDIRECT(ADDRESS(17;5;4))))" office:value-type="float" office:value="0.0000000537050485284928">
            <text:p>5.37050485284928E-008</text:p>
          </table:table-cell>
          <table:table-cell table:formula="of:=VALUE(TRIM(INDIRECT(ADDRESS(17;6;4))))" office:value-type="float" office:value="0.000000047198111598015">
            <text:p>4.7198111598015E-008</text:p>
          </table:table-cell>
          <table:table-cell table:formula="of:=VALUE(TRIM(INDIRECT(ADDRESS(17;7;4))))" office:value-type="float" office:value="0.0000000553578318340686">
            <text:p>5.53578318340686E-008</text:p>
          </table:table-cell>
          <table:table-cell table:formula="of:=VALUE(TRIM(INDIRECT(ADDRESS(17;8;4))))" office:value-type="float" office:value="0.0000000552766771364884">
            <text:p>5.52766771364884E-008</text:p>
          </table:table-cell>
          <table:table-cell table:formula="of:=VALUE(TRIM(INDIRECT(ADDRESS(17;9;4))))" office:value-type="float" office:value="0.0000000355139502663648">
            <text:p>3.55139502663648E-008</text:p>
          </table:table-cell>
          <table:table-cell table:formula="of:=VALUE(TRIM(INDIRECT(ADDRESS(17;10;4))))" office:value-type="float" office:value="0.0000000502702136985904">
            <text:p>5.02702136985904E-008</text:p>
          </table:table-cell>
          <table:table-cell table:formula="of:=VALUE(TRIM(INDIRECT(ADDRESS(17;11;4))))" office:value-type="float" office:value="0.0000000387113487197595">
            <text:p>3.87113487197595E-008</text:p>
          </table:table-cell>
        </table:table-row>
        <table:table-row table:style-name="ro2">
          <table:table-cell/>
          <table:table-cell table:formula="of:=VALUE(TRIM(INDIRECT(ADDRESS(18;2;4))))" office:value-type="float" office:value="0.0000000108632758836437">
            <text:p>1.08632758836437E-008</text:p>
          </table:table-cell>
          <table:table-cell table:formula="of:=VALUE(TRIM(INDIRECT(ADDRESS(18;3;4))))" office:value-type="float" office:value="0.0000000183912226035229">
            <text:p>1.83912226035229E-008</text:p>
          </table:table-cell>
          <table:table-cell table:formula="of:=VALUE(TRIM(INDIRECT(ADDRESS(18;4;4))))" office:value-type="float" office:value="0.0550103349730506">
            <text:p>0.055010335</text:p>
          </table:table-cell>
          <table:table-cell table:formula="of:=VALUE(TRIM(INDIRECT(ADDRESS(18;5;4))))" office:value-type="float" office:value="0.000000000397125467529154">
            <text:p>3.97125467529154E-010</text:p>
          </table:table-cell>
          <table:table-cell table:formula="of:=VALUE(TRIM(INDIRECT(ADDRESS(18;6;4))))" office:value-type="float" office:value="0.00000000000129643320782524">
            <text:p>1.29643320782524E-012</text:p>
          </table:table-cell>
          <table:table-cell table:formula="of:=VALUE(TRIM(INDIRECT(ADDRESS(18;7;4))))" office:value-type="float" office:value="0.0000000563408349330439">
            <text:p>5.63408349330439E-008</text:p>
          </table:table-cell>
          <table:table-cell table:formula="of:=VALUE(TRIM(INDIRECT(ADDRESS(18;8;4))))" office:value-type="float" office:value="0.000000000656744937071243">
            <text:p>6.56744937071243E-010</text:p>
          </table:table-cell>
          <table:table-cell table:formula="of:=VALUE(TRIM(INDIRECT(ADDRESS(18;9;4))))" office:value-type="float" office:value="0.0000000100402021681167">
            <text:p>0.00000001</text:p>
          </table:table-cell>
          <table:table-cell table:formula="of:=VALUE(TRIM(INDIRECT(ADDRESS(18;10;4))))" office:value-type="float" office:value="0.00000000000129643320782524">
            <text:p>1.29643320782524E-012</text:p>
          </table:table-cell>
          <table:table-cell table:formula="of:=VALUE(TRIM(INDIRECT(ADDRESS(18;11;4))))" office:value-type="float" office:value="0.00000000549919408568241">
            <text:p>5.49919408568241E-009</text:p>
          </table:table-cell>
        </table:table-row>
        <table:table-row table:style-name="ro2">
          <table:table-cell/>
          <table:table-cell table:formula="of:=VALUE(TRIM(INDIRECT(ADDRESS(19;2;4))))" office:value-type="float" office:value="0.000000000330500555506087">
            <text:p>3.30500555506087E-010</text:p>
          </table:table-cell>
          <table:table-cell table:formula="of:=VALUE(TRIM(INDIRECT(ADDRESS(19;3;4))))" office:value-type="float" office:value="0.000000000349747652173865">
            <text:p>3.49747652173865E-010</text:p>
          </table:table-cell>
          <table:table-cell table:formula="of:=VALUE(TRIM(INDIRECT(ADDRESS(19;4;4))))" office:value-type="float" office:value="0.00180358166146873">
            <text:p>0.0018035817</text:p>
          </table:table-cell>
          <table:table-cell table:formula="of:=VALUE(TRIM(INDIRECT(ADDRESS(19;5;4))))" office:value-type="float" office:value="0.0000000000352592344145151">
            <text:p>3.52592344145151E-011</text:p>
          </table:table-cell>
          <table:table-cell table:formula="of:=VALUE(TRIM(INDIRECT(ADDRESS(19;6;4))))" office:value-type="float" office:value="0.00000000015264281023551">
            <text:p>1.5264281023551E-010</text:p>
          </table:table-cell>
          <table:table-cell table:formula="of:=VALUE(TRIM(INDIRECT(ADDRESS(19;7;4))))" office:value-type="float" office:value="0.0000000134133970525333">
            <text:p>1.34133970525333E-008</text:p>
          </table:table-cell>
          <table:table-cell table:formula="of:=VALUE(TRIM(INDIRECT(ADDRESS(19;8;4))))" office:value-type="float" office:value="0.0000000000296033059643314">
            <text:p>2.96033059643314E-011</text:p>
          </table:table-cell>
          <table:table-cell table:formula="of:=VALUE(TRIM(INDIRECT(ADDRESS(19;9;4))))" office:value-type="float" office:value="0.0000000000680701306273084">
            <text:p>6.80701306273084E-011</text:p>
          </table:table-cell>
          <table:table-cell table:formula="of:=VALUE(TRIM(INDIRECT(ADDRESS(19;10;4))))" office:value-type="float" office:value="0.000000000151596978935398">
            <text:p>1.51596978935398E-010</text:p>
          </table:table-cell>
          <table:table-cell table:formula="of:=VALUE(TRIM(INDIRECT(ADDRESS(19;11;4))))" office:value-type="float" office:value="0.000000000134117273171866">
            <text:p>1.34117273171866E-010</text:p>
          </table:table-cell>
        </table:table-row>
        <table:table-row table:style-name="ro2">
          <table:table-cell/>
          <table:table-cell table:formula="of:=VALUE(TRIM(INDIRECT(ADDRESS(20;2;4))))" office:value-type="float" office:value="0.0000000261517707449639">
            <text:p>2.61517707449639E-008</text:p>
          </table:table-cell>
          <table:table-cell table:formula="of:=VALUE(TRIM(INDIRECT(ADDRESS(20;3;4))))" office:value-type="float" office:value="0.000000000467569625464234">
            <text:p>4.67569625464234E-010</text:p>
          </table:table-cell>
          <table:table-cell table:formula="of:=VALUE(TRIM(INDIRECT(ADDRESS(20;4;4))))" office:value-type="float" office:value="4.03449039867686">
            <text:p>4.0344903987</text:p>
          </table:table-cell>
          <table:table-cell table:formula="of:=VALUE(TRIM(INDIRECT(ADDRESS(20;5;4))))" office:value-type="float" office:value="0.00000000074310474586494">
            <text:p>7.4310474586494E-010</text:p>
          </table:table-cell>
          <table:table-cell table:formula="of:=VALUE(TRIM(INDIRECT(ADDRESS(20;6;4))))" office:value-type="float" office:value="0.000000000453346800117504">
            <text:p>4.53346800117504E-010</text:p>
          </table:table-cell>
          <table:table-cell table:formula="of:=VALUE(TRIM(INDIRECT(ADDRESS(20;7;4))))" office:value-type="float" office:value="0.0000000215293855655285">
            <text:p>2.15293855655285E-008</text:p>
          </table:table-cell>
          <table:table-cell table:formula="of:=VALUE(TRIM(INDIRECT(ADDRESS(20;8;4))))" office:value-type="float" office:value="0.00000000130371255895464">
            <text:p>1.30371255895464E-009</text:p>
          </table:table-cell>
          <table:table-cell table:formula="of:=VALUE(TRIM(INDIRECT(ADDRESS(20;9;4))))" office:value-type="float" office:value="0.000000000441270061640076">
            <text:p>4.41270061640076E-010</text:p>
          </table:table-cell>
          <table:table-cell table:formula="of:=VALUE(TRIM(INDIRECT(ADDRESS(20;10;4))))" office:value-type="float" office:value="0.0000000126366173654908">
            <text:p>1.26366173654908E-008</text:p>
          </table:table-cell>
          <table:table-cell table:formula="of:=VALUE(TRIM(INDIRECT(ADDRESS(20;11;4))))" office:value-type="float" office:value="0.000000000455621312822339">
            <text:p>4.55621312822339E-010</text:p>
          </table:table-cell>
        </table:table-row>
        <table:table-row table:style-name="ro2">
          <table:table-cell/>
          <table:table-cell table:formula="of:=VALUE(TRIM(INDIRECT(ADDRESS(21;2;4))))" office:value-type="float" office:value="0.00000726673155859133">
            <text:p>7.26673155859133E-006</text:p>
          </table:table-cell>
          <table:table-cell table:formula="of:=VALUE(TRIM(INDIRECT(ADDRESS(21;3;4))))" office:value-type="float" office:value="0.00000656114740432879">
            <text:p>6.56114740432879E-006</text:p>
          </table:table-cell>
          <table:table-cell table:formula="of:=VALUE(TRIM(INDIRECT(ADDRESS(21;4;4))))" office:value-type="float" office:value="38.1640721590956">
            <text:p>38.1640721591</text:p>
          </table:table-cell>
          <table:table-cell table:formula="of:=VALUE(TRIM(INDIRECT(ADDRESS(21;5;4))))" office:value-type="float" office:value="0.0000104617220795107">
            <text:p>1.04617220795107E-005</text:p>
          </table:table-cell>
          <table:table-cell table:formula="of:=VALUE(TRIM(INDIRECT(ADDRESS(21;6;4))))" office:value-type="float" office:value="0.0000104340799815321">
            <text:p>1.04340799815321E-005</text:p>
          </table:table-cell>
          <table:table-cell table:formula="of:=VALUE(TRIM(INDIRECT(ADDRESS(21;7;4))))" office:value-type="float" office:value="0.00000163078636897716">
            <text:p>1.63078636897716E-006</text:p>
          </table:table-cell>
          <table:table-cell table:formula="of:=VALUE(TRIM(INDIRECT(ADDRESS(21;8;4))))" office:value-type="float" office:value="0.0000133691562395078">
            <text:p>1.33691562395078E-005</text:p>
          </table:table-cell>
          <table:table-cell table:formula="of:=VALUE(TRIM(INDIRECT(ADDRESS(21;9;4))))" office:value-type="float" office:value="0.00000894337351649499">
            <text:p>8.94337351649499E-006</text:p>
          </table:table-cell>
          <table:table-cell table:formula="of:=VALUE(TRIM(INDIRECT(ADDRESS(21;10;4))))" office:value-type="float" office:value="0.00000246598953658559">
            <text:p>0.000002466</text:p>
          </table:table-cell>
          <table:table-cell table:formula="of:=VALUE(TRIM(INDIRECT(ADDRESS(21;11;4))))" office:value-type="float" office:value="0.0000106652999833916">
            <text:p>1.06652999833916E-005</text:p>
          </table:table-cell>
        </table:table-row>
        <table:table-row table:style-name="ro2">
          <table:table-cell/>
          <table:table-cell table:formula="of:=VALUE(TRIM(INDIRECT(ADDRESS(22;2;4))))" office:value-type="float" office:value="0.0000000217503373277314">
            <text:p>2.17503373277314E-008</text:p>
          </table:table-cell>
          <table:table-cell table:formula="of:=VALUE(TRIM(INDIRECT(ADDRESS(22;3;4))))" office:value-type="float" office:value="0.00000000701976850140104">
            <text:p>0.000000007</text:p>
          </table:table-cell>
          <table:table-cell table:formula="of:=VALUE(TRIM(INDIRECT(ADDRESS(22;4;4))))" office:value-type="float" office:value="0.0468181513202598">
            <text:p>0.0468181513</text:p>
          </table:table-cell>
          <table:table-cell table:formula="of:=VALUE(TRIM(INDIRECT(ADDRESS(22;5;4))))" office:value-type="float" office:value="0.00000000497478169669917">
            <text:p>0.000000005</text:p>
          </table:table-cell>
          <table:table-cell table:formula="of:=VALUE(TRIM(INDIRECT(ADDRESS(22;6;4))))" office:value-type="float" office:value="0.00000000833289884329242">
            <text:p>8.33289884329242E-009</text:p>
          </table:table-cell>
          <table:table-cell table:formula="of:=VALUE(TRIM(INDIRECT(ADDRESS(22;7;4))))" office:value-type="float" office:value="0.0000000145360129852871">
            <text:p>1.45360129852871E-008</text:p>
          </table:table-cell>
          <table:table-cell table:formula="of:=VALUE(TRIM(INDIRECT(ADDRESS(22;8;4))))" office:value-type="float" office:value="0.00000000290327237704194">
            <text:p>2.90327237704194E-009</text:p>
          </table:table-cell>
          <table:table-cell table:formula="of:=VALUE(TRIM(INDIRECT(ADDRESS(22;9;4))))" office:value-type="float" office:value="0.00000000857058556834087">
            <text:p>8.57058556834087E-009</text:p>
          </table:table-cell>
          <table:table-cell table:formula="of:=VALUE(TRIM(INDIRECT(ADDRESS(22;10;4))))" office:value-type="float" office:value="0.00000000949756610989231">
            <text:p>9.49756610989231E-009</text:p>
          </table:table-cell>
          <table:table-cell table:formula="of:=VALUE(TRIM(INDIRECT(ADDRESS(22;11;4))))" office:value-type="float" office:value="0.00000000359500684734412">
            <text:p>3.59500684734412E-009</text:p>
          </table:table-cell>
        </table:table-row>
        <table:table-row table:style-name="ro2">
          <table:table-cell/>
          <table:table-cell table:formula="of:=VALUE(TRIM(INDIRECT(ADDRESS(23;2;4))))" office:value-type="float" office:value="0.0000000898987845271063">
            <text:p>8.98987845271063E-008</text:p>
          </table:table-cell>
          <table:table-cell table:formula="of:=VALUE(TRIM(INDIRECT(ADDRESS(23;3;4))))" office:value-type="float" office:value="0.000000886117796007248">
            <text:p>8.86117796007248E-007</text:p>
          </table:table-cell>
          <table:table-cell table:formula="of:=VALUE(TRIM(INDIRECT(ADDRESS(23;4;4))))" office:value-type="float" office:value="0.362541810795695">
            <text:p>0.3625418108</text:p>
          </table:table-cell>
          <table:table-cell table:formula="of:=VALUE(TRIM(INDIRECT(ADDRESS(23;5;4))))" office:value-type="float" office:value="0.000000174972323818541">
            <text:p>0.000000175</text:p>
          </table:table-cell>
          <table:table-cell table:formula="of:=VALUE(TRIM(INDIRECT(ADDRESS(23;6;4))))" office:value-type="float" office:value="0.00000206369371625639">
            <text:p>2.06369371625639E-006</text:p>
          </table:table-cell>
          <table:table-cell table:formula="of:=VALUE(TRIM(INDIRECT(ADDRESS(23;7;4))))" office:value-type="float" office:value="0.0000000861042570050978">
            <text:p>8.61042570050978E-008</text:p>
          </table:table-cell>
          <table:table-cell table:formula="of:=VALUE(TRIM(INDIRECT(ADDRESS(23;8;4))))" office:value-type="float" office:value="0.000000259565245646004">
            <text:p>2.59565245646004E-007</text:p>
          </table:table-cell>
          <table:table-cell table:formula="of:=VALUE(TRIM(INDIRECT(ADDRESS(23;9;4))))" office:value-type="float" office:value="0.0000010734595993883">
            <text:p>1.0734595993883E-006</text:p>
          </table:table-cell>
          <table:table-cell table:formula="of:=VALUE(TRIM(INDIRECT(ADDRESS(23;10;4))))" office:value-type="float" office:value="0.00000206312826680874">
            <text:p>2.06312826680874E-006</text:p>
          </table:table-cell>
          <table:table-cell table:formula="of:=VALUE(TRIM(INDIRECT(ADDRESS(23;11;4))))" office:value-type="float" office:value="0.000000951853337844157">
            <text:p>9.51853337844157E-007</text:p>
          </table:table-cell>
        </table:table-row>
        <table:table-row table:style-name="ro2">
          <table:table-cell/>
          <table:table-cell table:formula="of:=VALUE(TRIM(INDIRECT(ADDRESS(24;2;4))))" office:value-type="float" office:value="0.0000000000694802024523803">
            <text:p>6.94802024523803E-011</text:p>
          </table:table-cell>
          <table:table-cell table:formula="of:=VALUE(TRIM(INDIRECT(ADDRESS(24;3;4))))" office:value-type="float" office:value="0.00000000000155613522241397">
            <text:p>1.55613522241397E-012</text:p>
          </table:table-cell>
          <table:table-cell table:formula="of:=VALUE(TRIM(INDIRECT(ADDRESS(24;4;4))))" office:value-type="float" office:value="0.0437228618649493">
            <text:p>0.0437228619</text:p>
          </table:table-cell>
          <table:table-cell table:formula="of:=VALUE(TRIM(INDIRECT(ADDRESS(24;5;4))))" office:value-type="float" office:value="0.00000000374635191352354">
            <text:p>3.74635191352354E-009</text:p>
          </table:table-cell>
          <table:table-cell table:formula="of:=VALUE(TRIM(INDIRECT(ADDRESS(24;6;4))))" office:value-type="float" office:value="8.23363669885204E-016">
            <text:p>8.23363669885204E-016</text:p>
          </table:table-cell>
          <table:table-cell table:formula="of:=VALUE(TRIM(INDIRECT(ADDRESS(24;7;4))))" office:value-type="float" office:value="8.23363669885204E-016">
            <text:p>8.23363669885204E-016</text:p>
          </table:table-cell>
          <table:table-cell table:formula="of:=VALUE(TRIM(INDIRECT(ADDRESS(24;8;4))))" office:value-type="float" office:value="0.00000000667174388393548">
            <text:p>6.67174388393548E-009</text:p>
          </table:table-cell>
          <table:table-cell table:formula="of:=VALUE(TRIM(INDIRECT(ADDRESS(24;9;4))))" office:value-type="float" office:value="0.0000000118543655700862">
            <text:p>1.18543655700862E-008</text:p>
          </table:table-cell>
          <table:table-cell table:formula="of:=VALUE(TRIM(INDIRECT(ADDRESS(24;10;4))))" office:value-type="float" office:value="8.23363669885204E-016">
            <text:p>8.23363669885204E-016</text:p>
          </table:table-cell>
          <table:table-cell table:formula="of:=VALUE(TRIM(INDIRECT(ADDRESS(24;11;4))))" office:value-type="float" office:value="0.0000000000555956044722375">
            <text:p>5.55956044722375E-011</text:p>
          </table:table-cell>
        </table:table-row>
        <table:table-row table:style-name="ro2">
          <table:table-cell/>
          <table:table-cell table:formula="of:=VALUE(TRIM(INDIRECT(ADDRESS(25;2;4))))" office:value-type="float" office:value="0.000000000465766963868656">
            <text:p>4.65766963868656E-010</text:p>
          </table:table-cell>
          <table:table-cell table:formula="of:=VALUE(TRIM(INDIRECT(ADDRESS(25;3;4))))" office:value-type="float" office:value="0.000000000159265603604226">
            <text:p>1.59265603604226E-010</text:p>
          </table:table-cell>
          <table:table-cell table:formula="of:=VALUE(TRIM(INDIRECT(ADDRESS(25;4;4))))" office:value-type="float" office:value="0.999999999996052">
            <text:p>1</text:p>
          </table:table-cell>
          <table:table-cell table:formula="of:=VALUE(TRIM(INDIRECT(ADDRESS(25;5;4))))" office:value-type="float" office:value="0">
            <text:p>0</text:p>
          </table:table-cell>
          <table:table-cell table:formula="of:=VALUE(TRIM(INDIRECT(ADDRESS(25;6;4))))" office:value-type="float" office:value="0.0000000000224547961874785">
            <text:p>2.24547961874785E-011</text:p>
          </table:table-cell>
          <table:table-cell table:formula="of:=VALUE(TRIM(INDIRECT(ADDRESS(25;7;4))))" office:value-type="float" office:value="0.0000000000224547961874785">
            <text:p>2.24547961874785E-011</text:p>
          </table:table-cell>
          <table:table-cell table:formula="of:=VALUE(TRIM(INDIRECT(ADDRESS(25;8;4))))" office:value-type="float" office:value="0.0000000000107517890663378">
            <text:p>1.07517890663378E-011</text:p>
          </table:table-cell>
          <table:table-cell table:formula="of:=VALUE(TRIM(INDIRECT(ADDRESS(25;9;4))))" office:value-type="float" office:value="0.000000000316573793657576">
            <text:p>3.16573793657576E-010</text:p>
          </table:table-cell>
          <table:table-cell table:formula="of:=VALUE(TRIM(INDIRECT(ADDRESS(25;10;4))))" office:value-type="float" office:value="0.0000000000224547961874785">
            <text:p>2.24547961874785E-011</text:p>
          </table:table-cell>
          <table:table-cell table:formula="of:=VALUE(TRIM(INDIRECT(ADDRESS(25;11;4))))" office:value-type="float" office:value="0.000000000000757558620845574">
            <text:p>7.57558620845574E-013</text:p>
          </table:table-cell>
        </table:table-row>
        <table:table-row table:style-name="ro2">
          <table:table-cell/>
          <table:table-cell table:formula="of:=VALUE(TRIM(INDIRECT(ADDRESS(26;2;4))))" office:value-type="float" office:value="0">
            <text:p>0</text:p>
          </table:table-cell>
          <table:table-cell table:formula="of:=VALUE(TRIM(INDIRECT(ADDRESS(26;3;4))))" office:value-type="float" office:value="0">
            <text:p>0</text:p>
          </table:table-cell>
          <table:table-cell table:formula="of:=VALUE(TRIM(INDIRECT(ADDRESS(26;4;4))))" office:value-type="float" office:value="0">
            <text:p>0</text:p>
          </table:table-cell>
          <table:table-cell table:formula="of:=VALUE(TRIM(INDIRECT(ADDRESS(26;5;4))))" office:value-type="float" office:value="0">
            <text:p>0</text:p>
          </table:table-cell>
          <table:table-cell table:formula="of:=VALUE(TRIM(INDIRECT(ADDRESS(26;6;4))))" office:value-type="float" office:value="0">
            <text:p>0</text:p>
          </table:table-cell>
          <table:table-cell table:formula="of:=VALUE(TRIM(INDIRECT(ADDRESS(26;7;4))))" office:value-type="float" office:value="0">
            <text:p>0</text:p>
          </table:table-cell>
          <table:table-cell table:formula="of:=VALUE(TRIM(INDIRECT(ADDRESS(26;8;4))))" office:value-type="float" office:value="0">
            <text:p>0</text:p>
          </table:table-cell>
          <table:table-cell table:formula="of:=VALUE(TRIM(INDIRECT(ADDRESS(26;9;4))))" office:value-type="float" office:value="0">
            <text:p>0</text:p>
          </table:table-cell>
          <table:table-cell table:formula="of:=VALUE(TRIM(INDIRECT(ADDRESS(26;10;4))))" office:value-type="float" office:value="0">
            <text:p>0</text:p>
          </table:table-cell>
          <table:table-cell table:formula="of:=VALUE(TRIM(INDIRECT(ADDRESS(26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27;2;4))))" office:value-type="float" office:value="63.3393656275308">
            <text:p>63.3393656275</text:p>
          </table:table-cell>
          <table:table-cell table:formula="of:=VALUE(TRIM(INDIRECT(ADDRESS(27;3;4))))" office:value-type="float" office:value="1.26868346263322">
            <text:p>1.2686834626</text:p>
          </table:table-cell>
          <table:table-cell table:formula="of:=VALUE(TRIM(INDIRECT(ADDRESS(27;4;4))))" office:value-type="float" office:value="452.345013311627">
            <text:p>452.3450133116</text:p>
          </table:table-cell>
          <table:table-cell table:formula="of:=VALUE(TRIM(INDIRECT(ADDRESS(27;5;4))))" office:value-type="float" office:value="0.00000045234700017642">
            <text:p>4.5234700017642E-007</text:p>
          </table:table-cell>
          <table:table-cell table:formula="of:=VALUE(TRIM(INDIRECT(ADDRESS(27;6;4))))" office:value-type="float" office:value="0.000000355388329017391">
            <text:p>3.55388329017391E-007</text:p>
          </table:table-cell>
          <table:table-cell table:formula="of:=VALUE(TRIM(INDIRECT(ADDRESS(27;7;4))))" office:value-type="float" office:value="24.2157164342879">
            <text:p>24.2157164343</text:p>
          </table:table-cell>
          <table:table-cell table:formula="of:=VALUE(TRIM(INDIRECT(ADDRESS(27;8;4))))" office:value-type="float" office:value="0.000000355799965883855">
            <text:p>3.55799965883855E-007</text:p>
          </table:table-cell>
          <table:table-cell table:formula="of:=VALUE(TRIM(INDIRECT(ADDRESS(27;9;4))))" office:value-type="float" office:value="17.0870422356156">
            <text:p>17.0870422356</text:p>
          </table:table-cell>
          <table:table-cell table:formula="of:=VALUE(TRIM(INDIRECT(ADDRESS(27;10;4))))" office:value-type="float" office:value="0.000000378529437507815">
            <text:p>3.78529437507815E-007</text:p>
          </table:table-cell>
          <table:table-cell table:formula="of:=VALUE(TRIM(INDIRECT(ADDRESS(27;11;4))))" office:value-type="float" office:value="7.18016621419992">
            <text:p>7.1801662142</text:p>
          </table:table-cell>
        </table:table-row>
        <table:table-row table:style-name="ro2">
          <table:table-cell/>
          <table:table-cell table:formula="of:=VALUE(TRIM(INDIRECT(ADDRESS(28;2;4))))" office:value-type="float" office:value="0.0000000279302952808156">
            <text:p>2.79302952808156E-008</text:p>
          </table:table-cell>
          <table:table-cell table:formula="of:=VALUE(TRIM(INDIRECT(ADDRESS(28;3;4))))" office:value-type="float" office:value="0.00000000353952671340939">
            <text:p>3.53952671340939E-009</text:p>
          </table:table-cell>
          <table:table-cell table:formula="of:=VALUE(TRIM(INDIRECT(ADDRESS(28;4;4))))" office:value-type="float" office:value="0.00186891355048543">
            <text:p>0.0018689136</text:p>
          </table:table-cell>
          <table:table-cell table:formula="of:=VALUE(TRIM(INDIRECT(ADDRESS(28;5;4))))" office:value-type="float" office:value="0.000000000432312823422844">
            <text:p>4.32312823422844E-010</text:p>
          </table:table-cell>
          <table:table-cell table:formula="of:=VALUE(TRIM(INDIRECT(ADDRESS(28;6;4))))" office:value-type="float" office:value="0.000000000432312823422844">
            <text:p>4.32312823422844E-010</text:p>
          </table:table-cell>
          <table:table-cell table:formula="of:=VALUE(TRIM(INDIRECT(ADDRESS(28;7;4))))" office:value-type="float" office:value="0.00000000147073818639129">
            <text:p>1.47073818639129E-009</text:p>
          </table:table-cell>
          <table:table-cell table:formula="of:=VALUE(TRIM(INDIRECT(ADDRESS(28;8;4))))" office:value-type="float" office:value="0.000000000432312823422844">
            <text:p>4.32312823422844E-010</text:p>
          </table:table-cell>
          <table:table-cell table:formula="of:=VALUE(TRIM(INDIRECT(ADDRESS(28;9;4))))" office:value-type="float" office:value="0.0000000200430508572473">
            <text:p>0.00000002</text:p>
          </table:table-cell>
          <table:table-cell table:formula="of:=VALUE(TRIM(INDIRECT(ADDRESS(28;10;4))))" office:value-type="float" office:value="0.000000000432312823422844">
            <text:p>4.32312823422844E-010</text:p>
          </table:table-cell>
          <table:table-cell table:formula="of:=VALUE(TRIM(INDIRECT(ADDRESS(28;11;4))))" office:value-type="float" office:value="0.0000000170218187141462">
            <text:p>0.000000017</text:p>
          </table:table-cell>
        </table:table-row>
        <table:table-row table:style-name="ro2">
          <table:table-cell/>
          <table:table-cell table:formula="of:=VALUE(TRIM(INDIRECT(ADDRESS(29;2;4))))" office:value-type="float" office:value="0.000000144732657641126">
            <text:p>1.44732657641126E-007</text:p>
          </table:table-cell>
          <table:table-cell table:formula="of:=VALUE(TRIM(INDIRECT(ADDRESS(29;3;4))))" office:value-type="float" office:value="0.0000000451864300354946">
            <text:p>4.51864300354946E-008</text:p>
          </table:table-cell>
          <table:table-cell table:formula="of:=VALUE(TRIM(INDIRECT(ADDRESS(29;4;4))))" office:value-type="float" office:value="0.031089536017314">
            <text:p>0.031089536</text:p>
          </table:table-cell>
          <table:table-cell table:formula="of:=VALUE(TRIM(INDIRECT(ADDRESS(29;5;4))))" office:value-type="float" office:value="0.0000000788083726708673">
            <text:p>7.88083726708673E-008</text:p>
          </table:table-cell>
          <table:table-cell table:formula="of:=VALUE(TRIM(INDIRECT(ADDRESS(29;6;4))))" office:value-type="float" office:value="0.0000000659469759663313">
            <text:p>6.59469759663313E-008</text:p>
          </table:table-cell>
          <table:table-cell table:formula="of:=VALUE(TRIM(INDIRECT(ADDRESS(29;7;4))))" office:value-type="float" office:value="0.0000000945545738365473">
            <text:p>9.45545738365473E-008</text:p>
          </table:table-cell>
          <table:table-cell table:formula="of:=VALUE(TRIM(INDIRECT(ADDRESS(29;8;4))))" office:value-type="float" office:value="0.0000000597616234334996">
            <text:p>5.97616234334996E-008</text:p>
          </table:table-cell>
          <table:table-cell table:formula="of:=VALUE(TRIM(INDIRECT(ADDRESS(29;9;4))))" office:value-type="float" office:value="0.000000056922560412705">
            <text:p>5.6922560412705E-008</text:p>
          </table:table-cell>
          <table:table-cell table:formula="of:=VALUE(TRIM(INDIRECT(ADDRESS(29;10;4))))" office:value-type="float" office:value="0.0000000690633380960476">
            <text:p>6.90633380960476E-008</text:p>
          </table:table-cell>
          <table:table-cell table:formula="of:=VALUE(TRIM(INDIRECT(ADDRESS(29;11;4))))" office:value-type="float" office:value="0.0000000249533934281391">
            <text:p>0.000000025</text:p>
          </table:table-cell>
        </table:table-row>
        <table:table-row table:style-name="ro2">
          <table:table-cell/>
          <table:table-cell table:formula="of:=VALUE(TRIM(INDIRECT(ADDRESS(30;2;4))))" office:value-type="float" office:value="0.0000000683119591298346">
            <text:p>6.83119591298346E-008</text:p>
          </table:table-cell>
          <table:table-cell table:formula="of:=VALUE(TRIM(INDIRECT(ADDRESS(30;3;4))))" office:value-type="float" office:value="0.00000001083059718135">
            <text:p>1.083059718135E-008</text:p>
          </table:table-cell>
          <table:table-cell table:formula="of:=VALUE(TRIM(INDIRECT(ADDRESS(30;4;4))))" office:value-type="float" office:value="0.00451365103495235">
            <text:p>0.004513651</text:p>
          </table:table-cell>
          <table:table-cell table:formula="of:=VALUE(TRIM(INDIRECT(ADDRESS(30;5;4))))" office:value-type="float" office:value="0.0000000839253807779212">
            <text:p>8.39253807779212E-008</text:p>
          </table:table-cell>
          <table:table-cell table:formula="of:=VALUE(TRIM(INDIRECT(ADDRESS(30;6;4))))" office:value-type="float" office:value="0.0000000455678142455881">
            <text:p>4.55678142455881E-008</text:p>
          </table:table-cell>
          <table:table-cell table:formula="of:=VALUE(TRIM(INDIRECT(ADDRESS(30;7;4))))" office:value-type="float" office:value="0.0000000834978364069149">
            <text:p>8.34978364069149E-008</text:p>
          </table:table-cell>
          <table:table-cell table:formula="of:=VALUE(TRIM(INDIRECT(ADDRESS(30;8;4))))" office:value-type="float" office:value="0.0000000227497598663474">
            <text:p>2.27497598663474E-008</text:p>
          </table:table-cell>
          <table:table-cell table:formula="of:=VALUE(TRIM(INDIRECT(ADDRESS(30;9;4))))" office:value-type="float" office:value="0.0000000136328822411657">
            <text:p>1.36328822411657E-008</text:p>
          </table:table-cell>
          <table:table-cell table:formula="of:=VALUE(TRIM(INDIRECT(ADDRESS(30;10;4))))" office:value-type="float" office:value="0.0000000221082889204702">
            <text:p>2.21082889204702E-008</text:p>
          </table:table-cell>
          <table:table-cell table:formula="of:=VALUE(TRIM(INDIRECT(ADDRESS(30;11;4))))" office:value-type="float" office:value="0.0000000213574957501342">
            <text:p>2.13574957501342E-008</text:p>
          </table:table-cell>
        </table:table-row>
        <table:table-row table:style-name="ro2">
          <table:table-cell/>
          <table:table-cell table:formula="of:=VALUE(TRIM(INDIRECT(ADDRESS(31;2;4))))" office:value-type="float" office:value="0.0000000757557818337551">
            <text:p>7.57557818337551E-008</text:p>
          </table:table-cell>
          <table:table-cell table:formula="of:=VALUE(TRIM(INDIRECT(ADDRESS(31;3;4))))" office:value-type="float" office:value="0.0000000108415391293598">
            <text:p>1.08415391293598E-008</text:p>
          </table:table-cell>
          <table:table-cell table:formula="of:=VALUE(TRIM(INDIRECT(ADDRESS(31;4;4))))" office:value-type="float" office:value="0.0227800673959832">
            <text:p>0.0227800674</text:p>
          </table:table-cell>
          <table:table-cell table:formula="of:=VALUE(TRIM(INDIRECT(ADDRESS(31;5;4))))" office:value-type="float" office:value="0.0000000730150705202608">
            <text:p>0.000000073</text:p>
          </table:table-cell>
          <table:table-cell table:formula="of:=VALUE(TRIM(INDIRECT(ADDRESS(31;6;4))))" office:value-type="float" office:value="0.0000000258725218122034">
            <text:p>2.58725218122034E-008</text:p>
          </table:table-cell>
          <table:table-cell table:formula="of:=VALUE(TRIM(INDIRECT(ADDRESS(31;7;4))))" office:value-type="float" office:value="0.0000000280320773002264">
            <text:p>0.000000028</text:p>
          </table:table-cell>
          <table:table-cell table:formula="of:=VALUE(TRIM(INDIRECT(ADDRESS(31;8;4))))" office:value-type="float" office:value="0.0000000517611865582619">
            <text:p>5.17611865582619E-008</text:p>
          </table:table-cell>
          <table:table-cell table:formula="of:=VALUE(TRIM(INDIRECT(ADDRESS(31;9;4))))" office:value-type="float" office:value="0.0000000482351029428302">
            <text:p>4.82351029428302E-008</text:p>
          </table:table-cell>
          <table:table-cell table:formula="of:=VALUE(TRIM(INDIRECT(ADDRESS(31;10;4))))" office:value-type="float" office:value="0.0000000951920020433796">
            <text:p>9.51920020433796E-008</text:p>
          </table:table-cell>
          <table:table-cell table:formula="of:=VALUE(TRIM(INDIRECT(ADDRESS(31;11;4))))" office:value-type="float" office:value="0.0000000461366724349324">
            <text:p>4.61366724349324E-008</text:p>
          </table:table-cell>
        </table:table-row>
        <table:table-row table:style-name="ro2">
          <table:table-cell/>
          <table:table-cell table:formula="of:=VALUE(TRIM(INDIRECT(ADDRESS(32;2;4))))" office:value-type="float" office:value="0.0000000194655460486252">
            <text:p>1.94655460486252E-008</text:p>
          </table:table-cell>
          <table:table-cell table:formula="of:=VALUE(TRIM(INDIRECT(ADDRESS(32;3;4))))" office:value-type="float" office:value="0.00000000058611668863542">
            <text:p>5.8611668863542E-010</text:p>
          </table:table-cell>
          <table:table-cell table:formula="of:=VALUE(TRIM(INDIRECT(ADDRESS(32;4;4))))" office:value-type="float" office:value="4.04619516654655">
            <text:p>4.0461951665</text:p>
          </table:table-cell>
          <table:table-cell table:formula="of:=VALUE(TRIM(INDIRECT(ADDRESS(32;5;4))))" office:value-type="float" office:value="0.00000000700269877026612">
            <text:p>0.000000007</text:p>
          </table:table-cell>
          <table:table-cell table:formula="of:=VALUE(TRIM(INDIRECT(ADDRESS(32;6;4))))" office:value-type="float" office:value="0.000000000579383861098762">
            <text:p>5.79383861098762E-010</text:p>
          </table:table-cell>
          <table:table-cell table:formula="of:=VALUE(TRIM(INDIRECT(ADDRESS(32;7;4))))" office:value-type="float" office:value="0.0000000243655991922292">
            <text:p>2.43655991922292E-008</text:p>
          </table:table-cell>
          <table:table-cell table:formula="of:=VALUE(TRIM(INDIRECT(ADDRESS(32;8;4))))" office:value-type="float" office:value="0.00000000116936644574219">
            <text:p>1.16936644574219E-009</text:p>
          </table:table-cell>
          <table:table-cell table:formula="of:=VALUE(TRIM(INDIRECT(ADDRESS(32;9;4))))" office:value-type="float" office:value="0.00000000092406945862214">
            <text:p>9.2406945862214E-010</text:p>
          </table:table-cell>
          <table:table-cell table:formula="of:=VALUE(TRIM(INDIRECT(ADDRESS(32;10;4))))" office:value-type="float" office:value="0.00000000139251953330176">
            <text:p>1.39251953330176E-009</text:p>
          </table:table-cell>
          <table:table-cell table:formula="of:=VALUE(TRIM(INDIRECT(ADDRESS(32;11;4))))" office:value-type="float" office:value="0.000000000685888056295625">
            <text:p>6.85888056295625E-010</text:p>
          </table:table-cell>
        </table:table-row>
        <table:table-row table:style-name="ro2">
          <table:table-cell/>
          <table:table-cell table:formula="of:=VALUE(TRIM(INDIRECT(ADDRESS(33;2;4))))" office:value-type="float" office:value="0.0000234760946913034">
            <text:p>2.34760946913034E-005</text:p>
          </table:table-cell>
          <table:table-cell table:formula="of:=VALUE(TRIM(INDIRECT(ADDRESS(33;3;4))))" office:value-type="float" office:value="0.0000162391139745631">
            <text:p>1.62391139745631E-005</text:p>
          </table:table-cell>
          <table:table-cell table:formula="of:=VALUE(TRIM(INDIRECT(ADDRESS(33;4;4))))" office:value-type="float" office:value="43.7023595379869">
            <text:p>43.702359538</text:p>
          </table:table-cell>
          <table:table-cell table:formula="of:=VALUE(TRIM(INDIRECT(ADDRESS(33;5;4))))" office:value-type="float" office:value="0.0000202170969432265">
            <text:p>2.02170969432265E-005</text:p>
          </table:table-cell>
          <table:table-cell table:formula="of:=VALUE(TRIM(INDIRECT(ADDRESS(33;6;4))))" office:value-type="float" office:value="0.0000249882816013043">
            <text:p>2.49882816013043E-005</text:p>
          </table:table-cell>
          <table:table-cell table:formula="of:=VALUE(TRIM(INDIRECT(ADDRESS(33;7;4))))" office:value-type="float" office:value="0.0000103397240915299">
            <text:p>1.03397240915299E-005</text:p>
          </table:table-cell>
          <table:table-cell table:formula="of:=VALUE(TRIM(INDIRECT(ADDRESS(33;8;4))))" office:value-type="float" office:value="0.0000267672644456947">
            <text:p>2.67672644456947E-005</text:p>
          </table:table-cell>
          <table:table-cell table:formula="of:=VALUE(TRIM(INDIRECT(ADDRESS(33;9;4))))" office:value-type="float" office:value="0.0000250352318333431">
            <text:p>2.50352318333431E-005</text:p>
          </table:table-cell>
          <table:table-cell table:formula="of:=VALUE(TRIM(INDIRECT(ADDRESS(33;10;4))))" office:value-type="float" office:value="0.0000266258635305123">
            <text:p>2.66258635305123E-005</text:p>
          </table:table-cell>
          <table:table-cell table:formula="of:=VALUE(TRIM(INDIRECT(ADDRESS(33;11;4))))" office:value-type="float" office:value="0.0000217734396464936">
            <text:p>2.17734396464936E-005</text:p>
          </table:table-cell>
        </table:table-row>
        <table:table-row table:style-name="ro2">
          <table:table-cell/>
          <table:table-cell table:formula="of:=VALUE(TRIM(INDIRECT(ADDRESS(34;2;4))))" office:value-type="float" office:value="0.0000000544564688468459">
            <text:p>5.44564688468459E-008</text:p>
          </table:table-cell>
          <table:table-cell table:formula="of:=VALUE(TRIM(INDIRECT(ADDRESS(34;3;4))))" office:value-type="float" office:value="0.0000000405045885419487">
            <text:p>4.05045885419487E-008</text:p>
          </table:table-cell>
          <table:table-cell table:formula="of:=VALUE(TRIM(INDIRECT(ADDRESS(34;4;4))))" office:value-type="float" office:value="0.0743852715232827">
            <text:p>0.0743852715</text:p>
          </table:table-cell>
          <table:table-cell table:formula="of:=VALUE(TRIM(INDIRECT(ADDRESS(34;5;4))))" office:value-type="float" office:value="0.0000000499367352115274">
            <text:p>4.99367352115274E-008</text:p>
          </table:table-cell>
          <table:table-cell table:formula="of:=VALUE(TRIM(INDIRECT(ADDRESS(34;6;4))))" office:value-type="float" office:value="0.00000000990840994519523">
            <text:p>9.90840994519523E-009</text:p>
          </table:table-cell>
          <table:table-cell table:formula="of:=VALUE(TRIM(INDIRECT(ADDRESS(34;7;4))))" office:value-type="float" office:value="0.0000000206775676149097">
            <text:p>2.06775676149097E-008</text:p>
          </table:table-cell>
          <table:table-cell table:formula="of:=VALUE(TRIM(INDIRECT(ADDRESS(34;8;4))))" office:value-type="float" office:value="0.0000000497521253072488">
            <text:p>4.97521253072488E-008</text:p>
          </table:table-cell>
          <table:table-cell table:formula="of:=VALUE(TRIM(INDIRECT(ADDRESS(34;9;4))))" office:value-type="float" office:value="0.0000000494791541433914">
            <text:p>4.94791541433914E-008</text:p>
          </table:table-cell>
          <table:table-cell table:formula="of:=VALUE(TRIM(INDIRECT(ADDRESS(34;10;4))))" office:value-type="float" office:value="0.0000000101091776397886">
            <text:p>1.01091776397886E-008</text:p>
          </table:table-cell>
          <table:table-cell table:formula="of:=VALUE(TRIM(INDIRECT(ADDRESS(34;11;4))))" office:value-type="float" office:value="0.0000000510472167768926">
            <text:p>0.000000051</text:p>
          </table:table-cell>
        </table:table-row>
        <table:table-row table:style-name="ro2">
          <table:table-cell/>
          <table:table-cell table:formula="of:=VALUE(TRIM(INDIRECT(ADDRESS(35;2;4))))" office:value-type="float" office:value="0.0000000533377062360759">
            <text:p>5.33377062360759E-008</text:p>
          </table:table-cell>
          <table:table-cell table:formula="of:=VALUE(TRIM(INDIRECT(ADDRESS(35;3;4))))" office:value-type="float" office:value="0.00000255106732740779">
            <text:p>2.55106732740779E-006</text:p>
          </table:table-cell>
          <table:table-cell table:formula="of:=VALUE(TRIM(INDIRECT(ADDRESS(35;4;4))))" office:value-type="float" office:value="0.715043605344429">
            <text:p>0.7150436053</text:p>
          </table:table-cell>
          <table:table-cell table:formula="of:=VALUE(TRIM(INDIRECT(ADDRESS(35;5;4))))" office:value-type="float" office:value="0.00000010493612110548">
            <text:p>1.0493612110548E-007</text:p>
          </table:table-cell>
          <table:table-cell table:formula="of:=VALUE(TRIM(INDIRECT(ADDRESS(35;6;4))))" office:value-type="float" office:value="0.00000326585000683097">
            <text:p>3.26585000683097E-006</text:p>
          </table:table-cell>
          <table:table-cell table:formula="of:=VALUE(TRIM(INDIRECT(ADDRESS(35;7;4))))" office:value-type="float" office:value="0.0000000756313781823373">
            <text:p>7.56313781823373E-008</text:p>
          </table:table-cell>
          <table:table-cell table:formula="of:=VALUE(TRIM(INDIRECT(ADDRESS(35;8;4))))" office:value-type="float" office:value="0.000000123504121033155">
            <text:p>1.23504121033155E-007</text:p>
          </table:table-cell>
          <table:table-cell table:formula="of:=VALUE(TRIM(INDIRECT(ADDRESS(35;9;4))))" office:value-type="float" office:value="0.00000298568457504062">
            <text:p>2.98568457504062E-006</text:p>
          </table:table-cell>
          <table:table-cell table:formula="of:=VALUE(TRIM(INDIRECT(ADDRESS(35;10;4))))" office:value-type="float" office:value="0.00000331562246722481">
            <text:p>3.31562246722481E-006</text:p>
          </table:table-cell>
          <table:table-cell table:formula="of:=VALUE(TRIM(INDIRECT(ADDRESS(35;11;4))))" office:value-type="float" office:value="0.00000289710899705921">
            <text:p>2.89710899705921E-006</text:p>
          </table:table-cell>
        </table:table-row>
        <table:table-row table:style-name="ro2">
          <table:table-cell/>
          <table:table-cell table:formula="of:=VALUE(TRIM(INDIRECT(ADDRESS(36;2;4))))" office:value-type="float" office:value="0.00000023811325070732">
            <text:p>2.3811325070732E-007</text:p>
          </table:table-cell>
          <table:table-cell table:formula="of:=VALUE(TRIM(INDIRECT(ADDRESS(36;3;4))))" office:value-type="float" office:value="0.000000144966407794714">
            <text:p>0.000000145</text:p>
          </table:table-cell>
          <table:table-cell table:formula="of:=VALUE(TRIM(INDIRECT(ADDRESS(36;4;4))))" office:value-type="float" office:value="0.338804114561752">
            <text:p>0.3388041146</text:p>
          </table:table-cell>
          <table:table-cell table:formula="of:=VALUE(TRIM(INDIRECT(ADDRESS(36;5;4))))" office:value-type="float" office:value="0.000000217365431925654">
            <text:p>2.17365431925654E-007</text:p>
          </table:table-cell>
          <table:table-cell table:formula="of:=VALUE(TRIM(INDIRECT(ADDRESS(36;6;4))))" office:value-type="float" office:value="0.0000000602872452328045">
            <text:p>6.02872452328045E-008</text:p>
          </table:table-cell>
          <table:table-cell table:formula="of:=VALUE(TRIM(INDIRECT(ADDRESS(36;7;4))))" office:value-type="float" office:value="1.87427276069552E-015">
            <text:p>1.87427276069552E-015</text:p>
          </table:table-cell>
          <table:table-cell table:formula="of:=VALUE(TRIM(INDIRECT(ADDRESS(36;8;4))))" office:value-type="float" office:value="0.000000205029277619272">
            <text:p>0.000000205</text:p>
          </table:table-cell>
          <table:table-cell table:formula="of:=VALUE(TRIM(INDIRECT(ADDRESS(36;9;4))))" office:value-type="float" office:value="0.000000152415519033422">
            <text:p>1.52415519033422E-007</text:p>
          </table:table-cell>
          <table:table-cell table:formula="of:=VALUE(TRIM(INDIRECT(ADDRESS(36;10;4))))" office:value-type="float" office:value="0.0000000000000735798844807732">
            <text:p>7.35798844807732E-014</text:p>
          </table:table-cell>
          <table:table-cell table:formula="of:=VALUE(TRIM(INDIRECT(ADDRESS(36;11;4))))" office:value-type="float" office:value="0.000000233816104513272">
            <text:p>2.33816104513272E-007</text:p>
          </table:table-cell>
        </table:table-row>
        <table:table-row table:style-name="ro2">
          <table:table-cell/>
          <table:table-cell table:formula="of:=VALUE(TRIM(INDIRECT(ADDRESS(37;2;4))))" office:value-type="float" office:value="1.09070009593114E-015">
            <text:p>1.09070009593114E-015</text:p>
          </table:table-cell>
          <table:table-cell table:formula="of:=VALUE(TRIM(INDIRECT(ADDRESS(37;3;4))))" office:value-type="float" office:value="0">
            <text:p>0</text:p>
          </table:table-cell>
          <table:table-cell table:formula="of:=VALUE(TRIM(INDIRECT(ADDRESS(37;4;4))))" office:value-type="float" office:value="0.999999999996052">
            <text:p>1</text:p>
          </table:table-cell>
          <table:table-cell table:formula="of:=VALUE(TRIM(INDIRECT(ADDRESS(37;5;4))))" office:value-type="float" office:value="0.000000000285099310917078">
            <text:p>2.85099310917078E-010</text:p>
          </table:table-cell>
          <table:table-cell table:formula="of:=VALUE(TRIM(INDIRECT(ADDRESS(37;6;4))))" office:value-type="float" office:value="0.0000000000471078748710765">
            <text:p>4.71078748710765E-011</text:p>
          </table:table-cell>
          <table:table-cell table:formula="of:=VALUE(TRIM(INDIRECT(ADDRESS(37;7;4))))" office:value-type="float" office:value="0.000000000811694949827242">
            <text:p>8.11694949827242E-010</text:p>
          </table:table-cell>
          <table:table-cell table:formula="of:=VALUE(TRIM(INDIRECT(ADDRESS(37;8;4))))" office:value-type="float" office:value="0">
            <text:p>0</text:p>
          </table:table-cell>
          <table:table-cell table:formula="of:=VALUE(TRIM(INDIRECT(ADDRESS(37;9;4))))" office:value-type="float" office:value="0">
            <text:p>0</text:p>
          </table:table-cell>
          <table:table-cell table:formula="of:=VALUE(TRIM(INDIRECT(ADDRESS(37;10;4))))" office:value-type="float" office:value="0.0000000000289890172255287">
            <text:p>2.89890172255287E-011</text:p>
          </table:table-cell>
          <table:table-cell table:formula="of:=VALUE(TRIM(INDIRECT(ADDRESS(37;11;4))))" office:value-type="float" office:value="2.46723957530798E-017">
            <text:p>2.46723957530798E-017</text:p>
          </table:table-cell>
        </table:table-row>
        <table:table-row table:style-name="ro2">
          <table:table-cell/>
          <table:table-cell table:formula="of:=VALUE(TRIM(INDIRECT(ADDRESS(38;2;4))))" office:value-type="float" office:value="0">
            <text:p>0</text:p>
          </table:table-cell>
          <table:table-cell table:formula="of:=VALUE(TRIM(INDIRECT(ADDRESS(38;3;4))))" office:value-type="float" office:value="0">
            <text:p>0</text:p>
          </table:table-cell>
          <table:table-cell table:formula="of:=VALUE(TRIM(INDIRECT(ADDRESS(38;4;4))))" office:value-type="float" office:value="0">
            <text:p>0</text:p>
          </table:table-cell>
          <table:table-cell table:formula="of:=VALUE(TRIM(INDIRECT(ADDRESS(38;5;4))))" office:value-type="float" office:value="0">
            <text:p>0</text:p>
          </table:table-cell>
          <table:table-cell table:formula="of:=VALUE(TRIM(INDIRECT(ADDRESS(38;6;4))))" office:value-type="float" office:value="0">
            <text:p>0</text:p>
          </table:table-cell>
          <table:table-cell table:formula="of:=VALUE(TRIM(INDIRECT(ADDRESS(38;7;4))))" office:value-type="float" office:value="0">
            <text:p>0</text:p>
          </table:table-cell>
          <table:table-cell table:formula="of:=VALUE(TRIM(INDIRECT(ADDRESS(38;8;4))))" office:value-type="float" office:value="0">
            <text:p>0</text:p>
          </table:table-cell>
          <table:table-cell table:formula="of:=VALUE(TRIM(INDIRECT(ADDRESS(38;9;4))))" office:value-type="float" office:value="0">
            <text:p>0</text:p>
          </table:table-cell>
          <table:table-cell table:formula="of:=VALUE(TRIM(INDIRECT(ADDRESS(38;10;4))))" office:value-type="float" office:value="0">
            <text:p>0</text:p>
          </table:table-cell>
          <table:table-cell table:formula="of:=VALUE(TRIM(INDIRECT(ADDRESS(38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9;2;4))))" office:value-type="float" office:value="99.2615584366596">
            <text:p>99.2615584367</text:p>
          </table:table-cell>
          <table:table-cell table:formula="of:=VALUE(TRIM(INDIRECT(ADDRESS(39;3;4))))" office:value-type="float" office:value="46.7648577507165">
            <text:p>46.7648577507</text:p>
          </table:table-cell>
          <table:table-cell table:formula="of:=VALUE(TRIM(INDIRECT(ADDRESS(39;4;4))))" office:value-type="float" office:value="596.295432379355">
            <text:p>596.2954323794</text:p>
          </table:table-cell>
          <table:table-cell table:formula="of:=VALUE(TRIM(INDIRECT(ADDRESS(39;5;4))))" office:value-type="float" office:value="0.000000458715181973235">
            <text:p>4.58715181973235E-007</text:p>
          </table:table-cell>
          <table:table-cell table:formula="of:=VALUE(TRIM(INDIRECT(ADDRESS(39;6;4))))" office:value-type="float" office:value="0.000000733791621688408">
            <text:p>7.33791621688408E-007</text:p>
          </table:table-cell>
          <table:table-cell table:formula="of:=VALUE(TRIM(INDIRECT(ADDRESS(39;7;4))))" office:value-type="float" office:value="55.6402481601984">
            <text:p>55.6402481602</text:p>
          </table:table-cell>
          <table:table-cell table:formula="of:=VALUE(TRIM(INDIRECT(ADDRESS(39;8;4))))" office:value-type="float" office:value="0.000000585209708985716">
            <text:p>5.85209708985716E-007</text:p>
          </table:table-cell>
          <table:table-cell table:formula="of:=VALUE(TRIM(INDIRECT(ADDRESS(39;9;4))))" office:value-type="float" office:value="107.844785670918">
            <text:p>107.8447856709</text:p>
          </table:table-cell>
          <table:table-cell table:formula="of:=VALUE(TRIM(INDIRECT(ADDRESS(39;10;4))))" office:value-type="float" office:value="0.000000504570663407169">
            <text:p>5.04570663407169E-007</text:p>
          </table:table-cell>
          <table:table-cell table:formula="of:=VALUE(TRIM(INDIRECT(ADDRESS(39;11;4))))" office:value-type="float" office:value="88.4131127126023">
            <text:p>88.4131127126</text:p>
          </table:table-cell>
        </table:table-row>
        <table:table-row table:style-name="ro2">
          <table:table-cell/>
          <table:table-cell table:formula="of:=VALUE(TRIM(INDIRECT(ADDRESS(40;2;4))))" office:value-type="float" office:value="0.0000000752192894265965">
            <text:p>7.52192894265965E-008</text:p>
          </table:table-cell>
          <table:table-cell table:formula="of:=VALUE(TRIM(INDIRECT(ADDRESS(40;3;4))))" office:value-type="float" office:value="0.000000075632974969612">
            <text:p>7.5632974969612E-008</text:p>
          </table:table-cell>
          <table:table-cell table:formula="of:=VALUE(TRIM(INDIRECT(ADDRESS(40;4;4))))" office:value-type="float" office:value="0.00397294682044724">
            <text:p>0.0039729468</text:p>
          </table:table-cell>
          <table:table-cell table:formula="of:=VALUE(TRIM(INDIRECT(ADDRESS(40;5;4))))" office:value-type="float" office:value="0.000000000824018590918051">
            <text:p>8.24018590918051E-010</text:p>
          </table:table-cell>
          <table:table-cell table:formula="of:=VALUE(TRIM(INDIRECT(ADDRESS(40;6;4))))" office:value-type="float" office:value="0.000000000824018590918051">
            <text:p>8.24018590918051E-010</text:p>
          </table:table-cell>
          <table:table-cell table:formula="of:=VALUE(TRIM(INDIRECT(ADDRESS(40;7;4))))" office:value-type="float" office:value="0.00000000703263509283153">
            <text:p>0.000000007</text:p>
          </table:table-cell>
          <table:table-cell table:formula="of:=VALUE(TRIM(INDIRECT(ADDRESS(40;8;4))))" office:value-type="float" office:value="0.000000000824018590918051">
            <text:p>8.24018590918051E-010</text:p>
          </table:table-cell>
          <table:table-cell table:formula="of:=VALUE(TRIM(INDIRECT(ADDRESS(40;9;4))))" office:value-type="float" office:value="0.0000000647779947619239">
            <text:p>6.47779947619239E-008</text:p>
          </table:table-cell>
          <table:table-cell table:formula="of:=VALUE(TRIM(INDIRECT(ADDRESS(40;10;4))))" office:value-type="float" office:value="0.000000000824018590918051">
            <text:p>8.24018590918051E-010</text:p>
          </table:table-cell>
          <table:table-cell table:formula="of:=VALUE(TRIM(INDIRECT(ADDRESS(40;11;4))))" office:value-type="float" office:value="0.0000000762585793267301">
            <text:p>7.62585793267301E-008</text:p>
          </table:table-cell>
        </table:table-row>
        <table:table-row table:style-name="ro2">
          <table:table-cell/>
          <table:table-cell table:formula="of:=VALUE(TRIM(INDIRECT(ADDRESS(41;2;4))))" office:value-type="float" office:value="0.000000167117284311466">
            <text:p>1.67117284311466E-007</text:p>
          </table:table-cell>
          <table:table-cell table:formula="of:=VALUE(TRIM(INDIRECT(ADDRESS(41;3;4))))" office:value-type="float" office:value="0.000000148972542288964">
            <text:p>0.000000149</text:p>
          </table:table-cell>
          <table:table-cell table:formula="of:=VALUE(TRIM(INDIRECT(ADDRESS(41;4;4))))" office:value-type="float" office:value="0.0788160420107591">
            <text:p>0.078816042</text:p>
          </table:table-cell>
          <table:table-cell table:formula="of:=VALUE(TRIM(INDIRECT(ADDRESS(41;5;4))))" office:value-type="float" office:value="0.000000210133894228173">
            <text:p>2.10133894228173E-007</text:p>
          </table:table-cell>
          <table:table-cell table:formula="of:=VALUE(TRIM(INDIRECT(ADDRESS(41;6;4))))" office:value-type="float" office:value="0.000000072351796834339">
            <text:p>7.2351796834339E-008</text:p>
          </table:table-cell>
          <table:table-cell table:formula="of:=VALUE(TRIM(INDIRECT(ADDRESS(41;7;4))))" office:value-type="float" office:value="0.000000205510479636456">
            <text:p>2.05510479636456E-007</text:p>
          </table:table-cell>
          <table:table-cell table:formula="of:=VALUE(TRIM(INDIRECT(ADDRESS(41;8;4))))" office:value-type="float" office:value="0.000000171654810011315">
            <text:p>1.71654810011315E-007</text:p>
          </table:table-cell>
          <table:table-cell table:formula="of:=VALUE(TRIM(INDIRECT(ADDRESS(41;9;4))))" office:value-type="float" office:value="0.000000205228693716042">
            <text:p>2.05228693716042E-007</text:p>
          </table:table-cell>
          <table:table-cell table:formula="of:=VALUE(TRIM(INDIRECT(ADDRESS(41;10;4))))" office:value-type="float" office:value="0.0000000694470015906813">
            <text:p>6.94470015906813E-008</text:p>
          </table:table-cell>
          <table:table-cell table:formula="of:=VALUE(TRIM(INDIRECT(ADDRESS(41;11;4))))" office:value-type="float" office:value="0.000000250725076434246">
            <text:p>2.50725076434246E-007</text:p>
          </table:table-cell>
        </table:table-row>
        <table:table-row table:style-name="ro2">
          <table:table-cell/>
          <table:table-cell table:formula="of:=VALUE(TRIM(INDIRECT(ADDRESS(42;2;4))))" office:value-type="float" office:value="0.0000000471359052315811">
            <text:p>4.71359052315811E-008</text:p>
          </table:table-cell>
          <table:table-cell table:formula="of:=VALUE(TRIM(INDIRECT(ADDRESS(42;3;4))))" office:value-type="float" office:value="0.00000000839792266077987">
            <text:p>8.39792266077987E-009</text:p>
          </table:table-cell>
          <table:table-cell table:formula="of:=VALUE(TRIM(INDIRECT(ADDRESS(42;4;4))))" office:value-type="float" office:value="0.00302807112610046">
            <text:p>0.0030280711</text:p>
          </table:table-cell>
          <table:table-cell table:formula="of:=VALUE(TRIM(INDIRECT(ADDRESS(42;5;4))))" office:value-type="float" office:value="0.0000000762672679052046">
            <text:p>7.62672679052046E-008</text:p>
          </table:table-cell>
          <table:table-cell table:formula="of:=VALUE(TRIM(INDIRECT(ADDRESS(42;6;4))))" office:value-type="float" office:value="0.0000000488396432781464">
            <text:p>4.88396432781464E-008</text:p>
          </table:table-cell>
          <table:table-cell table:formula="of:=VALUE(TRIM(INDIRECT(ADDRESS(42;7;4))))" office:value-type="float" office:value="0.0000000620834852622621">
            <text:p>6.20834852622621E-008</text:p>
          </table:table-cell>
          <table:table-cell table:formula="of:=VALUE(TRIM(INDIRECT(ADDRESS(42;8;4))))" office:value-type="float" office:value="0.0000000170020285122743">
            <text:p>0.000000017</text:p>
          </table:table-cell>
          <table:table-cell table:formula="of:=VALUE(TRIM(INDIRECT(ADDRESS(42;9;4))))" office:value-type="float" office:value="0.00000000712260370865755">
            <text:p>7.12260370865755E-009</text:p>
          </table:table-cell>
          <table:table-cell table:formula="of:=VALUE(TRIM(INDIRECT(ADDRESS(42;10;4))))" office:value-type="float" office:value="0.0000000165310511240895">
            <text:p>1.65310511240895E-008</text:p>
          </table:table-cell>
          <table:table-cell table:formula="of:=VALUE(TRIM(INDIRECT(ADDRESS(42;11;4))))" office:value-type="float" office:value="0.0000000165838878228566">
            <text:p>1.65838878228566E-008</text:p>
          </table:table-cell>
        </table:table-row>
        <table:table-row table:style-name="ro2">
          <table:table-cell/>
          <table:table-cell table:formula="of:=VALUE(TRIM(INDIRECT(ADDRESS(43;2;4))))" office:value-type="float" office:value="0.0000000521587555663346">
            <text:p>5.21587555663346E-008</text:p>
          </table:table-cell>
          <table:table-cell table:formula="of:=VALUE(TRIM(INDIRECT(ADDRESS(43;3;4))))" office:value-type="float" office:value="0.000000163434126770407">
            <text:p>1.63434126770407E-007</text:p>
          </table:table-cell>
          <table:table-cell table:formula="of:=VALUE(TRIM(INDIRECT(ADDRESS(43;4;4))))" office:value-type="float" office:value="0.0505415640829349">
            <text:p>0.0505415641</text:p>
          </table:table-cell>
          <table:table-cell table:formula="of:=VALUE(TRIM(INDIRECT(ADDRESS(43;5;4))))" office:value-type="float" office:value="0.000000211590949662536">
            <text:p>2.11590949662536E-007</text:p>
          </table:table-cell>
          <table:table-cell table:formula="of:=VALUE(TRIM(INDIRECT(ADDRESS(43;6;4))))" office:value-type="float" office:value="0.000000095944951414988">
            <text:p>9.5944951414988E-008</text:p>
          </table:table-cell>
          <table:table-cell table:formula="of:=VALUE(TRIM(INDIRECT(ADDRESS(43;7;4))))" office:value-type="float" office:value="0.0000000251870799570017">
            <text:p>2.51870799570017E-008</text:p>
          </table:table-cell>
          <table:table-cell table:formula="of:=VALUE(TRIM(INDIRECT(ADDRESS(43;8;4))))" office:value-type="float" office:value="0.0000000945787249719579">
            <text:p>9.45787249719579E-008</text:p>
          </table:table-cell>
          <table:table-cell table:formula="of:=VALUE(TRIM(INDIRECT(ADDRESS(43;9;4))))" office:value-type="float" office:value="0.000000111295291471859">
            <text:p>1.11295291471859E-007</text:p>
          </table:table-cell>
          <table:table-cell table:formula="of:=VALUE(TRIM(INDIRECT(ADDRESS(43;10;4))))" office:value-type="float" office:value="0.000000112406538319039">
            <text:p>1.12406538319039E-007</text:p>
          </table:table-cell>
          <table:table-cell table:formula="of:=VALUE(TRIM(INDIRECT(ADDRESS(43;11;4))))" office:value-type="float" office:value="0.0000000983136353507292">
            <text:p>9.83136353507292E-008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RANK(INDIRECT(ADDRESS(45;2;4));INDIRECT(ADDRESS(45;2;4)):INDIRECT(ADDRESS(45;11;4));1)" office:value-type="float" office:value="3">
            <text:p>3</text:p>
          </table:table-cell>
          <table:table-cell table:formula="of:=RANK(INDIRECT(ADDRESS(45;3;4));INDIRECT(ADDRESS(45;2;4)):INDIRECT(ADDRESS(45;11;4));1)" office:value-type="float" office:value="6">
            <text:p>6</text:p>
          </table:table-cell>
          <table:table-cell table:formula="of:=RANK(INDIRECT(ADDRESS(45;4;4));INDIRECT(ADDRESS(45;2;4)):INDIRECT(ADDRESS(45;11;4));1)" office:value-type="float" office:value="10">
            <text:p>10</text:p>
          </table:table-cell>
          <table:table-cell table:formula="of:=RANK(INDIRECT(ADDRESS(45;5;4));INDIRECT(ADDRESS(45;2;4)):INDIRECT(ADDRESS(45;11;4));1)" office:value-type="float" office:value="5">
            <text:p>5</text:p>
          </table:table-cell>
          <table:table-cell table:formula="of:=RANK(INDIRECT(ADDRESS(45;6;4));INDIRECT(ADDRESS(45;2;4)):INDIRECT(ADDRESS(45;11;4));1)" office:value-type="float" office:value="7">
            <text:p>7</text:p>
          </table:table-cell>
          <table:table-cell table:formula="of:=RANK(INDIRECT(ADDRESS(45;7;4));INDIRECT(ADDRESS(45;2;4)):INDIRECT(ADDRESS(45;11;4));1)" office:value-type="float" office:value="2">
            <text:p>2</text:p>
          </table:table-cell>
          <table:table-cell table:formula="of:=RANK(INDIRECT(ADDRESS(45;8;4));INDIRECT(ADDRESS(45;2;4)):INDIRECT(ADDRESS(45;11;4));1)" office:value-type="float" office:value="4">
            <text:p>4</text:p>
          </table:table-cell>
          <table:table-cell table:formula="of:=RANK(INDIRECT(ADDRESS(45;9;4));INDIRECT(ADDRESS(45;2;4)):INDIRECT(ADDRESS(45;11;4));1)" office:value-type="float" office:value="8">
            <text:p>8</text:p>
          </table:table-cell>
          <table:table-cell table:formula="of:=RANK(INDIRECT(ADDRESS(45;10;4));INDIRECT(ADDRESS(45;2;4)):INDIRECT(ADDRESS(45;11;4));1)" office:value-type="float" office:value="9">
            <text:p>9</text:p>
          </table:table-cell>
          <table:table-cell table:formula="of:=RANK(INDIRECT(ADDRESS(45;11;4));INDIRECT(ADDRESS(45;2;4)):INDIRECT(ADDRESS(45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6;2;4));INDIRECT(ADDRESS(46;2;4)):INDIRECT(ADDRESS(46;11;4));1)" office:value-type="float" office:value="3">
            <text:p>3</text:p>
          </table:table-cell>
          <table:table-cell table:formula="of:=RANK(INDIRECT(ADDRESS(46;3;4));INDIRECT(ADDRESS(46;2;4)):INDIRECT(ADDRESS(46;11;4));1)" office:value-type="float" office:value="6">
            <text:p>6</text:p>
          </table:table-cell>
          <table:table-cell table:formula="of:=RANK(INDIRECT(ADDRESS(46;4;4));INDIRECT(ADDRESS(46;2;4)):INDIRECT(ADDRESS(46;11;4));1)" office:value-type="float" office:value="10">
            <text:p>10</text:p>
          </table:table-cell>
          <table:table-cell table:formula="of:=RANK(INDIRECT(ADDRESS(46;5;4));INDIRECT(ADDRESS(46;2;4)):INDIRECT(ADDRESS(46;11;4));1)" office:value-type="float" office:value="4">
            <text:p>4</text:p>
          </table:table-cell>
          <table:table-cell table:formula="of:=RANK(INDIRECT(ADDRESS(46;6;4));INDIRECT(ADDRESS(46;2;4)):INDIRECT(ADDRESS(46;11;4));1)" office:value-type="float" office:value="9">
            <text:p>9</text:p>
          </table:table-cell>
          <table:table-cell table:formula="of:=RANK(INDIRECT(ADDRESS(46;7;4));INDIRECT(ADDRESS(46;2;4)):INDIRECT(ADDRESS(46;11;4));1)" office:value-type="float" office:value="8">
            <text:p>8</text:p>
          </table:table-cell>
          <table:table-cell table:formula="of:=RANK(INDIRECT(ADDRESS(46;8;4));INDIRECT(ADDRESS(46;2;4)):INDIRECT(ADDRESS(46;11;4));1)" office:value-type="float" office:value="2">
            <text:p>2</text:p>
          </table:table-cell>
          <table:table-cell table:formula="of:=RANK(INDIRECT(ADDRESS(46;9;4));INDIRECT(ADDRESS(46;2;4)):INDIRECT(ADDRESS(46;11;4));1)" office:value-type="float" office:value="1">
            <text:p>1</text:p>
          </table:table-cell>
          <table:table-cell table:formula="of:=RANK(INDIRECT(ADDRESS(46;10;4));INDIRECT(ADDRESS(46;2;4)):INDIRECT(ADDRESS(46;11;4));1)" office:value-type="float" office:value="7">
            <text:p>7</text:p>
          </table:table-cell>
          <table:table-cell table:formula="of:=RANK(INDIRECT(ADDRESS(46;11;4));INDIRECT(ADDRESS(46;2;4)):INDIRECT(ADDRESS(46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47;2;4));INDIRECT(ADDRESS(47;2;4)):INDIRECT(ADDRESS(47;11;4));1)" office:value-type="float" office:value="7">
            <text:p>7</text:p>
          </table:table-cell>
          <table:table-cell table:formula="of:=RANK(INDIRECT(ADDRESS(47;3;4));INDIRECT(ADDRESS(47;2;4)):INDIRECT(ADDRESS(47;11;4));1)" office:value-type="float" office:value="4">
            <text:p>4</text:p>
          </table:table-cell>
          <table:table-cell table:formula="of:=RANK(INDIRECT(ADDRESS(47;4;4));INDIRECT(ADDRESS(47;2;4)):INDIRECT(ADDRESS(47;11;4));1)" office:value-type="float" office:value="10">
            <text:p>10</text:p>
          </table:table-cell>
          <table:table-cell table:formula="of:=RANK(INDIRECT(ADDRESS(47;5;4));INDIRECT(ADDRESS(47;2;4)):INDIRECT(ADDRESS(47;11;4));1)" office:value-type="float" office:value="2">
            <text:p>2</text:p>
          </table:table-cell>
          <table:table-cell table:formula="of:=RANK(INDIRECT(ADDRESS(47;6;4));INDIRECT(ADDRESS(47;2;4)):INDIRECT(ADDRESS(47;11;4));1)" office:value-type="float" office:value="8">
            <text:p>8</text:p>
          </table:table-cell>
          <table:table-cell table:formula="of:=RANK(INDIRECT(ADDRESS(47;7;4));INDIRECT(ADDRESS(47;2;4)):INDIRECT(ADDRESS(47;11;4));1)" office:value-type="float" office:value="6">
            <text:p>6</text:p>
          </table:table-cell>
          <table:table-cell table:formula="of:=RANK(INDIRECT(ADDRESS(47;8;4));INDIRECT(ADDRESS(47;2;4)):INDIRECT(ADDRESS(47;11;4));1)" office:value-type="float" office:value="1">
            <text:p>1</text:p>
          </table:table-cell>
          <table:table-cell table:formula="of:=RANK(INDIRECT(ADDRESS(47;9;4));INDIRECT(ADDRESS(47;2;4)):INDIRECT(ADDRESS(47;11;4));1)" office:value-type="float" office:value="5">
            <text:p>5</text:p>
          </table:table-cell>
          <table:table-cell table:formula="of:=RANK(INDIRECT(ADDRESS(47;10;4));INDIRECT(ADDRESS(47;2;4)):INDIRECT(ADDRESS(47;11;4));1)" office:value-type="float" office:value="9">
            <text:p>9</text:p>
          </table:table-cell>
          <table:table-cell table:formula="of:=RANK(INDIRECT(ADDRESS(47;11;4));INDIRECT(ADDRESS(47;2;4)):INDIRECT(ADDRESS(47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48;2;4));INDIRECT(ADDRESS(48;2;4)):INDIRECT(ADDRESS(48;11;4));1)" office:value-type="float" office:value="6">
            <text:p>6</text:p>
          </table:table-cell>
          <table:table-cell table:formula="of:=RANK(INDIRECT(ADDRESS(48;3;4));INDIRECT(ADDRESS(48;2;4)):INDIRECT(ADDRESS(48;11;4));1)" office:value-type="float" office:value="4">
            <text:p>4</text:p>
          </table:table-cell>
          <table:table-cell table:formula="of:=RANK(INDIRECT(ADDRESS(48;4;4));INDIRECT(ADDRESS(48;2;4)):INDIRECT(ADDRESS(48;11;4));1)" office:value-type="float" office:value="10">
            <text:p>10</text:p>
          </table:table-cell>
          <table:table-cell table:formula="of:=RANK(INDIRECT(ADDRESS(48;5;4));INDIRECT(ADDRESS(48;2;4)):INDIRECT(ADDRESS(48;11;4));1)" office:value-type="float" office:value="7">
            <text:p>7</text:p>
          </table:table-cell>
          <table:table-cell table:formula="of:=RANK(INDIRECT(ADDRESS(48;6;4));INDIRECT(ADDRESS(48;2;4)):INDIRECT(ADDRESS(48;11;4));1)" office:value-type="float" office:value="2">
            <text:p>2</text:p>
          </table:table-cell>
          <table:table-cell table:formula="of:=RANK(INDIRECT(ADDRESS(48;7;4));INDIRECT(ADDRESS(48;2;4)):INDIRECT(ADDRESS(48;11;4));1)" office:value-type="float" office:value="3">
            <text:p>3</text:p>
          </table:table-cell>
          <table:table-cell table:formula="of:=RANK(INDIRECT(ADDRESS(48;8;4));INDIRECT(ADDRESS(48;2;4)):INDIRECT(ADDRESS(48;11;4));1)" office:value-type="float" office:value="5">
            <text:p>5</text:p>
          </table:table-cell>
          <table:table-cell table:formula="of:=RANK(INDIRECT(ADDRESS(48;9;4));INDIRECT(ADDRESS(48;2;4)):INDIRECT(ADDRESS(48;11;4));1)" office:value-type="float" office:value="8">
            <text:p>8</text:p>
          </table:table-cell>
          <table:table-cell table:formula="of:=RANK(INDIRECT(ADDRESS(48;10;4));INDIRECT(ADDRESS(48;2;4)):INDIRECT(ADDRESS(48;11;4));1)" office:value-type="float" office:value="1">
            <text:p>1</text:p>
          </table:table-cell>
          <table:table-cell table:formula="of:=RANK(INDIRECT(ADDRESS(48;11;4));INDIRECT(ADDRESS(48;2;4)):INDIRECT(ADDRESS(48;11;4));1)" office:value-type="float" office:value="9">
            <text:p>9</text:p>
          </table:table-cell>
        </table:table-row>
        <table:table-row table:style-name="ro2">
          <table:table-cell/>
          <table:table-cell table:formula="of:=RANK(INDIRECT(ADDRESS(49;2;4));INDIRECT(ADDRESS(49;2;4)):INDIRECT(ADDRESS(49;11;4));1)" office:value-type="float" office:value="6">
            <text:p>6</text:p>
          </table:table-cell>
          <table:table-cell table:formula="of:=RANK(INDIRECT(ADDRESS(49;3;4));INDIRECT(ADDRESS(49;2;4)):INDIRECT(ADDRESS(49;11;4));1)" office:value-type="float" office:value="2">
            <text:p>2</text:p>
          </table:table-cell>
          <table:table-cell table:formula="of:=RANK(INDIRECT(ADDRESS(49;4;4));INDIRECT(ADDRESS(49;2;4)):INDIRECT(ADDRESS(49;11;4));1)" office:value-type="float" office:value="10">
            <text:p>10</text:p>
          </table:table-cell>
          <table:table-cell table:formula="of:=RANK(INDIRECT(ADDRESS(49;5;4));INDIRECT(ADDRESS(49;2;4)):INDIRECT(ADDRESS(49;11;4));1)" office:value-type="float" office:value="4">
            <text:p>4</text:p>
          </table:table-cell>
          <table:table-cell table:formula="of:=RANK(INDIRECT(ADDRESS(49;6;4));INDIRECT(ADDRESS(49;2;4)):INDIRECT(ADDRESS(49;11;4));1)" office:value-type="float" office:value="7">
            <text:p>7</text:p>
          </table:table-cell>
          <table:table-cell table:formula="of:=RANK(INDIRECT(ADDRESS(49;7;4));INDIRECT(ADDRESS(49;2;4)):INDIRECT(ADDRESS(49;11;4));1)" office:value-type="float" office:value="8">
            <text:p>8</text:p>
          </table:table-cell>
          <table:table-cell table:formula="of:=RANK(INDIRECT(ADDRESS(49;8;4));INDIRECT(ADDRESS(49;2;4)):INDIRECT(ADDRESS(49;11;4));1)" office:value-type="float" office:value="5">
            <text:p>5</text:p>
          </table:table-cell>
          <table:table-cell table:formula="of:=RANK(INDIRECT(ADDRESS(49;9;4));INDIRECT(ADDRESS(49;2;4)):INDIRECT(ADDRESS(49;11;4));1)" office:value-type="float" office:value="1">
            <text:p>1</text:p>
          </table:table-cell>
          <table:table-cell table:formula="of:=RANK(INDIRECT(ADDRESS(49;10;4));INDIRECT(ADDRESS(49;2;4)):INDIRECT(ADDRESS(49;11;4));1)" office:value-type="float" office:value="9">
            <text:p>9</text:p>
          </table:table-cell>
          <table:table-cell table:formula="of:=RANK(INDIRECT(ADDRESS(49;11;4));INDIRECT(ADDRESS(49;2;4)):INDIRECT(ADDRESS(49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50;2;4));INDIRECT(ADDRESS(50;2;4)):INDIRECT(ADDRESS(50;11;4));1)" office:value-type="float" office:value="5">
            <text:p>5</text:p>
          </table:table-cell>
          <table:table-cell table:formula="of:=RANK(INDIRECT(ADDRESS(50;3;4));INDIRECT(ADDRESS(50;2;4)):INDIRECT(ADDRESS(50;11;4));1)" office:value-type="float" office:value="6">
            <text:p>6</text:p>
          </table:table-cell>
          <table:table-cell table:formula="of:=RANK(INDIRECT(ADDRESS(50;4;4));INDIRECT(ADDRESS(50;2;4)):INDIRECT(ADDRESS(50;11;4));1)" office:value-type="float" office:value="10">
            <text:p>10</text:p>
          </table:table-cell>
          <table:table-cell table:formula="of:=RANK(INDIRECT(ADDRESS(50;5;4));INDIRECT(ADDRESS(50;2;4)):INDIRECT(ADDRESS(50;11;4));1)" office:value-type="float" office:value="4">
            <text:p>4</text:p>
          </table:table-cell>
          <table:table-cell table:formula="of:=RANK(INDIRECT(ADDRESS(50;6;4));INDIRECT(ADDRESS(50;2;4)):INDIRECT(ADDRESS(50;11;4));1)" office:value-type="float" office:value="7">
            <text:p>7</text:p>
          </table:table-cell>
          <table:table-cell table:formula="of:=RANK(INDIRECT(ADDRESS(50;7;4));INDIRECT(ADDRESS(50;2;4)):INDIRECT(ADDRESS(50;11;4));1)" office:value-type="float" office:value="9">
            <text:p>9</text:p>
          </table:table-cell>
          <table:table-cell table:formula="of:=RANK(INDIRECT(ADDRESS(50;8;4));INDIRECT(ADDRESS(50;2;4)):INDIRECT(ADDRESS(50;11;4));1)" office:value-type="float" office:value="3">
            <text:p>3</text:p>
          </table:table-cell>
          <table:table-cell table:formula="of:=RANK(INDIRECT(ADDRESS(50;9;4));INDIRECT(ADDRESS(50;2;4)):INDIRECT(ADDRESS(50;11;4));1)" office:value-type="float" office:value="1">
            <text:p>1</text:p>
          </table:table-cell>
          <table:table-cell table:formula="of:=RANK(INDIRECT(ADDRESS(50;10;4));INDIRECT(ADDRESS(50;2;4)):INDIRECT(ADDRESS(50;11;4));1)" office:value-type="float" office:value="8">
            <text:p>8</text:p>
          </table:table-cell>
          <table:table-cell table:formula="of:=RANK(INDIRECT(ADDRESS(50;11;4));INDIRECT(ADDRESS(50;2;4)):INDIRECT(ADDRESS(50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51;2;4));INDIRECT(ADDRESS(51;2;4)):INDIRECT(ADDRESS(51;11;4));1)" office:value-type="float" office:value="3">
            <text:p>3</text:p>
          </table:table-cell>
          <table:table-cell table:formula="of:=RANK(INDIRECT(ADDRESS(51;3;4));INDIRECT(ADDRESS(51;2;4)):INDIRECT(ADDRESS(51;11;4));1)" office:value-type="float" office:value="5">
            <text:p>5</text:p>
          </table:table-cell>
          <table:table-cell table:formula="of:=RANK(INDIRECT(ADDRESS(51;4;4));INDIRECT(ADDRESS(51;2;4)):INDIRECT(ADDRESS(51;11;4));1)" office:value-type="float" office:value="10">
            <text:p>10</text:p>
          </table:table-cell>
          <table:table-cell table:formula="of:=RANK(INDIRECT(ADDRESS(51;5;4));INDIRECT(ADDRESS(51;2;4)):INDIRECT(ADDRESS(51;11;4));1)" office:value-type="float" office:value="5">
            <text:p>5</text:p>
          </table:table-cell>
          <table:table-cell table:formula="of:=RANK(INDIRECT(ADDRESS(51;6;4));INDIRECT(ADDRESS(51;2;4)):INDIRECT(ADDRESS(51;11;4));1)" office:value-type="float" office:value="3">
            <text:p>3</text:p>
          </table:table-cell>
          <table:table-cell table:formula="of:=RANK(INDIRECT(ADDRESS(51;7;4));INDIRECT(ADDRESS(51;2;4)):INDIRECT(ADDRESS(51;11;4));1)" office:value-type="float" office:value="9">
            <text:p>9</text:p>
          </table:table-cell>
          <table:table-cell table:formula="of:=RANK(INDIRECT(ADDRESS(51;8;4));INDIRECT(ADDRESS(51;2;4)):INDIRECT(ADDRESS(51;11;4));1)" office:value-type="float" office:value="7">
            <text:p>7</text:p>
          </table:table-cell>
          <table:table-cell table:formula="of:=RANK(INDIRECT(ADDRESS(51;9;4));INDIRECT(ADDRESS(51;2;4)):INDIRECT(ADDRESS(51;11;4));1)" office:value-type="float" office:value="8">
            <text:p>8</text:p>
          </table:table-cell>
          <table:table-cell table:formula="of:=RANK(INDIRECT(ADDRESS(51;10;4));INDIRECT(ADDRESS(51;2;4)):INDIRECT(ADDRESS(51;11;4));1)" office:value-type="float" office:value="2">
            <text:p>2</text:p>
          </table:table-cell>
          <table:table-cell table:formula="of:=RANK(INDIRECT(ADDRESS(51;11;4));INDIRECT(ADDRESS(51;2;4)):INDIRECT(ADDRESS(51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2;2;4));INDIRECT(ADDRESS(52;2;4)):INDIRECT(ADDRESS(52;11;4));1)" office:value-type="float" office:value="3">
            <text:p>3</text:p>
          </table:table-cell>
          <table:table-cell table:formula="of:=RANK(INDIRECT(ADDRESS(52;3;4));INDIRECT(ADDRESS(52;2;4)):INDIRECT(ADDRESS(52;11;4));1)" office:value-type="float" office:value="8">
            <text:p>8</text:p>
          </table:table-cell>
          <table:table-cell table:formula="of:=RANK(INDIRECT(ADDRESS(52;4;4));INDIRECT(ADDRESS(52;2;4)):INDIRECT(ADDRESS(52;11;4));1)" office:value-type="float" office:value="10">
            <text:p>10</text:p>
          </table:table-cell>
          <table:table-cell table:formula="of:=RANK(INDIRECT(ADDRESS(52;5;4));INDIRECT(ADDRESS(52;2;4)):INDIRECT(ADDRESS(52;11;4));1)" office:value-type="float" office:value="5">
            <text:p>5</text:p>
          </table:table-cell>
          <table:table-cell table:formula="of:=RANK(INDIRECT(ADDRESS(52;6;4));INDIRECT(ADDRESS(52;2;4)):INDIRECT(ADDRESS(52;11;4));1)" office:value-type="float" office:value="4">
            <text:p>4</text:p>
          </table:table-cell>
          <table:table-cell table:formula="of:=RANK(INDIRECT(ADDRESS(52;7;4));INDIRECT(ADDRESS(52;2;4)):INDIRECT(ADDRESS(52;11;4));1)" office:value-type="float" office:value="7">
            <text:p>7</text:p>
          </table:table-cell>
          <table:table-cell table:formula="of:=RANK(INDIRECT(ADDRESS(52;8;4));INDIRECT(ADDRESS(52;2;4)):INDIRECT(ADDRESS(52;11;4));1)" office:value-type="float" office:value="2">
            <text:p>2</text:p>
          </table:table-cell>
          <table:table-cell table:formula="of:=RANK(INDIRECT(ADDRESS(52;9;4));INDIRECT(ADDRESS(52;2;4)):INDIRECT(ADDRESS(52;11;4));1)" office:value-type="float" office:value="9">
            <text:p>9</text:p>
          </table:table-cell>
          <table:table-cell table:formula="of:=RANK(INDIRECT(ADDRESS(52;10;4));INDIRECT(ADDRESS(52;2;4)):INDIRECT(ADDRESS(52;11;4));1)" office:value-type="float" office:value="6">
            <text:p>6</text:p>
          </table:table-cell>
          <table:table-cell table:formula="of:=RANK(INDIRECT(ADDRESS(52;11;4));INDIRECT(ADDRESS(52;2;4)):INDIRECT(ADDRESS(52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3;2;4));INDIRECT(ADDRESS(53;2;4)):INDIRECT(ADDRESS(53;11;4));1)" office:value-type="float" office:value="1">
            <text:p>1</text:p>
          </table:table-cell>
          <table:table-cell table:formula="of:=RANK(INDIRECT(ADDRESS(53;3;4));INDIRECT(ADDRESS(53;2;4)):INDIRECT(ADDRESS(53;11;4));1)" office:value-type="float" office:value="6">
            <text:p>6</text:p>
          </table:table-cell>
          <table:table-cell table:formula="of:=RANK(INDIRECT(ADDRESS(53;4;4));INDIRECT(ADDRESS(53;2;4)):INDIRECT(ADDRESS(53;11;4));1)" office:value-type="float" office:value="10">
            <text:p>10</text:p>
          </table:table-cell>
          <table:table-cell table:formula="of:=RANK(INDIRECT(ADDRESS(53;5;4));INDIRECT(ADDRESS(53;2;4)):INDIRECT(ADDRESS(53;11;4));1)" office:value-type="float" office:value="4">
            <text:p>4</text:p>
          </table:table-cell>
          <table:table-cell table:formula="of:=RANK(INDIRECT(ADDRESS(53;6;4));INDIRECT(ADDRESS(53;2;4)):INDIRECT(ADDRESS(53;11;4));1)" office:value-type="float" office:value="8">
            <text:p>8</text:p>
          </table:table-cell>
          <table:table-cell table:formula="of:=RANK(INDIRECT(ADDRESS(53;7;4));INDIRECT(ADDRESS(53;2;4)):INDIRECT(ADDRESS(53;11;4));1)" office:value-type="float" office:value="9">
            <text:p>9</text:p>
          </table:table-cell>
          <table:table-cell table:formula="of:=RANK(INDIRECT(ADDRESS(53;8;4));INDIRECT(ADDRESS(53;2;4)):INDIRECT(ADDRESS(53;11;4));1)" office:value-type="float" office:value="3">
            <text:p>3</text:p>
          </table:table-cell>
          <table:table-cell table:formula="of:=RANK(INDIRECT(ADDRESS(53;9;4));INDIRECT(ADDRESS(53;2;4)):INDIRECT(ADDRESS(53;11;4));1)" office:value-type="float" office:value="2">
            <text:p>2</text:p>
          </table:table-cell>
          <table:table-cell table:formula="of:=RANK(INDIRECT(ADDRESS(53;10;4));INDIRECT(ADDRESS(53;2;4)):INDIRECT(ADDRESS(53;11;4));1)" office:value-type="float" office:value="7">
            <text:p>7</text:p>
          </table:table-cell>
          <table:table-cell table:formula="of:=RANK(INDIRECT(ADDRESS(53;11;4));INDIRECT(ADDRESS(53;2;4)):INDIRECT(ADDRESS(53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54;2;4));INDIRECT(ADDRESS(54;2;4)):INDIRECT(ADDRESS(54;11;4));1)" office:value-type="float" office:value="5">
            <text:p>5</text:p>
          </table:table-cell>
          <table:table-cell table:formula="of:=RANK(INDIRECT(ADDRESS(54;3;4));INDIRECT(ADDRESS(54;2;4)):INDIRECT(ADDRESS(54;11;4));1)" office:value-type="float" office:value="3">
            <text:p>3</text:p>
          </table:table-cell>
          <table:table-cell table:formula="of:=RANK(INDIRECT(ADDRESS(54;4;4));INDIRECT(ADDRESS(54;2;4)):INDIRECT(ADDRESS(54;11;4));1)" office:value-type="float" office:value="10">
            <text:p>10</text:p>
          </table:table-cell>
          <table:table-cell table:formula="of:=RANK(INDIRECT(ADDRESS(54;5;4));INDIRECT(ADDRESS(54;2;4)):INDIRECT(ADDRESS(54;11;4));1)" office:value-type="float" office:value="7">
            <text:p>7</text:p>
          </table:table-cell>
          <table:table-cell table:formula="of:=RANK(INDIRECT(ADDRESS(54;6;4));INDIRECT(ADDRESS(54;2;4)):INDIRECT(ADDRESS(54;11;4));1)" office:value-type="float" office:value="8">
            <text:p>8</text:p>
          </table:table-cell>
          <table:table-cell table:formula="of:=RANK(INDIRECT(ADDRESS(54;7;4));INDIRECT(ADDRESS(54;2;4)):INDIRECT(ADDRESS(54;11;4));1)" office:value-type="float" office:value="1">
            <text:p>1</text:p>
          </table:table-cell>
          <table:table-cell table:formula="of:=RANK(INDIRECT(ADDRESS(54;8;4));INDIRECT(ADDRESS(54;2;4)):INDIRECT(ADDRESS(54;11;4));1)" office:value-type="float" office:value="6">
            <text:p>6</text:p>
          </table:table-cell>
          <table:table-cell table:formula="of:=RANK(INDIRECT(ADDRESS(54;9;4));INDIRECT(ADDRESS(54;2;4)):INDIRECT(ADDRESS(54;11;4));1)" office:value-type="float" office:value="4">
            <text:p>4</text:p>
          </table:table-cell>
          <table:table-cell table:formula="of:=RANK(INDIRECT(ADDRESS(54;10;4));INDIRECT(ADDRESS(54;2;4)):INDIRECT(ADDRESS(54;11;4));1)" office:value-type="float" office:value="9">
            <text:p>9</text:p>
          </table:table-cell>
          <table:table-cell table:formula="of:=RANK(INDIRECT(ADDRESS(54;11;4));INDIRECT(ADDRESS(54;2;4)):INDIRECT(ADDRESS(54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55;2;4));INDIRECT(ADDRESS(55;2;4)):INDIRECT(ADDRESS(55;11;4));1)" office:value-type="float" office:value="1">
            <text:p>1</text:p>
          </table:table-cell>
          <table:table-cell table:formula="of:=RANK(INDIRECT(ADDRESS(55;3;4));INDIRECT(ADDRESS(55;2;4)):INDIRECT(ADDRESS(55;11;4));1)" office:value-type="float" office:value="4">
            <text:p>4</text:p>
          </table:table-cell>
          <table:table-cell table:formula="of:=RANK(INDIRECT(ADDRESS(55;4;4));INDIRECT(ADDRESS(55;2;4)):INDIRECT(ADDRESS(55;11;4));1)" office:value-type="float" office:value="10">
            <text:p>10</text:p>
          </table:table-cell>
          <table:table-cell table:formula="of:=RANK(INDIRECT(ADDRESS(55;5;4));INDIRECT(ADDRESS(55;2;4)):INDIRECT(ADDRESS(55;11;4));1)" office:value-type="float" office:value="9">
            <text:p>9</text:p>
          </table:table-cell>
          <table:table-cell table:formula="of:=RANK(INDIRECT(ADDRESS(55;6;4));INDIRECT(ADDRESS(55;2;4)):INDIRECT(ADDRESS(55;11;4));1)" office:value-type="float" office:value="5">
            <text:p>5</text:p>
          </table:table-cell>
          <table:table-cell table:formula="of:=RANK(INDIRECT(ADDRESS(55;7;4));INDIRECT(ADDRESS(55;2;4)):INDIRECT(ADDRESS(55;11;4));1)" office:value-type="float" office:value="5">
            <text:p>5</text:p>
          </table:table-cell>
          <table:table-cell table:formula="of:=RANK(INDIRECT(ADDRESS(55;8;4));INDIRECT(ADDRESS(55;2;4)):INDIRECT(ADDRESS(55;11;4));1)" office:value-type="float" office:value="8">
            <text:p>8</text:p>
          </table:table-cell>
          <table:table-cell table:formula="of:=RANK(INDIRECT(ADDRESS(55;9;4));INDIRECT(ADDRESS(55;2;4)):INDIRECT(ADDRESS(55;11;4));1)" office:value-type="float" office:value="1">
            <text:p>1</text:p>
          </table:table-cell>
          <table:table-cell table:formula="of:=RANK(INDIRECT(ADDRESS(55;10;4));INDIRECT(ADDRESS(55;2;4)):INDIRECT(ADDRESS(55;11;4));1)" office:value-type="float" office:value="5">
            <text:p>5</text:p>
          </table:table-cell>
          <table:table-cell table:formula="of:=RANK(INDIRECT(ADDRESS(55;11;4));INDIRECT(ADDRESS(55;2;4)):INDIRECT(ADDRESS(55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6;2;4));INDIRECT(ADDRESS(56;2;4)):INDIRECT(ADDRESS(56;11;4));1)" office:value-type="float" office:value="4">
            <text:p>4</text:p>
          </table:table-cell>
          <table:table-cell table:formula="of:=RANK(INDIRECT(ADDRESS(56;3;4));INDIRECT(ADDRESS(56;2;4)):INDIRECT(ADDRESS(56;11;4));1)" office:value-type="float" office:value="9">
            <text:p>9</text:p>
          </table:table-cell>
          <table:table-cell table:formula="of:=RANK(INDIRECT(ADDRESS(56;4;4));INDIRECT(ADDRESS(56;2;4)):INDIRECT(ADDRESS(56;11;4));1)" office:value-type="float" office:value="10">
            <text:p>10</text:p>
          </table:table-cell>
          <table:table-cell table:formula="of:=RANK(INDIRECT(ADDRESS(56;5;4));INDIRECT(ADDRESS(56;2;4)):INDIRECT(ADDRESS(56;11;4));1)" office:value-type="float" office:value="8">
            <text:p>8</text:p>
          </table:table-cell>
          <table:table-cell table:formula="of:=RANK(INDIRECT(ADDRESS(56;6;4));INDIRECT(ADDRESS(56;2;4)):INDIRECT(ADDRESS(56;11;4));1)" office:value-type="float" office:value="1">
            <text:p>1</text:p>
          </table:table-cell>
          <table:table-cell table:formula="of:=RANK(INDIRECT(ADDRESS(56;7;4));INDIRECT(ADDRESS(56;2;4)):INDIRECT(ADDRESS(56;11;4));1)" office:value-type="float" office:value="1">
            <text:p>1</text:p>
          </table:table-cell>
          <table:table-cell table:formula="of:=RANK(INDIRECT(ADDRESS(56;8;4));INDIRECT(ADDRESS(56;2;4)):INDIRECT(ADDRESS(56;11;4));1)" office:value-type="float" office:value="7">
            <text:p>7</text:p>
          </table:table-cell>
          <table:table-cell table:formula="of:=RANK(INDIRECT(ADDRESS(56;9;4));INDIRECT(ADDRESS(56;2;4)):INDIRECT(ADDRESS(56;11;4));1)" office:value-type="float" office:value="5">
            <text:p>5</text:p>
          </table:table-cell>
          <table:table-cell table:formula="of:=RANK(INDIRECT(ADDRESS(56;10;4));INDIRECT(ADDRESS(56;2;4)):INDIRECT(ADDRESS(56;11;4));1)" office:value-type="float" office:value="1">
            <text:p>1</text:p>
          </table:table-cell>
          <table:table-cell table:formula="of:=RANK(INDIRECT(ADDRESS(56;11;4));INDIRECT(ADDRESS(56;2;4)):INDIRECT(ADDRESS(56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57;2;4));INDIRECT(ADDRESS(57;2;4)):INDIRECT(ADDRESS(57;11;4));1)" office:value-type="float" office:value="1">
            <text:p>1</text:p>
          </table:table-cell>
          <table:table-cell table:formula="of:=RANK(INDIRECT(ADDRESS(57;3;4));INDIRECT(ADDRESS(57;2;4)):INDIRECT(ADDRESS(57;11;4));1)" office:value-type="float" office:value="1">
            <text:p>1</text:p>
          </table:table-cell>
          <table:table-cell table:formula="of:=RANK(INDIRECT(ADDRESS(57;4;4));INDIRECT(ADDRESS(57;2;4)):INDIRECT(ADDRESS(57;11;4));1)" office:value-type="float" office:value="1">
            <text:p>1</text:p>
          </table:table-cell>
          <table:table-cell table:formula="of:=RANK(INDIRECT(ADDRESS(57;5;4));INDIRECT(ADDRESS(57;2;4)):INDIRECT(ADDRESS(57;11;4));1)" office:value-type="float" office:value="1">
            <text:p>1</text:p>
          </table:table-cell>
          <table:table-cell table:formula="of:=RANK(INDIRECT(ADDRESS(57;6;4));INDIRECT(ADDRESS(57;2;4)):INDIRECT(ADDRESS(57;11;4));1)" office:value-type="float" office:value="1">
            <text:p>1</text:p>
          </table:table-cell>
          <table:table-cell table:formula="of:=RANK(INDIRECT(ADDRESS(57;7;4));INDIRECT(ADDRESS(57;2;4)):INDIRECT(ADDRESS(57;11;4));1)" office:value-type="float" office:value="1">
            <text:p>1</text:p>
          </table:table-cell>
          <table:table-cell table:formula="of:=RANK(INDIRECT(ADDRESS(57;8;4));INDIRECT(ADDRESS(57;2;4)):INDIRECT(ADDRESS(57;11;4));1)" office:value-type="float" office:value="1">
            <text:p>1</text:p>
          </table:table-cell>
          <table:table-cell table:formula="of:=RANK(INDIRECT(ADDRESS(57;9;4));INDIRECT(ADDRESS(57;2;4)):INDIRECT(ADDRESS(57;11;4));1)" office:value-type="float" office:value="1">
            <text:p>1</text:p>
          </table:table-cell>
          <table:table-cell table:formula="of:=RANK(INDIRECT(ADDRESS(57;10;4));INDIRECT(ADDRESS(57;2;4)):INDIRECT(ADDRESS(57;11;4));1)" office:value-type="float" office:value="1">
            <text:p>1</text:p>
          </table:table-cell>
          <table:table-cell table:formula="of:=RANK(INDIRECT(ADDRESS(57;11;4));INDIRECT(ADDRESS(57;2;4)):INDIRECT(ADDRESS(57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8;2;4));INDIRECT(ADDRESS(58;2;4)):INDIRECT(ADDRESS(58;11;4));1)" office:value-type="float" office:value="7">
            <text:p>7</text:p>
          </table:table-cell>
          <table:table-cell table:formula="of:=RANK(INDIRECT(ADDRESS(58;3;4));INDIRECT(ADDRESS(58;2;4)):INDIRECT(ADDRESS(58;11;4));1)" office:value-type="float" office:value="5">
            <text:p>5</text:p>
          </table:table-cell>
          <table:table-cell table:formula="of:=RANK(INDIRECT(ADDRESS(58;4;4));INDIRECT(ADDRESS(58;2;4)):INDIRECT(ADDRESS(58;11;4));1)" office:value-type="float" office:value="10">
            <text:p>10</text:p>
          </table:table-cell>
          <table:table-cell table:formula="of:=RANK(INDIRECT(ADDRESS(58;5;4));INDIRECT(ADDRESS(58;2;4)):INDIRECT(ADDRESS(58;11;4));1)" office:value-type="float" office:value="3">
            <text:p>3</text:p>
          </table:table-cell>
          <table:table-cell table:formula="of:=RANK(INDIRECT(ADDRESS(58;6;4));INDIRECT(ADDRESS(58;2;4)):INDIRECT(ADDRESS(58;11;4));1)" office:value-type="float" office:value="1">
            <text:p>1</text:p>
          </table:table-cell>
          <table:table-cell table:formula="of:=RANK(INDIRECT(ADDRESS(58;7;4));INDIRECT(ADDRESS(58;2;4)):INDIRECT(ADDRESS(58;11;4));1)" office:value-type="float" office:value="9">
            <text:p>9</text:p>
          </table:table-cell>
          <table:table-cell table:formula="of:=RANK(INDIRECT(ADDRESS(58;8;4));INDIRECT(ADDRESS(58;2;4)):INDIRECT(ADDRESS(58;11;4));1)" office:value-type="float" office:value="2">
            <text:p>2</text:p>
          </table:table-cell>
          <table:table-cell table:formula="of:=RANK(INDIRECT(ADDRESS(58;9;4));INDIRECT(ADDRESS(58;2;4)):INDIRECT(ADDRESS(58;11;4));1)" office:value-type="float" office:value="8">
            <text:p>8</text:p>
          </table:table-cell>
          <table:table-cell table:formula="of:=RANK(INDIRECT(ADDRESS(58;10;4));INDIRECT(ADDRESS(58;2;4)):INDIRECT(ADDRESS(58;11;4));1)" office:value-type="float" office:value="4">
            <text:p>4</text:p>
          </table:table-cell>
          <table:table-cell table:formula="of:=RANK(INDIRECT(ADDRESS(58;11;4));INDIRECT(ADDRESS(58;2;4)):INDIRECT(ADDRESS(58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59;2;4));INDIRECT(ADDRESS(59;2;4)):INDIRECT(ADDRESS(59;11;4));1)" office:value-type="float" office:value="8">
            <text:p>8</text:p>
          </table:table-cell>
          <table:table-cell table:formula="of:=RANK(INDIRECT(ADDRESS(59;3;4));INDIRECT(ADDRESS(59;2;4)):INDIRECT(ADDRESS(59;11;4));1)" office:value-type="float" office:value="9">
            <text:p>9</text:p>
          </table:table-cell>
          <table:table-cell table:formula="of:=RANK(INDIRECT(ADDRESS(59;4;4));INDIRECT(ADDRESS(59;2;4)):INDIRECT(ADDRESS(59;11;4));1)" office:value-type="float" office:value="10">
            <text:p>10</text:p>
          </table:table-cell>
          <table:table-cell table:formula="of:=RANK(INDIRECT(ADDRESS(59;5;4));INDIRECT(ADDRESS(59;2;4)):INDIRECT(ADDRESS(59;11;4));1)" office:value-type="float" office:value="4">
            <text:p>4</text:p>
          </table:table-cell>
          <table:table-cell table:formula="of:=RANK(INDIRECT(ADDRESS(59;6;4));INDIRECT(ADDRESS(59;2;4)):INDIRECT(ADDRESS(59;11;4));1)" office:value-type="float" office:value="4">
            <text:p>4</text:p>
          </table:table-cell>
          <table:table-cell table:formula="of:=RANK(INDIRECT(ADDRESS(59;7;4));INDIRECT(ADDRESS(59;2;4)):INDIRECT(ADDRESS(59;11;4));1)" office:value-type="float" office:value="3">
            <text:p>3</text:p>
          </table:table-cell>
          <table:table-cell table:formula="of:=RANK(INDIRECT(ADDRESS(59;8;4));INDIRECT(ADDRESS(59;2;4)):INDIRECT(ADDRESS(59;11;4));1)" office:value-type="float" office:value="4">
            <text:p>4</text:p>
          </table:table-cell>
          <table:table-cell table:formula="of:=RANK(INDIRECT(ADDRESS(59;9;4));INDIRECT(ADDRESS(59;2;4)):INDIRECT(ADDRESS(59;11;4));1)" office:value-type="float" office:value="1">
            <text:p>1</text:p>
          </table:table-cell>
          <table:table-cell table:formula="of:=RANK(INDIRECT(ADDRESS(59;10;4));INDIRECT(ADDRESS(59;2;4)):INDIRECT(ADDRESS(59;11;4));1)" office:value-type="float" office:value="4">
            <text:p>4</text:p>
          </table:table-cell>
          <table:table-cell table:formula="of:=RANK(INDIRECT(ADDRESS(59;11;4));INDIRECT(ADDRESS(59;2;4)):INDIRECT(ADDRESS(59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0;2;4));INDIRECT(ADDRESS(60;2;4)):INDIRECT(ADDRESS(60;11;4));1)" office:value-type="float" office:value="3">
            <text:p>3</text:p>
          </table:table-cell>
          <table:table-cell table:formula="of:=RANK(INDIRECT(ADDRESS(60;3;4));INDIRECT(ADDRESS(60;2;4)):INDIRECT(ADDRESS(60;11;4));1)" office:value-type="float" office:value="2">
            <text:p>2</text:p>
          </table:table-cell>
          <table:table-cell table:formula="of:=RANK(INDIRECT(ADDRESS(60;4;4));INDIRECT(ADDRESS(60;2;4)):INDIRECT(ADDRESS(60;11;4));1)" office:value-type="float" office:value="10">
            <text:p>10</text:p>
          </table:table-cell>
          <table:table-cell table:formula="of:=RANK(INDIRECT(ADDRESS(60;5;4));INDIRECT(ADDRESS(60;2;4)):INDIRECT(ADDRESS(60;11;4));1)" office:value-type="float" office:value="7">
            <text:p>7</text:p>
          </table:table-cell>
          <table:table-cell table:formula="of:=RANK(INDIRECT(ADDRESS(60;6;4));INDIRECT(ADDRESS(60;2;4)):INDIRECT(ADDRESS(60;11;4));1)" office:value-type="float" office:value="5">
            <text:p>5</text:p>
          </table:table-cell>
          <table:table-cell table:formula="of:=RANK(INDIRECT(ADDRESS(60;7;4));INDIRECT(ADDRESS(60;2;4)):INDIRECT(ADDRESS(60;11;4));1)" office:value-type="float" office:value="9">
            <text:p>9</text:p>
          </table:table-cell>
          <table:table-cell table:formula="of:=RANK(INDIRECT(ADDRESS(60;8;4));INDIRECT(ADDRESS(60;2;4)):INDIRECT(ADDRESS(60;11;4));1)" office:value-type="float" office:value="8">
            <text:p>8</text:p>
          </table:table-cell>
          <table:table-cell table:formula="of:=RANK(INDIRECT(ADDRESS(60;9;4));INDIRECT(ADDRESS(60;2;4)):INDIRECT(ADDRESS(60;11;4));1)" office:value-type="float" office:value="1">
            <text:p>1</text:p>
          </table:table-cell>
          <table:table-cell table:formula="of:=RANK(INDIRECT(ADDRESS(60;10;4));INDIRECT(ADDRESS(60;2;4)):INDIRECT(ADDRESS(60;11;4));1)" office:value-type="float" office:value="6">
            <text:p>6</text:p>
          </table:table-cell>
          <table:table-cell table:formula="of:=RANK(INDIRECT(ADDRESS(60;11;4));INDIRECT(ADDRESS(60;2;4)):INDIRECT(ADDRESS(60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1;2;4));INDIRECT(ADDRESS(61;2;4)):INDIRECT(ADDRESS(61;11;4));1)" office:value-type="float" office:value="7">
            <text:p>7</text:p>
          </table:table-cell>
          <table:table-cell table:formula="of:=RANK(INDIRECT(ADDRESS(61;3;4));INDIRECT(ADDRESS(61;2;4)):INDIRECT(ADDRESS(61;11;4));1)" office:value-type="float" office:value="8">
            <text:p>8</text:p>
          </table:table-cell>
          <table:table-cell table:formula="of:=RANK(INDIRECT(ADDRESS(61;4;4));INDIRECT(ADDRESS(61;2;4)):INDIRECT(ADDRESS(61;11;4));1)" office:value-type="float" office:value="10">
            <text:p>10</text:p>
          </table:table-cell>
          <table:table-cell table:formula="of:=RANK(INDIRECT(ADDRESS(61;5;4));INDIRECT(ADDRESS(61;2;4)):INDIRECT(ADDRESS(61;11;4));1)" office:value-type="float" office:value="3">
            <text:p>3</text:p>
          </table:table-cell>
          <table:table-cell table:formula="of:=RANK(INDIRECT(ADDRESS(61;6;4));INDIRECT(ADDRESS(61;2;4)):INDIRECT(ADDRESS(61;11;4));1)" office:value-type="float" office:value="1">
            <text:p>1</text:p>
          </table:table-cell>
          <table:table-cell table:formula="of:=RANK(INDIRECT(ADDRESS(61;7;4));INDIRECT(ADDRESS(61;2;4)):INDIRECT(ADDRESS(61;11;4));1)" office:value-type="float" office:value="9">
            <text:p>9</text:p>
          </table:table-cell>
          <table:table-cell table:formula="of:=RANK(INDIRECT(ADDRESS(61;8;4));INDIRECT(ADDRESS(61;2;4)):INDIRECT(ADDRESS(61;11;4));1)" office:value-type="float" office:value="4">
            <text:p>4</text:p>
          </table:table-cell>
          <table:table-cell table:formula="of:=RANK(INDIRECT(ADDRESS(61;9;4));INDIRECT(ADDRESS(61;2;4)):INDIRECT(ADDRESS(61;11;4));1)" office:value-type="float" office:value="6">
            <text:p>6</text:p>
          </table:table-cell>
          <table:table-cell table:formula="of:=RANK(INDIRECT(ADDRESS(61;10;4));INDIRECT(ADDRESS(61;2;4)):INDIRECT(ADDRESS(61;11;4));1)" office:value-type="float" office:value="1">
            <text:p>1</text:p>
          </table:table-cell>
          <table:table-cell table:formula="of:=RANK(INDIRECT(ADDRESS(61;11;4));INDIRECT(ADDRESS(61;2;4)):INDIRECT(ADDRESS(61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62;2;4));INDIRECT(ADDRESS(62;2;4)):INDIRECT(ADDRESS(62;11;4));1)" office:value-type="float" office:value="7">
            <text:p>7</text:p>
          </table:table-cell>
          <table:table-cell table:formula="of:=RANK(INDIRECT(ADDRESS(62;3;4));INDIRECT(ADDRESS(62;2;4)):INDIRECT(ADDRESS(62;11;4));1)" office:value-type="float" office:value="8">
            <text:p>8</text:p>
          </table:table-cell>
          <table:table-cell table:formula="of:=RANK(INDIRECT(ADDRESS(62;4;4));INDIRECT(ADDRESS(62;2;4)):INDIRECT(ADDRESS(62;11;4));1)" office:value-type="float" office:value="10">
            <text:p>10</text:p>
          </table:table-cell>
          <table:table-cell table:formula="of:=RANK(INDIRECT(ADDRESS(62;5;4));INDIRECT(ADDRESS(62;2;4)):INDIRECT(ADDRESS(62;11;4));1)" office:value-type="float" office:value="2">
            <text:p>2</text:p>
          </table:table-cell>
          <table:table-cell table:formula="of:=RANK(INDIRECT(ADDRESS(62;6;4));INDIRECT(ADDRESS(62;2;4)):INDIRECT(ADDRESS(62;11;4));1)" office:value-type="float" office:value="6">
            <text:p>6</text:p>
          </table:table-cell>
          <table:table-cell table:formula="of:=RANK(INDIRECT(ADDRESS(62;7;4));INDIRECT(ADDRESS(62;2;4)):INDIRECT(ADDRESS(62;11;4));1)" office:value-type="float" office:value="9">
            <text:p>9</text:p>
          </table:table-cell>
          <table:table-cell table:formula="of:=RANK(INDIRECT(ADDRESS(62;8;4));INDIRECT(ADDRESS(62;2;4)):INDIRECT(ADDRESS(62;11;4));1)" office:value-type="float" office:value="1">
            <text:p>1</text:p>
          </table:table-cell>
          <table:table-cell table:formula="of:=RANK(INDIRECT(ADDRESS(62;9;4));INDIRECT(ADDRESS(62;2;4)):INDIRECT(ADDRESS(62;11;4));1)" office:value-type="float" office:value="3">
            <text:p>3</text:p>
          </table:table-cell>
          <table:table-cell table:formula="of:=RANK(INDIRECT(ADDRESS(62;10;4));INDIRECT(ADDRESS(62;2;4)):INDIRECT(ADDRESS(62;11;4));1)" office:value-type="float" office:value="5">
            <text:p>5</text:p>
          </table:table-cell>
          <table:table-cell table:formula="of:=RANK(INDIRECT(ADDRESS(62;11;4));INDIRECT(ADDRESS(62;2;4)):INDIRECT(ADDRESS(62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63;2;4));INDIRECT(ADDRESS(63;2;4)):INDIRECT(ADDRESS(63;11;4));1)" office:value-type="float" office:value="9">
            <text:p>9</text:p>
          </table:table-cell>
          <table:table-cell table:formula="of:=RANK(INDIRECT(ADDRESS(63;3;4));INDIRECT(ADDRESS(63;2;4)):INDIRECT(ADDRESS(63;11;4));1)" office:value-type="float" office:value="4">
            <text:p>4</text:p>
          </table:table-cell>
          <table:table-cell table:formula="of:=RANK(INDIRECT(ADDRESS(63;4;4));INDIRECT(ADDRESS(63;2;4)):INDIRECT(ADDRESS(63;11;4));1)" office:value-type="float" office:value="10">
            <text:p>10</text:p>
          </table:table-cell>
          <table:table-cell table:formula="of:=RANK(INDIRECT(ADDRESS(63;5;4));INDIRECT(ADDRESS(63;2;4)):INDIRECT(ADDRESS(63;11;4));1)" office:value-type="float" office:value="5">
            <text:p>5</text:p>
          </table:table-cell>
          <table:table-cell table:formula="of:=RANK(INDIRECT(ADDRESS(63;6;4));INDIRECT(ADDRESS(63;2;4)):INDIRECT(ADDRESS(63;11;4));1)" office:value-type="float" office:value="2">
            <text:p>2</text:p>
          </table:table-cell>
          <table:table-cell table:formula="of:=RANK(INDIRECT(ADDRESS(63;7;4));INDIRECT(ADDRESS(63;2;4)):INDIRECT(ADDRESS(63;11;4));1)" office:value-type="float" office:value="8">
            <text:p>8</text:p>
          </table:table-cell>
          <table:table-cell table:formula="of:=RANK(INDIRECT(ADDRESS(63;8;4));INDIRECT(ADDRESS(63;2;4)):INDIRECT(ADDRESS(63;11;4));1)" office:value-type="float" office:value="6">
            <text:p>6</text:p>
          </table:table-cell>
          <table:table-cell table:formula="of:=RANK(INDIRECT(ADDRESS(63;9;4));INDIRECT(ADDRESS(63;2;4)):INDIRECT(ADDRESS(63;11;4));1)" office:value-type="float" office:value="1">
            <text:p>1</text:p>
          </table:table-cell>
          <table:table-cell table:formula="of:=RANK(INDIRECT(ADDRESS(63;10;4));INDIRECT(ADDRESS(63;2;4)):INDIRECT(ADDRESS(63;11;4));1)" office:value-type="float" office:value="7">
            <text:p>7</text:p>
          </table:table-cell>
          <table:table-cell table:formula="of:=RANK(INDIRECT(ADDRESS(63;11;4));INDIRECT(ADDRESS(63;2;4)):INDIRECT(ADDRESS(63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64;2;4));INDIRECT(ADDRESS(64;2;4)):INDIRECT(ADDRESS(64;11;4));1)" office:value-type="float" office:value="4">
            <text:p>4</text:p>
          </table:table-cell>
          <table:table-cell table:formula="of:=RANK(INDIRECT(ADDRESS(64;3;4));INDIRECT(ADDRESS(64;2;4)):INDIRECT(ADDRESS(64;11;4));1)" office:value-type="float" office:value="3">
            <text:p>3</text:p>
          </table:table-cell>
          <table:table-cell table:formula="of:=RANK(INDIRECT(ADDRESS(64;4;4));INDIRECT(ADDRESS(64;2;4)):INDIRECT(ADDRESS(64;11;4));1)" office:value-type="float" office:value="10">
            <text:p>10</text:p>
          </table:table-cell>
          <table:table-cell table:formula="of:=RANK(INDIRECT(ADDRESS(64;5;4));INDIRECT(ADDRESS(64;2;4)):INDIRECT(ADDRESS(64;11;4));1)" office:value-type="float" office:value="7">
            <text:p>7</text:p>
          </table:table-cell>
          <table:table-cell table:formula="of:=RANK(INDIRECT(ADDRESS(64;6;4));INDIRECT(ADDRESS(64;2;4)):INDIRECT(ADDRESS(64;11;4));1)" office:value-type="float" office:value="6">
            <text:p>6</text:p>
          </table:table-cell>
          <table:table-cell table:formula="of:=RANK(INDIRECT(ADDRESS(64;7;4));INDIRECT(ADDRESS(64;2;4)):INDIRECT(ADDRESS(64;11;4));1)" office:value-type="float" office:value="1">
            <text:p>1</text:p>
          </table:table-cell>
          <table:table-cell table:formula="of:=RANK(INDIRECT(ADDRESS(64;8;4));INDIRECT(ADDRESS(64;2;4)):INDIRECT(ADDRESS(64;11;4));1)" office:value-type="float" office:value="9">
            <text:p>9</text:p>
          </table:table-cell>
          <table:table-cell table:formula="of:=RANK(INDIRECT(ADDRESS(64;9;4));INDIRECT(ADDRESS(64;2;4)):INDIRECT(ADDRESS(64;11;4));1)" office:value-type="float" office:value="5">
            <text:p>5</text:p>
          </table:table-cell>
          <table:table-cell table:formula="of:=RANK(INDIRECT(ADDRESS(64;10;4));INDIRECT(ADDRESS(64;2;4)):INDIRECT(ADDRESS(64;11;4));1)" office:value-type="float" office:value="2">
            <text:p>2</text:p>
          </table:table-cell>
          <table:table-cell table:formula="of:=RANK(INDIRECT(ADDRESS(64;11;4));INDIRECT(ADDRESS(64;2;4)):INDIRECT(ADDRESS(64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5;2;4));INDIRECT(ADDRESS(65;2;4)):INDIRECT(ADDRESS(65;11;4));1)" office:value-type="float" office:value="9">
            <text:p>9</text:p>
          </table:table-cell>
          <table:table-cell table:formula="of:=RANK(INDIRECT(ADDRESS(65;3;4));INDIRECT(ADDRESS(65;2;4)):INDIRECT(ADDRESS(65;11;4));1)" office:value-type="float" office:value="4">
            <text:p>4</text:p>
          </table:table-cell>
          <table:table-cell table:formula="of:=RANK(INDIRECT(ADDRESS(65;4;4));INDIRECT(ADDRESS(65;2;4)):INDIRECT(ADDRESS(65;11;4));1)" office:value-type="float" office:value="10">
            <text:p>10</text:p>
          </table:table-cell>
          <table:table-cell table:formula="of:=RANK(INDIRECT(ADDRESS(65;5;4));INDIRECT(ADDRESS(65;2;4)):INDIRECT(ADDRESS(65;11;4));1)" office:value-type="float" office:value="3">
            <text:p>3</text:p>
          </table:table-cell>
          <table:table-cell table:formula="of:=RANK(INDIRECT(ADDRESS(65;6;4));INDIRECT(ADDRESS(65;2;4)):INDIRECT(ADDRESS(65;11;4));1)" office:value-type="float" office:value="5">
            <text:p>5</text:p>
          </table:table-cell>
          <table:table-cell table:formula="of:=RANK(INDIRECT(ADDRESS(65;7;4));INDIRECT(ADDRESS(65;2;4)):INDIRECT(ADDRESS(65;11;4));1)" office:value-type="float" office:value="8">
            <text:p>8</text:p>
          </table:table-cell>
          <table:table-cell table:formula="of:=RANK(INDIRECT(ADDRESS(65;8;4));INDIRECT(ADDRESS(65;2;4)):INDIRECT(ADDRESS(65;11;4));1)" office:value-type="float" office:value="1">
            <text:p>1</text:p>
          </table:table-cell>
          <table:table-cell table:formula="of:=RANK(INDIRECT(ADDRESS(65;9;4));INDIRECT(ADDRESS(65;2;4)):INDIRECT(ADDRESS(65;11;4));1)" office:value-type="float" office:value="6">
            <text:p>6</text:p>
          </table:table-cell>
          <table:table-cell table:formula="of:=RANK(INDIRECT(ADDRESS(65;10;4));INDIRECT(ADDRESS(65;2;4)):INDIRECT(ADDRESS(65;11;4));1)" office:value-type="float" office:value="7">
            <text:p>7</text:p>
          </table:table-cell>
          <table:table-cell table:formula="of:=RANK(INDIRECT(ADDRESS(65;11;4));INDIRECT(ADDRESS(65;2;4)):INDIRECT(ADDRESS(65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6;2;4));INDIRECT(ADDRESS(66;2;4)):INDIRECT(ADDRESS(66;11;4));1)" office:value-type="float" office:value="2">
            <text:p>2</text:p>
          </table:table-cell>
          <table:table-cell table:formula="of:=RANK(INDIRECT(ADDRESS(66;3;4));INDIRECT(ADDRESS(66;2;4)):INDIRECT(ADDRESS(66;11;4));1)" office:value-type="float" office:value="5">
            <text:p>5</text:p>
          </table:table-cell>
          <table:table-cell table:formula="of:=RANK(INDIRECT(ADDRESS(66;4;4));INDIRECT(ADDRESS(66;2;4)):INDIRECT(ADDRESS(66;11;4));1)" office:value-type="float" office:value="10">
            <text:p>10</text:p>
          </table:table-cell>
          <table:table-cell table:formula="of:=RANK(INDIRECT(ADDRESS(66;5;4));INDIRECT(ADDRESS(66;2;4)):INDIRECT(ADDRESS(66;11;4));1)" office:value-type="float" office:value="3">
            <text:p>3</text:p>
          </table:table-cell>
          <table:table-cell table:formula="of:=RANK(INDIRECT(ADDRESS(66;6;4));INDIRECT(ADDRESS(66;2;4)):INDIRECT(ADDRESS(66;11;4));1)" office:value-type="float" office:value="9">
            <text:p>9</text:p>
          </table:table-cell>
          <table:table-cell table:formula="of:=RANK(INDIRECT(ADDRESS(66;7;4));INDIRECT(ADDRESS(66;2;4)):INDIRECT(ADDRESS(66;11;4));1)" office:value-type="float" office:value="1">
            <text:p>1</text:p>
          </table:table-cell>
          <table:table-cell table:formula="of:=RANK(INDIRECT(ADDRESS(66;8;4));INDIRECT(ADDRESS(66;2;4)):INDIRECT(ADDRESS(66;11;4));1)" office:value-type="float" office:value="4">
            <text:p>4</text:p>
          </table:table-cell>
          <table:table-cell table:formula="of:=RANK(INDIRECT(ADDRESS(66;9;4));INDIRECT(ADDRESS(66;2;4)):INDIRECT(ADDRESS(66;11;4));1)" office:value-type="float" office:value="7">
            <text:p>7</text:p>
          </table:table-cell>
          <table:table-cell table:formula="of:=RANK(INDIRECT(ADDRESS(66;10;4));INDIRECT(ADDRESS(66;2;4)):INDIRECT(ADDRESS(66;11;4));1)" office:value-type="float" office:value="8">
            <text:p>8</text:p>
          </table:table-cell>
          <table:table-cell table:formula="of:=RANK(INDIRECT(ADDRESS(66;11;4));INDIRECT(ADDRESS(66;2;4)):INDIRECT(ADDRESS(66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67;2;4));INDIRECT(ADDRESS(67;2;4)):INDIRECT(ADDRESS(67;11;4));1)" office:value-type="float" office:value="6">
            <text:p>6</text:p>
          </table:table-cell>
          <table:table-cell table:formula="of:=RANK(INDIRECT(ADDRESS(67;3;4));INDIRECT(ADDRESS(67;2;4)):INDIRECT(ADDRESS(67;11;4));1)" office:value-type="float" office:value="4">
            <text:p>4</text:p>
          </table:table-cell>
          <table:table-cell table:formula="of:=RANK(INDIRECT(ADDRESS(67;4;4));INDIRECT(ADDRESS(67;2;4)):INDIRECT(ADDRESS(67;11;4));1)" office:value-type="float" office:value="10">
            <text:p>10</text:p>
          </table:table-cell>
          <table:table-cell table:formula="of:=RANK(INDIRECT(ADDRESS(67;5;4));INDIRECT(ADDRESS(67;2;4)):INDIRECT(ADDRESS(67;11;4));1)" office:value-type="float" office:value="7">
            <text:p>7</text:p>
          </table:table-cell>
          <table:table-cell table:formula="of:=RANK(INDIRECT(ADDRESS(67;6;4));INDIRECT(ADDRESS(67;2;4)):INDIRECT(ADDRESS(67;11;4));1)" office:value-type="float" office:value="1">
            <text:p>1</text:p>
          </table:table-cell>
          <table:table-cell table:formula="of:=RANK(INDIRECT(ADDRESS(67;7;4));INDIRECT(ADDRESS(67;2;4)):INDIRECT(ADDRESS(67;11;4));1)" office:value-type="float" office:value="1">
            <text:p>1</text:p>
          </table:table-cell>
          <table:table-cell table:formula="of:=RANK(INDIRECT(ADDRESS(67;8;4));INDIRECT(ADDRESS(67;2;4)):INDIRECT(ADDRESS(67;11;4));1)" office:value-type="float" office:value="8">
            <text:p>8</text:p>
          </table:table-cell>
          <table:table-cell table:formula="of:=RANK(INDIRECT(ADDRESS(67;9;4));INDIRECT(ADDRESS(67;2;4)):INDIRECT(ADDRESS(67;11;4));1)" office:value-type="float" office:value="9">
            <text:p>9</text:p>
          </table:table-cell>
          <table:table-cell table:formula="of:=RANK(INDIRECT(ADDRESS(67;10;4));INDIRECT(ADDRESS(67;2;4)):INDIRECT(ADDRESS(67;11;4));1)" office:value-type="float" office:value="1">
            <text:p>1</text:p>
          </table:table-cell>
          <table:table-cell table:formula="of:=RANK(INDIRECT(ADDRESS(67;11;4));INDIRECT(ADDRESS(67;2;4)):INDIRECT(ADDRESS(67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68;2;4));INDIRECT(ADDRESS(68;2;4)):INDIRECT(ADDRESS(68;11;4));1)" office:value-type="float" office:value="9">
            <text:p>9</text:p>
          </table:table-cell>
          <table:table-cell table:formula="of:=RANK(INDIRECT(ADDRESS(68;3;4));INDIRECT(ADDRESS(68;2;4)):INDIRECT(ADDRESS(68;11;4));1)" office:value-type="float" office:value="7">
            <text:p>7</text:p>
          </table:table-cell>
          <table:table-cell table:formula="of:=RANK(INDIRECT(ADDRESS(68;4;4));INDIRECT(ADDRESS(68;2;4)):INDIRECT(ADDRESS(68;11;4));1)" office:value-type="float" office:value="10">
            <text:p>10</text:p>
          </table:table-cell>
          <table:table-cell table:formula="of:=RANK(INDIRECT(ADDRESS(68;5;4));INDIRECT(ADDRESS(68;2;4)):INDIRECT(ADDRESS(68;11;4));1)" office:value-type="float" office:value="1">
            <text:p>1</text:p>
          </table:table-cell>
          <table:table-cell table:formula="of:=RANK(INDIRECT(ADDRESS(68;6;4));INDIRECT(ADDRESS(68;2;4)):INDIRECT(ADDRESS(68;11;4));1)" office:value-type="float" office:value="4">
            <text:p>4</text:p>
          </table:table-cell>
          <table:table-cell table:formula="of:=RANK(INDIRECT(ADDRESS(68;7;4));INDIRECT(ADDRESS(68;2;4)):INDIRECT(ADDRESS(68;11;4));1)" office:value-type="float" office:value="4">
            <text:p>4</text:p>
          </table:table-cell>
          <table:table-cell table:formula="of:=RANK(INDIRECT(ADDRESS(68;8;4));INDIRECT(ADDRESS(68;2;4)):INDIRECT(ADDRESS(68;11;4));1)" office:value-type="float" office:value="3">
            <text:p>3</text:p>
          </table:table-cell>
          <table:table-cell table:formula="of:=RANK(INDIRECT(ADDRESS(68;9;4));INDIRECT(ADDRESS(68;2;4)):INDIRECT(ADDRESS(68;11;4));1)" office:value-type="float" office:value="8">
            <text:p>8</text:p>
          </table:table-cell>
          <table:table-cell table:formula="of:=RANK(INDIRECT(ADDRESS(68;10;4));INDIRECT(ADDRESS(68;2;4)):INDIRECT(ADDRESS(68;11;4));1)" office:value-type="float" office:value="4">
            <text:p>4</text:p>
          </table:table-cell>
          <table:table-cell table:formula="of:=RANK(INDIRECT(ADDRESS(68;11;4));INDIRECT(ADDRESS(68;2;4)):INDIRECT(ADDRESS(68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9;2;4));INDIRECT(ADDRESS(69;2;4)):INDIRECT(ADDRESS(69;11;4));1)" office:value-type="float" office:value="1">
            <text:p>1</text:p>
          </table:table-cell>
          <table:table-cell table:formula="of:=RANK(INDIRECT(ADDRESS(69;3;4));INDIRECT(ADDRESS(69;2;4)):INDIRECT(ADDRESS(69;11;4));1)" office:value-type="float" office:value="1">
            <text:p>1</text:p>
          </table:table-cell>
          <table:table-cell table:formula="of:=RANK(INDIRECT(ADDRESS(69;4;4));INDIRECT(ADDRESS(69;2;4)):INDIRECT(ADDRESS(69;11;4));1)" office:value-type="float" office:value="1">
            <text:p>1</text:p>
          </table:table-cell>
          <table:table-cell table:formula="of:=RANK(INDIRECT(ADDRESS(69;5;4));INDIRECT(ADDRESS(69;2;4)):INDIRECT(ADDRESS(69;11;4));1)" office:value-type="float" office:value="1">
            <text:p>1</text:p>
          </table:table-cell>
          <table:table-cell table:formula="of:=RANK(INDIRECT(ADDRESS(69;6;4));INDIRECT(ADDRESS(69;2;4)):INDIRECT(ADDRESS(69;11;4));1)" office:value-type="float" office:value="1">
            <text:p>1</text:p>
          </table:table-cell>
          <table:table-cell table:formula="of:=RANK(INDIRECT(ADDRESS(69;7;4));INDIRECT(ADDRESS(69;2;4)):INDIRECT(ADDRESS(69;11;4));1)" office:value-type="float" office:value="1">
            <text:p>1</text:p>
          </table:table-cell>
          <table:table-cell table:formula="of:=RANK(INDIRECT(ADDRESS(69;8;4));INDIRECT(ADDRESS(69;2;4)):INDIRECT(ADDRESS(69;11;4));1)" office:value-type="float" office:value="1">
            <text:p>1</text:p>
          </table:table-cell>
          <table:table-cell table:formula="of:=RANK(INDIRECT(ADDRESS(69;9;4));INDIRECT(ADDRESS(69;2;4)):INDIRECT(ADDRESS(69;11;4));1)" office:value-type="float" office:value="1">
            <text:p>1</text:p>
          </table:table-cell>
          <table:table-cell table:formula="of:=RANK(INDIRECT(ADDRESS(69;10;4));INDIRECT(ADDRESS(69;2;4)):INDIRECT(ADDRESS(69;11;4));1)" office:value-type="float" office:value="1">
            <text:p>1</text:p>
          </table:table-cell>
          <table:table-cell table:formula="of:=RANK(INDIRECT(ADDRESS(69;11;4));INDIRECT(ADDRESS(69;2;4)):INDIRECT(ADDRESS(6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0;2;4));INDIRECT(ADDRESS(70;2;4)):INDIRECT(ADDRESS(70;11;4));1)" office:value-type="float" office:value="9">
            <text:p>9</text:p>
          </table:table-cell>
          <table:table-cell table:formula="of:=RANK(INDIRECT(ADDRESS(70;3;4));INDIRECT(ADDRESS(70;2;4)):INDIRECT(ADDRESS(70;11;4));1)" office:value-type="float" office:value="5">
            <text:p>5</text:p>
          </table:table-cell>
          <table:table-cell table:formula="of:=RANK(INDIRECT(ADDRESS(70;4;4));INDIRECT(ADDRESS(70;2;4)):INDIRECT(ADDRESS(70;11;4));1)" office:value-type="float" office:value="10">
            <text:p>10</text:p>
          </table:table-cell>
          <table:table-cell table:formula="of:=RANK(INDIRECT(ADDRESS(70;5;4));INDIRECT(ADDRESS(70;2;4)):INDIRECT(ADDRESS(70;11;4));1)" office:value-type="float" office:value="4">
            <text:p>4</text:p>
          </table:table-cell>
          <table:table-cell table:formula="of:=RANK(INDIRECT(ADDRESS(70;6;4));INDIRECT(ADDRESS(70;2;4)):INDIRECT(ADDRESS(70;11;4));1)" office:value-type="float" office:value="1">
            <text:p>1</text:p>
          </table:table-cell>
          <table:table-cell table:formula="of:=RANK(INDIRECT(ADDRESS(70;7;4));INDIRECT(ADDRESS(70;2;4)):INDIRECT(ADDRESS(70;11;4));1)" office:value-type="float" office:value="8">
            <text:p>8</text:p>
          </table:table-cell>
          <table:table-cell table:formula="of:=RANK(INDIRECT(ADDRESS(70;8;4));INDIRECT(ADDRESS(70;2;4)):INDIRECT(ADDRESS(70;11;4));1)" office:value-type="float" office:value="2">
            <text:p>2</text:p>
          </table:table-cell>
          <table:table-cell table:formula="of:=RANK(INDIRECT(ADDRESS(70;9;4));INDIRECT(ADDRESS(70;2;4)):INDIRECT(ADDRESS(70;11;4));1)" office:value-type="float" office:value="7">
            <text:p>7</text:p>
          </table:table-cell>
          <table:table-cell table:formula="of:=RANK(INDIRECT(ADDRESS(70;10;4));INDIRECT(ADDRESS(70;2;4)):INDIRECT(ADDRESS(70;11;4));1)" office:value-type="float" office:value="3">
            <text:p>3</text:p>
          </table:table-cell>
          <table:table-cell table:formula="of:=RANK(INDIRECT(ADDRESS(70;11;4));INDIRECT(ADDRESS(70;2;4)):INDIRECT(ADDRESS(70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71;2;4));INDIRECT(ADDRESS(71;2;4)):INDIRECT(ADDRESS(71;11;4));1)" office:value-type="float" office:value="9">
            <text:p>9</text:p>
          </table:table-cell>
          <table:table-cell table:formula="of:=RANK(INDIRECT(ADDRESS(71;3;4));INDIRECT(ADDRESS(71;2;4)):INDIRECT(ADDRESS(71;11;4));1)" office:value-type="float" office:value="6">
            <text:p>6</text:p>
          </table:table-cell>
          <table:table-cell table:formula="of:=RANK(INDIRECT(ADDRESS(71;4;4));INDIRECT(ADDRESS(71;2;4)):INDIRECT(ADDRESS(71;11;4));1)" office:value-type="float" office:value="10">
            <text:p>10</text:p>
          </table:table-cell>
          <table:table-cell table:formula="of:=RANK(INDIRECT(ADDRESS(71;5;4));INDIRECT(ADDRESS(71;2;4)):INDIRECT(ADDRESS(71;11;4));1)" office:value-type="float" office:value="1">
            <text:p>1</text:p>
          </table:table-cell>
          <table:table-cell table:formula="of:=RANK(INDIRECT(ADDRESS(71;6;4));INDIRECT(ADDRESS(71;2;4)):INDIRECT(ADDRESS(71;11;4));1)" office:value-type="float" office:value="1">
            <text:p>1</text:p>
          </table:table-cell>
          <table:table-cell table:formula="of:=RANK(INDIRECT(ADDRESS(71;7;4));INDIRECT(ADDRESS(71;2;4)):INDIRECT(ADDRESS(71;11;4));1)" office:value-type="float" office:value="5">
            <text:p>5</text:p>
          </table:table-cell>
          <table:table-cell table:formula="of:=RANK(INDIRECT(ADDRESS(71;8;4));INDIRECT(ADDRESS(71;2;4)):INDIRECT(ADDRESS(71;11;4));1)" office:value-type="float" office:value="1">
            <text:p>1</text:p>
          </table:table-cell>
          <table:table-cell table:formula="of:=RANK(INDIRECT(ADDRESS(71;9;4));INDIRECT(ADDRESS(71;2;4)):INDIRECT(ADDRESS(71;11;4));1)" office:value-type="float" office:value="8">
            <text:p>8</text:p>
          </table:table-cell>
          <table:table-cell table:formula="of:=RANK(INDIRECT(ADDRESS(71;10;4));INDIRECT(ADDRESS(71;2;4)):INDIRECT(ADDRESS(71;11;4));1)" office:value-type="float" office:value="1">
            <text:p>1</text:p>
          </table:table-cell>
          <table:table-cell table:formula="of:=RANK(INDIRECT(ADDRESS(71;11;4));INDIRECT(ADDRESS(71;2;4)):INDIRECT(ADDRESS(71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72;2;4));INDIRECT(ADDRESS(72;2;4)):INDIRECT(ADDRESS(72;11;4));1)" office:value-type="float" office:value="9">
            <text:p>9</text:p>
          </table:table-cell>
          <table:table-cell table:formula="of:=RANK(INDIRECT(ADDRESS(72;3;4));INDIRECT(ADDRESS(72;2;4)):INDIRECT(ADDRESS(72;11;4));1)" office:value-type="float" office:value="2">
            <text:p>2</text:p>
          </table:table-cell>
          <table:table-cell table:formula="of:=RANK(INDIRECT(ADDRESS(72;4;4));INDIRECT(ADDRESS(72;2;4)):INDIRECT(ADDRESS(72;11;4));1)" office:value-type="float" office:value="10">
            <text:p>10</text:p>
          </table:table-cell>
          <table:table-cell table:formula="of:=RANK(INDIRECT(ADDRESS(72;5;4));INDIRECT(ADDRESS(72;2;4)):INDIRECT(ADDRESS(72;11;4));1)" office:value-type="float" office:value="7">
            <text:p>7</text:p>
          </table:table-cell>
          <table:table-cell table:formula="of:=RANK(INDIRECT(ADDRESS(72;6;4));INDIRECT(ADDRESS(72;2;4)):INDIRECT(ADDRESS(72;11;4));1)" office:value-type="float" office:value="5">
            <text:p>5</text:p>
          </table:table-cell>
          <table:table-cell table:formula="of:=RANK(INDIRECT(ADDRESS(72;7;4));INDIRECT(ADDRESS(72;2;4)):INDIRECT(ADDRESS(72;11;4));1)" office:value-type="float" office:value="8">
            <text:p>8</text:p>
          </table:table-cell>
          <table:table-cell table:formula="of:=RANK(INDIRECT(ADDRESS(72;8;4));INDIRECT(ADDRESS(72;2;4)):INDIRECT(ADDRESS(72;11;4));1)" office:value-type="float" office:value="4">
            <text:p>4</text:p>
          </table:table-cell>
          <table:table-cell table:formula="of:=RANK(INDIRECT(ADDRESS(72;9;4));INDIRECT(ADDRESS(72;2;4)):INDIRECT(ADDRESS(72;11;4));1)" office:value-type="float" office:value="3">
            <text:p>3</text:p>
          </table:table-cell>
          <table:table-cell table:formula="of:=RANK(INDIRECT(ADDRESS(72;10;4));INDIRECT(ADDRESS(72;2;4)):INDIRECT(ADDRESS(72;11;4));1)" office:value-type="float" office:value="6">
            <text:p>6</text:p>
          </table:table-cell>
          <table:table-cell table:formula="of:=RANK(INDIRECT(ADDRESS(72;11;4));INDIRECT(ADDRESS(72;2;4)):INDIRECT(ADDRESS(72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3;2;4));INDIRECT(ADDRESS(73;2;4)):INDIRECT(ADDRESS(73;11;4));1)" office:value-type="float" office:value="7">
            <text:p>7</text:p>
          </table:table-cell>
          <table:table-cell table:formula="of:=RANK(INDIRECT(ADDRESS(73;3;4));INDIRECT(ADDRESS(73;2;4)):INDIRECT(ADDRESS(73;11;4));1)" office:value-type="float" office:value="1">
            <text:p>1</text:p>
          </table:table-cell>
          <table:table-cell table:formula="of:=RANK(INDIRECT(ADDRESS(73;4;4));INDIRECT(ADDRESS(73;2;4)):INDIRECT(ADDRESS(73;11;4));1)" office:value-type="float" office:value="10">
            <text:p>10</text:p>
          </table:table-cell>
          <table:table-cell table:formula="of:=RANK(INDIRECT(ADDRESS(73;5;4));INDIRECT(ADDRESS(73;2;4)):INDIRECT(ADDRESS(73;11;4));1)" office:value-type="float" office:value="9">
            <text:p>9</text:p>
          </table:table-cell>
          <table:table-cell table:formula="of:=RANK(INDIRECT(ADDRESS(73;6;4));INDIRECT(ADDRESS(73;2;4)):INDIRECT(ADDRESS(73;11;4));1)" office:value-type="float" office:value="6">
            <text:p>6</text:p>
          </table:table-cell>
          <table:table-cell table:formula="of:=RANK(INDIRECT(ADDRESS(73;7;4));INDIRECT(ADDRESS(73;2;4)):INDIRECT(ADDRESS(73;11;4));1)" office:value-type="float" office:value="8">
            <text:p>8</text:p>
          </table:table-cell>
          <table:table-cell table:formula="of:=RANK(INDIRECT(ADDRESS(73;8;4));INDIRECT(ADDRESS(73;2;4)):INDIRECT(ADDRESS(73;11;4));1)" office:value-type="float" office:value="5">
            <text:p>5</text:p>
          </table:table-cell>
          <table:table-cell table:formula="of:=RANK(INDIRECT(ADDRESS(73;9;4));INDIRECT(ADDRESS(73;2;4)):INDIRECT(ADDRESS(73;11;4));1)" office:value-type="float" office:value="2">
            <text:p>2</text:p>
          </table:table-cell>
          <table:table-cell table:formula="of:=RANK(INDIRECT(ADDRESS(73;10;4));INDIRECT(ADDRESS(73;2;4)):INDIRECT(ADDRESS(73;11;4));1)" office:value-type="float" office:value="4">
            <text:p>4</text:p>
          </table:table-cell>
          <table:table-cell table:formula="of:=RANK(INDIRECT(ADDRESS(73;11;4));INDIRECT(ADDRESS(73;2;4)):INDIRECT(ADDRESS(73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4;2;4));INDIRECT(ADDRESS(74;2;4)):INDIRECT(ADDRESS(74;11;4));1)" office:value-type="float" office:value="8">
            <text:p>8</text:p>
          </table:table-cell>
          <table:table-cell table:formula="of:=RANK(INDIRECT(ADDRESS(74;3;4));INDIRECT(ADDRESS(74;2;4)):INDIRECT(ADDRESS(74;11;4));1)" office:value-type="float" office:value="1">
            <text:p>1</text:p>
          </table:table-cell>
          <table:table-cell table:formula="of:=RANK(INDIRECT(ADDRESS(74;4;4));INDIRECT(ADDRESS(74;2;4)):INDIRECT(ADDRESS(74;11;4));1)" office:value-type="float" office:value="10">
            <text:p>10</text:p>
          </table:table-cell>
          <table:table-cell table:formula="of:=RANK(INDIRECT(ADDRESS(74;5;4));INDIRECT(ADDRESS(74;2;4)):INDIRECT(ADDRESS(74;11;4));1)" office:value-type="float" office:value="7">
            <text:p>7</text:p>
          </table:table-cell>
          <table:table-cell table:formula="of:=RANK(INDIRECT(ADDRESS(74;6;4));INDIRECT(ADDRESS(74;2;4)):INDIRECT(ADDRESS(74;11;4));1)" office:value-type="float" office:value="2">
            <text:p>2</text:p>
          </table:table-cell>
          <table:table-cell table:formula="of:=RANK(INDIRECT(ADDRESS(74;7;4));INDIRECT(ADDRESS(74;2;4)):INDIRECT(ADDRESS(74;11;4));1)" office:value-type="float" office:value="3">
            <text:p>3</text:p>
          </table:table-cell>
          <table:table-cell table:formula="of:=RANK(INDIRECT(ADDRESS(74;8;4));INDIRECT(ADDRESS(74;2;4)):INDIRECT(ADDRESS(74;11;4));1)" office:value-type="float" office:value="6">
            <text:p>6</text:p>
          </table:table-cell>
          <table:table-cell table:formula="of:=RANK(INDIRECT(ADDRESS(74;9;4));INDIRECT(ADDRESS(74;2;4)):INDIRECT(ADDRESS(74;11;4));1)" office:value-type="float" office:value="5">
            <text:p>5</text:p>
          </table:table-cell>
          <table:table-cell table:formula="of:=RANK(INDIRECT(ADDRESS(74;10;4));INDIRECT(ADDRESS(74;2;4)):INDIRECT(ADDRESS(74;11;4));1)" office:value-type="float" office:value="9">
            <text:p>9</text:p>
          </table:table-cell>
          <table:table-cell table:formula="of:=RANK(INDIRECT(ADDRESS(74;11;4));INDIRECT(ADDRESS(74;2;4)):INDIRECT(ADDRESS(74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75;2;4));INDIRECT(ADDRESS(75;2;4)):INDIRECT(ADDRESS(75;11;4));1)" office:value-type="float" office:value="8">
            <text:p>8</text:p>
          </table:table-cell>
          <table:table-cell table:formula="of:=RANK(INDIRECT(ADDRESS(75;3;4));INDIRECT(ADDRESS(75;2;4)):INDIRECT(ADDRESS(75;11;4));1)" office:value-type="float" office:value="2">
            <text:p>2</text:p>
          </table:table-cell>
          <table:table-cell table:formula="of:=RANK(INDIRECT(ADDRESS(75;4;4));INDIRECT(ADDRESS(75;2;4)):INDIRECT(ADDRESS(75;11;4));1)" office:value-type="float" office:value="10">
            <text:p>10</text:p>
          </table:table-cell>
          <table:table-cell table:formula="of:=RANK(INDIRECT(ADDRESS(75;5;4));INDIRECT(ADDRESS(75;2;4)):INDIRECT(ADDRESS(75;11;4));1)" office:value-type="float" office:value="7">
            <text:p>7</text:p>
          </table:table-cell>
          <table:table-cell table:formula="of:=RANK(INDIRECT(ADDRESS(75;6;4));INDIRECT(ADDRESS(75;2;4)):INDIRECT(ADDRESS(75;11;4));1)" office:value-type="float" office:value="1">
            <text:p>1</text:p>
          </table:table-cell>
          <table:table-cell table:formula="of:=RANK(INDIRECT(ADDRESS(75;7;4));INDIRECT(ADDRESS(75;2;4)):INDIRECT(ADDRESS(75;11;4));1)" office:value-type="float" office:value="9">
            <text:p>9</text:p>
          </table:table-cell>
          <table:table-cell table:formula="of:=RANK(INDIRECT(ADDRESS(75;8;4));INDIRECT(ADDRESS(75;2;4)):INDIRECT(ADDRESS(75;11;4));1)" office:value-type="float" office:value="5">
            <text:p>5</text:p>
          </table:table-cell>
          <table:table-cell table:formula="of:=RANK(INDIRECT(ADDRESS(75;9;4));INDIRECT(ADDRESS(75;2;4)):INDIRECT(ADDRESS(75;11;4));1)" office:value-type="float" office:value="4">
            <text:p>4</text:p>
          </table:table-cell>
          <table:table-cell table:formula="of:=RANK(INDIRECT(ADDRESS(75;10;4));INDIRECT(ADDRESS(75;2;4)):INDIRECT(ADDRESS(75;11;4));1)" office:value-type="float" office:value="6">
            <text:p>6</text:p>
          </table:table-cell>
          <table:table-cell table:formula="of:=RANK(INDIRECT(ADDRESS(75;11;4));INDIRECT(ADDRESS(75;2;4)):INDIRECT(ADDRESS(75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6;2;4));INDIRECT(ADDRESS(76;2;4)):INDIRECT(ADDRESS(76;11;4));1)" office:value-type="float" office:value="5">
            <text:p>5</text:p>
          </table:table-cell>
          <table:table-cell table:formula="of:=RANK(INDIRECT(ADDRESS(76;3;4));INDIRECT(ADDRESS(76;2;4)):INDIRECT(ADDRESS(76;11;4));1)" office:value-type="float" office:value="2">
            <text:p>2</text:p>
          </table:table-cell>
          <table:table-cell table:formula="of:=RANK(INDIRECT(ADDRESS(76;4;4));INDIRECT(ADDRESS(76;2;4)):INDIRECT(ADDRESS(76;11;4));1)" office:value-type="float" office:value="10">
            <text:p>10</text:p>
          </table:table-cell>
          <table:table-cell table:formula="of:=RANK(INDIRECT(ADDRESS(76;5;4));INDIRECT(ADDRESS(76;2;4)):INDIRECT(ADDRESS(76;11;4));1)" office:value-type="float" office:value="3">
            <text:p>3</text:p>
          </table:table-cell>
          <table:table-cell table:formula="of:=RANK(INDIRECT(ADDRESS(76;6;4));INDIRECT(ADDRESS(76;2;4)):INDIRECT(ADDRESS(76;11;4));1)" office:value-type="float" office:value="6">
            <text:p>6</text:p>
          </table:table-cell>
          <table:table-cell table:formula="of:=RANK(INDIRECT(ADDRESS(76;7;4));INDIRECT(ADDRESS(76;2;4)):INDIRECT(ADDRESS(76;11;4));1)" office:value-type="float" office:value="1">
            <text:p>1</text:p>
          </table:table-cell>
          <table:table-cell table:formula="of:=RANK(INDIRECT(ADDRESS(76;8;4));INDIRECT(ADDRESS(76;2;4)):INDIRECT(ADDRESS(76;11;4));1)" office:value-type="float" office:value="9">
            <text:p>9</text:p>
          </table:table-cell>
          <table:table-cell table:formula="of:=RANK(INDIRECT(ADDRESS(76;9;4));INDIRECT(ADDRESS(76;2;4)):INDIRECT(ADDRESS(76;11;4));1)" office:value-type="float" office:value="7">
            <text:p>7</text:p>
          </table:table-cell>
          <table:table-cell table:formula="of:=RANK(INDIRECT(ADDRESS(76;10;4));INDIRECT(ADDRESS(76;2;4)):INDIRECT(ADDRESS(76;11;4));1)" office:value-type="float" office:value="8">
            <text:p>8</text:p>
          </table:table-cell>
          <table:table-cell table:formula="of:=RANK(INDIRECT(ADDRESS(76;11;4));INDIRECT(ADDRESS(76;2;4)):INDIRECT(ADDRESS(76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77;2;4));INDIRECT(ADDRESS(77;2;4)):INDIRECT(ADDRESS(77;11;4));1)" office:value-type="float" office:value="9">
            <text:p>9</text:p>
          </table:table-cell>
          <table:table-cell table:formula="of:=RANK(INDIRECT(ADDRESS(77;3;4));INDIRECT(ADDRESS(77;2;4)):INDIRECT(ADDRESS(77;11;4));1)" office:value-type="float" office:value="4">
            <text:p>4</text:p>
          </table:table-cell>
          <table:table-cell table:formula="of:=RANK(INDIRECT(ADDRESS(77;4;4));INDIRECT(ADDRESS(77;2;4)):INDIRECT(ADDRESS(77;11;4));1)" office:value-type="float" office:value="10">
            <text:p>10</text:p>
          </table:table-cell>
          <table:table-cell table:formula="of:=RANK(INDIRECT(ADDRESS(77;5;4));INDIRECT(ADDRESS(77;2;4)):INDIRECT(ADDRESS(77;11;4));1)" office:value-type="float" office:value="7">
            <text:p>7</text:p>
          </table:table-cell>
          <table:table-cell table:formula="of:=RANK(INDIRECT(ADDRESS(77;6;4));INDIRECT(ADDRESS(77;2;4)):INDIRECT(ADDRESS(77;11;4));1)" office:value-type="float" office:value="1">
            <text:p>1</text:p>
          </table:table-cell>
          <table:table-cell table:formula="of:=RANK(INDIRECT(ADDRESS(77;7;4));INDIRECT(ADDRESS(77;2;4)):INDIRECT(ADDRESS(77;11;4));1)" office:value-type="float" office:value="3">
            <text:p>3</text:p>
          </table:table-cell>
          <table:table-cell table:formula="of:=RANK(INDIRECT(ADDRESS(77;8;4));INDIRECT(ADDRESS(77;2;4)):INDIRECT(ADDRESS(77;11;4));1)" office:value-type="float" office:value="6">
            <text:p>6</text:p>
          </table:table-cell>
          <table:table-cell table:formula="of:=RANK(INDIRECT(ADDRESS(77;9;4));INDIRECT(ADDRESS(77;2;4)):INDIRECT(ADDRESS(77;11;4));1)" office:value-type="float" office:value="5">
            <text:p>5</text:p>
          </table:table-cell>
          <table:table-cell table:formula="of:=RANK(INDIRECT(ADDRESS(77;10;4));INDIRECT(ADDRESS(77;2;4)):INDIRECT(ADDRESS(77;11;4));1)" office:value-type="float" office:value="2">
            <text:p>2</text:p>
          </table:table-cell>
          <table:table-cell table:formula="of:=RANK(INDIRECT(ADDRESS(77;11;4));INDIRECT(ADDRESS(77;2;4)):INDIRECT(ADDRESS(77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8;2;4));INDIRECT(ADDRESS(78;2;4)):INDIRECT(ADDRESS(78;11;4));1)" office:value-type="float" office:value="1">
            <text:p>1</text:p>
          </table:table-cell>
          <table:table-cell table:formula="of:=RANK(INDIRECT(ADDRESS(78;3;4));INDIRECT(ADDRESS(78;2;4)):INDIRECT(ADDRESS(78;11;4));1)" office:value-type="float" office:value="5">
            <text:p>5</text:p>
          </table:table-cell>
          <table:table-cell table:formula="of:=RANK(INDIRECT(ADDRESS(78;4;4));INDIRECT(ADDRESS(78;2;4)):INDIRECT(ADDRESS(78;11;4));1)" office:value-type="float" office:value="10">
            <text:p>10</text:p>
          </table:table-cell>
          <table:table-cell table:formula="of:=RANK(INDIRECT(ADDRESS(78;5;4));INDIRECT(ADDRESS(78;2;4)):INDIRECT(ADDRESS(78;11;4));1)" office:value-type="float" office:value="3">
            <text:p>3</text:p>
          </table:table-cell>
          <table:table-cell table:formula="of:=RANK(INDIRECT(ADDRESS(78;6;4));INDIRECT(ADDRESS(78;2;4)):INDIRECT(ADDRESS(78;11;4));1)" office:value-type="float" office:value="8">
            <text:p>8</text:p>
          </table:table-cell>
          <table:table-cell table:formula="of:=RANK(INDIRECT(ADDRESS(78;7;4));INDIRECT(ADDRESS(78;2;4)):INDIRECT(ADDRESS(78;11;4));1)" office:value-type="float" office:value="2">
            <text:p>2</text:p>
          </table:table-cell>
          <table:table-cell table:formula="of:=RANK(INDIRECT(ADDRESS(78;8;4));INDIRECT(ADDRESS(78;2;4)):INDIRECT(ADDRESS(78;11;4));1)" office:value-type="float" office:value="4">
            <text:p>4</text:p>
          </table:table-cell>
          <table:table-cell table:formula="of:=RANK(INDIRECT(ADDRESS(78;9;4));INDIRECT(ADDRESS(78;2;4)):INDIRECT(ADDRESS(78;11;4));1)" office:value-type="float" office:value="7">
            <text:p>7</text:p>
          </table:table-cell>
          <table:table-cell table:formula="of:=RANK(INDIRECT(ADDRESS(78;10;4));INDIRECT(ADDRESS(78;2;4)):INDIRECT(ADDRESS(78;11;4));1)" office:value-type="float" office:value="9">
            <text:p>9</text:p>
          </table:table-cell>
          <table:table-cell table:formula="of:=RANK(INDIRECT(ADDRESS(78;11;4));INDIRECT(ADDRESS(78;2;4)):INDIRECT(ADDRESS(78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79;2;4));INDIRECT(ADDRESS(79;2;4)):INDIRECT(ADDRESS(79;11;4));1)" office:value-type="float" office:value="9">
            <text:p>9</text:p>
          </table:table-cell>
          <table:table-cell table:formula="of:=RANK(INDIRECT(ADDRESS(79;3;4));INDIRECT(ADDRESS(79;2;4)):INDIRECT(ADDRESS(79;11;4));1)" office:value-type="float" office:value="4">
            <text:p>4</text:p>
          </table:table-cell>
          <table:table-cell table:formula="of:=RANK(INDIRECT(ADDRESS(79;4;4));INDIRECT(ADDRESS(79;2;4)):INDIRECT(ADDRESS(79;11;4));1)" office:value-type="float" office:value="10">
            <text:p>10</text:p>
          </table:table-cell>
          <table:table-cell table:formula="of:=RANK(INDIRECT(ADDRESS(79;5;4));INDIRECT(ADDRESS(79;2;4)):INDIRECT(ADDRESS(79;11;4));1)" office:value-type="float" office:value="7">
            <text:p>7</text:p>
          </table:table-cell>
          <table:table-cell table:formula="of:=RANK(INDIRECT(ADDRESS(79;6;4));INDIRECT(ADDRESS(79;2;4)):INDIRECT(ADDRESS(79;11;4));1)" office:value-type="float" office:value="3">
            <text:p>3</text:p>
          </table:table-cell>
          <table:table-cell table:formula="of:=RANK(INDIRECT(ADDRESS(79;7;4));INDIRECT(ADDRESS(79;2;4)):INDIRECT(ADDRESS(79;11;4));1)" office:value-type="float" office:value="1">
            <text:p>1</text:p>
          </table:table-cell>
          <table:table-cell table:formula="of:=RANK(INDIRECT(ADDRESS(79;8;4));INDIRECT(ADDRESS(79;2;4)):INDIRECT(ADDRESS(79;11;4));1)" office:value-type="float" office:value="6">
            <text:p>6</text:p>
          </table:table-cell>
          <table:table-cell table:formula="of:=RANK(INDIRECT(ADDRESS(79;9;4));INDIRECT(ADDRESS(79;2;4)):INDIRECT(ADDRESS(79;11;4));1)" office:value-type="float" office:value="5">
            <text:p>5</text:p>
          </table:table-cell>
          <table:table-cell table:formula="of:=RANK(INDIRECT(ADDRESS(79;10;4));INDIRECT(ADDRESS(79;2;4)):INDIRECT(ADDRESS(79;11;4));1)" office:value-type="float" office:value="2">
            <text:p>2</text:p>
          </table:table-cell>
          <table:table-cell table:formula="of:=RANK(INDIRECT(ADDRESS(79;11;4));INDIRECT(ADDRESS(79;2;4)):INDIRECT(ADDRESS(79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0;2;4));INDIRECT(ADDRESS(80;2;4)):INDIRECT(ADDRESS(80;11;4));1)" office:value-type="float" office:value="5">
            <text:p>5</text:p>
          </table:table-cell>
          <table:table-cell table:formula="of:=RANK(INDIRECT(ADDRESS(80;3;4));INDIRECT(ADDRESS(80;2;4)):INDIRECT(ADDRESS(80;11;4));1)" office:value-type="float" office:value="1">
            <text:p>1</text:p>
          </table:table-cell>
          <table:table-cell table:formula="of:=RANK(INDIRECT(ADDRESS(80;4;4));INDIRECT(ADDRESS(80;2;4)):INDIRECT(ADDRESS(80;11;4));1)" office:value-type="float" office:value="10">
            <text:p>10</text:p>
          </table:table-cell>
          <table:table-cell table:formula="of:=RANK(INDIRECT(ADDRESS(80;5;4));INDIRECT(ADDRESS(80;2;4)):INDIRECT(ADDRESS(80;11;4));1)" office:value-type="float" office:value="8">
            <text:p>8</text:p>
          </table:table-cell>
          <table:table-cell table:formula="of:=RANK(INDIRECT(ADDRESS(80;6;4));INDIRECT(ADDRESS(80;2;4)):INDIRECT(ADDRESS(80;11;4));1)" office:value-type="float" office:value="7">
            <text:p>7</text:p>
          </table:table-cell>
          <table:table-cell table:formula="of:=RANK(INDIRECT(ADDRESS(80;7;4));INDIRECT(ADDRESS(80;2;4)):INDIRECT(ADDRESS(80;11;4));1)" office:value-type="float" office:value="9">
            <text:p>9</text:p>
          </table:table-cell>
          <table:table-cell table:formula="of:=RANK(INDIRECT(ADDRESS(80;8;4));INDIRECT(ADDRESS(80;2;4)):INDIRECT(ADDRESS(80;11;4));1)" office:value-type="float" office:value="1">
            <text:p>1</text:p>
          </table:table-cell>
          <table:table-cell table:formula="of:=RANK(INDIRECT(ADDRESS(80;9;4));INDIRECT(ADDRESS(80;2;4)):INDIRECT(ADDRESS(80;11;4));1)" office:value-type="float" office:value="1">
            <text:p>1</text:p>
          </table:table-cell>
          <table:table-cell table:formula="of:=RANK(INDIRECT(ADDRESS(80;10;4));INDIRECT(ADDRESS(80;2;4)):INDIRECT(ADDRESS(80;11;4));1)" office:value-type="float" office:value="6">
            <text:p>6</text:p>
          </table:table-cell>
          <table:table-cell table:formula="of:=RANK(INDIRECT(ADDRESS(80;11;4));INDIRECT(ADDRESS(80;2;4)):INDIRECT(ADDRESS(80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81;2;4));INDIRECT(ADDRESS(81;2;4)):INDIRECT(ADDRESS(81;11;4));1)" office:value-type="float" office:value="1">
            <text:p>1</text:p>
          </table:table-cell>
          <table:table-cell table:formula="of:=RANK(INDIRECT(ADDRESS(81;3;4));INDIRECT(ADDRESS(81;2;4)):INDIRECT(ADDRESS(81;11;4));1)" office:value-type="float" office:value="1">
            <text:p>1</text:p>
          </table:table-cell>
          <table:table-cell table:formula="of:=RANK(INDIRECT(ADDRESS(81;4;4));INDIRECT(ADDRESS(81;2;4)):INDIRECT(ADDRESS(81;11;4));1)" office:value-type="float" office:value="1">
            <text:p>1</text:p>
          </table:table-cell>
          <table:table-cell table:formula="of:=RANK(INDIRECT(ADDRESS(81;5;4));INDIRECT(ADDRESS(81;2;4)):INDIRECT(ADDRESS(81;11;4));1)" office:value-type="float" office:value="1">
            <text:p>1</text:p>
          </table:table-cell>
          <table:table-cell table:formula="of:=RANK(INDIRECT(ADDRESS(81;6;4));INDIRECT(ADDRESS(81;2;4)):INDIRECT(ADDRESS(81;11;4));1)" office:value-type="float" office:value="1">
            <text:p>1</text:p>
          </table:table-cell>
          <table:table-cell table:formula="of:=RANK(INDIRECT(ADDRESS(81;7;4));INDIRECT(ADDRESS(81;2;4)):INDIRECT(ADDRESS(81;11;4));1)" office:value-type="float" office:value="1">
            <text:p>1</text:p>
          </table:table-cell>
          <table:table-cell table:formula="of:=RANK(INDIRECT(ADDRESS(81;8;4));INDIRECT(ADDRESS(81;2;4)):INDIRECT(ADDRESS(81;11;4));1)" office:value-type="float" office:value="1">
            <text:p>1</text:p>
          </table:table-cell>
          <table:table-cell table:formula="of:=RANK(INDIRECT(ADDRESS(81;9;4));INDIRECT(ADDRESS(81;2;4)):INDIRECT(ADDRESS(81;11;4));1)" office:value-type="float" office:value="1">
            <text:p>1</text:p>
          </table:table-cell>
          <table:table-cell table:formula="of:=RANK(INDIRECT(ADDRESS(81;10;4));INDIRECT(ADDRESS(81;2;4)):INDIRECT(ADDRESS(81;11;4));1)" office:value-type="float" office:value="1">
            <text:p>1</text:p>
          </table:table-cell>
          <table:table-cell table:formula="of:=RANK(INDIRECT(ADDRESS(81;11;4));INDIRECT(ADDRESS(81;2;4)):INDIRECT(ADDRESS(81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2;2;4));INDIRECT(ADDRESS(82;2;4)):INDIRECT(ADDRESS(82;11;4));1)" office:value-type="float" office:value="8">
            <text:p>8</text:p>
          </table:table-cell>
          <table:table-cell table:formula="of:=RANK(INDIRECT(ADDRESS(82;3;4));INDIRECT(ADDRESS(82;2;4)):INDIRECT(ADDRESS(82;11;4));1)" office:value-type="float" office:value="5">
            <text:p>5</text:p>
          </table:table-cell>
          <table:table-cell table:formula="of:=RANK(INDIRECT(ADDRESS(82;4;4));INDIRECT(ADDRESS(82;2;4)):INDIRECT(ADDRESS(82;11;4));1)" office:value-type="float" office:value="10">
            <text:p>10</text:p>
          </table:table-cell>
          <table:table-cell table:formula="of:=RANK(INDIRECT(ADDRESS(82;5;4));INDIRECT(ADDRESS(82;2;4)):INDIRECT(ADDRESS(82;11;4));1)" office:value-type="float" office:value="1">
            <text:p>1</text:p>
          </table:table-cell>
          <table:table-cell table:formula="of:=RANK(INDIRECT(ADDRESS(82;6;4));INDIRECT(ADDRESS(82;2;4)):INDIRECT(ADDRESS(82;11;4));1)" office:value-type="float" office:value="4">
            <text:p>4</text:p>
          </table:table-cell>
          <table:table-cell table:formula="of:=RANK(INDIRECT(ADDRESS(82;7;4));INDIRECT(ADDRESS(82;2;4)):INDIRECT(ADDRESS(82;11;4));1)" office:value-type="float" office:value="6">
            <text:p>6</text:p>
          </table:table-cell>
          <table:table-cell table:formula="of:=RANK(INDIRECT(ADDRESS(82;8;4));INDIRECT(ADDRESS(82;2;4)):INDIRECT(ADDRESS(82;11;4));1)" office:value-type="float" office:value="3">
            <text:p>3</text:p>
          </table:table-cell>
          <table:table-cell table:formula="of:=RANK(INDIRECT(ADDRESS(82;9;4));INDIRECT(ADDRESS(82;2;4)):INDIRECT(ADDRESS(82;11;4));1)" office:value-type="float" office:value="9">
            <text:p>9</text:p>
          </table:table-cell>
          <table:table-cell table:formula="of:=RANK(INDIRECT(ADDRESS(82;10;4));INDIRECT(ADDRESS(82;2;4)):INDIRECT(ADDRESS(82;11;4));1)" office:value-type="float" office:value="2">
            <text:p>2</text:p>
          </table:table-cell>
          <table:table-cell table:formula="of:=RANK(INDIRECT(ADDRESS(82;11;4));INDIRECT(ADDRESS(82;2;4)):INDIRECT(ADDRESS(82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83;2;4));INDIRECT(ADDRESS(83;2;4)):INDIRECT(ADDRESS(83;11;4));1)" office:value-type="float" office:value="7">
            <text:p>7</text:p>
          </table:table-cell>
          <table:table-cell table:formula="of:=RANK(INDIRECT(ADDRESS(83;3;4));INDIRECT(ADDRESS(83;2;4)):INDIRECT(ADDRESS(83;11;4));1)" office:value-type="float" office:value="8">
            <text:p>8</text:p>
          </table:table-cell>
          <table:table-cell table:formula="of:=RANK(INDIRECT(ADDRESS(83;4;4));INDIRECT(ADDRESS(83;2;4)):INDIRECT(ADDRESS(83;11;4));1)" office:value-type="float" office:value="10">
            <text:p>10</text:p>
          </table:table-cell>
          <table:table-cell table:formula="of:=RANK(INDIRECT(ADDRESS(83;5;4));INDIRECT(ADDRESS(83;2;4)):INDIRECT(ADDRESS(83;11;4));1)" office:value-type="float" office:value="1">
            <text:p>1</text:p>
          </table:table-cell>
          <table:table-cell table:formula="of:=RANK(INDIRECT(ADDRESS(83;6;4));INDIRECT(ADDRESS(83;2;4)):INDIRECT(ADDRESS(83;11;4));1)" office:value-type="float" office:value="1">
            <text:p>1</text:p>
          </table:table-cell>
          <table:table-cell table:formula="of:=RANK(INDIRECT(ADDRESS(83;7;4));INDIRECT(ADDRESS(83;2;4)):INDIRECT(ADDRESS(83;11;4));1)" office:value-type="float" office:value="5">
            <text:p>5</text:p>
          </table:table-cell>
          <table:table-cell table:formula="of:=RANK(INDIRECT(ADDRESS(83;8;4));INDIRECT(ADDRESS(83;2;4)):INDIRECT(ADDRESS(83;11;4));1)" office:value-type="float" office:value="1">
            <text:p>1</text:p>
          </table:table-cell>
          <table:table-cell table:formula="of:=RANK(INDIRECT(ADDRESS(83;9;4));INDIRECT(ADDRESS(83;2;4)):INDIRECT(ADDRESS(83;11;4));1)" office:value-type="float" office:value="6">
            <text:p>6</text:p>
          </table:table-cell>
          <table:table-cell table:formula="of:=RANK(INDIRECT(ADDRESS(83;10;4));INDIRECT(ADDRESS(83;2;4)):INDIRECT(ADDRESS(83;11;4));1)" office:value-type="float" office:value="1">
            <text:p>1</text:p>
          </table:table-cell>
          <table:table-cell table:formula="of:=RANK(INDIRECT(ADDRESS(83;11;4));INDIRECT(ADDRESS(83;2;4)):INDIRECT(ADDRESS(83;11;4));1)" office:value-type="float" office:value="9">
            <text:p>9</text:p>
          </table:table-cell>
        </table:table-row>
        <table:table-row table:style-name="ro2">
          <table:table-cell/>
          <table:table-cell table:formula="of:=RANK(INDIRECT(ADDRESS(84;2;4));INDIRECT(ADDRESS(84;2;4)):INDIRECT(ADDRESS(84;11;4));1)" office:value-type="float" office:value="4">
            <text:p>4</text:p>
          </table:table-cell>
          <table:table-cell table:formula="of:=RANK(INDIRECT(ADDRESS(84;3;4));INDIRECT(ADDRESS(84;2;4)):INDIRECT(ADDRESS(84;11;4));1)" office:value-type="float" office:value="3">
            <text:p>3</text:p>
          </table:table-cell>
          <table:table-cell table:formula="of:=RANK(INDIRECT(ADDRESS(84;4;4));INDIRECT(ADDRESS(84;2;4)):INDIRECT(ADDRESS(84;11;4));1)" office:value-type="float" office:value="10">
            <text:p>10</text:p>
          </table:table-cell>
          <table:table-cell table:formula="of:=RANK(INDIRECT(ADDRESS(84;5;4));INDIRECT(ADDRESS(84;2;4)):INDIRECT(ADDRESS(84;11;4));1)" office:value-type="float" office:value="8">
            <text:p>8</text:p>
          </table:table-cell>
          <table:table-cell table:formula="of:=RANK(INDIRECT(ADDRESS(84;6;4));INDIRECT(ADDRESS(84;2;4)):INDIRECT(ADDRESS(84;11;4));1)" office:value-type="float" office:value="2">
            <text:p>2</text:p>
          </table:table-cell>
          <table:table-cell table:formula="of:=RANK(INDIRECT(ADDRESS(84;7;4));INDIRECT(ADDRESS(84;2;4)):INDIRECT(ADDRESS(84;11;4));1)" office:value-type="float" office:value="7">
            <text:p>7</text:p>
          </table:table-cell>
          <table:table-cell table:formula="of:=RANK(INDIRECT(ADDRESS(84;8;4));INDIRECT(ADDRESS(84;2;4)):INDIRECT(ADDRESS(84;11;4));1)" office:value-type="float" office:value="5">
            <text:p>5</text:p>
          </table:table-cell>
          <table:table-cell table:formula="of:=RANK(INDIRECT(ADDRESS(84;9;4));INDIRECT(ADDRESS(84;2;4)):INDIRECT(ADDRESS(84;11;4));1)" office:value-type="float" office:value="6">
            <text:p>6</text:p>
          </table:table-cell>
          <table:table-cell table:formula="of:=RANK(INDIRECT(ADDRESS(84;10;4));INDIRECT(ADDRESS(84;2;4)):INDIRECT(ADDRESS(84;11;4));1)" office:value-type="float" office:value="1">
            <text:p>1</text:p>
          </table:table-cell>
          <table:table-cell table:formula="of:=RANK(INDIRECT(ADDRESS(84;11;4));INDIRECT(ADDRESS(84;2;4)):INDIRECT(ADDRESS(84;11;4));1)" office:value-type="float" office:value="9">
            <text:p>9</text:p>
          </table:table-cell>
        </table:table-row>
        <table:table-row table:style-name="ro2">
          <table:table-cell/>
          <table:table-cell table:formula="of:=RANK(INDIRECT(ADDRESS(85;2;4));INDIRECT(ADDRESS(85;2;4)):INDIRECT(ADDRESS(85;11;4));1)" office:value-type="float" office:value="6">
            <text:p>6</text:p>
          </table:table-cell>
          <table:table-cell table:formula="of:=RANK(INDIRECT(ADDRESS(85;3;4));INDIRECT(ADDRESS(85;2;4)):INDIRECT(ADDRESS(85;11;4));1)" office:value-type="float" office:value="2">
            <text:p>2</text:p>
          </table:table-cell>
          <table:table-cell table:formula="of:=RANK(INDIRECT(ADDRESS(85;4;4));INDIRECT(ADDRESS(85;2;4)):INDIRECT(ADDRESS(85;11;4));1)" office:value-type="float" office:value="10">
            <text:p>10</text:p>
          </table:table-cell>
          <table:table-cell table:formula="of:=RANK(INDIRECT(ADDRESS(85;5;4));INDIRECT(ADDRESS(85;2;4)):INDIRECT(ADDRESS(85;11;4));1)" office:value-type="float" office:value="9">
            <text:p>9</text:p>
          </table:table-cell>
          <table:table-cell table:formula="of:=RANK(INDIRECT(ADDRESS(85;6;4));INDIRECT(ADDRESS(85;2;4)):INDIRECT(ADDRESS(85;11;4));1)" office:value-type="float" office:value="7">
            <text:p>7</text:p>
          </table:table-cell>
          <table:table-cell table:formula="of:=RANK(INDIRECT(ADDRESS(85;7;4));INDIRECT(ADDRESS(85;2;4)):INDIRECT(ADDRESS(85;11;4));1)" office:value-type="float" office:value="8">
            <text:p>8</text:p>
          </table:table-cell>
          <table:table-cell table:formula="of:=RANK(INDIRECT(ADDRESS(85;8;4));INDIRECT(ADDRESS(85;2;4)):INDIRECT(ADDRESS(85;11;4));1)" office:value-type="float" office:value="5">
            <text:p>5</text:p>
          </table:table-cell>
          <table:table-cell table:formula="of:=RANK(INDIRECT(ADDRESS(85;9;4));INDIRECT(ADDRESS(85;2;4)):INDIRECT(ADDRESS(85;11;4));1)" office:value-type="float" office:value="1">
            <text:p>1</text:p>
          </table:table-cell>
          <table:table-cell table:formula="of:=RANK(INDIRECT(ADDRESS(85;10;4));INDIRECT(ADDRESS(85;2;4)):INDIRECT(ADDRESS(85;11;4));1)" office:value-type="float" office:value="3">
            <text:p>3</text:p>
          </table:table-cell>
          <table:table-cell table:formula="of:=RANK(INDIRECT(ADDRESS(85;11;4));INDIRECT(ADDRESS(85;2;4)):INDIRECT(ADDRESS(85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86;2;4));INDIRECT(ADDRESS(86;2;4)):INDIRECT(ADDRESS(86;11;4));1)" office:value-type="float" office:value="2">
            <text:p>2</text:p>
          </table:table-cell>
          <table:table-cell table:formula="of:=RANK(INDIRECT(ADDRESS(86;3;4));INDIRECT(ADDRESS(86;2;4)):INDIRECT(ADDRESS(86;11;4));1)" office:value-type="float" office:value="8">
            <text:p>8</text:p>
          </table:table-cell>
          <table:table-cell table:formula="of:=RANK(INDIRECT(ADDRESS(86;4;4));INDIRECT(ADDRESS(86;2;4)):INDIRECT(ADDRESS(86;11;4));1)" office:value-type="float" office:value="10">
            <text:p>10</text:p>
          </table:table-cell>
          <table:table-cell table:formula="of:=RANK(INDIRECT(ADDRESS(86;5;4));INDIRECT(ADDRESS(86;2;4)):INDIRECT(ADDRESS(86;11;4));1)" office:value-type="float" office:value="9">
            <text:p>9</text:p>
          </table:table-cell>
          <table:table-cell table:formula="of:=RANK(INDIRECT(ADDRESS(86;6;4));INDIRECT(ADDRESS(86;2;4)):INDIRECT(ADDRESS(86;11;4));1)" office:value-type="float" office:value="4">
            <text:p>4</text:p>
          </table:table-cell>
          <table:table-cell table:formula="of:=RANK(INDIRECT(ADDRESS(86;7;4));INDIRECT(ADDRESS(86;2;4)):INDIRECT(ADDRESS(86;11;4));1)" office:value-type="float" office:value="1">
            <text:p>1</text:p>
          </table:table-cell>
          <table:table-cell table:formula="of:=RANK(INDIRECT(ADDRESS(86;8;4));INDIRECT(ADDRESS(86;2;4)):INDIRECT(ADDRESS(86;11;4));1)" office:value-type="float" office:value="3">
            <text:p>3</text:p>
          </table:table-cell>
          <table:table-cell table:formula="of:=RANK(INDIRECT(ADDRESS(86;9;4));INDIRECT(ADDRESS(86;2;4)):INDIRECT(ADDRESS(86;11;4));1)" office:value-type="float" office:value="6">
            <text:p>6</text:p>
          </table:table-cell>
          <table:table-cell table:formula="of:=RANK(INDIRECT(ADDRESS(86;10;4));INDIRECT(ADDRESS(86;2;4)):INDIRECT(ADDRESS(86;11;4));1)" office:value-type="float" office:value="7">
            <text:p>7</text:p>
          </table:table-cell>
          <table:table-cell table:formula="of:=RANK(INDIRECT(ADDRESS(86;11;4));INDIRECT(ADDRESS(86;2;4)):INDIRECT(ADDRESS(86;11;4));1)" office:value-type="float" office:value="5">
            <text:p>5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88;2;4)):INDIRECT(ADDRESS(129;2;4)))" office:value-type="float" office:value="5.40476190476191">
            <text:p>5.4047619048</text:p>
          </table:table-cell>
          <table:table-cell table:formula="of:=AVERAGE(INDIRECT(ADDRESS(88;3;4)):INDIRECT(ADDRESS(129;3;4)))" office:value-type="float" office:value="4.38095238095238">
            <text:p>4.380952381</text:p>
          </table:table-cell>
          <table:table-cell table:formula="of:=AVERAGE(INDIRECT(ADDRESS(88;4;4)):INDIRECT(ADDRESS(129;4;4)))" office:value-type="float" office:value="9.35714285714286">
            <text:p>9.3571428571</text:p>
          </table:table-cell>
          <table:table-cell table:formula="of:=AVERAGE(INDIRECT(ADDRESS(88;5;4)):INDIRECT(ADDRESS(129;5;4)))" office:value-type="float" office:value="4.83333333333333">
            <text:p>4.8333333333</text:p>
          </table:table-cell>
          <table:table-cell table:formula="of:=AVERAGE(INDIRECT(ADDRESS(88;6;4)):INDIRECT(ADDRESS(129;6;4)))" office:value-type="float" office:value="4.16666666666667">
            <text:p>4.1666666667</text:p>
          </table:table-cell>
          <table:table-cell table:formula="of:=AVERAGE(INDIRECT(ADDRESS(88;7;4)):INDIRECT(ADDRESS(129;7;4)))" office:value-type="float" office:value="5.16666666666667">
            <text:p>5.1666666667</text:p>
          </table:table-cell>
          <table:table-cell table:formula="of:=AVERAGE(INDIRECT(ADDRESS(88;8;4)):INDIRECT(ADDRESS(129;8;4)))" office:value-type="float" office:value="4.0952380952381">
            <text:p>4.0952380952</text:p>
          </table:table-cell>
          <table:table-cell table:formula="of:=AVERAGE(INDIRECT(ADDRESS(88;9;4)):INDIRECT(ADDRESS(129;9;4)))" office:value-type="float" office:value="4.5952380952381">
            <text:p>4.5952380952</text:p>
          </table:table-cell>
          <table:table-cell table:formula="of:=AVERAGE(INDIRECT(ADDRESS(88;10;4)):INDIRECT(ADDRESS(129;10;4)))" office:value-type="float" office:value="4.64285714285714">
            <text:p>4.6428571429</text:p>
          </table:table-cell>
          <table:table-cell table:formula="of:=AVERAGE(INDIRECT(ADDRESS(88;11;4)):INDIRECT(ADDRESS(129;11;4)))" office:value-type="float" office:value="4.21428571428571">
            <text:p>4.2142857143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30;2;4));INDIRECT(ADDRESS(130;2;4)):INDIRECT(ADDRESS(130;11;4));1)" office:value-type="float" office:value="9">
            <text:p>9</text:p>
          </table:table-cell>
          <table:table-cell table:formula="of:=RANK(INDIRECT(ADDRESS(130;3;4));INDIRECT(ADDRESS(130;2;4)):INDIRECT(ADDRESS(130;11;4));1)" office:value-type="float" office:value="4">
            <text:p>4</text:p>
          </table:table-cell>
          <table:table-cell table:formula="of:=RANK(INDIRECT(ADDRESS(130;4;4));INDIRECT(ADDRESS(130;2;4)):INDIRECT(ADDRESS(130;11;4));1)" office:value-type="float" office:value="10">
            <text:p>10</text:p>
          </table:table-cell>
          <table:table-cell table:formula="of:=RANK(INDIRECT(ADDRESS(130;5;4));INDIRECT(ADDRESS(130;2;4)):INDIRECT(ADDRESS(130;11;4));1)" office:value-type="float" office:value="7">
            <text:p>7</text:p>
          </table:table-cell>
          <table:table-cell table:formula="of:=RANK(INDIRECT(ADDRESS(130;6;4));INDIRECT(ADDRESS(130;2;4)):INDIRECT(ADDRESS(130;11;4));1)" office:value-type="float" office:value="2">
            <text:p>2</text:p>
          </table:table-cell>
          <table:table-cell table:formula="of:=RANK(INDIRECT(ADDRESS(130;7;4));INDIRECT(ADDRESS(130;2;4)):INDIRECT(ADDRESS(130;11;4));1)" office:value-type="float" office:value="8">
            <text:p>8</text:p>
          </table:table-cell>
          <table:table-cell table:formula="of:=RANK(INDIRECT(ADDRESS(130;8;4));INDIRECT(ADDRESS(130;2;4)):INDIRECT(ADDRESS(130;11;4));1)" office:value-type="float" office:value="1">
            <text:p>1</text:p>
          </table:table-cell>
          <table:table-cell table:formula="of:=RANK(INDIRECT(ADDRESS(130;9;4));INDIRECT(ADDRESS(130;2;4)):INDIRECT(ADDRESS(130;11;4));1)" office:value-type="float" office:value="5">
            <text:p>5</text:p>
          </table:table-cell>
          <table:table-cell table:formula="of:=RANK(INDIRECT(ADDRESS(130;10;4));INDIRECT(ADDRESS(130;2;4)):INDIRECT(ADDRESS(130;11;4));1)" office:value-type="float" office:value="6">
            <text:p>6</text:p>
          </table:table-cell>
          <table:table-cell table:formula="of:=RANK(INDIRECT(ADDRESS(130;11;4));INDIRECT(ADDRESS(130;2;4)):INDIRECT(ADDRESS(130;11;4));1)" office:value-type="float" office:value="3">
            <text:p>3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10" office:value-type="float" office:value="0.0521826813298824">
            <text:p>0.052182681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30;2;4)):INDIRECT(ADDRESS(130;11;4)))+INDIRECT(ADDRESS(132;2;4))" office:value-type="float" office:value="4.14742077656798">
            <text:p>4.1474207766</text:p>
          </table:table-cell>
          <table:table-cell table:formula="of:=MIN(INDIRECT(ADDRESS(130;2;4)):INDIRECT(ADDRESS(130;11;4)))+INDIRECT(ADDRESS(132;3;4))" office:value-type="float" office:value="4.14742077656798">
            <text:p>4.1474207766</text:p>
          </table:table-cell>
          <table:table-cell table:formula="of:=MIN(INDIRECT(ADDRESS(130;2;4)):INDIRECT(ADDRESS(130;11;4)))+INDIRECT(ADDRESS(132;4;4))" office:value-type="float" office:value="4.14742077656798">
            <text:p>4.1474207766</text:p>
          </table:table-cell>
          <table:table-cell table:formula="of:=MIN(INDIRECT(ADDRESS(130;2;4)):INDIRECT(ADDRESS(130;11;4)))+INDIRECT(ADDRESS(132;5;4))" office:value-type="float" office:value="4.14742077656798">
            <text:p>4.1474207766</text:p>
          </table:table-cell>
          <table:table-cell table:formula="of:=MIN(INDIRECT(ADDRESS(130;2;4)):INDIRECT(ADDRESS(130;11;4)))+INDIRECT(ADDRESS(132;6;4))" office:value-type="float" office:value="4.14742077656798">
            <text:p>4.1474207766</text:p>
          </table:table-cell>
          <table:table-cell table:formula="of:=MIN(INDIRECT(ADDRESS(130;2;4)):INDIRECT(ADDRESS(130;11;4)))+INDIRECT(ADDRESS(132;7;4))" office:value-type="float" office:value="4.14742077656798">
            <text:p>4.1474207766</text:p>
          </table:table-cell>
          <table:table-cell table:formula="of:=MIN(INDIRECT(ADDRESS(130;2;4)):INDIRECT(ADDRESS(130;11;4)))+INDIRECT(ADDRESS(132;8;4))" office:value-type="float" office:value="4.14742077656798">
            <text:p>4.1474207766</text:p>
          </table:table-cell>
          <table:table-cell table:formula="of:=MIN(INDIRECT(ADDRESS(130;2;4)):INDIRECT(ADDRESS(130;11;4)))+INDIRECT(ADDRESS(132;9;4))" office:value-type="float" office:value="4.14742077656798">
            <text:p>4.1474207766</text:p>
          </table:table-cell>
          <table:table-cell table:formula="of:=MIN(INDIRECT(ADDRESS(130;2;4)):INDIRECT(ADDRESS(130;11;4)))+INDIRECT(ADDRESS(132;10;4))" office:value-type="float" office:value="4.14742077656798">
            <text:p>4.1474207766</text:p>
          </table:table-cell>
          <table:table-cell table:formula="of:=MIN(INDIRECT(ADDRESS(130;2;4)):INDIRECT(ADDRESS(130;11;4)))+INDIRECT(ADDRESS(132;11;4))" office:value-type="float" office:value="4.14742077656798">
            <text:p>4.1474207766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133;2;4))&gt;INDIRECT(ADDRESS(130;2;4));1;0)" office:value-type="float" office:value="0">
            <text:p>0</text:p>
          </table:table-cell>
          <table:table-cell table:formula="of:=IF(INDIRECT(ADDRESS(133;3;4))&gt;INDIRECT(ADDRESS(130;3;4));1;0)" office:value-type="float" office:value="0">
            <text:p>0</text:p>
          </table:table-cell>
          <table:table-cell table:formula="of:=IF(INDIRECT(ADDRESS(133;4;4))&gt;INDIRECT(ADDRESS(130;4;4));1;0)" office:value-type="float" office:value="0">
            <text:p>0</text:p>
          </table:table-cell>
          <table:table-cell table:formula="of:=IF(INDIRECT(ADDRESS(133;5;4))&gt;INDIRECT(ADDRESS(130;5;4));1;0)" office:value-type="float" office:value="0">
            <text:p>0</text:p>
          </table:table-cell>
          <table:table-cell table:formula="of:=IF(INDIRECT(ADDRESS(133;6;4))&gt;INDIRECT(ADDRESS(130;6;4));1;0)" office:value-type="float" office:value="0">
            <text:p>0</text:p>
          </table:table-cell>
          <table:table-cell table:formula="of:=IF(INDIRECT(ADDRESS(133;7;4))&gt;INDIRECT(ADDRESS(130;7;4));1;0)" office:value-type="float" office:value="0">
            <text:p>0</text:p>
          </table:table-cell>
          <table:table-cell table:formula="of:=IF(INDIRECT(ADDRESS(133;8;4))&gt;INDIRECT(ADDRESS(130;8;4));1;0)" office:value-type="float" office:value="1">
            <text:p>1</text:p>
          </table:table-cell>
          <table:table-cell table:formula="of:=IF(INDIRECT(ADDRESS(133;9;4))&gt;INDIRECT(ADDRESS(130;9;4));1;0)" office:value-type="float" office:value="0">
            <text:p>0</text:p>
          </table:table-cell>
          <table:table-cell table:formula="of:=IF(INDIRECT(ADDRESS(133;10;4))&gt;INDIRECT(ADDRESS(130;10;4));1;0)" office:value-type="float" office:value="0">
            <text:p>0</text:p>
          </table:table-cell>
          <table:table-cell table:formula="of:=IF(INDIRECT(ADDRESS(133;11;4))&gt;INDIRECT(ADDRESS(130;11;4));1;0)" office:value-type="float" office:value="0">
            <text:p>0</text:p>
          </table:table-cell>
        </table:table-row>
      </table:table>
      <table:table table:name="Error" table:style-name="ta1" table:print="false"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RandomBLM</text:p>
          </table:table-cell>
          <table:table-cell office:value-type="string">
            <text:p>RCDBLM</text:p>
          </table:table-cell>
          <table:table-cell office:value-type="string">
            <text:p>IncrementalSABLM</text:p>
          </table:table-cell>
          <table:table-cell office:value-type="string">
            <text:p>MarkovianBLM</text:p>
          </table:table-cell>
          <table:table-cell office:value-type="string">
            <text:p>HybridBLM</text:p>
          </table:table-cell>
          <table:table-cell office:value-type="string">
            <text:p>Chol11CMA_ESBLM</text:p>
          </table:table-cell>
          <table:table-cell office:value-type="string">
            <text:p>SimulatedAnnealingBLM</text:p>
          </table:table-cell>
          <table:table-cell office:value-type="string">
            <text:p>SimulatedAnnealingSBLM</text:p>
          </table:table-cell>
          <table:table-cell office:value-type="string">
            <text:p>DifferentialEvolutionBLM</text:p>
          </table:table-cell>
          <table:table-cell office:value-type="string">
            <text:p>GeneticLSBLM</text:p>
          </table:table-cell>
        </table:table-row>
        <table:table-row table:style-name="ro2">
          <table:table-cell office:value-type="string">
            <text:p>Bukin6</text:p>
          </table:table-cell>
          <table:table-cell office:value-type="float" office:value="-1.76851050310344">
            <text:p>-1.7685105031</text:p>
          </table:table-cell>
          <table:table-cell office:value-type="float" office:value="-1.68193652021732">
            <text:p>-1.6819365202</text:p>
          </table:table-cell>
          <table:table-cell office:value-type="float" office:value="-0.540972150300433">
            <text:p>-0.5409721503</text:p>
          </table:table-cell>
          <table:table-cell office:value-type="float" office:value="-1.63172731224813">
            <text:p>-1.6317273122</text:p>
          </table:table-cell>
          <table:table-cell office:value-type="float" office:value="-1.80536017704242">
            <text:p>-1.805360177</text:p>
          </table:table-cell>
          <table:table-cell office:value-type="float" office:value="-1.79112022588536">
            <text:p>-1.7911202259</text:p>
          </table:table-cell>
          <table:table-cell office:value-type="float" office:value="-1.79024956414181">
            <text:p>-1.7902495641</text:p>
          </table:table-cell>
          <table:table-cell office:value-type="float" office:value="-1.7135471988315">
            <text:p>-1.7135471988</text:p>
          </table:table-cell>
          <table:table-cell office:value-type="float" office:value="-1.85427392482124">
            <text:p>-1.8542739248</text:p>
          </table:table-cell>
          <table:table-cell office:value-type="float" office:value="-1.71710236816316">
            <text:p>-1.7171023682</text:p>
          </table:table-cell>
        </table:table-row>
        <table:table-row table:style-name="ro1">
          <table:table-cell office:value-type="string">
            <text:p>Damavandi</text:p>
          </table:table-cell>
          <table:table-cell table:number-columns-repeated="10"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Easom</text:p>
          </table:table-cell>
          <table:table-cell office:value-type="float" office:value="-15.653559774527">
            <text:p>-15.6535597745</text:p>
          </table:table-cell>
          <table:table-cell office:value-type="float" office:value="-8.8703658024947">
            <text:p>-8.8703658025</text:p>
          </table:table-cell>
          <table:table-cell office:value-type="float" office:value="-4.16099726481019">
            <text:p>-4.1609972648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2.08714247739304">
            <text:p>-2.0871424774</text:p>
          </table:table-cell>
          <table:table-cell office:value-type="float" office:value="-15.653559774527">
            <text:p>-15.6535597745</text:p>
          </table:table-cell>
          <table:table-cell office:value-type="float" office:value="-7.82679749910512">
            <text:p>-7.8267974991</text:p>
          </table:table-cell>
          <table:table-cell table:number-columns-repeated="2"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GulfRND</text:p>
          </table:table-cell>
          <table:table-cell office:value-type="float" office:value="-12.7245472384901">
            <text:p>-12.7245472385</text:p>
          </table:table-cell>
          <table:table-cell office:value-type="float" office:value="-12.8951372324413">
            <text:p>-12.8951372324</text:p>
          </table:table-cell>
          <table:table-cell office:value-type="float" office:value="-5.84287882191249">
            <text:p>-5.8428788219</text:p>
          </table:table-cell>
          <table:table-cell office:value-type="float" office:value="-12.934416457782">
            <text:p>-12.9344164578</text:p>
          </table:table-cell>
          <table:table-cell office:value-type="float" office:value="-15.5639468086496">
            <text:p>-15.5639468086</text:p>
          </table:table-cell>
          <table:table-cell office:value-type="float" office:value="-13.8442079196561">
            <text:p>-13.8442079197</text:p>
          </table:table-cell>
          <table:table-cell office:value-type="float" office:value="-12.7455659861169">
            <text:p>-12.7455659861</text:p>
          </table:table-cell>
          <table:table-cell office:value-type="float" office:value="-12.923471270393">
            <text:p>-12.9234712704</text:p>
          </table:table-cell>
          <table:table-cell office:value-type="float" office:value="-15.653559774527">
            <text:p>-15.6535597745</text:p>
          </table:table-cell>
          <table:table-cell office:value-type="float" office:value="-12.7899468960432">
            <text:p>-12.789946896</text:p>
          </table:table-cell>
        </table:table-row>
        <table:table-row table:style-name="ro2">
          <table:table-cell office:value-type="string">
            <text:p>Price2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7.11338487278521">
            <text:p>-7.1133848728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.97690623156687">
            <text:p>-1.9769062316</text:p>
          </table:table-cell>
          <table:table-cell table:number-columns-repeated="4" office:value-type="float" office:value="-15.653559774527">
            <text:p>-15.6535597745</text:p>
          </table:table-cell>
        </table:table-row>
        <table:table-row table:style-name="ro1">
          <table:table-cell office:value-type="string">
            <text:p>Trefethen</text:p>
          </table:table-cell>
          <table:table-cell office:value-type="float" office:value="-5.08215002197298">
            <text:p>-5.082150022</text:p>
          </table:table-cell>
          <table:table-cell office:value-type="float" office:value="-6.92608642819973">
            <text:p>-6.9260864282</text:p>
          </table:table-cell>
          <table:table-cell office:value-type="float" office:value="-3.03473740124438">
            <text:p>-3.0347374012</text:p>
          </table:table-cell>
          <table:table-cell office:value-type="float" office:value="-15.2650811311752">
            <text:p>-15.2650811312</text:p>
          </table:table-cell>
          <table:table-cell office:value-type="float" office:value="-15.0290802430964">
            <text:p>-15.0290802431</text:p>
          </table:table-cell>
          <table:table-cell office:value-type="float" office:value="-0.462702455308182">
            <text:p>-0.4627024553</text:p>
          </table:table-cell>
          <table:table-cell office:value-type="float" office:value="-14.4108923659842">
            <text:p>-14.410892366</text:p>
          </table:table-cell>
          <table:table-cell office:value-type="float" office:value="-9.35962319308321">
            <text:p>-9.3596231931</text:p>
          </table:table-cell>
          <table:table-cell office:value-type="float" office:value="-15.0268486834421">
            <text:p>-15.0268486834</text:p>
          </table:table-cell>
          <table:table-cell office:value-type="float" office:value="-13.5675144236384">
            <text:p>-13.5675144236</text:p>
          </table:table-cell>
        </table:table-row>
        <table:table-row table:style-name="ro2">
          <table:table-cell office:value-type="string">
            <text:p>Ackley2</text:p>
          </table:table-cell>
          <table:table-cell office:value-type="float" office:value="-15.5868931078604">
            <text:p>-15.5868931079</text:p>
          </table:table-cell>
          <table:table-cell office:value-type="float" office:value="-15.553559774527">
            <text:p>-15.5535597745</text:p>
          </table:table-cell>
          <table:table-cell office:value-type="float" office:value="-2.74562605201685">
            <text:p>-2.745626052</text:p>
          </table:table-cell>
          <table:table-cell office:value-type="float" office:value="-15.4868931078604">
            <text:p>-15.4868931079</text:p>
          </table:table-cell>
          <table:table-cell office:value-type="float" office:value="-15.653559774527">
            <text:p>-15.6535597745</text:p>
          </table:table-cell>
          <table:table-cell office:value-type="float" office:value="-4.17428260654054">
            <text:p>-4.1742826065</text:p>
          </table:table-cell>
          <table:table-cell office:value-type="float" office:value="-15.5202264411937">
            <text:p>-15.5202264412</text:p>
          </table:table-cell>
          <table:table-cell office:value-type="float" office:value="-15.5101921080049">
            <text:p>-15.510192108</text:p>
          </table:table-cell>
          <table:table-cell table:number-columns-repeated="2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FletcherPowell2</text:p>
          </table:table-cell>
          <table:table-cell office:value-type="float" office:value="-15.6491355224318">
            <text:p>-15.6491355224</text:p>
          </table:table-cell>
          <table:table-cell office:value-type="float" office:value="-15.5976988598206">
            <text:p>-15.5976988598</text:p>
          </table:table-cell>
          <table:table-cell office:value-type="float" office:value="-2.06735297156044">
            <text:p>-2.0673529716</text:p>
          </table:table-cell>
          <table:table-cell office:value-type="float" office:value="-15.6395069240794">
            <text:p>-15.6395069241</text:p>
          </table:table-cell>
          <table:table-cell office:value-type="float" office:value="-15.653559774527">
            <text:p>-15.6535597745</text:p>
          </table:table-cell>
          <table:table-cell office:value-type="float" office:value="-15.6395337764546">
            <text:p>-15.6395337765</text:p>
          </table:table-cell>
          <table:table-cell office:value-type="float" office:value="-15.6260685737875">
            <text:p>-15.6260685738</text:p>
          </table:table-cell>
          <table:table-cell office:value-type="float" office:value="-15.6392713810272">
            <text:p>-15.639271381</text:p>
          </table:table-cell>
          <table:table-cell office:value-type="float" office:value="-15.653559774527">
            <text:p>-15.6535597745</text:p>
          </table:table-cell>
          <table:table-cell office:value-type="float" office:value="-15.6372058745987">
            <text:p>-15.6372058746</text:p>
          </table:table-cell>
        </table:table-row>
        <table:table-row table:style-name="ro2">
          <table:table-cell office:value-type="string">
            <text:p>Griewank2</text:p>
          </table:table-cell>
          <table:table-cell office:value-type="float" office:value="-4.63572632859748">
            <text:p>-4.6357263286</text:p>
          </table:table-cell>
          <table:table-cell office:value-type="float" office:value="-7.08927237908526">
            <text:p>-7.0892723791</text:p>
          </table:table-cell>
          <table:table-cell office:value-type="float" office:value="-2.9564299670875">
            <text:p>-2.9564299671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.37751960668361">
            <text:p>-1.3775196067</text:p>
          </table:table-cell>
          <table:table-cell office:value-type="float" office:value="-15.653559774527">
            <text:p>-15.6535597745</text:p>
          </table:table-cell>
          <table:table-cell office:value-type="float" office:value="-9.34303221999099">
            <text:p>-9.34303222</text:p>
          </table:table-cell>
          <table:table-cell office:value-type="float" office:value="-15.653559774527">
            <text:p>-15.6535597745</text:p>
          </table:table-cell>
          <table:table-cell office:value-type="float" office:value="-10.6952881245344">
            <text:p>-10.6952881245</text:p>
          </table:table-cell>
        </table:table-row>
        <table:table-row table:style-name="ro2">
          <table:table-cell office:value-type="string">
            <text:p>Rastrigin2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5.4170360831272">
            <text:p>-5.4170360831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0">
            <text:p>0</text:p>
          </table:table-cell>
          <table:table-cell table:number-columns-repeated="4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chwefelDoubleSum2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7.90752205587385">
            <text:p>-7.9075220559</text:p>
          </table:table-cell>
          <table:table-cell office:value-type="float" office:value="-15.6278242856773">
            <text:p>-15.6278242857</text:p>
          </table:table-cell>
          <table:table-cell table:number-columns-repeated="6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chwefelMax2</text:p>
          </table:table-cell>
          <table:table-cell office:value-type="float" office:value="-15.6125184048999">
            <text:p>-15.6125184049</text:p>
          </table:table-cell>
          <table:table-cell office:value-type="float" office:value="-15.264916830253">
            <text:p>-15.2649168303</text:p>
          </table:table-cell>
          <table:table-cell office:value-type="float" office:value="-2.32508602439869">
            <text:p>-2.3250860244</text:p>
          </table:table-cell>
          <table:table-cell office:value-type="float" office:value="-15.5020882824314">
            <text:p>-15.5020882824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5.5908078927162">
            <text:p>-15.5908078927</text:p>
          </table:table-cell>
          <table:table-cell office:value-type="float" office:value="-15.5979912146483">
            <text:p>-15.5979912146</text:p>
          </table:table-cell>
          <table:table-cell office:value-type="float" office:value="-15.653559774527">
            <text:p>-15.6535597745</text:p>
          </table:table-cell>
          <table:table-cell office:value-type="float" office:value="-15.4837131356629">
            <text:p>-15.4837131357</text:p>
          </table:table-cell>
        </table:table-row>
        <table:table-row table:style-name="ro2">
          <table:table-cell office:value-type="string">
            <text:p>StepFunction2</text:p>
          </table:table-cell>
          <table:table-cell table:number-columns-repeated="10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Weierstrass2</text:p>
          </table:table-cell>
          <table:table-cell office:value-type="float" office:value="-13.6270106434326">
            <text:p>-13.6270106434</text:p>
          </table:table-cell>
          <table:table-cell office:value-type="float" office:value="-14.4102263482834">
            <text:p>-14.4102263483</text:p>
          </table:table-cell>
          <table:table-cell office:value-type="float" office:value="-2.28175201623492">
            <text:p>-2.2817520162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3.9503900016882">
            <text:p>-13.9503900017</text:p>
          </table:table-cell>
          <table:table-cell office:value-type="float" office:value="-15.653559774527">
            <text:p>-15.6535597745</text:p>
          </table:table-cell>
          <table:table-cell office:value-type="float" office:value="-13.2873088427646">
            <text:p>-13.2873088428</text:p>
          </table:table-cell>
          <table:table-cell office:value-type="float" office:value="-15.653559774527">
            <text:p>-15.6535597745</text:p>
          </table:table-cell>
          <table:table-cell office:value-type="float" office:value="-13.350226976534">
            <text:p>-13.3502269765</text:p>
          </table:table-cell>
        </table:table-row>
        <table:table-row table:style-name="ro2">
          <table:table-cell office:value-type="string">
            <text:p>Trig2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8.07106646476556">
            <text:p>-8.0710664648</text:p>
          </table:table-cell>
          <table:table-cell table:number-columns-repeated="7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Pinter2</text:p>
          </table:table-cell>
          <table:table-cell office:value-type="float" office:value="-15.653559774527">
            <text:p>-15.6535597745</text:p>
          </table:table-cell>
          <table:table-cell office:value-type="float" office:value="-10.4862167837737">
            <text:p>-10.4862167838</text:p>
          </table:table-cell>
          <table:table-cell office:value-type="float" office:value="-4.85119544205991">
            <text:p>-4.8511954421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3.19132427581225">
            <text:p>-3.1913242758</text:p>
          </table:table-cell>
          <table:table-cell office:value-type="float" office:value="-15.653559774527">
            <text:p>-15.6535597745</text:p>
          </table:table-cell>
          <table:table-cell office:value-type="float" office:value="-14.6200911763764">
            <text:p>-14.6200911764</text:p>
          </table:table-cell>
          <table:table-cell table:number-columns-repeated="2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alomon2</text:p>
          </table:table-cell>
          <table:table-cell office:value-type="float" office:value="-4.41958592120187">
            <text:p>-4.4195859212</text:p>
          </table:table-cell>
          <table:table-cell office:value-type="float" office:value="-1.89706961670622">
            <text:p>-1.8970696167</text:p>
          </table:table-cell>
          <table:table-cell office:value-type="float" office:value="-1.70246241949067">
            <text:p>-1.7024624195</text:p>
          </table:table-cell>
          <table:table-cell office:value-type="float" office:value="-15.2596375788705">
            <text:p>-15.2596375789</text:p>
          </table:table-cell>
          <table:table-cell office:value-type="float" office:value="-15.653559774527">
            <text:p>-15.6535597745</text:p>
          </table:table-cell>
          <table:table-cell office:value-type="float" office:value="-1.3982043753221">
            <text:p>-1.3982043753</text:p>
          </table:table-cell>
          <table:table-cell office:value-type="float" office:value="-15.0343731175473">
            <text:p>-15.0343731175</text:p>
          </table:table-cell>
          <table:table-cell office:value-type="float" office:value="-3.75277765214328">
            <text:p>-3.7527776521</text:p>
          </table:table-cell>
          <table:table-cell office:value-type="float" office:value="-15.653559774527">
            <text:p>-15.6535597745</text:p>
          </table:table-cell>
          <table:table-cell office:value-type="float" office:value="-12.1760517974874">
            <text:p>-12.1760517975</text:p>
          </table:table-cell>
        </table:table-row>
        <table:table-row table:style-name="ro2">
          <table:table-cell office:value-type="string">
            <text:p>SchaeferF62</text:p>
          </table:table-cell>
          <table:table-cell office:value-type="float" office:value="-8.83303814839415">
            <text:p>-8.8330381484</text:p>
          </table:table-cell>
          <table:table-cell office:value-type="float" office:value="-1.86565966155727">
            <text:p>-1.8656596616</text:p>
          </table:table-cell>
          <table:table-cell office:value-type="float" office:value="-3.44005713526446">
            <text:p>-3.4400571353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.39406410834745">
            <text:p>-1.3940641083</text:p>
          </table:table-cell>
          <table:table-cell office:value-type="float" office:value="-15.653559774527">
            <text:p>-15.6535597745</text:p>
          </table:table-cell>
          <table:table-cell office:value-type="float" office:value="-9.74244103187853">
            <text:p>-9.7424410319</text:p>
          </table:table-cell>
          <table:table-cell office:value-type="float" office:value="-15.1988583327848">
            <text:p>-15.1988583328</text:p>
          </table:table-cell>
          <table:table-cell office:value-type="float" office:value="-12.4706496823317">
            <text:p>-12.4706496823</text:p>
          </table:table-cell>
        </table:table-row>
        <table:table-row table:style-name="ro2">
          <table:table-cell office:value-type="string">
            <text:p>Ackley6</text:p>
          </table:table-cell>
          <table:table-cell office:value-type="float" office:value="-5.43699920912499">
            <text:p>-5.4369992091</text:p>
          </table:table-cell>
          <table:table-cell office:value-type="float" office:value="-14.853559774527">
            <text:p>-14.8535597745</text:p>
          </table:table-cell>
          <table:table-cell office:value-type="float" office:value="-2.12940329379211">
            <text:p>-2.1294032938</text:p>
          </table:table-cell>
          <table:table-cell office:value-type="float" office:value="-12.4446331454392">
            <text:p>-12.4446331454</text:p>
          </table:table-cell>
          <table:table-cell office:value-type="float" office:value="-14.8868931078604">
            <text:p>-14.8868931079</text:p>
          </table:table-cell>
          <table:table-cell office:value-type="float" office:value="-2.05380796993694">
            <text:p>-2.0538079699</text:p>
          </table:table-cell>
          <table:table-cell office:value-type="float" office:value="-9.90237318301802">
            <text:p>-9.902373183</text:p>
          </table:table-cell>
          <table:table-cell office:value-type="float" office:value="-15.0202264411937">
            <text:p>-15.0202264412</text:p>
          </table:table-cell>
          <table:table-cell office:value-type="float" office:value="-1.04357065163513">
            <text:p>-1.0435706516</text:p>
          </table:table-cell>
          <table:table-cell office:value-type="float" office:value="-14.9202264411937">
            <text:p>-14.9202264412</text:p>
          </table:table-cell>
        </table:table-row>
        <table:table-row table:style-name="ro2">
          <table:table-cell office:value-type="string">
            <text:p>FletcherPowell6</text:p>
          </table:table-cell>
          <table:table-cell office:value-type="float" office:value="-12.5572377141463">
            <text:p>-12.5572377141</text:p>
          </table:table-cell>
          <table:table-cell office:value-type="float" office:value="-11.0577391951509">
            <text:p>-11.0577391952</text:p>
          </table:table-cell>
          <table:table-cell office:value-type="float" office:value="-0.0741842290980427">
            <text:p>-0.0741842291</text:p>
          </table:table-cell>
          <table:table-cell office:value-type="float" office:value="-12.3139152830011">
            <text:p>-12.313915283</text:p>
          </table:table-cell>
          <table:table-cell office:value-type="float" office:value="-14.6892111221884">
            <text:p>-14.6892111222</text:p>
          </table:table-cell>
          <table:table-cell office:value-type="float" office:value="-9.91392119053378">
            <text:p>-9.9139211905</text:p>
          </table:table-cell>
          <table:table-cell office:value-type="float" office:value="-13.694918008716">
            <text:p>-13.6949180087</text:p>
          </table:table-cell>
          <table:table-cell office:value-type="float" office:value="-10.8314247568484">
            <text:p>-10.8314247568</text:p>
          </table:table-cell>
          <table:table-cell office:value-type="float" office:value="-15.653559774527">
            <text:p>-15.6535597745</text:p>
          </table:table-cell>
          <table:table-cell office:value-type="float" office:value="-14.6340617909153">
            <text:p>-14.6340617909</text:p>
          </table:table-cell>
        </table:table-row>
        <table:table-row table:style-name="ro2">
          <table:table-cell office:value-type="string">
            <text:p>Griewank6</text:p>
          </table:table-cell>
          <table:table-cell office:value-type="float" office:value="-0.200734123906501">
            <text:p>-0.2007341239</text:p>
          </table:table-cell>
          <table:table-cell office:value-type="float" office:value="-2.10979677294322">
            <text:p>-2.1097967729</text:p>
          </table:table-cell>
          <table:table-cell office:value-type="float" office:value="-1.64096338849905">
            <text:p>-1.6409633885</text:p>
          </table:table-cell>
          <table:table-cell office:value-type="float" office:value="-0.742648730150188">
            <text:p>-0.7426487302</text:p>
          </table:table-cell>
          <table:table-cell office:value-type="float" office:value="-15.653559774527">
            <text:p>-15.6535597745</text:p>
          </table:table-cell>
          <table:table-cell office:value-type="float" office:value="-0.411871822276637">
            <text:p>-0.4118718223</text:p>
          </table:table-cell>
          <table:table-cell office:value-type="float" office:value="-0.922251263986924">
            <text:p>-0.922251264</text:p>
          </table:table-cell>
          <table:table-cell office:value-type="float" office:value="-1.60492496912918">
            <text:p>-1.6049249691</text:p>
          </table:table-cell>
          <table:table-cell office:value-type="float" office:value="-15.653559774527">
            <text:p>-15.6535597745</text:p>
          </table:table-cell>
          <table:table-cell office:value-type="float" office:value="-3.14904039469748">
            <text:p>-3.1490403947</text:p>
          </table:table-cell>
        </table:table-row>
        <table:table-row table:style-name="ro2">
          <table:table-cell office:value-type="string">
            <text:p>Rastrigin6</text:p>
          </table:table-cell>
          <table:table-cell office:value-type="float" office:value="0">
            <text:p>0</text:p>
          </table:table-cell>
          <table:table-cell office:value-type="float" office:value="-15.653559774527">
            <text:p>-15.6535597745</text:p>
          </table:table-cell>
          <table:table-cell office:value-type="float" office:value="-3.99524502362217">
            <text:p>-3.9952450236</text:p>
          </table:table-cell>
          <table:table-cell office:value-type="string">
            <text:p>-7.3159675119207008e-005</text:p>
          </table:table-cell>
          <table:table-cell office:value-type="float" office:value="-15.653559774527">
            <text:p>-15.653559774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chwefelDoubleSum6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3.24010255886448">
            <text:p>-3.2401025589</text:p>
          </table:table-cell>
          <table:table-cell table:number-columns-repeated="3" office:value-type="float" office:value="-15.653559774527">
            <text:p>-15.6535597745</text:p>
          </table:table-cell>
          <table:table-cell office:value-type="float" office:value="-15.6346049970109">
            <text:p>-15.634604997</text:p>
          </table:table-cell>
          <table:table-cell office:value-type="float" office:value="-15.6189743974681">
            <text:p>-15.6189743975</text:p>
          </table:table-cell>
          <table:table-cell table:number-columns-repeated="2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chwefelMax6</text:p>
          </table:table-cell>
          <table:table-cell office:value-type="float" office:value="-15.5238167420359">
            <text:p>-15.523816742</text:p>
          </table:table-cell>
          <table:table-cell office:value-type="float" office:value="-15.5915728449788">
            <text:p>-15.591572845</text:p>
          </table:table-cell>
          <table:table-cell office:value-type="float" office:value="-1.51924037656615">
            <text:p>-1.5192403766</text:p>
          </table:table-cell>
          <table:table-cell table:number-columns-repeated="3" office:value-type="float" office:value="-15.653559774527">
            <text:p>-15.6535597745</text:p>
          </table:table-cell>
          <table:table-cell office:value-type="float" office:value="-15.6301612659877">
            <text:p>-15.630161266</text:p>
          </table:table-cell>
          <table:table-cell office:value-type="float" office:value="-15.5809904195061">
            <text:p>-15.5809904195</text:p>
          </table:table-cell>
          <table:table-cell table:number-columns-repeated="2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tepFunction6</text:p>
          </table:table-cell>
          <table:table-cell office:value-type="float" office:value="0">
            <text:p>0</text:p>
          </table:table-cell>
          <table:table-cell table:number-columns-repeated="9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Weierstrass6</text:p>
          </table:table-cell>
          <table:table-cell office:value-type="float" office:value="-2.30737285357372">
            <text:p>-2.3073728536</text:p>
          </table:table-cell>
          <table:table-cell office:value-type="float" office:value="-7.83481370643341">
            <text:p>-7.8348137064</text:p>
          </table:table-cell>
          <table:table-cell office:value-type="float" office:value="-1.54844917240259">
            <text:p>-1.5484491724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5.70857156411584">
            <text:p>-5.7085715641</text:p>
          </table:table-cell>
          <table:table-cell office:value-type="float" office:value="-15.653559774527">
            <text:p>-15.6535597745</text:p>
          </table:table-cell>
          <table:table-cell office:value-type="float" office:value="-8.21543844106073">
            <text:p>-8.2154384411</text:p>
          </table:table-cell>
          <table:table-cell office:value-type="float" office:value="-15.653559774527">
            <text:p>-15.6535597745</text:p>
          </table:table-cell>
          <table:table-cell office:value-type="float" office:value="-6.56753306011001">
            <text:p>-6.5675330601</text:p>
          </table:table-cell>
        </table:table-row>
        <table:table-row table:style-name="ro2">
          <table:table-cell office:value-type="string">
            <text:p>Trig6</text:p>
          </table:table-cell>
          <table:table-cell office:value-type="float" office:value="-7.92467778428168">
            <text:p>-7.9246777843</text:p>
          </table:table-cell>
          <table:table-cell office:value-type="float" office:value="-7.17108640769852">
            <text:p>-7.1710864077</text:p>
          </table:table-cell>
          <table:table-cell office:value-type="float" office:value="-4.19786487369171">
            <text:p>-4.1978648737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4.041357716017">
            <text:p>-14.041357716</text:p>
          </table:table-cell>
          <table:table-cell office:value-type="float" office:value="-15.653559774527">
            <text:p>-15.6535597745</text:p>
          </table:table-cell>
          <table:table-cell office:value-type="float" office:value="-9.93107967019819">
            <text:p>-9.9310796702</text:p>
          </table:table-cell>
          <table:table-cell office:value-type="float" office:value="-15.653559774527">
            <text:p>-15.6535597745</text:p>
          </table:table-cell>
          <table:table-cell office:value-type="float" office:value="-15.0542263278333">
            <text:p>-15.0542263278</text:p>
          </table:table-cell>
        </table:table-row>
        <table:table-row table:style-name="ro2">
          <table:table-cell office:value-type="string">
            <text:p>Pinter6</text:p>
          </table:table-cell>
          <table:table-cell office:value-type="float" office:value="-4.08541834311749">
            <text:p>-4.0854183431</text:p>
          </table:table-cell>
          <table:table-cell office:value-type="float" office:value="-6.27264789918001">
            <text:p>-6.2726478992</text:p>
          </table:table-cell>
          <table:table-cell office:value-type="float" office:value="-4.33312659198938">
            <text:p>-4.333126592</text:p>
          </table:table-cell>
          <table:table-cell office:value-type="float" office:value="-7.32744254018434">
            <text:p>-7.3274425402</text:p>
          </table:table-cell>
          <table:table-cell office:value-type="float" office:value="-15.653559774527">
            <text:p>-15.6535597745</text:p>
          </table:table-cell>
          <table:table-cell office:value-type="float" office:value="0">
            <text:p>0</text:p>
          </table:table-cell>
          <table:table-cell office:value-type="float" office:value="-14.5904366664917">
            <text:p>-14.5904366665</text:p>
          </table:table-cell>
          <table:table-cell office:value-type="float" office:value="-11.5578450935709">
            <text:p>-11.5578450936</text:p>
          </table:table-cell>
          <table:table-cell office:value-type="float" office:value="-15.653559774527">
            <text:p>-15.6535597745</text:p>
          </table:table-cell>
          <table:table-cell office:value-type="float" office:value="-15.641592376439">
            <text:p>-15.6415923764</text:p>
          </table:table-cell>
        </table:table-row>
        <table:table-row table:style-name="ro2">
          <table:table-cell office:value-type="string">
            <text:p>Salomon6</text:p>
          </table:table-cell>
          <table:table-cell office:value-type="float" office:value="-2.6523163097753">
            <text:p>-2.6523163098</text:p>
          </table:table-cell>
          <table:table-cell office:value-type="float" office:value="-0.51453353735935">
            <text:p>-0.5145335374</text:p>
          </table:table-cell>
          <table:table-cell office:value-type="float" office:value="-0.700019809345245">
            <text:p>-0.7000198093</text:p>
          </table:table-cell>
          <table:table-cell office:value-type="float" office:value="-1.00055040062465">
            <text:p>-1.0005504006</text:p>
          </table:table-cell>
          <table:table-cell office:value-type="float" office:value="-1.00055040062465">
            <text:p>-1.0005504006</text:p>
          </table:table-cell>
          <table:table-cell office:value-type="float" office:value="-1.58230948679962">
            <text:p>-1.5823094868</text:p>
          </table:table-cell>
          <table:table-cell office:value-type="float" office:value="-1.00055040062465">
            <text:p>-1.0005504006</text:p>
          </table:table-cell>
          <table:table-cell office:value-type="float" office:value="-0.68069149427957">
            <text:p>-0.6806914943</text:p>
          </table:table-cell>
          <table:table-cell office:value-type="float" office:value="-1.00055040062465">
            <text:p>-1.0005504006</text:p>
          </table:table-cell>
          <table:table-cell office:value-type="float" office:value="-0.99050689118566">
            <text:p>-0.9905068912</text:p>
          </table:table-cell>
        </table:table-row>
        <table:table-row table:style-name="ro2">
          <table:table-cell office:value-type="string">
            <text:p>SchaeferF66</text:p>
          </table:table-cell>
          <table:table-cell office:value-type="float" office:value="-0.135853067783207">
            <text:p>-0.1358530678</text:p>
          </table:table-cell>
          <table:table-cell office:value-type="float" office:value="-2.53022299080041">
            <text:p>-2.5302229908</text:p>
          </table:table-cell>
          <table:table-cell office:value-type="float" office:value="-2.79789814670036">
            <text:p>-2.7978981467</text:p>
          </table:table-cell>
          <table:table-cell office:value-type="float" office:value="-0.176269865592066">
            <text:p>-0.1762698656</text:p>
          </table:table-cell>
          <table:table-cell office:value-type="float" office:value="-1.30379283795707">
            <text:p>-1.303792838</text:p>
          </table:table-cell>
          <table:table-cell office:value-type="float" office:value="0">
            <text:p>0</text:p>
          </table:table-cell>
          <table:table-cell office:value-type="float" office:value="-0.513168419714025">
            <text:p>-0.5131684197</text:p>
          </table:table-cell>
          <table:table-cell office:value-type="float" office:value="-7.80601611527512">
            <text:p>-7.8060161153</text:p>
          </table:table-cell>
          <table:table-cell office:value-type="float" office:value="-0.972023969646845">
            <text:p>-0.9720239696</text:p>
          </table:table-cell>
          <table:table-cell office:value-type="float" office:value="-1.31677685169218">
            <text:p>-1.3167768517</text:p>
          </table:table-cell>
        </table:table-row>
        <table:table-row table:style-name="ro2">
          <table:table-cell office:value-type="string">
            <text:p>Ackley10</text:p>
          </table:table-cell>
          <table:table-cell office:value-type="float" office:value="0">
            <text:p>0</text:p>
          </table:table-cell>
          <table:table-cell office:value-type="float" office:value="-14.653559774527">
            <text:p>-14.6535597745</text:p>
          </table:table-cell>
          <table:table-cell office:value-type="float" office:value="-1.76102058212702">
            <text:p>-1.7610205821</text:p>
          </table:table-cell>
          <table:table-cell office:value-type="float" office:value="0">
            <text:p>0</text:p>
          </table:table-cell>
          <table:table-cell office:value-type="float" office:value="-14.6868931078604">
            <text:p>-14.6868931079</text:p>
          </table:table-cell>
          <table:table-cell office:value-type="float" office:value="0">
            <text:p>0</text:p>
          </table:table-cell>
          <table:table-cell office:value-type="float" office:value="-9.44725452386711">
            <text:p>-9.4472545239</text:p>
          </table:table-cell>
          <table:table-cell office:value-type="float" office:value="-14.55251013267">
            <text:p>-14.5525101327</text:p>
          </table:table-cell>
          <table:table-cell office:value-type="float" office:value="-12.3446331454392">
            <text:p>-12.3446331454</text:p>
          </table:table-cell>
          <table:table-cell office:value-type="float" office:value="-14.6001577748161">
            <text:p>-14.6001577748</text:p>
          </table:table-cell>
        </table:table-row>
        <table:table-row table:style-name="ro2">
          <table:table-cell office:value-type="string">
            <text:p>FletcherPowell10</text:p>
          </table:table-cell>
          <table:table-cell office:value-type="float" office:value="-9.07150791131128">
            <text:p>-9.0715079113</text:p>
          </table:table-cell>
          <table:table-cell office:value-type="float" office:value="-7.59555625335952">
            <text:p>-7.5955562534</text:p>
          </table:table-cell>
          <table:table-cell office:value-type="float" office:value="0">
            <text:p>0</text:p>
          </table:table-cell>
          <table:table-cell office:value-type="float" office:value="-9.52472037059743">
            <text:p>-9.5247203706</text:p>
          </table:table-cell>
          <table:table-cell office:value-type="float" office:value="-12.0212951940953">
            <text:p>-12.0212951941</text:p>
          </table:table-cell>
          <table:table-cell office:value-type="float" office:value="-10.7298009177938">
            <text:p>-10.7298009178</text:p>
          </table:table-cell>
          <table:table-cell office:value-type="float" office:value="-11.4290874670339">
            <text:p>-11.429087467</text:p>
          </table:table-cell>
          <table:table-cell office:value-type="float" office:value="-10.1164372627537">
            <text:p>-10.1164372628</text:p>
          </table:table-cell>
          <table:table-cell office:value-type="float" office:value="-14.2667805975036">
            <text:p>-14.2667805975</text:p>
          </table:table-cell>
          <table:table-cell office:value-type="float" office:value="-11.973192110938">
            <text:p>-11.9731921109</text:p>
          </table:table-cell>
        </table:table-row>
        <table:table-row table:style-name="ro2">
          <table:table-cell office:value-type="string">
            <text:p>Griewank10</text:p>
          </table:table-cell>
          <table:table-cell office:value-type="float" office:value="-3.39546781809284">
            <text:p>-3.3954678181</text:p>
          </table:table-cell>
          <table:table-cell office:value-type="float" office:value="-2.71551532800278">
            <text:p>-2.715515328</text:p>
          </table:table-cell>
          <table:table-cell office:value-type="float" office:value="-1.19414902903491">
            <text:p>-1.194149029</text:p>
          </table:table-cell>
          <table:table-cell office:value-type="float" office:value="-0.396545743126249">
            <text:p>-0.3965457431</text:p>
          </table:table-cell>
          <table:table-cell office:value-type="float" office:value="-15.653559774527">
            <text:p>-15.6535597745</text:p>
          </table:table-cell>
          <table:table-cell office:value-type="float" office:value="-0.725204594966252">
            <text:p>-0.725204595</text:p>
          </table:table-cell>
          <table:table-cell office:value-type="float" office:value="-0.964907313234096">
            <text:p>-0.9649073132</text:p>
          </table:table-cell>
          <table:table-cell office:value-type="float" office:value="-1.27671847810795">
            <text:p>-1.2767184781</text:p>
          </table:table-cell>
          <table:table-cell office:value-type="float" office:value="-15.653559774527">
            <text:p>-15.6535597745</text:p>
          </table:table-cell>
          <table:table-cell office:value-type="float" office:value="-2.54506684489797">
            <text:p>-2.5450668449</text:p>
          </table:table-cell>
        </table:table-row>
        <table:table-row table:style-name="ro2">
          <table:table-cell office:value-type="string">
            <text:p>Rastrigin10</text:p>
          </table:table-cell>
          <table:table-cell office:value-type="float" office:value="0">
            <text:p>0</text:p>
          </table:table-cell>
          <table:table-cell office:value-type="float" office:value="-15.653559774527">
            <text:p>-15.6535597745</text:p>
          </table:table-cell>
          <table:table-cell office:value-type="float" office:value="-3.27067163750808">
            <text:p>-3.2706716375</text:p>
          </table:table-cell>
          <table:table-cell office:value-type="float" office:value="0">
            <text:p>0</text:p>
          </table:table-cell>
          <table:table-cell office:value-type="float" office:value="-15.653559774527">
            <text:p>-15.6535597745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chwefelDoubleSum10</text:p>
          </table:table-cell>
          <table:table-cell office:value-type="float" office:value="-14.403852346836">
            <text:p>-14.4038523468</text:p>
          </table:table-cell>
          <table:table-cell office:value-type="float" office:value="-15.0344946596477">
            <text:p>-15.0344946596</text:p>
          </table:table-cell>
          <table:table-cell office:value-type="float" office:value="-1.38722262043978">
            <text:p>-1.3872226204</text:p>
          </table:table-cell>
          <table:table-cell office:value-type="float" office:value="-15.2942552641313">
            <text:p>-15.2942552641</text:p>
          </table:table-cell>
          <table:table-cell office:value-type="float" office:value="-14.8087890037762">
            <text:p>-14.8087890038</text:p>
          </table:table-cell>
          <table:table-cell office:value-type="float" office:value="-15.653559774527">
            <text:p>-15.6535597745</text:p>
          </table:table-cell>
          <table:table-cell office:value-type="float" office:value="-15.1745424727618">
            <text:p>-15.1745424728</text:p>
          </table:table-cell>
          <table:table-cell office:value-type="float" office:value="-14.9457941480112">
            <text:p>-14.945794148</text:p>
          </table:table-cell>
          <table:table-cell office:value-type="float" office:value="-15.653559774527">
            <text:p>-15.6535597745</text:p>
          </table:table-cell>
          <table:table-cell office:value-type="float" office:value="-14.9352835050594">
            <text:p>-14.9352835051</text:p>
          </table:table-cell>
        </table:table-row>
        <table:table-row table:style-name="ro2">
          <table:table-cell office:value-type="string">
            <text:p>SchwefelMax10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.14461460055801">
            <text:p>-1.1446146006</text:p>
          </table:table-cell>
          <table:table-cell office:value-type="float" office:value="-15.5903015711446">
            <text:p>-15.5903015711</text:p>
          </table:table-cell>
          <table:table-cell office:value-type="float" office:value="-15.653559774527">
            <text:p>-15.6535597745</text:p>
          </table:table-cell>
          <table:table-cell office:value-type="float" office:value="-15.3971054857862">
            <text:p>-15.3971054858</text:p>
          </table:table-cell>
          <table:table-cell table:number-columns-repeated="4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StepFunction10</text:p>
          </table:table-cell>
          <table:table-cell office:value-type="float" office:value="0">
            <text:p>0</text:p>
          </table:table-cell>
          <table:table-cell table:number-columns-repeated="9" office:value-type="float" office:value="-15.653559774527">
            <text:p>-15.6535597745</text:p>
          </table:table-cell>
        </table:table-row>
        <table:table-row table:style-name="ro2">
          <table:table-cell office:value-type="string">
            <text:p>Weierstrass10</text:p>
          </table:table-cell>
          <table:table-cell office:value-type="float" office:value="-0.177722547673559">
            <text:p>-0.1777225477</text:p>
          </table:table-cell>
          <table:table-cell office:value-type="float" office:value="-3.18711567845504">
            <text:p>-3.1871156785</text:p>
          </table:table-cell>
          <table:table-cell office:value-type="float" office:value="-1.14379664387398">
            <text:p>-1.1437966439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5.770878649788">
            <text:p>-5.7708786498</text:p>
          </table:table-cell>
          <table:table-cell office:value-type="float" office:value="-15.653559774527">
            <text:p>-15.6535597745</text:p>
          </table:table-cell>
          <table:table-cell office:value-type="float" office:value="-2.35200981285656">
            <text:p>-2.3520098129</text:p>
          </table:table-cell>
          <table:table-cell office:value-type="float" office:value="-15.653559774527">
            <text:p>-15.6535597745</text:p>
          </table:table-cell>
          <table:table-cell office:value-type="float" office:value="-2.59384361027885">
            <text:p>-2.5938436103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float" office:value="-7.46005494581541">
            <text:p>-7.4600549458</text:p>
          </table:table-cell>
          <table:table-cell office:value-type="float" office:value="-8.05427922649367">
            <text:p>-8.0542792265</text:p>
          </table:table-cell>
          <table:table-cell office:value-type="float" office:value="-4.2218295394078">
            <text:p>-4.2218295394</text:p>
          </table:table-cell>
          <table:table-cell table:number-columns-repeated="2" office:value-type="float" office:value="-15.653559774527">
            <text:p>-15.6535597745</text:p>
          </table:table-cell>
          <table:table-cell office:value-type="float" office:value="-11.7241113686807">
            <text:p>-11.7241113687</text:p>
          </table:table-cell>
          <table:table-cell office:value-type="float" office:value="-15.653559774527">
            <text:p>-15.6535597745</text:p>
          </table:table-cell>
          <table:table-cell office:value-type="float" office:value="-6.15932440118196">
            <text:p>-6.1593244012</text:p>
          </table:table-cell>
          <table:table-cell office:value-type="float" office:value="-15.653559774527">
            <text:p>-15.6535597745</text:p>
          </table:table-cell>
          <table:table-cell office:value-type="float" office:value="-6.42743042689777">
            <text:p>-6.4274304269</text:p>
          </table:table-cell>
        </table:table-row>
        <table:table-row table:style-name="ro2">
          <table:table-cell office:value-type="string">
            <text:p>Pinter10</text:p>
          </table:table-cell>
          <table:table-cell office:value-type="float" office:value="-0.000705541373681862">
            <text:p>-0.0007055414</text:p>
          </table:table-cell>
          <table:table-cell office:value-type="float" office:value="-1.96183827355879">
            <text:p>-1.9618382736</text:p>
          </table:table-cell>
          <table:table-cell office:value-type="float" office:value="-3.51666156113309">
            <text:p>-3.5166615611</text:p>
          </table:table-cell>
          <table:table-cell office:value-type="float" office:value="-0.000812664192181528">
            <text:p>-0.0008126642</text:p>
          </table:table-cell>
          <table:table-cell office:value-type="float" office:value="-15.6381011980883">
            <text:p>-15.6381011981</text:p>
          </table:table-cell>
          <table:table-cell office:value-type="float" office:value="0">
            <text:p>0</text:p>
          </table:table-cell>
          <table:table-cell office:value-type="float" office:value="-0.96627301081896">
            <text:p>-0.9662730108</text:p>
          </table:table-cell>
          <table:table-cell office:value-type="float" office:value="-11.7606063859565">
            <text:p>-11.760606386</text:p>
          </table:table-cell>
          <table:table-cell office:value-type="float" office:value="-15.653559774527">
            <text:p>-15.6535597745</text:p>
          </table:table-cell>
          <table:table-cell office:value-type="float" office:value="-14.5748288345868">
            <text:p>-14.5748288346</text:p>
          </table:table-cell>
        </table:table-row>
        <table:table-row table:style-name="ro2">
          <table:table-cell office:value-type="string">
            <text:p>Salomon10</text:p>
          </table:table-cell>
          <table:table-cell office:value-type="float" office:value="-0.18741556696216">
            <text:p>-0.187415567</text:p>
          </table:table-cell>
          <table:table-cell office:value-type="float" office:value="-0.285742258521406">
            <text:p>-0.2857422585</text:p>
          </table:table-cell>
          <table:table-cell office:value-type="float" office:value="-0.418649218106659">
            <text:p>-0.4186492181</text:p>
          </table:table-cell>
          <table:table-cell office:value-type="float" office:value="-1.00055040062465">
            <text:p>-1.0005504006</text:p>
          </table:table-cell>
          <table:table-cell office:value-type="float" office:value="-1.00055040062465">
            <text:p>-1.0005504006</text:p>
          </table:table-cell>
          <table:table-cell office:value-type="float" office:value="-0.572573020992587">
            <text:p>-0.572573021</text:p>
          </table:table-cell>
          <table:table-cell office:value-type="float" office:value="-0.930245834551723">
            <text:p>-0.9302458346</text:p>
          </table:table-cell>
          <table:table-cell office:value-type="float" office:value="-0.448013373972462">
            <text:p>-0.448013374</text:p>
          </table:table-cell>
          <table:table-cell office:value-type="float" office:value="-1.00055040062465">
            <text:p>-1.0005504006</text:p>
          </table:table-cell>
          <table:table-cell office:value-type="float" office:value="-0.759506174088901">
            <text:p>-0.7595061741</text:p>
          </table:table-cell>
        </table:table-row>
        <table:table-row table:style-name="ro2">
          <table:table-cell office:value-type="string">
            <text:p>SchaeferF610</text:p>
          </table:table-cell>
          <table:table-cell office:value-type="float" office:value="0">
            <text:p>0</text:p>
          </table:table-cell>
          <table:table-cell office:value-type="float" office:value="-0.945019802484254">
            <text:p>-0.9450198025</text:p>
          </table:table-cell>
          <table:table-cell office:value-type="float" office:value="-1.5906026886171">
            <text:p>-1.5906026886</text:p>
          </table:table-cell>
          <table:table-cell office:value-type="float" office:value="0">
            <text:p>0</text:p>
          </table:table-cell>
          <table:table-cell office:value-type="float" office:value="-1.04626105188657">
            <text:p>-1.0462610519</text:p>
          </table:table-cell>
          <table:table-cell table:number-columns-repeated="2" office:value-type="float" office:value="0">
            <text:p>0</text:p>
          </table:table-cell>
          <table:table-cell office:value-type="float" office:value="-2.4887342726777">
            <text:p>-2.4887342727</text:p>
          </table:table-cell>
          <table:table-cell office:value-type="float" office:value="-0.200491118167123">
            <text:p>-0.2004911182</text:p>
          </table:table-cell>
          <table:table-cell office:value-type="float" office:value="-1.05997909690349">
            <text:p>-1.0599790969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VALUE(TRIM(INDIRECT(ADDRESS(2;2;4))))" office:value-type="float" office:value="-1.76851050310344">
            <text:p>-1.7685105031</text:p>
          </table:table-cell>
          <table:table-cell table:formula="of:=VALUE(TRIM(INDIRECT(ADDRESS(2;3;4))))" office:value-type="float" office:value="-1.68193652021732">
            <text:p>-1.6819365202</text:p>
          </table:table-cell>
          <table:table-cell table:formula="of:=VALUE(TRIM(INDIRECT(ADDRESS(2;4;4))))" office:value-type="float" office:value="-0.540972150300433">
            <text:p>-0.5409721503</text:p>
          </table:table-cell>
          <table:table-cell table:formula="of:=VALUE(TRIM(INDIRECT(ADDRESS(2;5;4))))" office:value-type="float" office:value="-1.63172731224813">
            <text:p>-1.6317273122</text:p>
          </table:table-cell>
          <table:table-cell table:formula="of:=VALUE(TRIM(INDIRECT(ADDRESS(2;6;4))))" office:value-type="float" office:value="-1.80536017704242">
            <text:p>-1.805360177</text:p>
          </table:table-cell>
          <table:table-cell table:formula="of:=VALUE(TRIM(INDIRECT(ADDRESS(2;7;4))))" office:value-type="float" office:value="-1.79112022588536">
            <text:p>-1.7911202259</text:p>
          </table:table-cell>
          <table:table-cell table:formula="of:=VALUE(TRIM(INDIRECT(ADDRESS(2;8;4))))" office:value-type="float" office:value="-1.79024956414181">
            <text:p>-1.7902495641</text:p>
          </table:table-cell>
          <table:table-cell table:formula="of:=VALUE(TRIM(INDIRECT(ADDRESS(2;9;4))))" office:value-type="float" office:value="-1.7135471988315">
            <text:p>-1.7135471988</text:p>
          </table:table-cell>
          <table:table-cell table:formula="of:=VALUE(TRIM(INDIRECT(ADDRESS(2;10;4))))" office:value-type="float" office:value="-1.85427392482124">
            <text:p>-1.8542739248</text:p>
          </table:table-cell>
          <table:table-cell table:formula="of:=VALUE(TRIM(INDIRECT(ADDRESS(2;11;4))))" office:value-type="float" office:value="-1.71710236816316">
            <text:p>-1.7171023682</text:p>
          </table:table-cell>
        </table:table-row>
        <table:table-row table:style-name="ro2">
          <table:table-cell/>
          <table:table-cell table:formula="of:=VALUE(TRIM(INDIRECT(ADDRESS(3;2;4))))" office:value-type="float" office:value="-15.653559774527">
            <text:p>-15.6535597745</text:p>
          </table:table-cell>
          <table:table-cell table:formula="of:=VALUE(TRIM(INDIRECT(ADDRESS(3;3;4))))" office:value-type="float" office:value="-15.653559774527">
            <text:p>-15.6535597745</text:p>
          </table:table-cell>
          <table:table-cell table:formula="of:=VALUE(TRIM(INDIRECT(ADDRESS(3;4;4))))" office:value-type="float" office:value="-15.653559774527">
            <text:p>-15.6535597745</text:p>
          </table:table-cell>
          <table:table-cell table:formula="of:=VALUE(TRIM(INDIRECT(ADDRESS(3;5;4))))" office:value-type="float" office:value="-15.653559774527">
            <text:p>-15.6535597745</text:p>
          </table:table-cell>
          <table:table-cell table:formula="of:=VALUE(TRIM(INDIRECT(ADDRESS(3;6;4))))" office:value-type="float" office:value="-15.653559774527">
            <text:p>-15.6535597745</text:p>
          </table:table-cell>
          <table:table-cell table:formula="of:=VALUE(TRIM(INDIRECT(ADDRESS(3;7;4))))" office:value-type="float" office:value="-15.653559774527">
            <text:p>-15.6535597745</text:p>
          </table:table-cell>
          <table:table-cell table:formula="of:=VALUE(TRIM(INDIRECT(ADDRESS(3;8;4))))" office:value-type="float" office:value="-15.653559774527">
            <text:p>-15.6535597745</text:p>
          </table:table-cell>
          <table:table-cell table:formula="of:=VALUE(TRIM(INDIRECT(ADDRESS(3;9;4))))" office:value-type="float" office:value="-15.653559774527">
            <text:p>-15.6535597745</text:p>
          </table:table-cell>
          <table:table-cell table:formula="of:=VALUE(TRIM(INDIRECT(ADDRESS(3;10;4))))" office:value-type="float" office:value="-15.653559774527">
            <text:p>-15.6535597745</text:p>
          </table:table-cell>
          <table:table-cell table:formula="of:=VALUE(TRIM(INDIRECT(ADDRESS(3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4;2;4))))" office:value-type="float" office:value="-15.653559774527">
            <text:p>-15.6535597745</text:p>
          </table:table-cell>
          <table:table-cell table:formula="of:=VALUE(TRIM(INDIRECT(ADDRESS(4;3;4))))" office:value-type="float" office:value="-8.8703658024947">
            <text:p>-8.8703658025</text:p>
          </table:table-cell>
          <table:table-cell table:formula="of:=VALUE(TRIM(INDIRECT(ADDRESS(4;4;4))))" office:value-type="float" office:value="-4.16099726481019">
            <text:p>-4.1609972648</text:p>
          </table:table-cell>
          <table:table-cell table:formula="of:=VALUE(TRIM(INDIRECT(ADDRESS(4;5;4))))" office:value-type="float" office:value="-15.653559774527">
            <text:p>-15.6535597745</text:p>
          </table:table-cell>
          <table:table-cell table:formula="of:=VALUE(TRIM(INDIRECT(ADDRESS(4;6;4))))" office:value-type="float" office:value="-15.653559774527">
            <text:p>-15.6535597745</text:p>
          </table:table-cell>
          <table:table-cell table:formula="of:=VALUE(TRIM(INDIRECT(ADDRESS(4;7;4))))" office:value-type="float" office:value="-2.08714247739304">
            <text:p>-2.0871424774</text:p>
          </table:table-cell>
          <table:table-cell table:formula="of:=VALUE(TRIM(INDIRECT(ADDRESS(4;8;4))))" office:value-type="float" office:value="-15.653559774527">
            <text:p>-15.6535597745</text:p>
          </table:table-cell>
          <table:table-cell table:formula="of:=VALUE(TRIM(INDIRECT(ADDRESS(4;9;4))))" office:value-type="float" office:value="-7.82679749910512">
            <text:p>-7.8267974991</text:p>
          </table:table-cell>
          <table:table-cell table:formula="of:=VALUE(TRIM(INDIRECT(ADDRESS(4;10;4))))" office:value-type="float" office:value="-15.653559774527">
            <text:p>-15.6535597745</text:p>
          </table:table-cell>
          <table:table-cell table:formula="of:=VALUE(TRIM(INDIRECT(ADDRESS(4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5;2;4))))" office:value-type="float" office:value="-12.7245472384901">
            <text:p>-12.7245472385</text:p>
          </table:table-cell>
          <table:table-cell table:formula="of:=VALUE(TRIM(INDIRECT(ADDRESS(5;3;4))))" office:value-type="float" office:value="-12.8951372324413">
            <text:p>-12.8951372324</text:p>
          </table:table-cell>
          <table:table-cell table:formula="of:=VALUE(TRIM(INDIRECT(ADDRESS(5;4;4))))" office:value-type="float" office:value="-5.84287882191249">
            <text:p>-5.8428788219</text:p>
          </table:table-cell>
          <table:table-cell table:formula="of:=VALUE(TRIM(INDIRECT(ADDRESS(5;5;4))))" office:value-type="float" office:value="-12.934416457782">
            <text:p>-12.9344164578</text:p>
          </table:table-cell>
          <table:table-cell table:formula="of:=VALUE(TRIM(INDIRECT(ADDRESS(5;6;4))))" office:value-type="float" office:value="-15.5639468086496">
            <text:p>-15.5639468086</text:p>
          </table:table-cell>
          <table:table-cell table:formula="of:=VALUE(TRIM(INDIRECT(ADDRESS(5;7;4))))" office:value-type="float" office:value="-13.8442079196561">
            <text:p>-13.8442079197</text:p>
          </table:table-cell>
          <table:table-cell table:formula="of:=VALUE(TRIM(INDIRECT(ADDRESS(5;8;4))))" office:value-type="float" office:value="-12.7455659861169">
            <text:p>-12.7455659861</text:p>
          </table:table-cell>
          <table:table-cell table:formula="of:=VALUE(TRIM(INDIRECT(ADDRESS(5;9;4))))" office:value-type="float" office:value="-12.923471270393">
            <text:p>-12.9234712704</text:p>
          </table:table-cell>
          <table:table-cell table:formula="of:=VALUE(TRIM(INDIRECT(ADDRESS(5;10;4))))" office:value-type="float" office:value="-15.653559774527">
            <text:p>-15.6535597745</text:p>
          </table:table-cell>
          <table:table-cell table:formula="of:=VALUE(TRIM(INDIRECT(ADDRESS(5;11;4))))" office:value-type="float" office:value="-12.7899468960432">
            <text:p>-12.789946896</text:p>
          </table:table-cell>
        </table:table-row>
        <table:table-row table:style-name="ro2">
          <table:table-cell/>
          <table:table-cell table:formula="of:=VALUE(TRIM(INDIRECT(ADDRESS(6;2;4))))" office:value-type="float" office:value="-15.653559774527">
            <text:p>-15.6535597745</text:p>
          </table:table-cell>
          <table:table-cell table:formula="of:=VALUE(TRIM(INDIRECT(ADDRESS(6;3;4))))" office:value-type="float" office:value="-15.653559774527">
            <text:p>-15.6535597745</text:p>
          </table:table-cell>
          <table:table-cell table:formula="of:=VALUE(TRIM(INDIRECT(ADDRESS(6;4;4))))" office:value-type="float" office:value="-7.11338487278521">
            <text:p>-7.1133848728</text:p>
          </table:table-cell>
          <table:table-cell table:formula="of:=VALUE(TRIM(INDIRECT(ADDRESS(6;5;4))))" office:value-type="float" office:value="-15.653559774527">
            <text:p>-15.6535597745</text:p>
          </table:table-cell>
          <table:table-cell table:formula="of:=VALUE(TRIM(INDIRECT(ADDRESS(6;6;4))))" office:value-type="float" office:value="-15.653559774527">
            <text:p>-15.6535597745</text:p>
          </table:table-cell>
          <table:table-cell table:formula="of:=VALUE(TRIM(INDIRECT(ADDRESS(6;7;4))))" office:value-type="float" office:value="-1.97690623156687">
            <text:p>-1.9769062316</text:p>
          </table:table-cell>
          <table:table-cell table:formula="of:=VALUE(TRIM(INDIRECT(ADDRESS(6;8;4))))" office:value-type="float" office:value="-15.653559774527">
            <text:p>-15.6535597745</text:p>
          </table:table-cell>
          <table:table-cell table:formula="of:=VALUE(TRIM(INDIRECT(ADDRESS(6;9;4))))" office:value-type="float" office:value="-15.653559774527">
            <text:p>-15.6535597745</text:p>
          </table:table-cell>
          <table:table-cell table:formula="of:=VALUE(TRIM(INDIRECT(ADDRESS(6;10;4))))" office:value-type="float" office:value="-15.653559774527">
            <text:p>-15.6535597745</text:p>
          </table:table-cell>
          <table:table-cell table:formula="of:=VALUE(TRIM(INDIRECT(ADDRESS(6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7;2;4))))" office:value-type="float" office:value="-5.08215002197298">
            <text:p>-5.082150022</text:p>
          </table:table-cell>
          <table:table-cell table:formula="of:=VALUE(TRIM(INDIRECT(ADDRESS(7;3;4))))" office:value-type="float" office:value="-6.92608642819973">
            <text:p>-6.9260864282</text:p>
          </table:table-cell>
          <table:table-cell table:formula="of:=VALUE(TRIM(INDIRECT(ADDRESS(7;4;4))))" office:value-type="float" office:value="-3.03473740124438">
            <text:p>-3.0347374012</text:p>
          </table:table-cell>
          <table:table-cell table:formula="of:=VALUE(TRIM(INDIRECT(ADDRESS(7;5;4))))" office:value-type="float" office:value="-15.2650811311752">
            <text:p>-15.2650811312</text:p>
          </table:table-cell>
          <table:table-cell table:formula="of:=VALUE(TRIM(INDIRECT(ADDRESS(7;6;4))))" office:value-type="float" office:value="-15.0290802430964">
            <text:p>-15.0290802431</text:p>
          </table:table-cell>
          <table:table-cell table:formula="of:=VALUE(TRIM(INDIRECT(ADDRESS(7;7;4))))" office:value-type="float" office:value="-0.462702455308182">
            <text:p>-0.4627024553</text:p>
          </table:table-cell>
          <table:table-cell table:formula="of:=VALUE(TRIM(INDIRECT(ADDRESS(7;8;4))))" office:value-type="float" office:value="-14.4108923659842">
            <text:p>-14.410892366</text:p>
          </table:table-cell>
          <table:table-cell table:formula="of:=VALUE(TRIM(INDIRECT(ADDRESS(7;9;4))))" office:value-type="float" office:value="-9.35962319308321">
            <text:p>-9.3596231931</text:p>
          </table:table-cell>
          <table:table-cell table:formula="of:=VALUE(TRIM(INDIRECT(ADDRESS(7;10;4))))" office:value-type="float" office:value="-15.0268486834421">
            <text:p>-15.0268486834</text:p>
          </table:table-cell>
          <table:table-cell table:formula="of:=VALUE(TRIM(INDIRECT(ADDRESS(7;11;4))))" office:value-type="float" office:value="-13.5675144236384">
            <text:p>-13.5675144236</text:p>
          </table:table-cell>
        </table:table-row>
        <table:table-row table:style-name="ro2">
          <table:table-cell/>
          <table:table-cell table:formula="of:=VALUE(TRIM(INDIRECT(ADDRESS(8;2;4))))" office:value-type="float" office:value="-15.5868931078604">
            <text:p>-15.5868931079</text:p>
          </table:table-cell>
          <table:table-cell table:formula="of:=VALUE(TRIM(INDIRECT(ADDRESS(8;3;4))))" office:value-type="float" office:value="-15.553559774527">
            <text:p>-15.5535597745</text:p>
          </table:table-cell>
          <table:table-cell table:formula="of:=VALUE(TRIM(INDIRECT(ADDRESS(8;4;4))))" office:value-type="float" office:value="-2.74562605201685">
            <text:p>-2.745626052</text:p>
          </table:table-cell>
          <table:table-cell table:formula="of:=VALUE(TRIM(INDIRECT(ADDRESS(8;5;4))))" office:value-type="float" office:value="-15.4868931078604">
            <text:p>-15.4868931079</text:p>
          </table:table-cell>
          <table:table-cell table:formula="of:=VALUE(TRIM(INDIRECT(ADDRESS(8;6;4))))" office:value-type="float" office:value="-15.653559774527">
            <text:p>-15.6535597745</text:p>
          </table:table-cell>
          <table:table-cell table:formula="of:=VALUE(TRIM(INDIRECT(ADDRESS(8;7;4))))" office:value-type="float" office:value="-4.17428260654054">
            <text:p>-4.1742826065</text:p>
          </table:table-cell>
          <table:table-cell table:formula="of:=VALUE(TRIM(INDIRECT(ADDRESS(8;8;4))))" office:value-type="float" office:value="-15.5202264411937">
            <text:p>-15.5202264412</text:p>
          </table:table-cell>
          <table:table-cell table:formula="of:=VALUE(TRIM(INDIRECT(ADDRESS(8;9;4))))" office:value-type="float" office:value="-15.5101921080049">
            <text:p>-15.510192108</text:p>
          </table:table-cell>
          <table:table-cell table:formula="of:=VALUE(TRIM(INDIRECT(ADDRESS(8;10;4))))" office:value-type="float" office:value="-15.653559774527">
            <text:p>-15.6535597745</text:p>
          </table:table-cell>
          <table:table-cell table:formula="of:=VALUE(TRIM(INDIRECT(ADDRESS(8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9;2;4))))" office:value-type="float" office:value="-15.6491355224318">
            <text:p>-15.6491355224</text:p>
          </table:table-cell>
          <table:table-cell table:formula="of:=VALUE(TRIM(INDIRECT(ADDRESS(9;3;4))))" office:value-type="float" office:value="-15.5976988598206">
            <text:p>-15.5976988598</text:p>
          </table:table-cell>
          <table:table-cell table:formula="of:=VALUE(TRIM(INDIRECT(ADDRESS(9;4;4))))" office:value-type="float" office:value="-2.06735297156044">
            <text:p>-2.0673529716</text:p>
          </table:table-cell>
          <table:table-cell table:formula="of:=VALUE(TRIM(INDIRECT(ADDRESS(9;5;4))))" office:value-type="float" office:value="-15.6395069240794">
            <text:p>-15.6395069241</text:p>
          </table:table-cell>
          <table:table-cell table:formula="of:=VALUE(TRIM(INDIRECT(ADDRESS(9;6;4))))" office:value-type="float" office:value="-15.653559774527">
            <text:p>-15.6535597745</text:p>
          </table:table-cell>
          <table:table-cell table:formula="of:=VALUE(TRIM(INDIRECT(ADDRESS(9;7;4))))" office:value-type="float" office:value="-15.6395337764546">
            <text:p>-15.6395337765</text:p>
          </table:table-cell>
          <table:table-cell table:formula="of:=VALUE(TRIM(INDIRECT(ADDRESS(9;8;4))))" office:value-type="float" office:value="-15.6260685737875">
            <text:p>-15.6260685738</text:p>
          </table:table-cell>
          <table:table-cell table:formula="of:=VALUE(TRIM(INDIRECT(ADDRESS(9;9;4))))" office:value-type="float" office:value="-15.6392713810272">
            <text:p>-15.639271381</text:p>
          </table:table-cell>
          <table:table-cell table:formula="of:=VALUE(TRIM(INDIRECT(ADDRESS(9;10;4))))" office:value-type="float" office:value="-15.653559774527">
            <text:p>-15.6535597745</text:p>
          </table:table-cell>
          <table:table-cell table:formula="of:=VALUE(TRIM(INDIRECT(ADDRESS(9;11;4))))" office:value-type="float" office:value="-15.6372058745987">
            <text:p>-15.6372058746</text:p>
          </table:table-cell>
        </table:table-row>
        <table:table-row table:style-name="ro2">
          <table:table-cell/>
          <table:table-cell table:formula="of:=VALUE(TRIM(INDIRECT(ADDRESS(10;2;4))))" office:value-type="float" office:value="-4.63572632859748">
            <text:p>-4.6357263286</text:p>
          </table:table-cell>
          <table:table-cell table:formula="of:=VALUE(TRIM(INDIRECT(ADDRESS(10;3;4))))" office:value-type="float" office:value="-7.08927237908526">
            <text:p>-7.0892723791</text:p>
          </table:table-cell>
          <table:table-cell table:formula="of:=VALUE(TRIM(INDIRECT(ADDRESS(10;4;4))))" office:value-type="float" office:value="-2.9564299670875">
            <text:p>-2.9564299671</text:p>
          </table:table-cell>
          <table:table-cell table:formula="of:=VALUE(TRIM(INDIRECT(ADDRESS(10;5;4))))" office:value-type="float" office:value="-15.653559774527">
            <text:p>-15.6535597745</text:p>
          </table:table-cell>
          <table:table-cell table:formula="of:=VALUE(TRIM(INDIRECT(ADDRESS(10;6;4))))" office:value-type="float" office:value="-15.653559774527">
            <text:p>-15.6535597745</text:p>
          </table:table-cell>
          <table:table-cell table:formula="of:=VALUE(TRIM(INDIRECT(ADDRESS(10;7;4))))" office:value-type="float" office:value="-1.37751960668361">
            <text:p>-1.3775196067</text:p>
          </table:table-cell>
          <table:table-cell table:formula="of:=VALUE(TRIM(INDIRECT(ADDRESS(10;8;4))))" office:value-type="float" office:value="-15.653559774527">
            <text:p>-15.6535597745</text:p>
          </table:table-cell>
          <table:table-cell table:formula="of:=VALUE(TRIM(INDIRECT(ADDRESS(10;9;4))))" office:value-type="float" office:value="-9.34303221999099">
            <text:p>-9.34303222</text:p>
          </table:table-cell>
          <table:table-cell table:formula="of:=VALUE(TRIM(INDIRECT(ADDRESS(10;10;4))))" office:value-type="float" office:value="-15.653559774527">
            <text:p>-15.6535597745</text:p>
          </table:table-cell>
          <table:table-cell table:formula="of:=VALUE(TRIM(INDIRECT(ADDRESS(10;11;4))))" office:value-type="float" office:value="-10.6952881245344">
            <text:p>-10.6952881245</text:p>
          </table:table-cell>
        </table:table-row>
        <table:table-row table:style-name="ro2">
          <table:table-cell/>
          <table:table-cell table:formula="of:=VALUE(TRIM(INDIRECT(ADDRESS(11;2;4))))" office:value-type="float" office:value="-15.653559774527">
            <text:p>-15.6535597745</text:p>
          </table:table-cell>
          <table:table-cell table:formula="of:=VALUE(TRIM(INDIRECT(ADDRESS(11;3;4))))" office:value-type="float" office:value="-15.653559774527">
            <text:p>-15.6535597745</text:p>
          </table:table-cell>
          <table:table-cell table:formula="of:=VALUE(TRIM(INDIRECT(ADDRESS(11;4;4))))" office:value-type="float" office:value="-5.4170360831272">
            <text:p>-5.4170360831</text:p>
          </table:table-cell>
          <table:table-cell table:formula="of:=VALUE(TRIM(INDIRECT(ADDRESS(11;5;4))))" office:value-type="float" office:value="-15.653559774527">
            <text:p>-15.6535597745</text:p>
          </table:table-cell>
          <table:table-cell table:formula="of:=VALUE(TRIM(INDIRECT(ADDRESS(11;6;4))))" office:value-type="float" office:value="-15.653559774527">
            <text:p>-15.6535597745</text:p>
          </table:table-cell>
          <table:table-cell table:formula="of:=VALUE(TRIM(INDIRECT(ADDRESS(11;7;4))))" office:value-type="float" office:value="0">
            <text:p>0</text:p>
          </table:table-cell>
          <table:table-cell table:formula="of:=VALUE(TRIM(INDIRECT(ADDRESS(11;8;4))))" office:value-type="float" office:value="-15.653559774527">
            <text:p>-15.6535597745</text:p>
          </table:table-cell>
          <table:table-cell table:formula="of:=VALUE(TRIM(INDIRECT(ADDRESS(11;9;4))))" office:value-type="float" office:value="-15.653559774527">
            <text:p>-15.6535597745</text:p>
          </table:table-cell>
          <table:table-cell table:formula="of:=VALUE(TRIM(INDIRECT(ADDRESS(11;10;4))))" office:value-type="float" office:value="-15.653559774527">
            <text:p>-15.6535597745</text:p>
          </table:table-cell>
          <table:table-cell table:formula="of:=VALUE(TRIM(INDIRECT(ADDRESS(11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2;2;4))))" office:value-type="float" office:value="-15.653559774527">
            <text:p>-15.6535597745</text:p>
          </table:table-cell>
          <table:table-cell table:formula="of:=VALUE(TRIM(INDIRECT(ADDRESS(12;3;4))))" office:value-type="float" office:value="-15.653559774527">
            <text:p>-15.6535597745</text:p>
          </table:table-cell>
          <table:table-cell table:formula="of:=VALUE(TRIM(INDIRECT(ADDRESS(12;4;4))))" office:value-type="float" office:value="-7.90752205587385">
            <text:p>-7.9075220559</text:p>
          </table:table-cell>
          <table:table-cell table:formula="of:=VALUE(TRIM(INDIRECT(ADDRESS(12;5;4))))" office:value-type="float" office:value="-15.6278242856773">
            <text:p>-15.6278242857</text:p>
          </table:table-cell>
          <table:table-cell table:formula="of:=VALUE(TRIM(INDIRECT(ADDRESS(12;6;4))))" office:value-type="float" office:value="-15.653559774527">
            <text:p>-15.6535597745</text:p>
          </table:table-cell>
          <table:table-cell table:formula="of:=VALUE(TRIM(INDIRECT(ADDRESS(12;7;4))))" office:value-type="float" office:value="-15.653559774527">
            <text:p>-15.6535597745</text:p>
          </table:table-cell>
          <table:table-cell table:formula="of:=VALUE(TRIM(INDIRECT(ADDRESS(12;8;4))))" office:value-type="float" office:value="-15.653559774527">
            <text:p>-15.6535597745</text:p>
          </table:table-cell>
          <table:table-cell table:formula="of:=VALUE(TRIM(INDIRECT(ADDRESS(12;9;4))))" office:value-type="float" office:value="-15.653559774527">
            <text:p>-15.6535597745</text:p>
          </table:table-cell>
          <table:table-cell table:formula="of:=VALUE(TRIM(INDIRECT(ADDRESS(12;10;4))))" office:value-type="float" office:value="-15.653559774527">
            <text:p>-15.6535597745</text:p>
          </table:table-cell>
          <table:table-cell table:formula="of:=VALUE(TRIM(INDIRECT(ADDRESS(12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3;2;4))))" office:value-type="float" office:value="-15.6125184048999">
            <text:p>-15.6125184049</text:p>
          </table:table-cell>
          <table:table-cell table:formula="of:=VALUE(TRIM(INDIRECT(ADDRESS(13;3;4))))" office:value-type="float" office:value="-15.264916830253">
            <text:p>-15.2649168303</text:p>
          </table:table-cell>
          <table:table-cell table:formula="of:=VALUE(TRIM(INDIRECT(ADDRESS(13;4;4))))" office:value-type="float" office:value="-2.32508602439869">
            <text:p>-2.3250860244</text:p>
          </table:table-cell>
          <table:table-cell table:formula="of:=VALUE(TRIM(INDIRECT(ADDRESS(13;5;4))))" office:value-type="float" office:value="-15.5020882824314">
            <text:p>-15.5020882824</text:p>
          </table:table-cell>
          <table:table-cell table:formula="of:=VALUE(TRIM(INDIRECT(ADDRESS(13;6;4))))" office:value-type="float" office:value="-15.653559774527">
            <text:p>-15.6535597745</text:p>
          </table:table-cell>
          <table:table-cell table:formula="of:=VALUE(TRIM(INDIRECT(ADDRESS(13;7;4))))" office:value-type="float" office:value="-15.653559774527">
            <text:p>-15.6535597745</text:p>
          </table:table-cell>
          <table:table-cell table:formula="of:=VALUE(TRIM(INDIRECT(ADDRESS(13;8;4))))" office:value-type="float" office:value="-15.5908078927162">
            <text:p>-15.5908078927</text:p>
          </table:table-cell>
          <table:table-cell table:formula="of:=VALUE(TRIM(INDIRECT(ADDRESS(13;9;4))))" office:value-type="float" office:value="-15.5979912146483">
            <text:p>-15.5979912146</text:p>
          </table:table-cell>
          <table:table-cell table:formula="of:=VALUE(TRIM(INDIRECT(ADDRESS(13;10;4))))" office:value-type="float" office:value="-15.653559774527">
            <text:p>-15.6535597745</text:p>
          </table:table-cell>
          <table:table-cell table:formula="of:=VALUE(TRIM(INDIRECT(ADDRESS(13;11;4))))" office:value-type="float" office:value="-15.4837131356629">
            <text:p>-15.4837131357</text:p>
          </table:table-cell>
        </table:table-row>
        <table:table-row table:style-name="ro2">
          <table:table-cell/>
          <table:table-cell table:formula="of:=VALUE(TRIM(INDIRECT(ADDRESS(14;2;4))))" office:value-type="float" office:value="-15.653559774527">
            <text:p>-15.6535597745</text:p>
          </table:table-cell>
          <table:table-cell table:formula="of:=VALUE(TRIM(INDIRECT(ADDRESS(14;3;4))))" office:value-type="float" office:value="-15.653559774527">
            <text:p>-15.6535597745</text:p>
          </table:table-cell>
          <table:table-cell table:formula="of:=VALUE(TRIM(INDIRECT(ADDRESS(14;4;4))))" office:value-type="float" office:value="-15.653559774527">
            <text:p>-15.6535597745</text:p>
          </table:table-cell>
          <table:table-cell table:formula="of:=VALUE(TRIM(INDIRECT(ADDRESS(14;5;4))))" office:value-type="float" office:value="-15.653559774527">
            <text:p>-15.6535597745</text:p>
          </table:table-cell>
          <table:table-cell table:formula="of:=VALUE(TRIM(INDIRECT(ADDRESS(14;6;4))))" office:value-type="float" office:value="-15.653559774527">
            <text:p>-15.6535597745</text:p>
          </table:table-cell>
          <table:table-cell table:formula="of:=VALUE(TRIM(INDIRECT(ADDRESS(14;7;4))))" office:value-type="float" office:value="-15.653559774527">
            <text:p>-15.6535597745</text:p>
          </table:table-cell>
          <table:table-cell table:formula="of:=VALUE(TRIM(INDIRECT(ADDRESS(14;8;4))))" office:value-type="float" office:value="-15.653559774527">
            <text:p>-15.6535597745</text:p>
          </table:table-cell>
          <table:table-cell table:formula="of:=VALUE(TRIM(INDIRECT(ADDRESS(14;9;4))))" office:value-type="float" office:value="-15.653559774527">
            <text:p>-15.6535597745</text:p>
          </table:table-cell>
          <table:table-cell table:formula="of:=VALUE(TRIM(INDIRECT(ADDRESS(14;10;4))))" office:value-type="float" office:value="-15.653559774527">
            <text:p>-15.6535597745</text:p>
          </table:table-cell>
          <table:table-cell table:formula="of:=VALUE(TRIM(INDIRECT(ADDRESS(14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5;2;4))))" office:value-type="float" office:value="-13.6270106434326">
            <text:p>-13.6270106434</text:p>
          </table:table-cell>
          <table:table-cell table:formula="of:=VALUE(TRIM(INDIRECT(ADDRESS(15;3;4))))" office:value-type="float" office:value="-14.4102263482834">
            <text:p>-14.4102263483</text:p>
          </table:table-cell>
          <table:table-cell table:formula="of:=VALUE(TRIM(INDIRECT(ADDRESS(15;4;4))))" office:value-type="float" office:value="-2.28175201623492">
            <text:p>-2.2817520162</text:p>
          </table:table-cell>
          <table:table-cell table:formula="of:=VALUE(TRIM(INDIRECT(ADDRESS(15;5;4))))" office:value-type="float" office:value="-15.653559774527">
            <text:p>-15.6535597745</text:p>
          </table:table-cell>
          <table:table-cell table:formula="of:=VALUE(TRIM(INDIRECT(ADDRESS(15;6;4))))" office:value-type="float" office:value="-15.653559774527">
            <text:p>-15.6535597745</text:p>
          </table:table-cell>
          <table:table-cell table:formula="of:=VALUE(TRIM(INDIRECT(ADDRESS(15;7;4))))" office:value-type="float" office:value="-13.9503900016882">
            <text:p>-13.9503900017</text:p>
          </table:table-cell>
          <table:table-cell table:formula="of:=VALUE(TRIM(INDIRECT(ADDRESS(15;8;4))))" office:value-type="float" office:value="-15.653559774527">
            <text:p>-15.6535597745</text:p>
          </table:table-cell>
          <table:table-cell table:formula="of:=VALUE(TRIM(INDIRECT(ADDRESS(15;9;4))))" office:value-type="float" office:value="-13.2873088427646">
            <text:p>-13.2873088428</text:p>
          </table:table-cell>
          <table:table-cell table:formula="of:=VALUE(TRIM(INDIRECT(ADDRESS(15;10;4))))" office:value-type="float" office:value="-15.653559774527">
            <text:p>-15.6535597745</text:p>
          </table:table-cell>
          <table:table-cell table:formula="of:=VALUE(TRIM(INDIRECT(ADDRESS(15;11;4))))" office:value-type="float" office:value="-13.350226976534">
            <text:p>-13.3502269765</text:p>
          </table:table-cell>
        </table:table-row>
        <table:table-row table:style-name="ro2">
          <table:table-cell/>
          <table:table-cell table:formula="of:=VALUE(TRIM(INDIRECT(ADDRESS(16;2;4))))" office:value-type="float" office:value="-15.653559774527">
            <text:p>-15.6535597745</text:p>
          </table:table-cell>
          <table:table-cell table:formula="of:=VALUE(TRIM(INDIRECT(ADDRESS(16;3;4))))" office:value-type="float" office:value="-15.653559774527">
            <text:p>-15.6535597745</text:p>
          </table:table-cell>
          <table:table-cell table:formula="of:=VALUE(TRIM(INDIRECT(ADDRESS(16;4;4))))" office:value-type="float" office:value="-8.07106646476556">
            <text:p>-8.0710664648</text:p>
          </table:table-cell>
          <table:table-cell table:formula="of:=VALUE(TRIM(INDIRECT(ADDRESS(16;5;4))))" office:value-type="float" office:value="-15.653559774527">
            <text:p>-15.6535597745</text:p>
          </table:table-cell>
          <table:table-cell table:formula="of:=VALUE(TRIM(INDIRECT(ADDRESS(16;6;4))))" office:value-type="float" office:value="-15.653559774527">
            <text:p>-15.6535597745</text:p>
          </table:table-cell>
          <table:table-cell table:formula="of:=VALUE(TRIM(INDIRECT(ADDRESS(16;7;4))))" office:value-type="float" office:value="-15.653559774527">
            <text:p>-15.6535597745</text:p>
          </table:table-cell>
          <table:table-cell table:formula="of:=VALUE(TRIM(INDIRECT(ADDRESS(16;8;4))))" office:value-type="float" office:value="-15.653559774527">
            <text:p>-15.6535597745</text:p>
          </table:table-cell>
          <table:table-cell table:formula="of:=VALUE(TRIM(INDIRECT(ADDRESS(16;9;4))))" office:value-type="float" office:value="-15.653559774527">
            <text:p>-15.6535597745</text:p>
          </table:table-cell>
          <table:table-cell table:formula="of:=VALUE(TRIM(INDIRECT(ADDRESS(16;10;4))))" office:value-type="float" office:value="-15.653559774527">
            <text:p>-15.6535597745</text:p>
          </table:table-cell>
          <table:table-cell table:formula="of:=VALUE(TRIM(INDIRECT(ADDRESS(16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7;2;4))))" office:value-type="float" office:value="-15.653559774527">
            <text:p>-15.6535597745</text:p>
          </table:table-cell>
          <table:table-cell table:formula="of:=VALUE(TRIM(INDIRECT(ADDRESS(17;3;4))))" office:value-type="float" office:value="-10.4862167837737">
            <text:p>-10.4862167838</text:p>
          </table:table-cell>
          <table:table-cell table:formula="of:=VALUE(TRIM(INDIRECT(ADDRESS(17;4;4))))" office:value-type="float" office:value="-4.85119544205991">
            <text:p>-4.8511954421</text:p>
          </table:table-cell>
          <table:table-cell table:formula="of:=VALUE(TRIM(INDIRECT(ADDRESS(17;5;4))))" office:value-type="float" office:value="-15.653559774527">
            <text:p>-15.6535597745</text:p>
          </table:table-cell>
          <table:table-cell table:formula="of:=VALUE(TRIM(INDIRECT(ADDRESS(17;6;4))))" office:value-type="float" office:value="-15.653559774527">
            <text:p>-15.6535597745</text:p>
          </table:table-cell>
          <table:table-cell table:formula="of:=VALUE(TRIM(INDIRECT(ADDRESS(17;7;4))))" office:value-type="float" office:value="-3.19132427581225">
            <text:p>-3.1913242758</text:p>
          </table:table-cell>
          <table:table-cell table:formula="of:=VALUE(TRIM(INDIRECT(ADDRESS(17;8;4))))" office:value-type="float" office:value="-15.653559774527">
            <text:p>-15.6535597745</text:p>
          </table:table-cell>
          <table:table-cell table:formula="of:=VALUE(TRIM(INDIRECT(ADDRESS(17;9;4))))" office:value-type="float" office:value="-14.6200911763764">
            <text:p>-14.6200911764</text:p>
          </table:table-cell>
          <table:table-cell table:formula="of:=VALUE(TRIM(INDIRECT(ADDRESS(17;10;4))))" office:value-type="float" office:value="-15.653559774527">
            <text:p>-15.6535597745</text:p>
          </table:table-cell>
          <table:table-cell table:formula="of:=VALUE(TRIM(INDIRECT(ADDRESS(17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18;2;4))))" office:value-type="float" office:value="-4.41958592120187">
            <text:p>-4.4195859212</text:p>
          </table:table-cell>
          <table:table-cell table:formula="of:=VALUE(TRIM(INDIRECT(ADDRESS(18;3;4))))" office:value-type="float" office:value="-1.89706961670622">
            <text:p>-1.8970696167</text:p>
          </table:table-cell>
          <table:table-cell table:formula="of:=VALUE(TRIM(INDIRECT(ADDRESS(18;4;4))))" office:value-type="float" office:value="-1.70246241949067">
            <text:p>-1.7024624195</text:p>
          </table:table-cell>
          <table:table-cell table:formula="of:=VALUE(TRIM(INDIRECT(ADDRESS(18;5;4))))" office:value-type="float" office:value="-15.2596375788705">
            <text:p>-15.2596375789</text:p>
          </table:table-cell>
          <table:table-cell table:formula="of:=VALUE(TRIM(INDIRECT(ADDRESS(18;6;4))))" office:value-type="float" office:value="-15.653559774527">
            <text:p>-15.6535597745</text:p>
          </table:table-cell>
          <table:table-cell table:formula="of:=VALUE(TRIM(INDIRECT(ADDRESS(18;7;4))))" office:value-type="float" office:value="-1.3982043753221">
            <text:p>-1.3982043753</text:p>
          </table:table-cell>
          <table:table-cell table:formula="of:=VALUE(TRIM(INDIRECT(ADDRESS(18;8;4))))" office:value-type="float" office:value="-15.0343731175473">
            <text:p>-15.0343731175</text:p>
          </table:table-cell>
          <table:table-cell table:formula="of:=VALUE(TRIM(INDIRECT(ADDRESS(18;9;4))))" office:value-type="float" office:value="-3.75277765214328">
            <text:p>-3.7527776521</text:p>
          </table:table-cell>
          <table:table-cell table:formula="of:=VALUE(TRIM(INDIRECT(ADDRESS(18;10;4))))" office:value-type="float" office:value="-15.653559774527">
            <text:p>-15.6535597745</text:p>
          </table:table-cell>
          <table:table-cell table:formula="of:=VALUE(TRIM(INDIRECT(ADDRESS(18;11;4))))" office:value-type="float" office:value="-12.1760517974874">
            <text:p>-12.1760517975</text:p>
          </table:table-cell>
        </table:table-row>
        <table:table-row table:style-name="ro2">
          <table:table-cell/>
          <table:table-cell table:formula="of:=VALUE(TRIM(INDIRECT(ADDRESS(19;2;4))))" office:value-type="float" office:value="-8.83303814839415">
            <text:p>-8.8330381484</text:p>
          </table:table-cell>
          <table:table-cell table:formula="of:=VALUE(TRIM(INDIRECT(ADDRESS(19;3;4))))" office:value-type="float" office:value="-1.86565966155727">
            <text:p>-1.8656596616</text:p>
          </table:table-cell>
          <table:table-cell table:formula="of:=VALUE(TRIM(INDIRECT(ADDRESS(19;4;4))))" office:value-type="float" office:value="-3.44005713526446">
            <text:p>-3.4400571353</text:p>
          </table:table-cell>
          <table:table-cell table:formula="of:=VALUE(TRIM(INDIRECT(ADDRESS(19;5;4))))" office:value-type="float" office:value="-15.653559774527">
            <text:p>-15.6535597745</text:p>
          </table:table-cell>
          <table:table-cell table:formula="of:=VALUE(TRIM(INDIRECT(ADDRESS(19;6;4))))" office:value-type="float" office:value="-15.653559774527">
            <text:p>-15.6535597745</text:p>
          </table:table-cell>
          <table:table-cell table:formula="of:=VALUE(TRIM(INDIRECT(ADDRESS(19;7;4))))" office:value-type="float" office:value="-1.39406410834745">
            <text:p>-1.3940641083</text:p>
          </table:table-cell>
          <table:table-cell table:formula="of:=VALUE(TRIM(INDIRECT(ADDRESS(19;8;4))))" office:value-type="float" office:value="-15.653559774527">
            <text:p>-15.6535597745</text:p>
          </table:table-cell>
          <table:table-cell table:formula="of:=VALUE(TRIM(INDIRECT(ADDRESS(19;9;4))))" office:value-type="float" office:value="-9.74244103187853">
            <text:p>-9.7424410319</text:p>
          </table:table-cell>
          <table:table-cell table:formula="of:=VALUE(TRIM(INDIRECT(ADDRESS(19;10;4))))" office:value-type="float" office:value="-15.1988583327848">
            <text:p>-15.1988583328</text:p>
          </table:table-cell>
          <table:table-cell table:formula="of:=VALUE(TRIM(INDIRECT(ADDRESS(19;11;4))))" office:value-type="float" office:value="-12.4706496823317">
            <text:p>-12.4706496823</text:p>
          </table:table-cell>
        </table:table-row>
        <table:table-row table:style-name="ro2">
          <table:table-cell/>
          <table:table-cell table:formula="of:=VALUE(TRIM(INDIRECT(ADDRESS(20;2;4))))" office:value-type="float" office:value="-5.43699920912499">
            <text:p>-5.4369992091</text:p>
          </table:table-cell>
          <table:table-cell table:formula="of:=VALUE(TRIM(INDIRECT(ADDRESS(20;3;4))))" office:value-type="float" office:value="-14.853559774527">
            <text:p>-14.8535597745</text:p>
          </table:table-cell>
          <table:table-cell table:formula="of:=VALUE(TRIM(INDIRECT(ADDRESS(20;4;4))))" office:value-type="float" office:value="-2.12940329379211">
            <text:p>-2.1294032938</text:p>
          </table:table-cell>
          <table:table-cell table:formula="of:=VALUE(TRIM(INDIRECT(ADDRESS(20;5;4))))" office:value-type="float" office:value="-12.4446331454392">
            <text:p>-12.4446331454</text:p>
          </table:table-cell>
          <table:table-cell table:formula="of:=VALUE(TRIM(INDIRECT(ADDRESS(20;6;4))))" office:value-type="float" office:value="-14.8868931078604">
            <text:p>-14.8868931079</text:p>
          </table:table-cell>
          <table:table-cell table:formula="of:=VALUE(TRIM(INDIRECT(ADDRESS(20;7;4))))" office:value-type="float" office:value="-2.05380796993694">
            <text:p>-2.0538079699</text:p>
          </table:table-cell>
          <table:table-cell table:formula="of:=VALUE(TRIM(INDIRECT(ADDRESS(20;8;4))))" office:value-type="float" office:value="-9.90237318301802">
            <text:p>-9.902373183</text:p>
          </table:table-cell>
          <table:table-cell table:formula="of:=VALUE(TRIM(INDIRECT(ADDRESS(20;9;4))))" office:value-type="float" office:value="-15.0202264411937">
            <text:p>-15.0202264412</text:p>
          </table:table-cell>
          <table:table-cell table:formula="of:=VALUE(TRIM(INDIRECT(ADDRESS(20;10;4))))" office:value-type="float" office:value="-1.04357065163513">
            <text:p>-1.0435706516</text:p>
          </table:table-cell>
          <table:table-cell table:formula="of:=VALUE(TRIM(INDIRECT(ADDRESS(20;11;4))))" office:value-type="float" office:value="-14.9202264411937">
            <text:p>-14.9202264412</text:p>
          </table:table-cell>
        </table:table-row>
        <table:table-row table:style-name="ro2">
          <table:table-cell/>
          <table:table-cell table:formula="of:=VALUE(TRIM(INDIRECT(ADDRESS(21;2;4))))" office:value-type="float" office:value="-12.5572377141463">
            <text:p>-12.5572377141</text:p>
          </table:table-cell>
          <table:table-cell table:formula="of:=VALUE(TRIM(INDIRECT(ADDRESS(21;3;4))))" office:value-type="float" office:value="-11.0577391951509">
            <text:p>-11.0577391952</text:p>
          </table:table-cell>
          <table:table-cell table:formula="of:=VALUE(TRIM(INDIRECT(ADDRESS(21;4;4))))" office:value-type="float" office:value="-0.0741842290980427">
            <text:p>-0.0741842291</text:p>
          </table:table-cell>
          <table:table-cell table:formula="of:=VALUE(TRIM(INDIRECT(ADDRESS(21;5;4))))" office:value-type="float" office:value="-12.3139152830011">
            <text:p>-12.313915283</text:p>
          </table:table-cell>
          <table:table-cell table:formula="of:=VALUE(TRIM(INDIRECT(ADDRESS(21;6;4))))" office:value-type="float" office:value="-14.6892111221884">
            <text:p>-14.6892111222</text:p>
          </table:table-cell>
          <table:table-cell table:formula="of:=VALUE(TRIM(INDIRECT(ADDRESS(21;7;4))))" office:value-type="float" office:value="-9.91392119053378">
            <text:p>-9.9139211905</text:p>
          </table:table-cell>
          <table:table-cell table:formula="of:=VALUE(TRIM(INDIRECT(ADDRESS(21;8;4))))" office:value-type="float" office:value="-13.694918008716">
            <text:p>-13.6949180087</text:p>
          </table:table-cell>
          <table:table-cell table:formula="of:=VALUE(TRIM(INDIRECT(ADDRESS(21;9;4))))" office:value-type="float" office:value="-10.8314247568484">
            <text:p>-10.8314247568</text:p>
          </table:table-cell>
          <table:table-cell table:formula="of:=VALUE(TRIM(INDIRECT(ADDRESS(21;10;4))))" office:value-type="float" office:value="-15.653559774527">
            <text:p>-15.6535597745</text:p>
          </table:table-cell>
          <table:table-cell table:formula="of:=VALUE(TRIM(INDIRECT(ADDRESS(21;11;4))))" office:value-type="float" office:value="-14.6340617909153">
            <text:p>-14.6340617909</text:p>
          </table:table-cell>
        </table:table-row>
        <table:table-row table:style-name="ro2">
          <table:table-cell/>
          <table:table-cell table:formula="of:=VALUE(TRIM(INDIRECT(ADDRESS(22;2;4))))" office:value-type="float" office:value="-0.200734123906501">
            <text:p>-0.2007341239</text:p>
          </table:table-cell>
          <table:table-cell table:formula="of:=VALUE(TRIM(INDIRECT(ADDRESS(22;3;4))))" office:value-type="float" office:value="-2.10979677294322">
            <text:p>-2.1097967729</text:p>
          </table:table-cell>
          <table:table-cell table:formula="of:=VALUE(TRIM(INDIRECT(ADDRESS(22;4;4))))" office:value-type="float" office:value="-1.64096338849905">
            <text:p>-1.6409633885</text:p>
          </table:table-cell>
          <table:table-cell table:formula="of:=VALUE(TRIM(INDIRECT(ADDRESS(22;5;4))))" office:value-type="float" office:value="-0.742648730150188">
            <text:p>-0.7426487302</text:p>
          </table:table-cell>
          <table:table-cell table:formula="of:=VALUE(TRIM(INDIRECT(ADDRESS(22;6;4))))" office:value-type="float" office:value="-15.653559774527">
            <text:p>-15.6535597745</text:p>
          </table:table-cell>
          <table:table-cell table:formula="of:=VALUE(TRIM(INDIRECT(ADDRESS(22;7;4))))" office:value-type="float" office:value="-0.411871822276637">
            <text:p>-0.4118718223</text:p>
          </table:table-cell>
          <table:table-cell table:formula="of:=VALUE(TRIM(INDIRECT(ADDRESS(22;8;4))))" office:value-type="float" office:value="-0.922251263986924">
            <text:p>-0.922251264</text:p>
          </table:table-cell>
          <table:table-cell table:formula="of:=VALUE(TRIM(INDIRECT(ADDRESS(22;9;4))))" office:value-type="float" office:value="-1.60492496912918">
            <text:p>-1.6049249691</text:p>
          </table:table-cell>
          <table:table-cell table:formula="of:=VALUE(TRIM(INDIRECT(ADDRESS(22;10;4))))" office:value-type="float" office:value="-15.653559774527">
            <text:p>-15.6535597745</text:p>
          </table:table-cell>
          <table:table-cell table:formula="of:=VALUE(TRIM(INDIRECT(ADDRESS(22;11;4))))" office:value-type="float" office:value="-3.14904039469748">
            <text:p>-3.1490403947</text:p>
          </table:table-cell>
        </table:table-row>
        <table:table-row table:style-name="ro2">
          <table:table-cell/>
          <table:table-cell table:formula="of:=VALUE(TRIM(INDIRECT(ADDRESS(23;2;4))))" office:value-type="float" office:value="0">
            <text:p>0</text:p>
          </table:table-cell>
          <table:table-cell table:formula="of:=VALUE(TRIM(INDIRECT(ADDRESS(23;3;4))))" office:value-type="float" office:value="-15.653559774527">
            <text:p>-15.6535597745</text:p>
          </table:table-cell>
          <table:table-cell table:formula="of:=VALUE(TRIM(INDIRECT(ADDRESS(23;4;4))))" office:value-type="float" office:value="-3.99524502362217">
            <text:p>-3.9952450236</text:p>
          </table:table-cell>
          <table:table-cell table:formula="of:=VALUE(TRIM(INDIRECT(ADDRESS(23;5;4))))" office:value-type="float" office:value="-0.000073159675119207">
            <text:p>-7.3159675119207E-005</text:p>
          </table:table-cell>
          <table:table-cell table:formula="of:=VALUE(TRIM(INDIRECT(ADDRESS(23;6;4))))" office:value-type="float" office:value="-15.653559774527">
            <text:p>-15.6535597745</text:p>
          </table:table-cell>
          <table:table-cell table:formula="of:=VALUE(TRIM(INDIRECT(ADDRESS(23;7;4))))" office:value-type="float" office:value="0">
            <text:p>0</text:p>
          </table:table-cell>
          <table:table-cell table:formula="of:=VALUE(TRIM(INDIRECT(ADDRESS(23;8;4))))" office:value-type="float" office:value="0">
            <text:p>0</text:p>
          </table:table-cell>
          <table:table-cell table:formula="of:=VALUE(TRIM(INDIRECT(ADDRESS(23;9;4))))" office:value-type="float" office:value="-15.653559774527">
            <text:p>-15.6535597745</text:p>
          </table:table-cell>
          <table:table-cell table:formula="of:=VALUE(TRIM(INDIRECT(ADDRESS(23;10;4))))" office:value-type="float" office:value="-15.653559774527">
            <text:p>-15.6535597745</text:p>
          </table:table-cell>
          <table:table-cell table:formula="of:=VALUE(TRIM(INDIRECT(ADDRESS(23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24;2;4))))" office:value-type="float" office:value="-15.653559774527">
            <text:p>-15.6535597745</text:p>
          </table:table-cell>
          <table:table-cell table:formula="of:=VALUE(TRIM(INDIRECT(ADDRESS(24;3;4))))" office:value-type="float" office:value="-15.653559774527">
            <text:p>-15.6535597745</text:p>
          </table:table-cell>
          <table:table-cell table:formula="of:=VALUE(TRIM(INDIRECT(ADDRESS(24;4;4))))" office:value-type="float" office:value="-3.24010255886448">
            <text:p>-3.2401025589</text:p>
          </table:table-cell>
          <table:table-cell table:formula="of:=VALUE(TRIM(INDIRECT(ADDRESS(24;5;4))))" office:value-type="float" office:value="-15.653559774527">
            <text:p>-15.6535597745</text:p>
          </table:table-cell>
          <table:table-cell table:formula="of:=VALUE(TRIM(INDIRECT(ADDRESS(24;6;4))))" office:value-type="float" office:value="-15.653559774527">
            <text:p>-15.6535597745</text:p>
          </table:table-cell>
          <table:table-cell table:formula="of:=VALUE(TRIM(INDIRECT(ADDRESS(24;7;4))))" office:value-type="float" office:value="-15.653559774527">
            <text:p>-15.6535597745</text:p>
          </table:table-cell>
          <table:table-cell table:formula="of:=VALUE(TRIM(INDIRECT(ADDRESS(24;8;4))))" office:value-type="float" office:value="-15.6346049970109">
            <text:p>-15.634604997</text:p>
          </table:table-cell>
          <table:table-cell table:formula="of:=VALUE(TRIM(INDIRECT(ADDRESS(24;9;4))))" office:value-type="float" office:value="-15.6189743974681">
            <text:p>-15.6189743975</text:p>
          </table:table-cell>
          <table:table-cell table:formula="of:=VALUE(TRIM(INDIRECT(ADDRESS(24;10;4))))" office:value-type="float" office:value="-15.653559774527">
            <text:p>-15.6535597745</text:p>
          </table:table-cell>
          <table:table-cell table:formula="of:=VALUE(TRIM(INDIRECT(ADDRESS(24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25;2;4))))" office:value-type="float" office:value="-15.5238167420359">
            <text:p>-15.523816742</text:p>
          </table:table-cell>
          <table:table-cell table:formula="of:=VALUE(TRIM(INDIRECT(ADDRESS(25;3;4))))" office:value-type="float" office:value="-15.5915728449788">
            <text:p>-15.591572845</text:p>
          </table:table-cell>
          <table:table-cell table:formula="of:=VALUE(TRIM(INDIRECT(ADDRESS(25;4;4))))" office:value-type="float" office:value="-1.51924037656615">
            <text:p>-1.5192403766</text:p>
          </table:table-cell>
          <table:table-cell table:formula="of:=VALUE(TRIM(INDIRECT(ADDRESS(25;5;4))))" office:value-type="float" office:value="-15.653559774527">
            <text:p>-15.6535597745</text:p>
          </table:table-cell>
          <table:table-cell table:formula="of:=VALUE(TRIM(INDIRECT(ADDRESS(25;6;4))))" office:value-type="float" office:value="-15.653559774527">
            <text:p>-15.6535597745</text:p>
          </table:table-cell>
          <table:table-cell table:formula="of:=VALUE(TRIM(INDIRECT(ADDRESS(25;7;4))))" office:value-type="float" office:value="-15.653559774527">
            <text:p>-15.6535597745</text:p>
          </table:table-cell>
          <table:table-cell table:formula="of:=VALUE(TRIM(INDIRECT(ADDRESS(25;8;4))))" office:value-type="float" office:value="-15.6301612659877">
            <text:p>-15.630161266</text:p>
          </table:table-cell>
          <table:table-cell table:formula="of:=VALUE(TRIM(INDIRECT(ADDRESS(25;9;4))))" office:value-type="float" office:value="-15.5809904195061">
            <text:p>-15.5809904195</text:p>
          </table:table-cell>
          <table:table-cell table:formula="of:=VALUE(TRIM(INDIRECT(ADDRESS(25;10;4))))" office:value-type="float" office:value="-15.653559774527">
            <text:p>-15.6535597745</text:p>
          </table:table-cell>
          <table:table-cell table:formula="of:=VALUE(TRIM(INDIRECT(ADDRESS(25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26;2;4))))" office:value-type="float" office:value="0">
            <text:p>0</text:p>
          </table:table-cell>
          <table:table-cell table:formula="of:=VALUE(TRIM(INDIRECT(ADDRESS(26;3;4))))" office:value-type="float" office:value="-15.653559774527">
            <text:p>-15.6535597745</text:p>
          </table:table-cell>
          <table:table-cell table:formula="of:=VALUE(TRIM(INDIRECT(ADDRESS(26;4;4))))" office:value-type="float" office:value="-15.653559774527">
            <text:p>-15.6535597745</text:p>
          </table:table-cell>
          <table:table-cell table:formula="of:=VALUE(TRIM(INDIRECT(ADDRESS(26;5;4))))" office:value-type="float" office:value="-15.653559774527">
            <text:p>-15.6535597745</text:p>
          </table:table-cell>
          <table:table-cell table:formula="of:=VALUE(TRIM(INDIRECT(ADDRESS(26;6;4))))" office:value-type="float" office:value="-15.653559774527">
            <text:p>-15.6535597745</text:p>
          </table:table-cell>
          <table:table-cell table:formula="of:=VALUE(TRIM(INDIRECT(ADDRESS(26;7;4))))" office:value-type="float" office:value="-15.653559774527">
            <text:p>-15.6535597745</text:p>
          </table:table-cell>
          <table:table-cell table:formula="of:=VALUE(TRIM(INDIRECT(ADDRESS(26;8;4))))" office:value-type="float" office:value="-15.653559774527">
            <text:p>-15.6535597745</text:p>
          </table:table-cell>
          <table:table-cell table:formula="of:=VALUE(TRIM(INDIRECT(ADDRESS(26;9;4))))" office:value-type="float" office:value="-15.653559774527">
            <text:p>-15.6535597745</text:p>
          </table:table-cell>
          <table:table-cell table:formula="of:=VALUE(TRIM(INDIRECT(ADDRESS(26;10;4))))" office:value-type="float" office:value="-15.653559774527">
            <text:p>-15.6535597745</text:p>
          </table:table-cell>
          <table:table-cell table:formula="of:=VALUE(TRIM(INDIRECT(ADDRESS(26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27;2;4))))" office:value-type="float" office:value="-2.30737285357372">
            <text:p>-2.3073728536</text:p>
          </table:table-cell>
          <table:table-cell table:formula="of:=VALUE(TRIM(INDIRECT(ADDRESS(27;3;4))))" office:value-type="float" office:value="-7.83481370643341">
            <text:p>-7.8348137064</text:p>
          </table:table-cell>
          <table:table-cell table:formula="of:=VALUE(TRIM(INDIRECT(ADDRESS(27;4;4))))" office:value-type="float" office:value="-1.54844917240259">
            <text:p>-1.5484491724</text:p>
          </table:table-cell>
          <table:table-cell table:formula="of:=VALUE(TRIM(INDIRECT(ADDRESS(27;5;4))))" office:value-type="float" office:value="-15.653559774527">
            <text:p>-15.6535597745</text:p>
          </table:table-cell>
          <table:table-cell table:formula="of:=VALUE(TRIM(INDIRECT(ADDRESS(27;6;4))))" office:value-type="float" office:value="-15.653559774527">
            <text:p>-15.6535597745</text:p>
          </table:table-cell>
          <table:table-cell table:formula="of:=VALUE(TRIM(INDIRECT(ADDRESS(27;7;4))))" office:value-type="float" office:value="-5.70857156411584">
            <text:p>-5.7085715641</text:p>
          </table:table-cell>
          <table:table-cell table:formula="of:=VALUE(TRIM(INDIRECT(ADDRESS(27;8;4))))" office:value-type="float" office:value="-15.653559774527">
            <text:p>-15.6535597745</text:p>
          </table:table-cell>
          <table:table-cell table:formula="of:=VALUE(TRIM(INDIRECT(ADDRESS(27;9;4))))" office:value-type="float" office:value="-8.21543844106073">
            <text:p>-8.2154384411</text:p>
          </table:table-cell>
          <table:table-cell table:formula="of:=VALUE(TRIM(INDIRECT(ADDRESS(27;10;4))))" office:value-type="float" office:value="-15.653559774527">
            <text:p>-15.6535597745</text:p>
          </table:table-cell>
          <table:table-cell table:formula="of:=VALUE(TRIM(INDIRECT(ADDRESS(27;11;4))))" office:value-type="float" office:value="-6.56753306011001">
            <text:p>-6.5675330601</text:p>
          </table:table-cell>
        </table:table-row>
        <table:table-row table:style-name="ro2">
          <table:table-cell/>
          <table:table-cell table:formula="of:=VALUE(TRIM(INDIRECT(ADDRESS(28;2;4))))" office:value-type="float" office:value="-7.92467778428168">
            <text:p>-7.9246777843</text:p>
          </table:table-cell>
          <table:table-cell table:formula="of:=VALUE(TRIM(INDIRECT(ADDRESS(28;3;4))))" office:value-type="float" office:value="-7.17108640769852">
            <text:p>-7.1710864077</text:p>
          </table:table-cell>
          <table:table-cell table:formula="of:=VALUE(TRIM(INDIRECT(ADDRESS(28;4;4))))" office:value-type="float" office:value="-4.19786487369171">
            <text:p>-4.1978648737</text:p>
          </table:table-cell>
          <table:table-cell table:formula="of:=VALUE(TRIM(INDIRECT(ADDRESS(28;5;4))))" office:value-type="float" office:value="-15.653559774527">
            <text:p>-15.6535597745</text:p>
          </table:table-cell>
          <table:table-cell table:formula="of:=VALUE(TRIM(INDIRECT(ADDRESS(28;6;4))))" office:value-type="float" office:value="-15.653559774527">
            <text:p>-15.6535597745</text:p>
          </table:table-cell>
          <table:table-cell table:formula="of:=VALUE(TRIM(INDIRECT(ADDRESS(28;7;4))))" office:value-type="float" office:value="-14.041357716017">
            <text:p>-14.041357716</text:p>
          </table:table-cell>
          <table:table-cell table:formula="of:=VALUE(TRIM(INDIRECT(ADDRESS(28;8;4))))" office:value-type="float" office:value="-15.653559774527">
            <text:p>-15.6535597745</text:p>
          </table:table-cell>
          <table:table-cell table:formula="of:=VALUE(TRIM(INDIRECT(ADDRESS(28;9;4))))" office:value-type="float" office:value="-9.93107967019819">
            <text:p>-9.9310796702</text:p>
          </table:table-cell>
          <table:table-cell table:formula="of:=VALUE(TRIM(INDIRECT(ADDRESS(28;10;4))))" office:value-type="float" office:value="-15.653559774527">
            <text:p>-15.6535597745</text:p>
          </table:table-cell>
          <table:table-cell table:formula="of:=VALUE(TRIM(INDIRECT(ADDRESS(28;11;4))))" office:value-type="float" office:value="-15.0542263278333">
            <text:p>-15.0542263278</text:p>
          </table:table-cell>
        </table:table-row>
        <table:table-row table:style-name="ro2">
          <table:table-cell/>
          <table:table-cell table:formula="of:=VALUE(TRIM(INDIRECT(ADDRESS(29;2;4))))" office:value-type="float" office:value="-4.08541834311749">
            <text:p>-4.0854183431</text:p>
          </table:table-cell>
          <table:table-cell table:formula="of:=VALUE(TRIM(INDIRECT(ADDRESS(29;3;4))))" office:value-type="float" office:value="-6.27264789918001">
            <text:p>-6.2726478992</text:p>
          </table:table-cell>
          <table:table-cell table:formula="of:=VALUE(TRIM(INDIRECT(ADDRESS(29;4;4))))" office:value-type="float" office:value="-4.33312659198938">
            <text:p>-4.333126592</text:p>
          </table:table-cell>
          <table:table-cell table:formula="of:=VALUE(TRIM(INDIRECT(ADDRESS(29;5;4))))" office:value-type="float" office:value="-7.32744254018434">
            <text:p>-7.3274425402</text:p>
          </table:table-cell>
          <table:table-cell table:formula="of:=VALUE(TRIM(INDIRECT(ADDRESS(29;6;4))))" office:value-type="float" office:value="-15.653559774527">
            <text:p>-15.6535597745</text:p>
          </table:table-cell>
          <table:table-cell table:formula="of:=VALUE(TRIM(INDIRECT(ADDRESS(29;7;4))))" office:value-type="float" office:value="0">
            <text:p>0</text:p>
          </table:table-cell>
          <table:table-cell table:formula="of:=VALUE(TRIM(INDIRECT(ADDRESS(29;8;4))))" office:value-type="float" office:value="-14.5904366664917">
            <text:p>-14.5904366665</text:p>
          </table:table-cell>
          <table:table-cell table:formula="of:=VALUE(TRIM(INDIRECT(ADDRESS(29;9;4))))" office:value-type="float" office:value="-11.5578450935709">
            <text:p>-11.5578450936</text:p>
          </table:table-cell>
          <table:table-cell table:formula="of:=VALUE(TRIM(INDIRECT(ADDRESS(29;10;4))))" office:value-type="float" office:value="-15.653559774527">
            <text:p>-15.6535597745</text:p>
          </table:table-cell>
          <table:table-cell table:formula="of:=VALUE(TRIM(INDIRECT(ADDRESS(29;11;4))))" office:value-type="float" office:value="-15.641592376439">
            <text:p>-15.6415923764</text:p>
          </table:table-cell>
        </table:table-row>
        <table:table-row table:style-name="ro2">
          <table:table-cell/>
          <table:table-cell table:formula="of:=VALUE(TRIM(INDIRECT(ADDRESS(30;2;4))))" office:value-type="float" office:value="-2.6523163097753">
            <text:p>-2.6523163098</text:p>
          </table:table-cell>
          <table:table-cell table:formula="of:=VALUE(TRIM(INDIRECT(ADDRESS(30;3;4))))" office:value-type="float" office:value="-0.51453353735935">
            <text:p>-0.5145335374</text:p>
          </table:table-cell>
          <table:table-cell table:formula="of:=VALUE(TRIM(INDIRECT(ADDRESS(30;4;4))))" office:value-type="float" office:value="-0.700019809345245">
            <text:p>-0.7000198093</text:p>
          </table:table-cell>
          <table:table-cell table:formula="of:=VALUE(TRIM(INDIRECT(ADDRESS(30;5;4))))" office:value-type="float" office:value="-1.00055040062465">
            <text:p>-1.0005504006</text:p>
          </table:table-cell>
          <table:table-cell table:formula="of:=VALUE(TRIM(INDIRECT(ADDRESS(30;6;4))))" office:value-type="float" office:value="-1.00055040062465">
            <text:p>-1.0005504006</text:p>
          </table:table-cell>
          <table:table-cell table:formula="of:=VALUE(TRIM(INDIRECT(ADDRESS(30;7;4))))" office:value-type="float" office:value="-1.58230948679962">
            <text:p>-1.5823094868</text:p>
          </table:table-cell>
          <table:table-cell table:formula="of:=VALUE(TRIM(INDIRECT(ADDRESS(30;8;4))))" office:value-type="float" office:value="-1.00055040062465">
            <text:p>-1.0005504006</text:p>
          </table:table-cell>
          <table:table-cell table:formula="of:=VALUE(TRIM(INDIRECT(ADDRESS(30;9;4))))" office:value-type="float" office:value="-0.68069149427957">
            <text:p>-0.6806914943</text:p>
          </table:table-cell>
          <table:table-cell table:formula="of:=VALUE(TRIM(INDIRECT(ADDRESS(30;10;4))))" office:value-type="float" office:value="-1.00055040062465">
            <text:p>-1.0005504006</text:p>
          </table:table-cell>
          <table:table-cell table:formula="of:=VALUE(TRIM(INDIRECT(ADDRESS(30;11;4))))" office:value-type="float" office:value="-0.99050689118566">
            <text:p>-0.9905068912</text:p>
          </table:table-cell>
        </table:table-row>
        <table:table-row table:style-name="ro2">
          <table:table-cell/>
          <table:table-cell table:formula="of:=VALUE(TRIM(INDIRECT(ADDRESS(31;2;4))))" office:value-type="float" office:value="-0.135853067783207">
            <text:p>-0.1358530678</text:p>
          </table:table-cell>
          <table:table-cell table:formula="of:=VALUE(TRIM(INDIRECT(ADDRESS(31;3;4))))" office:value-type="float" office:value="-2.53022299080041">
            <text:p>-2.5302229908</text:p>
          </table:table-cell>
          <table:table-cell table:formula="of:=VALUE(TRIM(INDIRECT(ADDRESS(31;4;4))))" office:value-type="float" office:value="-2.79789814670036">
            <text:p>-2.7978981467</text:p>
          </table:table-cell>
          <table:table-cell table:formula="of:=VALUE(TRIM(INDIRECT(ADDRESS(31;5;4))))" office:value-type="float" office:value="-0.176269865592066">
            <text:p>-0.1762698656</text:p>
          </table:table-cell>
          <table:table-cell table:formula="of:=VALUE(TRIM(INDIRECT(ADDRESS(31;6;4))))" office:value-type="float" office:value="-1.30379283795707">
            <text:p>-1.303792838</text:p>
          </table:table-cell>
          <table:table-cell table:formula="of:=VALUE(TRIM(INDIRECT(ADDRESS(31;7;4))))" office:value-type="float" office:value="0">
            <text:p>0</text:p>
          </table:table-cell>
          <table:table-cell table:formula="of:=VALUE(TRIM(INDIRECT(ADDRESS(31;8;4))))" office:value-type="float" office:value="-0.513168419714025">
            <text:p>-0.5131684197</text:p>
          </table:table-cell>
          <table:table-cell table:formula="of:=VALUE(TRIM(INDIRECT(ADDRESS(31;9;4))))" office:value-type="float" office:value="-7.80601611527512">
            <text:p>-7.8060161153</text:p>
          </table:table-cell>
          <table:table-cell table:formula="of:=VALUE(TRIM(INDIRECT(ADDRESS(31;10;4))))" office:value-type="float" office:value="-0.972023969646845">
            <text:p>-0.9720239696</text:p>
          </table:table-cell>
          <table:table-cell table:formula="of:=VALUE(TRIM(INDIRECT(ADDRESS(31;11;4))))" office:value-type="float" office:value="-1.31677685169218">
            <text:p>-1.3167768517</text:p>
          </table:table-cell>
        </table:table-row>
        <table:table-row table:style-name="ro2">
          <table:table-cell/>
          <table:table-cell table:formula="of:=VALUE(TRIM(INDIRECT(ADDRESS(32;2;4))))" office:value-type="float" office:value="0">
            <text:p>0</text:p>
          </table:table-cell>
          <table:table-cell table:formula="of:=VALUE(TRIM(INDIRECT(ADDRESS(32;3;4))))" office:value-type="float" office:value="-14.653559774527">
            <text:p>-14.6535597745</text:p>
          </table:table-cell>
          <table:table-cell table:formula="of:=VALUE(TRIM(INDIRECT(ADDRESS(32;4;4))))" office:value-type="float" office:value="-1.76102058212702">
            <text:p>-1.7610205821</text:p>
          </table:table-cell>
          <table:table-cell table:formula="of:=VALUE(TRIM(INDIRECT(ADDRESS(32;5;4))))" office:value-type="float" office:value="0">
            <text:p>0</text:p>
          </table:table-cell>
          <table:table-cell table:formula="of:=VALUE(TRIM(INDIRECT(ADDRESS(32;6;4))))" office:value-type="float" office:value="-14.6868931078604">
            <text:p>-14.6868931079</text:p>
          </table:table-cell>
          <table:table-cell table:formula="of:=VALUE(TRIM(INDIRECT(ADDRESS(32;7;4))))" office:value-type="float" office:value="0">
            <text:p>0</text:p>
          </table:table-cell>
          <table:table-cell table:formula="of:=VALUE(TRIM(INDIRECT(ADDRESS(32;8;4))))" office:value-type="float" office:value="-9.44725452386711">
            <text:p>-9.4472545239</text:p>
          </table:table-cell>
          <table:table-cell table:formula="of:=VALUE(TRIM(INDIRECT(ADDRESS(32;9;4))))" office:value-type="float" office:value="-14.55251013267">
            <text:p>-14.5525101327</text:p>
          </table:table-cell>
          <table:table-cell table:formula="of:=VALUE(TRIM(INDIRECT(ADDRESS(32;10;4))))" office:value-type="float" office:value="-12.3446331454392">
            <text:p>-12.3446331454</text:p>
          </table:table-cell>
          <table:table-cell table:formula="of:=VALUE(TRIM(INDIRECT(ADDRESS(32;11;4))))" office:value-type="float" office:value="-14.6001577748161">
            <text:p>-14.6001577748</text:p>
          </table:table-cell>
        </table:table-row>
        <table:table-row table:style-name="ro2">
          <table:table-cell/>
          <table:table-cell table:formula="of:=VALUE(TRIM(INDIRECT(ADDRESS(33;2;4))))" office:value-type="float" office:value="-9.07150791131128">
            <text:p>-9.0715079113</text:p>
          </table:table-cell>
          <table:table-cell table:formula="of:=VALUE(TRIM(INDIRECT(ADDRESS(33;3;4))))" office:value-type="float" office:value="-7.59555625335952">
            <text:p>-7.5955562534</text:p>
          </table:table-cell>
          <table:table-cell table:formula="of:=VALUE(TRIM(INDIRECT(ADDRESS(33;4;4))))" office:value-type="float" office:value="0">
            <text:p>0</text:p>
          </table:table-cell>
          <table:table-cell table:formula="of:=VALUE(TRIM(INDIRECT(ADDRESS(33;5;4))))" office:value-type="float" office:value="-9.52472037059743">
            <text:p>-9.5247203706</text:p>
          </table:table-cell>
          <table:table-cell table:formula="of:=VALUE(TRIM(INDIRECT(ADDRESS(33;6;4))))" office:value-type="float" office:value="-12.0212951940953">
            <text:p>-12.0212951941</text:p>
          </table:table-cell>
          <table:table-cell table:formula="of:=VALUE(TRIM(INDIRECT(ADDRESS(33;7;4))))" office:value-type="float" office:value="-10.7298009177938">
            <text:p>-10.7298009178</text:p>
          </table:table-cell>
          <table:table-cell table:formula="of:=VALUE(TRIM(INDIRECT(ADDRESS(33;8;4))))" office:value-type="float" office:value="-11.4290874670339">
            <text:p>-11.429087467</text:p>
          </table:table-cell>
          <table:table-cell table:formula="of:=VALUE(TRIM(INDIRECT(ADDRESS(33;9;4))))" office:value-type="float" office:value="-10.1164372627537">
            <text:p>-10.1164372628</text:p>
          </table:table-cell>
          <table:table-cell table:formula="of:=VALUE(TRIM(INDIRECT(ADDRESS(33;10;4))))" office:value-type="float" office:value="-14.2667805975036">
            <text:p>-14.2667805975</text:p>
          </table:table-cell>
          <table:table-cell table:formula="of:=VALUE(TRIM(INDIRECT(ADDRESS(33;11;4))))" office:value-type="float" office:value="-11.973192110938">
            <text:p>-11.9731921109</text:p>
          </table:table-cell>
        </table:table-row>
        <table:table-row table:style-name="ro2">
          <table:table-cell/>
          <table:table-cell table:formula="of:=VALUE(TRIM(INDIRECT(ADDRESS(34;2;4))))" office:value-type="float" office:value="-3.39546781809284">
            <text:p>-3.3954678181</text:p>
          </table:table-cell>
          <table:table-cell table:formula="of:=VALUE(TRIM(INDIRECT(ADDRESS(34;3;4))))" office:value-type="float" office:value="-2.71551532800278">
            <text:p>-2.715515328</text:p>
          </table:table-cell>
          <table:table-cell table:formula="of:=VALUE(TRIM(INDIRECT(ADDRESS(34;4;4))))" office:value-type="float" office:value="-1.19414902903491">
            <text:p>-1.194149029</text:p>
          </table:table-cell>
          <table:table-cell table:formula="of:=VALUE(TRIM(INDIRECT(ADDRESS(34;5;4))))" office:value-type="float" office:value="-0.396545743126249">
            <text:p>-0.3965457431</text:p>
          </table:table-cell>
          <table:table-cell table:formula="of:=VALUE(TRIM(INDIRECT(ADDRESS(34;6;4))))" office:value-type="float" office:value="-15.653559774527">
            <text:p>-15.6535597745</text:p>
          </table:table-cell>
          <table:table-cell table:formula="of:=VALUE(TRIM(INDIRECT(ADDRESS(34;7;4))))" office:value-type="float" office:value="-0.725204594966252">
            <text:p>-0.725204595</text:p>
          </table:table-cell>
          <table:table-cell table:formula="of:=VALUE(TRIM(INDIRECT(ADDRESS(34;8;4))))" office:value-type="float" office:value="-0.964907313234096">
            <text:p>-0.9649073132</text:p>
          </table:table-cell>
          <table:table-cell table:formula="of:=VALUE(TRIM(INDIRECT(ADDRESS(34;9;4))))" office:value-type="float" office:value="-1.27671847810795">
            <text:p>-1.2767184781</text:p>
          </table:table-cell>
          <table:table-cell table:formula="of:=VALUE(TRIM(INDIRECT(ADDRESS(34;10;4))))" office:value-type="float" office:value="-15.653559774527">
            <text:p>-15.6535597745</text:p>
          </table:table-cell>
          <table:table-cell table:formula="of:=VALUE(TRIM(INDIRECT(ADDRESS(34;11;4))))" office:value-type="float" office:value="-2.54506684489797">
            <text:p>-2.5450668449</text:p>
          </table:table-cell>
        </table:table-row>
        <table:table-row table:style-name="ro2">
          <table:table-cell/>
          <table:table-cell table:formula="of:=VALUE(TRIM(INDIRECT(ADDRESS(35;2;4))))" office:value-type="float" office:value="0">
            <text:p>0</text:p>
          </table:table-cell>
          <table:table-cell table:formula="of:=VALUE(TRIM(INDIRECT(ADDRESS(35;3;4))))" office:value-type="float" office:value="-15.653559774527">
            <text:p>-15.6535597745</text:p>
          </table:table-cell>
          <table:table-cell table:formula="of:=VALUE(TRIM(INDIRECT(ADDRESS(35;4;4))))" office:value-type="float" office:value="-3.27067163750808">
            <text:p>-3.2706716375</text:p>
          </table:table-cell>
          <table:table-cell table:formula="of:=VALUE(TRIM(INDIRECT(ADDRESS(35;5;4))))" office:value-type="float" office:value="0">
            <text:p>0</text:p>
          </table:table-cell>
          <table:table-cell table:formula="of:=VALUE(TRIM(INDIRECT(ADDRESS(35;6;4))))" office:value-type="float" office:value="-15.653559774527">
            <text:p>-15.6535597745</text:p>
          </table:table-cell>
          <table:table-cell table:formula="of:=VALUE(TRIM(INDIRECT(ADDRESS(35;7;4))))" office:value-type="float" office:value="0">
            <text:p>0</text:p>
          </table:table-cell>
          <table:table-cell table:formula="of:=VALUE(TRIM(INDIRECT(ADDRESS(35;8;4))))" office:value-type="float" office:value="0">
            <text:p>0</text:p>
          </table:table-cell>
          <table:table-cell table:formula="of:=VALUE(TRIM(INDIRECT(ADDRESS(35;9;4))))" office:value-type="float" office:value="-15.653559774527">
            <text:p>-15.6535597745</text:p>
          </table:table-cell>
          <table:table-cell table:formula="of:=VALUE(TRIM(INDIRECT(ADDRESS(35;10;4))))" office:value-type="float" office:value="-15.653559774527">
            <text:p>-15.6535597745</text:p>
          </table:table-cell>
          <table:table-cell table:formula="of:=VALUE(TRIM(INDIRECT(ADDRESS(35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36;2;4))))" office:value-type="float" office:value="-14.403852346836">
            <text:p>-14.4038523468</text:p>
          </table:table-cell>
          <table:table-cell table:formula="of:=VALUE(TRIM(INDIRECT(ADDRESS(36;3;4))))" office:value-type="float" office:value="-15.0344946596477">
            <text:p>-15.0344946596</text:p>
          </table:table-cell>
          <table:table-cell table:formula="of:=VALUE(TRIM(INDIRECT(ADDRESS(36;4;4))))" office:value-type="float" office:value="-1.38722262043978">
            <text:p>-1.3872226204</text:p>
          </table:table-cell>
          <table:table-cell table:formula="of:=VALUE(TRIM(INDIRECT(ADDRESS(36;5;4))))" office:value-type="float" office:value="-15.2942552641313">
            <text:p>-15.2942552641</text:p>
          </table:table-cell>
          <table:table-cell table:formula="of:=VALUE(TRIM(INDIRECT(ADDRESS(36;6;4))))" office:value-type="float" office:value="-14.8087890037762">
            <text:p>-14.8087890038</text:p>
          </table:table-cell>
          <table:table-cell table:formula="of:=VALUE(TRIM(INDIRECT(ADDRESS(36;7;4))))" office:value-type="float" office:value="-15.653559774527">
            <text:p>-15.6535597745</text:p>
          </table:table-cell>
          <table:table-cell table:formula="of:=VALUE(TRIM(INDIRECT(ADDRESS(36;8;4))))" office:value-type="float" office:value="-15.1745424727618">
            <text:p>-15.1745424728</text:p>
          </table:table-cell>
          <table:table-cell table:formula="of:=VALUE(TRIM(INDIRECT(ADDRESS(36;9;4))))" office:value-type="float" office:value="-14.9457941480112">
            <text:p>-14.945794148</text:p>
          </table:table-cell>
          <table:table-cell table:formula="of:=VALUE(TRIM(INDIRECT(ADDRESS(36;10;4))))" office:value-type="float" office:value="-15.653559774527">
            <text:p>-15.6535597745</text:p>
          </table:table-cell>
          <table:table-cell table:formula="of:=VALUE(TRIM(INDIRECT(ADDRESS(36;11;4))))" office:value-type="float" office:value="-14.9352835050594">
            <text:p>-14.9352835051</text:p>
          </table:table-cell>
        </table:table-row>
        <table:table-row table:style-name="ro2">
          <table:table-cell/>
          <table:table-cell table:formula="of:=VALUE(TRIM(INDIRECT(ADDRESS(37;2;4))))" office:value-type="float" office:value="-15.653559774527">
            <text:p>-15.6535597745</text:p>
          </table:table-cell>
          <table:table-cell table:formula="of:=VALUE(TRIM(INDIRECT(ADDRESS(37;3;4))))" office:value-type="float" office:value="-15.653559774527">
            <text:p>-15.6535597745</text:p>
          </table:table-cell>
          <table:table-cell table:formula="of:=VALUE(TRIM(INDIRECT(ADDRESS(37;4;4))))" office:value-type="float" office:value="-1.14461460055801">
            <text:p>-1.1446146006</text:p>
          </table:table-cell>
          <table:table-cell table:formula="of:=VALUE(TRIM(INDIRECT(ADDRESS(37;5;4))))" office:value-type="float" office:value="-15.5903015711446">
            <text:p>-15.5903015711</text:p>
          </table:table-cell>
          <table:table-cell table:formula="of:=VALUE(TRIM(INDIRECT(ADDRESS(37;6;4))))" office:value-type="float" office:value="-15.653559774527">
            <text:p>-15.6535597745</text:p>
          </table:table-cell>
          <table:table-cell table:formula="of:=VALUE(TRIM(INDIRECT(ADDRESS(37;7;4))))" office:value-type="float" office:value="-15.3971054857862">
            <text:p>-15.3971054858</text:p>
          </table:table-cell>
          <table:table-cell table:formula="of:=VALUE(TRIM(INDIRECT(ADDRESS(37;8;4))))" office:value-type="float" office:value="-15.653559774527">
            <text:p>-15.6535597745</text:p>
          </table:table-cell>
          <table:table-cell table:formula="of:=VALUE(TRIM(INDIRECT(ADDRESS(37;9;4))))" office:value-type="float" office:value="-15.653559774527">
            <text:p>-15.6535597745</text:p>
          </table:table-cell>
          <table:table-cell table:formula="of:=VALUE(TRIM(INDIRECT(ADDRESS(37;10;4))))" office:value-type="float" office:value="-15.653559774527">
            <text:p>-15.6535597745</text:p>
          </table:table-cell>
          <table:table-cell table:formula="of:=VALUE(TRIM(INDIRECT(ADDRESS(37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38;2;4))))" office:value-type="float" office:value="0">
            <text:p>0</text:p>
          </table:table-cell>
          <table:table-cell table:formula="of:=VALUE(TRIM(INDIRECT(ADDRESS(38;3;4))))" office:value-type="float" office:value="-15.653559774527">
            <text:p>-15.6535597745</text:p>
          </table:table-cell>
          <table:table-cell table:formula="of:=VALUE(TRIM(INDIRECT(ADDRESS(38;4;4))))" office:value-type="float" office:value="-15.653559774527">
            <text:p>-15.6535597745</text:p>
          </table:table-cell>
          <table:table-cell table:formula="of:=VALUE(TRIM(INDIRECT(ADDRESS(38;5;4))))" office:value-type="float" office:value="-15.653559774527">
            <text:p>-15.6535597745</text:p>
          </table:table-cell>
          <table:table-cell table:formula="of:=VALUE(TRIM(INDIRECT(ADDRESS(38;6;4))))" office:value-type="float" office:value="-15.653559774527">
            <text:p>-15.6535597745</text:p>
          </table:table-cell>
          <table:table-cell table:formula="of:=VALUE(TRIM(INDIRECT(ADDRESS(38;7;4))))" office:value-type="float" office:value="-15.653559774527">
            <text:p>-15.6535597745</text:p>
          </table:table-cell>
          <table:table-cell table:formula="of:=VALUE(TRIM(INDIRECT(ADDRESS(38;8;4))))" office:value-type="float" office:value="-15.653559774527">
            <text:p>-15.6535597745</text:p>
          </table:table-cell>
          <table:table-cell table:formula="of:=VALUE(TRIM(INDIRECT(ADDRESS(38;9;4))))" office:value-type="float" office:value="-15.653559774527">
            <text:p>-15.6535597745</text:p>
          </table:table-cell>
          <table:table-cell table:formula="of:=VALUE(TRIM(INDIRECT(ADDRESS(38;10;4))))" office:value-type="float" office:value="-15.653559774527">
            <text:p>-15.6535597745</text:p>
          </table:table-cell>
          <table:table-cell table:formula="of:=VALUE(TRIM(INDIRECT(ADDRESS(38;11;4))))" office:value-type="float" office:value="-15.653559774527">
            <text:p>-15.6535597745</text:p>
          </table:table-cell>
        </table:table-row>
        <table:table-row table:style-name="ro2">
          <table:table-cell/>
          <table:table-cell table:formula="of:=VALUE(TRIM(INDIRECT(ADDRESS(39;2;4))))" office:value-type="float" office:value="-0.177722547673559">
            <text:p>-0.1777225477</text:p>
          </table:table-cell>
          <table:table-cell table:formula="of:=VALUE(TRIM(INDIRECT(ADDRESS(39;3;4))))" office:value-type="float" office:value="-3.18711567845504">
            <text:p>-3.1871156785</text:p>
          </table:table-cell>
          <table:table-cell table:formula="of:=VALUE(TRIM(INDIRECT(ADDRESS(39;4;4))))" office:value-type="float" office:value="-1.14379664387398">
            <text:p>-1.1437966439</text:p>
          </table:table-cell>
          <table:table-cell table:formula="of:=VALUE(TRIM(INDIRECT(ADDRESS(39;5;4))))" office:value-type="float" office:value="-15.653559774527">
            <text:p>-15.6535597745</text:p>
          </table:table-cell>
          <table:table-cell table:formula="of:=VALUE(TRIM(INDIRECT(ADDRESS(39;6;4))))" office:value-type="float" office:value="-15.653559774527">
            <text:p>-15.6535597745</text:p>
          </table:table-cell>
          <table:table-cell table:formula="of:=VALUE(TRIM(INDIRECT(ADDRESS(39;7;4))))" office:value-type="float" office:value="-5.770878649788">
            <text:p>-5.7708786498</text:p>
          </table:table-cell>
          <table:table-cell table:formula="of:=VALUE(TRIM(INDIRECT(ADDRESS(39;8;4))))" office:value-type="float" office:value="-15.653559774527">
            <text:p>-15.6535597745</text:p>
          </table:table-cell>
          <table:table-cell table:formula="of:=VALUE(TRIM(INDIRECT(ADDRESS(39;9;4))))" office:value-type="float" office:value="-2.35200981285656">
            <text:p>-2.3520098129</text:p>
          </table:table-cell>
          <table:table-cell table:formula="of:=VALUE(TRIM(INDIRECT(ADDRESS(39;10;4))))" office:value-type="float" office:value="-15.653559774527">
            <text:p>-15.6535597745</text:p>
          </table:table-cell>
          <table:table-cell table:formula="of:=VALUE(TRIM(INDIRECT(ADDRESS(39;11;4))))" office:value-type="float" office:value="-2.59384361027885">
            <text:p>-2.5938436103</text:p>
          </table:table-cell>
        </table:table-row>
        <table:table-row table:style-name="ro2">
          <table:table-cell/>
          <table:table-cell table:formula="of:=VALUE(TRIM(INDIRECT(ADDRESS(40;2;4))))" office:value-type="float" office:value="-7.46005494581541">
            <text:p>-7.4600549458</text:p>
          </table:table-cell>
          <table:table-cell table:formula="of:=VALUE(TRIM(INDIRECT(ADDRESS(40;3;4))))" office:value-type="float" office:value="-8.05427922649367">
            <text:p>-8.0542792265</text:p>
          </table:table-cell>
          <table:table-cell table:formula="of:=VALUE(TRIM(INDIRECT(ADDRESS(40;4;4))))" office:value-type="float" office:value="-4.2218295394078">
            <text:p>-4.2218295394</text:p>
          </table:table-cell>
          <table:table-cell table:formula="of:=VALUE(TRIM(INDIRECT(ADDRESS(40;5;4))))" office:value-type="float" office:value="-15.653559774527">
            <text:p>-15.6535597745</text:p>
          </table:table-cell>
          <table:table-cell table:formula="of:=VALUE(TRIM(INDIRECT(ADDRESS(40;6;4))))" office:value-type="float" office:value="-15.653559774527">
            <text:p>-15.6535597745</text:p>
          </table:table-cell>
          <table:table-cell table:formula="of:=VALUE(TRIM(INDIRECT(ADDRESS(40;7;4))))" office:value-type="float" office:value="-11.7241113686807">
            <text:p>-11.7241113687</text:p>
          </table:table-cell>
          <table:table-cell table:formula="of:=VALUE(TRIM(INDIRECT(ADDRESS(40;8;4))))" office:value-type="float" office:value="-15.653559774527">
            <text:p>-15.6535597745</text:p>
          </table:table-cell>
          <table:table-cell table:formula="of:=VALUE(TRIM(INDIRECT(ADDRESS(40;9;4))))" office:value-type="float" office:value="-6.15932440118196">
            <text:p>-6.1593244012</text:p>
          </table:table-cell>
          <table:table-cell table:formula="of:=VALUE(TRIM(INDIRECT(ADDRESS(40;10;4))))" office:value-type="float" office:value="-15.653559774527">
            <text:p>-15.6535597745</text:p>
          </table:table-cell>
          <table:table-cell table:formula="of:=VALUE(TRIM(INDIRECT(ADDRESS(40;11;4))))" office:value-type="float" office:value="-6.42743042689777">
            <text:p>-6.4274304269</text:p>
          </table:table-cell>
        </table:table-row>
        <table:table-row table:style-name="ro2">
          <table:table-cell/>
          <table:table-cell table:formula="of:=VALUE(TRIM(INDIRECT(ADDRESS(41;2;4))))" office:value-type="float" office:value="-0.000705541373681862">
            <text:p>-0.0007055414</text:p>
          </table:table-cell>
          <table:table-cell table:formula="of:=VALUE(TRIM(INDIRECT(ADDRESS(41;3;4))))" office:value-type="float" office:value="-1.96183827355879">
            <text:p>-1.9618382736</text:p>
          </table:table-cell>
          <table:table-cell table:formula="of:=VALUE(TRIM(INDIRECT(ADDRESS(41;4;4))))" office:value-type="float" office:value="-3.51666156113309">
            <text:p>-3.5166615611</text:p>
          </table:table-cell>
          <table:table-cell table:formula="of:=VALUE(TRIM(INDIRECT(ADDRESS(41;5;4))))" office:value-type="float" office:value="-0.000812664192181528">
            <text:p>-0.0008126642</text:p>
          </table:table-cell>
          <table:table-cell table:formula="of:=VALUE(TRIM(INDIRECT(ADDRESS(41;6;4))))" office:value-type="float" office:value="-15.6381011980883">
            <text:p>-15.6381011981</text:p>
          </table:table-cell>
          <table:table-cell table:formula="of:=VALUE(TRIM(INDIRECT(ADDRESS(41;7;4))))" office:value-type="float" office:value="0">
            <text:p>0</text:p>
          </table:table-cell>
          <table:table-cell table:formula="of:=VALUE(TRIM(INDIRECT(ADDRESS(41;8;4))))" office:value-type="float" office:value="-0.96627301081896">
            <text:p>-0.9662730108</text:p>
          </table:table-cell>
          <table:table-cell table:formula="of:=VALUE(TRIM(INDIRECT(ADDRESS(41;9;4))))" office:value-type="float" office:value="-11.7606063859565">
            <text:p>-11.760606386</text:p>
          </table:table-cell>
          <table:table-cell table:formula="of:=VALUE(TRIM(INDIRECT(ADDRESS(41;10;4))))" office:value-type="float" office:value="-15.653559774527">
            <text:p>-15.6535597745</text:p>
          </table:table-cell>
          <table:table-cell table:formula="of:=VALUE(TRIM(INDIRECT(ADDRESS(41;11;4))))" office:value-type="float" office:value="-14.5748288345868">
            <text:p>-14.5748288346</text:p>
          </table:table-cell>
        </table:table-row>
        <table:table-row table:style-name="ro2">
          <table:table-cell/>
          <table:table-cell table:formula="of:=VALUE(TRIM(INDIRECT(ADDRESS(42;2;4))))" office:value-type="float" office:value="-0.18741556696216">
            <text:p>-0.187415567</text:p>
          </table:table-cell>
          <table:table-cell table:formula="of:=VALUE(TRIM(INDIRECT(ADDRESS(42;3;4))))" office:value-type="float" office:value="-0.285742258521406">
            <text:p>-0.2857422585</text:p>
          </table:table-cell>
          <table:table-cell table:formula="of:=VALUE(TRIM(INDIRECT(ADDRESS(42;4;4))))" office:value-type="float" office:value="-0.418649218106659">
            <text:p>-0.4186492181</text:p>
          </table:table-cell>
          <table:table-cell table:formula="of:=VALUE(TRIM(INDIRECT(ADDRESS(42;5;4))))" office:value-type="float" office:value="-1.00055040062465">
            <text:p>-1.0005504006</text:p>
          </table:table-cell>
          <table:table-cell table:formula="of:=VALUE(TRIM(INDIRECT(ADDRESS(42;6;4))))" office:value-type="float" office:value="-1.00055040062465">
            <text:p>-1.0005504006</text:p>
          </table:table-cell>
          <table:table-cell table:formula="of:=VALUE(TRIM(INDIRECT(ADDRESS(42;7;4))))" office:value-type="float" office:value="-0.572573020992587">
            <text:p>-0.572573021</text:p>
          </table:table-cell>
          <table:table-cell table:formula="of:=VALUE(TRIM(INDIRECT(ADDRESS(42;8;4))))" office:value-type="float" office:value="-0.930245834551723">
            <text:p>-0.9302458346</text:p>
          </table:table-cell>
          <table:table-cell table:formula="of:=VALUE(TRIM(INDIRECT(ADDRESS(42;9;4))))" office:value-type="float" office:value="-0.448013373972462">
            <text:p>-0.448013374</text:p>
          </table:table-cell>
          <table:table-cell table:formula="of:=VALUE(TRIM(INDIRECT(ADDRESS(42;10;4))))" office:value-type="float" office:value="-1.00055040062465">
            <text:p>-1.0005504006</text:p>
          </table:table-cell>
          <table:table-cell table:formula="of:=VALUE(TRIM(INDIRECT(ADDRESS(42;11;4))))" office:value-type="float" office:value="-0.759506174088901">
            <text:p>-0.7595061741</text:p>
          </table:table-cell>
        </table:table-row>
        <table:table-row table:style-name="ro2">
          <table:table-cell/>
          <table:table-cell table:formula="of:=VALUE(TRIM(INDIRECT(ADDRESS(43;2;4))))" office:value-type="float" office:value="0">
            <text:p>0</text:p>
          </table:table-cell>
          <table:table-cell table:formula="of:=VALUE(TRIM(INDIRECT(ADDRESS(43;3;4))))" office:value-type="float" office:value="-0.945019802484254">
            <text:p>-0.9450198025</text:p>
          </table:table-cell>
          <table:table-cell table:formula="of:=VALUE(TRIM(INDIRECT(ADDRESS(43;4;4))))" office:value-type="float" office:value="-1.5906026886171">
            <text:p>-1.5906026886</text:p>
          </table:table-cell>
          <table:table-cell table:formula="of:=VALUE(TRIM(INDIRECT(ADDRESS(43;5;4))))" office:value-type="float" office:value="0">
            <text:p>0</text:p>
          </table:table-cell>
          <table:table-cell table:formula="of:=VALUE(TRIM(INDIRECT(ADDRESS(43;6;4))))" office:value-type="float" office:value="-1.04626105188657">
            <text:p>-1.0462610519</text:p>
          </table:table-cell>
          <table:table-cell table:formula="of:=VALUE(TRIM(INDIRECT(ADDRESS(43;7;4))))" office:value-type="float" office:value="0">
            <text:p>0</text:p>
          </table:table-cell>
          <table:table-cell table:formula="of:=VALUE(TRIM(INDIRECT(ADDRESS(43;8;4))))" office:value-type="float" office:value="0">
            <text:p>0</text:p>
          </table:table-cell>
          <table:table-cell table:formula="of:=VALUE(TRIM(INDIRECT(ADDRESS(43;9;4))))" office:value-type="float" office:value="-2.4887342726777">
            <text:p>-2.4887342727</text:p>
          </table:table-cell>
          <table:table-cell table:formula="of:=VALUE(TRIM(INDIRECT(ADDRESS(43;10;4))))" office:value-type="float" office:value="-0.200491118167123">
            <text:p>-0.2004911182</text:p>
          </table:table-cell>
          <table:table-cell table:formula="of:=VALUE(TRIM(INDIRECT(ADDRESS(43;11;4))))" office:value-type="float" office:value="-1.05997909690349">
            <text:p>-1.0599790969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RANK(INDIRECT(ADDRESS(45;2;4));INDIRECT(ADDRESS(45;2;4)):INDIRECT(ADDRESS(45;11;4));1)" office:value-type="float" office:value="5">
            <text:p>5</text:p>
          </table:table-cell>
          <table:table-cell table:formula="of:=RANK(INDIRECT(ADDRESS(45;3;4));INDIRECT(ADDRESS(45;2;4)):INDIRECT(ADDRESS(45;11;4));1)" office:value-type="float" office:value="8">
            <text:p>8</text:p>
          </table:table-cell>
          <table:table-cell table:formula="of:=RANK(INDIRECT(ADDRESS(45;4;4));INDIRECT(ADDRESS(45;2;4)):INDIRECT(ADDRESS(45;11;4));1)" office:value-type="float" office:value="10">
            <text:p>10</text:p>
          </table:table-cell>
          <table:table-cell table:formula="of:=RANK(INDIRECT(ADDRESS(45;5;4));INDIRECT(ADDRESS(45;2;4)):INDIRECT(ADDRESS(45;11;4));1)" office:value-type="float" office:value="9">
            <text:p>9</text:p>
          </table:table-cell>
          <table:table-cell table:formula="of:=RANK(INDIRECT(ADDRESS(45;6;4));INDIRECT(ADDRESS(45;2;4)):INDIRECT(ADDRESS(45;11;4));1)" office:value-type="float" office:value="2">
            <text:p>2</text:p>
          </table:table-cell>
          <table:table-cell table:formula="of:=RANK(INDIRECT(ADDRESS(45;7;4));INDIRECT(ADDRESS(45;2;4)):INDIRECT(ADDRESS(45;11;4));1)" office:value-type="float" office:value="3">
            <text:p>3</text:p>
          </table:table-cell>
          <table:table-cell table:formula="of:=RANK(INDIRECT(ADDRESS(45;8;4));INDIRECT(ADDRESS(45;2;4)):INDIRECT(ADDRESS(45;11;4));1)" office:value-type="float" office:value="4">
            <text:p>4</text:p>
          </table:table-cell>
          <table:table-cell table:formula="of:=RANK(INDIRECT(ADDRESS(45;9;4));INDIRECT(ADDRESS(45;2;4)):INDIRECT(ADDRESS(45;11;4));1)" office:value-type="float" office:value="7">
            <text:p>7</text:p>
          </table:table-cell>
          <table:table-cell table:formula="of:=RANK(INDIRECT(ADDRESS(45;10;4));INDIRECT(ADDRESS(45;2;4)):INDIRECT(ADDRESS(45;11;4));1)" office:value-type="float" office:value="1">
            <text:p>1</text:p>
          </table:table-cell>
          <table:table-cell table:formula="of:=RANK(INDIRECT(ADDRESS(45;11;4));INDIRECT(ADDRESS(45;2;4)):INDIRECT(ADDRESS(45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46;2;4));INDIRECT(ADDRESS(46;2;4)):INDIRECT(ADDRESS(46;11;4));1)" office:value-type="float" office:value="1">
            <text:p>1</text:p>
          </table:table-cell>
          <table:table-cell table:formula="of:=RANK(INDIRECT(ADDRESS(46;3;4));INDIRECT(ADDRESS(46;2;4)):INDIRECT(ADDRESS(46;11;4));1)" office:value-type="float" office:value="1">
            <text:p>1</text:p>
          </table:table-cell>
          <table:table-cell table:formula="of:=RANK(INDIRECT(ADDRESS(46;4;4));INDIRECT(ADDRESS(46;2;4)):INDIRECT(ADDRESS(46;11;4));1)" office:value-type="float" office:value="1">
            <text:p>1</text:p>
          </table:table-cell>
          <table:table-cell table:formula="of:=RANK(INDIRECT(ADDRESS(46;5;4));INDIRECT(ADDRESS(46;2;4)):INDIRECT(ADDRESS(46;11;4));1)" office:value-type="float" office:value="1">
            <text:p>1</text:p>
          </table:table-cell>
          <table:table-cell table:formula="of:=RANK(INDIRECT(ADDRESS(46;6;4));INDIRECT(ADDRESS(46;2;4)):INDIRECT(ADDRESS(46;11;4));1)" office:value-type="float" office:value="1">
            <text:p>1</text:p>
          </table:table-cell>
          <table:table-cell table:formula="of:=RANK(INDIRECT(ADDRESS(46;7;4));INDIRECT(ADDRESS(46;2;4)):INDIRECT(ADDRESS(46;11;4));1)" office:value-type="float" office:value="1">
            <text:p>1</text:p>
          </table:table-cell>
          <table:table-cell table:formula="of:=RANK(INDIRECT(ADDRESS(46;8;4));INDIRECT(ADDRESS(46;2;4)):INDIRECT(ADDRESS(46;11;4));1)" office:value-type="float" office:value="1">
            <text:p>1</text:p>
          </table:table-cell>
          <table:table-cell table:formula="of:=RANK(INDIRECT(ADDRESS(46;9;4));INDIRECT(ADDRESS(46;2;4)):INDIRECT(ADDRESS(46;11;4));1)" office:value-type="float" office:value="1">
            <text:p>1</text:p>
          </table:table-cell>
          <table:table-cell table:formula="of:=RANK(INDIRECT(ADDRESS(46;10;4));INDIRECT(ADDRESS(46;2;4)):INDIRECT(ADDRESS(46;11;4));1)" office:value-type="float" office:value="1">
            <text:p>1</text:p>
          </table:table-cell>
          <table:table-cell table:formula="of:=RANK(INDIRECT(ADDRESS(46;11;4));INDIRECT(ADDRESS(46;2;4)):INDIRECT(ADDRESS(46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7;2;4));INDIRECT(ADDRESS(47;2;4)):INDIRECT(ADDRESS(47;11;4));1)" office:value-type="float" office:value="1">
            <text:p>1</text:p>
          </table:table-cell>
          <table:table-cell table:formula="of:=RANK(INDIRECT(ADDRESS(47;3;4));INDIRECT(ADDRESS(47;2;4)):INDIRECT(ADDRESS(47;11;4));1)" office:value-type="float" office:value="7">
            <text:p>7</text:p>
          </table:table-cell>
          <table:table-cell table:formula="of:=RANK(INDIRECT(ADDRESS(47;4;4));INDIRECT(ADDRESS(47;2;4)):INDIRECT(ADDRESS(47;11;4));1)" office:value-type="float" office:value="9">
            <text:p>9</text:p>
          </table:table-cell>
          <table:table-cell table:formula="of:=RANK(INDIRECT(ADDRESS(47;5;4));INDIRECT(ADDRESS(47;2;4)):INDIRECT(ADDRESS(47;11;4));1)" office:value-type="float" office:value="1">
            <text:p>1</text:p>
          </table:table-cell>
          <table:table-cell table:formula="of:=RANK(INDIRECT(ADDRESS(47;6;4));INDIRECT(ADDRESS(47;2;4)):INDIRECT(ADDRESS(47;11;4));1)" office:value-type="float" office:value="1">
            <text:p>1</text:p>
          </table:table-cell>
          <table:table-cell table:formula="of:=RANK(INDIRECT(ADDRESS(47;7;4));INDIRECT(ADDRESS(47;2;4)):INDIRECT(ADDRESS(47;11;4));1)" office:value-type="float" office:value="10">
            <text:p>10</text:p>
          </table:table-cell>
          <table:table-cell table:formula="of:=RANK(INDIRECT(ADDRESS(47;8;4));INDIRECT(ADDRESS(47;2;4)):INDIRECT(ADDRESS(47;11;4));1)" office:value-type="float" office:value="1">
            <text:p>1</text:p>
          </table:table-cell>
          <table:table-cell table:formula="of:=RANK(INDIRECT(ADDRESS(47;9;4));INDIRECT(ADDRESS(47;2;4)):INDIRECT(ADDRESS(47;11;4));1)" office:value-type="float" office:value="8">
            <text:p>8</text:p>
          </table:table-cell>
          <table:table-cell table:formula="of:=RANK(INDIRECT(ADDRESS(47;10;4));INDIRECT(ADDRESS(47;2;4)):INDIRECT(ADDRESS(47;11;4));1)" office:value-type="float" office:value="1">
            <text:p>1</text:p>
          </table:table-cell>
          <table:table-cell table:formula="of:=RANK(INDIRECT(ADDRESS(47;11;4));INDIRECT(ADDRESS(47;2;4)):INDIRECT(ADDRESS(47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8;2;4));INDIRECT(ADDRESS(48;2;4)):INDIRECT(ADDRESS(48;11;4));1)" office:value-type="float" office:value="9">
            <text:p>9</text:p>
          </table:table-cell>
          <table:table-cell table:formula="of:=RANK(INDIRECT(ADDRESS(48;3;4));INDIRECT(ADDRESS(48;2;4)):INDIRECT(ADDRESS(48;11;4));1)" office:value-type="float" office:value="6">
            <text:p>6</text:p>
          </table:table-cell>
          <table:table-cell table:formula="of:=RANK(INDIRECT(ADDRESS(48;4;4));INDIRECT(ADDRESS(48;2;4)):INDIRECT(ADDRESS(48;11;4));1)" office:value-type="float" office:value="10">
            <text:p>10</text:p>
          </table:table-cell>
          <table:table-cell table:formula="of:=RANK(INDIRECT(ADDRESS(48;5;4));INDIRECT(ADDRESS(48;2;4)):INDIRECT(ADDRESS(48;11;4));1)" office:value-type="float" office:value="4">
            <text:p>4</text:p>
          </table:table-cell>
          <table:table-cell table:formula="of:=RANK(INDIRECT(ADDRESS(48;6;4));INDIRECT(ADDRESS(48;2;4)):INDIRECT(ADDRESS(48;11;4));1)" office:value-type="float" office:value="2">
            <text:p>2</text:p>
          </table:table-cell>
          <table:table-cell table:formula="of:=RANK(INDIRECT(ADDRESS(48;7;4));INDIRECT(ADDRESS(48;2;4)):INDIRECT(ADDRESS(48;11;4));1)" office:value-type="float" office:value="3">
            <text:p>3</text:p>
          </table:table-cell>
          <table:table-cell table:formula="of:=RANK(INDIRECT(ADDRESS(48;8;4));INDIRECT(ADDRESS(48;2;4)):INDIRECT(ADDRESS(48;11;4));1)" office:value-type="float" office:value="8">
            <text:p>8</text:p>
          </table:table-cell>
          <table:table-cell table:formula="of:=RANK(INDIRECT(ADDRESS(48;9;4));INDIRECT(ADDRESS(48;2;4)):INDIRECT(ADDRESS(48;11;4));1)" office:value-type="float" office:value="5">
            <text:p>5</text:p>
          </table:table-cell>
          <table:table-cell table:formula="of:=RANK(INDIRECT(ADDRESS(48;10;4));INDIRECT(ADDRESS(48;2;4)):INDIRECT(ADDRESS(48;11;4));1)" office:value-type="float" office:value="1">
            <text:p>1</text:p>
          </table:table-cell>
          <table:table-cell table:formula="of:=RANK(INDIRECT(ADDRESS(48;11;4));INDIRECT(ADDRESS(48;2;4)):INDIRECT(ADDRESS(48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49;2;4));INDIRECT(ADDRESS(49;2;4)):INDIRECT(ADDRESS(49;11;4));1)" office:value-type="float" office:value="1">
            <text:p>1</text:p>
          </table:table-cell>
          <table:table-cell table:formula="of:=RANK(INDIRECT(ADDRESS(49;3;4));INDIRECT(ADDRESS(49;2;4)):INDIRECT(ADDRESS(49;11;4));1)" office:value-type="float" office:value="1">
            <text:p>1</text:p>
          </table:table-cell>
          <table:table-cell table:formula="of:=RANK(INDIRECT(ADDRESS(49;4;4));INDIRECT(ADDRESS(49;2;4)):INDIRECT(ADDRESS(49;11;4));1)" office:value-type="float" office:value="9">
            <text:p>9</text:p>
          </table:table-cell>
          <table:table-cell table:formula="of:=RANK(INDIRECT(ADDRESS(49;5;4));INDIRECT(ADDRESS(49;2;4)):INDIRECT(ADDRESS(49;11;4));1)" office:value-type="float" office:value="1">
            <text:p>1</text:p>
          </table:table-cell>
          <table:table-cell table:formula="of:=RANK(INDIRECT(ADDRESS(49;6;4));INDIRECT(ADDRESS(49;2;4)):INDIRECT(ADDRESS(49;11;4));1)" office:value-type="float" office:value="1">
            <text:p>1</text:p>
          </table:table-cell>
          <table:table-cell table:formula="of:=RANK(INDIRECT(ADDRESS(49;7;4));INDIRECT(ADDRESS(49;2;4)):INDIRECT(ADDRESS(49;11;4));1)" office:value-type="float" office:value="10">
            <text:p>10</text:p>
          </table:table-cell>
          <table:table-cell table:formula="of:=RANK(INDIRECT(ADDRESS(49;8;4));INDIRECT(ADDRESS(49;2;4)):INDIRECT(ADDRESS(49;11;4));1)" office:value-type="float" office:value="1">
            <text:p>1</text:p>
          </table:table-cell>
          <table:table-cell table:formula="of:=RANK(INDIRECT(ADDRESS(49;9;4));INDIRECT(ADDRESS(49;2;4)):INDIRECT(ADDRESS(49;11;4));1)" office:value-type="float" office:value="1">
            <text:p>1</text:p>
          </table:table-cell>
          <table:table-cell table:formula="of:=RANK(INDIRECT(ADDRESS(49;10;4));INDIRECT(ADDRESS(49;2;4)):INDIRECT(ADDRESS(49;11;4));1)" office:value-type="float" office:value="1">
            <text:p>1</text:p>
          </table:table-cell>
          <table:table-cell table:formula="of:=RANK(INDIRECT(ADDRESS(49;11;4));INDIRECT(ADDRESS(49;2;4)):INDIRECT(ADDRESS(4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0;2;4));INDIRECT(ADDRESS(50;2;4)):INDIRECT(ADDRESS(50;11;4));1)" office:value-type="float" office:value="8">
            <text:p>8</text:p>
          </table:table-cell>
          <table:table-cell table:formula="of:=RANK(INDIRECT(ADDRESS(50;3;4));INDIRECT(ADDRESS(50;2;4)):INDIRECT(ADDRESS(50;11;4));1)" office:value-type="float" office:value="7">
            <text:p>7</text:p>
          </table:table-cell>
          <table:table-cell table:formula="of:=RANK(INDIRECT(ADDRESS(50;4;4));INDIRECT(ADDRESS(50;2;4)):INDIRECT(ADDRESS(50;11;4));1)" office:value-type="float" office:value="9">
            <text:p>9</text:p>
          </table:table-cell>
          <table:table-cell table:formula="of:=RANK(INDIRECT(ADDRESS(50;5;4));INDIRECT(ADDRESS(50;2;4)):INDIRECT(ADDRESS(50;11;4));1)" office:value-type="float" office:value="1">
            <text:p>1</text:p>
          </table:table-cell>
          <table:table-cell table:formula="of:=RANK(INDIRECT(ADDRESS(50;6;4));INDIRECT(ADDRESS(50;2;4)):INDIRECT(ADDRESS(50;11;4));1)" office:value-type="float" office:value="2">
            <text:p>2</text:p>
          </table:table-cell>
          <table:table-cell table:formula="of:=RANK(INDIRECT(ADDRESS(50;7;4));INDIRECT(ADDRESS(50;2;4)):INDIRECT(ADDRESS(50;11;4));1)" office:value-type="float" office:value="10">
            <text:p>10</text:p>
          </table:table-cell>
          <table:table-cell table:formula="of:=RANK(INDIRECT(ADDRESS(50;8;4));INDIRECT(ADDRESS(50;2;4)):INDIRECT(ADDRESS(50;11;4));1)" office:value-type="float" office:value="4">
            <text:p>4</text:p>
          </table:table-cell>
          <table:table-cell table:formula="of:=RANK(INDIRECT(ADDRESS(50;9;4));INDIRECT(ADDRESS(50;2;4)):INDIRECT(ADDRESS(50;11;4));1)" office:value-type="float" office:value="6">
            <text:p>6</text:p>
          </table:table-cell>
          <table:table-cell table:formula="of:=RANK(INDIRECT(ADDRESS(50;10;4));INDIRECT(ADDRESS(50;2;4)):INDIRECT(ADDRESS(50;11;4));1)" office:value-type="float" office:value="3">
            <text:p>3</text:p>
          </table:table-cell>
          <table:table-cell table:formula="of:=RANK(INDIRECT(ADDRESS(50;11;4));INDIRECT(ADDRESS(50;2;4)):INDIRECT(ADDRESS(50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51;2;4));INDIRECT(ADDRESS(51;2;4)):INDIRECT(ADDRESS(51;11;4));1)" office:value-type="float" office:value="4">
            <text:p>4</text:p>
          </table:table-cell>
          <table:table-cell table:formula="of:=RANK(INDIRECT(ADDRESS(51;3;4));INDIRECT(ADDRESS(51;2;4)):INDIRECT(ADDRESS(51;11;4));1)" office:value-type="float" office:value="5">
            <text:p>5</text:p>
          </table:table-cell>
          <table:table-cell table:formula="of:=RANK(INDIRECT(ADDRESS(51;4;4));INDIRECT(ADDRESS(51;2;4)):INDIRECT(ADDRESS(51;11;4));1)" office:value-type="float" office:value="10">
            <text:p>10</text:p>
          </table:table-cell>
          <table:table-cell table:formula="of:=RANK(INDIRECT(ADDRESS(51;5;4));INDIRECT(ADDRESS(51;2;4)):INDIRECT(ADDRESS(51;11;4));1)" office:value-type="float" office:value="8">
            <text:p>8</text:p>
          </table:table-cell>
          <table:table-cell table:formula="of:=RANK(INDIRECT(ADDRESS(51;6;4));INDIRECT(ADDRESS(51;2;4)):INDIRECT(ADDRESS(51;11;4));1)" office:value-type="float" office:value="1">
            <text:p>1</text:p>
          </table:table-cell>
          <table:table-cell table:formula="of:=RANK(INDIRECT(ADDRESS(51;7;4));INDIRECT(ADDRESS(51;2;4)):INDIRECT(ADDRESS(51;11;4));1)" office:value-type="float" office:value="9">
            <text:p>9</text:p>
          </table:table-cell>
          <table:table-cell table:formula="of:=RANK(INDIRECT(ADDRESS(51;8;4));INDIRECT(ADDRESS(51;2;4)):INDIRECT(ADDRESS(51;11;4));1)" office:value-type="float" office:value="6">
            <text:p>6</text:p>
          </table:table-cell>
          <table:table-cell table:formula="of:=RANK(INDIRECT(ADDRESS(51;9;4));INDIRECT(ADDRESS(51;2;4)):INDIRECT(ADDRESS(51;11;4));1)" office:value-type="float" office:value="7">
            <text:p>7</text:p>
          </table:table-cell>
          <table:table-cell table:formula="of:=RANK(INDIRECT(ADDRESS(51;10;4));INDIRECT(ADDRESS(51;2;4)):INDIRECT(ADDRESS(51;11;4));1)" office:value-type="float" office:value="1">
            <text:p>1</text:p>
          </table:table-cell>
          <table:table-cell table:formula="of:=RANK(INDIRECT(ADDRESS(51;11;4));INDIRECT(ADDRESS(51;2;4)):INDIRECT(ADDRESS(51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2;2;4));INDIRECT(ADDRESS(52;2;4)):INDIRECT(ADDRESS(52;11;4));1)" office:value-type="float" office:value="3">
            <text:p>3</text:p>
          </table:table-cell>
          <table:table-cell table:formula="of:=RANK(INDIRECT(ADDRESS(52;3;4));INDIRECT(ADDRESS(52;2;4)):INDIRECT(ADDRESS(52;11;4));1)" office:value-type="float" office:value="9">
            <text:p>9</text:p>
          </table:table-cell>
          <table:table-cell table:formula="of:=RANK(INDIRECT(ADDRESS(52;4;4));INDIRECT(ADDRESS(52;2;4)):INDIRECT(ADDRESS(52;11;4));1)" office:value-type="float" office:value="10">
            <text:p>10</text:p>
          </table:table-cell>
          <table:table-cell table:formula="of:=RANK(INDIRECT(ADDRESS(52;5;4));INDIRECT(ADDRESS(52;2;4)):INDIRECT(ADDRESS(52;11;4));1)" office:value-type="float" office:value="5">
            <text:p>5</text:p>
          </table:table-cell>
          <table:table-cell table:formula="of:=RANK(INDIRECT(ADDRESS(52;6;4));INDIRECT(ADDRESS(52;2;4)):INDIRECT(ADDRESS(52;11;4));1)" office:value-type="float" office:value="1">
            <text:p>1</text:p>
          </table:table-cell>
          <table:table-cell table:formula="of:=RANK(INDIRECT(ADDRESS(52;7;4));INDIRECT(ADDRESS(52;2;4)):INDIRECT(ADDRESS(52;11;4));1)" office:value-type="float" office:value="4">
            <text:p>4</text:p>
          </table:table-cell>
          <table:table-cell table:formula="of:=RANK(INDIRECT(ADDRESS(52;8;4));INDIRECT(ADDRESS(52;2;4)):INDIRECT(ADDRESS(52;11;4));1)" office:value-type="float" office:value="8">
            <text:p>8</text:p>
          </table:table-cell>
          <table:table-cell table:formula="of:=RANK(INDIRECT(ADDRESS(52;9;4));INDIRECT(ADDRESS(52;2;4)):INDIRECT(ADDRESS(52;11;4));1)" office:value-type="float" office:value="6">
            <text:p>6</text:p>
          </table:table-cell>
          <table:table-cell table:formula="of:=RANK(INDIRECT(ADDRESS(52;10;4));INDIRECT(ADDRESS(52;2;4)):INDIRECT(ADDRESS(52;11;4));1)" office:value-type="float" office:value="1">
            <text:p>1</text:p>
          </table:table-cell>
          <table:table-cell table:formula="of:=RANK(INDIRECT(ADDRESS(52;11;4));INDIRECT(ADDRESS(52;2;4)):INDIRECT(ADDRESS(52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53;2;4));INDIRECT(ADDRESS(53;2;4)):INDIRECT(ADDRESS(53;11;4));1)" office:value-type="float" office:value="8">
            <text:p>8</text:p>
          </table:table-cell>
          <table:table-cell table:formula="of:=RANK(INDIRECT(ADDRESS(53;3;4));INDIRECT(ADDRESS(53;2;4)):INDIRECT(ADDRESS(53;11;4));1)" office:value-type="float" office:value="7">
            <text:p>7</text:p>
          </table:table-cell>
          <table:table-cell table:formula="of:=RANK(INDIRECT(ADDRESS(53;4;4));INDIRECT(ADDRESS(53;2;4)):INDIRECT(ADDRESS(53;11;4));1)" office:value-type="float" office:value="9">
            <text:p>9</text:p>
          </table:table-cell>
          <table:table-cell table:formula="of:=RANK(INDIRECT(ADDRESS(53;5;4));INDIRECT(ADDRESS(53;2;4)):INDIRECT(ADDRESS(53;11;4));1)" office:value-type="float" office:value="1">
            <text:p>1</text:p>
          </table:table-cell>
          <table:table-cell table:formula="of:=RANK(INDIRECT(ADDRESS(53;6;4));INDIRECT(ADDRESS(53;2;4)):INDIRECT(ADDRESS(53;11;4));1)" office:value-type="float" office:value="1">
            <text:p>1</text:p>
          </table:table-cell>
          <table:table-cell table:formula="of:=RANK(INDIRECT(ADDRESS(53;7;4));INDIRECT(ADDRESS(53;2;4)):INDIRECT(ADDRESS(53;11;4));1)" office:value-type="float" office:value="10">
            <text:p>10</text:p>
          </table:table-cell>
          <table:table-cell table:formula="of:=RANK(INDIRECT(ADDRESS(53;8;4));INDIRECT(ADDRESS(53;2;4)):INDIRECT(ADDRESS(53;11;4));1)" office:value-type="float" office:value="1">
            <text:p>1</text:p>
          </table:table-cell>
          <table:table-cell table:formula="of:=RANK(INDIRECT(ADDRESS(53;9;4));INDIRECT(ADDRESS(53;2;4)):INDIRECT(ADDRESS(53;11;4));1)" office:value-type="float" office:value="6">
            <text:p>6</text:p>
          </table:table-cell>
          <table:table-cell table:formula="of:=RANK(INDIRECT(ADDRESS(53;10;4));INDIRECT(ADDRESS(53;2;4)):INDIRECT(ADDRESS(53;11;4));1)" office:value-type="float" office:value="1">
            <text:p>1</text:p>
          </table:table-cell>
          <table:table-cell table:formula="of:=RANK(INDIRECT(ADDRESS(53;11;4));INDIRECT(ADDRESS(53;2;4)):INDIRECT(ADDRESS(53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54;2;4));INDIRECT(ADDRESS(54;2;4)):INDIRECT(ADDRESS(54;11;4));1)" office:value-type="float" office:value="1">
            <text:p>1</text:p>
          </table:table-cell>
          <table:table-cell table:formula="of:=RANK(INDIRECT(ADDRESS(54;3;4));INDIRECT(ADDRESS(54;2;4)):INDIRECT(ADDRESS(54;11;4));1)" office:value-type="float" office:value="1">
            <text:p>1</text:p>
          </table:table-cell>
          <table:table-cell table:formula="of:=RANK(INDIRECT(ADDRESS(54;4;4));INDIRECT(ADDRESS(54;2;4)):INDIRECT(ADDRESS(54;11;4));1)" office:value-type="float" office:value="9">
            <text:p>9</text:p>
          </table:table-cell>
          <table:table-cell table:formula="of:=RANK(INDIRECT(ADDRESS(54;5;4));INDIRECT(ADDRESS(54;2;4)):INDIRECT(ADDRESS(54;11;4));1)" office:value-type="float" office:value="1">
            <text:p>1</text:p>
          </table:table-cell>
          <table:table-cell table:formula="of:=RANK(INDIRECT(ADDRESS(54;6;4));INDIRECT(ADDRESS(54;2;4)):INDIRECT(ADDRESS(54;11;4));1)" office:value-type="float" office:value="1">
            <text:p>1</text:p>
          </table:table-cell>
          <table:table-cell table:formula="of:=RANK(INDIRECT(ADDRESS(54;7;4));INDIRECT(ADDRESS(54;2;4)):INDIRECT(ADDRESS(54;11;4));1)" office:value-type="float" office:value="10">
            <text:p>10</text:p>
          </table:table-cell>
          <table:table-cell table:formula="of:=RANK(INDIRECT(ADDRESS(54;8;4));INDIRECT(ADDRESS(54;2;4)):INDIRECT(ADDRESS(54;11;4));1)" office:value-type="float" office:value="1">
            <text:p>1</text:p>
          </table:table-cell>
          <table:table-cell table:formula="of:=RANK(INDIRECT(ADDRESS(54;9;4));INDIRECT(ADDRESS(54;2;4)):INDIRECT(ADDRESS(54;11;4));1)" office:value-type="float" office:value="1">
            <text:p>1</text:p>
          </table:table-cell>
          <table:table-cell table:formula="of:=RANK(INDIRECT(ADDRESS(54;10;4));INDIRECT(ADDRESS(54;2;4)):INDIRECT(ADDRESS(54;11;4));1)" office:value-type="float" office:value="1">
            <text:p>1</text:p>
          </table:table-cell>
          <table:table-cell table:formula="of:=RANK(INDIRECT(ADDRESS(54;11;4));INDIRECT(ADDRESS(54;2;4)):INDIRECT(ADDRESS(54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5;2;4));INDIRECT(ADDRESS(55;2;4)):INDIRECT(ADDRESS(55;11;4));1)" office:value-type="float" office:value="1">
            <text:p>1</text:p>
          </table:table-cell>
          <table:table-cell table:formula="of:=RANK(INDIRECT(ADDRESS(55;3;4));INDIRECT(ADDRESS(55;2;4)):INDIRECT(ADDRESS(55;11;4));1)" office:value-type="float" office:value="1">
            <text:p>1</text:p>
          </table:table-cell>
          <table:table-cell table:formula="of:=RANK(INDIRECT(ADDRESS(55;4;4));INDIRECT(ADDRESS(55;2;4)):INDIRECT(ADDRESS(55;11;4));1)" office:value-type="float" office:value="10">
            <text:p>10</text:p>
          </table:table-cell>
          <table:table-cell table:formula="of:=RANK(INDIRECT(ADDRESS(55;5;4));INDIRECT(ADDRESS(55;2;4)):INDIRECT(ADDRESS(55;11;4));1)" office:value-type="float" office:value="9">
            <text:p>9</text:p>
          </table:table-cell>
          <table:table-cell table:formula="of:=RANK(INDIRECT(ADDRESS(55;6;4));INDIRECT(ADDRESS(55;2;4)):INDIRECT(ADDRESS(55;11;4));1)" office:value-type="float" office:value="1">
            <text:p>1</text:p>
          </table:table-cell>
          <table:table-cell table:formula="of:=RANK(INDIRECT(ADDRESS(55;7;4));INDIRECT(ADDRESS(55;2;4)):INDIRECT(ADDRESS(55;11;4));1)" office:value-type="float" office:value="1">
            <text:p>1</text:p>
          </table:table-cell>
          <table:table-cell table:formula="of:=RANK(INDIRECT(ADDRESS(55;8;4));INDIRECT(ADDRESS(55;2;4)):INDIRECT(ADDRESS(55;11;4));1)" office:value-type="float" office:value="1">
            <text:p>1</text:p>
          </table:table-cell>
          <table:table-cell table:formula="of:=RANK(INDIRECT(ADDRESS(55;9;4));INDIRECT(ADDRESS(55;2;4)):INDIRECT(ADDRESS(55;11;4));1)" office:value-type="float" office:value="1">
            <text:p>1</text:p>
          </table:table-cell>
          <table:table-cell table:formula="of:=RANK(INDIRECT(ADDRESS(55;10;4));INDIRECT(ADDRESS(55;2;4)):INDIRECT(ADDRESS(55;11;4));1)" office:value-type="float" office:value="1">
            <text:p>1</text:p>
          </table:table-cell>
          <table:table-cell table:formula="of:=RANK(INDIRECT(ADDRESS(55;11;4));INDIRECT(ADDRESS(55;2;4)):INDIRECT(ADDRESS(55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6;2;4));INDIRECT(ADDRESS(56;2;4)):INDIRECT(ADDRESS(56;11;4));1)" office:value-type="float" office:value="4">
            <text:p>4</text:p>
          </table:table-cell>
          <table:table-cell table:formula="of:=RANK(INDIRECT(ADDRESS(56;3;4));INDIRECT(ADDRESS(56;2;4)):INDIRECT(ADDRESS(56;11;4));1)" office:value-type="float" office:value="9">
            <text:p>9</text:p>
          </table:table-cell>
          <table:table-cell table:formula="of:=RANK(INDIRECT(ADDRESS(56;4;4));INDIRECT(ADDRESS(56;2;4)):INDIRECT(ADDRESS(56;11;4));1)" office:value-type="float" office:value="10">
            <text:p>10</text:p>
          </table:table-cell>
          <table:table-cell table:formula="of:=RANK(INDIRECT(ADDRESS(56;5;4));INDIRECT(ADDRESS(56;2;4)):INDIRECT(ADDRESS(56;11;4));1)" office:value-type="float" office:value="7">
            <text:p>7</text:p>
          </table:table-cell>
          <table:table-cell table:formula="of:=RANK(INDIRECT(ADDRESS(56;6;4));INDIRECT(ADDRESS(56;2;4)):INDIRECT(ADDRESS(56;11;4));1)" office:value-type="float" office:value="1">
            <text:p>1</text:p>
          </table:table-cell>
          <table:table-cell table:formula="of:=RANK(INDIRECT(ADDRESS(56;7;4));INDIRECT(ADDRESS(56;2;4)):INDIRECT(ADDRESS(56;11;4));1)" office:value-type="float" office:value="1">
            <text:p>1</text:p>
          </table:table-cell>
          <table:table-cell table:formula="of:=RANK(INDIRECT(ADDRESS(56;8;4));INDIRECT(ADDRESS(56;2;4)):INDIRECT(ADDRESS(56;11;4));1)" office:value-type="float" office:value="6">
            <text:p>6</text:p>
          </table:table-cell>
          <table:table-cell table:formula="of:=RANK(INDIRECT(ADDRESS(56;9;4));INDIRECT(ADDRESS(56;2;4)):INDIRECT(ADDRESS(56;11;4));1)" office:value-type="float" office:value="5">
            <text:p>5</text:p>
          </table:table-cell>
          <table:table-cell table:formula="of:=RANK(INDIRECT(ADDRESS(56;10;4));INDIRECT(ADDRESS(56;2;4)):INDIRECT(ADDRESS(56;11;4));1)" office:value-type="float" office:value="1">
            <text:p>1</text:p>
          </table:table-cell>
          <table:table-cell table:formula="of:=RANK(INDIRECT(ADDRESS(56;11;4));INDIRECT(ADDRESS(56;2;4)):INDIRECT(ADDRESS(56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7;2;4));INDIRECT(ADDRESS(57;2;4)):INDIRECT(ADDRESS(57;11;4));1)" office:value-type="float" office:value="1">
            <text:p>1</text:p>
          </table:table-cell>
          <table:table-cell table:formula="of:=RANK(INDIRECT(ADDRESS(57;3;4));INDIRECT(ADDRESS(57;2;4)):INDIRECT(ADDRESS(57;11;4));1)" office:value-type="float" office:value="1">
            <text:p>1</text:p>
          </table:table-cell>
          <table:table-cell table:formula="of:=RANK(INDIRECT(ADDRESS(57;4;4));INDIRECT(ADDRESS(57;2;4)):INDIRECT(ADDRESS(57;11;4));1)" office:value-type="float" office:value="1">
            <text:p>1</text:p>
          </table:table-cell>
          <table:table-cell table:formula="of:=RANK(INDIRECT(ADDRESS(57;5;4));INDIRECT(ADDRESS(57;2;4)):INDIRECT(ADDRESS(57;11;4));1)" office:value-type="float" office:value="1">
            <text:p>1</text:p>
          </table:table-cell>
          <table:table-cell table:formula="of:=RANK(INDIRECT(ADDRESS(57;6;4));INDIRECT(ADDRESS(57;2;4)):INDIRECT(ADDRESS(57;11;4));1)" office:value-type="float" office:value="1">
            <text:p>1</text:p>
          </table:table-cell>
          <table:table-cell table:formula="of:=RANK(INDIRECT(ADDRESS(57;7;4));INDIRECT(ADDRESS(57;2;4)):INDIRECT(ADDRESS(57;11;4));1)" office:value-type="float" office:value="1">
            <text:p>1</text:p>
          </table:table-cell>
          <table:table-cell table:formula="of:=RANK(INDIRECT(ADDRESS(57;8;4));INDIRECT(ADDRESS(57;2;4)):INDIRECT(ADDRESS(57;11;4));1)" office:value-type="float" office:value="1">
            <text:p>1</text:p>
          </table:table-cell>
          <table:table-cell table:formula="of:=RANK(INDIRECT(ADDRESS(57;9;4));INDIRECT(ADDRESS(57;2;4)):INDIRECT(ADDRESS(57;11;4));1)" office:value-type="float" office:value="1">
            <text:p>1</text:p>
          </table:table-cell>
          <table:table-cell table:formula="of:=RANK(INDIRECT(ADDRESS(57;10;4));INDIRECT(ADDRESS(57;2;4)):INDIRECT(ADDRESS(57;11;4));1)" office:value-type="float" office:value="1">
            <text:p>1</text:p>
          </table:table-cell>
          <table:table-cell table:formula="of:=RANK(INDIRECT(ADDRESS(57;11;4));INDIRECT(ADDRESS(57;2;4)):INDIRECT(ADDRESS(57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8;2;4));INDIRECT(ADDRESS(58;2;4)):INDIRECT(ADDRESS(58;11;4));1)" office:value-type="float" office:value="7">
            <text:p>7</text:p>
          </table:table-cell>
          <table:table-cell table:formula="of:=RANK(INDIRECT(ADDRESS(58;3;4));INDIRECT(ADDRESS(58;2;4)):INDIRECT(ADDRESS(58;11;4));1)" office:value-type="float" office:value="5">
            <text:p>5</text:p>
          </table:table-cell>
          <table:table-cell table:formula="of:=RANK(INDIRECT(ADDRESS(58;4;4));INDIRECT(ADDRESS(58;2;4)):INDIRECT(ADDRESS(58;11;4));1)" office:value-type="float" office:value="10">
            <text:p>10</text:p>
          </table:table-cell>
          <table:table-cell table:formula="of:=RANK(INDIRECT(ADDRESS(58;5;4));INDIRECT(ADDRESS(58;2;4)):INDIRECT(ADDRESS(58;11;4));1)" office:value-type="float" office:value="1">
            <text:p>1</text:p>
          </table:table-cell>
          <table:table-cell table:formula="of:=RANK(INDIRECT(ADDRESS(58;6;4));INDIRECT(ADDRESS(58;2;4)):INDIRECT(ADDRESS(58;11;4));1)" office:value-type="float" office:value="1">
            <text:p>1</text:p>
          </table:table-cell>
          <table:table-cell table:formula="of:=RANK(INDIRECT(ADDRESS(58;7;4));INDIRECT(ADDRESS(58;2;4)):INDIRECT(ADDRESS(58;11;4));1)" office:value-type="float" office:value="6">
            <text:p>6</text:p>
          </table:table-cell>
          <table:table-cell table:formula="of:=RANK(INDIRECT(ADDRESS(58;8;4));INDIRECT(ADDRESS(58;2;4)):INDIRECT(ADDRESS(58;11;4));1)" office:value-type="float" office:value="1">
            <text:p>1</text:p>
          </table:table-cell>
          <table:table-cell table:formula="of:=RANK(INDIRECT(ADDRESS(58;9;4));INDIRECT(ADDRESS(58;2;4)):INDIRECT(ADDRESS(58;11;4));1)" office:value-type="float" office:value="9">
            <text:p>9</text:p>
          </table:table-cell>
          <table:table-cell table:formula="of:=RANK(INDIRECT(ADDRESS(58;10;4));INDIRECT(ADDRESS(58;2;4)):INDIRECT(ADDRESS(58;11;4));1)" office:value-type="float" office:value="1">
            <text:p>1</text:p>
          </table:table-cell>
          <table:table-cell table:formula="of:=RANK(INDIRECT(ADDRESS(58;11;4));INDIRECT(ADDRESS(58;2;4)):INDIRECT(ADDRESS(58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9;2;4));INDIRECT(ADDRESS(59;2;4)):INDIRECT(ADDRESS(59;11;4));1)" office:value-type="float" office:value="1">
            <text:p>1</text:p>
          </table:table-cell>
          <table:table-cell table:formula="of:=RANK(INDIRECT(ADDRESS(59;3;4));INDIRECT(ADDRESS(59;2;4)):INDIRECT(ADDRESS(59;11;4));1)" office:value-type="float" office:value="1">
            <text:p>1</text:p>
          </table:table-cell>
          <table:table-cell table:formula="of:=RANK(INDIRECT(ADDRESS(59;4;4));INDIRECT(ADDRESS(59;2;4)):INDIRECT(ADDRESS(59;11;4));1)" office:value-type="float" office:value="10">
            <text:p>10</text:p>
          </table:table-cell>
          <table:table-cell table:formula="of:=RANK(INDIRECT(ADDRESS(59;5;4));INDIRECT(ADDRESS(59;2;4)):INDIRECT(ADDRESS(59;11;4));1)" office:value-type="float" office:value="1">
            <text:p>1</text:p>
          </table:table-cell>
          <table:table-cell table:formula="of:=RANK(INDIRECT(ADDRESS(59;6;4));INDIRECT(ADDRESS(59;2;4)):INDIRECT(ADDRESS(59;11;4));1)" office:value-type="float" office:value="1">
            <text:p>1</text:p>
          </table:table-cell>
          <table:table-cell table:formula="of:=RANK(INDIRECT(ADDRESS(59;7;4));INDIRECT(ADDRESS(59;2;4)):INDIRECT(ADDRESS(59;11;4));1)" office:value-type="float" office:value="1">
            <text:p>1</text:p>
          </table:table-cell>
          <table:table-cell table:formula="of:=RANK(INDIRECT(ADDRESS(59;8;4));INDIRECT(ADDRESS(59;2;4)):INDIRECT(ADDRESS(59;11;4));1)" office:value-type="float" office:value="1">
            <text:p>1</text:p>
          </table:table-cell>
          <table:table-cell table:formula="of:=RANK(INDIRECT(ADDRESS(59;9;4));INDIRECT(ADDRESS(59;2;4)):INDIRECT(ADDRESS(59;11;4));1)" office:value-type="float" office:value="1">
            <text:p>1</text:p>
          </table:table-cell>
          <table:table-cell table:formula="of:=RANK(INDIRECT(ADDRESS(59;10;4));INDIRECT(ADDRESS(59;2;4)):INDIRECT(ADDRESS(59;11;4));1)" office:value-type="float" office:value="1">
            <text:p>1</text:p>
          </table:table-cell>
          <table:table-cell table:formula="of:=RANK(INDIRECT(ADDRESS(59;11;4));INDIRECT(ADDRESS(59;2;4)):INDIRECT(ADDRESS(5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0;2;4));INDIRECT(ADDRESS(60;2;4)):INDIRECT(ADDRESS(60;11;4));1)" office:value-type="float" office:value="1">
            <text:p>1</text:p>
          </table:table-cell>
          <table:table-cell table:formula="of:=RANK(INDIRECT(ADDRESS(60;3;4));INDIRECT(ADDRESS(60;2;4)):INDIRECT(ADDRESS(60;11;4));1)" office:value-type="float" office:value="8">
            <text:p>8</text:p>
          </table:table-cell>
          <table:table-cell table:formula="of:=RANK(INDIRECT(ADDRESS(60;4;4));INDIRECT(ADDRESS(60;2;4)):INDIRECT(ADDRESS(60;11;4));1)" office:value-type="float" office:value="9">
            <text:p>9</text:p>
          </table:table-cell>
          <table:table-cell table:formula="of:=RANK(INDIRECT(ADDRESS(60;5;4));INDIRECT(ADDRESS(60;2;4)):INDIRECT(ADDRESS(60;11;4));1)" office:value-type="float" office:value="1">
            <text:p>1</text:p>
          </table:table-cell>
          <table:table-cell table:formula="of:=RANK(INDIRECT(ADDRESS(60;6;4));INDIRECT(ADDRESS(60;2;4)):INDIRECT(ADDRESS(60;11;4));1)" office:value-type="float" office:value="1">
            <text:p>1</text:p>
          </table:table-cell>
          <table:table-cell table:formula="of:=RANK(INDIRECT(ADDRESS(60;7;4));INDIRECT(ADDRESS(60;2;4)):INDIRECT(ADDRESS(60;11;4));1)" office:value-type="float" office:value="10">
            <text:p>10</text:p>
          </table:table-cell>
          <table:table-cell table:formula="of:=RANK(INDIRECT(ADDRESS(60;8;4));INDIRECT(ADDRESS(60;2;4)):INDIRECT(ADDRESS(60;11;4));1)" office:value-type="float" office:value="1">
            <text:p>1</text:p>
          </table:table-cell>
          <table:table-cell table:formula="of:=RANK(INDIRECT(ADDRESS(60;9;4));INDIRECT(ADDRESS(60;2;4)):INDIRECT(ADDRESS(60;11;4));1)" office:value-type="float" office:value="7">
            <text:p>7</text:p>
          </table:table-cell>
          <table:table-cell table:formula="of:=RANK(INDIRECT(ADDRESS(60;10;4));INDIRECT(ADDRESS(60;2;4)):INDIRECT(ADDRESS(60;11;4));1)" office:value-type="float" office:value="1">
            <text:p>1</text:p>
          </table:table-cell>
          <table:table-cell table:formula="of:=RANK(INDIRECT(ADDRESS(60;11;4));INDIRECT(ADDRESS(60;2;4)):INDIRECT(ADDRESS(60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1;2;4));INDIRECT(ADDRESS(61;2;4)):INDIRECT(ADDRESS(61;11;4));1)" office:value-type="float" office:value="6">
            <text:p>6</text:p>
          </table:table-cell>
          <table:table-cell table:formula="of:=RANK(INDIRECT(ADDRESS(61;3;4));INDIRECT(ADDRESS(61;2;4)):INDIRECT(ADDRESS(61;11;4));1)" office:value-type="float" office:value="8">
            <text:p>8</text:p>
          </table:table-cell>
          <table:table-cell table:formula="of:=RANK(INDIRECT(ADDRESS(61;4;4));INDIRECT(ADDRESS(61;2;4)):INDIRECT(ADDRESS(61;11;4));1)" office:value-type="float" office:value="9">
            <text:p>9</text:p>
          </table:table-cell>
          <table:table-cell table:formula="of:=RANK(INDIRECT(ADDRESS(61;5;4));INDIRECT(ADDRESS(61;2;4)):INDIRECT(ADDRESS(61;11;4));1)" office:value-type="float" office:value="3">
            <text:p>3</text:p>
          </table:table-cell>
          <table:table-cell table:formula="of:=RANK(INDIRECT(ADDRESS(61;6;4));INDIRECT(ADDRESS(61;2;4)):INDIRECT(ADDRESS(61;11;4));1)" office:value-type="float" office:value="1">
            <text:p>1</text:p>
          </table:table-cell>
          <table:table-cell table:formula="of:=RANK(INDIRECT(ADDRESS(61;7;4));INDIRECT(ADDRESS(61;2;4)):INDIRECT(ADDRESS(61;11;4));1)" office:value-type="float" office:value="10">
            <text:p>10</text:p>
          </table:table-cell>
          <table:table-cell table:formula="of:=RANK(INDIRECT(ADDRESS(61;8;4));INDIRECT(ADDRESS(61;2;4)):INDIRECT(ADDRESS(61;11;4));1)" office:value-type="float" office:value="4">
            <text:p>4</text:p>
          </table:table-cell>
          <table:table-cell table:formula="of:=RANK(INDIRECT(ADDRESS(61;9;4));INDIRECT(ADDRESS(61;2;4)):INDIRECT(ADDRESS(61;11;4));1)" office:value-type="float" office:value="7">
            <text:p>7</text:p>
          </table:table-cell>
          <table:table-cell table:formula="of:=RANK(INDIRECT(ADDRESS(61;10;4));INDIRECT(ADDRESS(61;2;4)):INDIRECT(ADDRESS(61;11;4));1)" office:value-type="float" office:value="1">
            <text:p>1</text:p>
          </table:table-cell>
          <table:table-cell table:formula="of:=RANK(INDIRECT(ADDRESS(61;11;4));INDIRECT(ADDRESS(61;2;4)):INDIRECT(ADDRESS(61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62;2;4));INDIRECT(ADDRESS(62;2;4)):INDIRECT(ADDRESS(62;11;4));1)" office:value-type="float" office:value="7">
            <text:p>7</text:p>
          </table:table-cell>
          <table:table-cell table:formula="of:=RANK(INDIRECT(ADDRESS(62;3;4));INDIRECT(ADDRESS(62;2;4)):INDIRECT(ADDRESS(62;11;4));1)" office:value-type="float" office:value="9">
            <text:p>9</text:p>
          </table:table-cell>
          <table:table-cell table:formula="of:=RANK(INDIRECT(ADDRESS(62;4;4));INDIRECT(ADDRESS(62;2;4)):INDIRECT(ADDRESS(62;11;4));1)" office:value-type="float" office:value="8">
            <text:p>8</text:p>
          </table:table-cell>
          <table:table-cell table:formula="of:=RANK(INDIRECT(ADDRESS(62;5;4));INDIRECT(ADDRESS(62;2;4)):INDIRECT(ADDRESS(62;11;4));1)" office:value-type="float" office:value="1">
            <text:p>1</text:p>
          </table:table-cell>
          <table:table-cell table:formula="of:=RANK(INDIRECT(ADDRESS(62;6;4));INDIRECT(ADDRESS(62;2;4)):INDIRECT(ADDRESS(62;11;4));1)" office:value-type="float" office:value="1">
            <text:p>1</text:p>
          </table:table-cell>
          <table:table-cell table:formula="of:=RANK(INDIRECT(ADDRESS(62;7;4));INDIRECT(ADDRESS(62;2;4)):INDIRECT(ADDRESS(62;11;4));1)" office:value-type="float" office:value="10">
            <text:p>10</text:p>
          </table:table-cell>
          <table:table-cell table:formula="of:=RANK(INDIRECT(ADDRESS(62;8;4));INDIRECT(ADDRESS(62;2;4)):INDIRECT(ADDRESS(62;11;4));1)" office:value-type="float" office:value="1">
            <text:p>1</text:p>
          </table:table-cell>
          <table:table-cell table:formula="of:=RANK(INDIRECT(ADDRESS(62;9;4));INDIRECT(ADDRESS(62;2;4)):INDIRECT(ADDRESS(62;11;4));1)" office:value-type="float" office:value="6">
            <text:p>6</text:p>
          </table:table-cell>
          <table:table-cell table:formula="of:=RANK(INDIRECT(ADDRESS(62;10;4));INDIRECT(ADDRESS(62;2;4)):INDIRECT(ADDRESS(62;11;4));1)" office:value-type="float" office:value="4">
            <text:p>4</text:p>
          </table:table-cell>
          <table:table-cell table:formula="of:=RANK(INDIRECT(ADDRESS(62;11;4));INDIRECT(ADDRESS(62;2;4)):INDIRECT(ADDRESS(62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63;2;4));INDIRECT(ADDRESS(63;2;4)):INDIRECT(ADDRESS(63;11;4));1)" office:value-type="float" office:value="7">
            <text:p>7</text:p>
          </table:table-cell>
          <table:table-cell table:formula="of:=RANK(INDIRECT(ADDRESS(63;3;4));INDIRECT(ADDRESS(63;2;4)):INDIRECT(ADDRESS(63;11;4));1)" office:value-type="float" office:value="4">
            <text:p>4</text:p>
          </table:table-cell>
          <table:table-cell table:formula="of:=RANK(INDIRECT(ADDRESS(63;4;4));INDIRECT(ADDRESS(63;2;4)):INDIRECT(ADDRESS(63;11;4));1)" office:value-type="float" office:value="8">
            <text:p>8</text:p>
          </table:table-cell>
          <table:table-cell table:formula="of:=RANK(INDIRECT(ADDRESS(63;5;4));INDIRECT(ADDRESS(63;2;4)):INDIRECT(ADDRESS(63;11;4));1)" office:value-type="float" office:value="5">
            <text:p>5</text:p>
          </table:table-cell>
          <table:table-cell table:formula="of:=RANK(INDIRECT(ADDRESS(63;6;4));INDIRECT(ADDRESS(63;2;4)):INDIRECT(ADDRESS(63;11;4));1)" office:value-type="float" office:value="3">
            <text:p>3</text:p>
          </table:table-cell>
          <table:table-cell table:formula="of:=RANK(INDIRECT(ADDRESS(63;7;4));INDIRECT(ADDRESS(63;2;4)):INDIRECT(ADDRESS(63;11;4));1)" office:value-type="float" office:value="9">
            <text:p>9</text:p>
          </table:table-cell>
          <table:table-cell table:formula="of:=RANK(INDIRECT(ADDRESS(63;8;4));INDIRECT(ADDRESS(63;2;4)):INDIRECT(ADDRESS(63;11;4));1)" office:value-type="float" office:value="6">
            <text:p>6</text:p>
          </table:table-cell>
          <table:table-cell table:formula="of:=RANK(INDIRECT(ADDRESS(63;9;4));INDIRECT(ADDRESS(63;2;4)):INDIRECT(ADDRESS(63;11;4));1)" office:value-type="float" office:value="1">
            <text:p>1</text:p>
          </table:table-cell>
          <table:table-cell table:formula="of:=RANK(INDIRECT(ADDRESS(63;10;4));INDIRECT(ADDRESS(63;2;4)):INDIRECT(ADDRESS(63;11;4));1)" office:value-type="float" office:value="10">
            <text:p>10</text:p>
          </table:table-cell>
          <table:table-cell table:formula="of:=RANK(INDIRECT(ADDRESS(63;11;4));INDIRECT(ADDRESS(63;2;4)):INDIRECT(ADDRESS(63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64;2;4));INDIRECT(ADDRESS(64;2;4)):INDIRECT(ADDRESS(64;11;4));1)" office:value-type="float" office:value="5">
            <text:p>5</text:p>
          </table:table-cell>
          <table:table-cell table:formula="of:=RANK(INDIRECT(ADDRESS(64;3;4));INDIRECT(ADDRESS(64;2;4)):INDIRECT(ADDRESS(64;11;4));1)" office:value-type="float" office:value="7">
            <text:p>7</text:p>
          </table:table-cell>
          <table:table-cell table:formula="of:=RANK(INDIRECT(ADDRESS(64;4;4));INDIRECT(ADDRESS(64;2;4)):INDIRECT(ADDRESS(64;11;4));1)" office:value-type="float" office:value="10">
            <text:p>10</text:p>
          </table:table-cell>
          <table:table-cell table:formula="of:=RANK(INDIRECT(ADDRESS(64;5;4));INDIRECT(ADDRESS(64;2;4)):INDIRECT(ADDRESS(64;11;4));1)" office:value-type="float" office:value="6">
            <text:p>6</text:p>
          </table:table-cell>
          <table:table-cell table:formula="of:=RANK(INDIRECT(ADDRESS(64;6;4));INDIRECT(ADDRESS(64;2;4)):INDIRECT(ADDRESS(64;11;4));1)" office:value-type="float" office:value="2">
            <text:p>2</text:p>
          </table:table-cell>
          <table:table-cell table:formula="of:=RANK(INDIRECT(ADDRESS(64;7;4));INDIRECT(ADDRESS(64;2;4)):INDIRECT(ADDRESS(64;11;4));1)" office:value-type="float" office:value="9">
            <text:p>9</text:p>
          </table:table-cell>
          <table:table-cell table:formula="of:=RANK(INDIRECT(ADDRESS(64;8;4));INDIRECT(ADDRESS(64;2;4)):INDIRECT(ADDRESS(64;11;4));1)" office:value-type="float" office:value="4">
            <text:p>4</text:p>
          </table:table-cell>
          <table:table-cell table:formula="of:=RANK(INDIRECT(ADDRESS(64;9;4));INDIRECT(ADDRESS(64;2;4)):INDIRECT(ADDRESS(64;11;4));1)" office:value-type="float" office:value="8">
            <text:p>8</text:p>
          </table:table-cell>
          <table:table-cell table:formula="of:=RANK(INDIRECT(ADDRESS(64;10;4));INDIRECT(ADDRESS(64;2;4)):INDIRECT(ADDRESS(64;11;4));1)" office:value-type="float" office:value="1">
            <text:p>1</text:p>
          </table:table-cell>
          <table:table-cell table:formula="of:=RANK(INDIRECT(ADDRESS(64;11;4));INDIRECT(ADDRESS(64;2;4)):INDIRECT(ADDRESS(64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65;2;4));INDIRECT(ADDRESS(65;2;4)):INDIRECT(ADDRESS(65;11;4));1)" office:value-type="float" office:value="10">
            <text:p>10</text:p>
          </table:table-cell>
          <table:table-cell table:formula="of:=RANK(INDIRECT(ADDRESS(65;3;4));INDIRECT(ADDRESS(65;2;4)):INDIRECT(ADDRESS(65;11;4));1)" office:value-type="float" office:value="4">
            <text:p>4</text:p>
          </table:table-cell>
          <table:table-cell table:formula="of:=RANK(INDIRECT(ADDRESS(65;4;4));INDIRECT(ADDRESS(65;2;4)):INDIRECT(ADDRESS(65;11;4));1)" office:value-type="float" office:value="5">
            <text:p>5</text:p>
          </table:table-cell>
          <table:table-cell table:formula="of:=RANK(INDIRECT(ADDRESS(65;5;4));INDIRECT(ADDRESS(65;2;4)):INDIRECT(ADDRESS(65;11;4));1)" office:value-type="float" office:value="8">
            <text:p>8</text:p>
          </table:table-cell>
          <table:table-cell table:formula="of:=RANK(INDIRECT(ADDRESS(65;6;4));INDIRECT(ADDRESS(65;2;4)):INDIRECT(ADDRESS(65;11;4));1)" office:value-type="float" office:value="1">
            <text:p>1</text:p>
          </table:table-cell>
          <table:table-cell table:formula="of:=RANK(INDIRECT(ADDRESS(65;7;4));INDIRECT(ADDRESS(65;2;4)):INDIRECT(ADDRESS(65;11;4));1)" office:value-type="float" office:value="9">
            <text:p>9</text:p>
          </table:table-cell>
          <table:table-cell table:formula="of:=RANK(INDIRECT(ADDRESS(65;8;4));INDIRECT(ADDRESS(65;2;4)):INDIRECT(ADDRESS(65;11;4));1)" office:value-type="float" office:value="7">
            <text:p>7</text:p>
          </table:table-cell>
          <table:table-cell table:formula="of:=RANK(INDIRECT(ADDRESS(65;9;4));INDIRECT(ADDRESS(65;2;4)):INDIRECT(ADDRESS(65;11;4));1)" office:value-type="float" office:value="6">
            <text:p>6</text:p>
          </table:table-cell>
          <table:table-cell table:formula="of:=RANK(INDIRECT(ADDRESS(65;10;4));INDIRECT(ADDRESS(65;2;4)):INDIRECT(ADDRESS(65;11;4));1)" office:value-type="float" office:value="1">
            <text:p>1</text:p>
          </table:table-cell>
          <table:table-cell table:formula="of:=RANK(INDIRECT(ADDRESS(65;11;4));INDIRECT(ADDRESS(65;2;4)):INDIRECT(ADDRESS(65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66;2;4));INDIRECT(ADDRESS(66;2;4)):INDIRECT(ADDRESS(66;11;4));1)" office:value-type="float" office:value="8">
            <text:p>8</text:p>
          </table:table-cell>
          <table:table-cell table:formula="of:=RANK(INDIRECT(ADDRESS(66;3;4));INDIRECT(ADDRESS(66;2;4)):INDIRECT(ADDRESS(66;11;4));1)" office:value-type="float" office:value="1">
            <text:p>1</text:p>
          </table:table-cell>
          <table:table-cell table:formula="of:=RANK(INDIRECT(ADDRESS(66;4;4));INDIRECT(ADDRESS(66;2;4)):INDIRECT(ADDRESS(66;11;4));1)" office:value-type="float" office:value="6">
            <text:p>6</text:p>
          </table:table-cell>
          <table:table-cell table:formula="of:=RANK(INDIRECT(ADDRESS(66;5;4));INDIRECT(ADDRESS(66;2;4)):INDIRECT(ADDRESS(66;11;4));1)" office:value-type="float" office:value="7">
            <text:p>7</text:p>
          </table:table-cell>
          <table:table-cell table:formula="of:=RANK(INDIRECT(ADDRESS(66;6;4));INDIRECT(ADDRESS(66;2;4)):INDIRECT(ADDRESS(66;11;4));1)" office:value-type="float" office:value="1">
            <text:p>1</text:p>
          </table:table-cell>
          <table:table-cell table:formula="of:=RANK(INDIRECT(ADDRESS(66;7;4));INDIRECT(ADDRESS(66;2;4)):INDIRECT(ADDRESS(66;11;4));1)" office:value-type="float" office:value="8">
            <text:p>8</text:p>
          </table:table-cell>
          <table:table-cell table:formula="of:=RANK(INDIRECT(ADDRESS(66;8;4));INDIRECT(ADDRESS(66;2;4)):INDIRECT(ADDRESS(66;11;4));1)" office:value-type="float" office:value="8">
            <text:p>8</text:p>
          </table:table-cell>
          <table:table-cell table:formula="of:=RANK(INDIRECT(ADDRESS(66;9;4));INDIRECT(ADDRESS(66;2;4)):INDIRECT(ADDRESS(66;11;4));1)" office:value-type="float" office:value="1">
            <text:p>1</text:p>
          </table:table-cell>
          <table:table-cell table:formula="of:=RANK(INDIRECT(ADDRESS(66;10;4));INDIRECT(ADDRESS(66;2;4)):INDIRECT(ADDRESS(66;11;4));1)" office:value-type="float" office:value="1">
            <text:p>1</text:p>
          </table:table-cell>
          <table:table-cell table:formula="of:=RANK(INDIRECT(ADDRESS(66;11;4));INDIRECT(ADDRESS(66;2;4)):INDIRECT(ADDRESS(66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7;2;4));INDIRECT(ADDRESS(67;2;4)):INDIRECT(ADDRESS(67;11;4));1)" office:value-type="float" office:value="1">
            <text:p>1</text:p>
          </table:table-cell>
          <table:table-cell table:formula="of:=RANK(INDIRECT(ADDRESS(67;3;4));INDIRECT(ADDRESS(67;2;4)):INDIRECT(ADDRESS(67;11;4));1)" office:value-type="float" office:value="1">
            <text:p>1</text:p>
          </table:table-cell>
          <table:table-cell table:formula="of:=RANK(INDIRECT(ADDRESS(67;4;4));INDIRECT(ADDRESS(67;2;4)):INDIRECT(ADDRESS(67;11;4));1)" office:value-type="float" office:value="10">
            <text:p>10</text:p>
          </table:table-cell>
          <table:table-cell table:formula="of:=RANK(INDIRECT(ADDRESS(67;5;4));INDIRECT(ADDRESS(67;2;4)):INDIRECT(ADDRESS(67;11;4));1)" office:value-type="float" office:value="1">
            <text:p>1</text:p>
          </table:table-cell>
          <table:table-cell table:formula="of:=RANK(INDIRECT(ADDRESS(67;6;4));INDIRECT(ADDRESS(67;2;4)):INDIRECT(ADDRESS(67;11;4));1)" office:value-type="float" office:value="1">
            <text:p>1</text:p>
          </table:table-cell>
          <table:table-cell table:formula="of:=RANK(INDIRECT(ADDRESS(67;7;4));INDIRECT(ADDRESS(67;2;4)):INDIRECT(ADDRESS(67;11;4));1)" office:value-type="float" office:value="1">
            <text:p>1</text:p>
          </table:table-cell>
          <table:table-cell table:formula="of:=RANK(INDIRECT(ADDRESS(67;8;4));INDIRECT(ADDRESS(67;2;4)):INDIRECT(ADDRESS(67;11;4));1)" office:value-type="float" office:value="8">
            <text:p>8</text:p>
          </table:table-cell>
          <table:table-cell table:formula="of:=RANK(INDIRECT(ADDRESS(67;9;4));INDIRECT(ADDRESS(67;2;4)):INDIRECT(ADDRESS(67;11;4));1)" office:value-type="float" office:value="9">
            <text:p>9</text:p>
          </table:table-cell>
          <table:table-cell table:formula="of:=RANK(INDIRECT(ADDRESS(67;10;4));INDIRECT(ADDRESS(67;2;4)):INDIRECT(ADDRESS(67;11;4));1)" office:value-type="float" office:value="1">
            <text:p>1</text:p>
          </table:table-cell>
          <table:table-cell table:formula="of:=RANK(INDIRECT(ADDRESS(67;11;4));INDIRECT(ADDRESS(67;2;4)):INDIRECT(ADDRESS(67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8;2;4));INDIRECT(ADDRESS(68;2;4)):INDIRECT(ADDRESS(68;11;4));1)" office:value-type="float" office:value="9">
            <text:p>9</text:p>
          </table:table-cell>
          <table:table-cell table:formula="of:=RANK(INDIRECT(ADDRESS(68;3;4));INDIRECT(ADDRESS(68;2;4)):INDIRECT(ADDRESS(68;11;4));1)" office:value-type="float" office:value="7">
            <text:p>7</text:p>
          </table:table-cell>
          <table:table-cell table:formula="of:=RANK(INDIRECT(ADDRESS(68;4;4));INDIRECT(ADDRESS(68;2;4)):INDIRECT(ADDRESS(68;11;4));1)" office:value-type="float" office:value="10">
            <text:p>10</text:p>
          </table:table-cell>
          <table:table-cell table:formula="of:=RANK(INDIRECT(ADDRESS(68;5;4));INDIRECT(ADDRESS(68;2;4)):INDIRECT(ADDRESS(68;11;4));1)" office:value-type="float" office:value="1">
            <text:p>1</text:p>
          </table:table-cell>
          <table:table-cell table:formula="of:=RANK(INDIRECT(ADDRESS(68;6;4));INDIRECT(ADDRESS(68;2;4)):INDIRECT(ADDRESS(68;11;4));1)" office:value-type="float" office:value="1">
            <text:p>1</text:p>
          </table:table-cell>
          <table:table-cell table:formula="of:=RANK(INDIRECT(ADDRESS(68;7;4));INDIRECT(ADDRESS(68;2;4)):INDIRECT(ADDRESS(68;11;4));1)" office:value-type="float" office:value="1">
            <text:p>1</text:p>
          </table:table-cell>
          <table:table-cell table:formula="of:=RANK(INDIRECT(ADDRESS(68;8;4));INDIRECT(ADDRESS(68;2;4)):INDIRECT(ADDRESS(68;11;4));1)" office:value-type="float" office:value="6">
            <text:p>6</text:p>
          </table:table-cell>
          <table:table-cell table:formula="of:=RANK(INDIRECT(ADDRESS(68;9;4));INDIRECT(ADDRESS(68;2;4)):INDIRECT(ADDRESS(68;11;4));1)" office:value-type="float" office:value="8">
            <text:p>8</text:p>
          </table:table-cell>
          <table:table-cell table:formula="of:=RANK(INDIRECT(ADDRESS(68;10;4));INDIRECT(ADDRESS(68;2;4)):INDIRECT(ADDRESS(68;11;4));1)" office:value-type="float" office:value="1">
            <text:p>1</text:p>
          </table:table-cell>
          <table:table-cell table:formula="of:=RANK(INDIRECT(ADDRESS(68;11;4));INDIRECT(ADDRESS(68;2;4)):INDIRECT(ADDRESS(68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9;2;4));INDIRECT(ADDRESS(69;2;4)):INDIRECT(ADDRESS(69;11;4));1)" office:value-type="float" office:value="10">
            <text:p>10</text:p>
          </table:table-cell>
          <table:table-cell table:formula="of:=RANK(INDIRECT(ADDRESS(69;3;4));INDIRECT(ADDRESS(69;2;4)):INDIRECT(ADDRESS(69;11;4));1)" office:value-type="float" office:value="1">
            <text:p>1</text:p>
          </table:table-cell>
          <table:table-cell table:formula="of:=RANK(INDIRECT(ADDRESS(69;4;4));INDIRECT(ADDRESS(69;2;4)):INDIRECT(ADDRESS(69;11;4));1)" office:value-type="float" office:value="1">
            <text:p>1</text:p>
          </table:table-cell>
          <table:table-cell table:formula="of:=RANK(INDIRECT(ADDRESS(69;5;4));INDIRECT(ADDRESS(69;2;4)):INDIRECT(ADDRESS(69;11;4));1)" office:value-type="float" office:value="1">
            <text:p>1</text:p>
          </table:table-cell>
          <table:table-cell table:formula="of:=RANK(INDIRECT(ADDRESS(69;6;4));INDIRECT(ADDRESS(69;2;4)):INDIRECT(ADDRESS(69;11;4));1)" office:value-type="float" office:value="1">
            <text:p>1</text:p>
          </table:table-cell>
          <table:table-cell table:formula="of:=RANK(INDIRECT(ADDRESS(69;7;4));INDIRECT(ADDRESS(69;2;4)):INDIRECT(ADDRESS(69;11;4));1)" office:value-type="float" office:value="1">
            <text:p>1</text:p>
          </table:table-cell>
          <table:table-cell table:formula="of:=RANK(INDIRECT(ADDRESS(69;8;4));INDIRECT(ADDRESS(69;2;4)):INDIRECT(ADDRESS(69;11;4));1)" office:value-type="float" office:value="1">
            <text:p>1</text:p>
          </table:table-cell>
          <table:table-cell table:formula="of:=RANK(INDIRECT(ADDRESS(69;9;4));INDIRECT(ADDRESS(69;2;4)):INDIRECT(ADDRESS(69;11;4));1)" office:value-type="float" office:value="1">
            <text:p>1</text:p>
          </table:table-cell>
          <table:table-cell table:formula="of:=RANK(INDIRECT(ADDRESS(69;10;4));INDIRECT(ADDRESS(69;2;4)):INDIRECT(ADDRESS(69;11;4));1)" office:value-type="float" office:value="1">
            <text:p>1</text:p>
          </table:table-cell>
          <table:table-cell table:formula="of:=RANK(INDIRECT(ADDRESS(69;11;4));INDIRECT(ADDRESS(69;2;4)):INDIRECT(ADDRESS(6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0;2;4));INDIRECT(ADDRESS(70;2;4)):INDIRECT(ADDRESS(70;11;4));1)" office:value-type="float" office:value="9">
            <text:p>9</text:p>
          </table:table-cell>
          <table:table-cell table:formula="of:=RANK(INDIRECT(ADDRESS(70;3;4));INDIRECT(ADDRESS(70;2;4)):INDIRECT(ADDRESS(70;11;4));1)" office:value-type="float" office:value="6">
            <text:p>6</text:p>
          </table:table-cell>
          <table:table-cell table:formula="of:=RANK(INDIRECT(ADDRESS(70;4;4));INDIRECT(ADDRESS(70;2;4)):INDIRECT(ADDRESS(70;11;4));1)" office:value-type="float" office:value="10">
            <text:p>10</text:p>
          </table:table-cell>
          <table:table-cell table:formula="of:=RANK(INDIRECT(ADDRESS(70;5;4));INDIRECT(ADDRESS(70;2;4)):INDIRECT(ADDRESS(70;11;4));1)" office:value-type="float" office:value="1">
            <text:p>1</text:p>
          </table:table-cell>
          <table:table-cell table:formula="of:=RANK(INDIRECT(ADDRESS(70;6;4));INDIRECT(ADDRESS(70;2;4)):INDIRECT(ADDRESS(70;11;4));1)" office:value-type="float" office:value="1">
            <text:p>1</text:p>
          </table:table-cell>
          <table:table-cell table:formula="of:=RANK(INDIRECT(ADDRESS(70;7;4));INDIRECT(ADDRESS(70;2;4)):INDIRECT(ADDRESS(70;11;4));1)" office:value-type="float" office:value="8">
            <text:p>8</text:p>
          </table:table-cell>
          <table:table-cell table:formula="of:=RANK(INDIRECT(ADDRESS(70;8;4));INDIRECT(ADDRESS(70;2;4)):INDIRECT(ADDRESS(70;11;4));1)" office:value-type="float" office:value="1">
            <text:p>1</text:p>
          </table:table-cell>
          <table:table-cell table:formula="of:=RANK(INDIRECT(ADDRESS(70;9;4));INDIRECT(ADDRESS(70;2;4)):INDIRECT(ADDRESS(70;11;4));1)" office:value-type="float" office:value="5">
            <text:p>5</text:p>
          </table:table-cell>
          <table:table-cell table:formula="of:=RANK(INDIRECT(ADDRESS(70;10;4));INDIRECT(ADDRESS(70;2;4)):INDIRECT(ADDRESS(70;11;4));1)" office:value-type="float" office:value="1">
            <text:p>1</text:p>
          </table:table-cell>
          <table:table-cell table:formula="of:=RANK(INDIRECT(ADDRESS(70;11;4));INDIRECT(ADDRESS(70;2;4)):INDIRECT(ADDRESS(70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71;2;4));INDIRECT(ADDRESS(71;2;4)):INDIRECT(ADDRESS(71;11;4));1)" office:value-type="float" office:value="8">
            <text:p>8</text:p>
          </table:table-cell>
          <table:table-cell table:formula="of:=RANK(INDIRECT(ADDRESS(71;3;4));INDIRECT(ADDRESS(71;2;4)):INDIRECT(ADDRESS(71;11;4));1)" office:value-type="float" office:value="9">
            <text:p>9</text:p>
          </table:table-cell>
          <table:table-cell table:formula="of:=RANK(INDIRECT(ADDRESS(71;4;4));INDIRECT(ADDRESS(71;2;4)):INDIRECT(ADDRESS(71;11;4));1)" office:value-type="float" office:value="10">
            <text:p>10</text:p>
          </table:table-cell>
          <table:table-cell table:formula="of:=RANK(INDIRECT(ADDRESS(71;5;4));INDIRECT(ADDRESS(71;2;4)):INDIRECT(ADDRESS(71;11;4));1)" office:value-type="float" office:value="1">
            <text:p>1</text:p>
          </table:table-cell>
          <table:table-cell table:formula="of:=RANK(INDIRECT(ADDRESS(71;6;4));INDIRECT(ADDRESS(71;2;4)):INDIRECT(ADDRESS(71;11;4));1)" office:value-type="float" office:value="1">
            <text:p>1</text:p>
          </table:table-cell>
          <table:table-cell table:formula="of:=RANK(INDIRECT(ADDRESS(71;7;4));INDIRECT(ADDRESS(71;2;4)):INDIRECT(ADDRESS(71;11;4));1)" office:value-type="float" office:value="6">
            <text:p>6</text:p>
          </table:table-cell>
          <table:table-cell table:formula="of:=RANK(INDIRECT(ADDRESS(71;8;4));INDIRECT(ADDRESS(71;2;4)):INDIRECT(ADDRESS(71;11;4));1)" office:value-type="float" office:value="1">
            <text:p>1</text:p>
          </table:table-cell>
          <table:table-cell table:formula="of:=RANK(INDIRECT(ADDRESS(71;9;4));INDIRECT(ADDRESS(71;2;4)):INDIRECT(ADDRESS(71;11;4));1)" office:value-type="float" office:value="7">
            <text:p>7</text:p>
          </table:table-cell>
          <table:table-cell table:formula="of:=RANK(INDIRECT(ADDRESS(71;10;4));INDIRECT(ADDRESS(71;2;4)):INDIRECT(ADDRESS(71;11;4));1)" office:value-type="float" office:value="1">
            <text:p>1</text:p>
          </table:table-cell>
          <table:table-cell table:formula="of:=RANK(INDIRECT(ADDRESS(71;11;4));INDIRECT(ADDRESS(71;2;4)):INDIRECT(ADDRESS(71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72;2;4));INDIRECT(ADDRESS(72;2;4)):INDIRECT(ADDRESS(72;11;4));1)" office:value-type="float" office:value="9">
            <text:p>9</text:p>
          </table:table-cell>
          <table:table-cell table:formula="of:=RANK(INDIRECT(ADDRESS(72;3;4));INDIRECT(ADDRESS(72;2;4)):INDIRECT(ADDRESS(72;11;4));1)" office:value-type="float" office:value="7">
            <text:p>7</text:p>
          </table:table-cell>
          <table:table-cell table:formula="of:=RANK(INDIRECT(ADDRESS(72;4;4));INDIRECT(ADDRESS(72;2;4)):INDIRECT(ADDRESS(72;11;4));1)" office:value-type="float" office:value="8">
            <text:p>8</text:p>
          </table:table-cell>
          <table:table-cell table:formula="of:=RANK(INDIRECT(ADDRESS(72;5;4));INDIRECT(ADDRESS(72;2;4)):INDIRECT(ADDRESS(72;11;4));1)" office:value-type="float" office:value="6">
            <text:p>6</text:p>
          </table:table-cell>
          <table:table-cell table:formula="of:=RANK(INDIRECT(ADDRESS(72;6;4));INDIRECT(ADDRESS(72;2;4)):INDIRECT(ADDRESS(72;11;4));1)" office:value-type="float" office:value="1">
            <text:p>1</text:p>
          </table:table-cell>
          <table:table-cell table:formula="of:=RANK(INDIRECT(ADDRESS(72;7;4));INDIRECT(ADDRESS(72;2;4)):INDIRECT(ADDRESS(72;11;4));1)" office:value-type="float" office:value="10">
            <text:p>10</text:p>
          </table:table-cell>
          <table:table-cell table:formula="of:=RANK(INDIRECT(ADDRESS(72;8;4));INDIRECT(ADDRESS(72;2;4)):INDIRECT(ADDRESS(72;11;4));1)" office:value-type="float" office:value="4">
            <text:p>4</text:p>
          </table:table-cell>
          <table:table-cell table:formula="of:=RANK(INDIRECT(ADDRESS(72;9;4));INDIRECT(ADDRESS(72;2;4)):INDIRECT(ADDRESS(72;11;4));1)" office:value-type="float" office:value="5">
            <text:p>5</text:p>
          </table:table-cell>
          <table:table-cell table:formula="of:=RANK(INDIRECT(ADDRESS(72;10;4));INDIRECT(ADDRESS(72;2;4)):INDIRECT(ADDRESS(72;11;4));1)" office:value-type="float" office:value="1">
            <text:p>1</text:p>
          </table:table-cell>
          <table:table-cell table:formula="of:=RANK(INDIRECT(ADDRESS(72;11;4));INDIRECT(ADDRESS(72;2;4)):INDIRECT(ADDRESS(72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3;2;4));INDIRECT(ADDRESS(73;2;4)):INDIRECT(ADDRESS(73;11;4));1)" office:value-type="float" office:value="1">
            <text:p>1</text:p>
          </table:table-cell>
          <table:table-cell table:formula="of:=RANK(INDIRECT(ADDRESS(73;3;4));INDIRECT(ADDRESS(73;2;4)):INDIRECT(ADDRESS(73;11;4));1)" office:value-type="float" office:value="10">
            <text:p>10</text:p>
          </table:table-cell>
          <table:table-cell table:formula="of:=RANK(INDIRECT(ADDRESS(73;4;4));INDIRECT(ADDRESS(73;2;4)):INDIRECT(ADDRESS(73;11;4));1)" office:value-type="float" office:value="8">
            <text:p>8</text:p>
          </table:table-cell>
          <table:table-cell table:formula="of:=RANK(INDIRECT(ADDRESS(73;5;4));INDIRECT(ADDRESS(73;2;4)):INDIRECT(ADDRESS(73;11;4));1)" office:value-type="float" office:value="3">
            <text:p>3</text:p>
          </table:table-cell>
          <table:table-cell table:formula="of:=RANK(INDIRECT(ADDRESS(73;6;4));INDIRECT(ADDRESS(73;2;4)):INDIRECT(ADDRESS(73;11;4));1)" office:value-type="float" office:value="3">
            <text:p>3</text:p>
          </table:table-cell>
          <table:table-cell table:formula="of:=RANK(INDIRECT(ADDRESS(73;7;4));INDIRECT(ADDRESS(73;2;4)):INDIRECT(ADDRESS(73;11;4));1)" office:value-type="float" office:value="2">
            <text:p>2</text:p>
          </table:table-cell>
          <table:table-cell table:formula="of:=RANK(INDIRECT(ADDRESS(73;8;4));INDIRECT(ADDRESS(73;2;4)):INDIRECT(ADDRESS(73;11;4));1)" office:value-type="float" office:value="3">
            <text:p>3</text:p>
          </table:table-cell>
          <table:table-cell table:formula="of:=RANK(INDIRECT(ADDRESS(73;9;4));INDIRECT(ADDRESS(73;2;4)):INDIRECT(ADDRESS(73;11;4));1)" office:value-type="float" office:value="9">
            <text:p>9</text:p>
          </table:table-cell>
          <table:table-cell table:formula="of:=RANK(INDIRECT(ADDRESS(73;10;4));INDIRECT(ADDRESS(73;2;4)):INDIRECT(ADDRESS(73;11;4));1)" office:value-type="float" office:value="3">
            <text:p>3</text:p>
          </table:table-cell>
          <table:table-cell table:formula="of:=RANK(INDIRECT(ADDRESS(73;11;4));INDIRECT(ADDRESS(73;2;4)):INDIRECT(ADDRESS(73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74;2;4));INDIRECT(ADDRESS(74;2;4)):INDIRECT(ADDRESS(74;11;4));1)" office:value-type="float" office:value="9">
            <text:p>9</text:p>
          </table:table-cell>
          <table:table-cell table:formula="of:=RANK(INDIRECT(ADDRESS(74;3;4));INDIRECT(ADDRESS(74;2;4)):INDIRECT(ADDRESS(74;11;4));1)" office:value-type="float" office:value="3">
            <text:p>3</text:p>
          </table:table-cell>
          <table:table-cell table:formula="of:=RANK(INDIRECT(ADDRESS(74;4;4));INDIRECT(ADDRESS(74;2;4)):INDIRECT(ADDRESS(74;11;4));1)" office:value-type="float" office:value="2">
            <text:p>2</text:p>
          </table:table-cell>
          <table:table-cell table:formula="of:=RANK(INDIRECT(ADDRESS(74;5;4));INDIRECT(ADDRESS(74;2;4)):INDIRECT(ADDRESS(74;11;4));1)" office:value-type="float" office:value="8">
            <text:p>8</text:p>
          </table:table-cell>
          <table:table-cell table:formula="of:=RANK(INDIRECT(ADDRESS(74;6;4));INDIRECT(ADDRESS(74;2;4)):INDIRECT(ADDRESS(74;11;4));1)" office:value-type="float" office:value="5">
            <text:p>5</text:p>
          </table:table-cell>
          <table:table-cell table:formula="of:=RANK(INDIRECT(ADDRESS(74;7;4));INDIRECT(ADDRESS(74;2;4)):INDIRECT(ADDRESS(74;11;4));1)" office:value-type="float" office:value="10">
            <text:p>10</text:p>
          </table:table-cell>
          <table:table-cell table:formula="of:=RANK(INDIRECT(ADDRESS(74;8;4));INDIRECT(ADDRESS(74;2;4)):INDIRECT(ADDRESS(74;11;4));1)" office:value-type="float" office:value="7">
            <text:p>7</text:p>
          </table:table-cell>
          <table:table-cell table:formula="of:=RANK(INDIRECT(ADDRESS(74;9;4));INDIRECT(ADDRESS(74;2;4)):INDIRECT(ADDRESS(74;11;4));1)" office:value-type="float" office:value="1">
            <text:p>1</text:p>
          </table:table-cell>
          <table:table-cell table:formula="of:=RANK(INDIRECT(ADDRESS(74;10;4));INDIRECT(ADDRESS(74;2;4)):INDIRECT(ADDRESS(74;11;4));1)" office:value-type="float" office:value="6">
            <text:p>6</text:p>
          </table:table-cell>
          <table:table-cell table:formula="of:=RANK(INDIRECT(ADDRESS(74;11;4));INDIRECT(ADDRESS(74;2;4)):INDIRECT(ADDRESS(74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75;2;4));INDIRECT(ADDRESS(75;2;4)):INDIRECT(ADDRESS(75;11;4));1)" office:value-type="float" office:value="8">
            <text:p>8</text:p>
          </table:table-cell>
          <table:table-cell table:formula="of:=RANK(INDIRECT(ADDRESS(75;3;4));INDIRECT(ADDRESS(75;2;4)):INDIRECT(ADDRESS(75;11;4));1)" office:value-type="float" office:value="2">
            <text:p>2</text:p>
          </table:table-cell>
          <table:table-cell table:formula="of:=RANK(INDIRECT(ADDRESS(75;4;4));INDIRECT(ADDRESS(75;2;4)):INDIRECT(ADDRESS(75;11;4));1)" office:value-type="float" office:value="7">
            <text:p>7</text:p>
          </table:table-cell>
          <table:table-cell table:formula="of:=RANK(INDIRECT(ADDRESS(75;5;4));INDIRECT(ADDRESS(75;2;4)):INDIRECT(ADDRESS(75;11;4));1)" office:value-type="float" office:value="8">
            <text:p>8</text:p>
          </table:table-cell>
          <table:table-cell table:formula="of:=RANK(INDIRECT(ADDRESS(75;6;4));INDIRECT(ADDRESS(75;2;4)):INDIRECT(ADDRESS(75;11;4));1)" office:value-type="float" office:value="1">
            <text:p>1</text:p>
          </table:table-cell>
          <table:table-cell table:formula="of:=RANK(INDIRECT(ADDRESS(75;7;4));INDIRECT(ADDRESS(75;2;4)):INDIRECT(ADDRESS(75;11;4));1)" office:value-type="float" office:value="8">
            <text:p>8</text:p>
          </table:table-cell>
          <table:table-cell table:formula="of:=RANK(INDIRECT(ADDRESS(75;8;4));INDIRECT(ADDRESS(75;2;4)):INDIRECT(ADDRESS(75;11;4));1)" office:value-type="float" office:value="6">
            <text:p>6</text:p>
          </table:table-cell>
          <table:table-cell table:formula="of:=RANK(INDIRECT(ADDRESS(75;9;4));INDIRECT(ADDRESS(75;2;4)):INDIRECT(ADDRESS(75;11;4));1)" office:value-type="float" office:value="4">
            <text:p>4</text:p>
          </table:table-cell>
          <table:table-cell table:formula="of:=RANK(INDIRECT(ADDRESS(75;10;4));INDIRECT(ADDRESS(75;2;4)):INDIRECT(ADDRESS(75;11;4));1)" office:value-type="float" office:value="5">
            <text:p>5</text:p>
          </table:table-cell>
          <table:table-cell table:formula="of:=RANK(INDIRECT(ADDRESS(75;11;4));INDIRECT(ADDRESS(75;2;4)):INDIRECT(ADDRESS(75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6;2;4));INDIRECT(ADDRESS(76;2;4)):INDIRECT(ADDRESS(76;11;4));1)" office:value-type="float" office:value="8">
            <text:p>8</text:p>
          </table:table-cell>
          <table:table-cell table:formula="of:=RANK(INDIRECT(ADDRESS(76;3;4));INDIRECT(ADDRESS(76;2;4)):INDIRECT(ADDRESS(76;11;4));1)" office:value-type="float" office:value="9">
            <text:p>9</text:p>
          </table:table-cell>
          <table:table-cell table:formula="of:=RANK(INDIRECT(ADDRESS(76;4;4));INDIRECT(ADDRESS(76;2;4)):INDIRECT(ADDRESS(76;11;4));1)" office:value-type="float" office:value="10">
            <text:p>10</text:p>
          </table:table-cell>
          <table:table-cell table:formula="of:=RANK(INDIRECT(ADDRESS(76;5;4));INDIRECT(ADDRESS(76;2;4)):INDIRECT(ADDRESS(76;11;4));1)" office:value-type="float" office:value="7">
            <text:p>7</text:p>
          </table:table-cell>
          <table:table-cell table:formula="of:=RANK(INDIRECT(ADDRESS(76;6;4));INDIRECT(ADDRESS(76;2;4)):INDIRECT(ADDRESS(76;11;4));1)" office:value-type="float" office:value="2">
            <text:p>2</text:p>
          </table:table-cell>
          <table:table-cell table:formula="of:=RANK(INDIRECT(ADDRESS(76;7;4));INDIRECT(ADDRESS(76;2;4)):INDIRECT(ADDRESS(76;11;4));1)" office:value-type="float" office:value="5">
            <text:p>5</text:p>
          </table:table-cell>
          <table:table-cell table:formula="of:=RANK(INDIRECT(ADDRESS(76;8;4));INDIRECT(ADDRESS(76;2;4)):INDIRECT(ADDRESS(76;11;4));1)" office:value-type="float" office:value="4">
            <text:p>4</text:p>
          </table:table-cell>
          <table:table-cell table:formula="of:=RANK(INDIRECT(ADDRESS(76;9;4));INDIRECT(ADDRESS(76;2;4)):INDIRECT(ADDRESS(76;11;4));1)" office:value-type="float" office:value="6">
            <text:p>6</text:p>
          </table:table-cell>
          <table:table-cell table:formula="of:=RANK(INDIRECT(ADDRESS(76;10;4));INDIRECT(ADDRESS(76;2;4)):INDIRECT(ADDRESS(76;11;4));1)" office:value-type="float" office:value="1">
            <text:p>1</text:p>
          </table:table-cell>
          <table:table-cell table:formula="of:=RANK(INDIRECT(ADDRESS(76;11;4));INDIRECT(ADDRESS(76;2;4)):INDIRECT(ADDRESS(76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7;2;4));INDIRECT(ADDRESS(77;2;4)):INDIRECT(ADDRESS(77;11;4));1)" office:value-type="float" office:value="3">
            <text:p>3</text:p>
          </table:table-cell>
          <table:table-cell table:formula="of:=RANK(INDIRECT(ADDRESS(77;3;4));INDIRECT(ADDRESS(77;2;4)):INDIRECT(ADDRESS(77;11;4));1)" office:value-type="float" office:value="4">
            <text:p>4</text:p>
          </table:table-cell>
          <table:table-cell table:formula="of:=RANK(INDIRECT(ADDRESS(77;4;4));INDIRECT(ADDRESS(77;2;4)):INDIRECT(ADDRESS(77;11;4));1)" office:value-type="float" office:value="7">
            <text:p>7</text:p>
          </table:table-cell>
          <table:table-cell table:formula="of:=RANK(INDIRECT(ADDRESS(77;5;4));INDIRECT(ADDRESS(77;2;4)):INDIRECT(ADDRESS(77;11;4));1)" office:value-type="float" office:value="10">
            <text:p>10</text:p>
          </table:table-cell>
          <table:table-cell table:formula="of:=RANK(INDIRECT(ADDRESS(77;6;4));INDIRECT(ADDRESS(77;2;4)):INDIRECT(ADDRESS(77;11;4));1)" office:value-type="float" office:value="1">
            <text:p>1</text:p>
          </table:table-cell>
          <table:table-cell table:formula="of:=RANK(INDIRECT(ADDRESS(77;7;4));INDIRECT(ADDRESS(77;2;4)):INDIRECT(ADDRESS(77;11;4));1)" office:value-type="float" office:value="9">
            <text:p>9</text:p>
          </table:table-cell>
          <table:table-cell table:formula="of:=RANK(INDIRECT(ADDRESS(77;8;4));INDIRECT(ADDRESS(77;2;4)):INDIRECT(ADDRESS(77;11;4));1)" office:value-type="float" office:value="8">
            <text:p>8</text:p>
          </table:table-cell>
          <table:table-cell table:formula="of:=RANK(INDIRECT(ADDRESS(77;9;4));INDIRECT(ADDRESS(77;2;4)):INDIRECT(ADDRESS(77;11;4));1)" office:value-type="float" office:value="6">
            <text:p>6</text:p>
          </table:table-cell>
          <table:table-cell table:formula="of:=RANK(INDIRECT(ADDRESS(77;10;4));INDIRECT(ADDRESS(77;2;4)):INDIRECT(ADDRESS(77;11;4));1)" office:value-type="float" office:value="1">
            <text:p>1</text:p>
          </table:table-cell>
          <table:table-cell table:formula="of:=RANK(INDIRECT(ADDRESS(77;11;4));INDIRECT(ADDRESS(77;2;4)):INDIRECT(ADDRESS(77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78;2;4));INDIRECT(ADDRESS(78;2;4)):INDIRECT(ADDRESS(78;11;4));1)" office:value-type="float" office:value="7">
            <text:p>7</text:p>
          </table:table-cell>
          <table:table-cell table:formula="of:=RANK(INDIRECT(ADDRESS(78;3;4));INDIRECT(ADDRESS(78;2;4)):INDIRECT(ADDRESS(78;11;4));1)" office:value-type="float" office:value="1">
            <text:p>1</text:p>
          </table:table-cell>
          <table:table-cell table:formula="of:=RANK(INDIRECT(ADDRESS(78;4;4));INDIRECT(ADDRESS(78;2;4)):INDIRECT(ADDRESS(78;11;4));1)" office:value-type="float" office:value="6">
            <text:p>6</text:p>
          </table:table-cell>
          <table:table-cell table:formula="of:=RANK(INDIRECT(ADDRESS(78;5;4));INDIRECT(ADDRESS(78;2;4)):INDIRECT(ADDRESS(78;11;4));1)" office:value-type="float" office:value="7">
            <text:p>7</text:p>
          </table:table-cell>
          <table:table-cell table:formula="of:=RANK(INDIRECT(ADDRESS(78;6;4));INDIRECT(ADDRESS(78;2;4)):INDIRECT(ADDRESS(78;11;4));1)" office:value-type="float" office:value="1">
            <text:p>1</text:p>
          </table:table-cell>
          <table:table-cell table:formula="of:=RANK(INDIRECT(ADDRESS(78;7;4));INDIRECT(ADDRESS(78;2;4)):INDIRECT(ADDRESS(78;11;4));1)" office:value-type="float" office:value="7">
            <text:p>7</text:p>
          </table:table-cell>
          <table:table-cell table:formula="of:=RANK(INDIRECT(ADDRESS(78;8;4));INDIRECT(ADDRESS(78;2;4)):INDIRECT(ADDRESS(78;11;4));1)" office:value-type="float" office:value="7">
            <text:p>7</text:p>
          </table:table-cell>
          <table:table-cell table:formula="of:=RANK(INDIRECT(ADDRESS(78;9;4));INDIRECT(ADDRESS(78;2;4)):INDIRECT(ADDRESS(78;11;4));1)" office:value-type="float" office:value="1">
            <text:p>1</text:p>
          </table:table-cell>
          <table:table-cell table:formula="of:=RANK(INDIRECT(ADDRESS(78;10;4));INDIRECT(ADDRESS(78;2;4)):INDIRECT(ADDRESS(78;11;4));1)" office:value-type="float" office:value="1">
            <text:p>1</text:p>
          </table:table-cell>
          <table:table-cell table:formula="of:=RANK(INDIRECT(ADDRESS(78;11;4));INDIRECT(ADDRESS(78;2;4)):INDIRECT(ADDRESS(78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9;2;4));INDIRECT(ADDRESS(79;2;4)):INDIRECT(ADDRESS(79;11;4));1)" office:value-type="float" office:value="9">
            <text:p>9</text:p>
          </table:table-cell>
          <table:table-cell table:formula="of:=RANK(INDIRECT(ADDRESS(79;3;4));INDIRECT(ADDRESS(79;2;4)):INDIRECT(ADDRESS(79;11;4));1)" office:value-type="float" office:value="5">
            <text:p>5</text:p>
          </table:table-cell>
          <table:table-cell table:formula="of:=RANK(INDIRECT(ADDRESS(79;4;4));INDIRECT(ADDRESS(79;2;4)):INDIRECT(ADDRESS(79;11;4));1)" office:value-type="float" office:value="10">
            <text:p>10</text:p>
          </table:table-cell>
          <table:table-cell table:formula="of:=RANK(INDIRECT(ADDRESS(79;5;4));INDIRECT(ADDRESS(79;2;4)):INDIRECT(ADDRESS(79;11;4));1)" office:value-type="float" office:value="3">
            <text:p>3</text:p>
          </table:table-cell>
          <table:table-cell table:formula="of:=RANK(INDIRECT(ADDRESS(79;6;4));INDIRECT(ADDRESS(79;2;4)):INDIRECT(ADDRESS(79;11;4));1)" office:value-type="float" office:value="8">
            <text:p>8</text:p>
          </table:table-cell>
          <table:table-cell table:formula="of:=RANK(INDIRECT(ADDRESS(79;7;4));INDIRECT(ADDRESS(79;2;4)):INDIRECT(ADDRESS(79;11;4));1)" office:value-type="float" office:value="1">
            <text:p>1</text:p>
          </table:table-cell>
          <table:table-cell table:formula="of:=RANK(INDIRECT(ADDRESS(79;8;4));INDIRECT(ADDRESS(79;2;4)):INDIRECT(ADDRESS(79;11;4));1)" office:value-type="float" office:value="4">
            <text:p>4</text:p>
          </table:table-cell>
          <table:table-cell table:formula="of:=RANK(INDIRECT(ADDRESS(79;9;4));INDIRECT(ADDRESS(79;2;4)):INDIRECT(ADDRESS(79;11;4));1)" office:value-type="float" office:value="6">
            <text:p>6</text:p>
          </table:table-cell>
          <table:table-cell table:formula="of:=RANK(INDIRECT(ADDRESS(79;10;4));INDIRECT(ADDRESS(79;2;4)):INDIRECT(ADDRESS(79;11;4));1)" office:value-type="float" office:value="1">
            <text:p>1</text:p>
          </table:table-cell>
          <table:table-cell table:formula="of:=RANK(INDIRECT(ADDRESS(79;11;4));INDIRECT(ADDRESS(79;2;4)):INDIRECT(ADDRESS(79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80;2;4));INDIRECT(ADDRESS(80;2;4)):INDIRECT(ADDRESS(80;11;4));1)" office:value-type="float" office:value="1">
            <text:p>1</text:p>
          </table:table-cell>
          <table:table-cell table:formula="of:=RANK(INDIRECT(ADDRESS(80;3;4));INDIRECT(ADDRESS(80;2;4)):INDIRECT(ADDRESS(80;11;4));1)" office:value-type="float" office:value="1">
            <text:p>1</text:p>
          </table:table-cell>
          <table:table-cell table:formula="of:=RANK(INDIRECT(ADDRESS(80;4;4));INDIRECT(ADDRESS(80;2;4)):INDIRECT(ADDRESS(80;11;4));1)" office:value-type="float" office:value="10">
            <text:p>10</text:p>
          </table:table-cell>
          <table:table-cell table:formula="of:=RANK(INDIRECT(ADDRESS(80;5;4));INDIRECT(ADDRESS(80;2;4)):INDIRECT(ADDRESS(80;11;4));1)" office:value-type="float" office:value="8">
            <text:p>8</text:p>
          </table:table-cell>
          <table:table-cell table:formula="of:=RANK(INDIRECT(ADDRESS(80;6;4));INDIRECT(ADDRESS(80;2;4)):INDIRECT(ADDRESS(80;11;4));1)" office:value-type="float" office:value="1">
            <text:p>1</text:p>
          </table:table-cell>
          <table:table-cell table:formula="of:=RANK(INDIRECT(ADDRESS(80;7;4));INDIRECT(ADDRESS(80;2;4)):INDIRECT(ADDRESS(80;11;4));1)" office:value-type="float" office:value="9">
            <text:p>9</text:p>
          </table:table-cell>
          <table:table-cell table:formula="of:=RANK(INDIRECT(ADDRESS(80;8;4));INDIRECT(ADDRESS(80;2;4)):INDIRECT(ADDRESS(80;11;4));1)" office:value-type="float" office:value="1">
            <text:p>1</text:p>
          </table:table-cell>
          <table:table-cell table:formula="of:=RANK(INDIRECT(ADDRESS(80;9;4));INDIRECT(ADDRESS(80;2;4)):INDIRECT(ADDRESS(80;11;4));1)" office:value-type="float" office:value="1">
            <text:p>1</text:p>
          </table:table-cell>
          <table:table-cell table:formula="of:=RANK(INDIRECT(ADDRESS(80;10;4));INDIRECT(ADDRESS(80;2;4)):INDIRECT(ADDRESS(80;11;4));1)" office:value-type="float" office:value="1">
            <text:p>1</text:p>
          </table:table-cell>
          <table:table-cell table:formula="of:=RANK(INDIRECT(ADDRESS(80;11;4));INDIRECT(ADDRESS(80;2;4)):INDIRECT(ADDRESS(80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1;2;4));INDIRECT(ADDRESS(81;2;4)):INDIRECT(ADDRESS(81;11;4));1)" office:value-type="float" office:value="10">
            <text:p>10</text:p>
          </table:table-cell>
          <table:table-cell table:formula="of:=RANK(INDIRECT(ADDRESS(81;3;4));INDIRECT(ADDRESS(81;2;4)):INDIRECT(ADDRESS(81;11;4));1)" office:value-type="float" office:value="1">
            <text:p>1</text:p>
          </table:table-cell>
          <table:table-cell table:formula="of:=RANK(INDIRECT(ADDRESS(81;4;4));INDIRECT(ADDRESS(81;2;4)):INDIRECT(ADDRESS(81;11;4));1)" office:value-type="float" office:value="1">
            <text:p>1</text:p>
          </table:table-cell>
          <table:table-cell table:formula="of:=RANK(INDIRECT(ADDRESS(81;5;4));INDIRECT(ADDRESS(81;2;4)):INDIRECT(ADDRESS(81;11;4));1)" office:value-type="float" office:value="1">
            <text:p>1</text:p>
          </table:table-cell>
          <table:table-cell table:formula="of:=RANK(INDIRECT(ADDRESS(81;6;4));INDIRECT(ADDRESS(81;2;4)):INDIRECT(ADDRESS(81;11;4));1)" office:value-type="float" office:value="1">
            <text:p>1</text:p>
          </table:table-cell>
          <table:table-cell table:formula="of:=RANK(INDIRECT(ADDRESS(81;7;4));INDIRECT(ADDRESS(81;2;4)):INDIRECT(ADDRESS(81;11;4));1)" office:value-type="float" office:value="1">
            <text:p>1</text:p>
          </table:table-cell>
          <table:table-cell table:formula="of:=RANK(INDIRECT(ADDRESS(81;8;4));INDIRECT(ADDRESS(81;2;4)):INDIRECT(ADDRESS(81;11;4));1)" office:value-type="float" office:value="1">
            <text:p>1</text:p>
          </table:table-cell>
          <table:table-cell table:formula="of:=RANK(INDIRECT(ADDRESS(81;9;4));INDIRECT(ADDRESS(81;2;4)):INDIRECT(ADDRESS(81;11;4));1)" office:value-type="float" office:value="1">
            <text:p>1</text:p>
          </table:table-cell>
          <table:table-cell table:formula="of:=RANK(INDIRECT(ADDRESS(81;10;4));INDIRECT(ADDRESS(81;2;4)):INDIRECT(ADDRESS(81;11;4));1)" office:value-type="float" office:value="1">
            <text:p>1</text:p>
          </table:table-cell>
          <table:table-cell table:formula="of:=RANK(INDIRECT(ADDRESS(81;11;4));INDIRECT(ADDRESS(81;2;4)):INDIRECT(ADDRESS(81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2;2;4));INDIRECT(ADDRESS(82;2;4)):INDIRECT(ADDRESS(82;11;4));1)" office:value-type="float" office:value="10">
            <text:p>10</text:p>
          </table:table-cell>
          <table:table-cell table:formula="of:=RANK(INDIRECT(ADDRESS(82;3;4));INDIRECT(ADDRESS(82;2;4)):INDIRECT(ADDRESS(82;11;4));1)" office:value-type="float" office:value="6">
            <text:p>6</text:p>
          </table:table-cell>
          <table:table-cell table:formula="of:=RANK(INDIRECT(ADDRESS(82;4;4));INDIRECT(ADDRESS(82;2;4)):INDIRECT(ADDRESS(82;11;4));1)" office:value-type="float" office:value="9">
            <text:p>9</text:p>
          </table:table-cell>
          <table:table-cell table:formula="of:=RANK(INDIRECT(ADDRESS(82;5;4));INDIRECT(ADDRESS(82;2;4)):INDIRECT(ADDRESS(82;11;4));1)" office:value-type="float" office:value="1">
            <text:p>1</text:p>
          </table:table-cell>
          <table:table-cell table:formula="of:=RANK(INDIRECT(ADDRESS(82;6;4));INDIRECT(ADDRESS(82;2;4)):INDIRECT(ADDRESS(82;11;4));1)" office:value-type="float" office:value="1">
            <text:p>1</text:p>
          </table:table-cell>
          <table:table-cell table:formula="of:=RANK(INDIRECT(ADDRESS(82;7;4));INDIRECT(ADDRESS(82;2;4)):INDIRECT(ADDRESS(82;11;4));1)" office:value-type="float" office:value="5">
            <text:p>5</text:p>
          </table:table-cell>
          <table:table-cell table:formula="of:=RANK(INDIRECT(ADDRESS(82;8;4));INDIRECT(ADDRESS(82;2;4)):INDIRECT(ADDRESS(82;11;4));1)" office:value-type="float" office:value="1">
            <text:p>1</text:p>
          </table:table-cell>
          <table:table-cell table:formula="of:=RANK(INDIRECT(ADDRESS(82;9;4));INDIRECT(ADDRESS(82;2;4)):INDIRECT(ADDRESS(82;11;4));1)" office:value-type="float" office:value="8">
            <text:p>8</text:p>
          </table:table-cell>
          <table:table-cell table:formula="of:=RANK(INDIRECT(ADDRESS(82;10;4));INDIRECT(ADDRESS(82;2;4)):INDIRECT(ADDRESS(82;11;4));1)" office:value-type="float" office:value="1">
            <text:p>1</text:p>
          </table:table-cell>
          <table:table-cell table:formula="of:=RANK(INDIRECT(ADDRESS(82;11;4));INDIRECT(ADDRESS(82;2;4)):INDIRECT(ADDRESS(82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83;2;4));INDIRECT(ADDRESS(83;2;4)):INDIRECT(ADDRESS(83;11;4));1)" office:value-type="float" office:value="7">
            <text:p>7</text:p>
          </table:table-cell>
          <table:table-cell table:formula="of:=RANK(INDIRECT(ADDRESS(83;3;4));INDIRECT(ADDRESS(83;2;4)):INDIRECT(ADDRESS(83;11;4));1)" office:value-type="float" office:value="6">
            <text:p>6</text:p>
          </table:table-cell>
          <table:table-cell table:formula="of:=RANK(INDIRECT(ADDRESS(83;4;4));INDIRECT(ADDRESS(83;2;4)):INDIRECT(ADDRESS(83;11;4));1)" office:value-type="float" office:value="10">
            <text:p>10</text:p>
          </table:table-cell>
          <table:table-cell table:formula="of:=RANK(INDIRECT(ADDRESS(83;5;4));INDIRECT(ADDRESS(83;2;4)):INDIRECT(ADDRESS(83;11;4));1)" office:value-type="float" office:value="1">
            <text:p>1</text:p>
          </table:table-cell>
          <table:table-cell table:formula="of:=RANK(INDIRECT(ADDRESS(83;6;4));INDIRECT(ADDRESS(83;2;4)):INDIRECT(ADDRESS(83;11;4));1)" office:value-type="float" office:value="1">
            <text:p>1</text:p>
          </table:table-cell>
          <table:table-cell table:formula="of:=RANK(INDIRECT(ADDRESS(83;7;4));INDIRECT(ADDRESS(83;2;4)):INDIRECT(ADDRESS(83;11;4));1)" office:value-type="float" office:value="5">
            <text:p>5</text:p>
          </table:table-cell>
          <table:table-cell table:formula="of:=RANK(INDIRECT(ADDRESS(83;8;4));INDIRECT(ADDRESS(83;2;4)):INDIRECT(ADDRESS(83;11;4));1)" office:value-type="float" office:value="1">
            <text:p>1</text:p>
          </table:table-cell>
          <table:table-cell table:formula="of:=RANK(INDIRECT(ADDRESS(83;9;4));INDIRECT(ADDRESS(83;2;4)):INDIRECT(ADDRESS(83;11;4));1)" office:value-type="float" office:value="9">
            <text:p>9</text:p>
          </table:table-cell>
          <table:table-cell table:formula="of:=RANK(INDIRECT(ADDRESS(83;10;4));INDIRECT(ADDRESS(83;2;4)):INDIRECT(ADDRESS(83;11;4));1)" office:value-type="float" office:value="1">
            <text:p>1</text:p>
          </table:table-cell>
          <table:table-cell table:formula="of:=RANK(INDIRECT(ADDRESS(83;11;4));INDIRECT(ADDRESS(83;2;4)):INDIRECT(ADDRESS(83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4;2;4));INDIRECT(ADDRESS(84;2;4)):INDIRECT(ADDRESS(84;11;4));1)" office:value-type="float" office:value="9">
            <text:p>9</text:p>
          </table:table-cell>
          <table:table-cell table:formula="of:=RANK(INDIRECT(ADDRESS(84;3;4));INDIRECT(ADDRESS(84;2;4)):INDIRECT(ADDRESS(84;11;4));1)" office:value-type="float" office:value="6">
            <text:p>6</text:p>
          </table:table-cell>
          <table:table-cell table:formula="of:=RANK(INDIRECT(ADDRESS(84;4;4));INDIRECT(ADDRESS(84;2;4)):INDIRECT(ADDRESS(84;11;4));1)" office:value-type="float" office:value="5">
            <text:p>5</text:p>
          </table:table-cell>
          <table:table-cell table:formula="of:=RANK(INDIRECT(ADDRESS(84;5;4));INDIRECT(ADDRESS(84;2;4)):INDIRECT(ADDRESS(84;11;4));1)" office:value-type="float" office:value="8">
            <text:p>8</text:p>
          </table:table-cell>
          <table:table-cell table:formula="of:=RANK(INDIRECT(ADDRESS(84;6;4));INDIRECT(ADDRESS(84;2;4)):INDIRECT(ADDRESS(84;11;4));1)" office:value-type="float" office:value="2">
            <text:p>2</text:p>
          </table:table-cell>
          <table:table-cell table:formula="of:=RANK(INDIRECT(ADDRESS(84;7;4));INDIRECT(ADDRESS(84;2;4)):INDIRECT(ADDRESS(84;11;4));1)" office:value-type="float" office:value="10">
            <text:p>10</text:p>
          </table:table-cell>
          <table:table-cell table:formula="of:=RANK(INDIRECT(ADDRESS(84;8;4));INDIRECT(ADDRESS(84;2;4)):INDIRECT(ADDRESS(84;11;4));1)" office:value-type="float" office:value="7">
            <text:p>7</text:p>
          </table:table-cell>
          <table:table-cell table:formula="of:=RANK(INDIRECT(ADDRESS(84;9;4));INDIRECT(ADDRESS(84;2;4)):INDIRECT(ADDRESS(84;11;4));1)" office:value-type="float" office:value="4">
            <text:p>4</text:p>
          </table:table-cell>
          <table:table-cell table:formula="of:=RANK(INDIRECT(ADDRESS(84;10;4));INDIRECT(ADDRESS(84;2;4)):INDIRECT(ADDRESS(84;11;4));1)" office:value-type="float" office:value="1">
            <text:p>1</text:p>
          </table:table-cell>
          <table:table-cell table:formula="of:=RANK(INDIRECT(ADDRESS(84;11;4));INDIRECT(ADDRESS(84;2;4)):INDIRECT(ADDRESS(84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85;2;4));INDIRECT(ADDRESS(85;2;4)):INDIRECT(ADDRESS(85;11;4));1)" office:value-type="float" office:value="10">
            <text:p>10</text:p>
          </table:table-cell>
          <table:table-cell table:formula="of:=RANK(INDIRECT(ADDRESS(85;3;4));INDIRECT(ADDRESS(85;2;4)):INDIRECT(ADDRESS(85;11;4));1)" office:value-type="float" office:value="9">
            <text:p>9</text:p>
          </table:table-cell>
          <table:table-cell table:formula="of:=RANK(INDIRECT(ADDRESS(85;4;4));INDIRECT(ADDRESS(85;2;4)):INDIRECT(ADDRESS(85;11;4));1)" office:value-type="float" office:value="8">
            <text:p>8</text:p>
          </table:table-cell>
          <table:table-cell table:formula="of:=RANK(INDIRECT(ADDRESS(85;5;4));INDIRECT(ADDRESS(85;2;4)):INDIRECT(ADDRESS(85;11;4));1)" office:value-type="float" office:value="1">
            <text:p>1</text:p>
          </table:table-cell>
          <table:table-cell table:formula="of:=RANK(INDIRECT(ADDRESS(85;6;4));INDIRECT(ADDRESS(85;2;4)):INDIRECT(ADDRESS(85;11;4));1)" office:value-type="float" office:value="1">
            <text:p>1</text:p>
          </table:table-cell>
          <table:table-cell table:formula="of:=RANK(INDIRECT(ADDRESS(85;7;4));INDIRECT(ADDRESS(85;2;4)):INDIRECT(ADDRESS(85;11;4));1)" office:value-type="float" office:value="6">
            <text:p>6</text:p>
          </table:table-cell>
          <table:table-cell table:formula="of:=RANK(INDIRECT(ADDRESS(85;8;4));INDIRECT(ADDRESS(85;2;4)):INDIRECT(ADDRESS(85;11;4));1)" office:value-type="float" office:value="4">
            <text:p>4</text:p>
          </table:table-cell>
          <table:table-cell table:formula="of:=RANK(INDIRECT(ADDRESS(85;9;4));INDIRECT(ADDRESS(85;2;4)):INDIRECT(ADDRESS(85;11;4));1)" office:value-type="float" office:value="7">
            <text:p>7</text:p>
          </table:table-cell>
          <table:table-cell table:formula="of:=RANK(INDIRECT(ADDRESS(85;10;4));INDIRECT(ADDRESS(85;2;4)):INDIRECT(ADDRESS(85;11;4));1)" office:value-type="float" office:value="1">
            <text:p>1</text:p>
          </table:table-cell>
          <table:table-cell table:formula="of:=RANK(INDIRECT(ADDRESS(85;11;4));INDIRECT(ADDRESS(85;2;4)):INDIRECT(ADDRESS(85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86;2;4));INDIRECT(ADDRESS(86;2;4)):INDIRECT(ADDRESS(86;11;4));1)" office:value-type="float" office:value="7">
            <text:p>7</text:p>
          </table:table-cell>
          <table:table-cell table:formula="of:=RANK(INDIRECT(ADDRESS(86;3;4));INDIRECT(ADDRESS(86;2;4)):INDIRECT(ADDRESS(86;11;4));1)" office:value-type="float" office:value="5">
            <text:p>5</text:p>
          </table:table-cell>
          <table:table-cell table:formula="of:=RANK(INDIRECT(ADDRESS(86;4;4));INDIRECT(ADDRESS(86;2;4)):INDIRECT(ADDRESS(86;11;4));1)" office:value-type="float" office:value="2">
            <text:p>2</text:p>
          </table:table-cell>
          <table:table-cell table:formula="of:=RANK(INDIRECT(ADDRESS(86;5;4));INDIRECT(ADDRESS(86;2;4)):INDIRECT(ADDRESS(86;11;4));1)" office:value-type="float" office:value="7">
            <text:p>7</text:p>
          </table:table-cell>
          <table:table-cell table:formula="of:=RANK(INDIRECT(ADDRESS(86;6;4));INDIRECT(ADDRESS(86;2;4)):INDIRECT(ADDRESS(86;11;4));1)" office:value-type="float" office:value="4">
            <text:p>4</text:p>
          </table:table-cell>
          <table:table-cell table:formula="of:=RANK(INDIRECT(ADDRESS(86;7;4));INDIRECT(ADDRESS(86;2;4)):INDIRECT(ADDRESS(86;11;4));1)" office:value-type="float" office:value="7">
            <text:p>7</text:p>
          </table:table-cell>
          <table:table-cell table:formula="of:=RANK(INDIRECT(ADDRESS(86;8;4));INDIRECT(ADDRESS(86;2;4)):INDIRECT(ADDRESS(86;11;4));1)" office:value-type="float" office:value="7">
            <text:p>7</text:p>
          </table:table-cell>
          <table:table-cell table:formula="of:=RANK(INDIRECT(ADDRESS(86;9;4));INDIRECT(ADDRESS(86;2;4)):INDIRECT(ADDRESS(86;11;4));1)" office:value-type="float" office:value="1">
            <text:p>1</text:p>
          </table:table-cell>
          <table:table-cell table:formula="of:=RANK(INDIRECT(ADDRESS(86;10;4));INDIRECT(ADDRESS(86;2;4)):INDIRECT(ADDRESS(86;11;4));1)" office:value-type="float" office:value="6">
            <text:p>6</text:p>
          </table:table-cell>
          <table:table-cell table:formula="of:=RANK(INDIRECT(ADDRESS(86;11;4));INDIRECT(ADDRESS(86;2;4)):INDIRECT(ADDRESS(86;11;4));1)" office:value-type="float" office:value="3">
            <text:p>3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88;2;4)):INDIRECT(ADDRESS(129;2;4)))" office:value-type="float" office:value="5.80952380952381">
            <text:p>5.8095238095</text:p>
          </table:table-cell>
          <table:table-cell table:formula="of:=AVERAGE(INDIRECT(ADDRESS(88;3;4)):INDIRECT(ADDRESS(129;3;4)))" office:value-type="float" office:value="4.97619047619048">
            <text:p>4.9761904762</text:p>
          </table:table-cell>
          <table:table-cell table:formula="of:=AVERAGE(INDIRECT(ADDRESS(88;4;4)):INDIRECT(ADDRESS(129;4;4)))" office:value-type="float" office:value="7.76190476190476">
            <text:p>7.7619047619</text:p>
          </table:table-cell>
          <table:table-cell table:formula="of:=AVERAGE(INDIRECT(ADDRESS(88;5;4)):INDIRECT(ADDRESS(129;5;4)))" office:value-type="float" office:value="3.95238095238095">
            <text:p>3.9523809524</text:p>
          </table:table-cell>
          <table:table-cell table:formula="of:=AVERAGE(INDIRECT(ADDRESS(88;6;4)):INDIRECT(ADDRESS(129;6;4)))" office:value-type="float" office:value="1.57142857142857">
            <text:p>1.5714285714</text:p>
          </table:table-cell>
          <table:table-cell table:formula="of:=AVERAGE(INDIRECT(ADDRESS(88;7;4)):INDIRECT(ADDRESS(129;7;4)))" office:value-type="float" office:value="6.11904761904762">
            <text:p>6.119047619</text:p>
          </table:table-cell>
          <table:table-cell table:formula="of:=AVERAGE(INDIRECT(ADDRESS(88;8;4)):INDIRECT(ADDRESS(129;8;4)))" office:value-type="float" office:value="3.76190476190476">
            <text:p>3.7619047619</text:p>
          </table:table-cell>
          <table:table-cell table:formula="of:=AVERAGE(INDIRECT(ADDRESS(88;9;4)):INDIRECT(ADDRESS(129;9;4)))" office:value-type="float" office:value="4.76190476190476">
            <text:p>4.7619047619</text:p>
          </table:table-cell>
          <table:table-cell table:formula="of:=AVERAGE(INDIRECT(ADDRESS(88;10;4)):INDIRECT(ADDRESS(129;10;4)))" office:value-type="float" office:value="1.71428571428571">
            <text:p>1.7142857143</text:p>
          </table:table-cell>
          <table:table-cell table:formula="of:=AVERAGE(INDIRECT(ADDRESS(88;11;4)):INDIRECT(ADDRESS(129;11;4)))" office:value-type="float" office:value="3.57142857142857">
            <text:p>3.5714285714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30;2;4));INDIRECT(ADDRESS(130;2;4)):INDIRECT(ADDRESS(130;11;4));1)" office:value-type="float" office:value="8">
            <text:p>8</text:p>
          </table:table-cell>
          <table:table-cell table:formula="of:=RANK(INDIRECT(ADDRESS(130;3;4));INDIRECT(ADDRESS(130;2;4)):INDIRECT(ADDRESS(130;11;4));1)" office:value-type="float" office:value="7">
            <text:p>7</text:p>
          </table:table-cell>
          <table:table-cell table:formula="of:=RANK(INDIRECT(ADDRESS(130;4;4));INDIRECT(ADDRESS(130;2;4)):INDIRECT(ADDRESS(130;11;4));1)" office:value-type="float" office:value="10">
            <text:p>10</text:p>
          </table:table-cell>
          <table:table-cell table:formula="of:=RANK(INDIRECT(ADDRESS(130;5;4));INDIRECT(ADDRESS(130;2;4)):INDIRECT(ADDRESS(130;11;4));1)" office:value-type="float" office:value="5">
            <text:p>5</text:p>
          </table:table-cell>
          <table:table-cell table:formula="of:=RANK(INDIRECT(ADDRESS(130;6;4));INDIRECT(ADDRESS(130;2;4)):INDIRECT(ADDRESS(130;11;4));1)" office:value-type="float" office:value="1">
            <text:p>1</text:p>
          </table:table-cell>
          <table:table-cell table:formula="of:=RANK(INDIRECT(ADDRESS(130;7;4));INDIRECT(ADDRESS(130;2;4)):INDIRECT(ADDRESS(130;11;4));1)" office:value-type="float" office:value="9">
            <text:p>9</text:p>
          </table:table-cell>
          <table:table-cell table:formula="of:=RANK(INDIRECT(ADDRESS(130;8;4));INDIRECT(ADDRESS(130;2;4)):INDIRECT(ADDRESS(130;11;4));1)" office:value-type="float" office:value="4">
            <text:p>4</text:p>
          </table:table-cell>
          <table:table-cell table:formula="of:=RANK(INDIRECT(ADDRESS(130;9;4));INDIRECT(ADDRESS(130;2;4)):INDIRECT(ADDRESS(130;11;4));1)" office:value-type="float" office:value="6">
            <text:p>6</text:p>
          </table:table-cell>
          <table:table-cell table:formula="of:=RANK(INDIRECT(ADDRESS(130;10;4));INDIRECT(ADDRESS(130;2;4)):INDIRECT(ADDRESS(130;11;4));1)" office:value-type="float" office:value="2">
            <text:p>2</text:p>
          </table:table-cell>
          <table:table-cell table:formula="of:=RANK(INDIRECT(ADDRESS(130;11;4));INDIRECT(ADDRESS(130;2;4)):INDIRECT(ADDRESS(130;11;4));1)" office:value-type="float" office:value="3">
            <text:p>3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10" office:value-type="float" office:value="0.0521826813298824">
            <text:p>0.052182681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30;2;4)):INDIRECT(ADDRESS(130;11;4)))+INDIRECT(ADDRESS(132;2;4))" office:value-type="float" office:value="1.62361125275845">
            <text:p>1.6236112528</text:p>
          </table:table-cell>
          <table:table-cell table:formula="of:=MIN(INDIRECT(ADDRESS(130;2;4)):INDIRECT(ADDRESS(130;11;4)))+INDIRECT(ADDRESS(132;3;4))" office:value-type="float" office:value="1.62361125275845">
            <text:p>1.6236112528</text:p>
          </table:table-cell>
          <table:table-cell table:formula="of:=MIN(INDIRECT(ADDRESS(130;2;4)):INDIRECT(ADDRESS(130;11;4)))+INDIRECT(ADDRESS(132;4;4))" office:value-type="float" office:value="1.62361125275845">
            <text:p>1.6236112528</text:p>
          </table:table-cell>
          <table:table-cell table:formula="of:=MIN(INDIRECT(ADDRESS(130;2;4)):INDIRECT(ADDRESS(130;11;4)))+INDIRECT(ADDRESS(132;5;4))" office:value-type="float" office:value="1.62361125275845">
            <text:p>1.6236112528</text:p>
          </table:table-cell>
          <table:table-cell table:formula="of:=MIN(INDIRECT(ADDRESS(130;2;4)):INDIRECT(ADDRESS(130;11;4)))+INDIRECT(ADDRESS(132;6;4))" office:value-type="float" office:value="1.62361125275845">
            <text:p>1.6236112528</text:p>
          </table:table-cell>
          <table:table-cell table:formula="of:=MIN(INDIRECT(ADDRESS(130;2;4)):INDIRECT(ADDRESS(130;11;4)))+INDIRECT(ADDRESS(132;7;4))" office:value-type="float" office:value="1.62361125275845">
            <text:p>1.6236112528</text:p>
          </table:table-cell>
          <table:table-cell table:formula="of:=MIN(INDIRECT(ADDRESS(130;2;4)):INDIRECT(ADDRESS(130;11;4)))+INDIRECT(ADDRESS(132;8;4))" office:value-type="float" office:value="1.62361125275845">
            <text:p>1.6236112528</text:p>
          </table:table-cell>
          <table:table-cell table:formula="of:=MIN(INDIRECT(ADDRESS(130;2;4)):INDIRECT(ADDRESS(130;11;4)))+INDIRECT(ADDRESS(132;9;4))" office:value-type="float" office:value="1.62361125275845">
            <text:p>1.6236112528</text:p>
          </table:table-cell>
          <table:table-cell table:formula="of:=MIN(INDIRECT(ADDRESS(130;2;4)):INDIRECT(ADDRESS(130;11;4)))+INDIRECT(ADDRESS(132;10;4))" office:value-type="float" office:value="1.62361125275845">
            <text:p>1.6236112528</text:p>
          </table:table-cell>
          <table:table-cell table:formula="of:=MIN(INDIRECT(ADDRESS(130;2;4)):INDIRECT(ADDRESS(130;11;4)))+INDIRECT(ADDRESS(132;11;4))" office:value-type="float" office:value="1.62361125275845">
            <text:p>1.6236112528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133;2;4))&gt;INDIRECT(ADDRESS(130;2;4));1;0)" office:value-type="float" office:value="0">
            <text:p>0</text:p>
          </table:table-cell>
          <table:table-cell table:formula="of:=IF(INDIRECT(ADDRESS(133;3;4))&gt;INDIRECT(ADDRESS(130;3;4));1;0)" office:value-type="float" office:value="0">
            <text:p>0</text:p>
          </table:table-cell>
          <table:table-cell table:formula="of:=IF(INDIRECT(ADDRESS(133;4;4))&gt;INDIRECT(ADDRESS(130;4;4));1;0)" office:value-type="float" office:value="0">
            <text:p>0</text:p>
          </table:table-cell>
          <table:table-cell table:formula="of:=IF(INDIRECT(ADDRESS(133;5;4))&gt;INDIRECT(ADDRESS(130;5;4));1;0)" office:value-type="float" office:value="0">
            <text:p>0</text:p>
          </table:table-cell>
          <table:table-cell table:formula="of:=IF(INDIRECT(ADDRESS(133;6;4))&gt;INDIRECT(ADDRESS(130;6;4));1;0)" office:value-type="float" office:value="1">
            <text:p>1</text:p>
          </table:table-cell>
          <table:table-cell table:formula="of:=IF(INDIRECT(ADDRESS(133;7;4))&gt;INDIRECT(ADDRESS(130;7;4));1;0)" office:value-type="float" office:value="0">
            <text:p>0</text:p>
          </table:table-cell>
          <table:table-cell table:formula="of:=IF(INDIRECT(ADDRESS(133;8;4))&gt;INDIRECT(ADDRESS(130;8;4));1;0)" office:value-type="float" office:value="0">
            <text:p>0</text:p>
          </table:table-cell>
          <table:table-cell table:formula="of:=IF(INDIRECT(ADDRESS(133;9;4))&gt;INDIRECT(ADDRESS(130;9;4));1;0)" office:value-type="float" office:value="0">
            <text:p>0</text:p>
          </table:table-cell>
          <table:table-cell table:formula="of:=IF(INDIRECT(ADDRESS(133;10;4))&gt;INDIRECT(ADDRESS(130;10;4));1;0)" office:value-type="float" office:value="0">
            <text:p>0</text:p>
          </table:table-cell>
          <table:table-cell table:formula="of:=IF(INDIRECT(ADDRESS(133;11;4))&gt;INDIRECT(ADDRESS(130;11;4));1;0)" office:value-type="float" office:value="0">
            <text:p>0</text:p>
          </table:table-cell>
        </table:table-row>
      </table:table>
      <table:table table:name="Evals" table:style-name="ta1" table:print="false">
        <table:table-column table:style-name="co1" table:default-cell-style-name="Default"/>
        <table:table-column table:style-name="co10" table:number-columns-repeated="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/>
          <table:table-cell office:value-type="string">
            <text:p>RandomBLM</text:p>
          </table:table-cell>
          <table:table-cell office:value-type="string">
            <text:p>RCDBLM</text:p>
          </table:table-cell>
          <table:table-cell office:value-type="string">
            <text:p>IncrementalSABLM</text:p>
          </table:table-cell>
          <table:table-cell office:value-type="string">
            <text:p>MarkovianBLM</text:p>
          </table:table-cell>
          <table:table-cell office:value-type="string">
            <text:p>HybridBLM</text:p>
          </table:table-cell>
          <table:table-cell office:value-type="string">
            <text:p>Chol11CMA_ESBLM</text:p>
          </table:table-cell>
          <table:table-cell office:value-type="string">
            <text:p>SimulatedAnnealingBLM</text:p>
          </table:table-cell>
          <table:table-cell office:value-type="string">
            <text:p>SimulatedAnnealingSBLM</text:p>
          </table:table-cell>
          <table:table-cell office:value-type="string">
            <text:p>DifferentialEvolutionBLM</text:p>
          </table:table-cell>
          <table:table-cell office:value-type="string">
            <text:p>GeneticLSBLM</text:p>
          </table:table-cell>
        </table:table-row>
        <table:table-row table:style-name="ro2">
          <table:table-cell office:value-type="string">
            <text:p>Bukin6</text:p>
          </table:table-cell>
          <table:table-cell office:value-type="float" office:value="902858">
            <text:p>902858</text:p>
          </table:table-cell>
          <table:table-cell office:value-type="float" office:value="1803351">
            <text:p>1803351</text:p>
          </table:table-cell>
          <table:table-cell office:value-type="float" office:value="1800007">
            <text:p>1800007</text:p>
          </table:table-cell>
          <table:table-cell office:value-type="float" office:value="2703385">
            <text:p>2703385</text:p>
          </table:table-cell>
          <table:table-cell office:value-type="float" office:value="1803576">
            <text:p>1803576</text:p>
          </table:table-cell>
          <table:table-cell office:value-type="float" office:value="902968">
            <text:p>902968</text:p>
          </table:table-cell>
          <table:table-cell office:value-type="float" office:value="2702813">
            <text:p>2702813</text:p>
          </table:table-cell>
          <table:table-cell office:value-type="float" office:value="1802952">
            <text:p>1802952</text:p>
          </table:table-cell>
          <table:table-cell office:value-type="float" office:value="902539">
            <text:p>902539</text:p>
          </table:table-cell>
          <table:table-cell office:value-type="float" office:value="1809797">
            <text:p>1809797</text:p>
          </table:table-cell>
        </table:table-row>
        <table:table-row table:style-name="ro1">
          <table:table-cell office:value-type="string">
            <text:p>Damavandi</text:p>
          </table:table-cell>
          <table:table-cell office:value-type="float" office:value="900307">
            <text:p>900307</text:p>
          </table:table-cell>
          <table:table-cell office:value-type="float" office:value="1800300">
            <text:p>1800300</text:p>
          </table:table-cell>
          <table:table-cell office:value-type="float" office:value="1800007">
            <text:p>1800007</text:p>
          </table:table-cell>
          <table:table-cell office:value-type="float" office:value="2700306">
            <text:p>2700306</text:p>
          </table:table-cell>
          <table:table-cell office:value-type="float" office:value="1801694">
            <text:p>1801694</text:p>
          </table:table-cell>
          <table:table-cell office:value-type="float" office:value="900231">
            <text:p>900231</text:p>
          </table:table-cell>
          <table:table-cell office:value-type="float" office:value="2700308">
            <text:p>2700308</text:p>
          </table:table-cell>
          <table:table-cell office:value-type="float" office:value="1800302">
            <text:p>1800302</text:p>
          </table:table-cell>
          <table:table-cell office:value-type="float" office:value="900232">
            <text:p>900232</text:p>
          </table:table-cell>
          <table:table-cell office:value-type="float" office:value="1806924">
            <text:p>1806924</text:p>
          </table:table-cell>
        </table:table-row>
        <table:table-row table:style-name="ro1">
          <table:table-cell office:value-type="string">
            <text:p>Easom</text:p>
          </table:table-cell>
          <table:table-cell office:value-type="float" office:value="900399">
            <text:p>900399</text:p>
          </table:table-cell>
          <table:table-cell office:value-type="float" office:value="1800285">
            <text:p>1800285</text:p>
          </table:table-cell>
          <table:table-cell office:value-type="float" office:value="1800006">
            <text:p>1800006</text:p>
          </table:table-cell>
          <table:table-cell office:value-type="float" office:value="2700307">
            <text:p>2700307</text:p>
          </table:table-cell>
          <table:table-cell office:value-type="float" office:value="1801693">
            <text:p>1801693</text:p>
          </table:table-cell>
          <table:table-cell office:value-type="float" office:value="941710">
            <text:p>941710</text:p>
          </table:table-cell>
          <table:table-cell office:value-type="float" office:value="2700309">
            <text:p>2700309</text:p>
          </table:table-cell>
          <table:table-cell office:value-type="float" office:value="1800281">
            <text:p>1800281</text:p>
          </table:table-cell>
          <table:table-cell office:value-type="float" office:value="900232">
            <text:p>900232</text:p>
          </table:table-cell>
          <table:table-cell office:value-type="float" office:value="1806928">
            <text:p>1806928</text:p>
          </table:table-cell>
        </table:table-row>
        <table:table-row table:style-name="ro1">
          <table:table-cell office:value-type="string">
            <text:p>GulfRND</text:p>
          </table:table-cell>
          <table:table-cell office:value-type="float" office:value="903250">
            <text:p>903250</text:p>
          </table:table-cell>
          <table:table-cell office:value-type="float" office:value="1803341">
            <text:p>1803341</text:p>
          </table:table-cell>
          <table:table-cell office:value-type="float" office:value="1800009">
            <text:p>1800009</text:p>
          </table:table-cell>
          <table:table-cell office:value-type="float" office:value="2701511">
            <text:p>2701511</text:p>
          </table:table-cell>
          <table:table-cell office:value-type="float" office:value="1801705">
            <text:p>1801705</text:p>
          </table:table-cell>
          <table:table-cell office:value-type="float" office:value="915072">
            <text:p>915072</text:p>
          </table:table-cell>
          <table:table-cell office:value-type="float" office:value="2702390">
            <text:p>2702390</text:p>
          </table:table-cell>
          <table:table-cell office:value-type="float" office:value="1805408">
            <text:p>1805408</text:p>
          </table:table-cell>
          <table:table-cell office:value-type="float" office:value="900224">
            <text:p>900224</text:p>
          </table:table-cell>
          <table:table-cell office:value-type="float" office:value="1809064">
            <text:p>1809064</text:p>
          </table:table-cell>
        </table:table-row>
        <table:table-row table:style-name="ro2">
          <table:table-cell office:value-type="string">
            <text:p>Price2</text:p>
          </table:table-cell>
          <table:table-cell office:value-type="float" office:value="900329">
            <text:p>900329</text:p>
          </table:table-cell>
          <table:table-cell office:value-type="float" office:value="1800285">
            <text:p>1800285</text:p>
          </table:table-cell>
          <table:table-cell office:value-type="float" office:value="1800007">
            <text:p>1800007</text:p>
          </table:table-cell>
          <table:table-cell office:value-type="float" office:value="2700291">
            <text:p>2700291</text:p>
          </table:table-cell>
          <table:table-cell office:value-type="float" office:value="1801677">
            <text:p>1801677</text:p>
          </table:table-cell>
          <table:table-cell office:value-type="float" office:value="900232">
            <text:p>900232</text:p>
          </table:table-cell>
          <table:table-cell office:value-type="float" office:value="2700291">
            <text:p>2700291</text:p>
          </table:table-cell>
          <table:table-cell office:value-type="float" office:value="1800290">
            <text:p>1800290</text:p>
          </table:table-cell>
          <table:table-cell office:value-type="float" office:value="900214">
            <text:p>900214</text:p>
          </table:table-cell>
          <table:table-cell office:value-type="float" office:value="1806909">
            <text:p>1806909</text:p>
          </table:table-cell>
        </table:table-row>
        <table:table-row table:style-name="ro1">
          <table:table-cell office:value-type="string">
            <text:p>Trefethen</text:p>
          </table:table-cell>
          <table:table-cell office:value-type="float" office:value="900565">
            <text:p>900565</text:p>
          </table:table-cell>
          <table:table-cell office:value-type="float" office:value="1800420">
            <text:p>1800420</text:p>
          </table:table-cell>
          <table:table-cell office:value-type="float" office:value="1800007">
            <text:p>1800007</text:p>
          </table:table-cell>
          <table:table-cell office:value-type="float" office:value="2700498">
            <text:p>2700498</text:p>
          </table:table-cell>
          <table:table-cell office:value-type="float" office:value="1801724">
            <text:p>1801724</text:p>
          </table:table-cell>
          <table:table-cell office:value-type="float" office:value="900301">
            <text:p>900301</text:p>
          </table:table-cell>
          <table:table-cell office:value-type="float" office:value="2700506">
            <text:p>2700506</text:p>
          </table:table-cell>
          <table:table-cell office:value-type="float" office:value="1800470">
            <text:p>1800470</text:p>
          </table:table-cell>
          <table:table-cell office:value-type="float" office:value="900263">
            <text:p>900263</text:p>
          </table:table-cell>
          <table:table-cell office:value-type="float" office:value="1807053">
            <text:p>1807053</text:p>
          </table:table-cell>
        </table:table-row>
        <table:table-row table:style-name="ro2">
          <table:table-cell office:value-type="string">
            <text:p>Ackley2</text:p>
          </table:table-cell>
          <table:table-cell office:value-type="float" office:value="900906">
            <text:p>900906</text:p>
          </table:table-cell>
          <table:table-cell office:value-type="float" office:value="1800725">
            <text:p>1800725</text:p>
          </table:table-cell>
          <table:table-cell office:value-type="float" office:value="1800007">
            <text:p>1800007</text:p>
          </table:table-cell>
          <table:table-cell office:value-type="float" office:value="2700724">
            <text:p>2700724</text:p>
          </table:table-cell>
          <table:table-cell office:value-type="float" office:value="1801869">
            <text:p>1801869</text:p>
          </table:table-cell>
          <table:table-cell office:value-type="float" office:value="900294">
            <text:p>900294</text:p>
          </table:table-cell>
          <table:table-cell office:value-type="float" office:value="2700704">
            <text:p>2700704</text:p>
          </table:table-cell>
          <table:table-cell office:value-type="float" office:value="1800715">
            <text:p>1800715</text:p>
          </table:table-cell>
          <table:table-cell office:value-type="float" office:value="900408">
            <text:p>900408</text:p>
          </table:table-cell>
          <table:table-cell office:value-type="float" office:value="1807355">
            <text:p>1807355</text:p>
          </table:table-cell>
        </table:table-row>
        <table:table-row table:style-name="ro2">
          <table:table-cell office:value-type="string">
            <text:p>FletcherPowell2</text:p>
          </table:table-cell>
          <table:table-cell office:value-type="float" office:value="900556">
            <text:p>900556</text:p>
          </table:table-cell>
          <table:table-cell office:value-type="float" office:value="1800528">
            <text:p>1800528</text:p>
          </table:table-cell>
          <table:table-cell office:value-type="float" office:value="1800007">
            <text:p>1800007</text:p>
          </table:table-cell>
          <table:table-cell office:value-type="float" office:value="2700543">
            <text:p>2700543</text:p>
          </table:table-cell>
          <table:table-cell office:value-type="float" office:value="1801727">
            <text:p>1801727</text:p>
          </table:table-cell>
          <table:table-cell office:value-type="float" office:value="900296">
            <text:p>900296</text:p>
          </table:table-cell>
          <table:table-cell office:value-type="float" office:value="2700539">
            <text:p>2700539</text:p>
          </table:table-cell>
          <table:table-cell office:value-type="float" office:value="1800584">
            <text:p>1800584</text:p>
          </table:table-cell>
          <table:table-cell office:value-type="float" office:value="900271">
            <text:p>900271</text:p>
          </table:table-cell>
          <table:table-cell office:value-type="float" office:value="1807091">
            <text:p>1807091</text:p>
          </table:table-cell>
        </table:table-row>
        <table:table-row table:style-name="ro2">
          <table:table-cell office:value-type="string">
            <text:p>Griewank2</text:p>
          </table:table-cell>
          <table:table-cell office:value-type="float" office:value="900455">
            <text:p>900455</text:p>
          </table:table-cell>
          <table:table-cell office:value-type="float" office:value="1800374">
            <text:p>1800374</text:p>
          </table:table-cell>
          <table:table-cell office:value-type="float" office:value="1800007">
            <text:p>1800007</text:p>
          </table:table-cell>
          <table:table-cell office:value-type="float" office:value="2700368">
            <text:p>2700368</text:p>
          </table:table-cell>
          <table:table-cell office:value-type="float" office:value="1801670">
            <text:p>1801670</text:p>
          </table:table-cell>
          <table:table-cell office:value-type="float" office:value="900271">
            <text:p>900271</text:p>
          </table:table-cell>
          <table:table-cell office:value-type="float" office:value="2700368">
            <text:p>2700368</text:p>
          </table:table-cell>
          <table:table-cell office:value-type="float" office:value="1800394">
            <text:p>1800394</text:p>
          </table:table-cell>
          <table:table-cell office:value-type="float" office:value="900208">
            <text:p>900208</text:p>
          </table:table-cell>
          <table:table-cell office:value-type="float" office:value="1806995">
            <text:p>1806995</text:p>
          </table:table-cell>
        </table:table-row>
        <table:table-row table:style-name="ro2">
          <table:table-cell office:value-type="string">
            <text:p>Rastrigin2</text:p>
          </table:table-cell>
          <table:table-cell office:value-type="float" office:value="900390">
            <text:p>900390</text:p>
          </table:table-cell>
          <table:table-cell office:value-type="float" office:value="1800318">
            <text:p>1800318</text:p>
          </table:table-cell>
          <table:table-cell office:value-type="float" office:value="1800007">
            <text:p>1800007</text:p>
          </table:table-cell>
          <table:table-cell office:value-type="float" office:value="2700326">
            <text:p>2700326</text:p>
          </table:table-cell>
          <table:table-cell office:value-type="float" office:value="1801713">
            <text:p>1801713</text:p>
          </table:table-cell>
          <table:table-cell office:value-type="float" office:value="900245">
            <text:p>900245</text:p>
          </table:table-cell>
          <table:table-cell office:value-type="float" office:value="2700325">
            <text:p>2700325</text:p>
          </table:table-cell>
          <table:table-cell office:value-type="float" office:value="1800323">
            <text:p>1800323</text:p>
          </table:table-cell>
          <table:table-cell office:value-type="float" office:value="900251">
            <text:p>900251</text:p>
          </table:table-cell>
          <table:table-cell office:value-type="float" office:value="1806941">
            <text:p>1806941</text:p>
          </table:table-cell>
        </table:table-row>
        <table:table-row table:style-name="ro2">
          <table:table-cell office:value-type="string">
            <text:p>SchwefelDoubleSum2</text:p>
          </table:table-cell>
          <table:table-cell office:value-type="float" office:value="900218">
            <text:p>900218</text:p>
          </table:table-cell>
          <table:table-cell office:value-type="float" office:value="1800218">
            <text:p>1800218</text:p>
          </table:table-cell>
          <table:table-cell office:value-type="float" office:value="1800007">
            <text:p>1800007</text:p>
          </table:table-cell>
          <table:table-cell office:value-type="float" office:value="2700208">
            <text:p>2700208</text:p>
          </table:table-cell>
          <table:table-cell office:value-type="float" office:value="1801585">
            <text:p>1801585</text:p>
          </table:table-cell>
          <table:table-cell office:value-type="float" office:value="900124">
            <text:p>900124</text:p>
          </table:table-cell>
          <table:table-cell office:value-type="float" office:value="2700214">
            <text:p>2700214</text:p>
          </table:table-cell>
          <table:table-cell office:value-type="float" office:value="1800220">
            <text:p>1800220</text:p>
          </table:table-cell>
          <table:table-cell office:value-type="float" office:value="900124">
            <text:p>900124</text:p>
          </table:table-cell>
          <table:table-cell office:value-type="float" office:value="1806842">
            <text:p>1806842</text:p>
          </table:table-cell>
        </table:table-row>
        <table:table-row table:style-name="ro2">
          <table:table-cell office:value-type="string">
            <text:p>SchwefelMax2</text:p>
          </table:table-cell>
          <table:table-cell office:value-type="float" office:value="902606">
            <text:p>902606</text:p>
          </table:table-cell>
          <table:table-cell office:value-type="float" office:value="1800844">
            <text:p>1800844</text:p>
          </table:table-cell>
          <table:table-cell office:value-type="float" office:value="1800007">
            <text:p>1800007</text:p>
          </table:table-cell>
          <table:table-cell office:value-type="float" office:value="2700833">
            <text:p>2700833</text:p>
          </table:table-cell>
          <table:table-cell office:value-type="float" office:value="1801870">
            <text:p>1801870</text:p>
          </table:table-cell>
          <table:table-cell office:value-type="float" office:value="900412">
            <text:p>900412</text:p>
          </table:table-cell>
          <table:table-cell office:value-type="float" office:value="2700878">
            <text:p>2700878</text:p>
          </table:table-cell>
          <table:table-cell office:value-type="float" office:value="1800913">
            <text:p>1800913</text:p>
          </table:table-cell>
          <table:table-cell office:value-type="float" office:value="900412">
            <text:p>900412</text:p>
          </table:table-cell>
          <table:table-cell office:value-type="float" office:value="1807527">
            <text:p>1807527</text:p>
          </table:table-cell>
        </table:table-row>
        <table:table-row table:style-name="ro2">
          <table:table-cell office:value-type="string">
            <text:p>StepFunction2</text:p>
          </table:table-cell>
          <table:table-cell office:value-type="float" office:value="950007">
            <text:p>950007</text:p>
          </table:table-cell>
          <table:table-cell office:value-type="float" office:value="1850008">
            <text:p>1850008</text:p>
          </table:table-cell>
          <table:table-cell office:value-type="float" office:value="1800007">
            <text:p>1800007</text:p>
          </table:table-cell>
          <table:table-cell office:value-type="float" office:value="2750008">
            <text:p>2750008</text:p>
          </table:table-cell>
          <table:table-cell office:value-type="float" office:value="1851467">
            <text:p>1851467</text:p>
          </table:table-cell>
          <table:table-cell office:value-type="float" office:value="950007">
            <text:p>950007</text:p>
          </table:table-cell>
          <table:table-cell office:value-type="float" office:value="2750009">
            <text:p>2750009</text:p>
          </table:table-cell>
          <table:table-cell office:value-type="float" office:value="1850009">
            <text:p>1850009</text:p>
          </table:table-cell>
          <table:table-cell office:value-type="float" office:value="950007">
            <text:p>950007</text:p>
          </table:table-cell>
          <table:table-cell office:value-type="float" office:value="1856632">
            <text:p>1856632</text:p>
          </table:table-cell>
        </table:table-row>
        <table:table-row table:style-name="ro2">
          <table:table-cell office:value-type="string">
            <text:p>Weierstrass2</text:p>
          </table:table-cell>
          <table:table-cell office:value-type="float" office:value="902177">
            <text:p>902177</text:p>
          </table:table-cell>
          <table:table-cell office:value-type="float" office:value="1801541">
            <text:p>1801541</text:p>
          </table:table-cell>
          <table:table-cell office:value-type="float" office:value="1800007">
            <text:p>1800007</text:p>
          </table:table-cell>
          <table:table-cell office:value-type="float" office:value="2700470">
            <text:p>2700470</text:p>
          </table:table-cell>
          <table:table-cell office:value-type="float" office:value="1801926">
            <text:p>1801926</text:p>
          </table:table-cell>
          <table:table-cell office:value-type="float" office:value="900797">
            <text:p>900797</text:p>
          </table:table-cell>
          <table:table-cell office:value-type="float" office:value="2700467">
            <text:p>2700467</text:p>
          </table:table-cell>
          <table:table-cell office:value-type="float" office:value="1802074">
            <text:p>1802074</text:p>
          </table:table-cell>
          <table:table-cell office:value-type="float" office:value="900465">
            <text:p>900465</text:p>
          </table:table-cell>
          <table:table-cell office:value-type="float" office:value="1808288">
            <text:p>1808288</text:p>
          </table:table-cell>
        </table:table-row>
        <table:table-row table:style-name="ro2">
          <table:table-cell office:value-type="string">
            <text:p>Trig2</text:p>
          </table:table-cell>
          <table:table-cell office:value-type="float" office:value="900420">
            <text:p>900420</text:p>
          </table:table-cell>
          <table:table-cell office:value-type="float" office:value="1800347">
            <text:p>1800347</text:p>
          </table:table-cell>
          <table:table-cell office:value-type="float" office:value="1800007">
            <text:p>1800007</text:p>
          </table:table-cell>
          <table:table-cell office:value-type="float" office:value="2700211">
            <text:p>2700211</text:p>
          </table:table-cell>
          <table:table-cell office:value-type="float" office:value="1801671">
            <text:p>1801671</text:p>
          </table:table-cell>
          <table:table-cell office:value-type="float" office:value="900209">
            <text:p>900209</text:p>
          </table:table-cell>
          <table:table-cell office:value-type="float" office:value="2700211">
            <text:p>2700211</text:p>
          </table:table-cell>
          <table:table-cell office:value-type="float" office:value="1800373">
            <text:p>1800373</text:p>
          </table:table-cell>
          <table:table-cell office:value-type="float" office:value="900209">
            <text:p>900209</text:p>
          </table:table-cell>
          <table:table-cell office:value-type="float" office:value="1806992">
            <text:p>1806992</text:p>
          </table:table-cell>
        </table:table-row>
        <table:table-row table:style-name="ro2">
          <table:table-cell office:value-type="string">
            <text:p>Pinter2</text:p>
          </table:table-cell>
          <table:table-cell office:value-type="float" office:value="900520">
            <text:p>900520</text:p>
          </table:table-cell>
          <table:table-cell office:value-type="float" office:value="1800385">
            <text:p>1800385</text:p>
          </table:table-cell>
          <table:table-cell office:value-type="float" office:value="1800007">
            <text:p>1800007</text:p>
          </table:table-cell>
          <table:table-cell office:value-type="float" office:value="2700461">
            <text:p>2700461</text:p>
          </table:table-cell>
          <table:table-cell office:value-type="float" office:value="1801691">
            <text:p>1801691</text:p>
          </table:table-cell>
          <table:table-cell office:value-type="float" office:value="900259">
            <text:p>900259</text:p>
          </table:table-cell>
          <table:table-cell office:value-type="float" office:value="2700475">
            <text:p>2700475</text:p>
          </table:table-cell>
          <table:table-cell office:value-type="float" office:value="1800429">
            <text:p>1800429</text:p>
          </table:table-cell>
          <table:table-cell office:value-type="float" office:value="900233">
            <text:p>900233</text:p>
          </table:table-cell>
          <table:table-cell office:value-type="float" office:value="1807015">
            <text:p>1807015</text:p>
          </table:table-cell>
        </table:table-row>
        <table:table-row table:style-name="ro2">
          <table:table-cell office:value-type="string">
            <text:p>Salomon2</text:p>
          </table:table-cell>
          <table:table-cell office:value-type="float" office:value="900320">
            <text:p>900320</text:p>
          </table:table-cell>
          <table:table-cell office:value-type="float" office:value="1800275">
            <text:p>1800275</text:p>
          </table:table-cell>
          <table:table-cell office:value-type="float" office:value="1800007">
            <text:p>1800007</text:p>
          </table:table-cell>
          <table:table-cell office:value-type="float" office:value="2700572">
            <text:p>2700572</text:p>
          </table:table-cell>
          <table:table-cell office:value-type="float" office:value="1801817">
            <text:p>1801817</text:p>
          </table:table-cell>
          <table:table-cell office:value-type="float" office:value="900280">
            <text:p>900280</text:p>
          </table:table-cell>
          <table:table-cell office:value-type="float" office:value="2700561">
            <text:p>2700561</text:p>
          </table:table-cell>
          <table:table-cell office:value-type="float" office:value="1800309">
            <text:p>1800309</text:p>
          </table:table-cell>
          <table:table-cell office:value-type="float" office:value="900356">
            <text:p>900356</text:p>
          </table:table-cell>
          <table:table-cell office:value-type="float" office:value="1807137">
            <text:p>1807137</text:p>
          </table:table-cell>
        </table:table-row>
        <table:table-row table:style-name="ro2">
          <table:table-cell office:value-type="string">
            <text:p>SchaeferF62</text:p>
          </table:table-cell>
          <table:table-cell office:value-type="float" office:value="900270">
            <text:p>900270</text:p>
          </table:table-cell>
          <table:table-cell office:value-type="float" office:value="1800243">
            <text:p>1800243</text:p>
          </table:table-cell>
          <table:table-cell office:value-type="float" office:value="1800007">
            <text:p>1800007</text:p>
          </table:table-cell>
          <table:table-cell office:value-type="float" office:value="2700285">
            <text:p>2700285</text:p>
          </table:table-cell>
          <table:table-cell office:value-type="float" office:value="1801671">
            <text:p>1801671</text:p>
          </table:table-cell>
          <table:table-cell office:value-type="float" office:value="900263">
            <text:p>900263</text:p>
          </table:table-cell>
          <table:table-cell office:value-type="float" office:value="2700286">
            <text:p>2700286</text:p>
          </table:table-cell>
          <table:table-cell office:value-type="float" office:value="1800266">
            <text:p>1800266</text:p>
          </table:table-cell>
          <table:table-cell office:value-type="float" office:value="900208">
            <text:p>900208</text:p>
          </table:table-cell>
          <table:table-cell office:value-type="float" office:value="1806896">
            <text:p>1806896</text:p>
          </table:table-cell>
        </table:table-row>
        <table:table-row table:style-name="ro2">
          <table:table-cell office:value-type="string">
            <text:p>Ackley6</text:p>
          </table:table-cell>
          <table:table-cell office:value-type="float" office:value="902893">
            <text:p>902893</text:p>
          </table:table-cell>
          <table:table-cell office:value-type="float" office:value="1802065">
            <text:p>1802065</text:p>
          </table:table-cell>
          <table:table-cell office:value-type="float" office:value="1800015">
            <text:p>1800015</text:p>
          </table:table-cell>
          <table:table-cell office:value-type="float" office:value="2701872">
            <text:p>2701872</text:p>
          </table:table-cell>
          <table:table-cell office:value-type="float" office:value="1803494">
            <text:p>1803494</text:p>
          </table:table-cell>
          <table:table-cell office:value-type="float" office:value="901005">
            <text:p>901005</text:p>
          </table:table-cell>
          <table:table-cell office:value-type="float" office:value="2701671">
            <text:p>2701671</text:p>
          </table:table-cell>
          <table:table-cell office:value-type="float" office:value="1802018">
            <text:p>1802018</text:p>
          </table:table-cell>
          <table:table-cell office:value-type="float" office:value="901144">
            <text:p>901144</text:p>
          </table:table-cell>
          <table:table-cell office:value-type="float" office:value="1808698">
            <text:p>1808698</text:p>
          </table:table-cell>
        </table:table-row>
        <table:table-row table:style-name="ro2">
          <table:table-cell office:value-type="string">
            <text:p>FletcherPowell6</text:p>
          </table:table-cell>
          <table:table-cell office:value-type="float" office:value="902405">
            <text:p>902405</text:p>
          </table:table-cell>
          <table:table-cell office:value-type="float" office:value="1802146">
            <text:p>1802146</text:p>
          </table:table-cell>
          <table:table-cell office:value-type="float" office:value="1800015">
            <text:p>1800015</text:p>
          </table:table-cell>
          <table:table-cell office:value-type="float" office:value="2702188">
            <text:p>2702188</text:p>
          </table:table-cell>
          <table:table-cell office:value-type="float" office:value="1802845">
            <text:p>1802845</text:p>
          </table:table-cell>
          <table:table-cell office:value-type="float" office:value="900911">
            <text:p>900911</text:p>
          </table:table-cell>
          <table:table-cell office:value-type="float" office:value="2702195">
            <text:p>2702195</text:p>
          </table:table-cell>
          <table:table-cell office:value-type="float" office:value="1802225">
            <text:p>1802225</text:p>
          </table:table-cell>
          <table:table-cell office:value-type="float" office:value="900964">
            <text:p>900964</text:p>
          </table:table-cell>
          <table:table-cell office:value-type="float" office:value="1808943">
            <text:p>1808943</text:p>
          </table:table-cell>
        </table:table-row>
        <table:table-row table:style-name="ro2">
          <table:table-cell office:value-type="string">
            <text:p>Griewank6</text:p>
          </table:table-cell>
          <table:table-cell office:value-type="float" office:value="902050">
            <text:p>902050</text:p>
          </table:table-cell>
          <table:table-cell office:value-type="float" office:value="1801264">
            <text:p>1801264</text:p>
          </table:table-cell>
          <table:table-cell office:value-type="float" office:value="1800015">
            <text:p>1800015</text:p>
          </table:table-cell>
          <table:table-cell office:value-type="float" office:value="2701327">
            <text:p>2701327</text:p>
          </table:table-cell>
          <table:table-cell office:value-type="float" office:value="1802159">
            <text:p>1802159</text:p>
          </table:table-cell>
          <table:table-cell office:value-type="float" office:value="900819">
            <text:p>900819</text:p>
          </table:table-cell>
          <table:table-cell office:value-type="float" office:value="2701320">
            <text:p>2701320</text:p>
          </table:table-cell>
          <table:table-cell office:value-type="float" office:value="1801404">
            <text:p>1801404</text:p>
          </table:table-cell>
          <table:table-cell office:value-type="float" office:value="900702">
            <text:p>900702</text:p>
          </table:table-cell>
          <table:table-cell office:value-type="float" office:value="1807906">
            <text:p>1807906</text:p>
          </table:table-cell>
        </table:table-row>
        <table:table-row table:style-name="ro2">
          <table:table-cell office:value-type="string">
            <text:p>Rastrigin6</text:p>
          </table:table-cell>
          <table:table-cell office:value-type="float" office:value="901543">
            <text:p>901543</text:p>
          </table:table-cell>
          <table:table-cell office:value-type="float" office:value="1800964">
            <text:p>1800964</text:p>
          </table:table-cell>
          <table:table-cell office:value-type="float" office:value="1800015">
            <text:p>1800015</text:p>
          </table:table-cell>
          <table:table-cell office:value-type="float" office:value="2701029">
            <text:p>2701029</text:p>
          </table:table-cell>
          <table:table-cell office:value-type="float" office:value="1802336">
            <text:p>1802336</text:p>
          </table:table-cell>
          <table:table-cell office:value-type="float" office:value="900832">
            <text:p>900832</text:p>
          </table:table-cell>
          <table:table-cell office:value-type="float" office:value="2701041">
            <text:p>2701041</text:p>
          </table:table-cell>
          <table:table-cell office:value-type="float" office:value="1800978">
            <text:p>1800978</text:p>
          </table:table-cell>
          <table:table-cell office:value-type="float" office:value="900889">
            <text:p>900889</text:p>
          </table:table-cell>
          <table:table-cell office:value-type="float" office:value="1807595">
            <text:p>1807595</text:p>
          </table:table-cell>
        </table:table-row>
        <table:table-row table:style-name="ro2">
          <table:table-cell office:value-type="string">
            <text:p>SchwefelDoubleSum6</text:p>
          </table:table-cell>
          <table:table-cell office:value-type="float" office:value="901089">
            <text:p>901089</text:p>
          </table:table-cell>
          <table:table-cell office:value-type="float" office:value="1801057">
            <text:p>1801057</text:p>
          </table:table-cell>
          <table:table-cell office:value-type="float" office:value="1800015">
            <text:p>1800015</text:p>
          </table:table-cell>
          <table:table-cell office:value-type="float" office:value="2701041">
            <text:p>2701041</text:p>
          </table:table-cell>
          <table:table-cell office:value-type="float" office:value="1802000">
            <text:p>1802000</text:p>
          </table:table-cell>
          <table:table-cell office:value-type="float" office:value="900535">
            <text:p>900535</text:p>
          </table:table-cell>
          <table:table-cell office:value-type="float" office:value="2701043">
            <text:p>2701043</text:p>
          </table:table-cell>
          <table:table-cell office:value-type="float" office:value="1801061">
            <text:p>1801061</text:p>
          </table:table-cell>
          <table:table-cell office:value-type="float" office:value="900539">
            <text:p>900539</text:p>
          </table:table-cell>
          <table:table-cell office:value-type="float" office:value="1807679">
            <text:p>1807679</text:p>
          </table:table-cell>
        </table:table-row>
        <table:table-row table:style-name="ro2">
          <table:table-cell office:value-type="string">
            <text:p>SchwefelMax6</text:p>
          </table:table-cell>
          <table:table-cell office:value-type="float" office:value="907691">
            <text:p>907691</text:p>
          </table:table-cell>
          <table:table-cell office:value-type="float" office:value="1804120">
            <text:p>1804120</text:p>
          </table:table-cell>
          <table:table-cell office:value-type="float" office:value="1800015">
            <text:p>1800015</text:p>
          </table:table-cell>
          <table:table-cell office:value-type="float" office:value="2703890">
            <text:p>2703890</text:p>
          </table:table-cell>
          <table:table-cell office:value-type="float" office:value="1802945">
            <text:p>1802945</text:p>
          </table:table-cell>
          <table:table-cell office:value-type="float" office:value="901488">
            <text:p>901488</text:p>
          </table:table-cell>
          <table:table-cell office:value-type="float" office:value="2705380">
            <text:p>2705380</text:p>
          </table:table-cell>
          <table:table-cell office:value-type="float" office:value="1806357">
            <text:p>1806357</text:p>
          </table:table-cell>
          <table:table-cell office:value-type="float" office:value="901477">
            <text:p>901477</text:p>
          </table:table-cell>
          <table:table-cell office:value-type="float" office:value="1812538">
            <text:p>1812538</text:p>
          </table:table-cell>
        </table:table-row>
        <table:table-row table:style-name="ro2">
          <table:table-cell office:value-type="string">
            <text:p>StepFunction6</text:p>
          </table:table-cell>
          <table:table-cell office:value-type="float" office:value="950087">
            <text:p>950087</text:p>
          </table:table-cell>
          <table:table-cell office:value-type="float" office:value="1850020">
            <text:p>1850020</text:p>
          </table:table-cell>
          <table:table-cell office:value-type="float" office:value="1800015">
            <text:p>1800015</text:p>
          </table:table-cell>
          <table:table-cell office:value-type="float" office:value="2750020">
            <text:p>2750020</text:p>
          </table:table-cell>
          <table:table-cell office:value-type="float" office:value="1851479">
            <text:p>1851479</text:p>
          </table:table-cell>
          <table:table-cell office:value-type="float" office:value="950019">
            <text:p>950019</text:p>
          </table:table-cell>
          <table:table-cell office:value-type="float" office:value="2750021">
            <text:p>2750021</text:p>
          </table:table-cell>
          <table:table-cell office:value-type="float" office:value="1850021">
            <text:p>1850021</text:p>
          </table:table-cell>
          <table:table-cell office:value-type="float" office:value="950019">
            <text:p>950019</text:p>
          </table:table-cell>
          <table:table-cell office:value-type="float" office:value="1856645">
            <text:p>1856645</text:p>
          </table:table-cell>
        </table:table-row>
        <table:table-row table:style-name="ro2">
          <table:table-cell office:value-type="string">
            <text:p>Weierstrass6</text:p>
          </table:table-cell>
          <table:table-cell office:value-type="float" office:value="927398">
            <text:p>927398</text:p>
          </table:table-cell>
          <table:table-cell office:value-type="float" office:value="1815924">
            <text:p>1815924</text:p>
          </table:table-cell>
          <table:table-cell office:value-type="float" office:value="1800015">
            <text:p>1800015</text:p>
          </table:table-cell>
          <table:table-cell office:value-type="float" office:value="2701186">
            <text:p>2701186</text:p>
          </table:table-cell>
          <table:table-cell office:value-type="float" office:value="1802670">
            <text:p>1802670</text:p>
          </table:table-cell>
          <table:table-cell office:value-type="float" office:value="919147">
            <text:p>919147</text:p>
          </table:table-cell>
          <table:table-cell office:value-type="float" office:value="2701227">
            <text:p>2701227</text:p>
          </table:table-cell>
          <table:table-cell office:value-type="float" office:value="1816906">
            <text:p>1816906</text:p>
          </table:table-cell>
          <table:table-cell office:value-type="float" office:value="901202">
            <text:p>901202</text:p>
          </table:table-cell>
          <table:table-cell office:value-type="float" office:value="1823046">
            <text:p>1823046</text:p>
          </table:table-cell>
        </table:table-row>
        <table:table-row table:style-name="ro2">
          <table:table-cell office:value-type="string">
            <text:p>Trig6</text:p>
          </table:table-cell>
          <table:table-cell office:value-type="float" office:value="902079">
            <text:p>902079</text:p>
          </table:table-cell>
          <table:table-cell office:value-type="float" office:value="1801254">
            <text:p>1801254</text:p>
          </table:table-cell>
          <table:table-cell office:value-type="float" office:value="1800015">
            <text:p>1800015</text:p>
          </table:table-cell>
          <table:table-cell office:value-type="float" office:value="2700743">
            <text:p>2700743</text:p>
          </table:table-cell>
          <table:table-cell office:value-type="float" office:value="1802200">
            <text:p>1802200</text:p>
          </table:table-cell>
          <table:table-cell office:value-type="float" office:value="900739">
            <text:p>900739</text:p>
          </table:table-cell>
          <table:table-cell office:value-type="float" office:value="2700747">
            <text:p>2700747</text:p>
          </table:table-cell>
          <table:table-cell office:value-type="float" office:value="1801503">
            <text:p>1801503</text:p>
          </table:table-cell>
          <table:table-cell office:value-type="float" office:value="900740">
            <text:p>900740</text:p>
          </table:table-cell>
          <table:table-cell office:value-type="float" office:value="1807920">
            <text:p>1807920</text:p>
          </table:table-cell>
        </table:table-row>
        <table:table-row table:style-name="ro2">
          <table:table-cell office:value-type="string">
            <text:p>Pinter6</text:p>
          </table:table-cell>
          <table:table-cell office:value-type="float" office:value="902115">
            <text:p>902115</text:p>
          </table:table-cell>
          <table:table-cell office:value-type="float" office:value="1801393">
            <text:p>1801393</text:p>
          </table:table-cell>
          <table:table-cell office:value-type="float" office:value="1800015">
            <text:p>1800015</text:p>
          </table:table-cell>
          <table:table-cell office:value-type="float" office:value="2701394">
            <text:p>2701394</text:p>
          </table:table-cell>
          <table:table-cell office:value-type="float" office:value="1802247">
            <text:p>1802247</text:p>
          </table:table-cell>
          <table:table-cell office:value-type="float" office:value="900821">
            <text:p>900821</text:p>
          </table:table-cell>
          <table:table-cell office:value-type="float" office:value="2701416">
            <text:p>2701416</text:p>
          </table:table-cell>
          <table:table-cell office:value-type="float" office:value="1801422">
            <text:p>1801422</text:p>
          </table:table-cell>
          <table:table-cell office:value-type="float" office:value="900792">
            <text:p>900792</text:p>
          </table:table-cell>
          <table:table-cell office:value-type="float" office:value="1807962">
            <text:p>1807962</text:p>
          </table:table-cell>
        </table:table-row>
        <table:table-row table:style-name="ro2">
          <table:table-cell office:value-type="string">
            <text:p>Salomon6</text:p>
          </table:table-cell>
          <table:table-cell office:value-type="float" office:value="900979">
            <text:p>900979</text:p>
          </table:table-cell>
          <table:table-cell office:value-type="float" office:value="1800562">
            <text:p>1800562</text:p>
          </table:table-cell>
          <table:table-cell office:value-type="float" office:value="1800015">
            <text:p>1800015</text:p>
          </table:table-cell>
          <table:table-cell office:value-type="float" office:value="2700499">
            <text:p>2700499</text:p>
          </table:table-cell>
          <table:table-cell office:value-type="float" office:value="1801987">
            <text:p>1801987</text:p>
          </table:table-cell>
          <table:table-cell office:value-type="float" office:value="900912">
            <text:p>900912</text:p>
          </table:table-cell>
          <table:table-cell office:value-type="float" office:value="2700539">
            <text:p>2700539</text:p>
          </table:table-cell>
          <table:table-cell office:value-type="float" office:value="1800552">
            <text:p>1800552</text:p>
          </table:table-cell>
          <table:table-cell office:value-type="float" office:value="900551">
            <text:p>900551</text:p>
          </table:table-cell>
          <table:table-cell office:value-type="float" office:value="1807168">
            <text:p>1807168</text:p>
          </table:table-cell>
        </table:table-row>
        <table:table-row table:style-name="ro2">
          <table:table-cell office:value-type="string">
            <text:p>SchaeferF66</text:p>
          </table:table-cell>
          <table:table-cell office:value-type="float" office:value="901850">
            <text:p>901850</text:p>
          </table:table-cell>
          <table:table-cell office:value-type="float" office:value="1801107">
            <text:p>1801107</text:p>
          </table:table-cell>
          <table:table-cell office:value-type="float" office:value="1800015">
            <text:p>1800015</text:p>
          </table:table-cell>
          <table:table-cell office:value-type="float" office:value="2702765">
            <text:p>2702765</text:p>
          </table:table-cell>
          <table:table-cell office:value-type="float" office:value="1802679">
            <text:p>1802679</text:p>
          </table:table-cell>
          <table:table-cell office:value-type="float" office:value="901350">
            <text:p>901350</text:p>
          </table:table-cell>
          <table:table-cell office:value-type="float" office:value="2701423">
            <text:p>2701423</text:p>
          </table:table-cell>
          <table:table-cell office:value-type="float" office:value="1801100">
            <text:p>1801100</text:p>
          </table:table-cell>
          <table:table-cell office:value-type="float" office:value="901486">
            <text:p>901486</text:p>
          </table:table-cell>
          <table:table-cell office:value-type="float" office:value="1807854">
            <text:p>1807854</text:p>
          </table:table-cell>
        </table:table-row>
        <table:table-row table:style-name="ro2">
          <table:table-cell office:value-type="string">
            <text:p>Ackley10</text:p>
          </table:table-cell>
          <table:table-cell office:value-type="float" office:value="902150">
            <text:p>902150</text:p>
          </table:table-cell>
          <table:table-cell office:value-type="float" office:value="1803272">
            <text:p>1803272</text:p>
          </table:table-cell>
          <table:table-cell office:value-type="float" office:value="1800023">
            <text:p>1800023</text:p>
          </table:table-cell>
          <table:table-cell office:value-type="float" office:value="2703289">
            <text:p>2703289</text:p>
          </table:table-cell>
          <table:table-cell office:value-type="float" office:value="1804624">
            <text:p>1804624</text:p>
          </table:table-cell>
          <table:table-cell office:value-type="float" office:value="901523">
            <text:p>901523</text:p>
          </table:table-cell>
          <table:table-cell office:value-type="float" office:value="2702857">
            <text:p>2702857</text:p>
          </table:table-cell>
          <table:table-cell office:value-type="float" office:value="1803131">
            <text:p>1803131</text:p>
          </table:table-cell>
          <table:table-cell office:value-type="float" office:value="903120">
            <text:p>903120</text:p>
          </table:table-cell>
          <table:table-cell office:value-type="float" office:value="1809783">
            <text:p>1809783</text:p>
          </table:table-cell>
        </table:table-row>
        <table:table-row table:style-name="ro2">
          <table:table-cell office:value-type="string">
            <text:p>FletcherPowell10</text:p>
          </table:table-cell>
          <table:table-cell office:value-type="float" office:value="904991">
            <text:p>904991</text:p>
          </table:table-cell>
          <table:table-cell office:value-type="float" office:value="1804001">
            <text:p>1804001</text:p>
          </table:table-cell>
          <table:table-cell office:value-type="float" office:value="1800023">
            <text:p>1800023</text:p>
          </table:table-cell>
          <table:table-cell office:value-type="float" office:value="2704250">
            <text:p>2704250</text:p>
          </table:table-cell>
          <table:table-cell office:value-type="float" office:value="1805541">
            <text:p>1805541</text:p>
          </table:table-cell>
          <table:table-cell office:value-type="float" office:value="902414">
            <text:p>902414</text:p>
          </table:table-cell>
          <table:table-cell office:value-type="float" office:value="2704055">
            <text:p>2704055</text:p>
          </table:table-cell>
          <table:table-cell office:value-type="float" office:value="1804473">
            <text:p>1804473</text:p>
          </table:table-cell>
          <table:table-cell office:value-type="float" office:value="903444">
            <text:p>903444</text:p>
          </table:table-cell>
          <table:table-cell office:value-type="float" office:value="1810843">
            <text:p>1810843</text:p>
          </table:table-cell>
        </table:table-row>
        <table:table-row table:style-name="ro2">
          <table:table-cell office:value-type="string">
            <text:p>Griewank10</text:p>
          </table:table-cell>
          <table:table-cell office:value-type="float" office:value="903637">
            <text:p>903637</text:p>
          </table:table-cell>
          <table:table-cell office:value-type="float" office:value="1802252">
            <text:p>1802252</text:p>
          </table:table-cell>
          <table:table-cell office:value-type="float" office:value="1800023">
            <text:p>1800023</text:p>
          </table:table-cell>
          <table:table-cell office:value-type="float" office:value="2702388">
            <text:p>2702388</text:p>
          </table:table-cell>
          <table:table-cell office:value-type="float" office:value="1802656">
            <text:p>1802656</text:p>
          </table:table-cell>
          <table:table-cell office:value-type="float" office:value="901315">
            <text:p>901315</text:p>
          </table:table-cell>
          <table:table-cell office:value-type="float" office:value="2702297">
            <text:p>2702297</text:p>
          </table:table-cell>
          <table:table-cell office:value-type="float" office:value="1802768">
            <text:p>1802768</text:p>
          </table:table-cell>
          <table:table-cell office:value-type="float" office:value="901185">
            <text:p>901185</text:p>
          </table:table-cell>
          <table:table-cell office:value-type="float" office:value="1809116">
            <text:p>1809116</text:p>
          </table:table-cell>
        </table:table-row>
        <table:table-row table:style-name="ro2">
          <table:table-cell office:value-type="string">
            <text:p>Rastrigin10</text:p>
          </table:table-cell>
          <table:table-cell office:value-type="float" office:value="902382">
            <text:p>902382</text:p>
          </table:table-cell>
          <table:table-cell office:value-type="float" office:value="1801615">
            <text:p>1801615</text:p>
          </table:table-cell>
          <table:table-cell office:value-type="float" office:value="1800023">
            <text:p>1800023</text:p>
          </table:table-cell>
          <table:table-cell office:value-type="float" office:value="2701613">
            <text:p>2701613</text:p>
          </table:table-cell>
          <table:table-cell office:value-type="float" office:value="1802977">
            <text:p>1802977</text:p>
          </table:table-cell>
          <table:table-cell office:value-type="float" office:value="901397">
            <text:p>901397</text:p>
          </table:table-cell>
          <table:table-cell office:value-type="float" office:value="2701628">
            <text:p>2701628</text:p>
          </table:table-cell>
          <table:table-cell office:value-type="float" office:value="1801643">
            <text:p>1801643</text:p>
          </table:table-cell>
          <table:table-cell office:value-type="float" office:value="901519">
            <text:p>901519</text:p>
          </table:table-cell>
          <table:table-cell office:value-type="float" office:value="1808241">
            <text:p>1808241</text:p>
          </table:table-cell>
        </table:table-row>
        <table:table-row table:style-name="ro2">
          <table:table-cell office:value-type="string">
            <text:p>SchwefelDoubleSum10</text:p>
          </table:table-cell>
          <table:table-cell office:value-type="float" office:value="902552">
            <text:p>902552</text:p>
          </table:table-cell>
          <table:table-cell office:value-type="float" office:value="1802186">
            <text:p>1802186</text:p>
          </table:table-cell>
          <table:table-cell office:value-type="float" office:value="1800023">
            <text:p>1800023</text:p>
          </table:table-cell>
          <table:table-cell office:value-type="float" office:value="2701965">
            <text:p>2701965</text:p>
          </table:table-cell>
          <table:table-cell office:value-type="float" office:value="1803085">
            <text:p>1803085</text:p>
          </table:table-cell>
          <table:table-cell office:value-type="float" office:value="900962">
            <text:p>900962</text:p>
          </table:table-cell>
          <table:table-cell office:value-type="float" office:value="2702025">
            <text:p>2702025</text:p>
          </table:table-cell>
          <table:table-cell office:value-type="float" office:value="1802187">
            <text:p>1802187</text:p>
          </table:table-cell>
          <table:table-cell office:value-type="float" office:value="900972">
            <text:p>900972</text:p>
          </table:table-cell>
          <table:table-cell office:value-type="float" office:value="1808777">
            <text:p>1808777</text:p>
          </table:table-cell>
        </table:table-row>
        <table:table-row table:style-name="ro2">
          <table:table-cell office:value-type="string">
            <text:p>SchwefelMax10</text:p>
          </table:table-cell>
          <table:table-cell office:value-type="float" office:value="909715">
            <text:p>909715</text:p>
          </table:table-cell>
          <table:table-cell office:value-type="float" office:value="1806645">
            <text:p>1806645</text:p>
          </table:table-cell>
          <table:table-cell office:value-type="float" office:value="1800023">
            <text:p>1800023</text:p>
          </table:table-cell>
          <table:table-cell office:value-type="float" office:value="2705718">
            <text:p>2705718</text:p>
          </table:table-cell>
          <table:table-cell office:value-type="float" office:value="1804026">
            <text:p>1804026</text:p>
          </table:table-cell>
          <table:table-cell office:value-type="float" office:value="902802">
            <text:p>902802</text:p>
          </table:table-cell>
          <table:table-cell office:value-type="float" office:value="2706053">
            <text:p>2706053</text:p>
          </table:table-cell>
          <table:table-cell office:value-type="float" office:value="1807443">
            <text:p>1807443</text:p>
          </table:table-cell>
          <table:table-cell office:value-type="float" office:value="902548">
            <text:p>902548</text:p>
          </table:table-cell>
          <table:table-cell office:value-type="float" office:value="1813510">
            <text:p>1813510</text:p>
          </table:table-cell>
        </table:table-row>
        <table:table-row table:style-name="ro2">
          <table:table-cell office:value-type="string">
            <text:p>StepFunction10</text:p>
          </table:table-cell>
          <table:table-cell office:value-type="float" office:value="950462">
            <text:p>950462</text:p>
          </table:table-cell>
          <table:table-cell office:value-type="float" office:value="1850024">
            <text:p>1850024</text:p>
          </table:table-cell>
          <table:table-cell office:value-type="float" office:value="1800023">
            <text:p>1800023</text:p>
          </table:table-cell>
          <table:table-cell office:value-type="float" office:value="2750024">
            <text:p>2750024</text:p>
          </table:table-cell>
          <table:table-cell office:value-type="float" office:value="1851483">
            <text:p>1851483</text:p>
          </table:table-cell>
          <table:table-cell office:value-type="float" office:value="950023">
            <text:p>950023</text:p>
          </table:table-cell>
          <table:table-cell office:value-type="float" office:value="2750025">
            <text:p>2750025</text:p>
          </table:table-cell>
          <table:table-cell office:value-type="float" office:value="1850026">
            <text:p>1850026</text:p>
          </table:table-cell>
          <table:table-cell office:value-type="float" office:value="950024">
            <text:p>950024</text:p>
          </table:table-cell>
          <table:table-cell office:value-type="float" office:value="1856648">
            <text:p>1856648</text:p>
          </table:table-cell>
        </table:table-row>
        <table:table-row table:style-name="ro2">
          <table:table-cell office:value-type="string">
            <text:p>Weierstrass10</text:p>
          </table:table-cell>
          <table:table-cell office:value-type="float" office:value="939746">
            <text:p>939746</text:p>
          </table:table-cell>
          <table:table-cell office:value-type="float" office:value="1821769">
            <text:p>1821769</text:p>
          </table:table-cell>
          <table:table-cell office:value-type="float" office:value="1800023">
            <text:p>1800023</text:p>
          </table:table-cell>
          <table:table-cell office:value-type="float" office:value="2701801">
            <text:p>2701801</text:p>
          </table:table-cell>
          <table:table-cell office:value-type="float" office:value="1803250">
            <text:p>1803250</text:p>
          </table:table-cell>
          <table:table-cell office:value-type="float" office:value="927536">
            <text:p>927536</text:p>
          </table:table-cell>
          <table:table-cell office:value-type="float" office:value="2701792">
            <text:p>2701792</text:p>
          </table:table-cell>
          <table:table-cell office:value-type="float" office:value="1825854">
            <text:p>1825854</text:p>
          </table:table-cell>
          <table:table-cell office:value-type="float" office:value="901783">
            <text:p>901783</text:p>
          </table:table-cell>
          <table:table-cell office:value-type="float" office:value="1830206">
            <text:p>1830206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float" office:value="904010">
            <text:p>904010</text:p>
          </table:table-cell>
          <table:table-cell office:value-type="float" office:value="1802223">
            <text:p>1802223</text:p>
          </table:table-cell>
          <table:table-cell office:value-type="float" office:value="1800023">
            <text:p>1800023</text:p>
          </table:table-cell>
          <table:table-cell office:value-type="float" office:value="2701273">
            <text:p>2701273</text:p>
          </table:table-cell>
          <table:table-cell office:value-type="float" office:value="1802741">
            <text:p>1802741</text:p>
          </table:table-cell>
          <table:table-cell office:value-type="float" office:value="901235">
            <text:p>901235</text:p>
          </table:table-cell>
          <table:table-cell office:value-type="float" office:value="2701274">
            <text:p>2701274</text:p>
          </table:table-cell>
          <table:table-cell office:value-type="float" office:value="1802820">
            <text:p>1802820</text:p>
          </table:table-cell>
          <table:table-cell office:value-type="float" office:value="901277">
            <text:p>901277</text:p>
          </table:table-cell>
          <table:table-cell office:value-type="float" office:value="1809102">
            <text:p>1809102</text:p>
          </table:table-cell>
        </table:table-row>
        <table:table-row table:style-name="ro2">
          <table:table-cell office:value-type="string">
            <text:p>Pinter10</text:p>
          </table:table-cell>
          <table:table-cell office:value-type="float" office:value="904063">
            <text:p>904063</text:p>
          </table:table-cell>
          <table:table-cell office:value-type="float" office:value="1802961">
            <text:p>1802961</text:p>
          </table:table-cell>
          <table:table-cell office:value-type="float" office:value="1800023">
            <text:p>1800023</text:p>
          </table:table-cell>
          <table:table-cell office:value-type="float" office:value="2703112">
            <text:p>2703112</text:p>
          </table:table-cell>
          <table:table-cell office:value-type="float" office:value="1802781">
            <text:p>1802781</text:p>
          </table:table-cell>
          <table:table-cell office:value-type="float" office:value="902188">
            <text:p>902188</text:p>
          </table:table-cell>
          <table:table-cell office:value-type="float" office:value="2702714">
            <text:p>2702714</text:p>
          </table:table-cell>
          <table:table-cell office:value-type="float" office:value="1802662">
            <text:p>1802662</text:p>
          </table:table-cell>
          <table:table-cell office:value-type="float" office:value="901323">
            <text:p>901323</text:p>
          </table:table-cell>
          <table:table-cell office:value-type="float" office:value="1809104">
            <text:p>1809104</text:p>
          </table:table-cell>
        </table:table-row>
        <table:table-row table:style-name="ro2">
          <table:table-cell office:value-type="string">
            <text:p>Salomon10</text:p>
          </table:table-cell>
          <table:table-cell office:value-type="float" office:value="901111">
            <text:p>901111</text:p>
          </table:table-cell>
          <table:table-cell office:value-type="float" office:value="1800903">
            <text:p>1800903</text:p>
          </table:table-cell>
          <table:table-cell office:value-type="float" office:value="1800023">
            <text:p>1800023</text:p>
          </table:table-cell>
          <table:table-cell office:value-type="float" office:value="2700826">
            <text:p>2700826</text:p>
          </table:table-cell>
          <table:table-cell office:value-type="float" office:value="1802302">
            <text:p>1802302</text:p>
          </table:table-cell>
          <table:table-cell office:value-type="float" office:value="901197">
            <text:p>901197</text:p>
          </table:table-cell>
          <table:table-cell office:value-type="float" office:value="2700878">
            <text:p>2700878</text:p>
          </table:table-cell>
          <table:table-cell office:value-type="float" office:value="1800898">
            <text:p>1800898</text:p>
          </table:table-cell>
          <table:table-cell office:value-type="float" office:value="900886">
            <text:p>900886</text:p>
          </table:table-cell>
          <table:table-cell office:value-type="float" office:value="1807531">
            <text:p>1807531</text:p>
          </table:table-cell>
        </table:table-row>
        <table:table-row table:style-name="ro2">
          <table:table-cell office:value-type="string">
            <text:p>SchaeferF610</text:p>
          </table:table-cell>
          <table:table-cell office:value-type="float" office:value="906591">
            <text:p>906591</text:p>
          </table:table-cell>
          <table:table-cell office:value-type="float" office:value="1803170">
            <text:p>1803170</text:p>
          </table:table-cell>
          <table:table-cell office:value-type="float" office:value="1800023">
            <text:p>1800023</text:p>
          </table:table-cell>
          <table:table-cell office:value-type="float" office:value="2712536">
            <text:p>2712536</text:p>
          </table:table-cell>
          <table:table-cell office:value-type="float" office:value="1804026">
            <text:p>1804026</text:p>
          </table:table-cell>
          <table:table-cell office:value-type="float" office:value="905433">
            <text:p>905433</text:p>
          </table:table-cell>
          <table:table-cell office:value-type="float" office:value="2707868">
            <text:p>2707868</text:p>
          </table:table-cell>
          <table:table-cell office:value-type="float" office:value="1802679">
            <text:p>1802679</text:p>
          </table:table-cell>
          <table:table-cell office:value-type="float" office:value="904093">
            <text:p>904093</text:p>
          </table:table-cell>
          <table:table-cell office:value-type="float" office:value="1809542">
            <text:p>1809542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VALUE(TRIM(INDIRECT(ADDRESS(2;2;4))))" office:value-type="float" office:value="902858">
            <text:p>902858</text:p>
          </table:table-cell>
          <table:table-cell table:formula="of:=VALUE(TRIM(INDIRECT(ADDRESS(2;3;4))))" office:value-type="float" office:value="1803351">
            <text:p>1803351</text:p>
          </table:table-cell>
          <table:table-cell table:formula="of:=VALUE(TRIM(INDIRECT(ADDRESS(2;4;4))))" office:value-type="float" office:value="1800007">
            <text:p>1800007</text:p>
          </table:table-cell>
          <table:table-cell table:formula="of:=VALUE(TRIM(INDIRECT(ADDRESS(2;5;4))))" office:value-type="float" office:value="2703385">
            <text:p>2703385</text:p>
          </table:table-cell>
          <table:table-cell table:formula="of:=VALUE(TRIM(INDIRECT(ADDRESS(2;6;4))))" office:value-type="float" office:value="1803576">
            <text:p>1803576</text:p>
          </table:table-cell>
          <table:table-cell table:formula="of:=VALUE(TRIM(INDIRECT(ADDRESS(2;7;4))))" office:value-type="float" office:value="902968">
            <text:p>902968</text:p>
          </table:table-cell>
          <table:table-cell table:formula="of:=VALUE(TRIM(INDIRECT(ADDRESS(2;8;4))))" office:value-type="float" office:value="2702813">
            <text:p>2702813</text:p>
          </table:table-cell>
          <table:table-cell table:formula="of:=VALUE(TRIM(INDIRECT(ADDRESS(2;9;4))))" office:value-type="float" office:value="1802952">
            <text:p>1802952</text:p>
          </table:table-cell>
          <table:table-cell table:formula="of:=VALUE(TRIM(INDIRECT(ADDRESS(2;10;4))))" office:value-type="float" office:value="902539">
            <text:p>902539</text:p>
          </table:table-cell>
          <table:table-cell table:formula="of:=VALUE(TRIM(INDIRECT(ADDRESS(2;11;4))))" office:value-type="float" office:value="1809797">
            <text:p>1809797</text:p>
          </table:table-cell>
        </table:table-row>
        <table:table-row table:style-name="ro2">
          <table:table-cell/>
          <table:table-cell table:formula="of:=VALUE(TRIM(INDIRECT(ADDRESS(3;2;4))))" office:value-type="float" office:value="900307">
            <text:p>900307</text:p>
          </table:table-cell>
          <table:table-cell table:formula="of:=VALUE(TRIM(INDIRECT(ADDRESS(3;3;4))))" office:value-type="float" office:value="1800300">
            <text:p>1800300</text:p>
          </table:table-cell>
          <table:table-cell table:formula="of:=VALUE(TRIM(INDIRECT(ADDRESS(3;4;4))))" office:value-type="float" office:value="1800007">
            <text:p>1800007</text:p>
          </table:table-cell>
          <table:table-cell table:formula="of:=VALUE(TRIM(INDIRECT(ADDRESS(3;5;4))))" office:value-type="float" office:value="2700306">
            <text:p>2700306</text:p>
          </table:table-cell>
          <table:table-cell table:formula="of:=VALUE(TRIM(INDIRECT(ADDRESS(3;6;4))))" office:value-type="float" office:value="1801694">
            <text:p>1801694</text:p>
          </table:table-cell>
          <table:table-cell table:formula="of:=VALUE(TRIM(INDIRECT(ADDRESS(3;7;4))))" office:value-type="float" office:value="900231">
            <text:p>900231</text:p>
          </table:table-cell>
          <table:table-cell table:formula="of:=VALUE(TRIM(INDIRECT(ADDRESS(3;8;4))))" office:value-type="float" office:value="2700308">
            <text:p>2700308</text:p>
          </table:table-cell>
          <table:table-cell table:formula="of:=VALUE(TRIM(INDIRECT(ADDRESS(3;9;4))))" office:value-type="float" office:value="1800302">
            <text:p>1800302</text:p>
          </table:table-cell>
          <table:table-cell table:formula="of:=VALUE(TRIM(INDIRECT(ADDRESS(3;10;4))))" office:value-type="float" office:value="900232">
            <text:p>900232</text:p>
          </table:table-cell>
          <table:table-cell table:formula="of:=VALUE(TRIM(INDIRECT(ADDRESS(3;11;4))))" office:value-type="float" office:value="1806924">
            <text:p>1806924</text:p>
          </table:table-cell>
        </table:table-row>
        <table:table-row table:style-name="ro2">
          <table:table-cell/>
          <table:table-cell table:formula="of:=VALUE(TRIM(INDIRECT(ADDRESS(4;2;4))))" office:value-type="float" office:value="900399">
            <text:p>900399</text:p>
          </table:table-cell>
          <table:table-cell table:formula="of:=VALUE(TRIM(INDIRECT(ADDRESS(4;3;4))))" office:value-type="float" office:value="1800285">
            <text:p>1800285</text:p>
          </table:table-cell>
          <table:table-cell table:formula="of:=VALUE(TRIM(INDIRECT(ADDRESS(4;4;4))))" office:value-type="float" office:value="1800006">
            <text:p>1800006</text:p>
          </table:table-cell>
          <table:table-cell table:formula="of:=VALUE(TRIM(INDIRECT(ADDRESS(4;5;4))))" office:value-type="float" office:value="2700307">
            <text:p>2700307</text:p>
          </table:table-cell>
          <table:table-cell table:formula="of:=VALUE(TRIM(INDIRECT(ADDRESS(4;6;4))))" office:value-type="float" office:value="1801693">
            <text:p>1801693</text:p>
          </table:table-cell>
          <table:table-cell table:formula="of:=VALUE(TRIM(INDIRECT(ADDRESS(4;7;4))))" office:value-type="float" office:value="941710">
            <text:p>941710</text:p>
          </table:table-cell>
          <table:table-cell table:formula="of:=VALUE(TRIM(INDIRECT(ADDRESS(4;8;4))))" office:value-type="float" office:value="2700309">
            <text:p>2700309</text:p>
          </table:table-cell>
          <table:table-cell table:formula="of:=VALUE(TRIM(INDIRECT(ADDRESS(4;9;4))))" office:value-type="float" office:value="1800281">
            <text:p>1800281</text:p>
          </table:table-cell>
          <table:table-cell table:formula="of:=VALUE(TRIM(INDIRECT(ADDRESS(4;10;4))))" office:value-type="float" office:value="900232">
            <text:p>900232</text:p>
          </table:table-cell>
          <table:table-cell table:formula="of:=VALUE(TRIM(INDIRECT(ADDRESS(4;11;4))))" office:value-type="float" office:value="1806928">
            <text:p>1806928</text:p>
          </table:table-cell>
        </table:table-row>
        <table:table-row table:style-name="ro2">
          <table:table-cell/>
          <table:table-cell table:formula="of:=VALUE(TRIM(INDIRECT(ADDRESS(5;2;4))))" office:value-type="float" office:value="903250">
            <text:p>903250</text:p>
          </table:table-cell>
          <table:table-cell table:formula="of:=VALUE(TRIM(INDIRECT(ADDRESS(5;3;4))))" office:value-type="float" office:value="1803341">
            <text:p>1803341</text:p>
          </table:table-cell>
          <table:table-cell table:formula="of:=VALUE(TRIM(INDIRECT(ADDRESS(5;4;4))))" office:value-type="float" office:value="1800009">
            <text:p>1800009</text:p>
          </table:table-cell>
          <table:table-cell table:formula="of:=VALUE(TRIM(INDIRECT(ADDRESS(5;5;4))))" office:value-type="float" office:value="2701511">
            <text:p>2701511</text:p>
          </table:table-cell>
          <table:table-cell table:formula="of:=VALUE(TRIM(INDIRECT(ADDRESS(5;6;4))))" office:value-type="float" office:value="1801705">
            <text:p>1801705</text:p>
          </table:table-cell>
          <table:table-cell table:formula="of:=VALUE(TRIM(INDIRECT(ADDRESS(5;7;4))))" office:value-type="float" office:value="915072">
            <text:p>915072</text:p>
          </table:table-cell>
          <table:table-cell table:formula="of:=VALUE(TRIM(INDIRECT(ADDRESS(5;8;4))))" office:value-type="float" office:value="2702390">
            <text:p>2702390</text:p>
          </table:table-cell>
          <table:table-cell table:formula="of:=VALUE(TRIM(INDIRECT(ADDRESS(5;9;4))))" office:value-type="float" office:value="1805408">
            <text:p>1805408</text:p>
          </table:table-cell>
          <table:table-cell table:formula="of:=VALUE(TRIM(INDIRECT(ADDRESS(5;10;4))))" office:value-type="float" office:value="900224">
            <text:p>900224</text:p>
          </table:table-cell>
          <table:table-cell table:formula="of:=VALUE(TRIM(INDIRECT(ADDRESS(5;11;4))))" office:value-type="float" office:value="1809064">
            <text:p>1809064</text:p>
          </table:table-cell>
        </table:table-row>
        <table:table-row table:style-name="ro2">
          <table:table-cell/>
          <table:table-cell table:formula="of:=VALUE(TRIM(INDIRECT(ADDRESS(6;2;4))))" office:value-type="float" office:value="900329">
            <text:p>900329</text:p>
          </table:table-cell>
          <table:table-cell table:formula="of:=VALUE(TRIM(INDIRECT(ADDRESS(6;3;4))))" office:value-type="float" office:value="1800285">
            <text:p>1800285</text:p>
          </table:table-cell>
          <table:table-cell table:formula="of:=VALUE(TRIM(INDIRECT(ADDRESS(6;4;4))))" office:value-type="float" office:value="1800007">
            <text:p>1800007</text:p>
          </table:table-cell>
          <table:table-cell table:formula="of:=VALUE(TRIM(INDIRECT(ADDRESS(6;5;4))))" office:value-type="float" office:value="2700291">
            <text:p>2700291</text:p>
          </table:table-cell>
          <table:table-cell table:formula="of:=VALUE(TRIM(INDIRECT(ADDRESS(6;6;4))))" office:value-type="float" office:value="1801677">
            <text:p>1801677</text:p>
          </table:table-cell>
          <table:table-cell table:formula="of:=VALUE(TRIM(INDIRECT(ADDRESS(6;7;4))))" office:value-type="float" office:value="900232">
            <text:p>900232</text:p>
          </table:table-cell>
          <table:table-cell table:formula="of:=VALUE(TRIM(INDIRECT(ADDRESS(6;8;4))))" office:value-type="float" office:value="2700291">
            <text:p>2700291</text:p>
          </table:table-cell>
          <table:table-cell table:formula="of:=VALUE(TRIM(INDIRECT(ADDRESS(6;9;4))))" office:value-type="float" office:value="1800290">
            <text:p>1800290</text:p>
          </table:table-cell>
          <table:table-cell table:formula="of:=VALUE(TRIM(INDIRECT(ADDRESS(6;10;4))))" office:value-type="float" office:value="900214">
            <text:p>900214</text:p>
          </table:table-cell>
          <table:table-cell table:formula="of:=VALUE(TRIM(INDIRECT(ADDRESS(6;11;4))))" office:value-type="float" office:value="1806909">
            <text:p>1806909</text:p>
          </table:table-cell>
        </table:table-row>
        <table:table-row table:style-name="ro2">
          <table:table-cell/>
          <table:table-cell table:formula="of:=VALUE(TRIM(INDIRECT(ADDRESS(7;2;4))))" office:value-type="float" office:value="900565">
            <text:p>900565</text:p>
          </table:table-cell>
          <table:table-cell table:formula="of:=VALUE(TRIM(INDIRECT(ADDRESS(7;3;4))))" office:value-type="float" office:value="1800420">
            <text:p>1800420</text:p>
          </table:table-cell>
          <table:table-cell table:formula="of:=VALUE(TRIM(INDIRECT(ADDRESS(7;4;4))))" office:value-type="float" office:value="1800007">
            <text:p>1800007</text:p>
          </table:table-cell>
          <table:table-cell table:formula="of:=VALUE(TRIM(INDIRECT(ADDRESS(7;5;4))))" office:value-type="float" office:value="2700498">
            <text:p>2700498</text:p>
          </table:table-cell>
          <table:table-cell table:formula="of:=VALUE(TRIM(INDIRECT(ADDRESS(7;6;4))))" office:value-type="float" office:value="1801724">
            <text:p>1801724</text:p>
          </table:table-cell>
          <table:table-cell table:formula="of:=VALUE(TRIM(INDIRECT(ADDRESS(7;7;4))))" office:value-type="float" office:value="900301">
            <text:p>900301</text:p>
          </table:table-cell>
          <table:table-cell table:formula="of:=VALUE(TRIM(INDIRECT(ADDRESS(7;8;4))))" office:value-type="float" office:value="2700506">
            <text:p>2700506</text:p>
          </table:table-cell>
          <table:table-cell table:formula="of:=VALUE(TRIM(INDIRECT(ADDRESS(7;9;4))))" office:value-type="float" office:value="1800470">
            <text:p>1800470</text:p>
          </table:table-cell>
          <table:table-cell table:formula="of:=VALUE(TRIM(INDIRECT(ADDRESS(7;10;4))))" office:value-type="float" office:value="900263">
            <text:p>900263</text:p>
          </table:table-cell>
          <table:table-cell table:formula="of:=VALUE(TRIM(INDIRECT(ADDRESS(7;11;4))))" office:value-type="float" office:value="1807053">
            <text:p>1807053</text:p>
          </table:table-cell>
        </table:table-row>
        <table:table-row table:style-name="ro2">
          <table:table-cell/>
          <table:table-cell table:formula="of:=VALUE(TRIM(INDIRECT(ADDRESS(8;2;4))))" office:value-type="float" office:value="900906">
            <text:p>900906</text:p>
          </table:table-cell>
          <table:table-cell table:formula="of:=VALUE(TRIM(INDIRECT(ADDRESS(8;3;4))))" office:value-type="float" office:value="1800725">
            <text:p>1800725</text:p>
          </table:table-cell>
          <table:table-cell table:formula="of:=VALUE(TRIM(INDIRECT(ADDRESS(8;4;4))))" office:value-type="float" office:value="1800007">
            <text:p>1800007</text:p>
          </table:table-cell>
          <table:table-cell table:formula="of:=VALUE(TRIM(INDIRECT(ADDRESS(8;5;4))))" office:value-type="float" office:value="2700724">
            <text:p>2700724</text:p>
          </table:table-cell>
          <table:table-cell table:formula="of:=VALUE(TRIM(INDIRECT(ADDRESS(8;6;4))))" office:value-type="float" office:value="1801869">
            <text:p>1801869</text:p>
          </table:table-cell>
          <table:table-cell table:formula="of:=VALUE(TRIM(INDIRECT(ADDRESS(8;7;4))))" office:value-type="float" office:value="900294">
            <text:p>900294</text:p>
          </table:table-cell>
          <table:table-cell table:formula="of:=VALUE(TRIM(INDIRECT(ADDRESS(8;8;4))))" office:value-type="float" office:value="2700704">
            <text:p>2700704</text:p>
          </table:table-cell>
          <table:table-cell table:formula="of:=VALUE(TRIM(INDIRECT(ADDRESS(8;9;4))))" office:value-type="float" office:value="1800715">
            <text:p>1800715</text:p>
          </table:table-cell>
          <table:table-cell table:formula="of:=VALUE(TRIM(INDIRECT(ADDRESS(8;10;4))))" office:value-type="float" office:value="900408">
            <text:p>900408</text:p>
          </table:table-cell>
          <table:table-cell table:formula="of:=VALUE(TRIM(INDIRECT(ADDRESS(8;11;4))))" office:value-type="float" office:value="1807355">
            <text:p>1807355</text:p>
          </table:table-cell>
        </table:table-row>
        <table:table-row table:style-name="ro2">
          <table:table-cell/>
          <table:table-cell table:formula="of:=VALUE(TRIM(INDIRECT(ADDRESS(9;2;4))))" office:value-type="float" office:value="900556">
            <text:p>900556</text:p>
          </table:table-cell>
          <table:table-cell table:formula="of:=VALUE(TRIM(INDIRECT(ADDRESS(9;3;4))))" office:value-type="float" office:value="1800528">
            <text:p>1800528</text:p>
          </table:table-cell>
          <table:table-cell table:formula="of:=VALUE(TRIM(INDIRECT(ADDRESS(9;4;4))))" office:value-type="float" office:value="1800007">
            <text:p>1800007</text:p>
          </table:table-cell>
          <table:table-cell table:formula="of:=VALUE(TRIM(INDIRECT(ADDRESS(9;5;4))))" office:value-type="float" office:value="2700543">
            <text:p>2700543</text:p>
          </table:table-cell>
          <table:table-cell table:formula="of:=VALUE(TRIM(INDIRECT(ADDRESS(9;6;4))))" office:value-type="float" office:value="1801727">
            <text:p>1801727</text:p>
          </table:table-cell>
          <table:table-cell table:formula="of:=VALUE(TRIM(INDIRECT(ADDRESS(9;7;4))))" office:value-type="float" office:value="900296">
            <text:p>900296</text:p>
          </table:table-cell>
          <table:table-cell table:formula="of:=VALUE(TRIM(INDIRECT(ADDRESS(9;8;4))))" office:value-type="float" office:value="2700539">
            <text:p>2700539</text:p>
          </table:table-cell>
          <table:table-cell table:formula="of:=VALUE(TRIM(INDIRECT(ADDRESS(9;9;4))))" office:value-type="float" office:value="1800584">
            <text:p>1800584</text:p>
          </table:table-cell>
          <table:table-cell table:formula="of:=VALUE(TRIM(INDIRECT(ADDRESS(9;10;4))))" office:value-type="float" office:value="900271">
            <text:p>900271</text:p>
          </table:table-cell>
          <table:table-cell table:formula="of:=VALUE(TRIM(INDIRECT(ADDRESS(9;11;4))))" office:value-type="float" office:value="1807091">
            <text:p>1807091</text:p>
          </table:table-cell>
        </table:table-row>
        <table:table-row table:style-name="ro2">
          <table:table-cell/>
          <table:table-cell table:formula="of:=VALUE(TRIM(INDIRECT(ADDRESS(10;2;4))))" office:value-type="float" office:value="900455">
            <text:p>900455</text:p>
          </table:table-cell>
          <table:table-cell table:formula="of:=VALUE(TRIM(INDIRECT(ADDRESS(10;3;4))))" office:value-type="float" office:value="1800374">
            <text:p>1800374</text:p>
          </table:table-cell>
          <table:table-cell table:formula="of:=VALUE(TRIM(INDIRECT(ADDRESS(10;4;4))))" office:value-type="float" office:value="1800007">
            <text:p>1800007</text:p>
          </table:table-cell>
          <table:table-cell table:formula="of:=VALUE(TRIM(INDIRECT(ADDRESS(10;5;4))))" office:value-type="float" office:value="2700368">
            <text:p>2700368</text:p>
          </table:table-cell>
          <table:table-cell table:formula="of:=VALUE(TRIM(INDIRECT(ADDRESS(10;6;4))))" office:value-type="float" office:value="1801670">
            <text:p>1801670</text:p>
          </table:table-cell>
          <table:table-cell table:formula="of:=VALUE(TRIM(INDIRECT(ADDRESS(10;7;4))))" office:value-type="float" office:value="900271">
            <text:p>900271</text:p>
          </table:table-cell>
          <table:table-cell table:formula="of:=VALUE(TRIM(INDIRECT(ADDRESS(10;8;4))))" office:value-type="float" office:value="2700368">
            <text:p>2700368</text:p>
          </table:table-cell>
          <table:table-cell table:formula="of:=VALUE(TRIM(INDIRECT(ADDRESS(10;9;4))))" office:value-type="float" office:value="1800394">
            <text:p>1800394</text:p>
          </table:table-cell>
          <table:table-cell table:formula="of:=VALUE(TRIM(INDIRECT(ADDRESS(10;10;4))))" office:value-type="float" office:value="900208">
            <text:p>900208</text:p>
          </table:table-cell>
          <table:table-cell table:formula="of:=VALUE(TRIM(INDIRECT(ADDRESS(10;11;4))))" office:value-type="float" office:value="1806995">
            <text:p>1806995</text:p>
          </table:table-cell>
        </table:table-row>
        <table:table-row table:style-name="ro2">
          <table:table-cell/>
          <table:table-cell table:formula="of:=VALUE(TRIM(INDIRECT(ADDRESS(11;2;4))))" office:value-type="float" office:value="900390">
            <text:p>900390</text:p>
          </table:table-cell>
          <table:table-cell table:formula="of:=VALUE(TRIM(INDIRECT(ADDRESS(11;3;4))))" office:value-type="float" office:value="1800318">
            <text:p>1800318</text:p>
          </table:table-cell>
          <table:table-cell table:formula="of:=VALUE(TRIM(INDIRECT(ADDRESS(11;4;4))))" office:value-type="float" office:value="1800007">
            <text:p>1800007</text:p>
          </table:table-cell>
          <table:table-cell table:formula="of:=VALUE(TRIM(INDIRECT(ADDRESS(11;5;4))))" office:value-type="float" office:value="2700326">
            <text:p>2700326</text:p>
          </table:table-cell>
          <table:table-cell table:formula="of:=VALUE(TRIM(INDIRECT(ADDRESS(11;6;4))))" office:value-type="float" office:value="1801713">
            <text:p>1801713</text:p>
          </table:table-cell>
          <table:table-cell table:formula="of:=VALUE(TRIM(INDIRECT(ADDRESS(11;7;4))))" office:value-type="float" office:value="900245">
            <text:p>900245</text:p>
          </table:table-cell>
          <table:table-cell table:formula="of:=VALUE(TRIM(INDIRECT(ADDRESS(11;8;4))))" office:value-type="float" office:value="2700325">
            <text:p>2700325</text:p>
          </table:table-cell>
          <table:table-cell table:formula="of:=VALUE(TRIM(INDIRECT(ADDRESS(11;9;4))))" office:value-type="float" office:value="1800323">
            <text:p>1800323</text:p>
          </table:table-cell>
          <table:table-cell table:formula="of:=VALUE(TRIM(INDIRECT(ADDRESS(11;10;4))))" office:value-type="float" office:value="900251">
            <text:p>900251</text:p>
          </table:table-cell>
          <table:table-cell table:formula="of:=VALUE(TRIM(INDIRECT(ADDRESS(11;11;4))))" office:value-type="float" office:value="1806941">
            <text:p>1806941</text:p>
          </table:table-cell>
        </table:table-row>
        <table:table-row table:style-name="ro2">
          <table:table-cell/>
          <table:table-cell table:formula="of:=VALUE(TRIM(INDIRECT(ADDRESS(12;2;4))))" office:value-type="float" office:value="900218">
            <text:p>900218</text:p>
          </table:table-cell>
          <table:table-cell table:formula="of:=VALUE(TRIM(INDIRECT(ADDRESS(12;3;4))))" office:value-type="float" office:value="1800218">
            <text:p>1800218</text:p>
          </table:table-cell>
          <table:table-cell table:formula="of:=VALUE(TRIM(INDIRECT(ADDRESS(12;4;4))))" office:value-type="float" office:value="1800007">
            <text:p>1800007</text:p>
          </table:table-cell>
          <table:table-cell table:formula="of:=VALUE(TRIM(INDIRECT(ADDRESS(12;5;4))))" office:value-type="float" office:value="2700208">
            <text:p>2700208</text:p>
          </table:table-cell>
          <table:table-cell table:formula="of:=VALUE(TRIM(INDIRECT(ADDRESS(12;6;4))))" office:value-type="float" office:value="1801585">
            <text:p>1801585</text:p>
          </table:table-cell>
          <table:table-cell table:formula="of:=VALUE(TRIM(INDIRECT(ADDRESS(12;7;4))))" office:value-type="float" office:value="900124">
            <text:p>900124</text:p>
          </table:table-cell>
          <table:table-cell table:formula="of:=VALUE(TRIM(INDIRECT(ADDRESS(12;8;4))))" office:value-type="float" office:value="2700214">
            <text:p>2700214</text:p>
          </table:table-cell>
          <table:table-cell table:formula="of:=VALUE(TRIM(INDIRECT(ADDRESS(12;9;4))))" office:value-type="float" office:value="1800220">
            <text:p>1800220</text:p>
          </table:table-cell>
          <table:table-cell table:formula="of:=VALUE(TRIM(INDIRECT(ADDRESS(12;10;4))))" office:value-type="float" office:value="900124">
            <text:p>900124</text:p>
          </table:table-cell>
          <table:table-cell table:formula="of:=VALUE(TRIM(INDIRECT(ADDRESS(12;11;4))))" office:value-type="float" office:value="1806842">
            <text:p>1806842</text:p>
          </table:table-cell>
        </table:table-row>
        <table:table-row table:style-name="ro2">
          <table:table-cell/>
          <table:table-cell table:formula="of:=VALUE(TRIM(INDIRECT(ADDRESS(13;2;4))))" office:value-type="float" office:value="902606">
            <text:p>902606</text:p>
          </table:table-cell>
          <table:table-cell table:formula="of:=VALUE(TRIM(INDIRECT(ADDRESS(13;3;4))))" office:value-type="float" office:value="1800844">
            <text:p>1800844</text:p>
          </table:table-cell>
          <table:table-cell table:formula="of:=VALUE(TRIM(INDIRECT(ADDRESS(13;4;4))))" office:value-type="float" office:value="1800007">
            <text:p>1800007</text:p>
          </table:table-cell>
          <table:table-cell table:formula="of:=VALUE(TRIM(INDIRECT(ADDRESS(13;5;4))))" office:value-type="float" office:value="2700833">
            <text:p>2700833</text:p>
          </table:table-cell>
          <table:table-cell table:formula="of:=VALUE(TRIM(INDIRECT(ADDRESS(13;6;4))))" office:value-type="float" office:value="1801870">
            <text:p>1801870</text:p>
          </table:table-cell>
          <table:table-cell table:formula="of:=VALUE(TRIM(INDIRECT(ADDRESS(13;7;4))))" office:value-type="float" office:value="900412">
            <text:p>900412</text:p>
          </table:table-cell>
          <table:table-cell table:formula="of:=VALUE(TRIM(INDIRECT(ADDRESS(13;8;4))))" office:value-type="float" office:value="2700878">
            <text:p>2700878</text:p>
          </table:table-cell>
          <table:table-cell table:formula="of:=VALUE(TRIM(INDIRECT(ADDRESS(13;9;4))))" office:value-type="float" office:value="1800913">
            <text:p>1800913</text:p>
          </table:table-cell>
          <table:table-cell table:formula="of:=VALUE(TRIM(INDIRECT(ADDRESS(13;10;4))))" office:value-type="float" office:value="900412">
            <text:p>900412</text:p>
          </table:table-cell>
          <table:table-cell table:formula="of:=VALUE(TRIM(INDIRECT(ADDRESS(13;11;4))))" office:value-type="float" office:value="1807527">
            <text:p>1807527</text:p>
          </table:table-cell>
        </table:table-row>
        <table:table-row table:style-name="ro2">
          <table:table-cell/>
          <table:table-cell table:formula="of:=VALUE(TRIM(INDIRECT(ADDRESS(14;2;4))))" office:value-type="float" office:value="950007">
            <text:p>950007</text:p>
          </table:table-cell>
          <table:table-cell table:formula="of:=VALUE(TRIM(INDIRECT(ADDRESS(14;3;4))))" office:value-type="float" office:value="1850008">
            <text:p>1850008</text:p>
          </table:table-cell>
          <table:table-cell table:formula="of:=VALUE(TRIM(INDIRECT(ADDRESS(14;4;4))))" office:value-type="float" office:value="1800007">
            <text:p>1800007</text:p>
          </table:table-cell>
          <table:table-cell table:formula="of:=VALUE(TRIM(INDIRECT(ADDRESS(14;5;4))))" office:value-type="float" office:value="2750008">
            <text:p>2750008</text:p>
          </table:table-cell>
          <table:table-cell table:formula="of:=VALUE(TRIM(INDIRECT(ADDRESS(14;6;4))))" office:value-type="float" office:value="1851467">
            <text:p>1851467</text:p>
          </table:table-cell>
          <table:table-cell table:formula="of:=VALUE(TRIM(INDIRECT(ADDRESS(14;7;4))))" office:value-type="float" office:value="950007">
            <text:p>950007</text:p>
          </table:table-cell>
          <table:table-cell table:formula="of:=VALUE(TRIM(INDIRECT(ADDRESS(14;8;4))))" office:value-type="float" office:value="2750009">
            <text:p>2750009</text:p>
          </table:table-cell>
          <table:table-cell table:formula="of:=VALUE(TRIM(INDIRECT(ADDRESS(14;9;4))))" office:value-type="float" office:value="1850009">
            <text:p>1850009</text:p>
          </table:table-cell>
          <table:table-cell table:formula="of:=VALUE(TRIM(INDIRECT(ADDRESS(14;10;4))))" office:value-type="float" office:value="950007">
            <text:p>950007</text:p>
          </table:table-cell>
          <table:table-cell table:formula="of:=VALUE(TRIM(INDIRECT(ADDRESS(14;11;4))))" office:value-type="float" office:value="1856632">
            <text:p>1856632</text:p>
          </table:table-cell>
        </table:table-row>
        <table:table-row table:style-name="ro2">
          <table:table-cell/>
          <table:table-cell table:formula="of:=VALUE(TRIM(INDIRECT(ADDRESS(15;2;4))))" office:value-type="float" office:value="902177">
            <text:p>902177</text:p>
          </table:table-cell>
          <table:table-cell table:formula="of:=VALUE(TRIM(INDIRECT(ADDRESS(15;3;4))))" office:value-type="float" office:value="1801541">
            <text:p>1801541</text:p>
          </table:table-cell>
          <table:table-cell table:formula="of:=VALUE(TRIM(INDIRECT(ADDRESS(15;4;4))))" office:value-type="float" office:value="1800007">
            <text:p>1800007</text:p>
          </table:table-cell>
          <table:table-cell table:formula="of:=VALUE(TRIM(INDIRECT(ADDRESS(15;5;4))))" office:value-type="float" office:value="2700470">
            <text:p>2700470</text:p>
          </table:table-cell>
          <table:table-cell table:formula="of:=VALUE(TRIM(INDIRECT(ADDRESS(15;6;4))))" office:value-type="float" office:value="1801926">
            <text:p>1801926</text:p>
          </table:table-cell>
          <table:table-cell table:formula="of:=VALUE(TRIM(INDIRECT(ADDRESS(15;7;4))))" office:value-type="float" office:value="900797">
            <text:p>900797</text:p>
          </table:table-cell>
          <table:table-cell table:formula="of:=VALUE(TRIM(INDIRECT(ADDRESS(15;8;4))))" office:value-type="float" office:value="2700467">
            <text:p>2700467</text:p>
          </table:table-cell>
          <table:table-cell table:formula="of:=VALUE(TRIM(INDIRECT(ADDRESS(15;9;4))))" office:value-type="float" office:value="1802074">
            <text:p>1802074</text:p>
          </table:table-cell>
          <table:table-cell table:formula="of:=VALUE(TRIM(INDIRECT(ADDRESS(15;10;4))))" office:value-type="float" office:value="900465">
            <text:p>900465</text:p>
          </table:table-cell>
          <table:table-cell table:formula="of:=VALUE(TRIM(INDIRECT(ADDRESS(15;11;4))))" office:value-type="float" office:value="1808288">
            <text:p>1808288</text:p>
          </table:table-cell>
        </table:table-row>
        <table:table-row table:style-name="ro2">
          <table:table-cell/>
          <table:table-cell table:formula="of:=VALUE(TRIM(INDIRECT(ADDRESS(16;2;4))))" office:value-type="float" office:value="900420">
            <text:p>900420</text:p>
          </table:table-cell>
          <table:table-cell table:formula="of:=VALUE(TRIM(INDIRECT(ADDRESS(16;3;4))))" office:value-type="float" office:value="1800347">
            <text:p>1800347</text:p>
          </table:table-cell>
          <table:table-cell table:formula="of:=VALUE(TRIM(INDIRECT(ADDRESS(16;4;4))))" office:value-type="float" office:value="1800007">
            <text:p>1800007</text:p>
          </table:table-cell>
          <table:table-cell table:formula="of:=VALUE(TRIM(INDIRECT(ADDRESS(16;5;4))))" office:value-type="float" office:value="2700211">
            <text:p>2700211</text:p>
          </table:table-cell>
          <table:table-cell table:formula="of:=VALUE(TRIM(INDIRECT(ADDRESS(16;6;4))))" office:value-type="float" office:value="1801671">
            <text:p>1801671</text:p>
          </table:table-cell>
          <table:table-cell table:formula="of:=VALUE(TRIM(INDIRECT(ADDRESS(16;7;4))))" office:value-type="float" office:value="900209">
            <text:p>900209</text:p>
          </table:table-cell>
          <table:table-cell table:formula="of:=VALUE(TRIM(INDIRECT(ADDRESS(16;8;4))))" office:value-type="float" office:value="2700211">
            <text:p>2700211</text:p>
          </table:table-cell>
          <table:table-cell table:formula="of:=VALUE(TRIM(INDIRECT(ADDRESS(16;9;4))))" office:value-type="float" office:value="1800373">
            <text:p>1800373</text:p>
          </table:table-cell>
          <table:table-cell table:formula="of:=VALUE(TRIM(INDIRECT(ADDRESS(16;10;4))))" office:value-type="float" office:value="900209">
            <text:p>900209</text:p>
          </table:table-cell>
          <table:table-cell table:formula="of:=VALUE(TRIM(INDIRECT(ADDRESS(16;11;4))))" office:value-type="float" office:value="1806992">
            <text:p>1806992</text:p>
          </table:table-cell>
        </table:table-row>
        <table:table-row table:style-name="ro2">
          <table:table-cell/>
          <table:table-cell table:formula="of:=VALUE(TRIM(INDIRECT(ADDRESS(17;2;4))))" office:value-type="float" office:value="900520">
            <text:p>900520</text:p>
          </table:table-cell>
          <table:table-cell table:formula="of:=VALUE(TRIM(INDIRECT(ADDRESS(17;3;4))))" office:value-type="float" office:value="1800385">
            <text:p>1800385</text:p>
          </table:table-cell>
          <table:table-cell table:formula="of:=VALUE(TRIM(INDIRECT(ADDRESS(17;4;4))))" office:value-type="float" office:value="1800007">
            <text:p>1800007</text:p>
          </table:table-cell>
          <table:table-cell table:formula="of:=VALUE(TRIM(INDIRECT(ADDRESS(17;5;4))))" office:value-type="float" office:value="2700461">
            <text:p>2700461</text:p>
          </table:table-cell>
          <table:table-cell table:formula="of:=VALUE(TRIM(INDIRECT(ADDRESS(17;6;4))))" office:value-type="float" office:value="1801691">
            <text:p>1801691</text:p>
          </table:table-cell>
          <table:table-cell table:formula="of:=VALUE(TRIM(INDIRECT(ADDRESS(17;7;4))))" office:value-type="float" office:value="900259">
            <text:p>900259</text:p>
          </table:table-cell>
          <table:table-cell table:formula="of:=VALUE(TRIM(INDIRECT(ADDRESS(17;8;4))))" office:value-type="float" office:value="2700475">
            <text:p>2700475</text:p>
          </table:table-cell>
          <table:table-cell table:formula="of:=VALUE(TRIM(INDIRECT(ADDRESS(17;9;4))))" office:value-type="float" office:value="1800429">
            <text:p>1800429</text:p>
          </table:table-cell>
          <table:table-cell table:formula="of:=VALUE(TRIM(INDIRECT(ADDRESS(17;10;4))))" office:value-type="float" office:value="900233">
            <text:p>900233</text:p>
          </table:table-cell>
          <table:table-cell table:formula="of:=VALUE(TRIM(INDIRECT(ADDRESS(17;11;4))))" office:value-type="float" office:value="1807015">
            <text:p>1807015</text:p>
          </table:table-cell>
        </table:table-row>
        <table:table-row table:style-name="ro2">
          <table:table-cell/>
          <table:table-cell table:formula="of:=VALUE(TRIM(INDIRECT(ADDRESS(18;2;4))))" office:value-type="float" office:value="900320">
            <text:p>900320</text:p>
          </table:table-cell>
          <table:table-cell table:formula="of:=VALUE(TRIM(INDIRECT(ADDRESS(18;3;4))))" office:value-type="float" office:value="1800275">
            <text:p>1800275</text:p>
          </table:table-cell>
          <table:table-cell table:formula="of:=VALUE(TRIM(INDIRECT(ADDRESS(18;4;4))))" office:value-type="float" office:value="1800007">
            <text:p>1800007</text:p>
          </table:table-cell>
          <table:table-cell table:formula="of:=VALUE(TRIM(INDIRECT(ADDRESS(18;5;4))))" office:value-type="float" office:value="2700572">
            <text:p>2700572</text:p>
          </table:table-cell>
          <table:table-cell table:formula="of:=VALUE(TRIM(INDIRECT(ADDRESS(18;6;4))))" office:value-type="float" office:value="1801817">
            <text:p>1801817</text:p>
          </table:table-cell>
          <table:table-cell table:formula="of:=VALUE(TRIM(INDIRECT(ADDRESS(18;7;4))))" office:value-type="float" office:value="900280">
            <text:p>900280</text:p>
          </table:table-cell>
          <table:table-cell table:formula="of:=VALUE(TRIM(INDIRECT(ADDRESS(18;8;4))))" office:value-type="float" office:value="2700561">
            <text:p>2700561</text:p>
          </table:table-cell>
          <table:table-cell table:formula="of:=VALUE(TRIM(INDIRECT(ADDRESS(18;9;4))))" office:value-type="float" office:value="1800309">
            <text:p>1800309</text:p>
          </table:table-cell>
          <table:table-cell table:formula="of:=VALUE(TRIM(INDIRECT(ADDRESS(18;10;4))))" office:value-type="float" office:value="900356">
            <text:p>900356</text:p>
          </table:table-cell>
          <table:table-cell table:formula="of:=VALUE(TRIM(INDIRECT(ADDRESS(18;11;4))))" office:value-type="float" office:value="1807137">
            <text:p>1807137</text:p>
          </table:table-cell>
        </table:table-row>
        <table:table-row table:style-name="ro2">
          <table:table-cell/>
          <table:table-cell table:formula="of:=VALUE(TRIM(INDIRECT(ADDRESS(19;2;4))))" office:value-type="float" office:value="900270">
            <text:p>900270</text:p>
          </table:table-cell>
          <table:table-cell table:formula="of:=VALUE(TRIM(INDIRECT(ADDRESS(19;3;4))))" office:value-type="float" office:value="1800243">
            <text:p>1800243</text:p>
          </table:table-cell>
          <table:table-cell table:formula="of:=VALUE(TRIM(INDIRECT(ADDRESS(19;4;4))))" office:value-type="float" office:value="1800007">
            <text:p>1800007</text:p>
          </table:table-cell>
          <table:table-cell table:formula="of:=VALUE(TRIM(INDIRECT(ADDRESS(19;5;4))))" office:value-type="float" office:value="2700285">
            <text:p>2700285</text:p>
          </table:table-cell>
          <table:table-cell table:formula="of:=VALUE(TRIM(INDIRECT(ADDRESS(19;6;4))))" office:value-type="float" office:value="1801671">
            <text:p>1801671</text:p>
          </table:table-cell>
          <table:table-cell table:formula="of:=VALUE(TRIM(INDIRECT(ADDRESS(19;7;4))))" office:value-type="float" office:value="900263">
            <text:p>900263</text:p>
          </table:table-cell>
          <table:table-cell table:formula="of:=VALUE(TRIM(INDIRECT(ADDRESS(19;8;4))))" office:value-type="float" office:value="2700286">
            <text:p>2700286</text:p>
          </table:table-cell>
          <table:table-cell table:formula="of:=VALUE(TRIM(INDIRECT(ADDRESS(19;9;4))))" office:value-type="float" office:value="1800266">
            <text:p>1800266</text:p>
          </table:table-cell>
          <table:table-cell table:formula="of:=VALUE(TRIM(INDIRECT(ADDRESS(19;10;4))))" office:value-type="float" office:value="900208">
            <text:p>900208</text:p>
          </table:table-cell>
          <table:table-cell table:formula="of:=VALUE(TRIM(INDIRECT(ADDRESS(19;11;4))))" office:value-type="float" office:value="1806896">
            <text:p>1806896</text:p>
          </table:table-cell>
        </table:table-row>
        <table:table-row table:style-name="ro2">
          <table:table-cell/>
          <table:table-cell table:formula="of:=VALUE(TRIM(INDIRECT(ADDRESS(20;2;4))))" office:value-type="float" office:value="902893">
            <text:p>902893</text:p>
          </table:table-cell>
          <table:table-cell table:formula="of:=VALUE(TRIM(INDIRECT(ADDRESS(20;3;4))))" office:value-type="float" office:value="1802065">
            <text:p>1802065</text:p>
          </table:table-cell>
          <table:table-cell table:formula="of:=VALUE(TRIM(INDIRECT(ADDRESS(20;4;4))))" office:value-type="float" office:value="1800015">
            <text:p>1800015</text:p>
          </table:table-cell>
          <table:table-cell table:formula="of:=VALUE(TRIM(INDIRECT(ADDRESS(20;5;4))))" office:value-type="float" office:value="2701872">
            <text:p>2701872</text:p>
          </table:table-cell>
          <table:table-cell table:formula="of:=VALUE(TRIM(INDIRECT(ADDRESS(20;6;4))))" office:value-type="float" office:value="1803494">
            <text:p>1803494</text:p>
          </table:table-cell>
          <table:table-cell table:formula="of:=VALUE(TRIM(INDIRECT(ADDRESS(20;7;4))))" office:value-type="float" office:value="901005">
            <text:p>901005</text:p>
          </table:table-cell>
          <table:table-cell table:formula="of:=VALUE(TRIM(INDIRECT(ADDRESS(20;8;4))))" office:value-type="float" office:value="2701671">
            <text:p>2701671</text:p>
          </table:table-cell>
          <table:table-cell table:formula="of:=VALUE(TRIM(INDIRECT(ADDRESS(20;9;4))))" office:value-type="float" office:value="1802018">
            <text:p>1802018</text:p>
          </table:table-cell>
          <table:table-cell table:formula="of:=VALUE(TRIM(INDIRECT(ADDRESS(20;10;4))))" office:value-type="float" office:value="901144">
            <text:p>901144</text:p>
          </table:table-cell>
          <table:table-cell table:formula="of:=VALUE(TRIM(INDIRECT(ADDRESS(20;11;4))))" office:value-type="float" office:value="1808698">
            <text:p>1808698</text:p>
          </table:table-cell>
        </table:table-row>
        <table:table-row table:style-name="ro2">
          <table:table-cell/>
          <table:table-cell table:formula="of:=VALUE(TRIM(INDIRECT(ADDRESS(21;2;4))))" office:value-type="float" office:value="902405">
            <text:p>902405</text:p>
          </table:table-cell>
          <table:table-cell table:formula="of:=VALUE(TRIM(INDIRECT(ADDRESS(21;3;4))))" office:value-type="float" office:value="1802146">
            <text:p>1802146</text:p>
          </table:table-cell>
          <table:table-cell table:formula="of:=VALUE(TRIM(INDIRECT(ADDRESS(21;4;4))))" office:value-type="float" office:value="1800015">
            <text:p>1800015</text:p>
          </table:table-cell>
          <table:table-cell table:formula="of:=VALUE(TRIM(INDIRECT(ADDRESS(21;5;4))))" office:value-type="float" office:value="2702188">
            <text:p>2702188</text:p>
          </table:table-cell>
          <table:table-cell table:formula="of:=VALUE(TRIM(INDIRECT(ADDRESS(21;6;4))))" office:value-type="float" office:value="1802845">
            <text:p>1802845</text:p>
          </table:table-cell>
          <table:table-cell table:formula="of:=VALUE(TRIM(INDIRECT(ADDRESS(21;7;4))))" office:value-type="float" office:value="900911">
            <text:p>900911</text:p>
          </table:table-cell>
          <table:table-cell table:formula="of:=VALUE(TRIM(INDIRECT(ADDRESS(21;8;4))))" office:value-type="float" office:value="2702195">
            <text:p>2702195</text:p>
          </table:table-cell>
          <table:table-cell table:formula="of:=VALUE(TRIM(INDIRECT(ADDRESS(21;9;4))))" office:value-type="float" office:value="1802225">
            <text:p>1802225</text:p>
          </table:table-cell>
          <table:table-cell table:formula="of:=VALUE(TRIM(INDIRECT(ADDRESS(21;10;4))))" office:value-type="float" office:value="900964">
            <text:p>900964</text:p>
          </table:table-cell>
          <table:table-cell table:formula="of:=VALUE(TRIM(INDIRECT(ADDRESS(21;11;4))))" office:value-type="float" office:value="1808943">
            <text:p>1808943</text:p>
          </table:table-cell>
        </table:table-row>
        <table:table-row table:style-name="ro2">
          <table:table-cell/>
          <table:table-cell table:formula="of:=VALUE(TRIM(INDIRECT(ADDRESS(22;2;4))))" office:value-type="float" office:value="902050">
            <text:p>902050</text:p>
          </table:table-cell>
          <table:table-cell table:formula="of:=VALUE(TRIM(INDIRECT(ADDRESS(22;3;4))))" office:value-type="float" office:value="1801264">
            <text:p>1801264</text:p>
          </table:table-cell>
          <table:table-cell table:formula="of:=VALUE(TRIM(INDIRECT(ADDRESS(22;4;4))))" office:value-type="float" office:value="1800015">
            <text:p>1800015</text:p>
          </table:table-cell>
          <table:table-cell table:formula="of:=VALUE(TRIM(INDIRECT(ADDRESS(22;5;4))))" office:value-type="float" office:value="2701327">
            <text:p>2701327</text:p>
          </table:table-cell>
          <table:table-cell table:formula="of:=VALUE(TRIM(INDIRECT(ADDRESS(22;6;4))))" office:value-type="float" office:value="1802159">
            <text:p>1802159</text:p>
          </table:table-cell>
          <table:table-cell table:formula="of:=VALUE(TRIM(INDIRECT(ADDRESS(22;7;4))))" office:value-type="float" office:value="900819">
            <text:p>900819</text:p>
          </table:table-cell>
          <table:table-cell table:formula="of:=VALUE(TRIM(INDIRECT(ADDRESS(22;8;4))))" office:value-type="float" office:value="2701320">
            <text:p>2701320</text:p>
          </table:table-cell>
          <table:table-cell table:formula="of:=VALUE(TRIM(INDIRECT(ADDRESS(22;9;4))))" office:value-type="float" office:value="1801404">
            <text:p>1801404</text:p>
          </table:table-cell>
          <table:table-cell table:formula="of:=VALUE(TRIM(INDIRECT(ADDRESS(22;10;4))))" office:value-type="float" office:value="900702">
            <text:p>900702</text:p>
          </table:table-cell>
          <table:table-cell table:formula="of:=VALUE(TRIM(INDIRECT(ADDRESS(22;11;4))))" office:value-type="float" office:value="1807906">
            <text:p>1807906</text:p>
          </table:table-cell>
        </table:table-row>
        <table:table-row table:style-name="ro2">
          <table:table-cell/>
          <table:table-cell table:formula="of:=VALUE(TRIM(INDIRECT(ADDRESS(23;2;4))))" office:value-type="float" office:value="901543">
            <text:p>901543</text:p>
          </table:table-cell>
          <table:table-cell table:formula="of:=VALUE(TRIM(INDIRECT(ADDRESS(23;3;4))))" office:value-type="float" office:value="1800964">
            <text:p>1800964</text:p>
          </table:table-cell>
          <table:table-cell table:formula="of:=VALUE(TRIM(INDIRECT(ADDRESS(23;4;4))))" office:value-type="float" office:value="1800015">
            <text:p>1800015</text:p>
          </table:table-cell>
          <table:table-cell table:formula="of:=VALUE(TRIM(INDIRECT(ADDRESS(23;5;4))))" office:value-type="float" office:value="2701029">
            <text:p>2701029</text:p>
          </table:table-cell>
          <table:table-cell table:formula="of:=VALUE(TRIM(INDIRECT(ADDRESS(23;6;4))))" office:value-type="float" office:value="1802336">
            <text:p>1802336</text:p>
          </table:table-cell>
          <table:table-cell table:formula="of:=VALUE(TRIM(INDIRECT(ADDRESS(23;7;4))))" office:value-type="float" office:value="900832">
            <text:p>900832</text:p>
          </table:table-cell>
          <table:table-cell table:formula="of:=VALUE(TRIM(INDIRECT(ADDRESS(23;8;4))))" office:value-type="float" office:value="2701041">
            <text:p>2701041</text:p>
          </table:table-cell>
          <table:table-cell table:formula="of:=VALUE(TRIM(INDIRECT(ADDRESS(23;9;4))))" office:value-type="float" office:value="1800978">
            <text:p>1800978</text:p>
          </table:table-cell>
          <table:table-cell table:formula="of:=VALUE(TRIM(INDIRECT(ADDRESS(23;10;4))))" office:value-type="float" office:value="900889">
            <text:p>900889</text:p>
          </table:table-cell>
          <table:table-cell table:formula="of:=VALUE(TRIM(INDIRECT(ADDRESS(23;11;4))))" office:value-type="float" office:value="1807595">
            <text:p>1807595</text:p>
          </table:table-cell>
        </table:table-row>
        <table:table-row table:style-name="ro2">
          <table:table-cell/>
          <table:table-cell table:formula="of:=VALUE(TRIM(INDIRECT(ADDRESS(24;2;4))))" office:value-type="float" office:value="901089">
            <text:p>901089</text:p>
          </table:table-cell>
          <table:table-cell table:formula="of:=VALUE(TRIM(INDIRECT(ADDRESS(24;3;4))))" office:value-type="float" office:value="1801057">
            <text:p>1801057</text:p>
          </table:table-cell>
          <table:table-cell table:formula="of:=VALUE(TRIM(INDIRECT(ADDRESS(24;4;4))))" office:value-type="float" office:value="1800015">
            <text:p>1800015</text:p>
          </table:table-cell>
          <table:table-cell table:formula="of:=VALUE(TRIM(INDIRECT(ADDRESS(24;5;4))))" office:value-type="float" office:value="2701041">
            <text:p>2701041</text:p>
          </table:table-cell>
          <table:table-cell table:formula="of:=VALUE(TRIM(INDIRECT(ADDRESS(24;6;4))))" office:value-type="float" office:value="1802000">
            <text:p>1802000</text:p>
          </table:table-cell>
          <table:table-cell table:formula="of:=VALUE(TRIM(INDIRECT(ADDRESS(24;7;4))))" office:value-type="float" office:value="900535">
            <text:p>900535</text:p>
          </table:table-cell>
          <table:table-cell table:formula="of:=VALUE(TRIM(INDIRECT(ADDRESS(24;8;4))))" office:value-type="float" office:value="2701043">
            <text:p>2701043</text:p>
          </table:table-cell>
          <table:table-cell table:formula="of:=VALUE(TRIM(INDIRECT(ADDRESS(24;9;4))))" office:value-type="float" office:value="1801061">
            <text:p>1801061</text:p>
          </table:table-cell>
          <table:table-cell table:formula="of:=VALUE(TRIM(INDIRECT(ADDRESS(24;10;4))))" office:value-type="float" office:value="900539">
            <text:p>900539</text:p>
          </table:table-cell>
          <table:table-cell table:formula="of:=VALUE(TRIM(INDIRECT(ADDRESS(24;11;4))))" office:value-type="float" office:value="1807679">
            <text:p>1807679</text:p>
          </table:table-cell>
        </table:table-row>
        <table:table-row table:style-name="ro2">
          <table:table-cell/>
          <table:table-cell table:formula="of:=VALUE(TRIM(INDIRECT(ADDRESS(25;2;4))))" office:value-type="float" office:value="907691">
            <text:p>907691</text:p>
          </table:table-cell>
          <table:table-cell table:formula="of:=VALUE(TRIM(INDIRECT(ADDRESS(25;3;4))))" office:value-type="float" office:value="1804120">
            <text:p>1804120</text:p>
          </table:table-cell>
          <table:table-cell table:formula="of:=VALUE(TRIM(INDIRECT(ADDRESS(25;4;4))))" office:value-type="float" office:value="1800015">
            <text:p>1800015</text:p>
          </table:table-cell>
          <table:table-cell table:formula="of:=VALUE(TRIM(INDIRECT(ADDRESS(25;5;4))))" office:value-type="float" office:value="2703890">
            <text:p>2703890</text:p>
          </table:table-cell>
          <table:table-cell table:formula="of:=VALUE(TRIM(INDIRECT(ADDRESS(25;6;4))))" office:value-type="float" office:value="1802945">
            <text:p>1802945</text:p>
          </table:table-cell>
          <table:table-cell table:formula="of:=VALUE(TRIM(INDIRECT(ADDRESS(25;7;4))))" office:value-type="float" office:value="901488">
            <text:p>901488</text:p>
          </table:table-cell>
          <table:table-cell table:formula="of:=VALUE(TRIM(INDIRECT(ADDRESS(25;8;4))))" office:value-type="float" office:value="2705380">
            <text:p>2705380</text:p>
          </table:table-cell>
          <table:table-cell table:formula="of:=VALUE(TRIM(INDIRECT(ADDRESS(25;9;4))))" office:value-type="float" office:value="1806357">
            <text:p>1806357</text:p>
          </table:table-cell>
          <table:table-cell table:formula="of:=VALUE(TRIM(INDIRECT(ADDRESS(25;10;4))))" office:value-type="float" office:value="901477">
            <text:p>901477</text:p>
          </table:table-cell>
          <table:table-cell table:formula="of:=VALUE(TRIM(INDIRECT(ADDRESS(25;11;4))))" office:value-type="float" office:value="1812538">
            <text:p>1812538</text:p>
          </table:table-cell>
        </table:table-row>
        <table:table-row table:style-name="ro2">
          <table:table-cell/>
          <table:table-cell table:formula="of:=VALUE(TRIM(INDIRECT(ADDRESS(26;2;4))))" office:value-type="float" office:value="950087">
            <text:p>950087</text:p>
          </table:table-cell>
          <table:table-cell table:formula="of:=VALUE(TRIM(INDIRECT(ADDRESS(26;3;4))))" office:value-type="float" office:value="1850020">
            <text:p>1850020</text:p>
          </table:table-cell>
          <table:table-cell table:formula="of:=VALUE(TRIM(INDIRECT(ADDRESS(26;4;4))))" office:value-type="float" office:value="1800015">
            <text:p>1800015</text:p>
          </table:table-cell>
          <table:table-cell table:formula="of:=VALUE(TRIM(INDIRECT(ADDRESS(26;5;4))))" office:value-type="float" office:value="2750020">
            <text:p>2750020</text:p>
          </table:table-cell>
          <table:table-cell table:formula="of:=VALUE(TRIM(INDIRECT(ADDRESS(26;6;4))))" office:value-type="float" office:value="1851479">
            <text:p>1851479</text:p>
          </table:table-cell>
          <table:table-cell table:formula="of:=VALUE(TRIM(INDIRECT(ADDRESS(26;7;4))))" office:value-type="float" office:value="950019">
            <text:p>950019</text:p>
          </table:table-cell>
          <table:table-cell table:formula="of:=VALUE(TRIM(INDIRECT(ADDRESS(26;8;4))))" office:value-type="float" office:value="2750021">
            <text:p>2750021</text:p>
          </table:table-cell>
          <table:table-cell table:formula="of:=VALUE(TRIM(INDIRECT(ADDRESS(26;9;4))))" office:value-type="float" office:value="1850021">
            <text:p>1850021</text:p>
          </table:table-cell>
          <table:table-cell table:formula="of:=VALUE(TRIM(INDIRECT(ADDRESS(26;10;4))))" office:value-type="float" office:value="950019">
            <text:p>950019</text:p>
          </table:table-cell>
          <table:table-cell table:formula="of:=VALUE(TRIM(INDIRECT(ADDRESS(26;11;4))))" office:value-type="float" office:value="1856645">
            <text:p>1856645</text:p>
          </table:table-cell>
        </table:table-row>
        <table:table-row table:style-name="ro2">
          <table:table-cell/>
          <table:table-cell table:formula="of:=VALUE(TRIM(INDIRECT(ADDRESS(27;2;4))))" office:value-type="float" office:value="927398">
            <text:p>927398</text:p>
          </table:table-cell>
          <table:table-cell table:formula="of:=VALUE(TRIM(INDIRECT(ADDRESS(27;3;4))))" office:value-type="float" office:value="1815924">
            <text:p>1815924</text:p>
          </table:table-cell>
          <table:table-cell table:formula="of:=VALUE(TRIM(INDIRECT(ADDRESS(27;4;4))))" office:value-type="float" office:value="1800015">
            <text:p>1800015</text:p>
          </table:table-cell>
          <table:table-cell table:formula="of:=VALUE(TRIM(INDIRECT(ADDRESS(27;5;4))))" office:value-type="float" office:value="2701186">
            <text:p>2701186</text:p>
          </table:table-cell>
          <table:table-cell table:formula="of:=VALUE(TRIM(INDIRECT(ADDRESS(27;6;4))))" office:value-type="float" office:value="1802670">
            <text:p>1802670</text:p>
          </table:table-cell>
          <table:table-cell table:formula="of:=VALUE(TRIM(INDIRECT(ADDRESS(27;7;4))))" office:value-type="float" office:value="919147">
            <text:p>919147</text:p>
          </table:table-cell>
          <table:table-cell table:formula="of:=VALUE(TRIM(INDIRECT(ADDRESS(27;8;4))))" office:value-type="float" office:value="2701227">
            <text:p>2701227</text:p>
          </table:table-cell>
          <table:table-cell table:formula="of:=VALUE(TRIM(INDIRECT(ADDRESS(27;9;4))))" office:value-type="float" office:value="1816906">
            <text:p>1816906</text:p>
          </table:table-cell>
          <table:table-cell table:formula="of:=VALUE(TRIM(INDIRECT(ADDRESS(27;10;4))))" office:value-type="float" office:value="901202">
            <text:p>901202</text:p>
          </table:table-cell>
          <table:table-cell table:formula="of:=VALUE(TRIM(INDIRECT(ADDRESS(27;11;4))))" office:value-type="float" office:value="1823046">
            <text:p>1823046</text:p>
          </table:table-cell>
        </table:table-row>
        <table:table-row table:style-name="ro2">
          <table:table-cell/>
          <table:table-cell table:formula="of:=VALUE(TRIM(INDIRECT(ADDRESS(28;2;4))))" office:value-type="float" office:value="902079">
            <text:p>902079</text:p>
          </table:table-cell>
          <table:table-cell table:formula="of:=VALUE(TRIM(INDIRECT(ADDRESS(28;3;4))))" office:value-type="float" office:value="1801254">
            <text:p>1801254</text:p>
          </table:table-cell>
          <table:table-cell table:formula="of:=VALUE(TRIM(INDIRECT(ADDRESS(28;4;4))))" office:value-type="float" office:value="1800015">
            <text:p>1800015</text:p>
          </table:table-cell>
          <table:table-cell table:formula="of:=VALUE(TRIM(INDIRECT(ADDRESS(28;5;4))))" office:value-type="float" office:value="2700743">
            <text:p>2700743</text:p>
          </table:table-cell>
          <table:table-cell table:formula="of:=VALUE(TRIM(INDIRECT(ADDRESS(28;6;4))))" office:value-type="float" office:value="1802200">
            <text:p>1802200</text:p>
          </table:table-cell>
          <table:table-cell table:formula="of:=VALUE(TRIM(INDIRECT(ADDRESS(28;7;4))))" office:value-type="float" office:value="900739">
            <text:p>900739</text:p>
          </table:table-cell>
          <table:table-cell table:formula="of:=VALUE(TRIM(INDIRECT(ADDRESS(28;8;4))))" office:value-type="float" office:value="2700747">
            <text:p>2700747</text:p>
          </table:table-cell>
          <table:table-cell table:formula="of:=VALUE(TRIM(INDIRECT(ADDRESS(28;9;4))))" office:value-type="float" office:value="1801503">
            <text:p>1801503</text:p>
          </table:table-cell>
          <table:table-cell table:formula="of:=VALUE(TRIM(INDIRECT(ADDRESS(28;10;4))))" office:value-type="float" office:value="900740">
            <text:p>900740</text:p>
          </table:table-cell>
          <table:table-cell table:formula="of:=VALUE(TRIM(INDIRECT(ADDRESS(28;11;4))))" office:value-type="float" office:value="1807920">
            <text:p>1807920</text:p>
          </table:table-cell>
        </table:table-row>
        <table:table-row table:style-name="ro2">
          <table:table-cell/>
          <table:table-cell table:formula="of:=VALUE(TRIM(INDIRECT(ADDRESS(29;2;4))))" office:value-type="float" office:value="902115">
            <text:p>902115</text:p>
          </table:table-cell>
          <table:table-cell table:formula="of:=VALUE(TRIM(INDIRECT(ADDRESS(29;3;4))))" office:value-type="float" office:value="1801393">
            <text:p>1801393</text:p>
          </table:table-cell>
          <table:table-cell table:formula="of:=VALUE(TRIM(INDIRECT(ADDRESS(29;4;4))))" office:value-type="float" office:value="1800015">
            <text:p>1800015</text:p>
          </table:table-cell>
          <table:table-cell table:formula="of:=VALUE(TRIM(INDIRECT(ADDRESS(29;5;4))))" office:value-type="float" office:value="2701394">
            <text:p>2701394</text:p>
          </table:table-cell>
          <table:table-cell table:formula="of:=VALUE(TRIM(INDIRECT(ADDRESS(29;6;4))))" office:value-type="float" office:value="1802247">
            <text:p>1802247</text:p>
          </table:table-cell>
          <table:table-cell table:formula="of:=VALUE(TRIM(INDIRECT(ADDRESS(29;7;4))))" office:value-type="float" office:value="900821">
            <text:p>900821</text:p>
          </table:table-cell>
          <table:table-cell table:formula="of:=VALUE(TRIM(INDIRECT(ADDRESS(29;8;4))))" office:value-type="float" office:value="2701416">
            <text:p>2701416</text:p>
          </table:table-cell>
          <table:table-cell table:formula="of:=VALUE(TRIM(INDIRECT(ADDRESS(29;9;4))))" office:value-type="float" office:value="1801422">
            <text:p>1801422</text:p>
          </table:table-cell>
          <table:table-cell table:formula="of:=VALUE(TRIM(INDIRECT(ADDRESS(29;10;4))))" office:value-type="float" office:value="900792">
            <text:p>900792</text:p>
          </table:table-cell>
          <table:table-cell table:formula="of:=VALUE(TRIM(INDIRECT(ADDRESS(29;11;4))))" office:value-type="float" office:value="1807962">
            <text:p>1807962</text:p>
          </table:table-cell>
        </table:table-row>
        <table:table-row table:style-name="ro2">
          <table:table-cell/>
          <table:table-cell table:formula="of:=VALUE(TRIM(INDIRECT(ADDRESS(30;2;4))))" office:value-type="float" office:value="900979">
            <text:p>900979</text:p>
          </table:table-cell>
          <table:table-cell table:formula="of:=VALUE(TRIM(INDIRECT(ADDRESS(30;3;4))))" office:value-type="float" office:value="1800562">
            <text:p>1800562</text:p>
          </table:table-cell>
          <table:table-cell table:formula="of:=VALUE(TRIM(INDIRECT(ADDRESS(30;4;4))))" office:value-type="float" office:value="1800015">
            <text:p>1800015</text:p>
          </table:table-cell>
          <table:table-cell table:formula="of:=VALUE(TRIM(INDIRECT(ADDRESS(30;5;4))))" office:value-type="float" office:value="2700499">
            <text:p>2700499</text:p>
          </table:table-cell>
          <table:table-cell table:formula="of:=VALUE(TRIM(INDIRECT(ADDRESS(30;6;4))))" office:value-type="float" office:value="1801987">
            <text:p>1801987</text:p>
          </table:table-cell>
          <table:table-cell table:formula="of:=VALUE(TRIM(INDIRECT(ADDRESS(30;7;4))))" office:value-type="float" office:value="900912">
            <text:p>900912</text:p>
          </table:table-cell>
          <table:table-cell table:formula="of:=VALUE(TRIM(INDIRECT(ADDRESS(30;8;4))))" office:value-type="float" office:value="2700539">
            <text:p>2700539</text:p>
          </table:table-cell>
          <table:table-cell table:formula="of:=VALUE(TRIM(INDIRECT(ADDRESS(30;9;4))))" office:value-type="float" office:value="1800552">
            <text:p>1800552</text:p>
          </table:table-cell>
          <table:table-cell table:formula="of:=VALUE(TRIM(INDIRECT(ADDRESS(30;10;4))))" office:value-type="float" office:value="900551">
            <text:p>900551</text:p>
          </table:table-cell>
          <table:table-cell table:formula="of:=VALUE(TRIM(INDIRECT(ADDRESS(30;11;4))))" office:value-type="float" office:value="1807168">
            <text:p>1807168</text:p>
          </table:table-cell>
        </table:table-row>
        <table:table-row table:style-name="ro2">
          <table:table-cell/>
          <table:table-cell table:formula="of:=VALUE(TRIM(INDIRECT(ADDRESS(31;2;4))))" office:value-type="float" office:value="901850">
            <text:p>901850</text:p>
          </table:table-cell>
          <table:table-cell table:formula="of:=VALUE(TRIM(INDIRECT(ADDRESS(31;3;4))))" office:value-type="float" office:value="1801107">
            <text:p>1801107</text:p>
          </table:table-cell>
          <table:table-cell table:formula="of:=VALUE(TRIM(INDIRECT(ADDRESS(31;4;4))))" office:value-type="float" office:value="1800015">
            <text:p>1800015</text:p>
          </table:table-cell>
          <table:table-cell table:formula="of:=VALUE(TRIM(INDIRECT(ADDRESS(31;5;4))))" office:value-type="float" office:value="2702765">
            <text:p>2702765</text:p>
          </table:table-cell>
          <table:table-cell table:formula="of:=VALUE(TRIM(INDIRECT(ADDRESS(31;6;4))))" office:value-type="float" office:value="1802679">
            <text:p>1802679</text:p>
          </table:table-cell>
          <table:table-cell table:formula="of:=VALUE(TRIM(INDIRECT(ADDRESS(31;7;4))))" office:value-type="float" office:value="901350">
            <text:p>901350</text:p>
          </table:table-cell>
          <table:table-cell table:formula="of:=VALUE(TRIM(INDIRECT(ADDRESS(31;8;4))))" office:value-type="float" office:value="2701423">
            <text:p>2701423</text:p>
          </table:table-cell>
          <table:table-cell table:formula="of:=VALUE(TRIM(INDIRECT(ADDRESS(31;9;4))))" office:value-type="float" office:value="1801100">
            <text:p>1801100</text:p>
          </table:table-cell>
          <table:table-cell table:formula="of:=VALUE(TRIM(INDIRECT(ADDRESS(31;10;4))))" office:value-type="float" office:value="901486">
            <text:p>901486</text:p>
          </table:table-cell>
          <table:table-cell table:formula="of:=VALUE(TRIM(INDIRECT(ADDRESS(31;11;4))))" office:value-type="float" office:value="1807854">
            <text:p>1807854</text:p>
          </table:table-cell>
        </table:table-row>
        <table:table-row table:style-name="ro2">
          <table:table-cell/>
          <table:table-cell table:formula="of:=VALUE(TRIM(INDIRECT(ADDRESS(32;2;4))))" office:value-type="float" office:value="902150">
            <text:p>902150</text:p>
          </table:table-cell>
          <table:table-cell table:formula="of:=VALUE(TRIM(INDIRECT(ADDRESS(32;3;4))))" office:value-type="float" office:value="1803272">
            <text:p>1803272</text:p>
          </table:table-cell>
          <table:table-cell table:formula="of:=VALUE(TRIM(INDIRECT(ADDRESS(32;4;4))))" office:value-type="float" office:value="1800023">
            <text:p>1800023</text:p>
          </table:table-cell>
          <table:table-cell table:formula="of:=VALUE(TRIM(INDIRECT(ADDRESS(32;5;4))))" office:value-type="float" office:value="2703289">
            <text:p>2703289</text:p>
          </table:table-cell>
          <table:table-cell table:formula="of:=VALUE(TRIM(INDIRECT(ADDRESS(32;6;4))))" office:value-type="float" office:value="1804624">
            <text:p>1804624</text:p>
          </table:table-cell>
          <table:table-cell table:formula="of:=VALUE(TRIM(INDIRECT(ADDRESS(32;7;4))))" office:value-type="float" office:value="901523">
            <text:p>901523</text:p>
          </table:table-cell>
          <table:table-cell table:formula="of:=VALUE(TRIM(INDIRECT(ADDRESS(32;8;4))))" office:value-type="float" office:value="2702857">
            <text:p>2702857</text:p>
          </table:table-cell>
          <table:table-cell table:formula="of:=VALUE(TRIM(INDIRECT(ADDRESS(32;9;4))))" office:value-type="float" office:value="1803131">
            <text:p>1803131</text:p>
          </table:table-cell>
          <table:table-cell table:formula="of:=VALUE(TRIM(INDIRECT(ADDRESS(32;10;4))))" office:value-type="float" office:value="903120">
            <text:p>903120</text:p>
          </table:table-cell>
          <table:table-cell table:formula="of:=VALUE(TRIM(INDIRECT(ADDRESS(32;11;4))))" office:value-type="float" office:value="1809783">
            <text:p>1809783</text:p>
          </table:table-cell>
        </table:table-row>
        <table:table-row table:style-name="ro2">
          <table:table-cell/>
          <table:table-cell table:formula="of:=VALUE(TRIM(INDIRECT(ADDRESS(33;2;4))))" office:value-type="float" office:value="904991">
            <text:p>904991</text:p>
          </table:table-cell>
          <table:table-cell table:formula="of:=VALUE(TRIM(INDIRECT(ADDRESS(33;3;4))))" office:value-type="float" office:value="1804001">
            <text:p>1804001</text:p>
          </table:table-cell>
          <table:table-cell table:formula="of:=VALUE(TRIM(INDIRECT(ADDRESS(33;4;4))))" office:value-type="float" office:value="1800023">
            <text:p>1800023</text:p>
          </table:table-cell>
          <table:table-cell table:formula="of:=VALUE(TRIM(INDIRECT(ADDRESS(33;5;4))))" office:value-type="float" office:value="2704250">
            <text:p>2704250</text:p>
          </table:table-cell>
          <table:table-cell table:formula="of:=VALUE(TRIM(INDIRECT(ADDRESS(33;6;4))))" office:value-type="float" office:value="1805541">
            <text:p>1805541</text:p>
          </table:table-cell>
          <table:table-cell table:formula="of:=VALUE(TRIM(INDIRECT(ADDRESS(33;7;4))))" office:value-type="float" office:value="902414">
            <text:p>902414</text:p>
          </table:table-cell>
          <table:table-cell table:formula="of:=VALUE(TRIM(INDIRECT(ADDRESS(33;8;4))))" office:value-type="float" office:value="2704055">
            <text:p>2704055</text:p>
          </table:table-cell>
          <table:table-cell table:formula="of:=VALUE(TRIM(INDIRECT(ADDRESS(33;9;4))))" office:value-type="float" office:value="1804473">
            <text:p>1804473</text:p>
          </table:table-cell>
          <table:table-cell table:formula="of:=VALUE(TRIM(INDIRECT(ADDRESS(33;10;4))))" office:value-type="float" office:value="903444">
            <text:p>903444</text:p>
          </table:table-cell>
          <table:table-cell table:formula="of:=VALUE(TRIM(INDIRECT(ADDRESS(33;11;4))))" office:value-type="float" office:value="1810843">
            <text:p>1810843</text:p>
          </table:table-cell>
        </table:table-row>
        <table:table-row table:style-name="ro2">
          <table:table-cell/>
          <table:table-cell table:formula="of:=VALUE(TRIM(INDIRECT(ADDRESS(34;2;4))))" office:value-type="float" office:value="903637">
            <text:p>903637</text:p>
          </table:table-cell>
          <table:table-cell table:formula="of:=VALUE(TRIM(INDIRECT(ADDRESS(34;3;4))))" office:value-type="float" office:value="1802252">
            <text:p>1802252</text:p>
          </table:table-cell>
          <table:table-cell table:formula="of:=VALUE(TRIM(INDIRECT(ADDRESS(34;4;4))))" office:value-type="float" office:value="1800023">
            <text:p>1800023</text:p>
          </table:table-cell>
          <table:table-cell table:formula="of:=VALUE(TRIM(INDIRECT(ADDRESS(34;5;4))))" office:value-type="float" office:value="2702388">
            <text:p>2702388</text:p>
          </table:table-cell>
          <table:table-cell table:formula="of:=VALUE(TRIM(INDIRECT(ADDRESS(34;6;4))))" office:value-type="float" office:value="1802656">
            <text:p>1802656</text:p>
          </table:table-cell>
          <table:table-cell table:formula="of:=VALUE(TRIM(INDIRECT(ADDRESS(34;7;4))))" office:value-type="float" office:value="901315">
            <text:p>901315</text:p>
          </table:table-cell>
          <table:table-cell table:formula="of:=VALUE(TRIM(INDIRECT(ADDRESS(34;8;4))))" office:value-type="float" office:value="2702297">
            <text:p>2702297</text:p>
          </table:table-cell>
          <table:table-cell table:formula="of:=VALUE(TRIM(INDIRECT(ADDRESS(34;9;4))))" office:value-type="float" office:value="1802768">
            <text:p>1802768</text:p>
          </table:table-cell>
          <table:table-cell table:formula="of:=VALUE(TRIM(INDIRECT(ADDRESS(34;10;4))))" office:value-type="float" office:value="901185">
            <text:p>901185</text:p>
          </table:table-cell>
          <table:table-cell table:formula="of:=VALUE(TRIM(INDIRECT(ADDRESS(34;11;4))))" office:value-type="float" office:value="1809116">
            <text:p>1809116</text:p>
          </table:table-cell>
        </table:table-row>
        <table:table-row table:style-name="ro2">
          <table:table-cell/>
          <table:table-cell table:formula="of:=VALUE(TRIM(INDIRECT(ADDRESS(35;2;4))))" office:value-type="float" office:value="902382">
            <text:p>902382</text:p>
          </table:table-cell>
          <table:table-cell table:formula="of:=VALUE(TRIM(INDIRECT(ADDRESS(35;3;4))))" office:value-type="float" office:value="1801615">
            <text:p>1801615</text:p>
          </table:table-cell>
          <table:table-cell table:formula="of:=VALUE(TRIM(INDIRECT(ADDRESS(35;4;4))))" office:value-type="float" office:value="1800023">
            <text:p>1800023</text:p>
          </table:table-cell>
          <table:table-cell table:formula="of:=VALUE(TRIM(INDIRECT(ADDRESS(35;5;4))))" office:value-type="float" office:value="2701613">
            <text:p>2701613</text:p>
          </table:table-cell>
          <table:table-cell table:formula="of:=VALUE(TRIM(INDIRECT(ADDRESS(35;6;4))))" office:value-type="float" office:value="1802977">
            <text:p>1802977</text:p>
          </table:table-cell>
          <table:table-cell table:formula="of:=VALUE(TRIM(INDIRECT(ADDRESS(35;7;4))))" office:value-type="float" office:value="901397">
            <text:p>901397</text:p>
          </table:table-cell>
          <table:table-cell table:formula="of:=VALUE(TRIM(INDIRECT(ADDRESS(35;8;4))))" office:value-type="float" office:value="2701628">
            <text:p>2701628</text:p>
          </table:table-cell>
          <table:table-cell table:formula="of:=VALUE(TRIM(INDIRECT(ADDRESS(35;9;4))))" office:value-type="float" office:value="1801643">
            <text:p>1801643</text:p>
          </table:table-cell>
          <table:table-cell table:formula="of:=VALUE(TRIM(INDIRECT(ADDRESS(35;10;4))))" office:value-type="float" office:value="901519">
            <text:p>901519</text:p>
          </table:table-cell>
          <table:table-cell table:formula="of:=VALUE(TRIM(INDIRECT(ADDRESS(35;11;4))))" office:value-type="float" office:value="1808241">
            <text:p>1808241</text:p>
          </table:table-cell>
        </table:table-row>
        <table:table-row table:style-name="ro2">
          <table:table-cell/>
          <table:table-cell table:formula="of:=VALUE(TRIM(INDIRECT(ADDRESS(36;2;4))))" office:value-type="float" office:value="902552">
            <text:p>902552</text:p>
          </table:table-cell>
          <table:table-cell table:formula="of:=VALUE(TRIM(INDIRECT(ADDRESS(36;3;4))))" office:value-type="float" office:value="1802186">
            <text:p>1802186</text:p>
          </table:table-cell>
          <table:table-cell table:formula="of:=VALUE(TRIM(INDIRECT(ADDRESS(36;4;4))))" office:value-type="float" office:value="1800023">
            <text:p>1800023</text:p>
          </table:table-cell>
          <table:table-cell table:formula="of:=VALUE(TRIM(INDIRECT(ADDRESS(36;5;4))))" office:value-type="float" office:value="2701965">
            <text:p>2701965</text:p>
          </table:table-cell>
          <table:table-cell table:formula="of:=VALUE(TRIM(INDIRECT(ADDRESS(36;6;4))))" office:value-type="float" office:value="1803085">
            <text:p>1803085</text:p>
          </table:table-cell>
          <table:table-cell table:formula="of:=VALUE(TRIM(INDIRECT(ADDRESS(36;7;4))))" office:value-type="float" office:value="900962">
            <text:p>900962</text:p>
          </table:table-cell>
          <table:table-cell table:formula="of:=VALUE(TRIM(INDIRECT(ADDRESS(36;8;4))))" office:value-type="float" office:value="2702025">
            <text:p>2702025</text:p>
          </table:table-cell>
          <table:table-cell table:formula="of:=VALUE(TRIM(INDIRECT(ADDRESS(36;9;4))))" office:value-type="float" office:value="1802187">
            <text:p>1802187</text:p>
          </table:table-cell>
          <table:table-cell table:formula="of:=VALUE(TRIM(INDIRECT(ADDRESS(36;10;4))))" office:value-type="float" office:value="900972">
            <text:p>900972</text:p>
          </table:table-cell>
          <table:table-cell table:formula="of:=VALUE(TRIM(INDIRECT(ADDRESS(36;11;4))))" office:value-type="float" office:value="1808777">
            <text:p>1808777</text:p>
          </table:table-cell>
        </table:table-row>
        <table:table-row table:style-name="ro2">
          <table:table-cell/>
          <table:table-cell table:formula="of:=VALUE(TRIM(INDIRECT(ADDRESS(37;2;4))))" office:value-type="float" office:value="909715">
            <text:p>909715</text:p>
          </table:table-cell>
          <table:table-cell table:formula="of:=VALUE(TRIM(INDIRECT(ADDRESS(37;3;4))))" office:value-type="float" office:value="1806645">
            <text:p>1806645</text:p>
          </table:table-cell>
          <table:table-cell table:formula="of:=VALUE(TRIM(INDIRECT(ADDRESS(37;4;4))))" office:value-type="float" office:value="1800023">
            <text:p>1800023</text:p>
          </table:table-cell>
          <table:table-cell table:formula="of:=VALUE(TRIM(INDIRECT(ADDRESS(37;5;4))))" office:value-type="float" office:value="2705718">
            <text:p>2705718</text:p>
          </table:table-cell>
          <table:table-cell table:formula="of:=VALUE(TRIM(INDIRECT(ADDRESS(37;6;4))))" office:value-type="float" office:value="1804026">
            <text:p>1804026</text:p>
          </table:table-cell>
          <table:table-cell table:formula="of:=VALUE(TRIM(INDIRECT(ADDRESS(37;7;4))))" office:value-type="float" office:value="902802">
            <text:p>902802</text:p>
          </table:table-cell>
          <table:table-cell table:formula="of:=VALUE(TRIM(INDIRECT(ADDRESS(37;8;4))))" office:value-type="float" office:value="2706053">
            <text:p>2706053</text:p>
          </table:table-cell>
          <table:table-cell table:formula="of:=VALUE(TRIM(INDIRECT(ADDRESS(37;9;4))))" office:value-type="float" office:value="1807443">
            <text:p>1807443</text:p>
          </table:table-cell>
          <table:table-cell table:formula="of:=VALUE(TRIM(INDIRECT(ADDRESS(37;10;4))))" office:value-type="float" office:value="902548">
            <text:p>902548</text:p>
          </table:table-cell>
          <table:table-cell table:formula="of:=VALUE(TRIM(INDIRECT(ADDRESS(37;11;4))))" office:value-type="float" office:value="1813510">
            <text:p>1813510</text:p>
          </table:table-cell>
        </table:table-row>
        <table:table-row table:style-name="ro2">
          <table:table-cell/>
          <table:table-cell table:formula="of:=VALUE(TRIM(INDIRECT(ADDRESS(38;2;4))))" office:value-type="float" office:value="950462">
            <text:p>950462</text:p>
          </table:table-cell>
          <table:table-cell table:formula="of:=VALUE(TRIM(INDIRECT(ADDRESS(38;3;4))))" office:value-type="float" office:value="1850024">
            <text:p>1850024</text:p>
          </table:table-cell>
          <table:table-cell table:formula="of:=VALUE(TRIM(INDIRECT(ADDRESS(38;4;4))))" office:value-type="float" office:value="1800023">
            <text:p>1800023</text:p>
          </table:table-cell>
          <table:table-cell table:formula="of:=VALUE(TRIM(INDIRECT(ADDRESS(38;5;4))))" office:value-type="float" office:value="2750024">
            <text:p>2750024</text:p>
          </table:table-cell>
          <table:table-cell table:formula="of:=VALUE(TRIM(INDIRECT(ADDRESS(38;6;4))))" office:value-type="float" office:value="1851483">
            <text:p>1851483</text:p>
          </table:table-cell>
          <table:table-cell table:formula="of:=VALUE(TRIM(INDIRECT(ADDRESS(38;7;4))))" office:value-type="float" office:value="950023">
            <text:p>950023</text:p>
          </table:table-cell>
          <table:table-cell table:formula="of:=VALUE(TRIM(INDIRECT(ADDRESS(38;8;4))))" office:value-type="float" office:value="2750025">
            <text:p>2750025</text:p>
          </table:table-cell>
          <table:table-cell table:formula="of:=VALUE(TRIM(INDIRECT(ADDRESS(38;9;4))))" office:value-type="float" office:value="1850026">
            <text:p>1850026</text:p>
          </table:table-cell>
          <table:table-cell table:formula="of:=VALUE(TRIM(INDIRECT(ADDRESS(38;10;4))))" office:value-type="float" office:value="950024">
            <text:p>950024</text:p>
          </table:table-cell>
          <table:table-cell table:formula="of:=VALUE(TRIM(INDIRECT(ADDRESS(38;11;4))))" office:value-type="float" office:value="1856648">
            <text:p>1856648</text:p>
          </table:table-cell>
        </table:table-row>
        <table:table-row table:style-name="ro2">
          <table:table-cell/>
          <table:table-cell table:formula="of:=VALUE(TRIM(INDIRECT(ADDRESS(39;2;4))))" office:value-type="float" office:value="939746">
            <text:p>939746</text:p>
          </table:table-cell>
          <table:table-cell table:formula="of:=VALUE(TRIM(INDIRECT(ADDRESS(39;3;4))))" office:value-type="float" office:value="1821769">
            <text:p>1821769</text:p>
          </table:table-cell>
          <table:table-cell table:formula="of:=VALUE(TRIM(INDIRECT(ADDRESS(39;4;4))))" office:value-type="float" office:value="1800023">
            <text:p>1800023</text:p>
          </table:table-cell>
          <table:table-cell table:formula="of:=VALUE(TRIM(INDIRECT(ADDRESS(39;5;4))))" office:value-type="float" office:value="2701801">
            <text:p>2701801</text:p>
          </table:table-cell>
          <table:table-cell table:formula="of:=VALUE(TRIM(INDIRECT(ADDRESS(39;6;4))))" office:value-type="float" office:value="1803250">
            <text:p>1803250</text:p>
          </table:table-cell>
          <table:table-cell table:formula="of:=VALUE(TRIM(INDIRECT(ADDRESS(39;7;4))))" office:value-type="float" office:value="927536">
            <text:p>927536</text:p>
          </table:table-cell>
          <table:table-cell table:formula="of:=VALUE(TRIM(INDIRECT(ADDRESS(39;8;4))))" office:value-type="float" office:value="2701792">
            <text:p>2701792</text:p>
          </table:table-cell>
          <table:table-cell table:formula="of:=VALUE(TRIM(INDIRECT(ADDRESS(39;9;4))))" office:value-type="float" office:value="1825854">
            <text:p>1825854</text:p>
          </table:table-cell>
          <table:table-cell table:formula="of:=VALUE(TRIM(INDIRECT(ADDRESS(39;10;4))))" office:value-type="float" office:value="901783">
            <text:p>901783</text:p>
          </table:table-cell>
          <table:table-cell table:formula="of:=VALUE(TRIM(INDIRECT(ADDRESS(39;11;4))))" office:value-type="float" office:value="1830206">
            <text:p>1830206</text:p>
          </table:table-cell>
        </table:table-row>
        <table:table-row table:style-name="ro2">
          <table:table-cell/>
          <table:table-cell table:formula="of:=VALUE(TRIM(INDIRECT(ADDRESS(40;2;4))))" office:value-type="float" office:value="904010">
            <text:p>904010</text:p>
          </table:table-cell>
          <table:table-cell table:formula="of:=VALUE(TRIM(INDIRECT(ADDRESS(40;3;4))))" office:value-type="float" office:value="1802223">
            <text:p>1802223</text:p>
          </table:table-cell>
          <table:table-cell table:formula="of:=VALUE(TRIM(INDIRECT(ADDRESS(40;4;4))))" office:value-type="float" office:value="1800023">
            <text:p>1800023</text:p>
          </table:table-cell>
          <table:table-cell table:formula="of:=VALUE(TRIM(INDIRECT(ADDRESS(40;5;4))))" office:value-type="float" office:value="2701273">
            <text:p>2701273</text:p>
          </table:table-cell>
          <table:table-cell table:formula="of:=VALUE(TRIM(INDIRECT(ADDRESS(40;6;4))))" office:value-type="float" office:value="1802741">
            <text:p>1802741</text:p>
          </table:table-cell>
          <table:table-cell table:formula="of:=VALUE(TRIM(INDIRECT(ADDRESS(40;7;4))))" office:value-type="float" office:value="901235">
            <text:p>901235</text:p>
          </table:table-cell>
          <table:table-cell table:formula="of:=VALUE(TRIM(INDIRECT(ADDRESS(40;8;4))))" office:value-type="float" office:value="2701274">
            <text:p>2701274</text:p>
          </table:table-cell>
          <table:table-cell table:formula="of:=VALUE(TRIM(INDIRECT(ADDRESS(40;9;4))))" office:value-type="float" office:value="1802820">
            <text:p>1802820</text:p>
          </table:table-cell>
          <table:table-cell table:formula="of:=VALUE(TRIM(INDIRECT(ADDRESS(40;10;4))))" office:value-type="float" office:value="901277">
            <text:p>901277</text:p>
          </table:table-cell>
          <table:table-cell table:formula="of:=VALUE(TRIM(INDIRECT(ADDRESS(40;11;4))))" office:value-type="float" office:value="1809102">
            <text:p>1809102</text:p>
          </table:table-cell>
        </table:table-row>
        <table:table-row table:style-name="ro2">
          <table:table-cell/>
          <table:table-cell table:formula="of:=VALUE(TRIM(INDIRECT(ADDRESS(41;2;4))))" office:value-type="float" office:value="904063">
            <text:p>904063</text:p>
          </table:table-cell>
          <table:table-cell table:formula="of:=VALUE(TRIM(INDIRECT(ADDRESS(41;3;4))))" office:value-type="float" office:value="1802961">
            <text:p>1802961</text:p>
          </table:table-cell>
          <table:table-cell table:formula="of:=VALUE(TRIM(INDIRECT(ADDRESS(41;4;4))))" office:value-type="float" office:value="1800023">
            <text:p>1800023</text:p>
          </table:table-cell>
          <table:table-cell table:formula="of:=VALUE(TRIM(INDIRECT(ADDRESS(41;5;4))))" office:value-type="float" office:value="2703112">
            <text:p>2703112</text:p>
          </table:table-cell>
          <table:table-cell table:formula="of:=VALUE(TRIM(INDIRECT(ADDRESS(41;6;4))))" office:value-type="float" office:value="1802781">
            <text:p>1802781</text:p>
          </table:table-cell>
          <table:table-cell table:formula="of:=VALUE(TRIM(INDIRECT(ADDRESS(41;7;4))))" office:value-type="float" office:value="902188">
            <text:p>902188</text:p>
          </table:table-cell>
          <table:table-cell table:formula="of:=VALUE(TRIM(INDIRECT(ADDRESS(41;8;4))))" office:value-type="float" office:value="2702714">
            <text:p>2702714</text:p>
          </table:table-cell>
          <table:table-cell table:formula="of:=VALUE(TRIM(INDIRECT(ADDRESS(41;9;4))))" office:value-type="float" office:value="1802662">
            <text:p>1802662</text:p>
          </table:table-cell>
          <table:table-cell table:formula="of:=VALUE(TRIM(INDIRECT(ADDRESS(41;10;4))))" office:value-type="float" office:value="901323">
            <text:p>901323</text:p>
          </table:table-cell>
          <table:table-cell table:formula="of:=VALUE(TRIM(INDIRECT(ADDRESS(41;11;4))))" office:value-type="float" office:value="1809104">
            <text:p>1809104</text:p>
          </table:table-cell>
        </table:table-row>
        <table:table-row table:style-name="ro2">
          <table:table-cell/>
          <table:table-cell table:formula="of:=VALUE(TRIM(INDIRECT(ADDRESS(42;2;4))))" office:value-type="float" office:value="901111">
            <text:p>901111</text:p>
          </table:table-cell>
          <table:table-cell table:formula="of:=VALUE(TRIM(INDIRECT(ADDRESS(42;3;4))))" office:value-type="float" office:value="1800903">
            <text:p>1800903</text:p>
          </table:table-cell>
          <table:table-cell table:formula="of:=VALUE(TRIM(INDIRECT(ADDRESS(42;4;4))))" office:value-type="float" office:value="1800023">
            <text:p>1800023</text:p>
          </table:table-cell>
          <table:table-cell table:formula="of:=VALUE(TRIM(INDIRECT(ADDRESS(42;5;4))))" office:value-type="float" office:value="2700826">
            <text:p>2700826</text:p>
          </table:table-cell>
          <table:table-cell table:formula="of:=VALUE(TRIM(INDIRECT(ADDRESS(42;6;4))))" office:value-type="float" office:value="1802302">
            <text:p>1802302</text:p>
          </table:table-cell>
          <table:table-cell table:formula="of:=VALUE(TRIM(INDIRECT(ADDRESS(42;7;4))))" office:value-type="float" office:value="901197">
            <text:p>901197</text:p>
          </table:table-cell>
          <table:table-cell table:formula="of:=VALUE(TRIM(INDIRECT(ADDRESS(42;8;4))))" office:value-type="float" office:value="2700878">
            <text:p>2700878</text:p>
          </table:table-cell>
          <table:table-cell table:formula="of:=VALUE(TRIM(INDIRECT(ADDRESS(42;9;4))))" office:value-type="float" office:value="1800898">
            <text:p>1800898</text:p>
          </table:table-cell>
          <table:table-cell table:formula="of:=VALUE(TRIM(INDIRECT(ADDRESS(42;10;4))))" office:value-type="float" office:value="900886">
            <text:p>900886</text:p>
          </table:table-cell>
          <table:table-cell table:formula="of:=VALUE(TRIM(INDIRECT(ADDRESS(42;11;4))))" office:value-type="float" office:value="1807531">
            <text:p>1807531</text:p>
          </table:table-cell>
        </table:table-row>
        <table:table-row table:style-name="ro2">
          <table:table-cell/>
          <table:table-cell table:formula="of:=VALUE(TRIM(INDIRECT(ADDRESS(43;2;4))))" office:value-type="float" office:value="906591">
            <text:p>906591</text:p>
          </table:table-cell>
          <table:table-cell table:formula="of:=VALUE(TRIM(INDIRECT(ADDRESS(43;3;4))))" office:value-type="float" office:value="1803170">
            <text:p>1803170</text:p>
          </table:table-cell>
          <table:table-cell table:formula="of:=VALUE(TRIM(INDIRECT(ADDRESS(43;4;4))))" office:value-type="float" office:value="1800023">
            <text:p>1800023</text:p>
          </table:table-cell>
          <table:table-cell table:formula="of:=VALUE(TRIM(INDIRECT(ADDRESS(43;5;4))))" office:value-type="float" office:value="2712536">
            <text:p>2712536</text:p>
          </table:table-cell>
          <table:table-cell table:formula="of:=VALUE(TRIM(INDIRECT(ADDRESS(43;6;4))))" office:value-type="float" office:value="1804026">
            <text:p>1804026</text:p>
          </table:table-cell>
          <table:table-cell table:formula="of:=VALUE(TRIM(INDIRECT(ADDRESS(43;7;4))))" office:value-type="float" office:value="905433">
            <text:p>905433</text:p>
          </table:table-cell>
          <table:table-cell table:formula="of:=VALUE(TRIM(INDIRECT(ADDRESS(43;8;4))))" office:value-type="float" office:value="2707868">
            <text:p>2707868</text:p>
          </table:table-cell>
          <table:table-cell table:formula="of:=VALUE(TRIM(INDIRECT(ADDRESS(43;9;4))))" office:value-type="float" office:value="1802679">
            <text:p>1802679</text:p>
          </table:table-cell>
          <table:table-cell table:formula="of:=VALUE(TRIM(INDIRECT(ADDRESS(43;10;4))))" office:value-type="float" office:value="904093">
            <text:p>904093</text:p>
          </table:table-cell>
          <table:table-cell table:formula="of:=VALUE(TRIM(INDIRECT(ADDRESS(43;11;4))))" office:value-type="float" office:value="1809542">
            <text:p>1809542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RANK(INDIRECT(ADDRESS(45;2;4));INDIRECT(ADDRESS(45;2;4)):INDIRECT(ADDRESS(45;11;4));1)" office:value-type="float" office:value="2">
            <text:p>2</text:p>
          </table:table-cell>
          <table:table-cell table:formula="of:=RANK(INDIRECT(ADDRESS(45;3;4));INDIRECT(ADDRESS(45;2;4)):INDIRECT(ADDRESS(45;11;4));1)" office:value-type="float" office:value="6">
            <text:p>6</text:p>
          </table:table-cell>
          <table:table-cell table:formula="of:=RANK(INDIRECT(ADDRESS(45;4;4));INDIRECT(ADDRESS(45;2;4)):INDIRECT(ADDRESS(45;11;4));1)" office:value-type="float" office:value="4">
            <text:p>4</text:p>
          </table:table-cell>
          <table:table-cell table:formula="of:=RANK(INDIRECT(ADDRESS(45;5;4));INDIRECT(ADDRESS(45;2;4)):INDIRECT(ADDRESS(45;11;4));1)" office:value-type="float" office:value="10">
            <text:p>10</text:p>
          </table:table-cell>
          <table:table-cell table:formula="of:=RANK(INDIRECT(ADDRESS(45;6;4));INDIRECT(ADDRESS(45;2;4)):INDIRECT(ADDRESS(45;11;4));1)" office:value-type="float" office:value="7">
            <text:p>7</text:p>
          </table:table-cell>
          <table:table-cell table:formula="of:=RANK(INDIRECT(ADDRESS(45;7;4));INDIRECT(ADDRESS(45;2;4)):INDIRECT(ADDRESS(45;11;4));1)" office:value-type="float" office:value="3">
            <text:p>3</text:p>
          </table:table-cell>
          <table:table-cell table:formula="of:=RANK(INDIRECT(ADDRESS(45;8;4));INDIRECT(ADDRESS(45;2;4)):INDIRECT(ADDRESS(45;11;4));1)" office:value-type="float" office:value="9">
            <text:p>9</text:p>
          </table:table-cell>
          <table:table-cell table:formula="of:=RANK(INDIRECT(ADDRESS(45;9;4));INDIRECT(ADDRESS(45;2;4)):INDIRECT(ADDRESS(45;11;4));1)" office:value-type="float" office:value="5">
            <text:p>5</text:p>
          </table:table-cell>
          <table:table-cell table:formula="of:=RANK(INDIRECT(ADDRESS(45;10;4));INDIRECT(ADDRESS(45;2;4)):INDIRECT(ADDRESS(45;11;4));1)" office:value-type="float" office:value="1">
            <text:p>1</text:p>
          </table:table-cell>
          <table:table-cell table:formula="of:=RANK(INDIRECT(ADDRESS(45;11;4));INDIRECT(ADDRESS(45;2;4)):INDIRECT(ADDRESS(45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46;2;4));INDIRECT(ADDRESS(46;2;4)):INDIRECT(ADDRESS(46;11;4));1)" office:value-type="float" office:value="3">
            <text:p>3</text:p>
          </table:table-cell>
          <table:table-cell table:formula="of:=RANK(INDIRECT(ADDRESS(46;3;4));INDIRECT(ADDRESS(46;2;4)):INDIRECT(ADDRESS(46;11;4));1)" office:value-type="float" office:value="5">
            <text:p>5</text:p>
          </table:table-cell>
          <table:table-cell table:formula="of:=RANK(INDIRECT(ADDRESS(46;4;4));INDIRECT(ADDRESS(46;2;4)):INDIRECT(ADDRESS(46;11;4));1)" office:value-type="float" office:value="4">
            <text:p>4</text:p>
          </table:table-cell>
          <table:table-cell table:formula="of:=RANK(INDIRECT(ADDRESS(46;5;4));INDIRECT(ADDRESS(46;2;4)):INDIRECT(ADDRESS(46;11;4));1)" office:value-type="float" office:value="9">
            <text:p>9</text:p>
          </table:table-cell>
          <table:table-cell table:formula="of:=RANK(INDIRECT(ADDRESS(46;6;4));INDIRECT(ADDRESS(46;2;4)):INDIRECT(ADDRESS(46;11;4));1)" office:value-type="float" office:value="7">
            <text:p>7</text:p>
          </table:table-cell>
          <table:table-cell table:formula="of:=RANK(INDIRECT(ADDRESS(46;7;4));INDIRECT(ADDRESS(46;2;4)):INDIRECT(ADDRESS(46;11;4));1)" office:value-type="float" office:value="1">
            <text:p>1</text:p>
          </table:table-cell>
          <table:table-cell table:formula="of:=RANK(INDIRECT(ADDRESS(46;8;4));INDIRECT(ADDRESS(46;2;4)):INDIRECT(ADDRESS(46;11;4));1)" office:value-type="float" office:value="10">
            <text:p>10</text:p>
          </table:table-cell>
          <table:table-cell table:formula="of:=RANK(INDIRECT(ADDRESS(46;9;4));INDIRECT(ADDRESS(46;2;4)):INDIRECT(ADDRESS(46;11;4));1)" office:value-type="float" office:value="6">
            <text:p>6</text:p>
          </table:table-cell>
          <table:table-cell table:formula="of:=RANK(INDIRECT(ADDRESS(46;10;4));INDIRECT(ADDRESS(46;2;4)):INDIRECT(ADDRESS(46;11;4));1)" office:value-type="float" office:value="2">
            <text:p>2</text:p>
          </table:table-cell>
          <table:table-cell table:formula="of:=RANK(INDIRECT(ADDRESS(46;11;4));INDIRECT(ADDRESS(46;2;4)):INDIRECT(ADDRESS(46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47;2;4));INDIRECT(ADDRESS(47;2;4)):INDIRECT(ADDRESS(47;11;4));1)" office:value-type="float" office:value="2">
            <text:p>2</text:p>
          </table:table-cell>
          <table:table-cell table:formula="of:=RANK(INDIRECT(ADDRESS(47;3;4));INDIRECT(ADDRESS(47;2;4)):INDIRECT(ADDRESS(47;11;4));1)" office:value-type="float" office:value="6">
            <text:p>6</text:p>
          </table:table-cell>
          <table:table-cell table:formula="of:=RANK(INDIRECT(ADDRESS(47;4;4));INDIRECT(ADDRESS(47;2;4)):INDIRECT(ADDRESS(47;11;4));1)" office:value-type="float" office:value="4">
            <text:p>4</text:p>
          </table:table-cell>
          <table:table-cell table:formula="of:=RANK(INDIRECT(ADDRESS(47;5;4));INDIRECT(ADDRESS(47;2;4)):INDIRECT(ADDRESS(47;11;4));1)" office:value-type="float" office:value="9">
            <text:p>9</text:p>
          </table:table-cell>
          <table:table-cell table:formula="of:=RANK(INDIRECT(ADDRESS(47;6;4));INDIRECT(ADDRESS(47;2;4)):INDIRECT(ADDRESS(47;11;4));1)" office:value-type="float" office:value="7">
            <text:p>7</text:p>
          </table:table-cell>
          <table:table-cell table:formula="of:=RANK(INDIRECT(ADDRESS(47;7;4));INDIRECT(ADDRESS(47;2;4)):INDIRECT(ADDRESS(47;11;4));1)" office:value-type="float" office:value="3">
            <text:p>3</text:p>
          </table:table-cell>
          <table:table-cell table:formula="of:=RANK(INDIRECT(ADDRESS(47;8;4));INDIRECT(ADDRESS(47;2;4)):INDIRECT(ADDRESS(47;11;4));1)" office:value-type="float" office:value="10">
            <text:p>10</text:p>
          </table:table-cell>
          <table:table-cell table:formula="of:=RANK(INDIRECT(ADDRESS(47;9;4));INDIRECT(ADDRESS(47;2;4)):INDIRECT(ADDRESS(47;11;4));1)" office:value-type="float" office:value="5">
            <text:p>5</text:p>
          </table:table-cell>
          <table:table-cell table:formula="of:=RANK(INDIRECT(ADDRESS(47;10;4));INDIRECT(ADDRESS(47;2;4)):INDIRECT(ADDRESS(47;11;4));1)" office:value-type="float" office:value="1">
            <text:p>1</text:p>
          </table:table-cell>
          <table:table-cell table:formula="of:=RANK(INDIRECT(ADDRESS(47;11;4));INDIRECT(ADDRESS(47;2;4)):INDIRECT(ADDRESS(47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48;2;4));INDIRECT(ADDRESS(48;2;4)):INDIRECT(ADDRESS(48;11;4));1)" office:value-type="float" office:value="2">
            <text:p>2</text:p>
          </table:table-cell>
          <table:table-cell table:formula="of:=RANK(INDIRECT(ADDRESS(48;3;4));INDIRECT(ADDRESS(48;2;4)):INDIRECT(ADDRESS(48;11;4));1)" office:value-type="float" office:value="6">
            <text:p>6</text:p>
          </table:table-cell>
          <table:table-cell table:formula="of:=RANK(INDIRECT(ADDRESS(48;4;4));INDIRECT(ADDRESS(48;2;4)):INDIRECT(ADDRESS(48;11;4));1)" office:value-type="float" office:value="4">
            <text:p>4</text:p>
          </table:table-cell>
          <table:table-cell table:formula="of:=RANK(INDIRECT(ADDRESS(48;5;4));INDIRECT(ADDRESS(48;2;4)):INDIRECT(ADDRESS(48;11;4));1)" office:value-type="float" office:value="9">
            <text:p>9</text:p>
          </table:table-cell>
          <table:table-cell table:formula="of:=RANK(INDIRECT(ADDRESS(48;6;4));INDIRECT(ADDRESS(48;2;4)):INDIRECT(ADDRESS(48;11;4));1)" office:value-type="float" office:value="5">
            <text:p>5</text:p>
          </table:table-cell>
          <table:table-cell table:formula="of:=RANK(INDIRECT(ADDRESS(48;7;4));INDIRECT(ADDRESS(48;2;4)):INDIRECT(ADDRESS(48;11;4));1)" office:value-type="float" office:value="3">
            <text:p>3</text:p>
          </table:table-cell>
          <table:table-cell table:formula="of:=RANK(INDIRECT(ADDRESS(48;8;4));INDIRECT(ADDRESS(48;2;4)):INDIRECT(ADDRESS(48;11;4));1)" office:value-type="float" office:value="10">
            <text:p>10</text:p>
          </table:table-cell>
          <table:table-cell table:formula="of:=RANK(INDIRECT(ADDRESS(48;9;4));INDIRECT(ADDRESS(48;2;4)):INDIRECT(ADDRESS(48;11;4));1)" office:value-type="float" office:value="7">
            <text:p>7</text:p>
          </table:table-cell>
          <table:table-cell table:formula="of:=RANK(INDIRECT(ADDRESS(48;10;4));INDIRECT(ADDRESS(48;2;4)):INDIRECT(ADDRESS(48;11;4));1)" office:value-type="float" office:value="1">
            <text:p>1</text:p>
          </table:table-cell>
          <table:table-cell table:formula="of:=RANK(INDIRECT(ADDRESS(48;11;4));INDIRECT(ADDRESS(48;2;4)):INDIRECT(ADDRESS(48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49;2;4));INDIRECT(ADDRESS(49;2;4)):INDIRECT(ADDRESS(49;11;4));1)" office:value-type="float" office:value="3">
            <text:p>3</text:p>
          </table:table-cell>
          <table:table-cell table:formula="of:=RANK(INDIRECT(ADDRESS(49;3;4));INDIRECT(ADDRESS(49;2;4)):INDIRECT(ADDRESS(49;11;4));1)" office:value-type="float" office:value="5">
            <text:p>5</text:p>
          </table:table-cell>
          <table:table-cell table:formula="of:=RANK(INDIRECT(ADDRESS(49;4;4));INDIRECT(ADDRESS(49;2;4)):INDIRECT(ADDRESS(49;11;4));1)" office:value-type="float" office:value="4">
            <text:p>4</text:p>
          </table:table-cell>
          <table:table-cell table:formula="of:=RANK(INDIRECT(ADDRESS(49;5;4));INDIRECT(ADDRESS(49;2;4)):INDIRECT(ADDRESS(49;11;4));1)" office:value-type="float" office:value="9">
            <text:p>9</text:p>
          </table:table-cell>
          <table:table-cell table:formula="of:=RANK(INDIRECT(ADDRESS(49;6;4));INDIRECT(ADDRESS(49;2;4)):INDIRECT(ADDRESS(49;11;4));1)" office:value-type="float" office:value="7">
            <text:p>7</text:p>
          </table:table-cell>
          <table:table-cell table:formula="of:=RANK(INDIRECT(ADDRESS(49;7;4));INDIRECT(ADDRESS(49;2;4)):INDIRECT(ADDRESS(49;11;4));1)" office:value-type="float" office:value="2">
            <text:p>2</text:p>
          </table:table-cell>
          <table:table-cell table:formula="of:=RANK(INDIRECT(ADDRESS(49;8;4));INDIRECT(ADDRESS(49;2;4)):INDIRECT(ADDRESS(49;11;4));1)" office:value-type="float" office:value="9">
            <text:p>9</text:p>
          </table:table-cell>
          <table:table-cell table:formula="of:=RANK(INDIRECT(ADDRESS(49;9;4));INDIRECT(ADDRESS(49;2;4)):INDIRECT(ADDRESS(49;11;4));1)" office:value-type="float" office:value="6">
            <text:p>6</text:p>
          </table:table-cell>
          <table:table-cell table:formula="of:=RANK(INDIRECT(ADDRESS(49;10;4));INDIRECT(ADDRESS(49;2;4)):INDIRECT(ADDRESS(49;11;4));1)" office:value-type="float" office:value="1">
            <text:p>1</text:p>
          </table:table-cell>
          <table:table-cell table:formula="of:=RANK(INDIRECT(ADDRESS(49;11;4));INDIRECT(ADDRESS(49;2;4)):INDIRECT(ADDRESS(49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0;2;4));INDIRECT(ADDRESS(50;2;4)):INDIRECT(ADDRESS(50;11;4));1)" office:value-type="float" office:value="3">
            <text:p>3</text:p>
          </table:table-cell>
          <table:table-cell table:formula="of:=RANK(INDIRECT(ADDRESS(50;3;4));INDIRECT(ADDRESS(50;2;4)):INDIRECT(ADDRESS(50;11;4));1)" office:value-type="float" office:value="5">
            <text:p>5</text:p>
          </table:table-cell>
          <table:table-cell table:formula="of:=RANK(INDIRECT(ADDRESS(50;4;4));INDIRECT(ADDRESS(50;2;4)):INDIRECT(ADDRESS(50;11;4));1)" office:value-type="float" office:value="4">
            <text:p>4</text:p>
          </table:table-cell>
          <table:table-cell table:formula="of:=RANK(INDIRECT(ADDRESS(50;5;4));INDIRECT(ADDRESS(50;2;4)):INDIRECT(ADDRESS(50;11;4));1)" office:value-type="float" office:value="9">
            <text:p>9</text:p>
          </table:table-cell>
          <table:table-cell table:formula="of:=RANK(INDIRECT(ADDRESS(50;6;4));INDIRECT(ADDRESS(50;2;4)):INDIRECT(ADDRESS(50;11;4));1)" office:value-type="float" office:value="7">
            <text:p>7</text:p>
          </table:table-cell>
          <table:table-cell table:formula="of:=RANK(INDIRECT(ADDRESS(50;7;4));INDIRECT(ADDRESS(50;2;4)):INDIRECT(ADDRESS(50;11;4));1)" office:value-type="float" office:value="2">
            <text:p>2</text:p>
          </table:table-cell>
          <table:table-cell table:formula="of:=RANK(INDIRECT(ADDRESS(50;8;4));INDIRECT(ADDRESS(50;2;4)):INDIRECT(ADDRESS(50;11;4));1)" office:value-type="float" office:value="10">
            <text:p>10</text:p>
          </table:table-cell>
          <table:table-cell table:formula="of:=RANK(INDIRECT(ADDRESS(50;9;4));INDIRECT(ADDRESS(50;2;4)):INDIRECT(ADDRESS(50;11;4));1)" office:value-type="float" office:value="6">
            <text:p>6</text:p>
          </table:table-cell>
          <table:table-cell table:formula="of:=RANK(INDIRECT(ADDRESS(50;10;4));INDIRECT(ADDRESS(50;2;4)):INDIRECT(ADDRESS(50;11;4));1)" office:value-type="float" office:value="1">
            <text:p>1</text:p>
          </table:table-cell>
          <table:table-cell table:formula="of:=RANK(INDIRECT(ADDRESS(50;11;4));INDIRECT(ADDRESS(50;2;4)):INDIRECT(ADDRESS(50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1;2;4));INDIRECT(ADDRESS(51;2;4)):INDIRECT(ADDRESS(51;11;4));1)" office:value-type="float" office:value="3">
            <text:p>3</text:p>
          </table:table-cell>
          <table:table-cell table:formula="of:=RANK(INDIRECT(ADDRESS(51;3;4));INDIRECT(ADDRESS(51;2;4)):INDIRECT(ADDRESS(51;11;4));1)" office:value-type="float" office:value="6">
            <text:p>6</text:p>
          </table:table-cell>
          <table:table-cell table:formula="of:=RANK(INDIRECT(ADDRESS(51;4;4));INDIRECT(ADDRESS(51;2;4)):INDIRECT(ADDRESS(51;11;4));1)" office:value-type="float" office:value="4">
            <text:p>4</text:p>
          </table:table-cell>
          <table:table-cell table:formula="of:=RANK(INDIRECT(ADDRESS(51;5;4));INDIRECT(ADDRESS(51;2;4)):INDIRECT(ADDRESS(51;11;4));1)" office:value-type="float" office:value="10">
            <text:p>10</text:p>
          </table:table-cell>
          <table:table-cell table:formula="of:=RANK(INDIRECT(ADDRESS(51;6;4));INDIRECT(ADDRESS(51;2;4)):INDIRECT(ADDRESS(51;11;4));1)" office:value-type="float" office:value="7">
            <text:p>7</text:p>
          </table:table-cell>
          <table:table-cell table:formula="of:=RANK(INDIRECT(ADDRESS(51;7;4));INDIRECT(ADDRESS(51;2;4)):INDIRECT(ADDRESS(51;11;4));1)" office:value-type="float" office:value="1">
            <text:p>1</text:p>
          </table:table-cell>
          <table:table-cell table:formula="of:=RANK(INDIRECT(ADDRESS(51;8;4));INDIRECT(ADDRESS(51;2;4)):INDIRECT(ADDRESS(51;11;4));1)" office:value-type="float" office:value="9">
            <text:p>9</text:p>
          </table:table-cell>
          <table:table-cell table:formula="of:=RANK(INDIRECT(ADDRESS(51;9;4));INDIRECT(ADDRESS(51;2;4)):INDIRECT(ADDRESS(51;11;4));1)" office:value-type="float" office:value="5">
            <text:p>5</text:p>
          </table:table-cell>
          <table:table-cell table:formula="of:=RANK(INDIRECT(ADDRESS(51;10;4));INDIRECT(ADDRESS(51;2;4)):INDIRECT(ADDRESS(51;11;4));1)" office:value-type="float" office:value="2">
            <text:p>2</text:p>
          </table:table-cell>
          <table:table-cell table:formula="of:=RANK(INDIRECT(ADDRESS(51;11;4));INDIRECT(ADDRESS(51;2;4)):INDIRECT(ADDRESS(51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2;2;4));INDIRECT(ADDRESS(52;2;4)):INDIRECT(ADDRESS(52;11;4));1)" office:value-type="float" office:value="3">
            <text:p>3</text:p>
          </table:table-cell>
          <table:table-cell table:formula="of:=RANK(INDIRECT(ADDRESS(52;3;4));INDIRECT(ADDRESS(52;2;4)):INDIRECT(ADDRESS(52;11;4));1)" office:value-type="float" office:value="5">
            <text:p>5</text:p>
          </table:table-cell>
          <table:table-cell table:formula="of:=RANK(INDIRECT(ADDRESS(52;4;4));INDIRECT(ADDRESS(52;2;4)):INDIRECT(ADDRESS(52;11;4));1)" office:value-type="float" office:value="4">
            <text:p>4</text:p>
          </table:table-cell>
          <table:table-cell table:formula="of:=RANK(INDIRECT(ADDRESS(52;5;4));INDIRECT(ADDRESS(52;2;4)):INDIRECT(ADDRESS(52;11;4));1)" office:value-type="float" office:value="10">
            <text:p>10</text:p>
          </table:table-cell>
          <table:table-cell table:formula="of:=RANK(INDIRECT(ADDRESS(52;6;4));INDIRECT(ADDRESS(52;2;4)):INDIRECT(ADDRESS(52;11;4));1)" office:value-type="float" office:value="7">
            <text:p>7</text:p>
          </table:table-cell>
          <table:table-cell table:formula="of:=RANK(INDIRECT(ADDRESS(52;7;4));INDIRECT(ADDRESS(52;2;4)):INDIRECT(ADDRESS(52;11;4));1)" office:value-type="float" office:value="2">
            <text:p>2</text:p>
          </table:table-cell>
          <table:table-cell table:formula="of:=RANK(INDIRECT(ADDRESS(52;8;4));INDIRECT(ADDRESS(52;2;4)):INDIRECT(ADDRESS(52;11;4));1)" office:value-type="float" office:value="9">
            <text:p>9</text:p>
          </table:table-cell>
          <table:table-cell table:formula="of:=RANK(INDIRECT(ADDRESS(52;9;4));INDIRECT(ADDRESS(52;2;4)):INDIRECT(ADDRESS(52;11;4));1)" office:value-type="float" office:value="6">
            <text:p>6</text:p>
          </table:table-cell>
          <table:table-cell table:formula="of:=RANK(INDIRECT(ADDRESS(52;10;4));INDIRECT(ADDRESS(52;2;4)):INDIRECT(ADDRESS(52;11;4));1)" office:value-type="float" office:value="1">
            <text:p>1</text:p>
          </table:table-cell>
          <table:table-cell table:formula="of:=RANK(INDIRECT(ADDRESS(52;11;4));INDIRECT(ADDRESS(52;2;4)):INDIRECT(ADDRESS(52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3;2;4));INDIRECT(ADDRESS(53;2;4)):INDIRECT(ADDRESS(53;11;4));1)" office:value-type="float" office:value="3">
            <text:p>3</text:p>
          </table:table-cell>
          <table:table-cell table:formula="of:=RANK(INDIRECT(ADDRESS(53;3;4));INDIRECT(ADDRESS(53;2;4)):INDIRECT(ADDRESS(53;11;4));1)" office:value-type="float" office:value="5">
            <text:p>5</text:p>
          </table:table-cell>
          <table:table-cell table:formula="of:=RANK(INDIRECT(ADDRESS(53;4;4));INDIRECT(ADDRESS(53;2;4)):INDIRECT(ADDRESS(53;11;4));1)" office:value-type="float" office:value="4">
            <text:p>4</text:p>
          </table:table-cell>
          <table:table-cell table:formula="of:=RANK(INDIRECT(ADDRESS(53;5;4));INDIRECT(ADDRESS(53;2;4)):INDIRECT(ADDRESS(53;11;4));1)" office:value-type="float" office:value="9">
            <text:p>9</text:p>
          </table:table-cell>
          <table:table-cell table:formula="of:=RANK(INDIRECT(ADDRESS(53;6;4));INDIRECT(ADDRESS(53;2;4)):INDIRECT(ADDRESS(53;11;4));1)" office:value-type="float" office:value="7">
            <text:p>7</text:p>
          </table:table-cell>
          <table:table-cell table:formula="of:=RANK(INDIRECT(ADDRESS(53;7;4));INDIRECT(ADDRESS(53;2;4)):INDIRECT(ADDRESS(53;11;4));1)" office:value-type="float" office:value="2">
            <text:p>2</text:p>
          </table:table-cell>
          <table:table-cell table:formula="of:=RANK(INDIRECT(ADDRESS(53;8;4));INDIRECT(ADDRESS(53;2;4)):INDIRECT(ADDRESS(53;11;4));1)" office:value-type="float" office:value="9">
            <text:p>9</text:p>
          </table:table-cell>
          <table:table-cell table:formula="of:=RANK(INDIRECT(ADDRESS(53;9;4));INDIRECT(ADDRESS(53;2;4)):INDIRECT(ADDRESS(53;11;4));1)" office:value-type="float" office:value="6">
            <text:p>6</text:p>
          </table:table-cell>
          <table:table-cell table:formula="of:=RANK(INDIRECT(ADDRESS(53;10;4));INDIRECT(ADDRESS(53;2;4)):INDIRECT(ADDRESS(53;11;4));1)" office:value-type="float" office:value="1">
            <text:p>1</text:p>
          </table:table-cell>
          <table:table-cell table:formula="of:=RANK(INDIRECT(ADDRESS(53;11;4));INDIRECT(ADDRESS(53;2;4)):INDIRECT(ADDRESS(53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4;2;4));INDIRECT(ADDRESS(54;2;4)):INDIRECT(ADDRESS(54;11;4));1)" office:value-type="float" office:value="3">
            <text:p>3</text:p>
          </table:table-cell>
          <table:table-cell table:formula="of:=RANK(INDIRECT(ADDRESS(54;3;4));INDIRECT(ADDRESS(54;2;4)):INDIRECT(ADDRESS(54;11;4));1)" office:value-type="float" office:value="5">
            <text:p>5</text:p>
          </table:table-cell>
          <table:table-cell table:formula="of:=RANK(INDIRECT(ADDRESS(54;4;4));INDIRECT(ADDRESS(54;2;4)):INDIRECT(ADDRESS(54;11;4));1)" office:value-type="float" office:value="4">
            <text:p>4</text:p>
          </table:table-cell>
          <table:table-cell table:formula="of:=RANK(INDIRECT(ADDRESS(54;5;4));INDIRECT(ADDRESS(54;2;4)):INDIRECT(ADDRESS(54;11;4));1)" office:value-type="float" office:value="10">
            <text:p>10</text:p>
          </table:table-cell>
          <table:table-cell table:formula="of:=RANK(INDIRECT(ADDRESS(54;6;4));INDIRECT(ADDRESS(54;2;4)):INDIRECT(ADDRESS(54;11;4));1)" office:value-type="float" office:value="7">
            <text:p>7</text:p>
          </table:table-cell>
          <table:table-cell table:formula="of:=RANK(INDIRECT(ADDRESS(54;7;4));INDIRECT(ADDRESS(54;2;4)):INDIRECT(ADDRESS(54;11;4));1)" office:value-type="float" office:value="1">
            <text:p>1</text:p>
          </table:table-cell>
          <table:table-cell table:formula="of:=RANK(INDIRECT(ADDRESS(54;8;4));INDIRECT(ADDRESS(54;2;4)):INDIRECT(ADDRESS(54;11;4));1)" office:value-type="float" office:value="9">
            <text:p>9</text:p>
          </table:table-cell>
          <table:table-cell table:formula="of:=RANK(INDIRECT(ADDRESS(54;9;4));INDIRECT(ADDRESS(54;2;4)):INDIRECT(ADDRESS(54;11;4));1)" office:value-type="float" office:value="6">
            <text:p>6</text:p>
          </table:table-cell>
          <table:table-cell table:formula="of:=RANK(INDIRECT(ADDRESS(54;10;4));INDIRECT(ADDRESS(54;2;4)):INDIRECT(ADDRESS(54;11;4));1)" office:value-type="float" office:value="2">
            <text:p>2</text:p>
          </table:table-cell>
          <table:table-cell table:formula="of:=RANK(INDIRECT(ADDRESS(54;11;4));INDIRECT(ADDRESS(54;2;4)):INDIRECT(ADDRESS(54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5;2;4));INDIRECT(ADDRESS(55;2;4)):INDIRECT(ADDRESS(55;11;4));1)" office:value-type="float" office:value="3">
            <text:p>3</text:p>
          </table:table-cell>
          <table:table-cell table:formula="of:=RANK(INDIRECT(ADDRESS(55;3;4));INDIRECT(ADDRESS(55;2;4)):INDIRECT(ADDRESS(55;11;4));1)" office:value-type="float" office:value="5">
            <text:p>5</text:p>
          </table:table-cell>
          <table:table-cell table:formula="of:=RANK(INDIRECT(ADDRESS(55;4;4));INDIRECT(ADDRESS(55;2;4)):INDIRECT(ADDRESS(55;11;4));1)" office:value-type="float" office:value="4">
            <text:p>4</text:p>
          </table:table-cell>
          <table:table-cell table:formula="of:=RANK(INDIRECT(ADDRESS(55;5;4));INDIRECT(ADDRESS(55;2;4)):INDIRECT(ADDRESS(55;11;4));1)" office:value-type="float" office:value="9">
            <text:p>9</text:p>
          </table:table-cell>
          <table:table-cell table:formula="of:=RANK(INDIRECT(ADDRESS(55;6;4));INDIRECT(ADDRESS(55;2;4)):INDIRECT(ADDRESS(55;11;4));1)" office:value-type="float" office:value="7">
            <text:p>7</text:p>
          </table:table-cell>
          <table:table-cell table:formula="of:=RANK(INDIRECT(ADDRESS(55;7;4));INDIRECT(ADDRESS(55;2;4)):INDIRECT(ADDRESS(55;11;4));1)" office:value-type="float" office:value="1">
            <text:p>1</text:p>
          </table:table-cell>
          <table:table-cell table:formula="of:=RANK(INDIRECT(ADDRESS(55;8;4));INDIRECT(ADDRESS(55;2;4)):INDIRECT(ADDRESS(55;11;4));1)" office:value-type="float" office:value="10">
            <text:p>10</text:p>
          </table:table-cell>
          <table:table-cell table:formula="of:=RANK(INDIRECT(ADDRESS(55;9;4));INDIRECT(ADDRESS(55;2;4)):INDIRECT(ADDRESS(55;11;4));1)" office:value-type="float" office:value="6">
            <text:p>6</text:p>
          </table:table-cell>
          <table:table-cell table:formula="of:=RANK(INDIRECT(ADDRESS(55;10;4));INDIRECT(ADDRESS(55;2;4)):INDIRECT(ADDRESS(55;11;4));1)" office:value-type="float" office:value="1">
            <text:p>1</text:p>
          </table:table-cell>
          <table:table-cell table:formula="of:=RANK(INDIRECT(ADDRESS(55;11;4));INDIRECT(ADDRESS(55;2;4)):INDIRECT(ADDRESS(55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6;2;4));INDIRECT(ADDRESS(56;2;4)):INDIRECT(ADDRESS(56;11;4));1)" office:value-type="float" office:value="3">
            <text:p>3</text:p>
          </table:table-cell>
          <table:table-cell table:formula="of:=RANK(INDIRECT(ADDRESS(56;3;4));INDIRECT(ADDRESS(56;2;4)):INDIRECT(ADDRESS(56;11;4));1)" office:value-type="float" office:value="5">
            <text:p>5</text:p>
          </table:table-cell>
          <table:table-cell table:formula="of:=RANK(INDIRECT(ADDRESS(56;4;4));INDIRECT(ADDRESS(56;2;4)):INDIRECT(ADDRESS(56;11;4));1)" office:value-type="float" office:value="4">
            <text:p>4</text:p>
          </table:table-cell>
          <table:table-cell table:formula="of:=RANK(INDIRECT(ADDRESS(56;5;4));INDIRECT(ADDRESS(56;2;4)):INDIRECT(ADDRESS(56;11;4));1)" office:value-type="float" office:value="9">
            <text:p>9</text:p>
          </table:table-cell>
          <table:table-cell table:formula="of:=RANK(INDIRECT(ADDRESS(56;6;4));INDIRECT(ADDRESS(56;2;4)):INDIRECT(ADDRESS(56;11;4));1)" office:value-type="float" office:value="7">
            <text:p>7</text:p>
          </table:table-cell>
          <table:table-cell table:formula="of:=RANK(INDIRECT(ADDRESS(56;7;4));INDIRECT(ADDRESS(56;2;4)):INDIRECT(ADDRESS(56;11;4));1)" office:value-type="float" office:value="1">
            <text:p>1</text:p>
          </table:table-cell>
          <table:table-cell table:formula="of:=RANK(INDIRECT(ADDRESS(56;8;4));INDIRECT(ADDRESS(56;2;4)):INDIRECT(ADDRESS(56;11;4));1)" office:value-type="float" office:value="10">
            <text:p>10</text:p>
          </table:table-cell>
          <table:table-cell table:formula="of:=RANK(INDIRECT(ADDRESS(56;9;4));INDIRECT(ADDRESS(56;2;4)):INDIRECT(ADDRESS(56;11;4));1)" office:value-type="float" office:value="6">
            <text:p>6</text:p>
          </table:table-cell>
          <table:table-cell table:formula="of:=RANK(INDIRECT(ADDRESS(56;10;4));INDIRECT(ADDRESS(56;2;4)):INDIRECT(ADDRESS(56;11;4));1)" office:value-type="float" office:value="1">
            <text:p>1</text:p>
          </table:table-cell>
          <table:table-cell table:formula="of:=RANK(INDIRECT(ADDRESS(56;11;4));INDIRECT(ADDRESS(56;2;4)):INDIRECT(ADDRESS(56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7;2;4));INDIRECT(ADDRESS(57;2;4)):INDIRECT(ADDRESS(57;11;4));1)" office:value-type="float" office:value="1">
            <text:p>1</text:p>
          </table:table-cell>
          <table:table-cell table:formula="of:=RANK(INDIRECT(ADDRESS(57;3;4));INDIRECT(ADDRESS(57;2;4)):INDIRECT(ADDRESS(57;11;4));1)" office:value-type="float" office:value="5">
            <text:p>5</text:p>
          </table:table-cell>
          <table:table-cell table:formula="of:=RANK(INDIRECT(ADDRESS(57;4;4));INDIRECT(ADDRESS(57;2;4)):INDIRECT(ADDRESS(57;11;4));1)" office:value-type="float" office:value="4">
            <text:p>4</text:p>
          </table:table-cell>
          <table:table-cell table:formula="of:=RANK(INDIRECT(ADDRESS(57;5;4));INDIRECT(ADDRESS(57;2;4)):INDIRECT(ADDRESS(57;11;4));1)" office:value-type="float" office:value="9">
            <text:p>9</text:p>
          </table:table-cell>
          <table:table-cell table:formula="of:=RANK(INDIRECT(ADDRESS(57;6;4));INDIRECT(ADDRESS(57;2;4)):INDIRECT(ADDRESS(57;11;4));1)" office:value-type="float" office:value="7">
            <text:p>7</text:p>
          </table:table-cell>
          <table:table-cell table:formula="of:=RANK(INDIRECT(ADDRESS(57;7;4));INDIRECT(ADDRESS(57;2;4)):INDIRECT(ADDRESS(57;11;4));1)" office:value-type="float" office:value="1">
            <text:p>1</text:p>
          </table:table-cell>
          <table:table-cell table:formula="of:=RANK(INDIRECT(ADDRESS(57;8;4));INDIRECT(ADDRESS(57;2;4)):INDIRECT(ADDRESS(57;11;4));1)" office:value-type="float" office:value="10">
            <text:p>10</text:p>
          </table:table-cell>
          <table:table-cell table:formula="of:=RANK(INDIRECT(ADDRESS(57;9;4));INDIRECT(ADDRESS(57;2;4)):INDIRECT(ADDRESS(57;11;4));1)" office:value-type="float" office:value="6">
            <text:p>6</text:p>
          </table:table-cell>
          <table:table-cell table:formula="of:=RANK(INDIRECT(ADDRESS(57;10;4));INDIRECT(ADDRESS(57;2;4)):INDIRECT(ADDRESS(57;11;4));1)" office:value-type="float" office:value="1">
            <text:p>1</text:p>
          </table:table-cell>
          <table:table-cell table:formula="of:=RANK(INDIRECT(ADDRESS(57;11;4));INDIRECT(ADDRESS(57;2;4)):INDIRECT(ADDRESS(57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8;2;4));INDIRECT(ADDRESS(58;2;4)):INDIRECT(ADDRESS(58;11;4));1)" office:value-type="float" office:value="3">
            <text:p>3</text:p>
          </table:table-cell>
          <table:table-cell table:formula="of:=RANK(INDIRECT(ADDRESS(58;3;4));INDIRECT(ADDRESS(58;2;4)):INDIRECT(ADDRESS(58;11;4));1)" office:value-type="float" office:value="5">
            <text:p>5</text:p>
          </table:table-cell>
          <table:table-cell table:formula="of:=RANK(INDIRECT(ADDRESS(58;4;4));INDIRECT(ADDRESS(58;2;4)):INDIRECT(ADDRESS(58;11;4));1)" office:value-type="float" office:value="4">
            <text:p>4</text:p>
          </table:table-cell>
          <table:table-cell table:formula="of:=RANK(INDIRECT(ADDRESS(58;5;4));INDIRECT(ADDRESS(58;2;4)):INDIRECT(ADDRESS(58;11;4));1)" office:value-type="float" office:value="10">
            <text:p>10</text:p>
          </table:table-cell>
          <table:table-cell table:formula="of:=RANK(INDIRECT(ADDRESS(58;6;4));INDIRECT(ADDRESS(58;2;4)):INDIRECT(ADDRESS(58;11;4));1)" office:value-type="float" office:value="6">
            <text:p>6</text:p>
          </table:table-cell>
          <table:table-cell table:formula="of:=RANK(INDIRECT(ADDRESS(58;7;4));INDIRECT(ADDRESS(58;2;4)):INDIRECT(ADDRESS(58;11;4));1)" office:value-type="float" office:value="2">
            <text:p>2</text:p>
          </table:table-cell>
          <table:table-cell table:formula="of:=RANK(INDIRECT(ADDRESS(58;8;4));INDIRECT(ADDRESS(58;2;4)):INDIRECT(ADDRESS(58;11;4));1)" office:value-type="float" office:value="9">
            <text:p>9</text:p>
          </table:table-cell>
          <table:table-cell table:formula="of:=RANK(INDIRECT(ADDRESS(58;9;4));INDIRECT(ADDRESS(58;2;4)):INDIRECT(ADDRESS(58;11;4));1)" office:value-type="float" office:value="7">
            <text:p>7</text:p>
          </table:table-cell>
          <table:table-cell table:formula="of:=RANK(INDIRECT(ADDRESS(58;10;4));INDIRECT(ADDRESS(58;2;4)):INDIRECT(ADDRESS(58;11;4));1)" office:value-type="float" office:value="1">
            <text:p>1</text:p>
          </table:table-cell>
          <table:table-cell table:formula="of:=RANK(INDIRECT(ADDRESS(58;11;4));INDIRECT(ADDRESS(58;2;4)):INDIRECT(ADDRESS(58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59;2;4));INDIRECT(ADDRESS(59;2;4)):INDIRECT(ADDRESS(59;11;4));1)" office:value-type="float" office:value="3">
            <text:p>3</text:p>
          </table:table-cell>
          <table:table-cell table:formula="of:=RANK(INDIRECT(ADDRESS(59;3;4));INDIRECT(ADDRESS(59;2;4)):INDIRECT(ADDRESS(59;11;4));1)" office:value-type="float" office:value="5">
            <text:p>5</text:p>
          </table:table-cell>
          <table:table-cell table:formula="of:=RANK(INDIRECT(ADDRESS(59;4;4));INDIRECT(ADDRESS(59;2;4)):INDIRECT(ADDRESS(59;11;4));1)" office:value-type="float" office:value="4">
            <text:p>4</text:p>
          </table:table-cell>
          <table:table-cell table:formula="of:=RANK(INDIRECT(ADDRESS(59;5;4));INDIRECT(ADDRESS(59;2;4)):INDIRECT(ADDRESS(59;11;4));1)" office:value-type="float" office:value="9">
            <text:p>9</text:p>
          </table:table-cell>
          <table:table-cell table:formula="of:=RANK(INDIRECT(ADDRESS(59;6;4));INDIRECT(ADDRESS(59;2;4)):INDIRECT(ADDRESS(59;11;4));1)" office:value-type="float" office:value="7">
            <text:p>7</text:p>
          </table:table-cell>
          <table:table-cell table:formula="of:=RANK(INDIRECT(ADDRESS(59;7;4));INDIRECT(ADDRESS(59;2;4)):INDIRECT(ADDRESS(59;11;4));1)" office:value-type="float" office:value="1">
            <text:p>1</text:p>
          </table:table-cell>
          <table:table-cell table:formula="of:=RANK(INDIRECT(ADDRESS(59;8;4));INDIRECT(ADDRESS(59;2;4)):INDIRECT(ADDRESS(59;11;4));1)" office:value-type="float" office:value="9">
            <text:p>9</text:p>
          </table:table-cell>
          <table:table-cell table:formula="of:=RANK(INDIRECT(ADDRESS(59;9;4));INDIRECT(ADDRESS(59;2;4)):INDIRECT(ADDRESS(59;11;4));1)" office:value-type="float" office:value="6">
            <text:p>6</text:p>
          </table:table-cell>
          <table:table-cell table:formula="of:=RANK(INDIRECT(ADDRESS(59;10;4));INDIRECT(ADDRESS(59;2;4)):INDIRECT(ADDRESS(59;11;4));1)" office:value-type="float" office:value="1">
            <text:p>1</text:p>
          </table:table-cell>
          <table:table-cell table:formula="of:=RANK(INDIRECT(ADDRESS(59;11;4));INDIRECT(ADDRESS(59;2;4)):INDIRECT(ADDRESS(59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0;2;4));INDIRECT(ADDRESS(60;2;4)):INDIRECT(ADDRESS(60;11;4));1)" office:value-type="float" office:value="3">
            <text:p>3</text:p>
          </table:table-cell>
          <table:table-cell table:formula="of:=RANK(INDIRECT(ADDRESS(60;3;4));INDIRECT(ADDRESS(60;2;4)):INDIRECT(ADDRESS(60;11;4));1)" office:value-type="float" office:value="5">
            <text:p>5</text:p>
          </table:table-cell>
          <table:table-cell table:formula="of:=RANK(INDIRECT(ADDRESS(60;4;4));INDIRECT(ADDRESS(60;2;4)):INDIRECT(ADDRESS(60;11;4));1)" office:value-type="float" office:value="4">
            <text:p>4</text:p>
          </table:table-cell>
          <table:table-cell table:formula="of:=RANK(INDIRECT(ADDRESS(60;5;4));INDIRECT(ADDRESS(60;2;4)):INDIRECT(ADDRESS(60;11;4));1)" office:value-type="float" office:value="9">
            <text:p>9</text:p>
          </table:table-cell>
          <table:table-cell table:formula="of:=RANK(INDIRECT(ADDRESS(60;6;4));INDIRECT(ADDRESS(60;2;4)):INDIRECT(ADDRESS(60;11;4));1)" office:value-type="float" office:value="7">
            <text:p>7</text:p>
          </table:table-cell>
          <table:table-cell table:formula="of:=RANK(INDIRECT(ADDRESS(60;7;4));INDIRECT(ADDRESS(60;2;4)):INDIRECT(ADDRESS(60;11;4));1)" office:value-type="float" office:value="2">
            <text:p>2</text:p>
          </table:table-cell>
          <table:table-cell table:formula="of:=RANK(INDIRECT(ADDRESS(60;8;4));INDIRECT(ADDRESS(60;2;4)):INDIRECT(ADDRESS(60;11;4));1)" office:value-type="float" office:value="10">
            <text:p>10</text:p>
          </table:table-cell>
          <table:table-cell table:formula="of:=RANK(INDIRECT(ADDRESS(60;9;4));INDIRECT(ADDRESS(60;2;4)):INDIRECT(ADDRESS(60;11;4));1)" office:value-type="float" office:value="6">
            <text:p>6</text:p>
          </table:table-cell>
          <table:table-cell table:formula="of:=RANK(INDIRECT(ADDRESS(60;10;4));INDIRECT(ADDRESS(60;2;4)):INDIRECT(ADDRESS(60;11;4));1)" office:value-type="float" office:value="1">
            <text:p>1</text:p>
          </table:table-cell>
          <table:table-cell table:formula="of:=RANK(INDIRECT(ADDRESS(60;11;4));INDIRECT(ADDRESS(60;2;4)):INDIRECT(ADDRESS(60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1;2;4));INDIRECT(ADDRESS(61;2;4)):INDIRECT(ADDRESS(61;11;4));1)" office:value-type="float" office:value="2">
            <text:p>2</text:p>
          </table:table-cell>
          <table:table-cell table:formula="of:=RANK(INDIRECT(ADDRESS(61;3;4));INDIRECT(ADDRESS(61;2;4)):INDIRECT(ADDRESS(61;11;4));1)" office:value-type="float" office:value="5">
            <text:p>5</text:p>
          </table:table-cell>
          <table:table-cell table:formula="of:=RANK(INDIRECT(ADDRESS(61;4;4));INDIRECT(ADDRESS(61;2;4)):INDIRECT(ADDRESS(61;11;4));1)" office:value-type="float" office:value="4">
            <text:p>4</text:p>
          </table:table-cell>
          <table:table-cell table:formula="of:=RANK(INDIRECT(ADDRESS(61;5;4));INDIRECT(ADDRESS(61;2;4)):INDIRECT(ADDRESS(61;11;4));1)" office:value-type="float" office:value="10">
            <text:p>10</text:p>
          </table:table-cell>
          <table:table-cell table:formula="of:=RANK(INDIRECT(ADDRESS(61;6;4));INDIRECT(ADDRESS(61;2;4)):INDIRECT(ADDRESS(61;11;4));1)" office:value-type="float" office:value="7">
            <text:p>7</text:p>
          </table:table-cell>
          <table:table-cell table:formula="of:=RANK(INDIRECT(ADDRESS(61;7;4));INDIRECT(ADDRESS(61;2;4)):INDIRECT(ADDRESS(61;11;4));1)" office:value-type="float" office:value="1">
            <text:p>1</text:p>
          </table:table-cell>
          <table:table-cell table:formula="of:=RANK(INDIRECT(ADDRESS(61;8;4));INDIRECT(ADDRESS(61;2;4)):INDIRECT(ADDRESS(61;11;4));1)" office:value-type="float" office:value="9">
            <text:p>9</text:p>
          </table:table-cell>
          <table:table-cell table:formula="of:=RANK(INDIRECT(ADDRESS(61;9;4));INDIRECT(ADDRESS(61;2;4)):INDIRECT(ADDRESS(61;11;4));1)" office:value-type="float" office:value="6">
            <text:p>6</text:p>
          </table:table-cell>
          <table:table-cell table:formula="of:=RANK(INDIRECT(ADDRESS(61;10;4));INDIRECT(ADDRESS(61;2;4)):INDIRECT(ADDRESS(61;11;4));1)" office:value-type="float" office:value="3">
            <text:p>3</text:p>
          </table:table-cell>
          <table:table-cell table:formula="of:=RANK(INDIRECT(ADDRESS(61;11;4));INDIRECT(ADDRESS(61;2;4)):INDIRECT(ADDRESS(61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2;2;4));INDIRECT(ADDRESS(62;2;4)):INDIRECT(ADDRESS(62;11;4));1)" office:value-type="float" office:value="3">
            <text:p>3</text:p>
          </table:table-cell>
          <table:table-cell table:formula="of:=RANK(INDIRECT(ADDRESS(62;3;4));INDIRECT(ADDRESS(62;2;4)):INDIRECT(ADDRESS(62;11;4));1)" office:value-type="float" office:value="5">
            <text:p>5</text:p>
          </table:table-cell>
          <table:table-cell table:formula="of:=RANK(INDIRECT(ADDRESS(62;4;4));INDIRECT(ADDRESS(62;2;4)):INDIRECT(ADDRESS(62;11;4));1)" office:value-type="float" office:value="4">
            <text:p>4</text:p>
          </table:table-cell>
          <table:table-cell table:formula="of:=RANK(INDIRECT(ADDRESS(62;5;4));INDIRECT(ADDRESS(62;2;4)):INDIRECT(ADDRESS(62;11;4));1)" office:value-type="float" office:value="9">
            <text:p>9</text:p>
          </table:table-cell>
          <table:table-cell table:formula="of:=RANK(INDIRECT(ADDRESS(62;6;4));INDIRECT(ADDRESS(62;2;4)):INDIRECT(ADDRESS(62;11;4));1)" office:value-type="float" office:value="7">
            <text:p>7</text:p>
          </table:table-cell>
          <table:table-cell table:formula="of:=RANK(INDIRECT(ADDRESS(62;7;4));INDIRECT(ADDRESS(62;2;4)):INDIRECT(ADDRESS(62;11;4));1)" office:value-type="float" office:value="2">
            <text:p>2</text:p>
          </table:table-cell>
          <table:table-cell table:formula="of:=RANK(INDIRECT(ADDRESS(62;8;4));INDIRECT(ADDRESS(62;2;4)):INDIRECT(ADDRESS(62;11;4));1)" office:value-type="float" office:value="10">
            <text:p>10</text:p>
          </table:table-cell>
          <table:table-cell table:formula="of:=RANK(INDIRECT(ADDRESS(62;9;4));INDIRECT(ADDRESS(62;2;4)):INDIRECT(ADDRESS(62;11;4));1)" office:value-type="float" office:value="6">
            <text:p>6</text:p>
          </table:table-cell>
          <table:table-cell table:formula="of:=RANK(INDIRECT(ADDRESS(62;10;4));INDIRECT(ADDRESS(62;2;4)):INDIRECT(ADDRESS(62;11;4));1)" office:value-type="float" office:value="1">
            <text:p>1</text:p>
          </table:table-cell>
          <table:table-cell table:formula="of:=RANK(INDIRECT(ADDRESS(62;11;4));INDIRECT(ADDRESS(62;2;4)):INDIRECT(ADDRESS(62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3;2;4));INDIRECT(ADDRESS(63;2;4)):INDIRECT(ADDRESS(63;11;4));1)" office:value-type="float" office:value="3">
            <text:p>3</text:p>
          </table:table-cell>
          <table:table-cell table:formula="of:=RANK(INDIRECT(ADDRESS(63;3;4));INDIRECT(ADDRESS(63;2;4)):INDIRECT(ADDRESS(63;11;4));1)" office:value-type="float" office:value="6">
            <text:p>6</text:p>
          </table:table-cell>
          <table:table-cell table:formula="of:=RANK(INDIRECT(ADDRESS(63;4;4));INDIRECT(ADDRESS(63;2;4)):INDIRECT(ADDRESS(63;11;4));1)" office:value-type="float" office:value="4">
            <text:p>4</text:p>
          </table:table-cell>
          <table:table-cell table:formula="of:=RANK(INDIRECT(ADDRESS(63;5;4));INDIRECT(ADDRESS(63;2;4)):INDIRECT(ADDRESS(63;11;4));1)" office:value-type="float" office:value="10">
            <text:p>10</text:p>
          </table:table-cell>
          <table:table-cell table:formula="of:=RANK(INDIRECT(ADDRESS(63;6;4));INDIRECT(ADDRESS(63;2;4)):INDIRECT(ADDRESS(63;11;4));1)" office:value-type="float" office:value="7">
            <text:p>7</text:p>
          </table:table-cell>
          <table:table-cell table:formula="of:=RANK(INDIRECT(ADDRESS(63;7;4));INDIRECT(ADDRESS(63;2;4)):INDIRECT(ADDRESS(63;11;4));1)" office:value-type="float" office:value="1">
            <text:p>1</text:p>
          </table:table-cell>
          <table:table-cell table:formula="of:=RANK(INDIRECT(ADDRESS(63;8;4));INDIRECT(ADDRESS(63;2;4)):INDIRECT(ADDRESS(63;11;4));1)" office:value-type="float" office:value="9">
            <text:p>9</text:p>
          </table:table-cell>
          <table:table-cell table:formula="of:=RANK(INDIRECT(ADDRESS(63;9;4));INDIRECT(ADDRESS(63;2;4)):INDIRECT(ADDRESS(63;11;4));1)" office:value-type="float" office:value="5">
            <text:p>5</text:p>
          </table:table-cell>
          <table:table-cell table:formula="of:=RANK(INDIRECT(ADDRESS(63;10;4));INDIRECT(ADDRESS(63;2;4)):INDIRECT(ADDRESS(63;11;4));1)" office:value-type="float" office:value="2">
            <text:p>2</text:p>
          </table:table-cell>
          <table:table-cell table:formula="of:=RANK(INDIRECT(ADDRESS(63;11;4));INDIRECT(ADDRESS(63;2;4)):INDIRECT(ADDRESS(63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4;2;4));INDIRECT(ADDRESS(64;2;4)):INDIRECT(ADDRESS(64;11;4));1)" office:value-type="float" office:value="3">
            <text:p>3</text:p>
          </table:table-cell>
          <table:table-cell table:formula="of:=RANK(INDIRECT(ADDRESS(64;3;4));INDIRECT(ADDRESS(64;2;4)):INDIRECT(ADDRESS(64;11;4));1)" office:value-type="float" office:value="5">
            <text:p>5</text:p>
          </table:table-cell>
          <table:table-cell table:formula="of:=RANK(INDIRECT(ADDRESS(64;4;4));INDIRECT(ADDRESS(64;2;4)):INDIRECT(ADDRESS(64;11;4));1)" office:value-type="float" office:value="4">
            <text:p>4</text:p>
          </table:table-cell>
          <table:table-cell table:formula="of:=RANK(INDIRECT(ADDRESS(64;5;4));INDIRECT(ADDRESS(64;2;4)):INDIRECT(ADDRESS(64;11;4));1)" office:value-type="float" office:value="9">
            <text:p>9</text:p>
          </table:table-cell>
          <table:table-cell table:formula="of:=RANK(INDIRECT(ADDRESS(64;6;4));INDIRECT(ADDRESS(64;2;4)):INDIRECT(ADDRESS(64;11;4));1)" office:value-type="float" office:value="7">
            <text:p>7</text:p>
          </table:table-cell>
          <table:table-cell table:formula="of:=RANK(INDIRECT(ADDRESS(64;7;4));INDIRECT(ADDRESS(64;2;4)):INDIRECT(ADDRESS(64;11;4));1)" office:value-type="float" office:value="1">
            <text:p>1</text:p>
          </table:table-cell>
          <table:table-cell table:formula="of:=RANK(INDIRECT(ADDRESS(64;8;4));INDIRECT(ADDRESS(64;2;4)):INDIRECT(ADDRESS(64;11;4));1)" office:value-type="float" office:value="10">
            <text:p>10</text:p>
          </table:table-cell>
          <table:table-cell table:formula="of:=RANK(INDIRECT(ADDRESS(64;9;4));INDIRECT(ADDRESS(64;2;4)):INDIRECT(ADDRESS(64;11;4));1)" office:value-type="float" office:value="6">
            <text:p>6</text:p>
          </table:table-cell>
          <table:table-cell table:formula="of:=RANK(INDIRECT(ADDRESS(64;10;4));INDIRECT(ADDRESS(64;2;4)):INDIRECT(ADDRESS(64;11;4));1)" office:value-type="float" office:value="2">
            <text:p>2</text:p>
          </table:table-cell>
          <table:table-cell table:formula="of:=RANK(INDIRECT(ADDRESS(64;11;4));INDIRECT(ADDRESS(64;2;4)):INDIRECT(ADDRESS(64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5;2;4));INDIRECT(ADDRESS(65;2;4)):INDIRECT(ADDRESS(65;11;4));1)" office:value-type="float" office:value="3">
            <text:p>3</text:p>
          </table:table-cell>
          <table:table-cell table:formula="of:=RANK(INDIRECT(ADDRESS(65;3;4));INDIRECT(ADDRESS(65;2;4)):INDIRECT(ADDRESS(65;11;4));1)" office:value-type="float" office:value="5">
            <text:p>5</text:p>
          </table:table-cell>
          <table:table-cell table:formula="of:=RANK(INDIRECT(ADDRESS(65;4;4));INDIRECT(ADDRESS(65;2;4)):INDIRECT(ADDRESS(65;11;4));1)" office:value-type="float" office:value="4">
            <text:p>4</text:p>
          </table:table-cell>
          <table:table-cell table:formula="of:=RANK(INDIRECT(ADDRESS(65;5;4));INDIRECT(ADDRESS(65;2;4)):INDIRECT(ADDRESS(65;11;4));1)" office:value-type="float" office:value="10">
            <text:p>10</text:p>
          </table:table-cell>
          <table:table-cell table:formula="of:=RANK(INDIRECT(ADDRESS(65;6;4));INDIRECT(ADDRESS(65;2;4)):INDIRECT(ADDRESS(65;11;4));1)" office:value-type="float" office:value="7">
            <text:p>7</text:p>
          </table:table-cell>
          <table:table-cell table:formula="of:=RANK(INDIRECT(ADDRESS(65;7;4));INDIRECT(ADDRESS(65;2;4)):INDIRECT(ADDRESS(65;11;4));1)" office:value-type="float" office:value="2">
            <text:p>2</text:p>
          </table:table-cell>
          <table:table-cell table:formula="of:=RANK(INDIRECT(ADDRESS(65;8;4));INDIRECT(ADDRESS(65;2;4)):INDIRECT(ADDRESS(65;11;4));1)" office:value-type="float" office:value="9">
            <text:p>9</text:p>
          </table:table-cell>
          <table:table-cell table:formula="of:=RANK(INDIRECT(ADDRESS(65;9;4));INDIRECT(ADDRESS(65;2;4)):INDIRECT(ADDRESS(65;11;4));1)" office:value-type="float" office:value="6">
            <text:p>6</text:p>
          </table:table-cell>
          <table:table-cell table:formula="of:=RANK(INDIRECT(ADDRESS(65;10;4));INDIRECT(ADDRESS(65;2;4)):INDIRECT(ADDRESS(65;11;4));1)" office:value-type="float" office:value="1">
            <text:p>1</text:p>
          </table:table-cell>
          <table:table-cell table:formula="of:=RANK(INDIRECT(ADDRESS(65;11;4));INDIRECT(ADDRESS(65;2;4)):INDIRECT(ADDRESS(65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6;2;4));INDIRECT(ADDRESS(66;2;4)):INDIRECT(ADDRESS(66;11;4));1)" office:value-type="float" office:value="3">
            <text:p>3</text:p>
          </table:table-cell>
          <table:table-cell table:formula="of:=RANK(INDIRECT(ADDRESS(66;3;4));INDIRECT(ADDRESS(66;2;4)):INDIRECT(ADDRESS(66;11;4));1)" office:value-type="float" office:value="5">
            <text:p>5</text:p>
          </table:table-cell>
          <table:table-cell table:formula="of:=RANK(INDIRECT(ADDRESS(66;4;4));INDIRECT(ADDRESS(66;2;4)):INDIRECT(ADDRESS(66;11;4));1)" office:value-type="float" office:value="4">
            <text:p>4</text:p>
          </table:table-cell>
          <table:table-cell table:formula="of:=RANK(INDIRECT(ADDRESS(66;5;4));INDIRECT(ADDRESS(66;2;4)):INDIRECT(ADDRESS(66;11;4));1)" office:value-type="float" office:value="9">
            <text:p>9</text:p>
          </table:table-cell>
          <table:table-cell table:formula="of:=RANK(INDIRECT(ADDRESS(66;6;4));INDIRECT(ADDRESS(66;2;4)):INDIRECT(ADDRESS(66;11;4));1)" office:value-type="float" office:value="7">
            <text:p>7</text:p>
          </table:table-cell>
          <table:table-cell table:formula="of:=RANK(INDIRECT(ADDRESS(66;7;4));INDIRECT(ADDRESS(66;2;4)):INDIRECT(ADDRESS(66;11;4));1)" office:value-type="float" office:value="1">
            <text:p>1</text:p>
          </table:table-cell>
          <table:table-cell table:formula="of:=RANK(INDIRECT(ADDRESS(66;8;4));INDIRECT(ADDRESS(66;2;4)):INDIRECT(ADDRESS(66;11;4));1)" office:value-type="float" office:value="10">
            <text:p>10</text:p>
          </table:table-cell>
          <table:table-cell table:formula="of:=RANK(INDIRECT(ADDRESS(66;9;4));INDIRECT(ADDRESS(66;2;4)):INDIRECT(ADDRESS(66;11;4));1)" office:value-type="float" office:value="6">
            <text:p>6</text:p>
          </table:table-cell>
          <table:table-cell table:formula="of:=RANK(INDIRECT(ADDRESS(66;10;4));INDIRECT(ADDRESS(66;2;4)):INDIRECT(ADDRESS(66;11;4));1)" office:value-type="float" office:value="2">
            <text:p>2</text:p>
          </table:table-cell>
          <table:table-cell table:formula="of:=RANK(INDIRECT(ADDRESS(66;11;4));INDIRECT(ADDRESS(66;2;4)):INDIRECT(ADDRESS(66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7;2;4));INDIRECT(ADDRESS(67;2;4)):INDIRECT(ADDRESS(67;11;4));1)" office:value-type="float" office:value="3">
            <text:p>3</text:p>
          </table:table-cell>
          <table:table-cell table:formula="of:=RANK(INDIRECT(ADDRESS(67;3;4));INDIRECT(ADDRESS(67;2;4)):INDIRECT(ADDRESS(67;11;4));1)" office:value-type="float" office:value="5">
            <text:p>5</text:p>
          </table:table-cell>
          <table:table-cell table:formula="of:=RANK(INDIRECT(ADDRESS(67;4;4));INDIRECT(ADDRESS(67;2;4)):INDIRECT(ADDRESS(67;11;4));1)" office:value-type="float" office:value="4">
            <text:p>4</text:p>
          </table:table-cell>
          <table:table-cell table:formula="of:=RANK(INDIRECT(ADDRESS(67;5;4));INDIRECT(ADDRESS(67;2;4)):INDIRECT(ADDRESS(67;11;4));1)" office:value-type="float" office:value="9">
            <text:p>9</text:p>
          </table:table-cell>
          <table:table-cell table:formula="of:=RANK(INDIRECT(ADDRESS(67;6;4));INDIRECT(ADDRESS(67;2;4)):INDIRECT(ADDRESS(67;11;4));1)" office:value-type="float" office:value="7">
            <text:p>7</text:p>
          </table:table-cell>
          <table:table-cell table:formula="of:=RANK(INDIRECT(ADDRESS(67;7;4));INDIRECT(ADDRESS(67;2;4)):INDIRECT(ADDRESS(67;11;4));1)" office:value-type="float" office:value="1">
            <text:p>1</text:p>
          </table:table-cell>
          <table:table-cell table:formula="of:=RANK(INDIRECT(ADDRESS(67;8;4));INDIRECT(ADDRESS(67;2;4)):INDIRECT(ADDRESS(67;11;4));1)" office:value-type="float" office:value="10">
            <text:p>10</text:p>
          </table:table-cell>
          <table:table-cell table:formula="of:=RANK(INDIRECT(ADDRESS(67;9;4));INDIRECT(ADDRESS(67;2;4)):INDIRECT(ADDRESS(67;11;4));1)" office:value-type="float" office:value="6">
            <text:p>6</text:p>
          </table:table-cell>
          <table:table-cell table:formula="of:=RANK(INDIRECT(ADDRESS(67;10;4));INDIRECT(ADDRESS(67;2;4)):INDIRECT(ADDRESS(67;11;4));1)" office:value-type="float" office:value="2">
            <text:p>2</text:p>
          </table:table-cell>
          <table:table-cell table:formula="of:=RANK(INDIRECT(ADDRESS(67;11;4));INDIRECT(ADDRESS(67;2;4)):INDIRECT(ADDRESS(67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8;2;4));INDIRECT(ADDRESS(68;2;4)):INDIRECT(ADDRESS(68;11;4));1)" office:value-type="float" office:value="3">
            <text:p>3</text:p>
          </table:table-cell>
          <table:table-cell table:formula="of:=RANK(INDIRECT(ADDRESS(68;3;4));INDIRECT(ADDRESS(68;2;4)):INDIRECT(ADDRESS(68;11;4));1)" office:value-type="float" office:value="6">
            <text:p>6</text:p>
          </table:table-cell>
          <table:table-cell table:formula="of:=RANK(INDIRECT(ADDRESS(68;4;4));INDIRECT(ADDRESS(68;2;4)):INDIRECT(ADDRESS(68;11;4));1)" office:value-type="float" office:value="4">
            <text:p>4</text:p>
          </table:table-cell>
          <table:table-cell table:formula="of:=RANK(INDIRECT(ADDRESS(68;5;4));INDIRECT(ADDRESS(68;2;4)):INDIRECT(ADDRESS(68;11;4));1)" office:value-type="float" office:value="9">
            <text:p>9</text:p>
          </table:table-cell>
          <table:table-cell table:formula="of:=RANK(INDIRECT(ADDRESS(68;6;4));INDIRECT(ADDRESS(68;2;4)):INDIRECT(ADDRESS(68;11;4));1)" office:value-type="float" office:value="5">
            <text:p>5</text:p>
          </table:table-cell>
          <table:table-cell table:formula="of:=RANK(INDIRECT(ADDRESS(68;7;4));INDIRECT(ADDRESS(68;2;4)):INDIRECT(ADDRESS(68;11;4));1)" office:value-type="float" office:value="2">
            <text:p>2</text:p>
          </table:table-cell>
          <table:table-cell table:formula="of:=RANK(INDIRECT(ADDRESS(68;8;4));INDIRECT(ADDRESS(68;2;4)):INDIRECT(ADDRESS(68;11;4));1)" office:value-type="float" office:value="10">
            <text:p>10</text:p>
          </table:table-cell>
          <table:table-cell table:formula="of:=RANK(INDIRECT(ADDRESS(68;9;4));INDIRECT(ADDRESS(68;2;4)):INDIRECT(ADDRESS(68;11;4));1)" office:value-type="float" office:value="7">
            <text:p>7</text:p>
          </table:table-cell>
          <table:table-cell table:formula="of:=RANK(INDIRECT(ADDRESS(68;10;4));INDIRECT(ADDRESS(68;2;4)):INDIRECT(ADDRESS(68;11;4));1)" office:value-type="float" office:value="1">
            <text:p>1</text:p>
          </table:table-cell>
          <table:table-cell table:formula="of:=RANK(INDIRECT(ADDRESS(68;11;4));INDIRECT(ADDRESS(68;2;4)):INDIRECT(ADDRESS(68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69;2;4));INDIRECT(ADDRESS(69;2;4)):INDIRECT(ADDRESS(69;11;4));1)" office:value-type="float" office:value="3">
            <text:p>3</text:p>
          </table:table-cell>
          <table:table-cell table:formula="of:=RANK(INDIRECT(ADDRESS(69;3;4));INDIRECT(ADDRESS(69;2;4)):INDIRECT(ADDRESS(69;11;4));1)" office:value-type="float" office:value="5">
            <text:p>5</text:p>
          </table:table-cell>
          <table:table-cell table:formula="of:=RANK(INDIRECT(ADDRESS(69;4;4));INDIRECT(ADDRESS(69;2;4)):INDIRECT(ADDRESS(69;11;4));1)" office:value-type="float" office:value="4">
            <text:p>4</text:p>
          </table:table-cell>
          <table:table-cell table:formula="of:=RANK(INDIRECT(ADDRESS(69;5;4));INDIRECT(ADDRESS(69;2;4)):INDIRECT(ADDRESS(69;11;4));1)" office:value-type="float" office:value="9">
            <text:p>9</text:p>
          </table:table-cell>
          <table:table-cell table:formula="of:=RANK(INDIRECT(ADDRESS(69;6;4));INDIRECT(ADDRESS(69;2;4)):INDIRECT(ADDRESS(69;11;4));1)" office:value-type="float" office:value="7">
            <text:p>7</text:p>
          </table:table-cell>
          <table:table-cell table:formula="of:=RANK(INDIRECT(ADDRESS(69;7;4));INDIRECT(ADDRESS(69;2;4)):INDIRECT(ADDRESS(69;11;4));1)" office:value-type="float" office:value="1">
            <text:p>1</text:p>
          </table:table-cell>
          <table:table-cell table:formula="of:=RANK(INDIRECT(ADDRESS(69;8;4));INDIRECT(ADDRESS(69;2;4)):INDIRECT(ADDRESS(69;11;4));1)" office:value-type="float" office:value="10">
            <text:p>10</text:p>
          </table:table-cell>
          <table:table-cell table:formula="of:=RANK(INDIRECT(ADDRESS(69;9;4));INDIRECT(ADDRESS(69;2;4)):INDIRECT(ADDRESS(69;11;4));1)" office:value-type="float" office:value="6">
            <text:p>6</text:p>
          </table:table-cell>
          <table:table-cell table:formula="of:=RANK(INDIRECT(ADDRESS(69;10;4));INDIRECT(ADDRESS(69;2;4)):INDIRECT(ADDRESS(69;11;4));1)" office:value-type="float" office:value="1">
            <text:p>1</text:p>
          </table:table-cell>
          <table:table-cell table:formula="of:=RANK(INDIRECT(ADDRESS(69;11;4));INDIRECT(ADDRESS(69;2;4)):INDIRECT(ADDRESS(69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0;2;4));INDIRECT(ADDRESS(70;2;4)):INDIRECT(ADDRESS(70;11;4));1)" office:value-type="float" office:value="3">
            <text:p>3</text:p>
          </table:table-cell>
          <table:table-cell table:formula="of:=RANK(INDIRECT(ADDRESS(70;3;4));INDIRECT(ADDRESS(70;2;4)):INDIRECT(ADDRESS(70;11;4));1)" office:value-type="float" office:value="6">
            <text:p>6</text:p>
          </table:table-cell>
          <table:table-cell table:formula="of:=RANK(INDIRECT(ADDRESS(70;4;4));INDIRECT(ADDRESS(70;2;4)):INDIRECT(ADDRESS(70;11;4));1)" office:value-type="float" office:value="4">
            <text:p>4</text:p>
          </table:table-cell>
          <table:table-cell table:formula="of:=RANK(INDIRECT(ADDRESS(70;5;4));INDIRECT(ADDRESS(70;2;4)):INDIRECT(ADDRESS(70;11;4));1)" office:value-type="float" office:value="9">
            <text:p>9</text:p>
          </table:table-cell>
          <table:table-cell table:formula="of:=RANK(INDIRECT(ADDRESS(70;6;4));INDIRECT(ADDRESS(70;2;4)):INDIRECT(ADDRESS(70;11;4));1)" office:value-type="float" office:value="5">
            <text:p>5</text:p>
          </table:table-cell>
          <table:table-cell table:formula="of:=RANK(INDIRECT(ADDRESS(70;7;4));INDIRECT(ADDRESS(70;2;4)):INDIRECT(ADDRESS(70;11;4));1)" office:value-type="float" office:value="2">
            <text:p>2</text:p>
          </table:table-cell>
          <table:table-cell table:formula="of:=RANK(INDIRECT(ADDRESS(70;8;4));INDIRECT(ADDRESS(70;2;4)):INDIRECT(ADDRESS(70;11;4));1)" office:value-type="float" office:value="10">
            <text:p>10</text:p>
          </table:table-cell>
          <table:table-cell table:formula="of:=RANK(INDIRECT(ADDRESS(70;9;4));INDIRECT(ADDRESS(70;2;4)):INDIRECT(ADDRESS(70;11;4));1)" office:value-type="float" office:value="7">
            <text:p>7</text:p>
          </table:table-cell>
          <table:table-cell table:formula="of:=RANK(INDIRECT(ADDRESS(70;10;4));INDIRECT(ADDRESS(70;2;4)):INDIRECT(ADDRESS(70;11;4));1)" office:value-type="float" office:value="1">
            <text:p>1</text:p>
          </table:table-cell>
          <table:table-cell table:formula="of:=RANK(INDIRECT(ADDRESS(70;11;4));INDIRECT(ADDRESS(70;2;4)):INDIRECT(ADDRESS(70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1;2;4));INDIRECT(ADDRESS(71;2;4)):INDIRECT(ADDRESS(71;11;4));1)" office:value-type="float" office:value="3">
            <text:p>3</text:p>
          </table:table-cell>
          <table:table-cell table:formula="of:=RANK(INDIRECT(ADDRESS(71;3;4));INDIRECT(ADDRESS(71;2;4)):INDIRECT(ADDRESS(71;11;4));1)" office:value-type="float" office:value="5">
            <text:p>5</text:p>
          </table:table-cell>
          <table:table-cell table:formula="of:=RANK(INDIRECT(ADDRESS(71;4;4));INDIRECT(ADDRESS(71;2;4)):INDIRECT(ADDRESS(71;11;4));1)" office:value-type="float" office:value="4">
            <text:p>4</text:p>
          </table:table-cell>
          <table:table-cell table:formula="of:=RANK(INDIRECT(ADDRESS(71;5;4));INDIRECT(ADDRESS(71;2;4)):INDIRECT(ADDRESS(71;11;4));1)" office:value-type="float" office:value="9">
            <text:p>9</text:p>
          </table:table-cell>
          <table:table-cell table:formula="of:=RANK(INDIRECT(ADDRESS(71;6;4));INDIRECT(ADDRESS(71;2;4)):INDIRECT(ADDRESS(71;11;4));1)" office:value-type="float" office:value="7">
            <text:p>7</text:p>
          </table:table-cell>
          <table:table-cell table:formula="of:=RANK(INDIRECT(ADDRESS(71;7;4));INDIRECT(ADDRESS(71;2;4)):INDIRECT(ADDRESS(71;11;4));1)" office:value-type="float" office:value="1">
            <text:p>1</text:p>
          </table:table-cell>
          <table:table-cell table:formula="of:=RANK(INDIRECT(ADDRESS(71;8;4));INDIRECT(ADDRESS(71;2;4)):INDIRECT(ADDRESS(71;11;4));1)" office:value-type="float" office:value="10">
            <text:p>10</text:p>
          </table:table-cell>
          <table:table-cell table:formula="of:=RANK(INDIRECT(ADDRESS(71;9;4));INDIRECT(ADDRESS(71;2;4)):INDIRECT(ADDRESS(71;11;4));1)" office:value-type="float" office:value="6">
            <text:p>6</text:p>
          </table:table-cell>
          <table:table-cell table:formula="of:=RANK(INDIRECT(ADDRESS(71;10;4));INDIRECT(ADDRESS(71;2;4)):INDIRECT(ADDRESS(71;11;4));1)" office:value-type="float" office:value="2">
            <text:p>2</text:p>
          </table:table-cell>
          <table:table-cell table:formula="of:=RANK(INDIRECT(ADDRESS(71;11;4));INDIRECT(ADDRESS(71;2;4)):INDIRECT(ADDRESS(71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2;2;4));INDIRECT(ADDRESS(72;2;4)):INDIRECT(ADDRESS(72;11;4));1)" office:value-type="float" office:value="3">
            <text:p>3</text:p>
          </table:table-cell>
          <table:table-cell table:formula="of:=RANK(INDIRECT(ADDRESS(72;3;4));INDIRECT(ADDRESS(72;2;4)):INDIRECT(ADDRESS(72;11;4));1)" office:value-type="float" office:value="5">
            <text:p>5</text:p>
          </table:table-cell>
          <table:table-cell table:formula="of:=RANK(INDIRECT(ADDRESS(72;4;4));INDIRECT(ADDRESS(72;2;4)):INDIRECT(ADDRESS(72;11;4));1)" office:value-type="float" office:value="4">
            <text:p>4</text:p>
          </table:table-cell>
          <table:table-cell table:formula="of:=RANK(INDIRECT(ADDRESS(72;5;4));INDIRECT(ADDRESS(72;2;4)):INDIRECT(ADDRESS(72;11;4));1)" office:value-type="float" office:value="9">
            <text:p>9</text:p>
          </table:table-cell>
          <table:table-cell table:formula="of:=RANK(INDIRECT(ADDRESS(72;6;4));INDIRECT(ADDRESS(72;2;4)):INDIRECT(ADDRESS(72;11;4));1)" office:value-type="float" office:value="7">
            <text:p>7</text:p>
          </table:table-cell>
          <table:table-cell table:formula="of:=RANK(INDIRECT(ADDRESS(72;7;4));INDIRECT(ADDRESS(72;2;4)):INDIRECT(ADDRESS(72;11;4));1)" office:value-type="float" office:value="2">
            <text:p>2</text:p>
          </table:table-cell>
          <table:table-cell table:formula="of:=RANK(INDIRECT(ADDRESS(72;8;4));INDIRECT(ADDRESS(72;2;4)):INDIRECT(ADDRESS(72;11;4));1)" office:value-type="float" office:value="10">
            <text:p>10</text:p>
          </table:table-cell>
          <table:table-cell table:formula="of:=RANK(INDIRECT(ADDRESS(72;9;4));INDIRECT(ADDRESS(72;2;4)):INDIRECT(ADDRESS(72;11;4));1)" office:value-type="float" office:value="6">
            <text:p>6</text:p>
          </table:table-cell>
          <table:table-cell table:formula="of:=RANK(INDIRECT(ADDRESS(72;10;4));INDIRECT(ADDRESS(72;2;4)):INDIRECT(ADDRESS(72;11;4));1)" office:value-type="float" office:value="1">
            <text:p>1</text:p>
          </table:table-cell>
          <table:table-cell table:formula="of:=RANK(INDIRECT(ADDRESS(72;11;4));INDIRECT(ADDRESS(72;2;4)):INDIRECT(ADDRESS(72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3;2;4));INDIRECT(ADDRESS(73;2;4)):INDIRECT(ADDRESS(73;11;4));1)" office:value-type="float" office:value="3">
            <text:p>3</text:p>
          </table:table-cell>
          <table:table-cell table:formula="of:=RANK(INDIRECT(ADDRESS(73;3;4));INDIRECT(ADDRESS(73;2;4)):INDIRECT(ADDRESS(73;11;4));1)" office:value-type="float" office:value="6">
            <text:p>6</text:p>
          </table:table-cell>
          <table:table-cell table:formula="of:=RANK(INDIRECT(ADDRESS(73;4;4));INDIRECT(ADDRESS(73;2;4)):INDIRECT(ADDRESS(73;11;4));1)" office:value-type="float" office:value="4">
            <text:p>4</text:p>
          </table:table-cell>
          <table:table-cell table:formula="of:=RANK(INDIRECT(ADDRESS(73;5;4));INDIRECT(ADDRESS(73;2;4)):INDIRECT(ADDRESS(73;11;4));1)" office:value-type="float" office:value="9">
            <text:p>9</text:p>
          </table:table-cell>
          <table:table-cell table:formula="of:=RANK(INDIRECT(ADDRESS(73;6;4));INDIRECT(ADDRESS(73;2;4)):INDIRECT(ADDRESS(73;11;4));1)" office:value-type="float" office:value="7">
            <text:p>7</text:p>
          </table:table-cell>
          <table:table-cell table:formula="of:=RANK(INDIRECT(ADDRESS(73;7;4));INDIRECT(ADDRESS(73;2;4)):INDIRECT(ADDRESS(73;11;4));1)" office:value-type="float" office:value="2">
            <text:p>2</text:p>
          </table:table-cell>
          <table:table-cell table:formula="of:=RANK(INDIRECT(ADDRESS(73;8;4));INDIRECT(ADDRESS(73;2;4)):INDIRECT(ADDRESS(73;11;4));1)" office:value-type="float" office:value="10">
            <text:p>10</text:p>
          </table:table-cell>
          <table:table-cell table:formula="of:=RANK(INDIRECT(ADDRESS(73;9;4));INDIRECT(ADDRESS(73;2;4)):INDIRECT(ADDRESS(73;11;4));1)" office:value-type="float" office:value="5">
            <text:p>5</text:p>
          </table:table-cell>
          <table:table-cell table:formula="of:=RANK(INDIRECT(ADDRESS(73;10;4));INDIRECT(ADDRESS(73;2;4)):INDIRECT(ADDRESS(73;11;4));1)" office:value-type="float" office:value="1">
            <text:p>1</text:p>
          </table:table-cell>
          <table:table-cell table:formula="of:=RANK(INDIRECT(ADDRESS(73;11;4));INDIRECT(ADDRESS(73;2;4)):INDIRECT(ADDRESS(73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4;2;4));INDIRECT(ADDRESS(74;2;4)):INDIRECT(ADDRESS(74;11;4));1)" office:value-type="float" office:value="3">
            <text:p>3</text:p>
          </table:table-cell>
          <table:table-cell table:formula="of:=RANK(INDIRECT(ADDRESS(74;3;4));INDIRECT(ADDRESS(74;2;4)):INDIRECT(ADDRESS(74;11;4));1)" office:value-type="float" office:value="6">
            <text:p>6</text:p>
          </table:table-cell>
          <table:table-cell table:formula="of:=RANK(INDIRECT(ADDRESS(74;4;4));INDIRECT(ADDRESS(74;2;4)):INDIRECT(ADDRESS(74;11;4));1)" office:value-type="float" office:value="4">
            <text:p>4</text:p>
          </table:table-cell>
          <table:table-cell table:formula="of:=RANK(INDIRECT(ADDRESS(74;5;4));INDIRECT(ADDRESS(74;2;4)):INDIRECT(ADDRESS(74;11;4));1)" office:value-type="float" office:value="10">
            <text:p>10</text:p>
          </table:table-cell>
          <table:table-cell table:formula="of:=RANK(INDIRECT(ADDRESS(74;6;4));INDIRECT(ADDRESS(74;2;4)):INDIRECT(ADDRESS(74;11;4));1)" office:value-type="float" office:value="7">
            <text:p>7</text:p>
          </table:table-cell>
          <table:table-cell table:formula="of:=RANK(INDIRECT(ADDRESS(74;7;4));INDIRECT(ADDRESS(74;2;4)):INDIRECT(ADDRESS(74;11;4));1)" office:value-type="float" office:value="1">
            <text:p>1</text:p>
          </table:table-cell>
          <table:table-cell table:formula="of:=RANK(INDIRECT(ADDRESS(74;8;4));INDIRECT(ADDRESS(74;2;4)):INDIRECT(ADDRESS(74;11;4));1)" office:value-type="float" office:value="9">
            <text:p>9</text:p>
          </table:table-cell>
          <table:table-cell table:formula="of:=RANK(INDIRECT(ADDRESS(74;9;4));INDIRECT(ADDRESS(74;2;4)):INDIRECT(ADDRESS(74;11;4));1)" office:value-type="float" office:value="5">
            <text:p>5</text:p>
          </table:table-cell>
          <table:table-cell table:formula="of:=RANK(INDIRECT(ADDRESS(74;10;4));INDIRECT(ADDRESS(74;2;4)):INDIRECT(ADDRESS(74;11;4));1)" office:value-type="float" office:value="2">
            <text:p>2</text:p>
          </table:table-cell>
          <table:table-cell table:formula="of:=RANK(INDIRECT(ADDRESS(74;11;4));INDIRECT(ADDRESS(74;2;4)):INDIRECT(ADDRESS(74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5;2;4));INDIRECT(ADDRESS(75;2;4)):INDIRECT(ADDRESS(75;11;4));1)" office:value-type="float" office:value="2">
            <text:p>2</text:p>
          </table:table-cell>
          <table:table-cell table:formula="of:=RANK(INDIRECT(ADDRESS(75;3;4));INDIRECT(ADDRESS(75;2;4)):INDIRECT(ADDRESS(75;11;4));1)" office:value-type="float" office:value="6">
            <text:p>6</text:p>
          </table:table-cell>
          <table:table-cell table:formula="of:=RANK(INDIRECT(ADDRESS(75;4;4));INDIRECT(ADDRESS(75;2;4)):INDIRECT(ADDRESS(75;11;4));1)" office:value-type="float" office:value="4">
            <text:p>4</text:p>
          </table:table-cell>
          <table:table-cell table:formula="of:=RANK(INDIRECT(ADDRESS(75;5;4));INDIRECT(ADDRESS(75;2;4)):INDIRECT(ADDRESS(75;11;4));1)" office:value-type="float" office:value="10">
            <text:p>10</text:p>
          </table:table-cell>
          <table:table-cell table:formula="of:=RANK(INDIRECT(ADDRESS(75;6;4));INDIRECT(ADDRESS(75;2;4)):INDIRECT(ADDRESS(75;11;4));1)" office:value-type="float" office:value="7">
            <text:p>7</text:p>
          </table:table-cell>
          <table:table-cell table:formula="of:=RANK(INDIRECT(ADDRESS(75;7;4));INDIRECT(ADDRESS(75;2;4)):INDIRECT(ADDRESS(75;11;4));1)" office:value-type="float" office:value="1">
            <text:p>1</text:p>
          </table:table-cell>
          <table:table-cell table:formula="of:=RANK(INDIRECT(ADDRESS(75;8;4));INDIRECT(ADDRESS(75;2;4)):INDIRECT(ADDRESS(75;11;4));1)" office:value-type="float" office:value="9">
            <text:p>9</text:p>
          </table:table-cell>
          <table:table-cell table:formula="of:=RANK(INDIRECT(ADDRESS(75;9;4));INDIRECT(ADDRESS(75;2;4)):INDIRECT(ADDRESS(75;11;4));1)" office:value-type="float" office:value="5">
            <text:p>5</text:p>
          </table:table-cell>
          <table:table-cell table:formula="of:=RANK(INDIRECT(ADDRESS(75;10;4));INDIRECT(ADDRESS(75;2;4)):INDIRECT(ADDRESS(75;11;4));1)" office:value-type="float" office:value="3">
            <text:p>3</text:p>
          </table:table-cell>
          <table:table-cell table:formula="of:=RANK(INDIRECT(ADDRESS(75;11;4));INDIRECT(ADDRESS(75;2;4)):INDIRECT(ADDRESS(75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6;2;4));INDIRECT(ADDRESS(76;2;4)):INDIRECT(ADDRESS(76;11;4));1)" office:value-type="float" office:value="3">
            <text:p>3</text:p>
          </table:table-cell>
          <table:table-cell table:formula="of:=RANK(INDIRECT(ADDRESS(76;3;4));INDIRECT(ADDRESS(76;2;4)):INDIRECT(ADDRESS(76;11;4));1)" office:value-type="float" office:value="5">
            <text:p>5</text:p>
          </table:table-cell>
          <table:table-cell table:formula="of:=RANK(INDIRECT(ADDRESS(76;4;4));INDIRECT(ADDRESS(76;2;4)):INDIRECT(ADDRESS(76;11;4));1)" office:value-type="float" office:value="4">
            <text:p>4</text:p>
          </table:table-cell>
          <table:table-cell table:formula="of:=RANK(INDIRECT(ADDRESS(76;5;4));INDIRECT(ADDRESS(76;2;4)):INDIRECT(ADDRESS(76;11;4));1)" office:value-type="float" office:value="10">
            <text:p>10</text:p>
          </table:table-cell>
          <table:table-cell table:formula="of:=RANK(INDIRECT(ADDRESS(76;6;4));INDIRECT(ADDRESS(76;2;4)):INDIRECT(ADDRESS(76;11;4));1)" office:value-type="float" office:value="7">
            <text:p>7</text:p>
          </table:table-cell>
          <table:table-cell table:formula="of:=RANK(INDIRECT(ADDRESS(76;7;4));INDIRECT(ADDRESS(76;2;4)):INDIRECT(ADDRESS(76;11;4));1)" office:value-type="float" office:value="1">
            <text:p>1</text:p>
          </table:table-cell>
          <table:table-cell table:formula="of:=RANK(INDIRECT(ADDRESS(76;8;4));INDIRECT(ADDRESS(76;2;4)):INDIRECT(ADDRESS(76;11;4));1)" office:value-type="float" office:value="9">
            <text:p>9</text:p>
          </table:table-cell>
          <table:table-cell table:formula="of:=RANK(INDIRECT(ADDRESS(76;9;4));INDIRECT(ADDRESS(76;2;4)):INDIRECT(ADDRESS(76;11;4));1)" office:value-type="float" office:value="6">
            <text:p>6</text:p>
          </table:table-cell>
          <table:table-cell table:formula="of:=RANK(INDIRECT(ADDRESS(76;10;4));INDIRECT(ADDRESS(76;2;4)):INDIRECT(ADDRESS(76;11;4));1)" office:value-type="float" office:value="2">
            <text:p>2</text:p>
          </table:table-cell>
          <table:table-cell table:formula="of:=RANK(INDIRECT(ADDRESS(76;11;4));INDIRECT(ADDRESS(76;2;4)):INDIRECT(ADDRESS(76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7;2;4));INDIRECT(ADDRESS(77;2;4)):INDIRECT(ADDRESS(77;11;4));1)" office:value-type="float" office:value="3">
            <text:p>3</text:p>
          </table:table-cell>
          <table:table-cell table:formula="of:=RANK(INDIRECT(ADDRESS(77;3;4));INDIRECT(ADDRESS(77;2;4)):INDIRECT(ADDRESS(77;11;4));1)" office:value-type="float" office:value="5">
            <text:p>5</text:p>
          </table:table-cell>
          <table:table-cell table:formula="of:=RANK(INDIRECT(ADDRESS(77;4;4));INDIRECT(ADDRESS(77;2;4)):INDIRECT(ADDRESS(77;11;4));1)" office:value-type="float" office:value="4">
            <text:p>4</text:p>
          </table:table-cell>
          <table:table-cell table:formula="of:=RANK(INDIRECT(ADDRESS(77;5;4));INDIRECT(ADDRESS(77;2;4)):INDIRECT(ADDRESS(77;11;4));1)" office:value-type="float" office:value="10">
            <text:p>10</text:p>
          </table:table-cell>
          <table:table-cell table:formula="of:=RANK(INDIRECT(ADDRESS(77;6;4));INDIRECT(ADDRESS(77;2;4)):INDIRECT(ADDRESS(77;11;4));1)" office:value-type="float" office:value="6">
            <text:p>6</text:p>
          </table:table-cell>
          <table:table-cell table:formula="of:=RANK(INDIRECT(ADDRESS(77;7;4));INDIRECT(ADDRESS(77;2;4)):INDIRECT(ADDRESS(77;11;4));1)" office:value-type="float" office:value="2">
            <text:p>2</text:p>
          </table:table-cell>
          <table:table-cell table:formula="of:=RANK(INDIRECT(ADDRESS(77;8;4));INDIRECT(ADDRESS(77;2;4)):INDIRECT(ADDRESS(77;11;4));1)" office:value-type="float" office:value="9">
            <text:p>9</text:p>
          </table:table-cell>
          <table:table-cell table:formula="of:=RANK(INDIRECT(ADDRESS(77;9;4));INDIRECT(ADDRESS(77;2;4)):INDIRECT(ADDRESS(77;11;4));1)" office:value-type="float" office:value="7">
            <text:p>7</text:p>
          </table:table-cell>
          <table:table-cell table:formula="of:=RANK(INDIRECT(ADDRESS(77;10;4));INDIRECT(ADDRESS(77;2;4)):INDIRECT(ADDRESS(77;11;4));1)" office:value-type="float" office:value="1">
            <text:p>1</text:p>
          </table:table-cell>
          <table:table-cell table:formula="of:=RANK(INDIRECT(ADDRESS(77;11;4));INDIRECT(ADDRESS(77;2;4)):INDIRECT(ADDRESS(77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8;2;4));INDIRECT(ADDRESS(78;2;4)):INDIRECT(ADDRESS(78;11;4));1)" office:value-type="float" office:value="3">
            <text:p>3</text:p>
          </table:table-cell>
          <table:table-cell table:formula="of:=RANK(INDIRECT(ADDRESS(78;3;4));INDIRECT(ADDRESS(78;2;4)):INDIRECT(ADDRESS(78;11;4));1)" office:value-type="float" office:value="5">
            <text:p>5</text:p>
          </table:table-cell>
          <table:table-cell table:formula="of:=RANK(INDIRECT(ADDRESS(78;4;4));INDIRECT(ADDRESS(78;2;4)):INDIRECT(ADDRESS(78;11;4));1)" office:value-type="float" office:value="4">
            <text:p>4</text:p>
          </table:table-cell>
          <table:table-cell table:formula="of:=RANK(INDIRECT(ADDRESS(78;5;4));INDIRECT(ADDRESS(78;2;4)):INDIRECT(ADDRESS(78;11;4));1)" office:value-type="float" office:value="9">
            <text:p>9</text:p>
          </table:table-cell>
          <table:table-cell table:formula="of:=RANK(INDIRECT(ADDRESS(78;6;4));INDIRECT(ADDRESS(78;2;4)):INDIRECT(ADDRESS(78;11;4));1)" office:value-type="float" office:value="7">
            <text:p>7</text:p>
          </table:table-cell>
          <table:table-cell table:formula="of:=RANK(INDIRECT(ADDRESS(78;7;4));INDIRECT(ADDRESS(78;2;4)):INDIRECT(ADDRESS(78;11;4));1)" office:value-type="float" office:value="1">
            <text:p>1</text:p>
          </table:table-cell>
          <table:table-cell table:formula="of:=RANK(INDIRECT(ADDRESS(78;8;4));INDIRECT(ADDRESS(78;2;4)):INDIRECT(ADDRESS(78;11;4));1)" office:value-type="float" office:value="10">
            <text:p>10</text:p>
          </table:table-cell>
          <table:table-cell table:formula="of:=RANK(INDIRECT(ADDRESS(78;9;4));INDIRECT(ADDRESS(78;2;4)):INDIRECT(ADDRESS(78;11;4));1)" office:value-type="float" office:value="6">
            <text:p>6</text:p>
          </table:table-cell>
          <table:table-cell table:formula="of:=RANK(INDIRECT(ADDRESS(78;10;4));INDIRECT(ADDRESS(78;2;4)):INDIRECT(ADDRESS(78;11;4));1)" office:value-type="float" office:value="2">
            <text:p>2</text:p>
          </table:table-cell>
          <table:table-cell table:formula="of:=RANK(INDIRECT(ADDRESS(78;11;4));INDIRECT(ADDRESS(78;2;4)):INDIRECT(ADDRESS(78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79;2;4));INDIRECT(ADDRESS(79;2;4)):INDIRECT(ADDRESS(79;11;4));1)" office:value-type="float" office:value="3">
            <text:p>3</text:p>
          </table:table-cell>
          <table:table-cell table:formula="of:=RANK(INDIRECT(ADDRESS(79;3;4));INDIRECT(ADDRESS(79;2;4)):INDIRECT(ADDRESS(79;11;4));1)" office:value-type="float" office:value="5">
            <text:p>5</text:p>
          </table:table-cell>
          <table:table-cell table:formula="of:=RANK(INDIRECT(ADDRESS(79;4;4));INDIRECT(ADDRESS(79;2;4)):INDIRECT(ADDRESS(79;11;4));1)" office:value-type="float" office:value="4">
            <text:p>4</text:p>
          </table:table-cell>
          <table:table-cell table:formula="of:=RANK(INDIRECT(ADDRESS(79;5;4));INDIRECT(ADDRESS(79;2;4)):INDIRECT(ADDRESS(79;11;4));1)" office:value-type="float" office:value="9">
            <text:p>9</text:p>
          </table:table-cell>
          <table:table-cell table:formula="of:=RANK(INDIRECT(ADDRESS(79;6;4));INDIRECT(ADDRESS(79;2;4)):INDIRECT(ADDRESS(79;11;4));1)" office:value-type="float" office:value="7">
            <text:p>7</text:p>
          </table:table-cell>
          <table:table-cell table:formula="of:=RANK(INDIRECT(ADDRESS(79;7;4));INDIRECT(ADDRESS(79;2;4)):INDIRECT(ADDRESS(79;11;4));1)" office:value-type="float" office:value="1">
            <text:p>1</text:p>
          </table:table-cell>
          <table:table-cell table:formula="of:=RANK(INDIRECT(ADDRESS(79;8;4));INDIRECT(ADDRESS(79;2;4)):INDIRECT(ADDRESS(79;11;4));1)" office:value-type="float" office:value="10">
            <text:p>10</text:p>
          </table:table-cell>
          <table:table-cell table:formula="of:=RANK(INDIRECT(ADDRESS(79;9;4));INDIRECT(ADDRESS(79;2;4)):INDIRECT(ADDRESS(79;11;4));1)" office:value-type="float" office:value="6">
            <text:p>6</text:p>
          </table:table-cell>
          <table:table-cell table:formula="of:=RANK(INDIRECT(ADDRESS(79;10;4));INDIRECT(ADDRESS(79;2;4)):INDIRECT(ADDRESS(79;11;4));1)" office:value-type="float" office:value="2">
            <text:p>2</text:p>
          </table:table-cell>
          <table:table-cell table:formula="of:=RANK(INDIRECT(ADDRESS(79;11;4));INDIRECT(ADDRESS(79;2;4)):INDIRECT(ADDRESS(79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0;2;4));INDIRECT(ADDRESS(80;2;4)):INDIRECT(ADDRESS(80;11;4));1)" office:value-type="float" office:value="3">
            <text:p>3</text:p>
          </table:table-cell>
          <table:table-cell table:formula="of:=RANK(INDIRECT(ADDRESS(80;3;4));INDIRECT(ADDRESS(80;2;4)):INDIRECT(ADDRESS(80;11;4));1)" office:value-type="float" office:value="6">
            <text:p>6</text:p>
          </table:table-cell>
          <table:table-cell table:formula="of:=RANK(INDIRECT(ADDRESS(80;4;4));INDIRECT(ADDRESS(80;2;4)):INDIRECT(ADDRESS(80;11;4));1)" office:value-type="float" office:value="4">
            <text:p>4</text:p>
          </table:table-cell>
          <table:table-cell table:formula="of:=RANK(INDIRECT(ADDRESS(80;5;4));INDIRECT(ADDRESS(80;2;4)):INDIRECT(ADDRESS(80;11;4));1)" office:value-type="float" office:value="9">
            <text:p>9</text:p>
          </table:table-cell>
          <table:table-cell table:formula="of:=RANK(INDIRECT(ADDRESS(80;6;4));INDIRECT(ADDRESS(80;2;4)):INDIRECT(ADDRESS(80;11;4));1)" office:value-type="float" office:value="5">
            <text:p>5</text:p>
          </table:table-cell>
          <table:table-cell table:formula="of:=RANK(INDIRECT(ADDRESS(80;7;4));INDIRECT(ADDRESS(80;2;4)):INDIRECT(ADDRESS(80;11;4));1)" office:value-type="float" office:value="2">
            <text:p>2</text:p>
          </table:table-cell>
          <table:table-cell table:formula="of:=RANK(INDIRECT(ADDRESS(80;8;4));INDIRECT(ADDRESS(80;2;4)):INDIRECT(ADDRESS(80;11;4));1)" office:value-type="float" office:value="10">
            <text:p>10</text:p>
          </table:table-cell>
          <table:table-cell table:formula="of:=RANK(INDIRECT(ADDRESS(80;9;4));INDIRECT(ADDRESS(80;2;4)):INDIRECT(ADDRESS(80;11;4));1)" office:value-type="float" office:value="7">
            <text:p>7</text:p>
          </table:table-cell>
          <table:table-cell table:formula="of:=RANK(INDIRECT(ADDRESS(80;10;4));INDIRECT(ADDRESS(80;2;4)):INDIRECT(ADDRESS(80;11;4));1)" office:value-type="float" office:value="1">
            <text:p>1</text:p>
          </table:table-cell>
          <table:table-cell table:formula="of:=RANK(INDIRECT(ADDRESS(80;11;4));INDIRECT(ADDRESS(80;2;4)):INDIRECT(ADDRESS(80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1;2;4));INDIRECT(ADDRESS(81;2;4)):INDIRECT(ADDRESS(81;11;4));1)" office:value-type="float" office:value="3">
            <text:p>3</text:p>
          </table:table-cell>
          <table:table-cell table:formula="of:=RANK(INDIRECT(ADDRESS(81;3;4));INDIRECT(ADDRESS(81;2;4)):INDIRECT(ADDRESS(81;11;4));1)" office:value-type="float" office:value="5">
            <text:p>5</text:p>
          </table:table-cell>
          <table:table-cell table:formula="of:=RANK(INDIRECT(ADDRESS(81;4;4));INDIRECT(ADDRESS(81;2;4)):INDIRECT(ADDRESS(81;11;4));1)" office:value-type="float" office:value="4">
            <text:p>4</text:p>
          </table:table-cell>
          <table:table-cell table:formula="of:=RANK(INDIRECT(ADDRESS(81;5;4));INDIRECT(ADDRESS(81;2;4)):INDIRECT(ADDRESS(81;11;4));1)" office:value-type="float" office:value="9">
            <text:p>9</text:p>
          </table:table-cell>
          <table:table-cell table:formula="of:=RANK(INDIRECT(ADDRESS(81;6;4));INDIRECT(ADDRESS(81;2;4)):INDIRECT(ADDRESS(81;11;4));1)" office:value-type="float" office:value="7">
            <text:p>7</text:p>
          </table:table-cell>
          <table:table-cell table:formula="of:=RANK(INDIRECT(ADDRESS(81;7;4));INDIRECT(ADDRESS(81;2;4)):INDIRECT(ADDRESS(81;11;4));1)" office:value-type="float" office:value="1">
            <text:p>1</text:p>
          </table:table-cell>
          <table:table-cell table:formula="of:=RANK(INDIRECT(ADDRESS(81;8;4));INDIRECT(ADDRESS(81;2;4)):INDIRECT(ADDRESS(81;11;4));1)" office:value-type="float" office:value="10">
            <text:p>10</text:p>
          </table:table-cell>
          <table:table-cell table:formula="of:=RANK(INDIRECT(ADDRESS(81;9;4));INDIRECT(ADDRESS(81;2;4)):INDIRECT(ADDRESS(81;11;4));1)" office:value-type="float" office:value="6">
            <text:p>6</text:p>
          </table:table-cell>
          <table:table-cell table:formula="of:=RANK(INDIRECT(ADDRESS(81;10;4));INDIRECT(ADDRESS(81;2;4)):INDIRECT(ADDRESS(81;11;4));1)" office:value-type="float" office:value="2">
            <text:p>2</text:p>
          </table:table-cell>
          <table:table-cell table:formula="of:=RANK(INDIRECT(ADDRESS(81;11;4));INDIRECT(ADDRESS(81;2;4)):INDIRECT(ADDRESS(81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2;2;4));INDIRECT(ADDRESS(82;2;4)):INDIRECT(ADDRESS(82;11;4));1)" office:value-type="float" office:value="3">
            <text:p>3</text:p>
          </table:table-cell>
          <table:table-cell table:formula="of:=RANK(INDIRECT(ADDRESS(82;3;4));INDIRECT(ADDRESS(82;2;4)):INDIRECT(ADDRESS(82;11;4));1)" office:value-type="float" office:value="6">
            <text:p>6</text:p>
          </table:table-cell>
          <table:table-cell table:formula="of:=RANK(INDIRECT(ADDRESS(82;4;4));INDIRECT(ADDRESS(82;2;4)):INDIRECT(ADDRESS(82;11;4));1)" office:value-type="float" office:value="4">
            <text:p>4</text:p>
          </table:table-cell>
          <table:table-cell table:formula="of:=RANK(INDIRECT(ADDRESS(82;5;4));INDIRECT(ADDRESS(82;2;4)):INDIRECT(ADDRESS(82;11;4));1)" office:value-type="float" office:value="10">
            <text:p>10</text:p>
          </table:table-cell>
          <table:table-cell table:formula="of:=RANK(INDIRECT(ADDRESS(82;6;4));INDIRECT(ADDRESS(82;2;4)):INDIRECT(ADDRESS(82;11;4));1)" office:value-type="float" office:value="5">
            <text:p>5</text:p>
          </table:table-cell>
          <table:table-cell table:formula="of:=RANK(INDIRECT(ADDRESS(82;7;4));INDIRECT(ADDRESS(82;2;4)):INDIRECT(ADDRESS(82;11;4));1)" office:value-type="float" office:value="2">
            <text:p>2</text:p>
          </table:table-cell>
          <table:table-cell table:formula="of:=RANK(INDIRECT(ADDRESS(82;8;4));INDIRECT(ADDRESS(82;2;4)):INDIRECT(ADDRESS(82;11;4));1)" office:value-type="float" office:value="9">
            <text:p>9</text:p>
          </table:table-cell>
          <table:table-cell table:formula="of:=RANK(INDIRECT(ADDRESS(82;9;4));INDIRECT(ADDRESS(82;2;4)):INDIRECT(ADDRESS(82;11;4));1)" office:value-type="float" office:value="7">
            <text:p>7</text:p>
          </table:table-cell>
          <table:table-cell table:formula="of:=RANK(INDIRECT(ADDRESS(82;10;4));INDIRECT(ADDRESS(82;2;4)):INDIRECT(ADDRESS(82;11;4));1)" office:value-type="float" office:value="1">
            <text:p>1</text:p>
          </table:table-cell>
          <table:table-cell table:formula="of:=RANK(INDIRECT(ADDRESS(82;11;4));INDIRECT(ADDRESS(82;2;4)):INDIRECT(ADDRESS(82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3;2;4));INDIRECT(ADDRESS(83;2;4)):INDIRECT(ADDRESS(83;11;4));1)" office:value-type="float" office:value="3">
            <text:p>3</text:p>
          </table:table-cell>
          <table:table-cell table:formula="of:=RANK(INDIRECT(ADDRESS(83;3;4));INDIRECT(ADDRESS(83;2;4)):INDIRECT(ADDRESS(83;11;4));1)" office:value-type="float" office:value="5">
            <text:p>5</text:p>
          </table:table-cell>
          <table:table-cell table:formula="of:=RANK(INDIRECT(ADDRESS(83;4;4));INDIRECT(ADDRESS(83;2;4)):INDIRECT(ADDRESS(83;11;4));1)" office:value-type="float" office:value="4">
            <text:p>4</text:p>
          </table:table-cell>
          <table:table-cell table:formula="of:=RANK(INDIRECT(ADDRESS(83;5;4));INDIRECT(ADDRESS(83;2;4)):INDIRECT(ADDRESS(83;11;4));1)" office:value-type="float" office:value="9">
            <text:p>9</text:p>
          </table:table-cell>
          <table:table-cell table:formula="of:=RANK(INDIRECT(ADDRESS(83;6;4));INDIRECT(ADDRESS(83;2;4)):INDIRECT(ADDRESS(83;11;4));1)" office:value-type="float" office:value="6">
            <text:p>6</text:p>
          </table:table-cell>
          <table:table-cell table:formula="of:=RANK(INDIRECT(ADDRESS(83;7;4));INDIRECT(ADDRESS(83;2;4)):INDIRECT(ADDRESS(83;11;4));1)" office:value-type="float" office:value="1">
            <text:p>1</text:p>
          </table:table-cell>
          <table:table-cell table:formula="of:=RANK(INDIRECT(ADDRESS(83;8;4));INDIRECT(ADDRESS(83;2;4)):INDIRECT(ADDRESS(83;11;4));1)" office:value-type="float" office:value="10">
            <text:p>10</text:p>
          </table:table-cell>
          <table:table-cell table:formula="of:=RANK(INDIRECT(ADDRESS(83;9;4));INDIRECT(ADDRESS(83;2;4)):INDIRECT(ADDRESS(83;11;4));1)" office:value-type="float" office:value="7">
            <text:p>7</text:p>
          </table:table-cell>
          <table:table-cell table:formula="of:=RANK(INDIRECT(ADDRESS(83;10;4));INDIRECT(ADDRESS(83;2;4)):INDIRECT(ADDRESS(83;11;4));1)" office:value-type="float" office:value="2">
            <text:p>2</text:p>
          </table:table-cell>
          <table:table-cell table:formula="of:=RANK(INDIRECT(ADDRESS(83;11;4));INDIRECT(ADDRESS(83;2;4)):INDIRECT(ADDRESS(83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4;2;4));INDIRECT(ADDRESS(84;2;4)):INDIRECT(ADDRESS(84;11;4));1)" office:value-type="float" office:value="3">
            <text:p>3</text:p>
          </table:table-cell>
          <table:table-cell table:formula="of:=RANK(INDIRECT(ADDRESS(84;3;4));INDIRECT(ADDRESS(84;2;4)):INDIRECT(ADDRESS(84;11;4));1)" office:value-type="float" office:value="7">
            <text:p>7</text:p>
          </table:table-cell>
          <table:table-cell table:formula="of:=RANK(INDIRECT(ADDRESS(84;4;4));INDIRECT(ADDRESS(84;2;4)):INDIRECT(ADDRESS(84;11;4));1)" office:value-type="float" office:value="4">
            <text:p>4</text:p>
          </table:table-cell>
          <table:table-cell table:formula="of:=RANK(INDIRECT(ADDRESS(84;5;4));INDIRECT(ADDRESS(84;2;4)):INDIRECT(ADDRESS(84;11;4));1)" office:value-type="float" office:value="10">
            <text:p>10</text:p>
          </table:table-cell>
          <table:table-cell table:formula="of:=RANK(INDIRECT(ADDRESS(84;6;4));INDIRECT(ADDRESS(84;2;4)):INDIRECT(ADDRESS(84;11;4));1)" office:value-type="float" office:value="6">
            <text:p>6</text:p>
          </table:table-cell>
          <table:table-cell table:formula="of:=RANK(INDIRECT(ADDRESS(84;7;4));INDIRECT(ADDRESS(84;2;4)):INDIRECT(ADDRESS(84;11;4));1)" office:value-type="float" office:value="2">
            <text:p>2</text:p>
          </table:table-cell>
          <table:table-cell table:formula="of:=RANK(INDIRECT(ADDRESS(84;8;4));INDIRECT(ADDRESS(84;2;4)):INDIRECT(ADDRESS(84;11;4));1)" office:value-type="float" office:value="9">
            <text:p>9</text:p>
          </table:table-cell>
          <table:table-cell table:formula="of:=RANK(INDIRECT(ADDRESS(84;9;4));INDIRECT(ADDRESS(84;2;4)):INDIRECT(ADDRESS(84;11;4));1)" office:value-type="float" office:value="5">
            <text:p>5</text:p>
          </table:table-cell>
          <table:table-cell table:formula="of:=RANK(INDIRECT(ADDRESS(84;10;4));INDIRECT(ADDRESS(84;2;4)):INDIRECT(ADDRESS(84;11;4));1)" office:value-type="float" office:value="1">
            <text:p>1</text:p>
          </table:table-cell>
          <table:table-cell table:formula="of:=RANK(INDIRECT(ADDRESS(84;11;4));INDIRECT(ADDRESS(84;2;4)):INDIRECT(ADDRESS(84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5;2;4));INDIRECT(ADDRESS(85;2;4)):INDIRECT(ADDRESS(85;11;4));1)" office:value-type="float" office:value="2">
            <text:p>2</text:p>
          </table:table-cell>
          <table:table-cell table:formula="of:=RANK(INDIRECT(ADDRESS(85;3;4));INDIRECT(ADDRESS(85;2;4)):INDIRECT(ADDRESS(85;11;4));1)" office:value-type="float" office:value="6">
            <text:p>6</text:p>
          </table:table-cell>
          <table:table-cell table:formula="of:=RANK(INDIRECT(ADDRESS(85;4;4));INDIRECT(ADDRESS(85;2;4)):INDIRECT(ADDRESS(85;11;4));1)" office:value-type="float" office:value="4">
            <text:p>4</text:p>
          </table:table-cell>
          <table:table-cell table:formula="of:=RANK(INDIRECT(ADDRESS(85;5;4));INDIRECT(ADDRESS(85;2;4)):INDIRECT(ADDRESS(85;11;4));1)" office:value-type="float" office:value="9">
            <text:p>9</text:p>
          </table:table-cell>
          <table:table-cell table:formula="of:=RANK(INDIRECT(ADDRESS(85;6;4));INDIRECT(ADDRESS(85;2;4)):INDIRECT(ADDRESS(85;11;4));1)" office:value-type="float" office:value="7">
            <text:p>7</text:p>
          </table:table-cell>
          <table:table-cell table:formula="of:=RANK(INDIRECT(ADDRESS(85;7;4));INDIRECT(ADDRESS(85;2;4)):INDIRECT(ADDRESS(85;11;4));1)" office:value-type="float" office:value="3">
            <text:p>3</text:p>
          </table:table-cell>
          <table:table-cell table:formula="of:=RANK(INDIRECT(ADDRESS(85;8;4));INDIRECT(ADDRESS(85;2;4)):INDIRECT(ADDRESS(85;11;4));1)" office:value-type="float" office:value="10">
            <text:p>10</text:p>
          </table:table-cell>
          <table:table-cell table:formula="of:=RANK(INDIRECT(ADDRESS(85;9;4));INDIRECT(ADDRESS(85;2;4)):INDIRECT(ADDRESS(85;11;4));1)" office:value-type="float" office:value="5">
            <text:p>5</text:p>
          </table:table-cell>
          <table:table-cell table:formula="of:=RANK(INDIRECT(ADDRESS(85;10;4));INDIRECT(ADDRESS(85;2;4)):INDIRECT(ADDRESS(85;11;4));1)" office:value-type="float" office:value="1">
            <text:p>1</text:p>
          </table:table-cell>
          <table:table-cell table:formula="of:=RANK(INDIRECT(ADDRESS(85;11;4));INDIRECT(ADDRESS(85;2;4)):INDIRECT(ADDRESS(85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6;2;4));INDIRECT(ADDRESS(86;2;4)):INDIRECT(ADDRESS(86;11;4));1)" office:value-type="float" office:value="3">
            <text:p>3</text:p>
          </table:table-cell>
          <table:table-cell table:formula="of:=RANK(INDIRECT(ADDRESS(86;3;4));INDIRECT(ADDRESS(86;2;4)):INDIRECT(ADDRESS(86;11;4));1)" office:value-type="float" office:value="6">
            <text:p>6</text:p>
          </table:table-cell>
          <table:table-cell table:formula="of:=RANK(INDIRECT(ADDRESS(86;4;4));INDIRECT(ADDRESS(86;2;4)):INDIRECT(ADDRESS(86;11;4));1)" office:value-type="float" office:value="4">
            <text:p>4</text:p>
          </table:table-cell>
          <table:table-cell table:formula="of:=RANK(INDIRECT(ADDRESS(86;5;4));INDIRECT(ADDRESS(86;2;4)):INDIRECT(ADDRESS(86;11;4));1)" office:value-type="float" office:value="10">
            <text:p>10</text:p>
          </table:table-cell>
          <table:table-cell table:formula="of:=RANK(INDIRECT(ADDRESS(86;6;4));INDIRECT(ADDRESS(86;2;4)):INDIRECT(ADDRESS(86;11;4));1)" office:value-type="float" office:value="7">
            <text:p>7</text:p>
          </table:table-cell>
          <table:table-cell table:formula="of:=RANK(INDIRECT(ADDRESS(86;7;4));INDIRECT(ADDRESS(86;2;4)):INDIRECT(ADDRESS(86;11;4));1)" office:value-type="float" office:value="2">
            <text:p>2</text:p>
          </table:table-cell>
          <table:table-cell table:formula="of:=RANK(INDIRECT(ADDRESS(86;8;4));INDIRECT(ADDRESS(86;2;4)):INDIRECT(ADDRESS(86;11;4));1)" office:value-type="float" office:value="9">
            <text:p>9</text:p>
          </table:table-cell>
          <table:table-cell table:formula="of:=RANK(INDIRECT(ADDRESS(86;9;4));INDIRECT(ADDRESS(86;2;4)):INDIRECT(ADDRESS(86;11;4));1)" office:value-type="float" office:value="5">
            <text:p>5</text:p>
          </table:table-cell>
          <table:table-cell table:formula="of:=RANK(INDIRECT(ADDRESS(86;10;4));INDIRECT(ADDRESS(86;2;4)):INDIRECT(ADDRESS(86;11;4));1)" office:value-type="float" office:value="1">
            <text:p>1</text:p>
          </table:table-cell>
          <table:table-cell table:formula="of:=RANK(INDIRECT(ADDRESS(86;11;4));INDIRECT(ADDRESS(86;2;4)):INDIRECT(ADDRESS(86;11;4));1)" office:value-type="float" office:value="8">
            <text:p>8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88;2;4)):INDIRECT(ADDRESS(129;2;4)))" office:value-type="float" office:value="2.80952380952381">
            <text:p>2.8095238095</text:p>
          </table:table-cell>
          <table:table-cell table:formula="of:=AVERAGE(INDIRECT(ADDRESS(88;3;4)):INDIRECT(ADDRESS(129;3;4)))" office:value-type="float" office:value="5.38095238095238">
            <text:p>5.380952381</text:p>
          </table:table-cell>
          <table:table-cell table:formula="of:=AVERAGE(INDIRECT(ADDRESS(88;4;4)):INDIRECT(ADDRESS(129;4;4)))" office:value-type="float" office:value="4">
            <text:p>4</text:p>
          </table:table-cell>
          <table:table-cell table:formula="of:=AVERAGE(INDIRECT(ADDRESS(88;5;4)):INDIRECT(ADDRESS(129;5;4)))" office:value-type="float" office:value="9.35714285714286">
            <text:p>9.3571428571</text:p>
          </table:table-cell>
          <table:table-cell table:formula="of:=AVERAGE(INDIRECT(ADDRESS(88;6;4)):INDIRECT(ADDRESS(129;6;4)))" office:value-type="float" office:value="6.66666666666667">
            <text:p>6.6666666667</text:p>
          </table:table-cell>
          <table:table-cell table:formula="of:=AVERAGE(INDIRECT(ADDRESS(88;7;4)):INDIRECT(ADDRESS(129;7;4)))" office:value-type="float" office:value="1.5952380952381">
            <text:p>1.5952380952</text:p>
          </table:table-cell>
          <table:table-cell table:formula="of:=AVERAGE(INDIRECT(ADDRESS(88;8;4)):INDIRECT(ADDRESS(129;8;4)))" office:value-type="float" office:value="9.57142857142857">
            <text:p>9.5714285714</text:p>
          </table:table-cell>
          <table:table-cell table:formula="of:=AVERAGE(INDIRECT(ADDRESS(88;9;4)):INDIRECT(ADDRESS(129;9;4)))" office:value-type="float" office:value="5.95238095238095">
            <text:p>5.9523809524</text:p>
          </table:table-cell>
          <table:table-cell table:formula="of:=AVERAGE(INDIRECT(ADDRESS(88;10;4)):INDIRECT(ADDRESS(129;10;4)))" office:value-type="float" office:value="1.42857142857143">
            <text:p>1.4285714286</text:p>
          </table:table-cell>
          <table:table-cell table:formula="of:=AVERAGE(INDIRECT(ADDRESS(88;11;4)):INDIRECT(ADDRESS(129;11;4)))" office:value-type="float" office:value="8">
            <text:p>8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30;2;4));INDIRECT(ADDRESS(130;2;4)):INDIRECT(ADDRESS(130;11;4));1)" office:value-type="float" office:value="3">
            <text:p>3</text:p>
          </table:table-cell>
          <table:table-cell table:formula="of:=RANK(INDIRECT(ADDRESS(130;3;4));INDIRECT(ADDRESS(130;2;4)):INDIRECT(ADDRESS(130;11;4));1)" office:value-type="float" office:value="5">
            <text:p>5</text:p>
          </table:table-cell>
          <table:table-cell table:formula="of:=RANK(INDIRECT(ADDRESS(130;4;4));INDIRECT(ADDRESS(130;2;4)):INDIRECT(ADDRESS(130;11;4));1)" office:value-type="float" office:value="4">
            <text:p>4</text:p>
          </table:table-cell>
          <table:table-cell table:formula="of:=RANK(INDIRECT(ADDRESS(130;5;4));INDIRECT(ADDRESS(130;2;4)):INDIRECT(ADDRESS(130;11;4));1)" office:value-type="float" office:value="9">
            <text:p>9</text:p>
          </table:table-cell>
          <table:table-cell table:formula="of:=RANK(INDIRECT(ADDRESS(130;6;4));INDIRECT(ADDRESS(130;2;4)):INDIRECT(ADDRESS(130;11;4));1)" office:value-type="float" office:value="7">
            <text:p>7</text:p>
          </table:table-cell>
          <table:table-cell table:formula="of:=RANK(INDIRECT(ADDRESS(130;7;4));INDIRECT(ADDRESS(130;2;4)):INDIRECT(ADDRESS(130;11;4));1)" office:value-type="float" office:value="2">
            <text:p>2</text:p>
          </table:table-cell>
          <table:table-cell table:formula="of:=RANK(INDIRECT(ADDRESS(130;8;4));INDIRECT(ADDRESS(130;2;4)):INDIRECT(ADDRESS(130;11;4));1)" office:value-type="float" office:value="10">
            <text:p>10</text:p>
          </table:table-cell>
          <table:table-cell table:formula="of:=RANK(INDIRECT(ADDRESS(130;9;4));INDIRECT(ADDRESS(130;2;4)):INDIRECT(ADDRESS(130;11;4));1)" office:value-type="float" office:value="6">
            <text:p>6</text:p>
          </table:table-cell>
          <table:table-cell table:formula="of:=RANK(INDIRECT(ADDRESS(130;10;4));INDIRECT(ADDRESS(130;2;4)):INDIRECT(ADDRESS(130;11;4));1)" office:value-type="float" office:value="1">
            <text:p>1</text:p>
          </table:table-cell>
          <table:table-cell table:formula="of:=RANK(INDIRECT(ADDRESS(130;11;4));INDIRECT(ADDRESS(130;2;4)):INDIRECT(ADDRESS(130;11;4));1)" office:value-type="float" office:value="8">
            <text:p>8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10" office:value-type="float" office:value="0.0521826813298824">
            <text:p>0.052182681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30;2;4)):INDIRECT(ADDRESS(130;11;4)))+INDIRECT(ADDRESS(132;2;4))" office:value-type="float" office:value="1.48075410990131">
            <text:p>1.4807541099</text:p>
          </table:table-cell>
          <table:table-cell table:formula="of:=MIN(INDIRECT(ADDRESS(130;2;4)):INDIRECT(ADDRESS(130;11;4)))+INDIRECT(ADDRESS(132;3;4))" office:value-type="float" office:value="1.48075410990131">
            <text:p>1.4807541099</text:p>
          </table:table-cell>
          <table:table-cell table:formula="of:=MIN(INDIRECT(ADDRESS(130;2;4)):INDIRECT(ADDRESS(130;11;4)))+INDIRECT(ADDRESS(132;4;4))" office:value-type="float" office:value="1.48075410990131">
            <text:p>1.4807541099</text:p>
          </table:table-cell>
          <table:table-cell table:formula="of:=MIN(INDIRECT(ADDRESS(130;2;4)):INDIRECT(ADDRESS(130;11;4)))+INDIRECT(ADDRESS(132;5;4))" office:value-type="float" office:value="1.48075410990131">
            <text:p>1.4807541099</text:p>
          </table:table-cell>
          <table:table-cell table:formula="of:=MIN(INDIRECT(ADDRESS(130;2;4)):INDIRECT(ADDRESS(130;11;4)))+INDIRECT(ADDRESS(132;6;4))" office:value-type="float" office:value="1.48075410990131">
            <text:p>1.4807541099</text:p>
          </table:table-cell>
          <table:table-cell table:formula="of:=MIN(INDIRECT(ADDRESS(130;2;4)):INDIRECT(ADDRESS(130;11;4)))+INDIRECT(ADDRESS(132;7;4))" office:value-type="float" office:value="1.48075410990131">
            <text:p>1.4807541099</text:p>
          </table:table-cell>
          <table:table-cell table:formula="of:=MIN(INDIRECT(ADDRESS(130;2;4)):INDIRECT(ADDRESS(130;11;4)))+INDIRECT(ADDRESS(132;8;4))" office:value-type="float" office:value="1.48075410990131">
            <text:p>1.4807541099</text:p>
          </table:table-cell>
          <table:table-cell table:formula="of:=MIN(INDIRECT(ADDRESS(130;2;4)):INDIRECT(ADDRESS(130;11;4)))+INDIRECT(ADDRESS(132;9;4))" office:value-type="float" office:value="1.48075410990131">
            <text:p>1.4807541099</text:p>
          </table:table-cell>
          <table:table-cell table:formula="of:=MIN(INDIRECT(ADDRESS(130;2;4)):INDIRECT(ADDRESS(130;11;4)))+INDIRECT(ADDRESS(132;10;4))" office:value-type="float" office:value="1.48075410990131">
            <text:p>1.4807541099</text:p>
          </table:table-cell>
          <table:table-cell table:formula="of:=MIN(INDIRECT(ADDRESS(130;2;4)):INDIRECT(ADDRESS(130;11;4)))+INDIRECT(ADDRESS(132;11;4))" office:value-type="float" office:value="1.48075410990131">
            <text:p>1.4807541099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133;2;4))&gt;INDIRECT(ADDRESS(130;2;4));1;0)" office:value-type="float" office:value="0">
            <text:p>0</text:p>
          </table:table-cell>
          <table:table-cell table:formula="of:=IF(INDIRECT(ADDRESS(133;3;4))&gt;INDIRECT(ADDRESS(130;3;4));1;0)" office:value-type="float" office:value="0">
            <text:p>0</text:p>
          </table:table-cell>
          <table:table-cell table:formula="of:=IF(INDIRECT(ADDRESS(133;4;4))&gt;INDIRECT(ADDRESS(130;4;4));1;0)" office:value-type="float" office:value="0">
            <text:p>0</text:p>
          </table:table-cell>
          <table:table-cell table:formula="of:=IF(INDIRECT(ADDRESS(133;5;4))&gt;INDIRECT(ADDRESS(130;5;4));1;0)" office:value-type="float" office:value="0">
            <text:p>0</text:p>
          </table:table-cell>
          <table:table-cell table:formula="of:=IF(INDIRECT(ADDRESS(133;6;4))&gt;INDIRECT(ADDRESS(130;6;4));1;0)" office:value-type="float" office:value="0">
            <text:p>0</text:p>
          </table:table-cell>
          <table:table-cell table:formula="of:=IF(INDIRECT(ADDRESS(133;7;4))&gt;INDIRECT(ADDRESS(130;7;4));1;0)" office:value-type="float" office:value="0">
            <text:p>0</text:p>
          </table:table-cell>
          <table:table-cell table:formula="of:=IF(INDIRECT(ADDRESS(133;8;4))&gt;INDIRECT(ADDRESS(130;8;4));1;0)" office:value-type="float" office:value="0">
            <text:p>0</text:p>
          </table:table-cell>
          <table:table-cell table:formula="of:=IF(INDIRECT(ADDRESS(133;9;4))&gt;INDIRECT(ADDRESS(130;9;4));1;0)" office:value-type="float" office:value="0">
            <text:p>0</text:p>
          </table:table-cell>
          <table:table-cell table:formula="of:=IF(INDIRECT(ADDRESS(133;10;4))&gt;INDIRECT(ADDRESS(130;10;4));1;0)" office:value-type="float" office:value="1">
            <text:p>1</text:p>
          </table:table-cell>
          <table:table-cell table:formula="of:=IF(INDIRECT(ADDRESS(133;11;4))&gt;INDIRECT(ADDRESS(130;11;4));1;0)" office:value-type="float" office:value="0">
            <text:p>0</text:p>
          </table:table-cell>
        </table:table-row>
      </table:table>
      <table:table table:name="SEP" table:style-name="ta1" table:print="false">
        <table:table-column table:style-name="co1" table:default-cell-style-name="Default"/>
        <table:table-column table:style-name="co11" table:number-columns-repeated="2" table:default-cell-style-name="Default"/>
        <table:table-column table:style-name="co4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9" table:default-cell-style-name="Default"/>
        <table:table-column table:style-name="co6" table:default-cell-style-name="Default"/>
        <table:table-column table:style-name="co13" table:default-cell-style-name="Default"/>
        <table:table-row table:style-name="ro1">
          <table:table-cell/>
          <table:table-cell office:value-type="string">
            <text:p>RandomBLM</text:p>
          </table:table-cell>
          <table:table-cell office:value-type="string">
            <text:p>RCDBLM</text:p>
          </table:table-cell>
          <table:table-cell office:value-type="string">
            <text:p>IncrementalSABLM</text:p>
          </table:table-cell>
          <table:table-cell office:value-type="string">
            <text:p>MarkovianBLM</text:p>
          </table:table-cell>
          <table:table-cell office:value-type="string">
            <text:p>HybridBLM</text:p>
          </table:table-cell>
          <table:table-cell office:value-type="string">
            <text:p>Chol11CMA_ESBLM</text:p>
          </table:table-cell>
          <table:table-cell office:value-type="string">
            <text:p>SimulatedAnnealingBLM</text:p>
          </table:table-cell>
          <table:table-cell office:value-type="string">
            <text:p>SimulatedAnnealingSBLM</text:p>
          </table:table-cell>
          <table:table-cell office:value-type="string">
            <text:p>DifferentialEvolutionBLM</text:p>
          </table:table-cell>
          <table:table-cell office:value-type="string">
            <text:p>GeneticLSBLM</text:p>
          </table:table-cell>
        </table:table-row>
        <table:table-row table:style-name="ro2">
          <table:table-cell office:value-type="string">
            <text:p>Bukin6</text:p>
          </table:table-cell>
          <table:table-cell table:number-columns-repeated="6" office:value-type="float" office:value="-0">
            <text:p>-0</text:p>
          </table:table-cell>
          <table:table-cell office:value-type="float" office:value="-0.0333333333333333">
            <text:p>-0.0333333333</text:p>
          </table:table-cell>
          <table:table-cell table:number-columns-repeated="3" office:value-type="float" office:value="-0">
            <text:p>-0</text:p>
          </table:table-cell>
        </table:table-row>
        <table:table-row table:style-name="ro1">
          <table:table-cell office:value-type="string">
            <text:p>Damavandi</text:p>
          </table:table-cell>
          <table:table-cell table:number-columns-repeated="10" office:value-type="float" office:value="-1">
            <text:p>-1</text:p>
          </table:table-cell>
        </table:table-row>
        <table:table-row table:style-name="ro1">
          <table:table-cell office:value-type="string">
            <text:p>Easom</text:p>
          </table:table-cell>
          <table:table-cell office:value-type="float" office:value="-1">
            <text:p>-1</text:p>
          </table:table-cell>
          <table:table-cell office:value-type="float" office:value="-0.566666666666667">
            <text:p>-0.5666666667</text:p>
          </table:table-cell>
          <table:table-cell office:value-type="float" office:value="-0.6">
            <text:p>-0.6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133333333333333">
            <text:p>-0.1333333333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1">
          <table:table-cell office:value-type="string">
            <text:p>GulfRND</text:p>
          </table:table-cell>
          <table:table-cell table:number-columns-repeated="10" office:value-type="float" office:value="-1">
            <text:p>-1</text:p>
          </table:table-cell>
        </table:table-row>
        <table:table-row table:style-name="ro2">
          <table:table-cell office:value-type="string">
            <text:p>Price2</text:p>
          </table:table-cell>
          <table:table-cell table:number-columns-repeated="5" office:value-type="float" office:value="-1">
            <text:p>-1</text:p>
          </table:table-cell>
          <table:table-cell office:value-type="float" office:value="-0.0666666666666667">
            <text:p>-0.0666666667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1">
          <table:table-cell office:value-type="string">
            <text:p>Trefethen</text:p>
          </table:table-cell>
          <table:table-cell office:value-type="float" office:value="-0.266666666666667">
            <text:p>-0.2666666667</text:p>
          </table:table-cell>
          <table:table-cell office:value-type="float" office:value="-0.4">
            <text:p>-0.4</text:p>
          </table:table-cell>
          <table:table-cell office:value-type="float" office:value="-0.366666666666667">
            <text:p>-0.3666666667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office:value-type="float" office:value="-0.933333333333333">
            <text:p>-0.9333333333</text:p>
          </table:table-cell>
          <table:table-cell office:value-type="float" office:value="-0.566666666666667">
            <text:p>-0.5666666667</text:p>
          </table:table-cell>
          <table:table-cell office:value-type="float" office:value="-1">
            <text:p>-1</text:p>
          </table:table-cell>
          <table:table-cell office:value-type="float" office:value="-0.866666666666667">
            <text:p>-0.8666666667</text:p>
          </table:table-cell>
        </table:table-row>
        <table:table-row table:style-name="ro2">
          <table:table-cell office:value-type="string">
            <text:p>Ackley2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266666666666667">
            <text:p>-0.2666666667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2">
          <table:table-cell office:value-type="string">
            <text:p>FletcherPowell2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166666666666667">
            <text:p>-0.1666666667</text:p>
          </table:table-cell>
          <table:table-cell table:number-columns-repeated="7" office:value-type="float" office:value="-1">
            <text:p>-1</text:p>
          </table:table-cell>
        </table:table-row>
        <table:table-row table:style-name="ro2">
          <table:table-cell office:value-type="string">
            <text:p>Griewank2</text:p>
          </table:table-cell>
          <table:table-cell office:value-type="float" office:value="-0.2">
            <text:p>-0.2</text:p>
          </table:table-cell>
          <table:table-cell office:value-type="float" office:value="-0.366666666666667">
            <text:p>-0.3666666667</text:p>
          </table:table-cell>
          <table:table-cell office:value-type="float" office:value="-0.166666666666667">
            <text:p>-0.1666666667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0333333333333333">
            <text:p>-0.0333333333</text:p>
          </table:table-cell>
          <table:table-cell office:value-type="float" office:value="-1">
            <text:p>-1</text:p>
          </table:table-cell>
          <table:table-cell office:value-type="float" office:value="-0.533333333333333">
            <text:p>-0.5333333333</text:p>
          </table:table-cell>
          <table:table-cell office:value-type="float" office:value="-1">
            <text:p>-1</text:p>
          </table:table-cell>
          <table:table-cell office:value-type="float" office:value="-0.633333333333333">
            <text:p>-0.6333333333</text:p>
          </table:table-cell>
        </table:table-row>
        <table:table-row table:style-name="ro2">
          <table:table-cell office:value-type="string">
            <text:p>Rastrigin2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966666666666667">
            <text:p>-0.9666666667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4" office:value-type="float" office:value="-1">
            <text:p>-1</text:p>
          </table:table-cell>
        </table:table-row>
        <table:table-row table:style-name="ro2">
          <table:table-cell office:value-type="string">
            <text:p>SchwefelDoubleSum2</text:p>
          </table:table-cell>
          <table:table-cell table:number-columns-repeated="10" office:value-type="float" office:value="-1">
            <text:p>-1</text:p>
          </table:table-cell>
        </table:table-row>
        <table:table-row table:style-name="ro2">
          <table:table-cell office:value-type="string">
            <text:p>SchwefelMax2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7" office:value-type="float" office:value="-1">
            <text:p>-1</text:p>
          </table:table-cell>
        </table:table-row>
        <table:table-row table:style-name="ro2">
          <table:table-cell office:value-type="string">
            <text:p>StepFunction2</text:p>
          </table:table-cell>
          <table:table-cell table:number-columns-repeated="10" office:value-type="float" office:value="-1">
            <text:p>-1</text:p>
          </table:table-cell>
        </table:table-row>
        <table:table-row table:style-name="ro2">
          <table:table-cell office:value-type="string">
            <text:p>Weierstrass2</text:p>
          </table:table-cell>
          <table:table-cell office:value-type="float" office:value="-0.966666666666667">
            <text:p>-0.9666666667</text:p>
          </table:table-cell>
          <table:table-cell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933333333333333">
            <text:p>-0.9333333333</text:p>
          </table:table-cell>
          <table:table-cell office:value-type="float" office:value="-1">
            <text:p>-1</text:p>
          </table:table-cell>
          <table:table-cell office:value-type="float" office:value="-0.933333333333333">
            <text:p>-0.9333333333</text:p>
          </table:table-cell>
          <table:table-cell office:value-type="float" office:value="-1">
            <text:p>-1</text:p>
          </table:table-cell>
          <table:table-cell office:value-type="float" office:value="-0.966666666666667">
            <text:p>-0.9666666667</text:p>
          </table:table-cell>
        </table:table-row>
        <table:table-row table:style-name="ro2">
          <table:table-cell office:value-type="string">
            <text:p>Trig2</text:p>
          </table:table-cell>
          <table:table-cell table:number-columns-repeated="10" office:value-type="float" office:value="-1">
            <text:p>-1</text:p>
          </table:table-cell>
        </table:table-row>
        <table:table-row table:style-name="ro2">
          <table:table-cell office:value-type="string">
            <text:p>Pinter2</text:p>
          </table:table-cell>
          <table:table-cell office:value-type="float" office:value="-1">
            <text:p>-1</text:p>
          </table:table-cell>
          <table:table-cell office:value-type="float" office:value="-0.666666666666667">
            <text:p>-0.6666666667</text:p>
          </table:table-cell>
          <table:table-cell office:value-type="float" office:value="-0.833333333333333">
            <text:p>-0.8333333333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2">
            <text:p>-0.2</text:p>
          </table:table-cell>
          <table:table-cell office:value-type="float" office:value="-1">
            <text:p>-1</text:p>
          </table:table-cell>
          <table:table-cell office:value-type="float" office:value="-0.933333333333333">
            <text:p>-0.9333333333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2">
          <table:table-cell office:value-type="string">
            <text:p>Salomon2</text:p>
          </table:table-cell>
          <table:table-cell office:value-type="float" office:value="-0.233333333333333">
            <text:p>-0.2333333333</text:p>
          </table:table-cell>
          <table:table-cell office:value-type="float" office:value="-0.0666666666666667">
            <text:p>-0.0666666667</text:p>
          </table:table-cell>
          <table:table-cell office:value-type="float" office:value="-0.0333333333333333">
            <text:p>-0.0333333333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0666666666666667">
            <text:p>-0.0666666667</text:p>
          </table:table-cell>
          <table:table-cell office:value-type="float" office:value="-1">
            <text:p>-1</text:p>
          </table:table-cell>
          <table:table-cell office:value-type="float" office:value="-0.2">
            <text:p>-0.2</text:p>
          </table:table-cell>
          <table:table-cell office:value-type="float" office:value="-1">
            <text:p>-1</text:p>
          </table:table-cell>
          <table:table-cell office:value-type="float" office:value="-0.766666666666667">
            <text:p>-0.7666666667</text:p>
          </table:table-cell>
        </table:table-row>
        <table:table-row table:style-name="ro2">
          <table:table-cell office:value-type="string">
            <text:p>SchaeferF62</text:p>
          </table:table-cell>
          <table:table-cell office:value-type="float" office:value="-0.5">
            <text:p>-0.5</text:p>
          </table:table-cell>
          <table:table-cell office:value-type="float" office:value="-0">
            <text:p>-0</text:p>
          </table:table-cell>
          <table:table-cell office:value-type="float" office:value="-0.366666666666667">
            <text:p>-0.3666666667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0333333333333333">
            <text:p>-0.0333333333</text:p>
          </table:table-cell>
          <table:table-cell office:value-type="float" office:value="-1">
            <text:p>-1</text:p>
          </table:table-cell>
          <table:table-cell office:value-type="float" office:value="-0.566666666666667">
            <text:p>-0.5666666667</text:p>
          </table:table-cell>
          <table:table-cell office:value-type="float" office:value="-0.966666666666667">
            <text:p>-0.9666666667</text:p>
          </table:table-cell>
          <table:table-cell office:value-type="float" office:value="-0.766666666666667">
            <text:p>-0.7666666667</text:p>
          </table:table-cell>
        </table:table-row>
        <table:table-row table:style-name="ro2">
          <table:table-cell office:value-type="string">
            <text:p>Ackley6</text:p>
          </table:table-cell>
          <table:table-cell office:value-type="float" office:value="-0.366666666666667">
            <text:p>-0.3666666667</text:p>
          </table:table-cell>
          <table:table-cell office:value-type="float" office:value="-1">
            <text:p>-1</text:p>
          </table:table-cell>
          <table:table-cell office:value-type="float" office:value="-0">
            <text:p>-0</text:p>
          </table:table-cell>
          <table:table-cell office:value-type="float" office:value="-0.833333333333333">
            <text:p>-0.8333333333</text:p>
          </table:table-cell>
          <table:table-cell office:value-type="float" office:value="-1">
            <text:p>-1</text:p>
          </table:table-cell>
          <table:table-cell office:value-type="float" office:value="-0.133333333333333">
            <text:p>-0.1333333333</text:p>
          </table:table-cell>
          <table:table-cell office:value-type="float" office:value="-0.666666666666667">
            <text:p>-0.6666666667</text:p>
          </table:table-cell>
          <table:table-cell office:value-type="float" office:value="-1">
            <text:p>-1</text:p>
          </table:table-cell>
          <table:table-cell office:value-type="float" office:value="-0.0666666666666667">
            <text:p>-0.0666666667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FletcherPowell6</text:p>
          </table:table-cell>
          <table:table-cell office:value-type="float" office:value="-0.833333333333333">
            <text:p>-0.8333333333</text:p>
          </table:table-cell>
          <table:table-cell office:value-type="float" office:value="-0.733333333333333">
            <text:p>-0.7333333333</text:p>
          </table:table-cell>
          <table:table-cell office:value-type="float" office:value="-0">
            <text:p>-0</text:p>
          </table:table-cell>
          <table:table-cell office:value-type="float" office:value="-0.833333333333333">
            <text:p>-0.8333333333</text:p>
          </table:table-cell>
          <table:table-cell office:value-type="float" office:value="-1">
            <text:p>-1</text:p>
          </table:table-cell>
          <table:table-cell office:value-type="float" office:value="-0.633333333333333">
            <text:p>-0.6333333333</text:p>
          </table:table-cell>
          <table:table-cell office:value-type="float" office:value="-0.933333333333333">
            <text:p>-0.9333333333</text:p>
          </table:table-cell>
          <table:table-cell office:value-type="float" office:value="-0.733333333333333">
            <text:p>-0.7333333333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2">
          <table:table-cell office:value-type="string">
            <text:p>Griewank6</text:p>
          </table:table-cell>
          <table:table-cell office:value-type="float" office:value="-0">
            <text:p>-0</text:p>
          </table:table-cell>
          <table:table-cell office:value-type="float" office:value="-0.0333333333333333">
            <text:p>-0.0333333333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  <table:table-cell table:number-columns-repeated="3"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-0.1">
            <text:p>-0.1</text:p>
          </table:table-cell>
        </table:table-row>
        <table:table-row table:style-name="ro2">
          <table:table-cell office:value-type="string">
            <text:p>Rastrigin6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-0.5">
            <text:p>-0.5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2">
          <table:table-cell office:value-type="string">
            <text:p>SchwefelDoubleSum6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1">
            <text:p>-0.1</text:p>
          </table:table-cell>
          <table:table-cell table:number-columns-repeated="7" office:value-type="float" office:value="-1">
            <text:p>-1</text:p>
          </table:table-cell>
        </table:table-row>
        <table:table-row table:style-name="ro2">
          <table:table-cell office:value-type="string">
            <text:p>SchwefelMax6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7" office:value-type="float" office:value="-1">
            <text:p>-1</text:p>
          </table:table-cell>
        </table:table-row>
        <table:table-row table:style-name="ro2">
          <table:table-cell office:value-type="string">
            <text:p>StepFunction6</text:p>
          </table:table-cell>
          <table:table-cell office:value-type="float" office:value="-0">
            <text:p>-0</text:p>
          </table:table-cell>
          <table:table-cell table:number-columns-repeated="9" office:value-type="float" office:value="-1">
            <text:p>-1</text:p>
          </table:table-cell>
        </table:table-row>
        <table:table-row table:style-name="ro2">
          <table:table-cell office:value-type="string">
            <text:p>Weierstrass6</text:p>
          </table:table-cell>
          <table:table-cell office:value-type="float" office:value="-0.2">
            <text:p>-0.2</text:p>
          </table:table-cell>
          <table:table-cell office:value-type="float" office:value="-0.6">
            <text:p>-0.6</text:p>
          </table:table-cell>
          <table:table-cell office:value-type="float" office:value="-0">
            <text:p>-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366666666666667">
            <text:p>-0.3666666667</text:p>
          </table:table-cell>
          <table:table-cell office:value-type="float" office:value="-1">
            <text:p>-1</text:p>
          </table:table-cell>
          <table:table-cell office:value-type="float" office:value="-0.6">
            <text:p>-0.6</text:p>
          </table:table-cell>
          <table:table-cell office:value-type="float" office:value="-1">
            <text:p>-1</text:p>
          </table:table-cell>
          <table:table-cell office:value-type="float" office:value="-0.466666666666667">
            <text:p>-0.4666666667</text:p>
          </table:table-cell>
        </table:table-row>
        <table:table-row table:style-name="ro2">
          <table:table-cell office:value-type="string">
            <text:p>Trig6</text:p>
          </table:table-cell>
          <table:table-cell office:value-type="float" office:value="-0.366666666666667">
            <text:p>-0.3666666667</text:p>
          </table:table-cell>
          <table:table-cell office:value-type="float" office:value="-0.3">
            <text:p>-0.3</text:p>
          </table:table-cell>
          <table:table-cell office:value-type="float" office:value="-0.333333333333333">
            <text:p>-0.3333333333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866666666666667">
            <text:p>-0.8666666667</text:p>
          </table:table-cell>
          <table:table-cell office:value-type="float" office:value="-1">
            <text:p>-1</text:p>
          </table:table-cell>
          <table:table-cell office:value-type="float" office:value="-0.533333333333333">
            <text:p>-0.5333333333</text:p>
          </table:table-cell>
          <table:table-cell office:value-type="float" office:value="-1">
            <text:p>-1</text:p>
          </table:table-cell>
          <table:table-cell office:value-type="float" office:value="-0.966666666666667">
            <text:p>-0.9666666667</text:p>
          </table:table-cell>
        </table:table-row>
        <table:table-row table:style-name="ro2">
          <table:table-cell office:value-type="string">
            <text:p>Pinter6</text:p>
          </table:table-cell>
          <table:table-cell office:value-type="float" office:value="-0.266666666666667">
            <text:p>-0.2666666667</text:p>
          </table:table-cell>
          <table:table-cell office:value-type="float" office:value="-0.4">
            <text:p>-0.4</text:p>
          </table:table-cell>
          <table:table-cell office:value-type="float" office:value="-0.9">
            <text:p>-0.9</text:p>
          </table:table-cell>
          <table:table-cell office:value-type="float" office:value="-0.466666666666667">
            <text:p>-0.4666666667</text:p>
          </table:table-cell>
          <table:table-cell office:value-type="float" office:value="-1">
            <text:p>-1</text:p>
          </table:table-cell>
          <table:table-cell office:value-type="float" office:value="-0">
            <text:p>-0</text:p>
          </table:table-cell>
          <table:table-cell office:value-type="float" office:value="-0.933333333333333">
            <text:p>-0.9333333333</text:p>
          </table:table-cell>
          <table:table-cell office:value-type="float" office:value="-0.733333333333333">
            <text:p>-0.7333333333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2">
          <table:table-cell office:value-type="string">
            <text:p>Salomon6</text:p>
          </table:table-cell>
          <table:table-cell office:value-type="float" office:value="-0.166666666666667">
            <text:p>-0.1666666667</text:p>
          </table:table-cell>
          <table:table-cell table:number-columns-repeated="4" office:value-type="float" office:value="-0">
            <text:p>-0</text:p>
          </table:table-cell>
          <table:table-cell office:value-type="float" office:value="-0.1">
            <text:p>-0.1</text:p>
          </table:table-cell>
          <table:table-cell table:number-columns-repeated="4" office:value-type="float" office:value="-0">
            <text:p>-0</text:p>
          </table:table-cell>
        </table:table-row>
        <table:table-row table:style-name="ro2">
          <table:table-cell office:value-type="string">
            <text:p>SchaeferF66</text:p>
          </table:table-cell>
          <table:table-cell office:value-type="float" office:value="-0">
            <text:p>-0</text:p>
          </table:table-cell>
          <table:table-cell office:value-type="float" office:value="-0.1">
            <text:p>-0.1</text:p>
          </table:table-cell>
          <table:table-cell office:value-type="float" office:value="-0.2">
            <text:p>-0.2</text:p>
          </table:table-cell>
          <table:table-cell table:number-columns-repeated="4" office:value-type="float" office:value="-0">
            <text:p>-0</text:p>
          </table:table-cell>
          <table:table-cell office:value-type="float" office:value="-0.466666666666667">
            <text:p>-0.4666666667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2">
          <table:table-cell office:value-type="string">
            <text:p>Ackley10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-0">
            <text:p>-0</text:p>
          </table:table-cell>
          <table:table-cell office:value-type="float" office:value="-0.633333333333333">
            <text:p>-0.6333333333</text:p>
          </table:table-cell>
          <table:table-cell office:value-type="float" office:value="-1">
            <text:p>-1</text:p>
          </table:table-cell>
          <table:table-cell office:value-type="float" office:value="-0.833333333333333">
            <text:p>-0.8333333333</text:p>
          </table:table-cell>
          <table:table-cell office:value-type="float" office:value="-1">
            <text:p>-1</text:p>
          </table:table-cell>
        </table:table-row>
        <table:table-row table:style-name="ro2">
          <table:table-cell office:value-type="string">
            <text:p>FletcherPowell10</text:p>
          </table:table-cell>
          <table:table-cell office:value-type="float" office:value="-0.633333333333333">
            <text:p>-0.6333333333</text:p>
          </table:table-cell>
          <table:table-cell office:value-type="float" office:value="-0.533333333333333">
            <text:p>-0.5333333333</text:p>
          </table:table-cell>
          <table:table-cell office:value-type="float" office:value="-0">
            <text:p>-0</text:p>
          </table:table-cell>
          <table:table-cell office:value-type="float" office:value="-0.666666666666667">
            <text:p>-0.6666666667</text:p>
          </table:table-cell>
          <table:table-cell office:value-type="float" office:value="-0.833333333333333">
            <text:p>-0.8333333333</text:p>
          </table:table-cell>
          <table:table-cell office:value-type="float" office:value="-0.7">
            <text:p>-0.7</text:p>
          </table:table-cell>
          <table:table-cell office:value-type="float" office:value="-0.8">
            <text:p>-0.8</text:p>
          </table:table-cell>
          <table:table-cell office:value-type="float" office:value="-0.7">
            <text:p>-0.7</text:p>
          </table:table-cell>
          <table:table-cell office:value-type="float" office:value="-1">
            <text:p>-1</text:p>
          </table:table-cell>
          <table:table-cell office:value-type="float" office:value="-0.833333333333333">
            <text:p>-0.8333333333</text:p>
          </table:table-cell>
        </table:table-row>
        <table:table-row table:style-name="ro2">
          <table:table-cell office:value-type="string">
            <text:p>Griewank10</text:p>
          </table:table-cell>
          <table:table-cell office:value-type="float" office:value="-0.166666666666667">
            <text:p>-0.1666666667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  <table:table-cell table:number-columns-repeated="3"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-0.0666666666666667">
            <text:p>-0.0666666667</text:p>
          </table:table-cell>
        </table:table-row>
        <table:table-row table:style-name="ro2">
          <table:table-cell office:value-type="string">
            <text:p>Rastrigin10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office:value-type="float" office:value="-1">
            <text:p>-1</text:p>
          </table:table-cell>
          <table:table-cell table:number-columns-repeated="2" office:value-type="float" office:value="-0">
            <text:p>-0</text:p>
          </table:table-cell>
          <table:table-cell table:number-columns-repeated="3" office:value-type="float" office:value="-1">
            <text:p>-1</text:p>
          </table:table-cell>
        </table:table-row>
        <table:table-row table:style-name="ro2">
          <table:table-cell office:value-type="string">
            <text:p>SchwefelDoubleSum1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7" office:value-type="float" office:value="-1">
            <text:p>-1</text:p>
          </table:table-cell>
        </table:table-row>
        <table:table-row table:style-name="ro2">
          <table:table-cell office:value-type="string">
            <text:p>SchwefelMax1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">
            <text:p>-0</text:p>
          </table:table-cell>
          <table:table-cell table:number-columns-repeated="7" office:value-type="float" office:value="-1">
            <text:p>-1</text:p>
          </table:table-cell>
        </table:table-row>
        <table:table-row table:style-name="ro2">
          <table:table-cell office:value-type="string">
            <text:p>StepFunction10</text:p>
          </table:table-cell>
          <table:table-cell office:value-type="float" office:value="-0">
            <text:p>-0</text:p>
          </table:table-cell>
          <table:table-cell table:number-columns-repeated="9" office:value-type="float" office:value="-1">
            <text:p>-1</text:p>
          </table:table-cell>
        </table:table-row>
        <table:table-row table:style-name="ro2">
          <table:table-cell office:value-type="string">
            <text:p>Weierstrass10</text:p>
          </table:table-cell>
          <table:table-cell office:value-type="float" office:value="-0">
            <text:p>-0</text:p>
          </table:table-cell>
          <table:table-cell office:value-type="float" office:value="-0.0333333333333333">
            <text:p>-0.0333333333</text:p>
          </table:table-cell>
          <table:table-cell office:value-type="float" office:value="-0">
            <text:p>-0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366666666666667">
            <text:p>-0.3666666667</text:p>
          </table:table-cell>
          <table:table-cell office:value-type="float" office:value="-1">
            <text:p>-1</text:p>
          </table:table-cell>
          <table:table-cell office:value-type="float" office:value="-0.0333333333333333">
            <text:p>-0.0333333333</text:p>
          </table:table-cell>
          <table:table-cell office:value-type="float" office:value="-1">
            <text:p>-1</text:p>
          </table:table-cell>
          <table:table-cell office:value-type="float" office:value="-0">
            <text:p>-0</text:p>
          </table:table-cell>
        </table:table-row>
        <table:table-row table:style-name="ro2">
          <table:table-cell office:value-type="string">
            <text:p>Trig10</text:p>
          </table:table-cell>
          <table:table-cell office:value-type="float" office:value="-0.966666666666667">
            <text:p>-0.9666666667</text:p>
          </table:table-cell>
          <table:table-cell office:value-type="float" office:value="-0.833333333333333">
            <text:p>-0.8333333333</text:p>
          </table:table-cell>
          <table:table-cell office:value-type="float" office:value="-0.666666666666667">
            <text:p>-0.6666666667</text:p>
          </table:table-cell>
          <table:table-cell table:number-columns-repeated="2" office:value-type="float" office:value="-1">
            <text:p>-1</text:p>
          </table:table-cell>
          <table:table-cell office:value-type="float" office:value="-0.866666666666667">
            <text:p>-0.8666666667</text:p>
          </table:table-cell>
          <table:table-cell office:value-type="float" office:value="-1">
            <text:p>-1</text:p>
          </table:table-cell>
          <table:table-cell office:value-type="float" office:value="-0.833333333333333">
            <text:p>-0.8333333333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2">
          <table:table-cell office:value-type="string">
            <text:p>Pinter10</text:p>
          </table:table-cell>
          <table:table-cell office:value-type="float" office:value="-0">
            <text:p>-0</text:p>
          </table:table-cell>
          <table:table-cell office:value-type="float" office:value="-0.133333333333333">
            <text:p>-0.1333333333</text:p>
          </table:table-cell>
          <table:table-cell office:value-type="float" office:value="-0.166666666666667">
            <text:p>-0.1666666667</text:p>
          </table:table-cell>
          <table:table-cell office:value-type="float" office:value="-0">
            <text:p>-0</text:p>
          </table:table-cell>
          <table:table-cell office:value-type="float" office:value="-1">
            <text:p>-1</text:p>
          </table:table-cell>
          <table:table-cell office:value-type="float" office:value="-0">
            <text:p>-0</text:p>
          </table:table-cell>
          <table:table-cell office:value-type="float" office:value="-0.0666666666666667">
            <text:p>-0.0666666667</text:p>
          </table:table-cell>
          <table:table-cell office:value-type="float" office:value="-0.8">
            <text:p>-0.8</text:p>
          </table:table-cell>
          <table:table-cell table:number-columns-repeated="2" office:value-type="float" office:value="-1">
            <text:p>-1</text:p>
          </table:table-cell>
        </table:table-row>
        <table:table-row table:style-name="ro2">
          <table:table-cell office:value-type="string">
            <text:p>Salomon10</text:p>
          </table:table-cell>
          <table:table-cell table:number-columns-repeated="5" office:value-type="float" office:value="-0">
            <text:p>-0</text:p>
          </table:table-cell>
          <table:table-cell office:value-type="float" office:value="-0.0333333333333333">
            <text:p>-0.0333333333</text:p>
          </table:table-cell>
          <table:table-cell table:number-columns-repeated="4" office:value-type="float" office:value="-0">
            <text:p>-0</text:p>
          </table:table-cell>
        </table:table-row>
        <table:table-row table:style-name="ro2">
          <table:table-cell office:value-type="string">
            <text:p>SchaeferF610</text:p>
          </table:table-cell>
          <table:table-cell table:number-columns-repeated="7" office:value-type="float" office:value="-0">
            <text:p>-0</text:p>
          </table:table-cell>
          <table:table-cell office:value-type="float" office:value="-0.1">
            <text:p>-0.1</text:p>
          </table:table-cell>
          <table:table-cell table:number-columns-repeated="2" office:value-type="float" office:value="-0">
            <text:p>-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VALUE(TRIM(INDIRECT(ADDRESS(2;2;4))))" office:value-type="float" office:value="0">
            <text:p>0</text:p>
          </table:table-cell>
          <table:table-cell table:formula="of:=VALUE(TRIM(INDIRECT(ADDRESS(2;3;4))))" office:value-type="float" office:value="0">
            <text:p>0</text:p>
          </table:table-cell>
          <table:table-cell table:formula="of:=VALUE(TRIM(INDIRECT(ADDRESS(2;4;4))))" office:value-type="float" office:value="0">
            <text:p>0</text:p>
          </table:table-cell>
          <table:table-cell table:formula="of:=VALUE(TRIM(INDIRECT(ADDRESS(2;5;4))))" office:value-type="float" office:value="0">
            <text:p>0</text:p>
          </table:table-cell>
          <table:table-cell table:formula="of:=VALUE(TRIM(INDIRECT(ADDRESS(2;6;4))))" office:value-type="float" office:value="0">
            <text:p>0</text:p>
          </table:table-cell>
          <table:table-cell table:formula="of:=VALUE(TRIM(INDIRECT(ADDRESS(2;7;4))))" office:value-type="float" office:value="0">
            <text:p>0</text:p>
          </table:table-cell>
          <table:table-cell table:formula="of:=VALUE(TRIM(INDIRECT(ADDRESS(2;8;4))))" office:value-type="float" office:value="-0.0333333333333333">
            <text:p>-0.0333333333</text:p>
          </table:table-cell>
          <table:table-cell table:formula="of:=VALUE(TRIM(INDIRECT(ADDRESS(2;9;4))))" office:value-type="float" office:value="0">
            <text:p>0</text:p>
          </table:table-cell>
          <table:table-cell table:formula="of:=VALUE(TRIM(INDIRECT(ADDRESS(2;10;4))))" office:value-type="float" office:value="0">
            <text:p>0</text:p>
          </table:table-cell>
          <table:table-cell table:formula="of:=VALUE(TRIM(INDIRECT(ADDRESS(2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;2;4))))" office:value-type="float" office:value="-1">
            <text:p>-1</text:p>
          </table:table-cell>
          <table:table-cell table:formula="of:=VALUE(TRIM(INDIRECT(ADDRESS(3;3;4))))" office:value-type="float" office:value="-1">
            <text:p>-1</text:p>
          </table:table-cell>
          <table:table-cell table:formula="of:=VALUE(TRIM(INDIRECT(ADDRESS(3;4;4))))" office:value-type="float" office:value="-1">
            <text:p>-1</text:p>
          </table:table-cell>
          <table:table-cell table:formula="of:=VALUE(TRIM(INDIRECT(ADDRESS(3;5;4))))" office:value-type="float" office:value="-1">
            <text:p>-1</text:p>
          </table:table-cell>
          <table:table-cell table:formula="of:=VALUE(TRIM(INDIRECT(ADDRESS(3;6;4))))" office:value-type="float" office:value="-1">
            <text:p>-1</text:p>
          </table:table-cell>
          <table:table-cell table:formula="of:=VALUE(TRIM(INDIRECT(ADDRESS(3;7;4))))" office:value-type="float" office:value="-1">
            <text:p>-1</text:p>
          </table:table-cell>
          <table:table-cell table:formula="of:=VALUE(TRIM(INDIRECT(ADDRESS(3;8;4))))" office:value-type="float" office:value="-1">
            <text:p>-1</text:p>
          </table:table-cell>
          <table:table-cell table:formula="of:=VALUE(TRIM(INDIRECT(ADDRESS(3;9;4))))" office:value-type="float" office:value="-1">
            <text:p>-1</text:p>
          </table:table-cell>
          <table:table-cell table:formula="of:=VALUE(TRIM(INDIRECT(ADDRESS(3;10;4))))" office:value-type="float" office:value="-1">
            <text:p>-1</text:p>
          </table:table-cell>
          <table:table-cell table:formula="of:=VALUE(TRIM(INDIRECT(ADDRESS(3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4;2;4))))" office:value-type="float" office:value="-1">
            <text:p>-1</text:p>
          </table:table-cell>
          <table:table-cell table:formula="of:=VALUE(TRIM(INDIRECT(ADDRESS(4;3;4))))" office:value-type="float" office:value="-0.566666666666667">
            <text:p>-0.5666666667</text:p>
          </table:table-cell>
          <table:table-cell table:formula="of:=VALUE(TRIM(INDIRECT(ADDRESS(4;4;4))))" office:value-type="float" office:value="-0.6">
            <text:p>-0.6</text:p>
          </table:table-cell>
          <table:table-cell table:formula="of:=VALUE(TRIM(INDIRECT(ADDRESS(4;5;4))))" office:value-type="float" office:value="-1">
            <text:p>-1</text:p>
          </table:table-cell>
          <table:table-cell table:formula="of:=VALUE(TRIM(INDIRECT(ADDRESS(4;6;4))))" office:value-type="float" office:value="-1">
            <text:p>-1</text:p>
          </table:table-cell>
          <table:table-cell table:formula="of:=VALUE(TRIM(INDIRECT(ADDRESS(4;7;4))))" office:value-type="float" office:value="-0.133333333333333">
            <text:p>-0.1333333333</text:p>
          </table:table-cell>
          <table:table-cell table:formula="of:=VALUE(TRIM(INDIRECT(ADDRESS(4;8;4))))" office:value-type="float" office:value="-1">
            <text:p>-1</text:p>
          </table:table-cell>
          <table:table-cell table:formula="of:=VALUE(TRIM(INDIRECT(ADDRESS(4;9;4))))" office:value-type="float" office:value="-0.5">
            <text:p>-0.5</text:p>
          </table:table-cell>
          <table:table-cell table:formula="of:=VALUE(TRIM(INDIRECT(ADDRESS(4;10;4))))" office:value-type="float" office:value="-1">
            <text:p>-1</text:p>
          </table:table-cell>
          <table:table-cell table:formula="of:=VALUE(TRIM(INDIRECT(ADDRESS(4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5;2;4))))" office:value-type="float" office:value="-1">
            <text:p>-1</text:p>
          </table:table-cell>
          <table:table-cell table:formula="of:=VALUE(TRIM(INDIRECT(ADDRESS(5;3;4))))" office:value-type="float" office:value="-1">
            <text:p>-1</text:p>
          </table:table-cell>
          <table:table-cell table:formula="of:=VALUE(TRIM(INDIRECT(ADDRESS(5;4;4))))" office:value-type="float" office:value="-1">
            <text:p>-1</text:p>
          </table:table-cell>
          <table:table-cell table:formula="of:=VALUE(TRIM(INDIRECT(ADDRESS(5;5;4))))" office:value-type="float" office:value="-1">
            <text:p>-1</text:p>
          </table:table-cell>
          <table:table-cell table:formula="of:=VALUE(TRIM(INDIRECT(ADDRESS(5;6;4))))" office:value-type="float" office:value="-1">
            <text:p>-1</text:p>
          </table:table-cell>
          <table:table-cell table:formula="of:=VALUE(TRIM(INDIRECT(ADDRESS(5;7;4))))" office:value-type="float" office:value="-1">
            <text:p>-1</text:p>
          </table:table-cell>
          <table:table-cell table:formula="of:=VALUE(TRIM(INDIRECT(ADDRESS(5;8;4))))" office:value-type="float" office:value="-1">
            <text:p>-1</text:p>
          </table:table-cell>
          <table:table-cell table:formula="of:=VALUE(TRIM(INDIRECT(ADDRESS(5;9;4))))" office:value-type="float" office:value="-1">
            <text:p>-1</text:p>
          </table:table-cell>
          <table:table-cell table:formula="of:=VALUE(TRIM(INDIRECT(ADDRESS(5;10;4))))" office:value-type="float" office:value="-1">
            <text:p>-1</text:p>
          </table:table-cell>
          <table:table-cell table:formula="of:=VALUE(TRIM(INDIRECT(ADDRESS(5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6;2;4))))" office:value-type="float" office:value="-1">
            <text:p>-1</text:p>
          </table:table-cell>
          <table:table-cell table:formula="of:=VALUE(TRIM(INDIRECT(ADDRESS(6;3;4))))" office:value-type="float" office:value="-1">
            <text:p>-1</text:p>
          </table:table-cell>
          <table:table-cell table:formula="of:=VALUE(TRIM(INDIRECT(ADDRESS(6;4;4))))" office:value-type="float" office:value="-1">
            <text:p>-1</text:p>
          </table:table-cell>
          <table:table-cell table:formula="of:=VALUE(TRIM(INDIRECT(ADDRESS(6;5;4))))" office:value-type="float" office:value="-1">
            <text:p>-1</text:p>
          </table:table-cell>
          <table:table-cell table:formula="of:=VALUE(TRIM(INDIRECT(ADDRESS(6;6;4))))" office:value-type="float" office:value="-1">
            <text:p>-1</text:p>
          </table:table-cell>
          <table:table-cell table:formula="of:=VALUE(TRIM(INDIRECT(ADDRESS(6;7;4))))" office:value-type="float" office:value="-0.0666666666666667">
            <text:p>-0.0666666667</text:p>
          </table:table-cell>
          <table:table-cell table:formula="of:=VALUE(TRIM(INDIRECT(ADDRESS(6;8;4))))" office:value-type="float" office:value="-1">
            <text:p>-1</text:p>
          </table:table-cell>
          <table:table-cell table:formula="of:=VALUE(TRIM(INDIRECT(ADDRESS(6;9;4))))" office:value-type="float" office:value="-1">
            <text:p>-1</text:p>
          </table:table-cell>
          <table:table-cell table:formula="of:=VALUE(TRIM(INDIRECT(ADDRESS(6;10;4))))" office:value-type="float" office:value="-1">
            <text:p>-1</text:p>
          </table:table-cell>
          <table:table-cell table:formula="of:=VALUE(TRIM(INDIRECT(ADDRESS(6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7;2;4))))" office:value-type="float" office:value="-0.266666666666667">
            <text:p>-0.2666666667</text:p>
          </table:table-cell>
          <table:table-cell table:formula="of:=VALUE(TRIM(INDIRECT(ADDRESS(7;3;4))))" office:value-type="float" office:value="-0.4">
            <text:p>-0.4</text:p>
          </table:table-cell>
          <table:table-cell table:formula="of:=VALUE(TRIM(INDIRECT(ADDRESS(7;4;4))))" office:value-type="float" office:value="-0.366666666666667">
            <text:p>-0.3666666667</text:p>
          </table:table-cell>
          <table:table-cell table:formula="of:=VALUE(TRIM(INDIRECT(ADDRESS(7;5;4))))" office:value-type="float" office:value="-1">
            <text:p>-1</text:p>
          </table:table-cell>
          <table:table-cell table:formula="of:=VALUE(TRIM(INDIRECT(ADDRESS(7;6;4))))" office:value-type="float" office:value="-1">
            <text:p>-1</text:p>
          </table:table-cell>
          <table:table-cell table:formula="of:=VALUE(TRIM(INDIRECT(ADDRESS(7;7;4))))" office:value-type="float" office:value="0">
            <text:p>0</text:p>
          </table:table-cell>
          <table:table-cell table:formula="of:=VALUE(TRIM(INDIRECT(ADDRESS(7;8;4))))" office:value-type="float" office:value="-0.933333333333333">
            <text:p>-0.9333333333</text:p>
          </table:table-cell>
          <table:table-cell table:formula="of:=VALUE(TRIM(INDIRECT(ADDRESS(7;9;4))))" office:value-type="float" office:value="-0.566666666666667">
            <text:p>-0.5666666667</text:p>
          </table:table-cell>
          <table:table-cell table:formula="of:=VALUE(TRIM(INDIRECT(ADDRESS(7;10;4))))" office:value-type="float" office:value="-1">
            <text:p>-1</text:p>
          </table:table-cell>
          <table:table-cell table:formula="of:=VALUE(TRIM(INDIRECT(ADDRESS(7;11;4))))" office:value-type="float" office:value="-0.866666666666667">
            <text:p>-0.8666666667</text:p>
          </table:table-cell>
        </table:table-row>
        <table:table-row table:style-name="ro2">
          <table:table-cell/>
          <table:table-cell table:formula="of:=VALUE(TRIM(INDIRECT(ADDRESS(8;2;4))))" office:value-type="float" office:value="-1">
            <text:p>-1</text:p>
          </table:table-cell>
          <table:table-cell table:formula="of:=VALUE(TRIM(INDIRECT(ADDRESS(8;3;4))))" office:value-type="float" office:value="-1">
            <text:p>-1</text:p>
          </table:table-cell>
          <table:table-cell table:formula="of:=VALUE(TRIM(INDIRECT(ADDRESS(8;4;4))))" office:value-type="float" office:value="0">
            <text:p>0</text:p>
          </table:table-cell>
          <table:table-cell table:formula="of:=VALUE(TRIM(INDIRECT(ADDRESS(8;5;4))))" office:value-type="float" office:value="-1">
            <text:p>-1</text:p>
          </table:table-cell>
          <table:table-cell table:formula="of:=VALUE(TRIM(INDIRECT(ADDRESS(8;6;4))))" office:value-type="float" office:value="-1">
            <text:p>-1</text:p>
          </table:table-cell>
          <table:table-cell table:formula="of:=VALUE(TRIM(INDIRECT(ADDRESS(8;7;4))))" office:value-type="float" office:value="-0.266666666666667">
            <text:p>-0.2666666667</text:p>
          </table:table-cell>
          <table:table-cell table:formula="of:=VALUE(TRIM(INDIRECT(ADDRESS(8;8;4))))" office:value-type="float" office:value="-1">
            <text:p>-1</text:p>
          </table:table-cell>
          <table:table-cell table:formula="of:=VALUE(TRIM(INDIRECT(ADDRESS(8;9;4))))" office:value-type="float" office:value="-1">
            <text:p>-1</text:p>
          </table:table-cell>
          <table:table-cell table:formula="of:=VALUE(TRIM(INDIRECT(ADDRESS(8;10;4))))" office:value-type="float" office:value="-1">
            <text:p>-1</text:p>
          </table:table-cell>
          <table:table-cell table:formula="of:=VALUE(TRIM(INDIRECT(ADDRESS(8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9;2;4))))" office:value-type="float" office:value="-1">
            <text:p>-1</text:p>
          </table:table-cell>
          <table:table-cell table:formula="of:=VALUE(TRIM(INDIRECT(ADDRESS(9;3;4))))" office:value-type="float" office:value="-1">
            <text:p>-1</text:p>
          </table:table-cell>
          <table:table-cell table:formula="of:=VALUE(TRIM(INDIRECT(ADDRESS(9;4;4))))" office:value-type="float" office:value="-0.166666666666667">
            <text:p>-0.1666666667</text:p>
          </table:table-cell>
          <table:table-cell table:formula="of:=VALUE(TRIM(INDIRECT(ADDRESS(9;5;4))))" office:value-type="float" office:value="-1">
            <text:p>-1</text:p>
          </table:table-cell>
          <table:table-cell table:formula="of:=VALUE(TRIM(INDIRECT(ADDRESS(9;6;4))))" office:value-type="float" office:value="-1">
            <text:p>-1</text:p>
          </table:table-cell>
          <table:table-cell table:formula="of:=VALUE(TRIM(INDIRECT(ADDRESS(9;7;4))))" office:value-type="float" office:value="-1">
            <text:p>-1</text:p>
          </table:table-cell>
          <table:table-cell table:formula="of:=VALUE(TRIM(INDIRECT(ADDRESS(9;8;4))))" office:value-type="float" office:value="-1">
            <text:p>-1</text:p>
          </table:table-cell>
          <table:table-cell table:formula="of:=VALUE(TRIM(INDIRECT(ADDRESS(9;9;4))))" office:value-type="float" office:value="-1">
            <text:p>-1</text:p>
          </table:table-cell>
          <table:table-cell table:formula="of:=VALUE(TRIM(INDIRECT(ADDRESS(9;10;4))))" office:value-type="float" office:value="-1">
            <text:p>-1</text:p>
          </table:table-cell>
          <table:table-cell table:formula="of:=VALUE(TRIM(INDIRECT(ADDRESS(9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0;2;4))))" office:value-type="float" office:value="-0.2">
            <text:p>-0.2</text:p>
          </table:table-cell>
          <table:table-cell table:formula="of:=VALUE(TRIM(INDIRECT(ADDRESS(10;3;4))))" office:value-type="float" office:value="-0.366666666666667">
            <text:p>-0.3666666667</text:p>
          </table:table-cell>
          <table:table-cell table:formula="of:=VALUE(TRIM(INDIRECT(ADDRESS(10;4;4))))" office:value-type="float" office:value="-0.166666666666667">
            <text:p>-0.1666666667</text:p>
          </table:table-cell>
          <table:table-cell table:formula="of:=VALUE(TRIM(INDIRECT(ADDRESS(10;5;4))))" office:value-type="float" office:value="-1">
            <text:p>-1</text:p>
          </table:table-cell>
          <table:table-cell table:formula="of:=VALUE(TRIM(INDIRECT(ADDRESS(10;6;4))))" office:value-type="float" office:value="-1">
            <text:p>-1</text:p>
          </table:table-cell>
          <table:table-cell table:formula="of:=VALUE(TRIM(INDIRECT(ADDRESS(10;7;4))))" office:value-type="float" office:value="-0.0333333333333333">
            <text:p>-0.0333333333</text:p>
          </table:table-cell>
          <table:table-cell table:formula="of:=VALUE(TRIM(INDIRECT(ADDRESS(10;8;4))))" office:value-type="float" office:value="-1">
            <text:p>-1</text:p>
          </table:table-cell>
          <table:table-cell table:formula="of:=VALUE(TRIM(INDIRECT(ADDRESS(10;9;4))))" office:value-type="float" office:value="-0.533333333333333">
            <text:p>-0.5333333333</text:p>
          </table:table-cell>
          <table:table-cell table:formula="of:=VALUE(TRIM(INDIRECT(ADDRESS(10;10;4))))" office:value-type="float" office:value="-1">
            <text:p>-1</text:p>
          </table:table-cell>
          <table:table-cell table:formula="of:=VALUE(TRIM(INDIRECT(ADDRESS(10;11;4))))" office:value-type="float" office:value="-0.633333333333333">
            <text:p>-0.6333333333</text:p>
          </table:table-cell>
        </table:table-row>
        <table:table-row table:style-name="ro2">
          <table:table-cell/>
          <table:table-cell table:formula="of:=VALUE(TRIM(INDIRECT(ADDRESS(11;2;4))))" office:value-type="float" office:value="-1">
            <text:p>-1</text:p>
          </table:table-cell>
          <table:table-cell table:formula="of:=VALUE(TRIM(INDIRECT(ADDRESS(11;3;4))))" office:value-type="float" office:value="-1">
            <text:p>-1</text:p>
          </table:table-cell>
          <table:table-cell table:formula="of:=VALUE(TRIM(INDIRECT(ADDRESS(11;4;4))))" office:value-type="float" office:value="-0.966666666666667">
            <text:p>-0.9666666667</text:p>
          </table:table-cell>
          <table:table-cell table:formula="of:=VALUE(TRIM(INDIRECT(ADDRESS(11;5;4))))" office:value-type="float" office:value="-1">
            <text:p>-1</text:p>
          </table:table-cell>
          <table:table-cell table:formula="of:=VALUE(TRIM(INDIRECT(ADDRESS(11;6;4))))" office:value-type="float" office:value="-1">
            <text:p>-1</text:p>
          </table:table-cell>
          <table:table-cell table:formula="of:=VALUE(TRIM(INDIRECT(ADDRESS(11;7;4))))" office:value-type="float" office:value="0">
            <text:p>0</text:p>
          </table:table-cell>
          <table:table-cell table:formula="of:=VALUE(TRIM(INDIRECT(ADDRESS(11;8;4))))" office:value-type="float" office:value="-1">
            <text:p>-1</text:p>
          </table:table-cell>
          <table:table-cell table:formula="of:=VALUE(TRIM(INDIRECT(ADDRESS(11;9;4))))" office:value-type="float" office:value="-1">
            <text:p>-1</text:p>
          </table:table-cell>
          <table:table-cell table:formula="of:=VALUE(TRIM(INDIRECT(ADDRESS(11;10;4))))" office:value-type="float" office:value="-1">
            <text:p>-1</text:p>
          </table:table-cell>
          <table:table-cell table:formula="of:=VALUE(TRIM(INDIRECT(ADDRESS(11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2;2;4))))" office:value-type="float" office:value="-1">
            <text:p>-1</text:p>
          </table:table-cell>
          <table:table-cell table:formula="of:=VALUE(TRIM(INDIRECT(ADDRESS(12;3;4))))" office:value-type="float" office:value="-1">
            <text:p>-1</text:p>
          </table:table-cell>
          <table:table-cell table:formula="of:=VALUE(TRIM(INDIRECT(ADDRESS(12;4;4))))" office:value-type="float" office:value="-1">
            <text:p>-1</text:p>
          </table:table-cell>
          <table:table-cell table:formula="of:=VALUE(TRIM(INDIRECT(ADDRESS(12;5;4))))" office:value-type="float" office:value="-1">
            <text:p>-1</text:p>
          </table:table-cell>
          <table:table-cell table:formula="of:=VALUE(TRIM(INDIRECT(ADDRESS(12;6;4))))" office:value-type="float" office:value="-1">
            <text:p>-1</text:p>
          </table:table-cell>
          <table:table-cell table:formula="of:=VALUE(TRIM(INDIRECT(ADDRESS(12;7;4))))" office:value-type="float" office:value="-1">
            <text:p>-1</text:p>
          </table:table-cell>
          <table:table-cell table:formula="of:=VALUE(TRIM(INDIRECT(ADDRESS(12;8;4))))" office:value-type="float" office:value="-1">
            <text:p>-1</text:p>
          </table:table-cell>
          <table:table-cell table:formula="of:=VALUE(TRIM(INDIRECT(ADDRESS(12;9;4))))" office:value-type="float" office:value="-1">
            <text:p>-1</text:p>
          </table:table-cell>
          <table:table-cell table:formula="of:=VALUE(TRIM(INDIRECT(ADDRESS(12;10;4))))" office:value-type="float" office:value="-1">
            <text:p>-1</text:p>
          </table:table-cell>
          <table:table-cell table:formula="of:=VALUE(TRIM(INDIRECT(ADDRESS(12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3;2;4))))" office:value-type="float" office:value="-1">
            <text:p>-1</text:p>
          </table:table-cell>
          <table:table-cell table:formula="of:=VALUE(TRIM(INDIRECT(ADDRESS(13;3;4))))" office:value-type="float" office:value="-1">
            <text:p>-1</text:p>
          </table:table-cell>
          <table:table-cell table:formula="of:=VALUE(TRIM(INDIRECT(ADDRESS(13;4;4))))" office:value-type="float" office:value="0">
            <text:p>0</text:p>
          </table:table-cell>
          <table:table-cell table:formula="of:=VALUE(TRIM(INDIRECT(ADDRESS(13;5;4))))" office:value-type="float" office:value="-1">
            <text:p>-1</text:p>
          </table:table-cell>
          <table:table-cell table:formula="of:=VALUE(TRIM(INDIRECT(ADDRESS(13;6;4))))" office:value-type="float" office:value="-1">
            <text:p>-1</text:p>
          </table:table-cell>
          <table:table-cell table:formula="of:=VALUE(TRIM(INDIRECT(ADDRESS(13;7;4))))" office:value-type="float" office:value="-1">
            <text:p>-1</text:p>
          </table:table-cell>
          <table:table-cell table:formula="of:=VALUE(TRIM(INDIRECT(ADDRESS(13;8;4))))" office:value-type="float" office:value="-1">
            <text:p>-1</text:p>
          </table:table-cell>
          <table:table-cell table:formula="of:=VALUE(TRIM(INDIRECT(ADDRESS(13;9;4))))" office:value-type="float" office:value="-1">
            <text:p>-1</text:p>
          </table:table-cell>
          <table:table-cell table:formula="of:=VALUE(TRIM(INDIRECT(ADDRESS(13;10;4))))" office:value-type="float" office:value="-1">
            <text:p>-1</text:p>
          </table:table-cell>
          <table:table-cell table:formula="of:=VALUE(TRIM(INDIRECT(ADDRESS(13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4;2;4))))" office:value-type="float" office:value="-1">
            <text:p>-1</text:p>
          </table:table-cell>
          <table:table-cell table:formula="of:=VALUE(TRIM(INDIRECT(ADDRESS(14;3;4))))" office:value-type="float" office:value="-1">
            <text:p>-1</text:p>
          </table:table-cell>
          <table:table-cell table:formula="of:=VALUE(TRIM(INDIRECT(ADDRESS(14;4;4))))" office:value-type="float" office:value="-1">
            <text:p>-1</text:p>
          </table:table-cell>
          <table:table-cell table:formula="of:=VALUE(TRIM(INDIRECT(ADDRESS(14;5;4))))" office:value-type="float" office:value="-1">
            <text:p>-1</text:p>
          </table:table-cell>
          <table:table-cell table:formula="of:=VALUE(TRIM(INDIRECT(ADDRESS(14;6;4))))" office:value-type="float" office:value="-1">
            <text:p>-1</text:p>
          </table:table-cell>
          <table:table-cell table:formula="of:=VALUE(TRIM(INDIRECT(ADDRESS(14;7;4))))" office:value-type="float" office:value="-1">
            <text:p>-1</text:p>
          </table:table-cell>
          <table:table-cell table:formula="of:=VALUE(TRIM(INDIRECT(ADDRESS(14;8;4))))" office:value-type="float" office:value="-1">
            <text:p>-1</text:p>
          </table:table-cell>
          <table:table-cell table:formula="of:=VALUE(TRIM(INDIRECT(ADDRESS(14;9;4))))" office:value-type="float" office:value="-1">
            <text:p>-1</text:p>
          </table:table-cell>
          <table:table-cell table:formula="of:=VALUE(TRIM(INDIRECT(ADDRESS(14;10;4))))" office:value-type="float" office:value="-1">
            <text:p>-1</text:p>
          </table:table-cell>
          <table:table-cell table:formula="of:=VALUE(TRIM(INDIRECT(ADDRESS(14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5;2;4))))" office:value-type="float" office:value="-0.966666666666667">
            <text:p>-0.9666666667</text:p>
          </table:table-cell>
          <table:table-cell table:formula="of:=VALUE(TRIM(INDIRECT(ADDRESS(15;3;4))))" office:value-type="float" office:value="-1">
            <text:p>-1</text:p>
          </table:table-cell>
          <table:table-cell table:formula="of:=VALUE(TRIM(INDIRECT(ADDRESS(15;4;4))))" office:value-type="float" office:value="0">
            <text:p>0</text:p>
          </table:table-cell>
          <table:table-cell table:formula="of:=VALUE(TRIM(INDIRECT(ADDRESS(15;5;4))))" office:value-type="float" office:value="-1">
            <text:p>-1</text:p>
          </table:table-cell>
          <table:table-cell table:formula="of:=VALUE(TRIM(INDIRECT(ADDRESS(15;6;4))))" office:value-type="float" office:value="-1">
            <text:p>-1</text:p>
          </table:table-cell>
          <table:table-cell table:formula="of:=VALUE(TRIM(INDIRECT(ADDRESS(15;7;4))))" office:value-type="float" office:value="-0.933333333333333">
            <text:p>-0.9333333333</text:p>
          </table:table-cell>
          <table:table-cell table:formula="of:=VALUE(TRIM(INDIRECT(ADDRESS(15;8;4))))" office:value-type="float" office:value="-1">
            <text:p>-1</text:p>
          </table:table-cell>
          <table:table-cell table:formula="of:=VALUE(TRIM(INDIRECT(ADDRESS(15;9;4))))" office:value-type="float" office:value="-0.933333333333333">
            <text:p>-0.9333333333</text:p>
          </table:table-cell>
          <table:table-cell table:formula="of:=VALUE(TRIM(INDIRECT(ADDRESS(15;10;4))))" office:value-type="float" office:value="-1">
            <text:p>-1</text:p>
          </table:table-cell>
          <table:table-cell table:formula="of:=VALUE(TRIM(INDIRECT(ADDRESS(15;11;4))))" office:value-type="float" office:value="-0.966666666666667">
            <text:p>-0.9666666667</text:p>
          </table:table-cell>
        </table:table-row>
        <table:table-row table:style-name="ro2">
          <table:table-cell/>
          <table:table-cell table:formula="of:=VALUE(TRIM(INDIRECT(ADDRESS(16;2;4))))" office:value-type="float" office:value="-1">
            <text:p>-1</text:p>
          </table:table-cell>
          <table:table-cell table:formula="of:=VALUE(TRIM(INDIRECT(ADDRESS(16;3;4))))" office:value-type="float" office:value="-1">
            <text:p>-1</text:p>
          </table:table-cell>
          <table:table-cell table:formula="of:=VALUE(TRIM(INDIRECT(ADDRESS(16;4;4))))" office:value-type="float" office:value="-1">
            <text:p>-1</text:p>
          </table:table-cell>
          <table:table-cell table:formula="of:=VALUE(TRIM(INDIRECT(ADDRESS(16;5;4))))" office:value-type="float" office:value="-1">
            <text:p>-1</text:p>
          </table:table-cell>
          <table:table-cell table:formula="of:=VALUE(TRIM(INDIRECT(ADDRESS(16;6;4))))" office:value-type="float" office:value="-1">
            <text:p>-1</text:p>
          </table:table-cell>
          <table:table-cell table:formula="of:=VALUE(TRIM(INDIRECT(ADDRESS(16;7;4))))" office:value-type="float" office:value="-1">
            <text:p>-1</text:p>
          </table:table-cell>
          <table:table-cell table:formula="of:=VALUE(TRIM(INDIRECT(ADDRESS(16;8;4))))" office:value-type="float" office:value="-1">
            <text:p>-1</text:p>
          </table:table-cell>
          <table:table-cell table:formula="of:=VALUE(TRIM(INDIRECT(ADDRESS(16;9;4))))" office:value-type="float" office:value="-1">
            <text:p>-1</text:p>
          </table:table-cell>
          <table:table-cell table:formula="of:=VALUE(TRIM(INDIRECT(ADDRESS(16;10;4))))" office:value-type="float" office:value="-1">
            <text:p>-1</text:p>
          </table:table-cell>
          <table:table-cell table:formula="of:=VALUE(TRIM(INDIRECT(ADDRESS(16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7;2;4))))" office:value-type="float" office:value="-1">
            <text:p>-1</text:p>
          </table:table-cell>
          <table:table-cell table:formula="of:=VALUE(TRIM(INDIRECT(ADDRESS(17;3;4))))" office:value-type="float" office:value="-0.666666666666667">
            <text:p>-0.6666666667</text:p>
          </table:table-cell>
          <table:table-cell table:formula="of:=VALUE(TRIM(INDIRECT(ADDRESS(17;4;4))))" office:value-type="float" office:value="-0.833333333333333">
            <text:p>-0.8333333333</text:p>
          </table:table-cell>
          <table:table-cell table:formula="of:=VALUE(TRIM(INDIRECT(ADDRESS(17;5;4))))" office:value-type="float" office:value="-1">
            <text:p>-1</text:p>
          </table:table-cell>
          <table:table-cell table:formula="of:=VALUE(TRIM(INDIRECT(ADDRESS(17;6;4))))" office:value-type="float" office:value="-1">
            <text:p>-1</text:p>
          </table:table-cell>
          <table:table-cell table:formula="of:=VALUE(TRIM(INDIRECT(ADDRESS(17;7;4))))" office:value-type="float" office:value="-0.2">
            <text:p>-0.2</text:p>
          </table:table-cell>
          <table:table-cell table:formula="of:=VALUE(TRIM(INDIRECT(ADDRESS(17;8;4))))" office:value-type="float" office:value="-1">
            <text:p>-1</text:p>
          </table:table-cell>
          <table:table-cell table:formula="of:=VALUE(TRIM(INDIRECT(ADDRESS(17;9;4))))" office:value-type="float" office:value="-0.933333333333333">
            <text:p>-0.9333333333</text:p>
          </table:table-cell>
          <table:table-cell table:formula="of:=VALUE(TRIM(INDIRECT(ADDRESS(17;10;4))))" office:value-type="float" office:value="-1">
            <text:p>-1</text:p>
          </table:table-cell>
          <table:table-cell table:formula="of:=VALUE(TRIM(INDIRECT(ADDRESS(17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18;2;4))))" office:value-type="float" office:value="-0.233333333333333">
            <text:p>-0.2333333333</text:p>
          </table:table-cell>
          <table:table-cell table:formula="of:=VALUE(TRIM(INDIRECT(ADDRESS(18;3;4))))" office:value-type="float" office:value="-0.0666666666666667">
            <text:p>-0.0666666667</text:p>
          </table:table-cell>
          <table:table-cell table:formula="of:=VALUE(TRIM(INDIRECT(ADDRESS(18;4;4))))" office:value-type="float" office:value="-0.0333333333333333">
            <text:p>-0.0333333333</text:p>
          </table:table-cell>
          <table:table-cell table:formula="of:=VALUE(TRIM(INDIRECT(ADDRESS(18;5;4))))" office:value-type="float" office:value="-1">
            <text:p>-1</text:p>
          </table:table-cell>
          <table:table-cell table:formula="of:=VALUE(TRIM(INDIRECT(ADDRESS(18;6;4))))" office:value-type="float" office:value="-1">
            <text:p>-1</text:p>
          </table:table-cell>
          <table:table-cell table:formula="of:=VALUE(TRIM(INDIRECT(ADDRESS(18;7;4))))" office:value-type="float" office:value="-0.0666666666666667">
            <text:p>-0.0666666667</text:p>
          </table:table-cell>
          <table:table-cell table:formula="of:=VALUE(TRIM(INDIRECT(ADDRESS(18;8;4))))" office:value-type="float" office:value="-1">
            <text:p>-1</text:p>
          </table:table-cell>
          <table:table-cell table:formula="of:=VALUE(TRIM(INDIRECT(ADDRESS(18;9;4))))" office:value-type="float" office:value="-0.2">
            <text:p>-0.2</text:p>
          </table:table-cell>
          <table:table-cell table:formula="of:=VALUE(TRIM(INDIRECT(ADDRESS(18;10;4))))" office:value-type="float" office:value="-1">
            <text:p>-1</text:p>
          </table:table-cell>
          <table:table-cell table:formula="of:=VALUE(TRIM(INDIRECT(ADDRESS(18;11;4))))" office:value-type="float" office:value="-0.766666666666667">
            <text:p>-0.7666666667</text:p>
          </table:table-cell>
        </table:table-row>
        <table:table-row table:style-name="ro2">
          <table:table-cell/>
          <table:table-cell table:formula="of:=VALUE(TRIM(INDIRECT(ADDRESS(19;2;4))))" office:value-type="float" office:value="-0.5">
            <text:p>-0.5</text:p>
          </table:table-cell>
          <table:table-cell table:formula="of:=VALUE(TRIM(INDIRECT(ADDRESS(19;3;4))))" office:value-type="float" office:value="0">
            <text:p>0</text:p>
          </table:table-cell>
          <table:table-cell table:formula="of:=VALUE(TRIM(INDIRECT(ADDRESS(19;4;4))))" office:value-type="float" office:value="-0.366666666666667">
            <text:p>-0.3666666667</text:p>
          </table:table-cell>
          <table:table-cell table:formula="of:=VALUE(TRIM(INDIRECT(ADDRESS(19;5;4))))" office:value-type="float" office:value="-1">
            <text:p>-1</text:p>
          </table:table-cell>
          <table:table-cell table:formula="of:=VALUE(TRIM(INDIRECT(ADDRESS(19;6;4))))" office:value-type="float" office:value="-1">
            <text:p>-1</text:p>
          </table:table-cell>
          <table:table-cell table:formula="of:=VALUE(TRIM(INDIRECT(ADDRESS(19;7;4))))" office:value-type="float" office:value="-0.0333333333333333">
            <text:p>-0.0333333333</text:p>
          </table:table-cell>
          <table:table-cell table:formula="of:=VALUE(TRIM(INDIRECT(ADDRESS(19;8;4))))" office:value-type="float" office:value="-1">
            <text:p>-1</text:p>
          </table:table-cell>
          <table:table-cell table:formula="of:=VALUE(TRIM(INDIRECT(ADDRESS(19;9;4))))" office:value-type="float" office:value="-0.566666666666667">
            <text:p>-0.5666666667</text:p>
          </table:table-cell>
          <table:table-cell table:formula="of:=VALUE(TRIM(INDIRECT(ADDRESS(19;10;4))))" office:value-type="float" office:value="-0.966666666666667">
            <text:p>-0.9666666667</text:p>
          </table:table-cell>
          <table:table-cell table:formula="of:=VALUE(TRIM(INDIRECT(ADDRESS(19;11;4))))" office:value-type="float" office:value="-0.766666666666667">
            <text:p>-0.7666666667</text:p>
          </table:table-cell>
        </table:table-row>
        <table:table-row table:style-name="ro2">
          <table:table-cell/>
          <table:table-cell table:formula="of:=VALUE(TRIM(INDIRECT(ADDRESS(20;2;4))))" office:value-type="float" office:value="-0.366666666666667">
            <text:p>-0.3666666667</text:p>
          </table:table-cell>
          <table:table-cell table:formula="of:=VALUE(TRIM(INDIRECT(ADDRESS(20;3;4))))" office:value-type="float" office:value="-1">
            <text:p>-1</text:p>
          </table:table-cell>
          <table:table-cell table:formula="of:=VALUE(TRIM(INDIRECT(ADDRESS(20;4;4))))" office:value-type="float" office:value="0">
            <text:p>0</text:p>
          </table:table-cell>
          <table:table-cell table:formula="of:=VALUE(TRIM(INDIRECT(ADDRESS(20;5;4))))" office:value-type="float" office:value="-0.833333333333333">
            <text:p>-0.8333333333</text:p>
          </table:table-cell>
          <table:table-cell table:formula="of:=VALUE(TRIM(INDIRECT(ADDRESS(20;6;4))))" office:value-type="float" office:value="-1">
            <text:p>-1</text:p>
          </table:table-cell>
          <table:table-cell table:formula="of:=VALUE(TRIM(INDIRECT(ADDRESS(20;7;4))))" office:value-type="float" office:value="-0.133333333333333">
            <text:p>-0.1333333333</text:p>
          </table:table-cell>
          <table:table-cell table:formula="of:=VALUE(TRIM(INDIRECT(ADDRESS(20;8;4))))" office:value-type="float" office:value="-0.666666666666667">
            <text:p>-0.6666666667</text:p>
          </table:table-cell>
          <table:table-cell table:formula="of:=VALUE(TRIM(INDIRECT(ADDRESS(20;9;4))))" office:value-type="float" office:value="-1">
            <text:p>-1</text:p>
          </table:table-cell>
          <table:table-cell table:formula="of:=VALUE(TRIM(INDIRECT(ADDRESS(20;10;4))))" office:value-type="float" office:value="-0.0666666666666667">
            <text:p>-0.0666666667</text:p>
          </table:table-cell>
          <table:table-cell table:formula="of:=VALUE(TRIM(INDIRECT(ADDRESS(20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21;2;4))))" office:value-type="float" office:value="-0.833333333333333">
            <text:p>-0.8333333333</text:p>
          </table:table-cell>
          <table:table-cell table:formula="of:=VALUE(TRIM(INDIRECT(ADDRESS(21;3;4))))" office:value-type="float" office:value="-0.733333333333333">
            <text:p>-0.7333333333</text:p>
          </table:table-cell>
          <table:table-cell table:formula="of:=VALUE(TRIM(INDIRECT(ADDRESS(21;4;4))))" office:value-type="float" office:value="0">
            <text:p>0</text:p>
          </table:table-cell>
          <table:table-cell table:formula="of:=VALUE(TRIM(INDIRECT(ADDRESS(21;5;4))))" office:value-type="float" office:value="-0.833333333333333">
            <text:p>-0.8333333333</text:p>
          </table:table-cell>
          <table:table-cell table:formula="of:=VALUE(TRIM(INDIRECT(ADDRESS(21;6;4))))" office:value-type="float" office:value="-1">
            <text:p>-1</text:p>
          </table:table-cell>
          <table:table-cell table:formula="of:=VALUE(TRIM(INDIRECT(ADDRESS(21;7;4))))" office:value-type="float" office:value="-0.633333333333333">
            <text:p>-0.6333333333</text:p>
          </table:table-cell>
          <table:table-cell table:formula="of:=VALUE(TRIM(INDIRECT(ADDRESS(21;8;4))))" office:value-type="float" office:value="-0.933333333333333">
            <text:p>-0.9333333333</text:p>
          </table:table-cell>
          <table:table-cell table:formula="of:=VALUE(TRIM(INDIRECT(ADDRESS(21;9;4))))" office:value-type="float" office:value="-0.733333333333333">
            <text:p>-0.7333333333</text:p>
          </table:table-cell>
          <table:table-cell table:formula="of:=VALUE(TRIM(INDIRECT(ADDRESS(21;10;4))))" office:value-type="float" office:value="-1">
            <text:p>-1</text:p>
          </table:table-cell>
          <table:table-cell table:formula="of:=VALUE(TRIM(INDIRECT(ADDRESS(21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22;2;4))))" office:value-type="float" office:value="0">
            <text:p>0</text:p>
          </table:table-cell>
          <table:table-cell table:formula="of:=VALUE(TRIM(INDIRECT(ADDRESS(22;3;4))))" office:value-type="float" office:value="-0.0333333333333333">
            <text:p>-0.0333333333</text:p>
          </table:table-cell>
          <table:table-cell table:formula="of:=VALUE(TRIM(INDIRECT(ADDRESS(22;4;4))))" office:value-type="float" office:value="0">
            <text:p>0</text:p>
          </table:table-cell>
          <table:table-cell table:formula="of:=VALUE(TRIM(INDIRECT(ADDRESS(22;5;4))))" office:value-type="float" office:value="0">
            <text:p>0</text:p>
          </table:table-cell>
          <table:table-cell table:formula="of:=VALUE(TRIM(INDIRECT(ADDRESS(22;6;4))))" office:value-type="float" office:value="-1">
            <text:p>-1</text:p>
          </table:table-cell>
          <table:table-cell table:formula="of:=VALUE(TRIM(INDIRECT(ADDRESS(22;7;4))))" office:value-type="float" office:value="0">
            <text:p>0</text:p>
          </table:table-cell>
          <table:table-cell table:formula="of:=VALUE(TRIM(INDIRECT(ADDRESS(22;8;4))))" office:value-type="float" office:value="0">
            <text:p>0</text:p>
          </table:table-cell>
          <table:table-cell table:formula="of:=VALUE(TRIM(INDIRECT(ADDRESS(22;9;4))))" office:value-type="float" office:value="0">
            <text:p>0</text:p>
          </table:table-cell>
          <table:table-cell table:formula="of:=VALUE(TRIM(INDIRECT(ADDRESS(22;10;4))))" office:value-type="float" office:value="-1">
            <text:p>-1</text:p>
          </table:table-cell>
          <table:table-cell table:formula="of:=VALUE(TRIM(INDIRECT(ADDRESS(22;11;4))))" office:value-type="float" office:value="-0.1">
            <text:p>-0.1</text:p>
          </table:table-cell>
        </table:table-row>
        <table:table-row table:style-name="ro2">
          <table:table-cell/>
          <table:table-cell table:formula="of:=VALUE(TRIM(INDIRECT(ADDRESS(23;2;4))))" office:value-type="float" office:value="0">
            <text:p>0</text:p>
          </table:table-cell>
          <table:table-cell table:formula="of:=VALUE(TRIM(INDIRECT(ADDRESS(23;3;4))))" office:value-type="float" office:value="-1">
            <text:p>-1</text:p>
          </table:table-cell>
          <table:table-cell table:formula="of:=VALUE(TRIM(INDIRECT(ADDRESS(23;4;4))))" office:value-type="float" office:value="-0.5">
            <text:p>-0.5</text:p>
          </table:table-cell>
          <table:table-cell table:formula="of:=VALUE(TRIM(INDIRECT(ADDRESS(23;5;4))))" office:value-type="float" office:value="0">
            <text:p>0</text:p>
          </table:table-cell>
          <table:table-cell table:formula="of:=VALUE(TRIM(INDIRECT(ADDRESS(23;6;4))))" office:value-type="float" office:value="-1">
            <text:p>-1</text:p>
          </table:table-cell>
          <table:table-cell table:formula="of:=VALUE(TRIM(INDIRECT(ADDRESS(23;7;4))))" office:value-type="float" office:value="0">
            <text:p>0</text:p>
          </table:table-cell>
          <table:table-cell table:formula="of:=VALUE(TRIM(INDIRECT(ADDRESS(23;8;4))))" office:value-type="float" office:value="0">
            <text:p>0</text:p>
          </table:table-cell>
          <table:table-cell table:formula="of:=VALUE(TRIM(INDIRECT(ADDRESS(23;9;4))))" office:value-type="float" office:value="-1">
            <text:p>-1</text:p>
          </table:table-cell>
          <table:table-cell table:formula="of:=VALUE(TRIM(INDIRECT(ADDRESS(23;10;4))))" office:value-type="float" office:value="-1">
            <text:p>-1</text:p>
          </table:table-cell>
          <table:table-cell table:formula="of:=VALUE(TRIM(INDIRECT(ADDRESS(23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24;2;4))))" office:value-type="float" office:value="-1">
            <text:p>-1</text:p>
          </table:table-cell>
          <table:table-cell table:formula="of:=VALUE(TRIM(INDIRECT(ADDRESS(24;3;4))))" office:value-type="float" office:value="-1">
            <text:p>-1</text:p>
          </table:table-cell>
          <table:table-cell table:formula="of:=VALUE(TRIM(INDIRECT(ADDRESS(24;4;4))))" office:value-type="float" office:value="-0.1">
            <text:p>-0.1</text:p>
          </table:table-cell>
          <table:table-cell table:formula="of:=VALUE(TRIM(INDIRECT(ADDRESS(24;5;4))))" office:value-type="float" office:value="-1">
            <text:p>-1</text:p>
          </table:table-cell>
          <table:table-cell table:formula="of:=VALUE(TRIM(INDIRECT(ADDRESS(24;6;4))))" office:value-type="float" office:value="-1">
            <text:p>-1</text:p>
          </table:table-cell>
          <table:table-cell table:formula="of:=VALUE(TRIM(INDIRECT(ADDRESS(24;7;4))))" office:value-type="float" office:value="-1">
            <text:p>-1</text:p>
          </table:table-cell>
          <table:table-cell table:formula="of:=VALUE(TRIM(INDIRECT(ADDRESS(24;8;4))))" office:value-type="float" office:value="-1">
            <text:p>-1</text:p>
          </table:table-cell>
          <table:table-cell table:formula="of:=VALUE(TRIM(INDIRECT(ADDRESS(24;9;4))))" office:value-type="float" office:value="-1">
            <text:p>-1</text:p>
          </table:table-cell>
          <table:table-cell table:formula="of:=VALUE(TRIM(INDIRECT(ADDRESS(24;10;4))))" office:value-type="float" office:value="-1">
            <text:p>-1</text:p>
          </table:table-cell>
          <table:table-cell table:formula="of:=VALUE(TRIM(INDIRECT(ADDRESS(24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25;2;4))))" office:value-type="float" office:value="-1">
            <text:p>-1</text:p>
          </table:table-cell>
          <table:table-cell table:formula="of:=VALUE(TRIM(INDIRECT(ADDRESS(25;3;4))))" office:value-type="float" office:value="-1">
            <text:p>-1</text:p>
          </table:table-cell>
          <table:table-cell table:formula="of:=VALUE(TRIM(INDIRECT(ADDRESS(25;4;4))))" office:value-type="float" office:value="0">
            <text:p>0</text:p>
          </table:table-cell>
          <table:table-cell table:formula="of:=VALUE(TRIM(INDIRECT(ADDRESS(25;5;4))))" office:value-type="float" office:value="-1">
            <text:p>-1</text:p>
          </table:table-cell>
          <table:table-cell table:formula="of:=VALUE(TRIM(INDIRECT(ADDRESS(25;6;4))))" office:value-type="float" office:value="-1">
            <text:p>-1</text:p>
          </table:table-cell>
          <table:table-cell table:formula="of:=VALUE(TRIM(INDIRECT(ADDRESS(25;7;4))))" office:value-type="float" office:value="-1">
            <text:p>-1</text:p>
          </table:table-cell>
          <table:table-cell table:formula="of:=VALUE(TRIM(INDIRECT(ADDRESS(25;8;4))))" office:value-type="float" office:value="-1">
            <text:p>-1</text:p>
          </table:table-cell>
          <table:table-cell table:formula="of:=VALUE(TRIM(INDIRECT(ADDRESS(25;9;4))))" office:value-type="float" office:value="-1">
            <text:p>-1</text:p>
          </table:table-cell>
          <table:table-cell table:formula="of:=VALUE(TRIM(INDIRECT(ADDRESS(25;10;4))))" office:value-type="float" office:value="-1">
            <text:p>-1</text:p>
          </table:table-cell>
          <table:table-cell table:formula="of:=VALUE(TRIM(INDIRECT(ADDRESS(25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26;2;4))))" office:value-type="float" office:value="0">
            <text:p>0</text:p>
          </table:table-cell>
          <table:table-cell table:formula="of:=VALUE(TRIM(INDIRECT(ADDRESS(26;3;4))))" office:value-type="float" office:value="-1">
            <text:p>-1</text:p>
          </table:table-cell>
          <table:table-cell table:formula="of:=VALUE(TRIM(INDIRECT(ADDRESS(26;4;4))))" office:value-type="float" office:value="-1">
            <text:p>-1</text:p>
          </table:table-cell>
          <table:table-cell table:formula="of:=VALUE(TRIM(INDIRECT(ADDRESS(26;5;4))))" office:value-type="float" office:value="-1">
            <text:p>-1</text:p>
          </table:table-cell>
          <table:table-cell table:formula="of:=VALUE(TRIM(INDIRECT(ADDRESS(26;6;4))))" office:value-type="float" office:value="-1">
            <text:p>-1</text:p>
          </table:table-cell>
          <table:table-cell table:formula="of:=VALUE(TRIM(INDIRECT(ADDRESS(26;7;4))))" office:value-type="float" office:value="-1">
            <text:p>-1</text:p>
          </table:table-cell>
          <table:table-cell table:formula="of:=VALUE(TRIM(INDIRECT(ADDRESS(26;8;4))))" office:value-type="float" office:value="-1">
            <text:p>-1</text:p>
          </table:table-cell>
          <table:table-cell table:formula="of:=VALUE(TRIM(INDIRECT(ADDRESS(26;9;4))))" office:value-type="float" office:value="-1">
            <text:p>-1</text:p>
          </table:table-cell>
          <table:table-cell table:formula="of:=VALUE(TRIM(INDIRECT(ADDRESS(26;10;4))))" office:value-type="float" office:value="-1">
            <text:p>-1</text:p>
          </table:table-cell>
          <table:table-cell table:formula="of:=VALUE(TRIM(INDIRECT(ADDRESS(26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27;2;4))))" office:value-type="float" office:value="-0.2">
            <text:p>-0.2</text:p>
          </table:table-cell>
          <table:table-cell table:formula="of:=VALUE(TRIM(INDIRECT(ADDRESS(27;3;4))))" office:value-type="float" office:value="-0.6">
            <text:p>-0.6</text:p>
          </table:table-cell>
          <table:table-cell table:formula="of:=VALUE(TRIM(INDIRECT(ADDRESS(27;4;4))))" office:value-type="float" office:value="0">
            <text:p>0</text:p>
          </table:table-cell>
          <table:table-cell table:formula="of:=VALUE(TRIM(INDIRECT(ADDRESS(27;5;4))))" office:value-type="float" office:value="-1">
            <text:p>-1</text:p>
          </table:table-cell>
          <table:table-cell table:formula="of:=VALUE(TRIM(INDIRECT(ADDRESS(27;6;4))))" office:value-type="float" office:value="-1">
            <text:p>-1</text:p>
          </table:table-cell>
          <table:table-cell table:formula="of:=VALUE(TRIM(INDIRECT(ADDRESS(27;7;4))))" office:value-type="float" office:value="-0.366666666666667">
            <text:p>-0.3666666667</text:p>
          </table:table-cell>
          <table:table-cell table:formula="of:=VALUE(TRIM(INDIRECT(ADDRESS(27;8;4))))" office:value-type="float" office:value="-1">
            <text:p>-1</text:p>
          </table:table-cell>
          <table:table-cell table:formula="of:=VALUE(TRIM(INDIRECT(ADDRESS(27;9;4))))" office:value-type="float" office:value="-0.6">
            <text:p>-0.6</text:p>
          </table:table-cell>
          <table:table-cell table:formula="of:=VALUE(TRIM(INDIRECT(ADDRESS(27;10;4))))" office:value-type="float" office:value="-1">
            <text:p>-1</text:p>
          </table:table-cell>
          <table:table-cell table:formula="of:=VALUE(TRIM(INDIRECT(ADDRESS(27;11;4))))" office:value-type="float" office:value="-0.466666666666667">
            <text:p>-0.4666666667</text:p>
          </table:table-cell>
        </table:table-row>
        <table:table-row table:style-name="ro2">
          <table:table-cell/>
          <table:table-cell table:formula="of:=VALUE(TRIM(INDIRECT(ADDRESS(28;2;4))))" office:value-type="float" office:value="-0.366666666666667">
            <text:p>-0.3666666667</text:p>
          </table:table-cell>
          <table:table-cell table:formula="of:=VALUE(TRIM(INDIRECT(ADDRESS(28;3;4))))" office:value-type="float" office:value="-0.3">
            <text:p>-0.3</text:p>
          </table:table-cell>
          <table:table-cell table:formula="of:=VALUE(TRIM(INDIRECT(ADDRESS(28;4;4))))" office:value-type="float" office:value="-0.333333333333333">
            <text:p>-0.3333333333</text:p>
          </table:table-cell>
          <table:table-cell table:formula="of:=VALUE(TRIM(INDIRECT(ADDRESS(28;5;4))))" office:value-type="float" office:value="-1">
            <text:p>-1</text:p>
          </table:table-cell>
          <table:table-cell table:formula="of:=VALUE(TRIM(INDIRECT(ADDRESS(28;6;4))))" office:value-type="float" office:value="-1">
            <text:p>-1</text:p>
          </table:table-cell>
          <table:table-cell table:formula="of:=VALUE(TRIM(INDIRECT(ADDRESS(28;7;4))))" office:value-type="float" office:value="-0.866666666666667">
            <text:p>-0.8666666667</text:p>
          </table:table-cell>
          <table:table-cell table:formula="of:=VALUE(TRIM(INDIRECT(ADDRESS(28;8;4))))" office:value-type="float" office:value="-1">
            <text:p>-1</text:p>
          </table:table-cell>
          <table:table-cell table:formula="of:=VALUE(TRIM(INDIRECT(ADDRESS(28;9;4))))" office:value-type="float" office:value="-0.533333333333333">
            <text:p>-0.5333333333</text:p>
          </table:table-cell>
          <table:table-cell table:formula="of:=VALUE(TRIM(INDIRECT(ADDRESS(28;10;4))))" office:value-type="float" office:value="-1">
            <text:p>-1</text:p>
          </table:table-cell>
          <table:table-cell table:formula="of:=VALUE(TRIM(INDIRECT(ADDRESS(28;11;4))))" office:value-type="float" office:value="-0.966666666666667">
            <text:p>-0.9666666667</text:p>
          </table:table-cell>
        </table:table-row>
        <table:table-row table:style-name="ro2">
          <table:table-cell/>
          <table:table-cell table:formula="of:=VALUE(TRIM(INDIRECT(ADDRESS(29;2;4))))" office:value-type="float" office:value="-0.266666666666667">
            <text:p>-0.2666666667</text:p>
          </table:table-cell>
          <table:table-cell table:formula="of:=VALUE(TRIM(INDIRECT(ADDRESS(29;3;4))))" office:value-type="float" office:value="-0.4">
            <text:p>-0.4</text:p>
          </table:table-cell>
          <table:table-cell table:formula="of:=VALUE(TRIM(INDIRECT(ADDRESS(29;4;4))))" office:value-type="float" office:value="-0.9">
            <text:p>-0.9</text:p>
          </table:table-cell>
          <table:table-cell table:formula="of:=VALUE(TRIM(INDIRECT(ADDRESS(29;5;4))))" office:value-type="float" office:value="-0.466666666666667">
            <text:p>-0.4666666667</text:p>
          </table:table-cell>
          <table:table-cell table:formula="of:=VALUE(TRIM(INDIRECT(ADDRESS(29;6;4))))" office:value-type="float" office:value="-1">
            <text:p>-1</text:p>
          </table:table-cell>
          <table:table-cell table:formula="of:=VALUE(TRIM(INDIRECT(ADDRESS(29;7;4))))" office:value-type="float" office:value="0">
            <text:p>0</text:p>
          </table:table-cell>
          <table:table-cell table:formula="of:=VALUE(TRIM(INDIRECT(ADDRESS(29;8;4))))" office:value-type="float" office:value="-0.933333333333333">
            <text:p>-0.9333333333</text:p>
          </table:table-cell>
          <table:table-cell table:formula="of:=VALUE(TRIM(INDIRECT(ADDRESS(29;9;4))))" office:value-type="float" office:value="-0.733333333333333">
            <text:p>-0.7333333333</text:p>
          </table:table-cell>
          <table:table-cell table:formula="of:=VALUE(TRIM(INDIRECT(ADDRESS(29;10;4))))" office:value-type="float" office:value="-1">
            <text:p>-1</text:p>
          </table:table-cell>
          <table:table-cell table:formula="of:=VALUE(TRIM(INDIRECT(ADDRESS(29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30;2;4))))" office:value-type="float" office:value="-0.166666666666667">
            <text:p>-0.1666666667</text:p>
          </table:table-cell>
          <table:table-cell table:formula="of:=VALUE(TRIM(INDIRECT(ADDRESS(30;3;4))))" office:value-type="float" office:value="0">
            <text:p>0</text:p>
          </table:table-cell>
          <table:table-cell table:formula="of:=VALUE(TRIM(INDIRECT(ADDRESS(30;4;4))))" office:value-type="float" office:value="0">
            <text:p>0</text:p>
          </table:table-cell>
          <table:table-cell table:formula="of:=VALUE(TRIM(INDIRECT(ADDRESS(30;5;4))))" office:value-type="float" office:value="0">
            <text:p>0</text:p>
          </table:table-cell>
          <table:table-cell table:formula="of:=VALUE(TRIM(INDIRECT(ADDRESS(30;6;4))))" office:value-type="float" office:value="0">
            <text:p>0</text:p>
          </table:table-cell>
          <table:table-cell table:formula="of:=VALUE(TRIM(INDIRECT(ADDRESS(30;7;4))))" office:value-type="float" office:value="-0.1">
            <text:p>-0.1</text:p>
          </table:table-cell>
          <table:table-cell table:formula="of:=VALUE(TRIM(INDIRECT(ADDRESS(30;8;4))))" office:value-type="float" office:value="0">
            <text:p>0</text:p>
          </table:table-cell>
          <table:table-cell table:formula="of:=VALUE(TRIM(INDIRECT(ADDRESS(30;9;4))))" office:value-type="float" office:value="0">
            <text:p>0</text:p>
          </table:table-cell>
          <table:table-cell table:formula="of:=VALUE(TRIM(INDIRECT(ADDRESS(30;10;4))))" office:value-type="float" office:value="0">
            <text:p>0</text:p>
          </table:table-cell>
          <table:table-cell table:formula="of:=VALUE(TRIM(INDIRECT(ADDRESS(30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1;2;4))))" office:value-type="float" office:value="0">
            <text:p>0</text:p>
          </table:table-cell>
          <table:table-cell table:formula="of:=VALUE(TRIM(INDIRECT(ADDRESS(31;3;4))))" office:value-type="float" office:value="-0.1">
            <text:p>-0.1</text:p>
          </table:table-cell>
          <table:table-cell table:formula="of:=VALUE(TRIM(INDIRECT(ADDRESS(31;4;4))))" office:value-type="float" office:value="-0.2">
            <text:p>-0.2</text:p>
          </table:table-cell>
          <table:table-cell table:formula="of:=VALUE(TRIM(INDIRECT(ADDRESS(31;5;4))))" office:value-type="float" office:value="0">
            <text:p>0</text:p>
          </table:table-cell>
          <table:table-cell table:formula="of:=VALUE(TRIM(INDIRECT(ADDRESS(31;6;4))))" office:value-type="float" office:value="0">
            <text:p>0</text:p>
          </table:table-cell>
          <table:table-cell table:formula="of:=VALUE(TRIM(INDIRECT(ADDRESS(31;7;4))))" office:value-type="float" office:value="0">
            <text:p>0</text:p>
          </table:table-cell>
          <table:table-cell table:formula="of:=VALUE(TRIM(INDIRECT(ADDRESS(31;8;4))))" office:value-type="float" office:value="0">
            <text:p>0</text:p>
          </table:table-cell>
          <table:table-cell table:formula="of:=VALUE(TRIM(INDIRECT(ADDRESS(31;9;4))))" office:value-type="float" office:value="-0.466666666666667">
            <text:p>-0.4666666667</text:p>
          </table:table-cell>
          <table:table-cell table:formula="of:=VALUE(TRIM(INDIRECT(ADDRESS(31;10;4))))" office:value-type="float" office:value="0">
            <text:p>0</text:p>
          </table:table-cell>
          <table:table-cell table:formula="of:=VALUE(TRIM(INDIRECT(ADDRESS(31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32;2;4))))" office:value-type="float" office:value="0">
            <text:p>0</text:p>
          </table:table-cell>
          <table:table-cell table:formula="of:=VALUE(TRIM(INDIRECT(ADDRESS(32;3;4))))" office:value-type="float" office:value="-1">
            <text:p>-1</text:p>
          </table:table-cell>
          <table:table-cell table:formula="of:=VALUE(TRIM(INDIRECT(ADDRESS(32;4;4))))" office:value-type="float" office:value="0">
            <text:p>0</text:p>
          </table:table-cell>
          <table:table-cell table:formula="of:=VALUE(TRIM(INDIRECT(ADDRESS(32;5;4))))" office:value-type="float" office:value="0">
            <text:p>0</text:p>
          </table:table-cell>
          <table:table-cell table:formula="of:=VALUE(TRIM(INDIRECT(ADDRESS(32;6;4))))" office:value-type="float" office:value="-1">
            <text:p>-1</text:p>
          </table:table-cell>
          <table:table-cell table:formula="of:=VALUE(TRIM(INDIRECT(ADDRESS(32;7;4))))" office:value-type="float" office:value="0">
            <text:p>0</text:p>
          </table:table-cell>
          <table:table-cell table:formula="of:=VALUE(TRIM(INDIRECT(ADDRESS(32;8;4))))" office:value-type="float" office:value="-0.633333333333333">
            <text:p>-0.6333333333</text:p>
          </table:table-cell>
          <table:table-cell table:formula="of:=VALUE(TRIM(INDIRECT(ADDRESS(32;9;4))))" office:value-type="float" office:value="-1">
            <text:p>-1</text:p>
          </table:table-cell>
          <table:table-cell table:formula="of:=VALUE(TRIM(INDIRECT(ADDRESS(32;10;4))))" office:value-type="float" office:value="-0.833333333333333">
            <text:p>-0.8333333333</text:p>
          </table:table-cell>
          <table:table-cell table:formula="of:=VALUE(TRIM(INDIRECT(ADDRESS(32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33;2;4))))" office:value-type="float" office:value="-0.633333333333333">
            <text:p>-0.6333333333</text:p>
          </table:table-cell>
          <table:table-cell table:formula="of:=VALUE(TRIM(INDIRECT(ADDRESS(33;3;4))))" office:value-type="float" office:value="-0.533333333333333">
            <text:p>-0.5333333333</text:p>
          </table:table-cell>
          <table:table-cell table:formula="of:=VALUE(TRIM(INDIRECT(ADDRESS(33;4;4))))" office:value-type="float" office:value="0">
            <text:p>0</text:p>
          </table:table-cell>
          <table:table-cell table:formula="of:=VALUE(TRIM(INDIRECT(ADDRESS(33;5;4))))" office:value-type="float" office:value="-0.666666666666667">
            <text:p>-0.6666666667</text:p>
          </table:table-cell>
          <table:table-cell table:formula="of:=VALUE(TRIM(INDIRECT(ADDRESS(33;6;4))))" office:value-type="float" office:value="-0.833333333333333">
            <text:p>-0.8333333333</text:p>
          </table:table-cell>
          <table:table-cell table:formula="of:=VALUE(TRIM(INDIRECT(ADDRESS(33;7;4))))" office:value-type="float" office:value="-0.7">
            <text:p>-0.7</text:p>
          </table:table-cell>
          <table:table-cell table:formula="of:=VALUE(TRIM(INDIRECT(ADDRESS(33;8;4))))" office:value-type="float" office:value="-0.8">
            <text:p>-0.8</text:p>
          </table:table-cell>
          <table:table-cell table:formula="of:=VALUE(TRIM(INDIRECT(ADDRESS(33;9;4))))" office:value-type="float" office:value="-0.7">
            <text:p>-0.7</text:p>
          </table:table-cell>
          <table:table-cell table:formula="of:=VALUE(TRIM(INDIRECT(ADDRESS(33;10;4))))" office:value-type="float" office:value="-1">
            <text:p>-1</text:p>
          </table:table-cell>
          <table:table-cell table:formula="of:=VALUE(TRIM(INDIRECT(ADDRESS(33;11;4))))" office:value-type="float" office:value="-0.833333333333333">
            <text:p>-0.8333333333</text:p>
          </table:table-cell>
        </table:table-row>
        <table:table-row table:style-name="ro2">
          <table:table-cell/>
          <table:table-cell table:formula="of:=VALUE(TRIM(INDIRECT(ADDRESS(34;2;4))))" office:value-type="float" office:value="-0.166666666666667">
            <text:p>-0.1666666667</text:p>
          </table:table-cell>
          <table:table-cell table:formula="of:=VALUE(TRIM(INDIRECT(ADDRESS(34;3;4))))" office:value-type="float" office:value="-0.1">
            <text:p>-0.1</text:p>
          </table:table-cell>
          <table:table-cell table:formula="of:=VALUE(TRIM(INDIRECT(ADDRESS(34;4;4))))" office:value-type="float" office:value="0">
            <text:p>0</text:p>
          </table:table-cell>
          <table:table-cell table:formula="of:=VALUE(TRIM(INDIRECT(ADDRESS(34;5;4))))" office:value-type="float" office:value="0">
            <text:p>0</text:p>
          </table:table-cell>
          <table:table-cell table:formula="of:=VALUE(TRIM(INDIRECT(ADDRESS(34;6;4))))" office:value-type="float" office:value="-1">
            <text:p>-1</text:p>
          </table:table-cell>
          <table:table-cell table:formula="of:=VALUE(TRIM(INDIRECT(ADDRESS(34;7;4))))" office:value-type="float" office:value="0">
            <text:p>0</text:p>
          </table:table-cell>
          <table:table-cell table:formula="of:=VALUE(TRIM(INDIRECT(ADDRESS(34;8;4))))" office:value-type="float" office:value="0">
            <text:p>0</text:p>
          </table:table-cell>
          <table:table-cell table:formula="of:=VALUE(TRIM(INDIRECT(ADDRESS(34;9;4))))" office:value-type="float" office:value="0">
            <text:p>0</text:p>
          </table:table-cell>
          <table:table-cell table:formula="of:=VALUE(TRIM(INDIRECT(ADDRESS(34;10;4))))" office:value-type="float" office:value="-1">
            <text:p>-1</text:p>
          </table:table-cell>
          <table:table-cell table:formula="of:=VALUE(TRIM(INDIRECT(ADDRESS(34;11;4))))" office:value-type="float" office:value="-0.0666666666666667">
            <text:p>-0.0666666667</text:p>
          </table:table-cell>
        </table:table-row>
        <table:table-row table:style-name="ro2">
          <table:table-cell/>
          <table:table-cell table:formula="of:=VALUE(TRIM(INDIRECT(ADDRESS(35;2;4))))" office:value-type="float" office:value="0">
            <text:p>0</text:p>
          </table:table-cell>
          <table:table-cell table:formula="of:=VALUE(TRIM(INDIRECT(ADDRESS(35;3;4))))" office:value-type="float" office:value="-1">
            <text:p>-1</text:p>
          </table:table-cell>
          <table:table-cell table:formula="of:=VALUE(TRIM(INDIRECT(ADDRESS(35;4;4))))" office:value-type="float" office:value="0">
            <text:p>0</text:p>
          </table:table-cell>
          <table:table-cell table:formula="of:=VALUE(TRIM(INDIRECT(ADDRESS(35;5;4))))" office:value-type="float" office:value="0">
            <text:p>0</text:p>
          </table:table-cell>
          <table:table-cell table:formula="of:=VALUE(TRIM(INDIRECT(ADDRESS(35;6;4))))" office:value-type="float" office:value="-1">
            <text:p>-1</text:p>
          </table:table-cell>
          <table:table-cell table:formula="of:=VALUE(TRIM(INDIRECT(ADDRESS(35;7;4))))" office:value-type="float" office:value="0">
            <text:p>0</text:p>
          </table:table-cell>
          <table:table-cell table:formula="of:=VALUE(TRIM(INDIRECT(ADDRESS(35;8;4))))" office:value-type="float" office:value="0">
            <text:p>0</text:p>
          </table:table-cell>
          <table:table-cell table:formula="of:=VALUE(TRIM(INDIRECT(ADDRESS(35;9;4))))" office:value-type="float" office:value="-1">
            <text:p>-1</text:p>
          </table:table-cell>
          <table:table-cell table:formula="of:=VALUE(TRIM(INDIRECT(ADDRESS(35;10;4))))" office:value-type="float" office:value="-1">
            <text:p>-1</text:p>
          </table:table-cell>
          <table:table-cell table:formula="of:=VALUE(TRIM(INDIRECT(ADDRESS(35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36;2;4))))" office:value-type="float" office:value="-1">
            <text:p>-1</text:p>
          </table:table-cell>
          <table:table-cell table:formula="of:=VALUE(TRIM(INDIRECT(ADDRESS(36;3;4))))" office:value-type="float" office:value="-1">
            <text:p>-1</text:p>
          </table:table-cell>
          <table:table-cell table:formula="of:=VALUE(TRIM(INDIRECT(ADDRESS(36;4;4))))" office:value-type="float" office:value="0">
            <text:p>0</text:p>
          </table:table-cell>
          <table:table-cell table:formula="of:=VALUE(TRIM(INDIRECT(ADDRESS(36;5;4))))" office:value-type="float" office:value="-1">
            <text:p>-1</text:p>
          </table:table-cell>
          <table:table-cell table:formula="of:=VALUE(TRIM(INDIRECT(ADDRESS(36;6;4))))" office:value-type="float" office:value="-1">
            <text:p>-1</text:p>
          </table:table-cell>
          <table:table-cell table:formula="of:=VALUE(TRIM(INDIRECT(ADDRESS(36;7;4))))" office:value-type="float" office:value="-1">
            <text:p>-1</text:p>
          </table:table-cell>
          <table:table-cell table:formula="of:=VALUE(TRIM(INDIRECT(ADDRESS(36;8;4))))" office:value-type="float" office:value="-1">
            <text:p>-1</text:p>
          </table:table-cell>
          <table:table-cell table:formula="of:=VALUE(TRIM(INDIRECT(ADDRESS(36;9;4))))" office:value-type="float" office:value="-1">
            <text:p>-1</text:p>
          </table:table-cell>
          <table:table-cell table:formula="of:=VALUE(TRIM(INDIRECT(ADDRESS(36;10;4))))" office:value-type="float" office:value="-1">
            <text:p>-1</text:p>
          </table:table-cell>
          <table:table-cell table:formula="of:=VALUE(TRIM(INDIRECT(ADDRESS(36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37;2;4))))" office:value-type="float" office:value="-1">
            <text:p>-1</text:p>
          </table:table-cell>
          <table:table-cell table:formula="of:=VALUE(TRIM(INDIRECT(ADDRESS(37;3;4))))" office:value-type="float" office:value="-1">
            <text:p>-1</text:p>
          </table:table-cell>
          <table:table-cell table:formula="of:=VALUE(TRIM(INDIRECT(ADDRESS(37;4;4))))" office:value-type="float" office:value="0">
            <text:p>0</text:p>
          </table:table-cell>
          <table:table-cell table:formula="of:=VALUE(TRIM(INDIRECT(ADDRESS(37;5;4))))" office:value-type="float" office:value="-1">
            <text:p>-1</text:p>
          </table:table-cell>
          <table:table-cell table:formula="of:=VALUE(TRIM(INDIRECT(ADDRESS(37;6;4))))" office:value-type="float" office:value="-1">
            <text:p>-1</text:p>
          </table:table-cell>
          <table:table-cell table:formula="of:=VALUE(TRIM(INDIRECT(ADDRESS(37;7;4))))" office:value-type="float" office:value="-1">
            <text:p>-1</text:p>
          </table:table-cell>
          <table:table-cell table:formula="of:=VALUE(TRIM(INDIRECT(ADDRESS(37;8;4))))" office:value-type="float" office:value="-1">
            <text:p>-1</text:p>
          </table:table-cell>
          <table:table-cell table:formula="of:=VALUE(TRIM(INDIRECT(ADDRESS(37;9;4))))" office:value-type="float" office:value="-1">
            <text:p>-1</text:p>
          </table:table-cell>
          <table:table-cell table:formula="of:=VALUE(TRIM(INDIRECT(ADDRESS(37;10;4))))" office:value-type="float" office:value="-1">
            <text:p>-1</text:p>
          </table:table-cell>
          <table:table-cell table:formula="of:=VALUE(TRIM(INDIRECT(ADDRESS(37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38;2;4))))" office:value-type="float" office:value="0">
            <text:p>0</text:p>
          </table:table-cell>
          <table:table-cell table:formula="of:=VALUE(TRIM(INDIRECT(ADDRESS(38;3;4))))" office:value-type="float" office:value="-1">
            <text:p>-1</text:p>
          </table:table-cell>
          <table:table-cell table:formula="of:=VALUE(TRIM(INDIRECT(ADDRESS(38;4;4))))" office:value-type="float" office:value="-1">
            <text:p>-1</text:p>
          </table:table-cell>
          <table:table-cell table:formula="of:=VALUE(TRIM(INDIRECT(ADDRESS(38;5;4))))" office:value-type="float" office:value="-1">
            <text:p>-1</text:p>
          </table:table-cell>
          <table:table-cell table:formula="of:=VALUE(TRIM(INDIRECT(ADDRESS(38;6;4))))" office:value-type="float" office:value="-1">
            <text:p>-1</text:p>
          </table:table-cell>
          <table:table-cell table:formula="of:=VALUE(TRIM(INDIRECT(ADDRESS(38;7;4))))" office:value-type="float" office:value="-1">
            <text:p>-1</text:p>
          </table:table-cell>
          <table:table-cell table:formula="of:=VALUE(TRIM(INDIRECT(ADDRESS(38;8;4))))" office:value-type="float" office:value="-1">
            <text:p>-1</text:p>
          </table:table-cell>
          <table:table-cell table:formula="of:=VALUE(TRIM(INDIRECT(ADDRESS(38;9;4))))" office:value-type="float" office:value="-1">
            <text:p>-1</text:p>
          </table:table-cell>
          <table:table-cell table:formula="of:=VALUE(TRIM(INDIRECT(ADDRESS(38;10;4))))" office:value-type="float" office:value="-1">
            <text:p>-1</text:p>
          </table:table-cell>
          <table:table-cell table:formula="of:=VALUE(TRIM(INDIRECT(ADDRESS(38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39;2;4))))" office:value-type="float" office:value="0">
            <text:p>0</text:p>
          </table:table-cell>
          <table:table-cell table:formula="of:=VALUE(TRIM(INDIRECT(ADDRESS(39;3;4))))" office:value-type="float" office:value="-0.0333333333333333">
            <text:p>-0.0333333333</text:p>
          </table:table-cell>
          <table:table-cell table:formula="of:=VALUE(TRIM(INDIRECT(ADDRESS(39;4;4))))" office:value-type="float" office:value="0">
            <text:p>0</text:p>
          </table:table-cell>
          <table:table-cell table:formula="of:=VALUE(TRIM(INDIRECT(ADDRESS(39;5;4))))" office:value-type="float" office:value="-1">
            <text:p>-1</text:p>
          </table:table-cell>
          <table:table-cell table:formula="of:=VALUE(TRIM(INDIRECT(ADDRESS(39;6;4))))" office:value-type="float" office:value="-1">
            <text:p>-1</text:p>
          </table:table-cell>
          <table:table-cell table:formula="of:=VALUE(TRIM(INDIRECT(ADDRESS(39;7;4))))" office:value-type="float" office:value="-0.366666666666667">
            <text:p>-0.3666666667</text:p>
          </table:table-cell>
          <table:table-cell table:formula="of:=VALUE(TRIM(INDIRECT(ADDRESS(39;8;4))))" office:value-type="float" office:value="-1">
            <text:p>-1</text:p>
          </table:table-cell>
          <table:table-cell table:formula="of:=VALUE(TRIM(INDIRECT(ADDRESS(39;9;4))))" office:value-type="float" office:value="-0.0333333333333333">
            <text:p>-0.0333333333</text:p>
          </table:table-cell>
          <table:table-cell table:formula="of:=VALUE(TRIM(INDIRECT(ADDRESS(39;10;4))))" office:value-type="float" office:value="-1">
            <text:p>-1</text:p>
          </table:table-cell>
          <table:table-cell table:formula="of:=VALUE(TRIM(INDIRECT(ADDRESS(39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40;2;4))))" office:value-type="float" office:value="-0.966666666666667">
            <text:p>-0.9666666667</text:p>
          </table:table-cell>
          <table:table-cell table:formula="of:=VALUE(TRIM(INDIRECT(ADDRESS(40;3;4))))" office:value-type="float" office:value="-0.833333333333333">
            <text:p>-0.8333333333</text:p>
          </table:table-cell>
          <table:table-cell table:formula="of:=VALUE(TRIM(INDIRECT(ADDRESS(40;4;4))))" office:value-type="float" office:value="-0.666666666666667">
            <text:p>-0.6666666667</text:p>
          </table:table-cell>
          <table:table-cell table:formula="of:=VALUE(TRIM(INDIRECT(ADDRESS(40;5;4))))" office:value-type="float" office:value="-1">
            <text:p>-1</text:p>
          </table:table-cell>
          <table:table-cell table:formula="of:=VALUE(TRIM(INDIRECT(ADDRESS(40;6;4))))" office:value-type="float" office:value="-1">
            <text:p>-1</text:p>
          </table:table-cell>
          <table:table-cell table:formula="of:=VALUE(TRIM(INDIRECT(ADDRESS(40;7;4))))" office:value-type="float" office:value="-0.866666666666667">
            <text:p>-0.8666666667</text:p>
          </table:table-cell>
          <table:table-cell table:formula="of:=VALUE(TRIM(INDIRECT(ADDRESS(40;8;4))))" office:value-type="float" office:value="-1">
            <text:p>-1</text:p>
          </table:table-cell>
          <table:table-cell table:formula="of:=VALUE(TRIM(INDIRECT(ADDRESS(40;9;4))))" office:value-type="float" office:value="-0.833333333333333">
            <text:p>-0.8333333333</text:p>
          </table:table-cell>
          <table:table-cell table:formula="of:=VALUE(TRIM(INDIRECT(ADDRESS(40;10;4))))" office:value-type="float" office:value="-1">
            <text:p>-1</text:p>
          </table:table-cell>
          <table:table-cell table:formula="of:=VALUE(TRIM(INDIRECT(ADDRESS(40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41;2;4))))" office:value-type="float" office:value="0">
            <text:p>0</text:p>
          </table:table-cell>
          <table:table-cell table:formula="of:=VALUE(TRIM(INDIRECT(ADDRESS(41;3;4))))" office:value-type="float" office:value="-0.133333333333333">
            <text:p>-0.1333333333</text:p>
          </table:table-cell>
          <table:table-cell table:formula="of:=VALUE(TRIM(INDIRECT(ADDRESS(41;4;4))))" office:value-type="float" office:value="-0.166666666666667">
            <text:p>-0.1666666667</text:p>
          </table:table-cell>
          <table:table-cell table:formula="of:=VALUE(TRIM(INDIRECT(ADDRESS(41;5;4))))" office:value-type="float" office:value="0">
            <text:p>0</text:p>
          </table:table-cell>
          <table:table-cell table:formula="of:=VALUE(TRIM(INDIRECT(ADDRESS(41;6;4))))" office:value-type="float" office:value="-1">
            <text:p>-1</text:p>
          </table:table-cell>
          <table:table-cell table:formula="of:=VALUE(TRIM(INDIRECT(ADDRESS(41;7;4))))" office:value-type="float" office:value="0">
            <text:p>0</text:p>
          </table:table-cell>
          <table:table-cell table:formula="of:=VALUE(TRIM(INDIRECT(ADDRESS(41;8;4))))" office:value-type="float" office:value="-0.0666666666666667">
            <text:p>-0.0666666667</text:p>
          </table:table-cell>
          <table:table-cell table:formula="of:=VALUE(TRIM(INDIRECT(ADDRESS(41;9;4))))" office:value-type="float" office:value="-0.8">
            <text:p>-0.8</text:p>
          </table:table-cell>
          <table:table-cell table:formula="of:=VALUE(TRIM(INDIRECT(ADDRESS(41;10;4))))" office:value-type="float" office:value="-1">
            <text:p>-1</text:p>
          </table:table-cell>
          <table:table-cell table:formula="of:=VALUE(TRIM(INDIRECT(ADDRESS(41;11;4))))" office:value-type="float" office:value="-1">
            <text:p>-1</text:p>
          </table:table-cell>
        </table:table-row>
        <table:table-row table:style-name="ro2">
          <table:table-cell/>
          <table:table-cell table:formula="of:=VALUE(TRIM(INDIRECT(ADDRESS(42;2;4))))" office:value-type="float" office:value="0">
            <text:p>0</text:p>
          </table:table-cell>
          <table:table-cell table:formula="of:=VALUE(TRIM(INDIRECT(ADDRESS(42;3;4))))" office:value-type="float" office:value="0">
            <text:p>0</text:p>
          </table:table-cell>
          <table:table-cell table:formula="of:=VALUE(TRIM(INDIRECT(ADDRESS(42;4;4))))" office:value-type="float" office:value="0">
            <text:p>0</text:p>
          </table:table-cell>
          <table:table-cell table:formula="of:=VALUE(TRIM(INDIRECT(ADDRESS(42;5;4))))" office:value-type="float" office:value="0">
            <text:p>0</text:p>
          </table:table-cell>
          <table:table-cell table:formula="of:=VALUE(TRIM(INDIRECT(ADDRESS(42;6;4))))" office:value-type="float" office:value="0">
            <text:p>0</text:p>
          </table:table-cell>
          <table:table-cell table:formula="of:=VALUE(TRIM(INDIRECT(ADDRESS(42;7;4))))" office:value-type="float" office:value="-0.0333333333333333">
            <text:p>-0.0333333333</text:p>
          </table:table-cell>
          <table:table-cell table:formula="of:=VALUE(TRIM(INDIRECT(ADDRESS(42;8;4))))" office:value-type="float" office:value="0">
            <text:p>0</text:p>
          </table:table-cell>
          <table:table-cell table:formula="of:=VALUE(TRIM(INDIRECT(ADDRESS(42;9;4))))" office:value-type="float" office:value="0">
            <text:p>0</text:p>
          </table:table-cell>
          <table:table-cell table:formula="of:=VALUE(TRIM(INDIRECT(ADDRESS(42;10;4))))" office:value-type="float" office:value="0">
            <text:p>0</text:p>
          </table:table-cell>
          <table:table-cell table:formula="of:=VALUE(TRIM(INDIRECT(ADDRESS(42;11;4))))" office:value-type="float" office:value="0">
            <text:p>0</text:p>
          </table:table-cell>
        </table:table-row>
        <table:table-row table:style-name="ro2">
          <table:table-cell/>
          <table:table-cell table:formula="of:=VALUE(TRIM(INDIRECT(ADDRESS(43;2;4))))" office:value-type="float" office:value="0">
            <text:p>0</text:p>
          </table:table-cell>
          <table:table-cell table:formula="of:=VALUE(TRIM(INDIRECT(ADDRESS(43;3;4))))" office:value-type="float" office:value="0">
            <text:p>0</text:p>
          </table:table-cell>
          <table:table-cell table:formula="of:=VALUE(TRIM(INDIRECT(ADDRESS(43;4;4))))" office:value-type="float" office:value="0">
            <text:p>0</text:p>
          </table:table-cell>
          <table:table-cell table:formula="of:=VALUE(TRIM(INDIRECT(ADDRESS(43;5;4))))" office:value-type="float" office:value="0">
            <text:p>0</text:p>
          </table:table-cell>
          <table:table-cell table:formula="of:=VALUE(TRIM(INDIRECT(ADDRESS(43;6;4))))" office:value-type="float" office:value="0">
            <text:p>0</text:p>
          </table:table-cell>
          <table:table-cell table:formula="of:=VALUE(TRIM(INDIRECT(ADDRESS(43;7;4))))" office:value-type="float" office:value="0">
            <text:p>0</text:p>
          </table:table-cell>
          <table:table-cell table:formula="of:=VALUE(TRIM(INDIRECT(ADDRESS(43;8;4))))" office:value-type="float" office:value="0">
            <text:p>0</text:p>
          </table:table-cell>
          <table:table-cell table:formula="of:=VALUE(TRIM(INDIRECT(ADDRESS(43;9;4))))" office:value-type="float" office:value="-0.1">
            <text:p>-0.1</text:p>
          </table:table-cell>
          <table:table-cell table:formula="of:=VALUE(TRIM(INDIRECT(ADDRESS(43;10;4))))" office:value-type="float" office:value="0">
            <text:p>0</text:p>
          </table:table-cell>
          <table:table-cell table:formula="of:=VALUE(TRIM(INDIRECT(ADDRESS(43;11;4))))" office:value-type="float" office:value="0">
            <text:p>0</text:p>
          </table:table-cell>
        </table:table-row>
        <table:table-row table:style-name="ro2">
          <table:table-cell table:number-columns-repeated="11"/>
        </table:table-row>
        <table:table-row table:style-name="ro2">
          <table:table-cell/>
          <table:table-cell table:formula="of:=RANK(INDIRECT(ADDRESS(45;2;4));INDIRECT(ADDRESS(45;2;4)):INDIRECT(ADDRESS(45;11;4));1)" office:value-type="float" office:value="2">
            <text:p>2</text:p>
          </table:table-cell>
          <table:table-cell table:formula="of:=RANK(INDIRECT(ADDRESS(45;3;4));INDIRECT(ADDRESS(45;2;4)):INDIRECT(ADDRESS(45;11;4));1)" office:value-type="float" office:value="2">
            <text:p>2</text:p>
          </table:table-cell>
          <table:table-cell table:formula="of:=RANK(INDIRECT(ADDRESS(45;4;4));INDIRECT(ADDRESS(45;2;4)):INDIRECT(ADDRESS(45;11;4));1)" office:value-type="float" office:value="2">
            <text:p>2</text:p>
          </table:table-cell>
          <table:table-cell table:formula="of:=RANK(INDIRECT(ADDRESS(45;5;4));INDIRECT(ADDRESS(45;2;4)):INDIRECT(ADDRESS(45;11;4));1)" office:value-type="float" office:value="2">
            <text:p>2</text:p>
          </table:table-cell>
          <table:table-cell table:formula="of:=RANK(INDIRECT(ADDRESS(45;6;4));INDIRECT(ADDRESS(45;2;4)):INDIRECT(ADDRESS(45;11;4));1)" office:value-type="float" office:value="2">
            <text:p>2</text:p>
          </table:table-cell>
          <table:table-cell table:formula="of:=RANK(INDIRECT(ADDRESS(45;7;4));INDIRECT(ADDRESS(45;2;4)):INDIRECT(ADDRESS(45;11;4));1)" office:value-type="float" office:value="2">
            <text:p>2</text:p>
          </table:table-cell>
          <table:table-cell table:formula="of:=RANK(INDIRECT(ADDRESS(45;8;4));INDIRECT(ADDRESS(45;2;4)):INDIRECT(ADDRESS(45;11;4));1)" office:value-type="float" office:value="1">
            <text:p>1</text:p>
          </table:table-cell>
          <table:table-cell table:formula="of:=RANK(INDIRECT(ADDRESS(45;9;4));INDIRECT(ADDRESS(45;2;4)):INDIRECT(ADDRESS(45;11;4));1)" office:value-type="float" office:value="2">
            <text:p>2</text:p>
          </table:table-cell>
          <table:table-cell table:formula="of:=RANK(INDIRECT(ADDRESS(45;10;4));INDIRECT(ADDRESS(45;2;4)):INDIRECT(ADDRESS(45;11;4));1)" office:value-type="float" office:value="2">
            <text:p>2</text:p>
          </table:table-cell>
          <table:table-cell table:formula="of:=RANK(INDIRECT(ADDRESS(45;11;4));INDIRECT(ADDRESS(45;2;4)):INDIRECT(ADDRESS(45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46;2;4));INDIRECT(ADDRESS(46;2;4)):INDIRECT(ADDRESS(46;11;4));1)" office:value-type="float" office:value="1">
            <text:p>1</text:p>
          </table:table-cell>
          <table:table-cell table:formula="of:=RANK(INDIRECT(ADDRESS(46;3;4));INDIRECT(ADDRESS(46;2;4)):INDIRECT(ADDRESS(46;11;4));1)" office:value-type="float" office:value="1">
            <text:p>1</text:p>
          </table:table-cell>
          <table:table-cell table:formula="of:=RANK(INDIRECT(ADDRESS(46;4;4));INDIRECT(ADDRESS(46;2;4)):INDIRECT(ADDRESS(46;11;4));1)" office:value-type="float" office:value="1">
            <text:p>1</text:p>
          </table:table-cell>
          <table:table-cell table:formula="of:=RANK(INDIRECT(ADDRESS(46;5;4));INDIRECT(ADDRESS(46;2;4)):INDIRECT(ADDRESS(46;11;4));1)" office:value-type="float" office:value="1">
            <text:p>1</text:p>
          </table:table-cell>
          <table:table-cell table:formula="of:=RANK(INDIRECT(ADDRESS(46;6;4));INDIRECT(ADDRESS(46;2;4)):INDIRECT(ADDRESS(46;11;4));1)" office:value-type="float" office:value="1">
            <text:p>1</text:p>
          </table:table-cell>
          <table:table-cell table:formula="of:=RANK(INDIRECT(ADDRESS(46;7;4));INDIRECT(ADDRESS(46;2;4)):INDIRECT(ADDRESS(46;11;4));1)" office:value-type="float" office:value="1">
            <text:p>1</text:p>
          </table:table-cell>
          <table:table-cell table:formula="of:=RANK(INDIRECT(ADDRESS(46;8;4));INDIRECT(ADDRESS(46;2;4)):INDIRECT(ADDRESS(46;11;4));1)" office:value-type="float" office:value="1">
            <text:p>1</text:p>
          </table:table-cell>
          <table:table-cell table:formula="of:=RANK(INDIRECT(ADDRESS(46;9;4));INDIRECT(ADDRESS(46;2;4)):INDIRECT(ADDRESS(46;11;4));1)" office:value-type="float" office:value="1">
            <text:p>1</text:p>
          </table:table-cell>
          <table:table-cell table:formula="of:=RANK(INDIRECT(ADDRESS(46;10;4));INDIRECT(ADDRESS(46;2;4)):INDIRECT(ADDRESS(46;11;4));1)" office:value-type="float" office:value="1">
            <text:p>1</text:p>
          </table:table-cell>
          <table:table-cell table:formula="of:=RANK(INDIRECT(ADDRESS(46;11;4));INDIRECT(ADDRESS(46;2;4)):INDIRECT(ADDRESS(46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7;2;4));INDIRECT(ADDRESS(47;2;4)):INDIRECT(ADDRESS(47;11;4));1)" office:value-type="float" office:value="1">
            <text:p>1</text:p>
          </table:table-cell>
          <table:table-cell table:formula="of:=RANK(INDIRECT(ADDRESS(47;3;4));INDIRECT(ADDRESS(47;2;4)):INDIRECT(ADDRESS(47;11;4));1)" office:value-type="float" office:value="8">
            <text:p>8</text:p>
          </table:table-cell>
          <table:table-cell table:formula="of:=RANK(INDIRECT(ADDRESS(47;4;4));INDIRECT(ADDRESS(47;2;4)):INDIRECT(ADDRESS(47;11;4));1)" office:value-type="float" office:value="7">
            <text:p>7</text:p>
          </table:table-cell>
          <table:table-cell table:formula="of:=RANK(INDIRECT(ADDRESS(47;5;4));INDIRECT(ADDRESS(47;2;4)):INDIRECT(ADDRESS(47;11;4));1)" office:value-type="float" office:value="1">
            <text:p>1</text:p>
          </table:table-cell>
          <table:table-cell table:formula="of:=RANK(INDIRECT(ADDRESS(47;6;4));INDIRECT(ADDRESS(47;2;4)):INDIRECT(ADDRESS(47;11;4));1)" office:value-type="float" office:value="1">
            <text:p>1</text:p>
          </table:table-cell>
          <table:table-cell table:formula="of:=RANK(INDIRECT(ADDRESS(47;7;4));INDIRECT(ADDRESS(47;2;4)):INDIRECT(ADDRESS(47;11;4));1)" office:value-type="float" office:value="10">
            <text:p>10</text:p>
          </table:table-cell>
          <table:table-cell table:formula="of:=RANK(INDIRECT(ADDRESS(47;8;4));INDIRECT(ADDRESS(47;2;4)):INDIRECT(ADDRESS(47;11;4));1)" office:value-type="float" office:value="1">
            <text:p>1</text:p>
          </table:table-cell>
          <table:table-cell table:formula="of:=RANK(INDIRECT(ADDRESS(47;9;4));INDIRECT(ADDRESS(47;2;4)):INDIRECT(ADDRESS(47;11;4));1)" office:value-type="float" office:value="9">
            <text:p>9</text:p>
          </table:table-cell>
          <table:table-cell table:formula="of:=RANK(INDIRECT(ADDRESS(47;10;4));INDIRECT(ADDRESS(47;2;4)):INDIRECT(ADDRESS(47;11;4));1)" office:value-type="float" office:value="1">
            <text:p>1</text:p>
          </table:table-cell>
          <table:table-cell table:formula="of:=RANK(INDIRECT(ADDRESS(47;11;4));INDIRECT(ADDRESS(47;2;4)):INDIRECT(ADDRESS(47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8;2;4));INDIRECT(ADDRESS(48;2;4)):INDIRECT(ADDRESS(48;11;4));1)" office:value-type="float" office:value="1">
            <text:p>1</text:p>
          </table:table-cell>
          <table:table-cell table:formula="of:=RANK(INDIRECT(ADDRESS(48;3;4));INDIRECT(ADDRESS(48;2;4)):INDIRECT(ADDRESS(48;11;4));1)" office:value-type="float" office:value="1">
            <text:p>1</text:p>
          </table:table-cell>
          <table:table-cell table:formula="of:=RANK(INDIRECT(ADDRESS(48;4;4));INDIRECT(ADDRESS(48;2;4)):INDIRECT(ADDRESS(48;11;4));1)" office:value-type="float" office:value="1">
            <text:p>1</text:p>
          </table:table-cell>
          <table:table-cell table:formula="of:=RANK(INDIRECT(ADDRESS(48;5;4));INDIRECT(ADDRESS(48;2;4)):INDIRECT(ADDRESS(48;11;4));1)" office:value-type="float" office:value="1">
            <text:p>1</text:p>
          </table:table-cell>
          <table:table-cell table:formula="of:=RANK(INDIRECT(ADDRESS(48;6;4));INDIRECT(ADDRESS(48;2;4)):INDIRECT(ADDRESS(48;11;4));1)" office:value-type="float" office:value="1">
            <text:p>1</text:p>
          </table:table-cell>
          <table:table-cell table:formula="of:=RANK(INDIRECT(ADDRESS(48;7;4));INDIRECT(ADDRESS(48;2;4)):INDIRECT(ADDRESS(48;11;4));1)" office:value-type="float" office:value="1">
            <text:p>1</text:p>
          </table:table-cell>
          <table:table-cell table:formula="of:=RANK(INDIRECT(ADDRESS(48;8;4));INDIRECT(ADDRESS(48;2;4)):INDIRECT(ADDRESS(48;11;4));1)" office:value-type="float" office:value="1">
            <text:p>1</text:p>
          </table:table-cell>
          <table:table-cell table:formula="of:=RANK(INDIRECT(ADDRESS(48;9;4));INDIRECT(ADDRESS(48;2;4)):INDIRECT(ADDRESS(48;11;4));1)" office:value-type="float" office:value="1">
            <text:p>1</text:p>
          </table:table-cell>
          <table:table-cell table:formula="of:=RANK(INDIRECT(ADDRESS(48;10;4));INDIRECT(ADDRESS(48;2;4)):INDIRECT(ADDRESS(48;11;4));1)" office:value-type="float" office:value="1">
            <text:p>1</text:p>
          </table:table-cell>
          <table:table-cell table:formula="of:=RANK(INDIRECT(ADDRESS(48;11;4));INDIRECT(ADDRESS(48;2;4)):INDIRECT(ADDRESS(48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49;2;4));INDIRECT(ADDRESS(49;2;4)):INDIRECT(ADDRESS(49;11;4));1)" office:value-type="float" office:value="1">
            <text:p>1</text:p>
          </table:table-cell>
          <table:table-cell table:formula="of:=RANK(INDIRECT(ADDRESS(49;3;4));INDIRECT(ADDRESS(49;2;4)):INDIRECT(ADDRESS(49;11;4));1)" office:value-type="float" office:value="1">
            <text:p>1</text:p>
          </table:table-cell>
          <table:table-cell table:formula="of:=RANK(INDIRECT(ADDRESS(49;4;4));INDIRECT(ADDRESS(49;2;4)):INDIRECT(ADDRESS(49;11;4));1)" office:value-type="float" office:value="1">
            <text:p>1</text:p>
          </table:table-cell>
          <table:table-cell table:formula="of:=RANK(INDIRECT(ADDRESS(49;5;4));INDIRECT(ADDRESS(49;2;4)):INDIRECT(ADDRESS(49;11;4));1)" office:value-type="float" office:value="1">
            <text:p>1</text:p>
          </table:table-cell>
          <table:table-cell table:formula="of:=RANK(INDIRECT(ADDRESS(49;6;4));INDIRECT(ADDRESS(49;2;4)):INDIRECT(ADDRESS(49;11;4));1)" office:value-type="float" office:value="1">
            <text:p>1</text:p>
          </table:table-cell>
          <table:table-cell table:formula="of:=RANK(INDIRECT(ADDRESS(49;7;4));INDIRECT(ADDRESS(49;2;4)):INDIRECT(ADDRESS(49;11;4));1)" office:value-type="float" office:value="10">
            <text:p>10</text:p>
          </table:table-cell>
          <table:table-cell table:formula="of:=RANK(INDIRECT(ADDRESS(49;8;4));INDIRECT(ADDRESS(49;2;4)):INDIRECT(ADDRESS(49;11;4));1)" office:value-type="float" office:value="1">
            <text:p>1</text:p>
          </table:table-cell>
          <table:table-cell table:formula="of:=RANK(INDIRECT(ADDRESS(49;9;4));INDIRECT(ADDRESS(49;2;4)):INDIRECT(ADDRESS(49;11;4));1)" office:value-type="float" office:value="1">
            <text:p>1</text:p>
          </table:table-cell>
          <table:table-cell table:formula="of:=RANK(INDIRECT(ADDRESS(49;10;4));INDIRECT(ADDRESS(49;2;4)):INDIRECT(ADDRESS(49;11;4));1)" office:value-type="float" office:value="1">
            <text:p>1</text:p>
          </table:table-cell>
          <table:table-cell table:formula="of:=RANK(INDIRECT(ADDRESS(49;11;4));INDIRECT(ADDRESS(49;2;4)):INDIRECT(ADDRESS(4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0;2;4));INDIRECT(ADDRESS(50;2;4)):INDIRECT(ADDRESS(50;11;4));1)" office:value-type="float" office:value="9">
            <text:p>9</text:p>
          </table:table-cell>
          <table:table-cell table:formula="of:=RANK(INDIRECT(ADDRESS(50;3;4));INDIRECT(ADDRESS(50;2;4)):INDIRECT(ADDRESS(50;11;4));1)" office:value-type="float" office:value="7">
            <text:p>7</text:p>
          </table:table-cell>
          <table:table-cell table:formula="of:=RANK(INDIRECT(ADDRESS(50;4;4));INDIRECT(ADDRESS(50;2;4)):INDIRECT(ADDRESS(50;11;4));1)" office:value-type="float" office:value="8">
            <text:p>8</text:p>
          </table:table-cell>
          <table:table-cell table:formula="of:=RANK(INDIRECT(ADDRESS(50;5;4));INDIRECT(ADDRESS(50;2;4)):INDIRECT(ADDRESS(50;11;4));1)" office:value-type="float" office:value="1">
            <text:p>1</text:p>
          </table:table-cell>
          <table:table-cell table:formula="of:=RANK(INDIRECT(ADDRESS(50;6;4));INDIRECT(ADDRESS(50;2;4)):INDIRECT(ADDRESS(50;11;4));1)" office:value-type="float" office:value="1">
            <text:p>1</text:p>
          </table:table-cell>
          <table:table-cell table:formula="of:=RANK(INDIRECT(ADDRESS(50;7;4));INDIRECT(ADDRESS(50;2;4)):INDIRECT(ADDRESS(50;11;4));1)" office:value-type="float" office:value="10">
            <text:p>10</text:p>
          </table:table-cell>
          <table:table-cell table:formula="of:=RANK(INDIRECT(ADDRESS(50;8;4));INDIRECT(ADDRESS(50;2;4)):INDIRECT(ADDRESS(50;11;4));1)" office:value-type="float" office:value="4">
            <text:p>4</text:p>
          </table:table-cell>
          <table:table-cell table:formula="of:=RANK(INDIRECT(ADDRESS(50;9;4));INDIRECT(ADDRESS(50;2;4)):INDIRECT(ADDRESS(50;11;4));1)" office:value-type="float" office:value="6">
            <text:p>6</text:p>
          </table:table-cell>
          <table:table-cell table:formula="of:=RANK(INDIRECT(ADDRESS(50;10;4));INDIRECT(ADDRESS(50;2;4)):INDIRECT(ADDRESS(50;11;4));1)" office:value-type="float" office:value="1">
            <text:p>1</text:p>
          </table:table-cell>
          <table:table-cell table:formula="of:=RANK(INDIRECT(ADDRESS(50;11;4));INDIRECT(ADDRESS(50;2;4)):INDIRECT(ADDRESS(50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51;2;4));INDIRECT(ADDRESS(51;2;4)):INDIRECT(ADDRESS(51;11;4));1)" office:value-type="float" office:value="1">
            <text:p>1</text:p>
          </table:table-cell>
          <table:table-cell table:formula="of:=RANK(INDIRECT(ADDRESS(51;3;4));INDIRECT(ADDRESS(51;2;4)):INDIRECT(ADDRESS(51;11;4));1)" office:value-type="float" office:value="1">
            <text:p>1</text:p>
          </table:table-cell>
          <table:table-cell table:formula="of:=RANK(INDIRECT(ADDRESS(51;4;4));INDIRECT(ADDRESS(51;2;4)):INDIRECT(ADDRESS(51;11;4));1)" office:value-type="float" office:value="10">
            <text:p>10</text:p>
          </table:table-cell>
          <table:table-cell table:formula="of:=RANK(INDIRECT(ADDRESS(51;5;4));INDIRECT(ADDRESS(51;2;4)):INDIRECT(ADDRESS(51;11;4));1)" office:value-type="float" office:value="1">
            <text:p>1</text:p>
          </table:table-cell>
          <table:table-cell table:formula="of:=RANK(INDIRECT(ADDRESS(51;6;4));INDIRECT(ADDRESS(51;2;4)):INDIRECT(ADDRESS(51;11;4));1)" office:value-type="float" office:value="1">
            <text:p>1</text:p>
          </table:table-cell>
          <table:table-cell table:formula="of:=RANK(INDIRECT(ADDRESS(51;7;4));INDIRECT(ADDRESS(51;2;4)):INDIRECT(ADDRESS(51;11;4));1)" office:value-type="float" office:value="9">
            <text:p>9</text:p>
          </table:table-cell>
          <table:table-cell table:formula="of:=RANK(INDIRECT(ADDRESS(51;8;4));INDIRECT(ADDRESS(51;2;4)):INDIRECT(ADDRESS(51;11;4));1)" office:value-type="float" office:value="1">
            <text:p>1</text:p>
          </table:table-cell>
          <table:table-cell table:formula="of:=RANK(INDIRECT(ADDRESS(51;9;4));INDIRECT(ADDRESS(51;2;4)):INDIRECT(ADDRESS(51;11;4));1)" office:value-type="float" office:value="1">
            <text:p>1</text:p>
          </table:table-cell>
          <table:table-cell table:formula="of:=RANK(INDIRECT(ADDRESS(51;10;4));INDIRECT(ADDRESS(51;2;4)):INDIRECT(ADDRESS(51;11;4));1)" office:value-type="float" office:value="1">
            <text:p>1</text:p>
          </table:table-cell>
          <table:table-cell table:formula="of:=RANK(INDIRECT(ADDRESS(51;11;4));INDIRECT(ADDRESS(51;2;4)):INDIRECT(ADDRESS(51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2;2;4));INDIRECT(ADDRESS(52;2;4)):INDIRECT(ADDRESS(52;11;4));1)" office:value-type="float" office:value="1">
            <text:p>1</text:p>
          </table:table-cell>
          <table:table-cell table:formula="of:=RANK(INDIRECT(ADDRESS(52;3;4));INDIRECT(ADDRESS(52;2;4)):INDIRECT(ADDRESS(52;11;4));1)" office:value-type="float" office:value="1">
            <text:p>1</text:p>
          </table:table-cell>
          <table:table-cell table:formula="of:=RANK(INDIRECT(ADDRESS(52;4;4));INDIRECT(ADDRESS(52;2;4)):INDIRECT(ADDRESS(52;11;4));1)" office:value-type="float" office:value="10">
            <text:p>10</text:p>
          </table:table-cell>
          <table:table-cell table:formula="of:=RANK(INDIRECT(ADDRESS(52;5;4));INDIRECT(ADDRESS(52;2;4)):INDIRECT(ADDRESS(52;11;4));1)" office:value-type="float" office:value="1">
            <text:p>1</text:p>
          </table:table-cell>
          <table:table-cell table:formula="of:=RANK(INDIRECT(ADDRESS(52;6;4));INDIRECT(ADDRESS(52;2;4)):INDIRECT(ADDRESS(52;11;4));1)" office:value-type="float" office:value="1">
            <text:p>1</text:p>
          </table:table-cell>
          <table:table-cell table:formula="of:=RANK(INDIRECT(ADDRESS(52;7;4));INDIRECT(ADDRESS(52;2;4)):INDIRECT(ADDRESS(52;11;4));1)" office:value-type="float" office:value="1">
            <text:p>1</text:p>
          </table:table-cell>
          <table:table-cell table:formula="of:=RANK(INDIRECT(ADDRESS(52;8;4));INDIRECT(ADDRESS(52;2;4)):INDIRECT(ADDRESS(52;11;4));1)" office:value-type="float" office:value="1">
            <text:p>1</text:p>
          </table:table-cell>
          <table:table-cell table:formula="of:=RANK(INDIRECT(ADDRESS(52;9;4));INDIRECT(ADDRESS(52;2;4)):INDIRECT(ADDRESS(52;11;4));1)" office:value-type="float" office:value="1">
            <text:p>1</text:p>
          </table:table-cell>
          <table:table-cell table:formula="of:=RANK(INDIRECT(ADDRESS(52;10;4));INDIRECT(ADDRESS(52;2;4)):INDIRECT(ADDRESS(52;11;4));1)" office:value-type="float" office:value="1">
            <text:p>1</text:p>
          </table:table-cell>
          <table:table-cell table:formula="of:=RANK(INDIRECT(ADDRESS(52;11;4));INDIRECT(ADDRESS(52;2;4)):INDIRECT(ADDRESS(52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3;2;4));INDIRECT(ADDRESS(53;2;4)):INDIRECT(ADDRESS(53;11;4));1)" office:value-type="float" office:value="8">
            <text:p>8</text:p>
          </table:table-cell>
          <table:table-cell table:formula="of:=RANK(INDIRECT(ADDRESS(53;3;4));INDIRECT(ADDRESS(53;2;4)):INDIRECT(ADDRESS(53;11;4));1)" office:value-type="float" office:value="7">
            <text:p>7</text:p>
          </table:table-cell>
          <table:table-cell table:formula="of:=RANK(INDIRECT(ADDRESS(53;4;4));INDIRECT(ADDRESS(53;2;4)):INDIRECT(ADDRESS(53;11;4));1)" office:value-type="float" office:value="9">
            <text:p>9</text:p>
          </table:table-cell>
          <table:table-cell table:formula="of:=RANK(INDIRECT(ADDRESS(53;5;4));INDIRECT(ADDRESS(53;2;4)):INDIRECT(ADDRESS(53;11;4));1)" office:value-type="float" office:value="1">
            <text:p>1</text:p>
          </table:table-cell>
          <table:table-cell table:formula="of:=RANK(INDIRECT(ADDRESS(53;6;4));INDIRECT(ADDRESS(53;2;4)):INDIRECT(ADDRESS(53;11;4));1)" office:value-type="float" office:value="1">
            <text:p>1</text:p>
          </table:table-cell>
          <table:table-cell table:formula="of:=RANK(INDIRECT(ADDRESS(53;7;4));INDIRECT(ADDRESS(53;2;4)):INDIRECT(ADDRESS(53;11;4));1)" office:value-type="float" office:value="10">
            <text:p>10</text:p>
          </table:table-cell>
          <table:table-cell table:formula="of:=RANK(INDIRECT(ADDRESS(53;8;4));INDIRECT(ADDRESS(53;2;4)):INDIRECT(ADDRESS(53;11;4));1)" office:value-type="float" office:value="1">
            <text:p>1</text:p>
          </table:table-cell>
          <table:table-cell table:formula="of:=RANK(INDIRECT(ADDRESS(53;9;4));INDIRECT(ADDRESS(53;2;4)):INDIRECT(ADDRESS(53;11;4));1)" office:value-type="float" office:value="6">
            <text:p>6</text:p>
          </table:table-cell>
          <table:table-cell table:formula="of:=RANK(INDIRECT(ADDRESS(53;10;4));INDIRECT(ADDRESS(53;2;4)):INDIRECT(ADDRESS(53;11;4));1)" office:value-type="float" office:value="1">
            <text:p>1</text:p>
          </table:table-cell>
          <table:table-cell table:formula="of:=RANK(INDIRECT(ADDRESS(53;11;4));INDIRECT(ADDRESS(53;2;4)):INDIRECT(ADDRESS(53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54;2;4));INDIRECT(ADDRESS(54;2;4)):INDIRECT(ADDRESS(54;11;4));1)" office:value-type="float" office:value="1">
            <text:p>1</text:p>
          </table:table-cell>
          <table:table-cell table:formula="of:=RANK(INDIRECT(ADDRESS(54;3;4));INDIRECT(ADDRESS(54;2;4)):INDIRECT(ADDRESS(54;11;4));1)" office:value-type="float" office:value="1">
            <text:p>1</text:p>
          </table:table-cell>
          <table:table-cell table:formula="of:=RANK(INDIRECT(ADDRESS(54;4;4));INDIRECT(ADDRESS(54;2;4)):INDIRECT(ADDRESS(54;11;4));1)" office:value-type="float" office:value="9">
            <text:p>9</text:p>
          </table:table-cell>
          <table:table-cell table:formula="of:=RANK(INDIRECT(ADDRESS(54;5;4));INDIRECT(ADDRESS(54;2;4)):INDIRECT(ADDRESS(54;11;4));1)" office:value-type="float" office:value="1">
            <text:p>1</text:p>
          </table:table-cell>
          <table:table-cell table:formula="of:=RANK(INDIRECT(ADDRESS(54;6;4));INDIRECT(ADDRESS(54;2;4)):INDIRECT(ADDRESS(54;11;4));1)" office:value-type="float" office:value="1">
            <text:p>1</text:p>
          </table:table-cell>
          <table:table-cell table:formula="of:=RANK(INDIRECT(ADDRESS(54;7;4));INDIRECT(ADDRESS(54;2;4)):INDIRECT(ADDRESS(54;11;4));1)" office:value-type="float" office:value="10">
            <text:p>10</text:p>
          </table:table-cell>
          <table:table-cell table:formula="of:=RANK(INDIRECT(ADDRESS(54;8;4));INDIRECT(ADDRESS(54;2;4)):INDIRECT(ADDRESS(54;11;4));1)" office:value-type="float" office:value="1">
            <text:p>1</text:p>
          </table:table-cell>
          <table:table-cell table:formula="of:=RANK(INDIRECT(ADDRESS(54;9;4));INDIRECT(ADDRESS(54;2;4)):INDIRECT(ADDRESS(54;11;4));1)" office:value-type="float" office:value="1">
            <text:p>1</text:p>
          </table:table-cell>
          <table:table-cell table:formula="of:=RANK(INDIRECT(ADDRESS(54;10;4));INDIRECT(ADDRESS(54;2;4)):INDIRECT(ADDRESS(54;11;4));1)" office:value-type="float" office:value="1">
            <text:p>1</text:p>
          </table:table-cell>
          <table:table-cell table:formula="of:=RANK(INDIRECT(ADDRESS(54;11;4));INDIRECT(ADDRESS(54;2;4)):INDIRECT(ADDRESS(54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5;2;4));INDIRECT(ADDRESS(55;2;4)):INDIRECT(ADDRESS(55;11;4));1)" office:value-type="float" office:value="1">
            <text:p>1</text:p>
          </table:table-cell>
          <table:table-cell table:formula="of:=RANK(INDIRECT(ADDRESS(55;3;4));INDIRECT(ADDRESS(55;2;4)):INDIRECT(ADDRESS(55;11;4));1)" office:value-type="float" office:value="1">
            <text:p>1</text:p>
          </table:table-cell>
          <table:table-cell table:formula="of:=RANK(INDIRECT(ADDRESS(55;4;4));INDIRECT(ADDRESS(55;2;4)):INDIRECT(ADDRESS(55;11;4));1)" office:value-type="float" office:value="1">
            <text:p>1</text:p>
          </table:table-cell>
          <table:table-cell table:formula="of:=RANK(INDIRECT(ADDRESS(55;5;4));INDIRECT(ADDRESS(55;2;4)):INDIRECT(ADDRESS(55;11;4));1)" office:value-type="float" office:value="1">
            <text:p>1</text:p>
          </table:table-cell>
          <table:table-cell table:formula="of:=RANK(INDIRECT(ADDRESS(55;6;4));INDIRECT(ADDRESS(55;2;4)):INDIRECT(ADDRESS(55;11;4));1)" office:value-type="float" office:value="1">
            <text:p>1</text:p>
          </table:table-cell>
          <table:table-cell table:formula="of:=RANK(INDIRECT(ADDRESS(55;7;4));INDIRECT(ADDRESS(55;2;4)):INDIRECT(ADDRESS(55;11;4));1)" office:value-type="float" office:value="1">
            <text:p>1</text:p>
          </table:table-cell>
          <table:table-cell table:formula="of:=RANK(INDIRECT(ADDRESS(55;8;4));INDIRECT(ADDRESS(55;2;4)):INDIRECT(ADDRESS(55;11;4));1)" office:value-type="float" office:value="1">
            <text:p>1</text:p>
          </table:table-cell>
          <table:table-cell table:formula="of:=RANK(INDIRECT(ADDRESS(55;9;4));INDIRECT(ADDRESS(55;2;4)):INDIRECT(ADDRESS(55;11;4));1)" office:value-type="float" office:value="1">
            <text:p>1</text:p>
          </table:table-cell>
          <table:table-cell table:formula="of:=RANK(INDIRECT(ADDRESS(55;10;4));INDIRECT(ADDRESS(55;2;4)):INDIRECT(ADDRESS(55;11;4));1)" office:value-type="float" office:value="1">
            <text:p>1</text:p>
          </table:table-cell>
          <table:table-cell table:formula="of:=RANK(INDIRECT(ADDRESS(55;11;4));INDIRECT(ADDRESS(55;2;4)):INDIRECT(ADDRESS(55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6;2;4));INDIRECT(ADDRESS(56;2;4)):INDIRECT(ADDRESS(56;11;4));1)" office:value-type="float" office:value="1">
            <text:p>1</text:p>
          </table:table-cell>
          <table:table-cell table:formula="of:=RANK(INDIRECT(ADDRESS(56;3;4));INDIRECT(ADDRESS(56;2;4)):INDIRECT(ADDRESS(56;11;4));1)" office:value-type="float" office:value="1">
            <text:p>1</text:p>
          </table:table-cell>
          <table:table-cell table:formula="of:=RANK(INDIRECT(ADDRESS(56;4;4));INDIRECT(ADDRESS(56;2;4)):INDIRECT(ADDRESS(56;11;4));1)" office:value-type="float" office:value="10">
            <text:p>10</text:p>
          </table:table-cell>
          <table:table-cell table:formula="of:=RANK(INDIRECT(ADDRESS(56;5;4));INDIRECT(ADDRESS(56;2;4)):INDIRECT(ADDRESS(56;11;4));1)" office:value-type="float" office:value="1">
            <text:p>1</text:p>
          </table:table-cell>
          <table:table-cell table:formula="of:=RANK(INDIRECT(ADDRESS(56;6;4));INDIRECT(ADDRESS(56;2;4)):INDIRECT(ADDRESS(56;11;4));1)" office:value-type="float" office:value="1">
            <text:p>1</text:p>
          </table:table-cell>
          <table:table-cell table:formula="of:=RANK(INDIRECT(ADDRESS(56;7;4));INDIRECT(ADDRESS(56;2;4)):INDIRECT(ADDRESS(56;11;4));1)" office:value-type="float" office:value="1">
            <text:p>1</text:p>
          </table:table-cell>
          <table:table-cell table:formula="of:=RANK(INDIRECT(ADDRESS(56;8;4));INDIRECT(ADDRESS(56;2;4)):INDIRECT(ADDRESS(56;11;4));1)" office:value-type="float" office:value="1">
            <text:p>1</text:p>
          </table:table-cell>
          <table:table-cell table:formula="of:=RANK(INDIRECT(ADDRESS(56;9;4));INDIRECT(ADDRESS(56;2;4)):INDIRECT(ADDRESS(56;11;4));1)" office:value-type="float" office:value="1">
            <text:p>1</text:p>
          </table:table-cell>
          <table:table-cell table:formula="of:=RANK(INDIRECT(ADDRESS(56;10;4));INDIRECT(ADDRESS(56;2;4)):INDIRECT(ADDRESS(56;11;4));1)" office:value-type="float" office:value="1">
            <text:p>1</text:p>
          </table:table-cell>
          <table:table-cell table:formula="of:=RANK(INDIRECT(ADDRESS(56;11;4));INDIRECT(ADDRESS(56;2;4)):INDIRECT(ADDRESS(56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7;2;4));INDIRECT(ADDRESS(57;2;4)):INDIRECT(ADDRESS(57;11;4));1)" office:value-type="float" office:value="1">
            <text:p>1</text:p>
          </table:table-cell>
          <table:table-cell table:formula="of:=RANK(INDIRECT(ADDRESS(57;3;4));INDIRECT(ADDRESS(57;2;4)):INDIRECT(ADDRESS(57;11;4));1)" office:value-type="float" office:value="1">
            <text:p>1</text:p>
          </table:table-cell>
          <table:table-cell table:formula="of:=RANK(INDIRECT(ADDRESS(57;4;4));INDIRECT(ADDRESS(57;2;4)):INDIRECT(ADDRESS(57;11;4));1)" office:value-type="float" office:value="1">
            <text:p>1</text:p>
          </table:table-cell>
          <table:table-cell table:formula="of:=RANK(INDIRECT(ADDRESS(57;5;4));INDIRECT(ADDRESS(57;2;4)):INDIRECT(ADDRESS(57;11;4));1)" office:value-type="float" office:value="1">
            <text:p>1</text:p>
          </table:table-cell>
          <table:table-cell table:formula="of:=RANK(INDIRECT(ADDRESS(57;6;4));INDIRECT(ADDRESS(57;2;4)):INDIRECT(ADDRESS(57;11;4));1)" office:value-type="float" office:value="1">
            <text:p>1</text:p>
          </table:table-cell>
          <table:table-cell table:formula="of:=RANK(INDIRECT(ADDRESS(57;7;4));INDIRECT(ADDRESS(57;2;4)):INDIRECT(ADDRESS(57;11;4));1)" office:value-type="float" office:value="1">
            <text:p>1</text:p>
          </table:table-cell>
          <table:table-cell table:formula="of:=RANK(INDIRECT(ADDRESS(57;8;4));INDIRECT(ADDRESS(57;2;4)):INDIRECT(ADDRESS(57;11;4));1)" office:value-type="float" office:value="1">
            <text:p>1</text:p>
          </table:table-cell>
          <table:table-cell table:formula="of:=RANK(INDIRECT(ADDRESS(57;9;4));INDIRECT(ADDRESS(57;2;4)):INDIRECT(ADDRESS(57;11;4));1)" office:value-type="float" office:value="1">
            <text:p>1</text:p>
          </table:table-cell>
          <table:table-cell table:formula="of:=RANK(INDIRECT(ADDRESS(57;10;4));INDIRECT(ADDRESS(57;2;4)):INDIRECT(ADDRESS(57;11;4));1)" office:value-type="float" office:value="1">
            <text:p>1</text:p>
          </table:table-cell>
          <table:table-cell table:formula="of:=RANK(INDIRECT(ADDRESS(57;11;4));INDIRECT(ADDRESS(57;2;4)):INDIRECT(ADDRESS(57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58;2;4));INDIRECT(ADDRESS(58;2;4)):INDIRECT(ADDRESS(58;11;4));1)" office:value-type="float" office:value="6">
            <text:p>6</text:p>
          </table:table-cell>
          <table:table-cell table:formula="of:=RANK(INDIRECT(ADDRESS(58;3;4));INDIRECT(ADDRESS(58;2;4)):INDIRECT(ADDRESS(58;11;4));1)" office:value-type="float" office:value="1">
            <text:p>1</text:p>
          </table:table-cell>
          <table:table-cell table:formula="of:=RANK(INDIRECT(ADDRESS(58;4;4));INDIRECT(ADDRESS(58;2;4)):INDIRECT(ADDRESS(58;11;4));1)" office:value-type="float" office:value="10">
            <text:p>10</text:p>
          </table:table-cell>
          <table:table-cell table:formula="of:=RANK(INDIRECT(ADDRESS(58;5;4));INDIRECT(ADDRESS(58;2;4)):INDIRECT(ADDRESS(58;11;4));1)" office:value-type="float" office:value="1">
            <text:p>1</text:p>
          </table:table-cell>
          <table:table-cell table:formula="of:=RANK(INDIRECT(ADDRESS(58;6;4));INDIRECT(ADDRESS(58;2;4)):INDIRECT(ADDRESS(58;11;4));1)" office:value-type="float" office:value="1">
            <text:p>1</text:p>
          </table:table-cell>
          <table:table-cell table:formula="of:=RANK(INDIRECT(ADDRESS(58;7;4));INDIRECT(ADDRESS(58;2;4)):INDIRECT(ADDRESS(58;11;4));1)" office:value-type="float" office:value="8">
            <text:p>8</text:p>
          </table:table-cell>
          <table:table-cell table:formula="of:=RANK(INDIRECT(ADDRESS(58;8;4));INDIRECT(ADDRESS(58;2;4)):INDIRECT(ADDRESS(58;11;4));1)" office:value-type="float" office:value="1">
            <text:p>1</text:p>
          </table:table-cell>
          <table:table-cell table:formula="of:=RANK(INDIRECT(ADDRESS(58;9;4));INDIRECT(ADDRESS(58;2;4)):INDIRECT(ADDRESS(58;11;4));1)" office:value-type="float" office:value="8">
            <text:p>8</text:p>
          </table:table-cell>
          <table:table-cell table:formula="of:=RANK(INDIRECT(ADDRESS(58;10;4));INDIRECT(ADDRESS(58;2;4)):INDIRECT(ADDRESS(58;11;4));1)" office:value-type="float" office:value="1">
            <text:p>1</text:p>
          </table:table-cell>
          <table:table-cell table:formula="of:=RANK(INDIRECT(ADDRESS(58;11;4));INDIRECT(ADDRESS(58;2;4)):INDIRECT(ADDRESS(58;11;4));1)" office:value-type="float" office:value="6">
            <text:p>6</text:p>
          </table:table-cell>
        </table:table-row>
        <table:table-row table:style-name="ro2">
          <table:table-cell/>
          <table:table-cell table:formula="of:=RANK(INDIRECT(ADDRESS(59;2;4));INDIRECT(ADDRESS(59;2;4)):INDIRECT(ADDRESS(59;11;4));1)" office:value-type="float" office:value="1">
            <text:p>1</text:p>
          </table:table-cell>
          <table:table-cell table:formula="of:=RANK(INDIRECT(ADDRESS(59;3;4));INDIRECT(ADDRESS(59;2;4)):INDIRECT(ADDRESS(59;11;4));1)" office:value-type="float" office:value="1">
            <text:p>1</text:p>
          </table:table-cell>
          <table:table-cell table:formula="of:=RANK(INDIRECT(ADDRESS(59;4;4));INDIRECT(ADDRESS(59;2;4)):INDIRECT(ADDRESS(59;11;4));1)" office:value-type="float" office:value="1">
            <text:p>1</text:p>
          </table:table-cell>
          <table:table-cell table:formula="of:=RANK(INDIRECT(ADDRESS(59;5;4));INDIRECT(ADDRESS(59;2;4)):INDIRECT(ADDRESS(59;11;4));1)" office:value-type="float" office:value="1">
            <text:p>1</text:p>
          </table:table-cell>
          <table:table-cell table:formula="of:=RANK(INDIRECT(ADDRESS(59;6;4));INDIRECT(ADDRESS(59;2;4)):INDIRECT(ADDRESS(59;11;4));1)" office:value-type="float" office:value="1">
            <text:p>1</text:p>
          </table:table-cell>
          <table:table-cell table:formula="of:=RANK(INDIRECT(ADDRESS(59;7;4));INDIRECT(ADDRESS(59;2;4)):INDIRECT(ADDRESS(59;11;4));1)" office:value-type="float" office:value="1">
            <text:p>1</text:p>
          </table:table-cell>
          <table:table-cell table:formula="of:=RANK(INDIRECT(ADDRESS(59;8;4));INDIRECT(ADDRESS(59;2;4)):INDIRECT(ADDRESS(59;11;4));1)" office:value-type="float" office:value="1">
            <text:p>1</text:p>
          </table:table-cell>
          <table:table-cell table:formula="of:=RANK(INDIRECT(ADDRESS(59;9;4));INDIRECT(ADDRESS(59;2;4)):INDIRECT(ADDRESS(59;11;4));1)" office:value-type="float" office:value="1">
            <text:p>1</text:p>
          </table:table-cell>
          <table:table-cell table:formula="of:=RANK(INDIRECT(ADDRESS(59;10;4));INDIRECT(ADDRESS(59;2;4)):INDIRECT(ADDRESS(59;11;4));1)" office:value-type="float" office:value="1">
            <text:p>1</text:p>
          </table:table-cell>
          <table:table-cell table:formula="of:=RANK(INDIRECT(ADDRESS(59;11;4));INDIRECT(ADDRESS(59;2;4)):INDIRECT(ADDRESS(5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0;2;4));INDIRECT(ADDRESS(60;2;4)):INDIRECT(ADDRESS(60;11;4));1)" office:value-type="float" office:value="1">
            <text:p>1</text:p>
          </table:table-cell>
          <table:table-cell table:formula="of:=RANK(INDIRECT(ADDRESS(60;3;4));INDIRECT(ADDRESS(60;2;4)):INDIRECT(ADDRESS(60;11;4));1)" office:value-type="float" office:value="9">
            <text:p>9</text:p>
          </table:table-cell>
          <table:table-cell table:formula="of:=RANK(INDIRECT(ADDRESS(60;4;4));INDIRECT(ADDRESS(60;2;4)):INDIRECT(ADDRESS(60;11;4));1)" office:value-type="float" office:value="8">
            <text:p>8</text:p>
          </table:table-cell>
          <table:table-cell table:formula="of:=RANK(INDIRECT(ADDRESS(60;5;4));INDIRECT(ADDRESS(60;2;4)):INDIRECT(ADDRESS(60;11;4));1)" office:value-type="float" office:value="1">
            <text:p>1</text:p>
          </table:table-cell>
          <table:table-cell table:formula="of:=RANK(INDIRECT(ADDRESS(60;6;4));INDIRECT(ADDRESS(60;2;4)):INDIRECT(ADDRESS(60;11;4));1)" office:value-type="float" office:value="1">
            <text:p>1</text:p>
          </table:table-cell>
          <table:table-cell table:formula="of:=RANK(INDIRECT(ADDRESS(60;7;4));INDIRECT(ADDRESS(60;2;4)):INDIRECT(ADDRESS(60;11;4));1)" office:value-type="float" office:value="10">
            <text:p>10</text:p>
          </table:table-cell>
          <table:table-cell table:formula="of:=RANK(INDIRECT(ADDRESS(60;8;4));INDIRECT(ADDRESS(60;2;4)):INDIRECT(ADDRESS(60;11;4));1)" office:value-type="float" office:value="1">
            <text:p>1</text:p>
          </table:table-cell>
          <table:table-cell table:formula="of:=RANK(INDIRECT(ADDRESS(60;9;4));INDIRECT(ADDRESS(60;2;4)):INDIRECT(ADDRESS(60;11;4));1)" office:value-type="float" office:value="7">
            <text:p>7</text:p>
          </table:table-cell>
          <table:table-cell table:formula="of:=RANK(INDIRECT(ADDRESS(60;10;4));INDIRECT(ADDRESS(60;2;4)):INDIRECT(ADDRESS(60;11;4));1)" office:value-type="float" office:value="1">
            <text:p>1</text:p>
          </table:table-cell>
          <table:table-cell table:formula="of:=RANK(INDIRECT(ADDRESS(60;11;4));INDIRECT(ADDRESS(60;2;4)):INDIRECT(ADDRESS(60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1;2;4));INDIRECT(ADDRESS(61;2;4)):INDIRECT(ADDRESS(61;11;4));1)" office:value-type="float" office:value="6">
            <text:p>6</text:p>
          </table:table-cell>
          <table:table-cell table:formula="of:=RANK(INDIRECT(ADDRESS(61;3;4));INDIRECT(ADDRESS(61;2;4)):INDIRECT(ADDRESS(61;11;4));1)" office:value-type="float" office:value="8">
            <text:p>8</text:p>
          </table:table-cell>
          <table:table-cell table:formula="of:=RANK(INDIRECT(ADDRESS(61;4;4));INDIRECT(ADDRESS(61;2;4)):INDIRECT(ADDRESS(61;11;4));1)" office:value-type="float" office:value="10">
            <text:p>10</text:p>
          </table:table-cell>
          <table:table-cell table:formula="of:=RANK(INDIRECT(ADDRESS(61;5;4));INDIRECT(ADDRESS(61;2;4)):INDIRECT(ADDRESS(61;11;4));1)" office:value-type="float" office:value="1">
            <text:p>1</text:p>
          </table:table-cell>
          <table:table-cell table:formula="of:=RANK(INDIRECT(ADDRESS(61;6;4));INDIRECT(ADDRESS(61;2;4)):INDIRECT(ADDRESS(61;11;4));1)" office:value-type="float" office:value="1">
            <text:p>1</text:p>
          </table:table-cell>
          <table:table-cell table:formula="of:=RANK(INDIRECT(ADDRESS(61;7;4));INDIRECT(ADDRESS(61;2;4)):INDIRECT(ADDRESS(61;11;4));1)" office:value-type="float" office:value="8">
            <text:p>8</text:p>
          </table:table-cell>
          <table:table-cell table:formula="of:=RANK(INDIRECT(ADDRESS(61;8;4));INDIRECT(ADDRESS(61;2;4)):INDIRECT(ADDRESS(61;11;4));1)" office:value-type="float" office:value="1">
            <text:p>1</text:p>
          </table:table-cell>
          <table:table-cell table:formula="of:=RANK(INDIRECT(ADDRESS(61;9;4));INDIRECT(ADDRESS(61;2;4)):INDIRECT(ADDRESS(61;11;4));1)" office:value-type="float" office:value="7">
            <text:p>7</text:p>
          </table:table-cell>
          <table:table-cell table:formula="of:=RANK(INDIRECT(ADDRESS(61;10;4));INDIRECT(ADDRESS(61;2;4)):INDIRECT(ADDRESS(61;11;4));1)" office:value-type="float" office:value="1">
            <text:p>1</text:p>
          </table:table-cell>
          <table:table-cell table:formula="of:=RANK(INDIRECT(ADDRESS(61;11;4));INDIRECT(ADDRESS(61;2;4)):INDIRECT(ADDRESS(61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62;2;4));INDIRECT(ADDRESS(62;2;4)):INDIRECT(ADDRESS(62;11;4));1)" office:value-type="float" office:value="7">
            <text:p>7</text:p>
          </table:table-cell>
          <table:table-cell table:formula="of:=RANK(INDIRECT(ADDRESS(62;3;4));INDIRECT(ADDRESS(62;2;4)):INDIRECT(ADDRESS(62;11;4));1)" office:value-type="float" office:value="10">
            <text:p>10</text:p>
          </table:table-cell>
          <table:table-cell table:formula="of:=RANK(INDIRECT(ADDRESS(62;4;4));INDIRECT(ADDRESS(62;2;4)):INDIRECT(ADDRESS(62;11;4));1)" office:value-type="float" office:value="8">
            <text:p>8</text:p>
          </table:table-cell>
          <table:table-cell table:formula="of:=RANK(INDIRECT(ADDRESS(62;5;4));INDIRECT(ADDRESS(62;2;4)):INDIRECT(ADDRESS(62;11;4));1)" office:value-type="float" office:value="1">
            <text:p>1</text:p>
          </table:table-cell>
          <table:table-cell table:formula="of:=RANK(INDIRECT(ADDRESS(62;6;4));INDIRECT(ADDRESS(62;2;4)):INDIRECT(ADDRESS(62;11;4));1)" office:value-type="float" office:value="1">
            <text:p>1</text:p>
          </table:table-cell>
          <table:table-cell table:formula="of:=RANK(INDIRECT(ADDRESS(62;7;4));INDIRECT(ADDRESS(62;2;4)):INDIRECT(ADDRESS(62;11;4));1)" office:value-type="float" office:value="9">
            <text:p>9</text:p>
          </table:table-cell>
          <table:table-cell table:formula="of:=RANK(INDIRECT(ADDRESS(62;8;4));INDIRECT(ADDRESS(62;2;4)):INDIRECT(ADDRESS(62;11;4));1)" office:value-type="float" office:value="1">
            <text:p>1</text:p>
          </table:table-cell>
          <table:table-cell table:formula="of:=RANK(INDIRECT(ADDRESS(62;9;4));INDIRECT(ADDRESS(62;2;4)):INDIRECT(ADDRESS(62;11;4));1)" office:value-type="float" office:value="6">
            <text:p>6</text:p>
          </table:table-cell>
          <table:table-cell table:formula="of:=RANK(INDIRECT(ADDRESS(62;10;4));INDIRECT(ADDRESS(62;2;4)):INDIRECT(ADDRESS(62;11;4));1)" office:value-type="float" office:value="4">
            <text:p>4</text:p>
          </table:table-cell>
          <table:table-cell table:formula="of:=RANK(INDIRECT(ADDRESS(62;11;4));INDIRECT(ADDRESS(62;2;4)):INDIRECT(ADDRESS(62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63;2;4));INDIRECT(ADDRESS(63;2;4)):INDIRECT(ADDRESS(63;11;4));1)" office:value-type="float" office:value="7">
            <text:p>7</text:p>
          </table:table-cell>
          <table:table-cell table:formula="of:=RANK(INDIRECT(ADDRESS(63;3;4));INDIRECT(ADDRESS(63;2;4)):INDIRECT(ADDRESS(63;11;4));1)" office:value-type="float" office:value="1">
            <text:p>1</text:p>
          </table:table-cell>
          <table:table-cell table:formula="of:=RANK(INDIRECT(ADDRESS(63;4;4));INDIRECT(ADDRESS(63;2;4)):INDIRECT(ADDRESS(63;11;4));1)" office:value-type="float" office:value="10">
            <text:p>10</text:p>
          </table:table-cell>
          <table:table-cell table:formula="of:=RANK(INDIRECT(ADDRESS(63;5;4));INDIRECT(ADDRESS(63;2;4)):INDIRECT(ADDRESS(63;11;4));1)" office:value-type="float" office:value="5">
            <text:p>5</text:p>
          </table:table-cell>
          <table:table-cell table:formula="of:=RANK(INDIRECT(ADDRESS(63;6;4));INDIRECT(ADDRESS(63;2;4)):INDIRECT(ADDRESS(63;11;4));1)" office:value-type="float" office:value="1">
            <text:p>1</text:p>
          </table:table-cell>
          <table:table-cell table:formula="of:=RANK(INDIRECT(ADDRESS(63;7;4));INDIRECT(ADDRESS(63;2;4)):INDIRECT(ADDRESS(63;11;4));1)" office:value-type="float" office:value="8">
            <text:p>8</text:p>
          </table:table-cell>
          <table:table-cell table:formula="of:=RANK(INDIRECT(ADDRESS(63;8;4));INDIRECT(ADDRESS(63;2;4)):INDIRECT(ADDRESS(63;11;4));1)" office:value-type="float" office:value="6">
            <text:p>6</text:p>
          </table:table-cell>
          <table:table-cell table:formula="of:=RANK(INDIRECT(ADDRESS(63;9;4));INDIRECT(ADDRESS(63;2;4)):INDIRECT(ADDRESS(63;11;4));1)" office:value-type="float" office:value="1">
            <text:p>1</text:p>
          </table:table-cell>
          <table:table-cell table:formula="of:=RANK(INDIRECT(ADDRESS(63;10;4));INDIRECT(ADDRESS(63;2;4)):INDIRECT(ADDRESS(63;11;4));1)" office:value-type="float" office:value="9">
            <text:p>9</text:p>
          </table:table-cell>
          <table:table-cell table:formula="of:=RANK(INDIRECT(ADDRESS(63;11;4));INDIRECT(ADDRESS(63;2;4)):INDIRECT(ADDRESS(63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4;2;4));INDIRECT(ADDRESS(64;2;4)):INDIRECT(ADDRESS(64;11;4));1)" office:value-type="float" office:value="5">
            <text:p>5</text:p>
          </table:table-cell>
          <table:table-cell table:formula="of:=RANK(INDIRECT(ADDRESS(64;3;4));INDIRECT(ADDRESS(64;2;4)):INDIRECT(ADDRESS(64;11;4));1)" office:value-type="float" office:value="7">
            <text:p>7</text:p>
          </table:table-cell>
          <table:table-cell table:formula="of:=RANK(INDIRECT(ADDRESS(64;4;4));INDIRECT(ADDRESS(64;2;4)):INDIRECT(ADDRESS(64;11;4));1)" office:value-type="float" office:value="10">
            <text:p>10</text:p>
          </table:table-cell>
          <table:table-cell table:formula="of:=RANK(INDIRECT(ADDRESS(64;5;4));INDIRECT(ADDRESS(64;2;4)):INDIRECT(ADDRESS(64;11;4));1)" office:value-type="float" office:value="5">
            <text:p>5</text:p>
          </table:table-cell>
          <table:table-cell table:formula="of:=RANK(INDIRECT(ADDRESS(64;6;4));INDIRECT(ADDRESS(64;2;4)):INDIRECT(ADDRESS(64;11;4));1)" office:value-type="float" office:value="1">
            <text:p>1</text:p>
          </table:table-cell>
          <table:table-cell table:formula="of:=RANK(INDIRECT(ADDRESS(64;7;4));INDIRECT(ADDRESS(64;2;4)):INDIRECT(ADDRESS(64;11;4));1)" office:value-type="float" office:value="9">
            <text:p>9</text:p>
          </table:table-cell>
          <table:table-cell table:formula="of:=RANK(INDIRECT(ADDRESS(64;8;4));INDIRECT(ADDRESS(64;2;4)):INDIRECT(ADDRESS(64;11;4));1)" office:value-type="float" office:value="4">
            <text:p>4</text:p>
          </table:table-cell>
          <table:table-cell table:formula="of:=RANK(INDIRECT(ADDRESS(64;9;4));INDIRECT(ADDRESS(64;2;4)):INDIRECT(ADDRESS(64;11;4));1)" office:value-type="float" office:value="7">
            <text:p>7</text:p>
          </table:table-cell>
          <table:table-cell table:formula="of:=RANK(INDIRECT(ADDRESS(64;10;4));INDIRECT(ADDRESS(64;2;4)):INDIRECT(ADDRESS(64;11;4));1)" office:value-type="float" office:value="1">
            <text:p>1</text:p>
          </table:table-cell>
          <table:table-cell table:formula="of:=RANK(INDIRECT(ADDRESS(64;11;4));INDIRECT(ADDRESS(64;2;4)):INDIRECT(ADDRESS(64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5;2;4));INDIRECT(ADDRESS(65;2;4)):INDIRECT(ADDRESS(65;11;4));1)" office:value-type="float" office:value="5">
            <text:p>5</text:p>
          </table:table-cell>
          <table:table-cell table:formula="of:=RANK(INDIRECT(ADDRESS(65;3;4));INDIRECT(ADDRESS(65;2;4)):INDIRECT(ADDRESS(65;11;4));1)" office:value-type="float" office:value="4">
            <text:p>4</text:p>
          </table:table-cell>
          <table:table-cell table:formula="of:=RANK(INDIRECT(ADDRESS(65;4;4));INDIRECT(ADDRESS(65;2;4)):INDIRECT(ADDRESS(65;11;4));1)" office:value-type="float" office:value="5">
            <text:p>5</text:p>
          </table:table-cell>
          <table:table-cell table:formula="of:=RANK(INDIRECT(ADDRESS(65;5;4));INDIRECT(ADDRESS(65;2;4)):INDIRECT(ADDRESS(65;11;4));1)" office:value-type="float" office:value="5">
            <text:p>5</text:p>
          </table:table-cell>
          <table:table-cell table:formula="of:=RANK(INDIRECT(ADDRESS(65;6;4));INDIRECT(ADDRESS(65;2;4)):INDIRECT(ADDRESS(65;11;4));1)" office:value-type="float" office:value="1">
            <text:p>1</text:p>
          </table:table-cell>
          <table:table-cell table:formula="of:=RANK(INDIRECT(ADDRESS(65;7;4));INDIRECT(ADDRESS(65;2;4)):INDIRECT(ADDRESS(65;11;4));1)" office:value-type="float" office:value="5">
            <text:p>5</text:p>
          </table:table-cell>
          <table:table-cell table:formula="of:=RANK(INDIRECT(ADDRESS(65;8;4));INDIRECT(ADDRESS(65;2;4)):INDIRECT(ADDRESS(65;11;4));1)" office:value-type="float" office:value="5">
            <text:p>5</text:p>
          </table:table-cell>
          <table:table-cell table:formula="of:=RANK(INDIRECT(ADDRESS(65;9;4));INDIRECT(ADDRESS(65;2;4)):INDIRECT(ADDRESS(65;11;4));1)" office:value-type="float" office:value="5">
            <text:p>5</text:p>
          </table:table-cell>
          <table:table-cell table:formula="of:=RANK(INDIRECT(ADDRESS(65;10;4));INDIRECT(ADDRESS(65;2;4)):INDIRECT(ADDRESS(65;11;4));1)" office:value-type="float" office:value="1">
            <text:p>1</text:p>
          </table:table-cell>
          <table:table-cell table:formula="of:=RANK(INDIRECT(ADDRESS(65;11;4));INDIRECT(ADDRESS(65;2;4)):INDIRECT(ADDRESS(65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66;2;4));INDIRECT(ADDRESS(66;2;4)):INDIRECT(ADDRESS(66;11;4));1)" office:value-type="float" office:value="7">
            <text:p>7</text:p>
          </table:table-cell>
          <table:table-cell table:formula="of:=RANK(INDIRECT(ADDRESS(66;3;4));INDIRECT(ADDRESS(66;2;4)):INDIRECT(ADDRESS(66;11;4));1)" office:value-type="float" office:value="1">
            <text:p>1</text:p>
          </table:table-cell>
          <table:table-cell table:formula="of:=RANK(INDIRECT(ADDRESS(66;4;4));INDIRECT(ADDRESS(66;2;4)):INDIRECT(ADDRESS(66;11;4));1)" office:value-type="float" office:value="6">
            <text:p>6</text:p>
          </table:table-cell>
          <table:table-cell table:formula="of:=RANK(INDIRECT(ADDRESS(66;5;4));INDIRECT(ADDRESS(66;2;4)):INDIRECT(ADDRESS(66;11;4));1)" office:value-type="float" office:value="7">
            <text:p>7</text:p>
          </table:table-cell>
          <table:table-cell table:formula="of:=RANK(INDIRECT(ADDRESS(66;6;4));INDIRECT(ADDRESS(66;2;4)):INDIRECT(ADDRESS(66;11;4));1)" office:value-type="float" office:value="1">
            <text:p>1</text:p>
          </table:table-cell>
          <table:table-cell table:formula="of:=RANK(INDIRECT(ADDRESS(66;7;4));INDIRECT(ADDRESS(66;2;4)):INDIRECT(ADDRESS(66;11;4));1)" office:value-type="float" office:value="7">
            <text:p>7</text:p>
          </table:table-cell>
          <table:table-cell table:formula="of:=RANK(INDIRECT(ADDRESS(66;8;4));INDIRECT(ADDRESS(66;2;4)):INDIRECT(ADDRESS(66;11;4));1)" office:value-type="float" office:value="7">
            <text:p>7</text:p>
          </table:table-cell>
          <table:table-cell table:formula="of:=RANK(INDIRECT(ADDRESS(66;9;4));INDIRECT(ADDRESS(66;2;4)):INDIRECT(ADDRESS(66;11;4));1)" office:value-type="float" office:value="1">
            <text:p>1</text:p>
          </table:table-cell>
          <table:table-cell table:formula="of:=RANK(INDIRECT(ADDRESS(66;10;4));INDIRECT(ADDRESS(66;2;4)):INDIRECT(ADDRESS(66;11;4));1)" office:value-type="float" office:value="1">
            <text:p>1</text:p>
          </table:table-cell>
          <table:table-cell table:formula="of:=RANK(INDIRECT(ADDRESS(66;11;4));INDIRECT(ADDRESS(66;2;4)):INDIRECT(ADDRESS(66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7;2;4));INDIRECT(ADDRESS(67;2;4)):INDIRECT(ADDRESS(67;11;4));1)" office:value-type="float" office:value="1">
            <text:p>1</text:p>
          </table:table-cell>
          <table:table-cell table:formula="of:=RANK(INDIRECT(ADDRESS(67;3;4));INDIRECT(ADDRESS(67;2;4)):INDIRECT(ADDRESS(67;11;4));1)" office:value-type="float" office:value="1">
            <text:p>1</text:p>
          </table:table-cell>
          <table:table-cell table:formula="of:=RANK(INDIRECT(ADDRESS(67;4;4));INDIRECT(ADDRESS(67;2;4)):INDIRECT(ADDRESS(67;11;4));1)" office:value-type="float" office:value="10">
            <text:p>10</text:p>
          </table:table-cell>
          <table:table-cell table:formula="of:=RANK(INDIRECT(ADDRESS(67;5;4));INDIRECT(ADDRESS(67;2;4)):INDIRECT(ADDRESS(67;11;4));1)" office:value-type="float" office:value="1">
            <text:p>1</text:p>
          </table:table-cell>
          <table:table-cell table:formula="of:=RANK(INDIRECT(ADDRESS(67;6;4));INDIRECT(ADDRESS(67;2;4)):INDIRECT(ADDRESS(67;11;4));1)" office:value-type="float" office:value="1">
            <text:p>1</text:p>
          </table:table-cell>
          <table:table-cell table:formula="of:=RANK(INDIRECT(ADDRESS(67;7;4));INDIRECT(ADDRESS(67;2;4)):INDIRECT(ADDRESS(67;11;4));1)" office:value-type="float" office:value="1">
            <text:p>1</text:p>
          </table:table-cell>
          <table:table-cell table:formula="of:=RANK(INDIRECT(ADDRESS(67;8;4));INDIRECT(ADDRESS(67;2;4)):INDIRECT(ADDRESS(67;11;4));1)" office:value-type="float" office:value="1">
            <text:p>1</text:p>
          </table:table-cell>
          <table:table-cell table:formula="of:=RANK(INDIRECT(ADDRESS(67;9;4));INDIRECT(ADDRESS(67;2;4)):INDIRECT(ADDRESS(67;11;4));1)" office:value-type="float" office:value="1">
            <text:p>1</text:p>
          </table:table-cell>
          <table:table-cell table:formula="of:=RANK(INDIRECT(ADDRESS(67;10;4));INDIRECT(ADDRESS(67;2;4)):INDIRECT(ADDRESS(67;11;4));1)" office:value-type="float" office:value="1">
            <text:p>1</text:p>
          </table:table-cell>
          <table:table-cell table:formula="of:=RANK(INDIRECT(ADDRESS(67;11;4));INDIRECT(ADDRESS(67;2;4)):INDIRECT(ADDRESS(67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8;2;4));INDIRECT(ADDRESS(68;2;4)):INDIRECT(ADDRESS(68;11;4));1)" office:value-type="float" office:value="1">
            <text:p>1</text:p>
          </table:table-cell>
          <table:table-cell table:formula="of:=RANK(INDIRECT(ADDRESS(68;3;4));INDIRECT(ADDRESS(68;2;4)):INDIRECT(ADDRESS(68;11;4));1)" office:value-type="float" office:value="1">
            <text:p>1</text:p>
          </table:table-cell>
          <table:table-cell table:formula="of:=RANK(INDIRECT(ADDRESS(68;4;4));INDIRECT(ADDRESS(68;2;4)):INDIRECT(ADDRESS(68;11;4));1)" office:value-type="float" office:value="10">
            <text:p>10</text:p>
          </table:table-cell>
          <table:table-cell table:formula="of:=RANK(INDIRECT(ADDRESS(68;5;4));INDIRECT(ADDRESS(68;2;4)):INDIRECT(ADDRESS(68;11;4));1)" office:value-type="float" office:value="1">
            <text:p>1</text:p>
          </table:table-cell>
          <table:table-cell table:formula="of:=RANK(INDIRECT(ADDRESS(68;6;4));INDIRECT(ADDRESS(68;2;4)):INDIRECT(ADDRESS(68;11;4));1)" office:value-type="float" office:value="1">
            <text:p>1</text:p>
          </table:table-cell>
          <table:table-cell table:formula="of:=RANK(INDIRECT(ADDRESS(68;7;4));INDIRECT(ADDRESS(68;2;4)):INDIRECT(ADDRESS(68;11;4));1)" office:value-type="float" office:value="1">
            <text:p>1</text:p>
          </table:table-cell>
          <table:table-cell table:formula="of:=RANK(INDIRECT(ADDRESS(68;8;4));INDIRECT(ADDRESS(68;2;4)):INDIRECT(ADDRESS(68;11;4));1)" office:value-type="float" office:value="1">
            <text:p>1</text:p>
          </table:table-cell>
          <table:table-cell table:formula="of:=RANK(INDIRECT(ADDRESS(68;9;4));INDIRECT(ADDRESS(68;2;4)):INDIRECT(ADDRESS(68;11;4));1)" office:value-type="float" office:value="1">
            <text:p>1</text:p>
          </table:table-cell>
          <table:table-cell table:formula="of:=RANK(INDIRECT(ADDRESS(68;10;4));INDIRECT(ADDRESS(68;2;4)):INDIRECT(ADDRESS(68;11;4));1)" office:value-type="float" office:value="1">
            <text:p>1</text:p>
          </table:table-cell>
          <table:table-cell table:formula="of:=RANK(INDIRECT(ADDRESS(68;11;4));INDIRECT(ADDRESS(68;2;4)):INDIRECT(ADDRESS(68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69;2;4));INDIRECT(ADDRESS(69;2;4)):INDIRECT(ADDRESS(69;11;4));1)" office:value-type="float" office:value="10">
            <text:p>10</text:p>
          </table:table-cell>
          <table:table-cell table:formula="of:=RANK(INDIRECT(ADDRESS(69;3;4));INDIRECT(ADDRESS(69;2;4)):INDIRECT(ADDRESS(69;11;4));1)" office:value-type="float" office:value="1">
            <text:p>1</text:p>
          </table:table-cell>
          <table:table-cell table:formula="of:=RANK(INDIRECT(ADDRESS(69;4;4));INDIRECT(ADDRESS(69;2;4)):INDIRECT(ADDRESS(69;11;4));1)" office:value-type="float" office:value="1">
            <text:p>1</text:p>
          </table:table-cell>
          <table:table-cell table:formula="of:=RANK(INDIRECT(ADDRESS(69;5;4));INDIRECT(ADDRESS(69;2;4)):INDIRECT(ADDRESS(69;11;4));1)" office:value-type="float" office:value="1">
            <text:p>1</text:p>
          </table:table-cell>
          <table:table-cell table:formula="of:=RANK(INDIRECT(ADDRESS(69;6;4));INDIRECT(ADDRESS(69;2;4)):INDIRECT(ADDRESS(69;11;4));1)" office:value-type="float" office:value="1">
            <text:p>1</text:p>
          </table:table-cell>
          <table:table-cell table:formula="of:=RANK(INDIRECT(ADDRESS(69;7;4));INDIRECT(ADDRESS(69;2;4)):INDIRECT(ADDRESS(69;11;4));1)" office:value-type="float" office:value="1">
            <text:p>1</text:p>
          </table:table-cell>
          <table:table-cell table:formula="of:=RANK(INDIRECT(ADDRESS(69;8;4));INDIRECT(ADDRESS(69;2;4)):INDIRECT(ADDRESS(69;11;4));1)" office:value-type="float" office:value="1">
            <text:p>1</text:p>
          </table:table-cell>
          <table:table-cell table:formula="of:=RANK(INDIRECT(ADDRESS(69;9;4));INDIRECT(ADDRESS(69;2;4)):INDIRECT(ADDRESS(69;11;4));1)" office:value-type="float" office:value="1">
            <text:p>1</text:p>
          </table:table-cell>
          <table:table-cell table:formula="of:=RANK(INDIRECT(ADDRESS(69;10;4));INDIRECT(ADDRESS(69;2;4)):INDIRECT(ADDRESS(69;11;4));1)" office:value-type="float" office:value="1">
            <text:p>1</text:p>
          </table:table-cell>
          <table:table-cell table:formula="of:=RANK(INDIRECT(ADDRESS(69;11;4));INDIRECT(ADDRESS(69;2;4)):INDIRECT(ADDRESS(6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0;2;4));INDIRECT(ADDRESS(70;2;4)):INDIRECT(ADDRESS(70;11;4));1)" office:value-type="float" office:value="9">
            <text:p>9</text:p>
          </table:table-cell>
          <table:table-cell table:formula="of:=RANK(INDIRECT(ADDRESS(70;3;4));INDIRECT(ADDRESS(70;2;4)):INDIRECT(ADDRESS(70;11;4));1)" office:value-type="float" office:value="5">
            <text:p>5</text:p>
          </table:table-cell>
          <table:table-cell table:formula="of:=RANK(INDIRECT(ADDRESS(70;4;4));INDIRECT(ADDRESS(70;2;4)):INDIRECT(ADDRESS(70;11;4));1)" office:value-type="float" office:value="10">
            <text:p>10</text:p>
          </table:table-cell>
          <table:table-cell table:formula="of:=RANK(INDIRECT(ADDRESS(70;5;4));INDIRECT(ADDRESS(70;2;4)):INDIRECT(ADDRESS(70;11;4));1)" office:value-type="float" office:value="1">
            <text:p>1</text:p>
          </table:table-cell>
          <table:table-cell table:formula="of:=RANK(INDIRECT(ADDRESS(70;6;4));INDIRECT(ADDRESS(70;2;4)):INDIRECT(ADDRESS(70;11;4));1)" office:value-type="float" office:value="1">
            <text:p>1</text:p>
          </table:table-cell>
          <table:table-cell table:formula="of:=RANK(INDIRECT(ADDRESS(70;7;4));INDIRECT(ADDRESS(70;2;4)):INDIRECT(ADDRESS(70;11;4));1)" office:value-type="float" office:value="8">
            <text:p>8</text:p>
          </table:table-cell>
          <table:table-cell table:formula="of:=RANK(INDIRECT(ADDRESS(70;8;4));INDIRECT(ADDRESS(70;2;4)):INDIRECT(ADDRESS(70;11;4));1)" office:value-type="float" office:value="1">
            <text:p>1</text:p>
          </table:table-cell>
          <table:table-cell table:formula="of:=RANK(INDIRECT(ADDRESS(70;9;4));INDIRECT(ADDRESS(70;2;4)):INDIRECT(ADDRESS(70;11;4));1)" office:value-type="float" office:value="5">
            <text:p>5</text:p>
          </table:table-cell>
          <table:table-cell table:formula="of:=RANK(INDIRECT(ADDRESS(70;10;4));INDIRECT(ADDRESS(70;2;4)):INDIRECT(ADDRESS(70;11;4));1)" office:value-type="float" office:value="1">
            <text:p>1</text:p>
          </table:table-cell>
          <table:table-cell table:formula="of:=RANK(INDIRECT(ADDRESS(70;11;4));INDIRECT(ADDRESS(70;2;4)):INDIRECT(ADDRESS(70;11;4));1)" office:value-type="float" office:value="7">
            <text:p>7</text:p>
          </table:table-cell>
        </table:table-row>
        <table:table-row table:style-name="ro2">
          <table:table-cell/>
          <table:table-cell table:formula="of:=RANK(INDIRECT(ADDRESS(71;2;4));INDIRECT(ADDRESS(71;2;4)):INDIRECT(ADDRESS(71;11;4));1)" office:value-type="float" office:value="8">
            <text:p>8</text:p>
          </table:table-cell>
          <table:table-cell table:formula="of:=RANK(INDIRECT(ADDRESS(71;3;4));INDIRECT(ADDRESS(71;2;4)):INDIRECT(ADDRESS(71;11;4));1)" office:value-type="float" office:value="10">
            <text:p>10</text:p>
          </table:table-cell>
          <table:table-cell table:formula="of:=RANK(INDIRECT(ADDRESS(71;4;4));INDIRECT(ADDRESS(71;2;4)):INDIRECT(ADDRESS(71;11;4));1)" office:value-type="float" office:value="9">
            <text:p>9</text:p>
          </table:table-cell>
          <table:table-cell table:formula="of:=RANK(INDIRECT(ADDRESS(71;5;4));INDIRECT(ADDRESS(71;2;4)):INDIRECT(ADDRESS(71;11;4));1)" office:value-type="float" office:value="1">
            <text:p>1</text:p>
          </table:table-cell>
          <table:table-cell table:formula="of:=RANK(INDIRECT(ADDRESS(71;6;4));INDIRECT(ADDRESS(71;2;4)):INDIRECT(ADDRESS(71;11;4));1)" office:value-type="float" office:value="1">
            <text:p>1</text:p>
          </table:table-cell>
          <table:table-cell table:formula="of:=RANK(INDIRECT(ADDRESS(71;7;4));INDIRECT(ADDRESS(71;2;4)):INDIRECT(ADDRESS(71;11;4));1)" office:value-type="float" office:value="6">
            <text:p>6</text:p>
          </table:table-cell>
          <table:table-cell table:formula="of:=RANK(INDIRECT(ADDRESS(71;8;4));INDIRECT(ADDRESS(71;2;4)):INDIRECT(ADDRESS(71;11;4));1)" office:value-type="float" office:value="1">
            <text:p>1</text:p>
          </table:table-cell>
          <table:table-cell table:formula="of:=RANK(INDIRECT(ADDRESS(71;9;4));INDIRECT(ADDRESS(71;2;4)):INDIRECT(ADDRESS(71;11;4));1)" office:value-type="float" office:value="7">
            <text:p>7</text:p>
          </table:table-cell>
          <table:table-cell table:formula="of:=RANK(INDIRECT(ADDRESS(71;10;4));INDIRECT(ADDRESS(71;2;4)):INDIRECT(ADDRESS(71;11;4));1)" office:value-type="float" office:value="1">
            <text:p>1</text:p>
          </table:table-cell>
          <table:table-cell table:formula="of:=RANK(INDIRECT(ADDRESS(71;11;4));INDIRECT(ADDRESS(71;2;4)):INDIRECT(ADDRESS(71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72;2;4));INDIRECT(ADDRESS(72;2;4)):INDIRECT(ADDRESS(72;11;4));1)" office:value-type="float" office:value="9">
            <text:p>9</text:p>
          </table:table-cell>
          <table:table-cell table:formula="of:=RANK(INDIRECT(ADDRESS(72;3;4));INDIRECT(ADDRESS(72;2;4)):INDIRECT(ADDRESS(72;11;4));1)" office:value-type="float" office:value="8">
            <text:p>8</text:p>
          </table:table-cell>
          <table:table-cell table:formula="of:=RANK(INDIRECT(ADDRESS(72;4;4));INDIRECT(ADDRESS(72;2;4)):INDIRECT(ADDRESS(72;11;4));1)" office:value-type="float" office:value="5">
            <text:p>5</text:p>
          </table:table-cell>
          <table:table-cell table:formula="of:=RANK(INDIRECT(ADDRESS(72;5;4));INDIRECT(ADDRESS(72;2;4)):INDIRECT(ADDRESS(72;11;4));1)" office:value-type="float" office:value="7">
            <text:p>7</text:p>
          </table:table-cell>
          <table:table-cell table:formula="of:=RANK(INDIRECT(ADDRESS(72;6;4));INDIRECT(ADDRESS(72;2;4)):INDIRECT(ADDRESS(72;11;4));1)" office:value-type="float" office:value="1">
            <text:p>1</text:p>
          </table:table-cell>
          <table:table-cell table:formula="of:=RANK(INDIRECT(ADDRESS(72;7;4));INDIRECT(ADDRESS(72;2;4)):INDIRECT(ADDRESS(72;11;4));1)" office:value-type="float" office:value="10">
            <text:p>10</text:p>
          </table:table-cell>
          <table:table-cell table:formula="of:=RANK(INDIRECT(ADDRESS(72;8;4));INDIRECT(ADDRESS(72;2;4)):INDIRECT(ADDRESS(72;11;4));1)" office:value-type="float" office:value="4">
            <text:p>4</text:p>
          </table:table-cell>
          <table:table-cell table:formula="of:=RANK(INDIRECT(ADDRESS(72;9;4));INDIRECT(ADDRESS(72;2;4)):INDIRECT(ADDRESS(72;11;4));1)" office:value-type="float" office:value="6">
            <text:p>6</text:p>
          </table:table-cell>
          <table:table-cell table:formula="of:=RANK(INDIRECT(ADDRESS(72;10;4));INDIRECT(ADDRESS(72;2;4)):INDIRECT(ADDRESS(72;11;4));1)" office:value-type="float" office:value="1">
            <text:p>1</text:p>
          </table:table-cell>
          <table:table-cell table:formula="of:=RANK(INDIRECT(ADDRESS(72;11;4));INDIRECT(ADDRESS(72;2;4)):INDIRECT(ADDRESS(72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3;2;4));INDIRECT(ADDRESS(73;2;4)):INDIRECT(ADDRESS(73;11;4));1)" office:value-type="float" office:value="1">
            <text:p>1</text:p>
          </table:table-cell>
          <table:table-cell table:formula="of:=RANK(INDIRECT(ADDRESS(73;3;4));INDIRECT(ADDRESS(73;2;4)):INDIRECT(ADDRESS(73;11;4));1)" office:value-type="float" office:value="3">
            <text:p>3</text:p>
          </table:table-cell>
          <table:table-cell table:formula="of:=RANK(INDIRECT(ADDRESS(73;4;4));INDIRECT(ADDRESS(73;2;4)):INDIRECT(ADDRESS(73;11;4));1)" office:value-type="float" office:value="3">
            <text:p>3</text:p>
          </table:table-cell>
          <table:table-cell table:formula="of:=RANK(INDIRECT(ADDRESS(73;5;4));INDIRECT(ADDRESS(73;2;4)):INDIRECT(ADDRESS(73;11;4));1)" office:value-type="float" office:value="3">
            <text:p>3</text:p>
          </table:table-cell>
          <table:table-cell table:formula="of:=RANK(INDIRECT(ADDRESS(73;6;4));INDIRECT(ADDRESS(73;2;4)):INDIRECT(ADDRESS(73;11;4));1)" office:value-type="float" office:value="3">
            <text:p>3</text:p>
          </table:table-cell>
          <table:table-cell table:formula="of:=RANK(INDIRECT(ADDRESS(73;7;4));INDIRECT(ADDRESS(73;2;4)):INDIRECT(ADDRESS(73;11;4));1)" office:value-type="float" office:value="2">
            <text:p>2</text:p>
          </table:table-cell>
          <table:table-cell table:formula="of:=RANK(INDIRECT(ADDRESS(73;8;4));INDIRECT(ADDRESS(73;2;4)):INDIRECT(ADDRESS(73;11;4));1)" office:value-type="float" office:value="3">
            <text:p>3</text:p>
          </table:table-cell>
          <table:table-cell table:formula="of:=RANK(INDIRECT(ADDRESS(73;9;4));INDIRECT(ADDRESS(73;2;4)):INDIRECT(ADDRESS(73;11;4));1)" office:value-type="float" office:value="3">
            <text:p>3</text:p>
          </table:table-cell>
          <table:table-cell table:formula="of:=RANK(INDIRECT(ADDRESS(73;10;4));INDIRECT(ADDRESS(73;2;4)):INDIRECT(ADDRESS(73;11;4));1)" office:value-type="float" office:value="3">
            <text:p>3</text:p>
          </table:table-cell>
          <table:table-cell table:formula="of:=RANK(INDIRECT(ADDRESS(73;11;4));INDIRECT(ADDRESS(73;2;4)):INDIRECT(ADDRESS(73;11;4));1)" office:value-type="float" office:value="3">
            <text:p>3</text:p>
          </table:table-cell>
        </table:table-row>
        <table:table-row table:style-name="ro2">
          <table:table-cell/>
          <table:table-cell table:formula="of:=RANK(INDIRECT(ADDRESS(74;2;4));INDIRECT(ADDRESS(74;2;4)):INDIRECT(ADDRESS(74;11;4));1)" office:value-type="float" office:value="4">
            <text:p>4</text:p>
          </table:table-cell>
          <table:table-cell table:formula="of:=RANK(INDIRECT(ADDRESS(74;3;4));INDIRECT(ADDRESS(74;2;4)):INDIRECT(ADDRESS(74;11;4));1)" office:value-type="float" office:value="3">
            <text:p>3</text:p>
          </table:table-cell>
          <table:table-cell table:formula="of:=RANK(INDIRECT(ADDRESS(74;4;4));INDIRECT(ADDRESS(74;2;4)):INDIRECT(ADDRESS(74;11;4));1)" office:value-type="float" office:value="2">
            <text:p>2</text:p>
          </table:table-cell>
          <table:table-cell table:formula="of:=RANK(INDIRECT(ADDRESS(74;5;4));INDIRECT(ADDRESS(74;2;4)):INDIRECT(ADDRESS(74;11;4));1)" office:value-type="float" office:value="4">
            <text:p>4</text:p>
          </table:table-cell>
          <table:table-cell table:formula="of:=RANK(INDIRECT(ADDRESS(74;6;4));INDIRECT(ADDRESS(74;2;4)):INDIRECT(ADDRESS(74;11;4));1)" office:value-type="float" office:value="4">
            <text:p>4</text:p>
          </table:table-cell>
          <table:table-cell table:formula="of:=RANK(INDIRECT(ADDRESS(74;7;4));INDIRECT(ADDRESS(74;2;4)):INDIRECT(ADDRESS(74;11;4));1)" office:value-type="float" office:value="4">
            <text:p>4</text:p>
          </table:table-cell>
          <table:table-cell table:formula="of:=RANK(INDIRECT(ADDRESS(74;8;4));INDIRECT(ADDRESS(74;2;4)):INDIRECT(ADDRESS(74;11;4));1)" office:value-type="float" office:value="4">
            <text:p>4</text:p>
          </table:table-cell>
          <table:table-cell table:formula="of:=RANK(INDIRECT(ADDRESS(74;9;4));INDIRECT(ADDRESS(74;2;4)):INDIRECT(ADDRESS(74;11;4));1)" office:value-type="float" office:value="1">
            <text:p>1</text:p>
          </table:table-cell>
          <table:table-cell table:formula="of:=RANK(INDIRECT(ADDRESS(74;10;4));INDIRECT(ADDRESS(74;2;4)):INDIRECT(ADDRESS(74;11;4));1)" office:value-type="float" office:value="4">
            <text:p>4</text:p>
          </table:table-cell>
          <table:table-cell table:formula="of:=RANK(INDIRECT(ADDRESS(74;11;4));INDIRECT(ADDRESS(74;2;4)):INDIRECT(ADDRESS(74;11;4));1)" office:value-type="float" office:value="4">
            <text:p>4</text:p>
          </table:table-cell>
        </table:table-row>
        <table:table-row table:style-name="ro2">
          <table:table-cell/>
          <table:table-cell table:formula="of:=RANK(INDIRECT(ADDRESS(75;2;4));INDIRECT(ADDRESS(75;2;4)):INDIRECT(ADDRESS(75;11;4));1)" office:value-type="float" office:value="7">
            <text:p>7</text:p>
          </table:table-cell>
          <table:table-cell table:formula="of:=RANK(INDIRECT(ADDRESS(75;3;4));INDIRECT(ADDRESS(75;2;4)):INDIRECT(ADDRESS(75;11;4));1)" office:value-type="float" office:value="1">
            <text:p>1</text:p>
          </table:table-cell>
          <table:table-cell table:formula="of:=RANK(INDIRECT(ADDRESS(75;4;4));INDIRECT(ADDRESS(75;2;4)):INDIRECT(ADDRESS(75;11;4));1)" office:value-type="float" office:value="7">
            <text:p>7</text:p>
          </table:table-cell>
          <table:table-cell table:formula="of:=RANK(INDIRECT(ADDRESS(75;5;4));INDIRECT(ADDRESS(75;2;4)):INDIRECT(ADDRESS(75;11;4));1)" office:value-type="float" office:value="7">
            <text:p>7</text:p>
          </table:table-cell>
          <table:table-cell table:formula="of:=RANK(INDIRECT(ADDRESS(75;6;4));INDIRECT(ADDRESS(75;2;4)):INDIRECT(ADDRESS(75;11;4));1)" office:value-type="float" office:value="1">
            <text:p>1</text:p>
          </table:table-cell>
          <table:table-cell table:formula="of:=RANK(INDIRECT(ADDRESS(75;7;4));INDIRECT(ADDRESS(75;2;4)):INDIRECT(ADDRESS(75;11;4));1)" office:value-type="float" office:value="7">
            <text:p>7</text:p>
          </table:table-cell>
          <table:table-cell table:formula="of:=RANK(INDIRECT(ADDRESS(75;8;4));INDIRECT(ADDRESS(75;2;4)):INDIRECT(ADDRESS(75;11;4));1)" office:value-type="float" office:value="6">
            <text:p>6</text:p>
          </table:table-cell>
          <table:table-cell table:formula="of:=RANK(INDIRECT(ADDRESS(75;9;4));INDIRECT(ADDRESS(75;2;4)):INDIRECT(ADDRESS(75;11;4));1)" office:value-type="float" office:value="1">
            <text:p>1</text:p>
          </table:table-cell>
          <table:table-cell table:formula="of:=RANK(INDIRECT(ADDRESS(75;10;4));INDIRECT(ADDRESS(75;2;4)):INDIRECT(ADDRESS(75;11;4));1)" office:value-type="float" office:value="5">
            <text:p>5</text:p>
          </table:table-cell>
          <table:table-cell table:formula="of:=RANK(INDIRECT(ADDRESS(75;11;4));INDIRECT(ADDRESS(75;2;4)):INDIRECT(ADDRESS(75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6;2;4));INDIRECT(ADDRESS(76;2;4)):INDIRECT(ADDRESS(76;11;4));1)" office:value-type="float" office:value="8">
            <text:p>8</text:p>
          </table:table-cell>
          <table:table-cell table:formula="of:=RANK(INDIRECT(ADDRESS(76;3;4));INDIRECT(ADDRESS(76;2;4)):INDIRECT(ADDRESS(76;11;4));1)" office:value-type="float" office:value="9">
            <text:p>9</text:p>
          </table:table-cell>
          <table:table-cell table:formula="of:=RANK(INDIRECT(ADDRESS(76;4;4));INDIRECT(ADDRESS(76;2;4)):INDIRECT(ADDRESS(76;11;4));1)" office:value-type="float" office:value="10">
            <text:p>10</text:p>
          </table:table-cell>
          <table:table-cell table:formula="of:=RANK(INDIRECT(ADDRESS(76;5;4));INDIRECT(ADDRESS(76;2;4)):INDIRECT(ADDRESS(76;11;4));1)" office:value-type="float" office:value="7">
            <text:p>7</text:p>
          </table:table-cell>
          <table:table-cell table:formula="of:=RANK(INDIRECT(ADDRESS(76;6;4));INDIRECT(ADDRESS(76;2;4)):INDIRECT(ADDRESS(76;11;4));1)" office:value-type="float" office:value="2">
            <text:p>2</text:p>
          </table:table-cell>
          <table:table-cell table:formula="of:=RANK(INDIRECT(ADDRESS(76;7;4));INDIRECT(ADDRESS(76;2;4)):INDIRECT(ADDRESS(76;11;4));1)" office:value-type="float" office:value="5">
            <text:p>5</text:p>
          </table:table-cell>
          <table:table-cell table:formula="of:=RANK(INDIRECT(ADDRESS(76;8;4));INDIRECT(ADDRESS(76;2;4)):INDIRECT(ADDRESS(76;11;4));1)" office:value-type="float" office:value="4">
            <text:p>4</text:p>
          </table:table-cell>
          <table:table-cell table:formula="of:=RANK(INDIRECT(ADDRESS(76;9;4));INDIRECT(ADDRESS(76;2;4)):INDIRECT(ADDRESS(76;11;4));1)" office:value-type="float" office:value="5">
            <text:p>5</text:p>
          </table:table-cell>
          <table:table-cell table:formula="of:=RANK(INDIRECT(ADDRESS(76;10;4));INDIRECT(ADDRESS(76;2;4)):INDIRECT(ADDRESS(76;11;4));1)" office:value-type="float" office:value="1">
            <text:p>1</text:p>
          </table:table-cell>
          <table:table-cell table:formula="of:=RANK(INDIRECT(ADDRESS(76;11;4));INDIRECT(ADDRESS(76;2;4)):INDIRECT(ADDRESS(76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77;2;4));INDIRECT(ADDRESS(77;2;4)):INDIRECT(ADDRESS(77;11;4));1)" office:value-type="float" office:value="3">
            <text:p>3</text:p>
          </table:table-cell>
          <table:table-cell table:formula="of:=RANK(INDIRECT(ADDRESS(77;3;4));INDIRECT(ADDRESS(77;2;4)):INDIRECT(ADDRESS(77;11;4));1)" office:value-type="float" office:value="4">
            <text:p>4</text:p>
          </table:table-cell>
          <table:table-cell table:formula="of:=RANK(INDIRECT(ADDRESS(77;4;4));INDIRECT(ADDRESS(77;2;4)):INDIRECT(ADDRESS(77;11;4));1)" office:value-type="float" office:value="6">
            <text:p>6</text:p>
          </table:table-cell>
          <table:table-cell table:formula="of:=RANK(INDIRECT(ADDRESS(77;5;4));INDIRECT(ADDRESS(77;2;4)):INDIRECT(ADDRESS(77;11;4));1)" office:value-type="float" office:value="6">
            <text:p>6</text:p>
          </table:table-cell>
          <table:table-cell table:formula="of:=RANK(INDIRECT(ADDRESS(77;6;4));INDIRECT(ADDRESS(77;2;4)):INDIRECT(ADDRESS(77;11;4));1)" office:value-type="float" office:value="1">
            <text:p>1</text:p>
          </table:table-cell>
          <table:table-cell table:formula="of:=RANK(INDIRECT(ADDRESS(77;7;4));INDIRECT(ADDRESS(77;2;4)):INDIRECT(ADDRESS(77;11;4));1)" office:value-type="float" office:value="6">
            <text:p>6</text:p>
          </table:table-cell>
          <table:table-cell table:formula="of:=RANK(INDIRECT(ADDRESS(77;8;4));INDIRECT(ADDRESS(77;2;4)):INDIRECT(ADDRESS(77;11;4));1)" office:value-type="float" office:value="6">
            <text:p>6</text:p>
          </table:table-cell>
          <table:table-cell table:formula="of:=RANK(INDIRECT(ADDRESS(77;9;4));INDIRECT(ADDRESS(77;2;4)):INDIRECT(ADDRESS(77;11;4));1)" office:value-type="float" office:value="6">
            <text:p>6</text:p>
          </table:table-cell>
          <table:table-cell table:formula="of:=RANK(INDIRECT(ADDRESS(77;10;4));INDIRECT(ADDRESS(77;2;4)):INDIRECT(ADDRESS(77;11;4));1)" office:value-type="float" office:value="1">
            <text:p>1</text:p>
          </table:table-cell>
          <table:table-cell table:formula="of:=RANK(INDIRECT(ADDRESS(77;11;4));INDIRECT(ADDRESS(77;2;4)):INDIRECT(ADDRESS(77;11;4));1)" office:value-type="float" office:value="5">
            <text:p>5</text:p>
          </table:table-cell>
        </table:table-row>
        <table:table-row table:style-name="ro2">
          <table:table-cell/>
          <table:table-cell table:formula="of:=RANK(INDIRECT(ADDRESS(78;2;4));INDIRECT(ADDRESS(78;2;4)):INDIRECT(ADDRESS(78;11;4));1)" office:value-type="float" office:value="6">
            <text:p>6</text:p>
          </table:table-cell>
          <table:table-cell table:formula="of:=RANK(INDIRECT(ADDRESS(78;3;4));INDIRECT(ADDRESS(78;2;4)):INDIRECT(ADDRESS(78;11;4));1)" office:value-type="float" office:value="1">
            <text:p>1</text:p>
          </table:table-cell>
          <table:table-cell table:formula="of:=RANK(INDIRECT(ADDRESS(78;4;4));INDIRECT(ADDRESS(78;2;4)):INDIRECT(ADDRESS(78;11;4));1)" office:value-type="float" office:value="6">
            <text:p>6</text:p>
          </table:table-cell>
          <table:table-cell table:formula="of:=RANK(INDIRECT(ADDRESS(78;5;4));INDIRECT(ADDRESS(78;2;4)):INDIRECT(ADDRESS(78;11;4));1)" office:value-type="float" office:value="6">
            <text:p>6</text:p>
          </table:table-cell>
          <table:table-cell table:formula="of:=RANK(INDIRECT(ADDRESS(78;6;4));INDIRECT(ADDRESS(78;2;4)):INDIRECT(ADDRESS(78;11;4));1)" office:value-type="float" office:value="1">
            <text:p>1</text:p>
          </table:table-cell>
          <table:table-cell table:formula="of:=RANK(INDIRECT(ADDRESS(78;7;4));INDIRECT(ADDRESS(78;2;4)):INDIRECT(ADDRESS(78;11;4));1)" office:value-type="float" office:value="6">
            <text:p>6</text:p>
          </table:table-cell>
          <table:table-cell table:formula="of:=RANK(INDIRECT(ADDRESS(78;8;4));INDIRECT(ADDRESS(78;2;4)):INDIRECT(ADDRESS(78;11;4));1)" office:value-type="float" office:value="6">
            <text:p>6</text:p>
          </table:table-cell>
          <table:table-cell table:formula="of:=RANK(INDIRECT(ADDRESS(78;9;4));INDIRECT(ADDRESS(78;2;4)):INDIRECT(ADDRESS(78;11;4));1)" office:value-type="float" office:value="1">
            <text:p>1</text:p>
          </table:table-cell>
          <table:table-cell table:formula="of:=RANK(INDIRECT(ADDRESS(78;10;4));INDIRECT(ADDRESS(78;2;4)):INDIRECT(ADDRESS(78;11;4));1)" office:value-type="float" office:value="1">
            <text:p>1</text:p>
          </table:table-cell>
          <table:table-cell table:formula="of:=RANK(INDIRECT(ADDRESS(78;11;4));INDIRECT(ADDRESS(78;2;4)):INDIRECT(ADDRESS(78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79;2;4));INDIRECT(ADDRESS(79;2;4)):INDIRECT(ADDRESS(79;11;4));1)" office:value-type="float" office:value="1">
            <text:p>1</text:p>
          </table:table-cell>
          <table:table-cell table:formula="of:=RANK(INDIRECT(ADDRESS(79;3;4));INDIRECT(ADDRESS(79;2;4)):INDIRECT(ADDRESS(79;11;4));1)" office:value-type="float" office:value="1">
            <text:p>1</text:p>
          </table:table-cell>
          <table:table-cell table:formula="of:=RANK(INDIRECT(ADDRESS(79;4;4));INDIRECT(ADDRESS(79;2;4)):INDIRECT(ADDRESS(79;11;4));1)" office:value-type="float" office:value="10">
            <text:p>10</text:p>
          </table:table-cell>
          <table:table-cell table:formula="of:=RANK(INDIRECT(ADDRESS(79;5;4));INDIRECT(ADDRESS(79;2;4)):INDIRECT(ADDRESS(79;11;4));1)" office:value-type="float" office:value="1">
            <text:p>1</text:p>
          </table:table-cell>
          <table:table-cell table:formula="of:=RANK(INDIRECT(ADDRESS(79;6;4));INDIRECT(ADDRESS(79;2;4)):INDIRECT(ADDRESS(79;11;4));1)" office:value-type="float" office:value="1">
            <text:p>1</text:p>
          </table:table-cell>
          <table:table-cell table:formula="of:=RANK(INDIRECT(ADDRESS(79;7;4));INDIRECT(ADDRESS(79;2;4)):INDIRECT(ADDRESS(79;11;4));1)" office:value-type="float" office:value="1">
            <text:p>1</text:p>
          </table:table-cell>
          <table:table-cell table:formula="of:=RANK(INDIRECT(ADDRESS(79;8;4));INDIRECT(ADDRESS(79;2;4)):INDIRECT(ADDRESS(79;11;4));1)" office:value-type="float" office:value="1">
            <text:p>1</text:p>
          </table:table-cell>
          <table:table-cell table:formula="of:=RANK(INDIRECT(ADDRESS(79;9;4));INDIRECT(ADDRESS(79;2;4)):INDIRECT(ADDRESS(79;11;4));1)" office:value-type="float" office:value="1">
            <text:p>1</text:p>
          </table:table-cell>
          <table:table-cell table:formula="of:=RANK(INDIRECT(ADDRESS(79;10;4));INDIRECT(ADDRESS(79;2;4)):INDIRECT(ADDRESS(79;11;4));1)" office:value-type="float" office:value="1">
            <text:p>1</text:p>
          </table:table-cell>
          <table:table-cell table:formula="of:=RANK(INDIRECT(ADDRESS(79;11;4));INDIRECT(ADDRESS(79;2;4)):INDIRECT(ADDRESS(79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0;2;4));INDIRECT(ADDRESS(80;2;4)):INDIRECT(ADDRESS(80;11;4));1)" office:value-type="float" office:value="1">
            <text:p>1</text:p>
          </table:table-cell>
          <table:table-cell table:formula="of:=RANK(INDIRECT(ADDRESS(80;3;4));INDIRECT(ADDRESS(80;2;4)):INDIRECT(ADDRESS(80;11;4));1)" office:value-type="float" office:value="1">
            <text:p>1</text:p>
          </table:table-cell>
          <table:table-cell table:formula="of:=RANK(INDIRECT(ADDRESS(80;4;4));INDIRECT(ADDRESS(80;2;4)):INDIRECT(ADDRESS(80;11;4));1)" office:value-type="float" office:value="10">
            <text:p>10</text:p>
          </table:table-cell>
          <table:table-cell table:formula="of:=RANK(INDIRECT(ADDRESS(80;5;4));INDIRECT(ADDRESS(80;2;4)):INDIRECT(ADDRESS(80;11;4));1)" office:value-type="float" office:value="1">
            <text:p>1</text:p>
          </table:table-cell>
          <table:table-cell table:formula="of:=RANK(INDIRECT(ADDRESS(80;6;4));INDIRECT(ADDRESS(80;2;4)):INDIRECT(ADDRESS(80;11;4));1)" office:value-type="float" office:value="1">
            <text:p>1</text:p>
          </table:table-cell>
          <table:table-cell table:formula="of:=RANK(INDIRECT(ADDRESS(80;7;4));INDIRECT(ADDRESS(80;2;4)):INDIRECT(ADDRESS(80;11;4));1)" office:value-type="float" office:value="1">
            <text:p>1</text:p>
          </table:table-cell>
          <table:table-cell table:formula="of:=RANK(INDIRECT(ADDRESS(80;8;4));INDIRECT(ADDRESS(80;2;4)):INDIRECT(ADDRESS(80;11;4));1)" office:value-type="float" office:value="1">
            <text:p>1</text:p>
          </table:table-cell>
          <table:table-cell table:formula="of:=RANK(INDIRECT(ADDRESS(80;9;4));INDIRECT(ADDRESS(80;2;4)):INDIRECT(ADDRESS(80;11;4));1)" office:value-type="float" office:value="1">
            <text:p>1</text:p>
          </table:table-cell>
          <table:table-cell table:formula="of:=RANK(INDIRECT(ADDRESS(80;10;4));INDIRECT(ADDRESS(80;2;4)):INDIRECT(ADDRESS(80;11;4));1)" office:value-type="float" office:value="1">
            <text:p>1</text:p>
          </table:table-cell>
          <table:table-cell table:formula="of:=RANK(INDIRECT(ADDRESS(80;11;4));INDIRECT(ADDRESS(80;2;4)):INDIRECT(ADDRESS(80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1;2;4));INDIRECT(ADDRESS(81;2;4)):INDIRECT(ADDRESS(81;11;4));1)" office:value-type="float" office:value="10">
            <text:p>10</text:p>
          </table:table-cell>
          <table:table-cell table:formula="of:=RANK(INDIRECT(ADDRESS(81;3;4));INDIRECT(ADDRESS(81;2;4)):INDIRECT(ADDRESS(81;11;4));1)" office:value-type="float" office:value="1">
            <text:p>1</text:p>
          </table:table-cell>
          <table:table-cell table:formula="of:=RANK(INDIRECT(ADDRESS(81;4;4));INDIRECT(ADDRESS(81;2;4)):INDIRECT(ADDRESS(81;11;4));1)" office:value-type="float" office:value="1">
            <text:p>1</text:p>
          </table:table-cell>
          <table:table-cell table:formula="of:=RANK(INDIRECT(ADDRESS(81;5;4));INDIRECT(ADDRESS(81;2;4)):INDIRECT(ADDRESS(81;11;4));1)" office:value-type="float" office:value="1">
            <text:p>1</text:p>
          </table:table-cell>
          <table:table-cell table:formula="of:=RANK(INDIRECT(ADDRESS(81;6;4));INDIRECT(ADDRESS(81;2;4)):INDIRECT(ADDRESS(81;11;4));1)" office:value-type="float" office:value="1">
            <text:p>1</text:p>
          </table:table-cell>
          <table:table-cell table:formula="of:=RANK(INDIRECT(ADDRESS(81;7;4));INDIRECT(ADDRESS(81;2;4)):INDIRECT(ADDRESS(81;11;4));1)" office:value-type="float" office:value="1">
            <text:p>1</text:p>
          </table:table-cell>
          <table:table-cell table:formula="of:=RANK(INDIRECT(ADDRESS(81;8;4));INDIRECT(ADDRESS(81;2;4)):INDIRECT(ADDRESS(81;11;4));1)" office:value-type="float" office:value="1">
            <text:p>1</text:p>
          </table:table-cell>
          <table:table-cell table:formula="of:=RANK(INDIRECT(ADDRESS(81;9;4));INDIRECT(ADDRESS(81;2;4)):INDIRECT(ADDRESS(81;11;4));1)" office:value-type="float" office:value="1">
            <text:p>1</text:p>
          </table:table-cell>
          <table:table-cell table:formula="of:=RANK(INDIRECT(ADDRESS(81;10;4));INDIRECT(ADDRESS(81;2;4)):INDIRECT(ADDRESS(81;11;4));1)" office:value-type="float" office:value="1">
            <text:p>1</text:p>
          </table:table-cell>
          <table:table-cell table:formula="of:=RANK(INDIRECT(ADDRESS(81;11;4));INDIRECT(ADDRESS(81;2;4)):INDIRECT(ADDRESS(81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2;2;4));INDIRECT(ADDRESS(82;2;4)):INDIRECT(ADDRESS(82;11;4));1)" office:value-type="float" office:value="8">
            <text:p>8</text:p>
          </table:table-cell>
          <table:table-cell table:formula="of:=RANK(INDIRECT(ADDRESS(82;3;4));INDIRECT(ADDRESS(82;2;4)):INDIRECT(ADDRESS(82;11;4));1)" office:value-type="float" office:value="6">
            <text:p>6</text:p>
          </table:table-cell>
          <table:table-cell table:formula="of:=RANK(INDIRECT(ADDRESS(82;4;4));INDIRECT(ADDRESS(82;2;4)):INDIRECT(ADDRESS(82;11;4));1)" office:value-type="float" office:value="8">
            <text:p>8</text:p>
          </table:table-cell>
          <table:table-cell table:formula="of:=RANK(INDIRECT(ADDRESS(82;5;4));INDIRECT(ADDRESS(82;2;4)):INDIRECT(ADDRESS(82;11;4));1)" office:value-type="float" office:value="1">
            <text:p>1</text:p>
          </table:table-cell>
          <table:table-cell table:formula="of:=RANK(INDIRECT(ADDRESS(82;6;4));INDIRECT(ADDRESS(82;2;4)):INDIRECT(ADDRESS(82;11;4));1)" office:value-type="float" office:value="1">
            <text:p>1</text:p>
          </table:table-cell>
          <table:table-cell table:formula="of:=RANK(INDIRECT(ADDRESS(82;7;4));INDIRECT(ADDRESS(82;2;4)):INDIRECT(ADDRESS(82;11;4));1)" office:value-type="float" office:value="5">
            <text:p>5</text:p>
          </table:table-cell>
          <table:table-cell table:formula="of:=RANK(INDIRECT(ADDRESS(82;8;4));INDIRECT(ADDRESS(82;2;4)):INDIRECT(ADDRESS(82;11;4));1)" office:value-type="float" office:value="1">
            <text:p>1</text:p>
          </table:table-cell>
          <table:table-cell table:formula="of:=RANK(INDIRECT(ADDRESS(82;9;4));INDIRECT(ADDRESS(82;2;4)):INDIRECT(ADDRESS(82;11;4));1)" office:value-type="float" office:value="6">
            <text:p>6</text:p>
          </table:table-cell>
          <table:table-cell table:formula="of:=RANK(INDIRECT(ADDRESS(82;10;4));INDIRECT(ADDRESS(82;2;4)):INDIRECT(ADDRESS(82;11;4));1)" office:value-type="float" office:value="1">
            <text:p>1</text:p>
          </table:table-cell>
          <table:table-cell table:formula="of:=RANK(INDIRECT(ADDRESS(82;11;4));INDIRECT(ADDRESS(82;2;4)):INDIRECT(ADDRESS(82;11;4));1)" office:value-type="float" office:value="8">
            <text:p>8</text:p>
          </table:table-cell>
        </table:table-row>
        <table:table-row table:style-name="ro2">
          <table:table-cell/>
          <table:table-cell table:formula="of:=RANK(INDIRECT(ADDRESS(83;2;4));INDIRECT(ADDRESS(83;2;4)):INDIRECT(ADDRESS(83;11;4));1)" office:value-type="float" office:value="6">
            <text:p>6</text:p>
          </table:table-cell>
          <table:table-cell table:formula="of:=RANK(INDIRECT(ADDRESS(83;3;4));INDIRECT(ADDRESS(83;2;4)):INDIRECT(ADDRESS(83;11;4));1)" office:value-type="float" office:value="8">
            <text:p>8</text:p>
          </table:table-cell>
          <table:table-cell table:formula="of:=RANK(INDIRECT(ADDRESS(83;4;4));INDIRECT(ADDRESS(83;2;4)):INDIRECT(ADDRESS(83;11;4));1)" office:value-type="float" office:value="10">
            <text:p>10</text:p>
          </table:table-cell>
          <table:table-cell table:formula="of:=RANK(INDIRECT(ADDRESS(83;5;4));INDIRECT(ADDRESS(83;2;4)):INDIRECT(ADDRESS(83;11;4));1)" office:value-type="float" office:value="1">
            <text:p>1</text:p>
          </table:table-cell>
          <table:table-cell table:formula="of:=RANK(INDIRECT(ADDRESS(83;6;4));INDIRECT(ADDRESS(83;2;4)):INDIRECT(ADDRESS(83;11;4));1)" office:value-type="float" office:value="1">
            <text:p>1</text:p>
          </table:table-cell>
          <table:table-cell table:formula="of:=RANK(INDIRECT(ADDRESS(83;7;4));INDIRECT(ADDRESS(83;2;4)):INDIRECT(ADDRESS(83;11;4));1)" office:value-type="float" office:value="7">
            <text:p>7</text:p>
          </table:table-cell>
          <table:table-cell table:formula="of:=RANK(INDIRECT(ADDRESS(83;8;4));INDIRECT(ADDRESS(83;2;4)):INDIRECT(ADDRESS(83;11;4));1)" office:value-type="float" office:value="1">
            <text:p>1</text:p>
          </table:table-cell>
          <table:table-cell table:formula="of:=RANK(INDIRECT(ADDRESS(83;9;4));INDIRECT(ADDRESS(83;2;4)):INDIRECT(ADDRESS(83;11;4));1)" office:value-type="float" office:value="8">
            <text:p>8</text:p>
          </table:table-cell>
          <table:table-cell table:formula="of:=RANK(INDIRECT(ADDRESS(83;10;4));INDIRECT(ADDRESS(83;2;4)):INDIRECT(ADDRESS(83;11;4));1)" office:value-type="float" office:value="1">
            <text:p>1</text:p>
          </table:table-cell>
          <table:table-cell table:formula="of:=RANK(INDIRECT(ADDRESS(83;11;4));INDIRECT(ADDRESS(83;2;4)):INDIRECT(ADDRESS(83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4;2;4));INDIRECT(ADDRESS(84;2;4)):INDIRECT(ADDRESS(84;11;4));1)" office:value-type="float" office:value="8">
            <text:p>8</text:p>
          </table:table-cell>
          <table:table-cell table:formula="of:=RANK(INDIRECT(ADDRESS(84;3;4));INDIRECT(ADDRESS(84;2;4)):INDIRECT(ADDRESS(84;11;4));1)" office:value-type="float" office:value="6">
            <text:p>6</text:p>
          </table:table-cell>
          <table:table-cell table:formula="of:=RANK(INDIRECT(ADDRESS(84;4;4));INDIRECT(ADDRESS(84;2;4)):INDIRECT(ADDRESS(84;11;4));1)" office:value-type="float" office:value="5">
            <text:p>5</text:p>
          </table:table-cell>
          <table:table-cell table:formula="of:=RANK(INDIRECT(ADDRESS(84;5;4));INDIRECT(ADDRESS(84;2;4)):INDIRECT(ADDRESS(84;11;4));1)" office:value-type="float" office:value="8">
            <text:p>8</text:p>
          </table:table-cell>
          <table:table-cell table:formula="of:=RANK(INDIRECT(ADDRESS(84;6;4));INDIRECT(ADDRESS(84;2;4)):INDIRECT(ADDRESS(84;11;4));1)" office:value-type="float" office:value="1">
            <text:p>1</text:p>
          </table:table-cell>
          <table:table-cell table:formula="of:=RANK(INDIRECT(ADDRESS(84;7;4));INDIRECT(ADDRESS(84;2;4)):INDIRECT(ADDRESS(84;11;4));1)" office:value-type="float" office:value="8">
            <text:p>8</text:p>
          </table:table-cell>
          <table:table-cell table:formula="of:=RANK(INDIRECT(ADDRESS(84;8;4));INDIRECT(ADDRESS(84;2;4)):INDIRECT(ADDRESS(84;11;4));1)" office:value-type="float" office:value="7">
            <text:p>7</text:p>
          </table:table-cell>
          <table:table-cell table:formula="of:=RANK(INDIRECT(ADDRESS(84;9;4));INDIRECT(ADDRESS(84;2;4)):INDIRECT(ADDRESS(84;11;4));1)" office:value-type="float" office:value="4">
            <text:p>4</text:p>
          </table:table-cell>
          <table:table-cell table:formula="of:=RANK(INDIRECT(ADDRESS(84;10;4));INDIRECT(ADDRESS(84;2;4)):INDIRECT(ADDRESS(84;11;4));1)" office:value-type="float" office:value="1">
            <text:p>1</text:p>
          </table:table-cell>
          <table:table-cell table:formula="of:=RANK(INDIRECT(ADDRESS(84;11;4));INDIRECT(ADDRESS(84;2;4)):INDIRECT(ADDRESS(84;11;4));1)" office:value-type="float" office:value="1">
            <text:p>1</text:p>
          </table:table-cell>
        </table:table-row>
        <table:table-row table:style-name="ro2">
          <table:table-cell/>
          <table:table-cell table:formula="of:=RANK(INDIRECT(ADDRESS(85;2;4));INDIRECT(ADDRESS(85;2;4)):INDIRECT(ADDRESS(85;11;4));1)" office:value-type="float" office:value="2">
            <text:p>2</text:p>
          </table:table-cell>
          <table:table-cell table:formula="of:=RANK(INDIRECT(ADDRESS(85;3;4));INDIRECT(ADDRESS(85;2;4)):INDIRECT(ADDRESS(85;11;4));1)" office:value-type="float" office:value="2">
            <text:p>2</text:p>
          </table:table-cell>
          <table:table-cell table:formula="of:=RANK(INDIRECT(ADDRESS(85;4;4));INDIRECT(ADDRESS(85;2;4)):INDIRECT(ADDRESS(85;11;4));1)" office:value-type="float" office:value="2">
            <text:p>2</text:p>
          </table:table-cell>
          <table:table-cell table:formula="of:=RANK(INDIRECT(ADDRESS(85;5;4));INDIRECT(ADDRESS(85;2;4)):INDIRECT(ADDRESS(85;11;4));1)" office:value-type="float" office:value="2">
            <text:p>2</text:p>
          </table:table-cell>
          <table:table-cell table:formula="of:=RANK(INDIRECT(ADDRESS(85;6;4));INDIRECT(ADDRESS(85;2;4)):INDIRECT(ADDRESS(85;11;4));1)" office:value-type="float" office:value="2">
            <text:p>2</text:p>
          </table:table-cell>
          <table:table-cell table:formula="of:=RANK(INDIRECT(ADDRESS(85;7;4));INDIRECT(ADDRESS(85;2;4)):INDIRECT(ADDRESS(85;11;4));1)" office:value-type="float" office:value="1">
            <text:p>1</text:p>
          </table:table-cell>
          <table:table-cell table:formula="of:=RANK(INDIRECT(ADDRESS(85;8;4));INDIRECT(ADDRESS(85;2;4)):INDIRECT(ADDRESS(85;11;4));1)" office:value-type="float" office:value="2">
            <text:p>2</text:p>
          </table:table-cell>
          <table:table-cell table:formula="of:=RANK(INDIRECT(ADDRESS(85;9;4));INDIRECT(ADDRESS(85;2;4)):INDIRECT(ADDRESS(85;11;4));1)" office:value-type="float" office:value="2">
            <text:p>2</text:p>
          </table:table-cell>
          <table:table-cell table:formula="of:=RANK(INDIRECT(ADDRESS(85;10;4));INDIRECT(ADDRESS(85;2;4)):INDIRECT(ADDRESS(85;11;4));1)" office:value-type="float" office:value="2">
            <text:p>2</text:p>
          </table:table-cell>
          <table:table-cell table:formula="of:=RANK(INDIRECT(ADDRESS(85;11;4));INDIRECT(ADDRESS(85;2;4)):INDIRECT(ADDRESS(85;11;4));1)" office:value-type="float" office:value="2">
            <text:p>2</text:p>
          </table:table-cell>
        </table:table-row>
        <table:table-row table:style-name="ro2">
          <table:table-cell/>
          <table:table-cell table:formula="of:=RANK(INDIRECT(ADDRESS(86;2;4));INDIRECT(ADDRESS(86;2;4)):INDIRECT(ADDRESS(86;11;4));1)" office:value-type="float" office:value="2">
            <text:p>2</text:p>
          </table:table-cell>
          <table:table-cell table:formula="of:=RANK(INDIRECT(ADDRESS(86;3;4));INDIRECT(ADDRESS(86;2;4)):INDIRECT(ADDRESS(86;11;4));1)" office:value-type="float" office:value="2">
            <text:p>2</text:p>
          </table:table-cell>
          <table:table-cell table:formula="of:=RANK(INDIRECT(ADDRESS(86;4;4));INDIRECT(ADDRESS(86;2;4)):INDIRECT(ADDRESS(86;11;4));1)" office:value-type="float" office:value="2">
            <text:p>2</text:p>
          </table:table-cell>
          <table:table-cell table:formula="of:=RANK(INDIRECT(ADDRESS(86;5;4));INDIRECT(ADDRESS(86;2;4)):INDIRECT(ADDRESS(86;11;4));1)" office:value-type="float" office:value="2">
            <text:p>2</text:p>
          </table:table-cell>
          <table:table-cell table:formula="of:=RANK(INDIRECT(ADDRESS(86;6;4));INDIRECT(ADDRESS(86;2;4)):INDIRECT(ADDRESS(86;11;4));1)" office:value-type="float" office:value="2">
            <text:p>2</text:p>
          </table:table-cell>
          <table:table-cell table:formula="of:=RANK(INDIRECT(ADDRESS(86;7;4));INDIRECT(ADDRESS(86;2;4)):INDIRECT(ADDRESS(86;11;4));1)" office:value-type="float" office:value="2">
            <text:p>2</text:p>
          </table:table-cell>
          <table:table-cell table:formula="of:=RANK(INDIRECT(ADDRESS(86;8;4));INDIRECT(ADDRESS(86;2;4)):INDIRECT(ADDRESS(86;11;4));1)" office:value-type="float" office:value="2">
            <text:p>2</text:p>
          </table:table-cell>
          <table:table-cell table:formula="of:=RANK(INDIRECT(ADDRESS(86;9;4));INDIRECT(ADDRESS(86;2;4)):INDIRECT(ADDRESS(86;11;4));1)" office:value-type="float" office:value="1">
            <text:p>1</text:p>
          </table:table-cell>
          <table:table-cell table:formula="of:=RANK(INDIRECT(ADDRESS(86;10;4));INDIRECT(ADDRESS(86;2;4)):INDIRECT(ADDRESS(86;11;4));1)" office:value-type="float" office:value="2">
            <text:p>2</text:p>
          </table:table-cell>
          <table:table-cell table:formula="of:=RANK(INDIRECT(ADDRESS(86;11;4));INDIRECT(ADDRESS(86;2;4)):INDIRECT(ADDRESS(86;11;4));1)" office:value-type="float" office:value="2">
            <text:p>2</text:p>
          </table:table-cell>
        </table:table-row>
        <table:table-row table:style-name="ro2">
          <table:table-cell office:value-type="string">
            <text:p>Ave Ranks</text:p>
          </table:table-cell>
          <table:table-cell table:formula="of:=AVERAGE(INDIRECT(ADDRESS(88;2;4)):INDIRECT(ADDRESS(129;2;4)))" office:value-type="float" office:value="4.26190476190476">
            <text:p>4.2619047619</text:p>
          </table:table-cell>
          <table:table-cell table:formula="of:=AVERAGE(INDIRECT(ADDRESS(88;3;4)):INDIRECT(ADDRESS(129;3;4)))" office:value-type="float" office:value="3.54761904761905">
            <text:p>3.5476190476</text:p>
          </table:table-cell>
          <table:table-cell table:formula="of:=AVERAGE(INDIRECT(ADDRESS(88;4;4)):INDIRECT(ADDRESS(129;4;4)))" office:value-type="float" office:value="6.30952380952381">
            <text:p>6.3095238095</text:p>
          </table:table-cell>
          <table:table-cell table:formula="of:=AVERAGE(INDIRECT(ADDRESS(88;5;4)):INDIRECT(ADDRESS(129;5;4)))" office:value-type="float" office:value="2.45238095238095">
            <text:p>2.4523809524</text:p>
          </table:table-cell>
          <table:table-cell table:formula="of:=AVERAGE(INDIRECT(ADDRESS(88;6;4)):INDIRECT(ADDRESS(129;6;4)))" office:value-type="float" office:value="1.21428571428571">
            <text:p>1.2142857143</text:p>
          </table:table-cell>
          <table:table-cell table:formula="of:=AVERAGE(INDIRECT(ADDRESS(88;7;4)):INDIRECT(ADDRESS(129;7;4)))" office:value-type="float" office:value="5.11904761904762">
            <text:p>5.119047619</text:p>
          </table:table-cell>
          <table:table-cell table:formula="of:=AVERAGE(INDIRECT(ADDRESS(88;8;4)):INDIRECT(ADDRESS(129;8;4)))" office:value-type="float" office:value="2.30952380952381">
            <text:p>2.3095238095</text:p>
          </table:table-cell>
          <table:table-cell table:formula="of:=AVERAGE(INDIRECT(ADDRESS(88;9;4)):INDIRECT(ADDRESS(129;9;4)))" office:value-type="float" office:value="3.26190476190476">
            <text:p>3.2619047619</text:p>
          </table:table-cell>
          <table:table-cell table:formula="of:=AVERAGE(INDIRECT(ADDRESS(88;10;4)):INDIRECT(ADDRESS(129;10;4)))" office:value-type="float" office:value="1.54761904761905">
            <text:p>1.5476190476</text:p>
          </table:table-cell>
          <table:table-cell table:formula="of:=AVERAGE(INDIRECT(ADDRESS(88;11;4)):INDIRECT(ADDRESS(129;11;4)))" office:value-type="float" office:value="2.26190476190476">
            <text:p>2.2619047619</text:p>
          </table:table-cell>
        </table:table-row>
        <table:table-row table:style-name="ro2">
          <table:table-cell office:value-type="string">
            <text:p>Total Rank</text:p>
          </table:table-cell>
          <table:table-cell table:formula="of:=RANK(INDIRECT(ADDRESS(130;2;4));INDIRECT(ADDRESS(130;2;4)):INDIRECT(ADDRESS(130;11;4));1)" office:value-type="float" office:value="8">
            <text:p>8</text:p>
          </table:table-cell>
          <table:table-cell table:formula="of:=RANK(INDIRECT(ADDRESS(130;3;4));INDIRECT(ADDRESS(130;2;4)):INDIRECT(ADDRESS(130;11;4));1)" office:value-type="float" office:value="7">
            <text:p>7</text:p>
          </table:table-cell>
          <table:table-cell table:formula="of:=RANK(INDIRECT(ADDRESS(130;4;4));INDIRECT(ADDRESS(130;2;4)):INDIRECT(ADDRESS(130;11;4));1)" office:value-type="float" office:value="10">
            <text:p>10</text:p>
          </table:table-cell>
          <table:table-cell table:formula="of:=RANK(INDIRECT(ADDRESS(130;5;4));INDIRECT(ADDRESS(130;2;4)):INDIRECT(ADDRESS(130;11;4));1)" office:value-type="float" office:value="5">
            <text:p>5</text:p>
          </table:table-cell>
          <table:table-cell table:formula="of:=RANK(INDIRECT(ADDRESS(130;6;4));INDIRECT(ADDRESS(130;2;4)):INDIRECT(ADDRESS(130;11;4));1)" office:value-type="float" office:value="1">
            <text:p>1</text:p>
          </table:table-cell>
          <table:table-cell table:formula="of:=RANK(INDIRECT(ADDRESS(130;7;4));INDIRECT(ADDRESS(130;2;4)):INDIRECT(ADDRESS(130;11;4));1)" office:value-type="float" office:value="9">
            <text:p>9</text:p>
          </table:table-cell>
          <table:table-cell table:formula="of:=RANK(INDIRECT(ADDRESS(130;8;4));INDIRECT(ADDRESS(130;2;4)):INDIRECT(ADDRESS(130;11;4));1)" office:value-type="float" office:value="4">
            <text:p>4</text:p>
          </table:table-cell>
          <table:table-cell table:formula="of:=RANK(INDIRECT(ADDRESS(130;9;4));INDIRECT(ADDRESS(130;2;4)):INDIRECT(ADDRESS(130;11;4));1)" office:value-type="float" office:value="6">
            <text:p>6</text:p>
          </table:table-cell>
          <table:table-cell table:formula="of:=RANK(INDIRECT(ADDRESS(130;10;4));INDIRECT(ADDRESS(130;2;4)):INDIRECT(ADDRESS(130;11;4));1)" office:value-type="float" office:value="2">
            <text:p>2</text:p>
          </table:table-cell>
          <table:table-cell table:formula="of:=RANK(INDIRECT(ADDRESS(130;11;4));INDIRECT(ADDRESS(130;2;4)):INDIRECT(ADDRESS(130;11;4));1)" office:value-type="float" office:value="3">
            <text:p>3</text:p>
          </table:table-cell>
        </table:table-row>
        <table:table-row table:style-name="ro2">
          <table:table-cell office:value-type="string">
            <text:p>Significant Diff</text:p>
          </table:table-cell>
          <table:table-cell table:number-columns-repeated="10" office:value-type="float" office:value="0.0521826813298824">
            <text:p>0.0521826813</text:p>
          </table:table-cell>
        </table:table-row>
        <table:table-row table:style-name="ro2">
          <table:table-cell office:value-type="string">
            <text:p>Cutoff Rank</text:p>
          </table:table-cell>
          <table:table-cell table:formula="of:=MIN(INDIRECT(ADDRESS(130;2;4)):INDIRECT(ADDRESS(130;11;4)))+INDIRECT(ADDRESS(132;2;4))" office:value-type="float" office:value="1.2664683956156">
            <text:p>1.2664683956</text:p>
          </table:table-cell>
          <table:table-cell table:formula="of:=MIN(INDIRECT(ADDRESS(130;2;4)):INDIRECT(ADDRESS(130;11;4)))+INDIRECT(ADDRESS(132;3;4))" office:value-type="float" office:value="1.2664683956156">
            <text:p>1.2664683956</text:p>
          </table:table-cell>
          <table:table-cell table:formula="of:=MIN(INDIRECT(ADDRESS(130;2;4)):INDIRECT(ADDRESS(130;11;4)))+INDIRECT(ADDRESS(132;4;4))" office:value-type="float" office:value="1.2664683956156">
            <text:p>1.2664683956</text:p>
          </table:table-cell>
          <table:table-cell table:formula="of:=MIN(INDIRECT(ADDRESS(130;2;4)):INDIRECT(ADDRESS(130;11;4)))+INDIRECT(ADDRESS(132;5;4))" office:value-type="float" office:value="1.2664683956156">
            <text:p>1.2664683956</text:p>
          </table:table-cell>
          <table:table-cell table:formula="of:=MIN(INDIRECT(ADDRESS(130;2;4)):INDIRECT(ADDRESS(130;11;4)))+INDIRECT(ADDRESS(132;6;4))" office:value-type="float" office:value="1.2664683956156">
            <text:p>1.2664683956</text:p>
          </table:table-cell>
          <table:table-cell table:formula="of:=MIN(INDIRECT(ADDRESS(130;2;4)):INDIRECT(ADDRESS(130;11;4)))+INDIRECT(ADDRESS(132;7;4))" office:value-type="float" office:value="1.2664683956156">
            <text:p>1.2664683956</text:p>
          </table:table-cell>
          <table:table-cell table:formula="of:=MIN(INDIRECT(ADDRESS(130;2;4)):INDIRECT(ADDRESS(130;11;4)))+INDIRECT(ADDRESS(132;8;4))" office:value-type="float" office:value="1.2664683956156">
            <text:p>1.2664683956</text:p>
          </table:table-cell>
          <table:table-cell table:formula="of:=MIN(INDIRECT(ADDRESS(130;2;4)):INDIRECT(ADDRESS(130;11;4)))+INDIRECT(ADDRESS(132;9;4))" office:value-type="float" office:value="1.2664683956156">
            <text:p>1.2664683956</text:p>
          </table:table-cell>
          <table:table-cell table:formula="of:=MIN(INDIRECT(ADDRESS(130;2;4)):INDIRECT(ADDRESS(130;11;4)))+INDIRECT(ADDRESS(132;10;4))" office:value-type="float" office:value="1.2664683956156">
            <text:p>1.2664683956</text:p>
          </table:table-cell>
          <table:table-cell table:formula="of:=MIN(INDIRECT(ADDRESS(130;2;4)):INDIRECT(ADDRESS(130;11;4)))+INDIRECT(ADDRESS(132;11;4))" office:value-type="float" office:value="1.2664683956156">
            <text:p>1.2664683956</text:p>
          </table:table-cell>
        </table:table-row>
        <table:table-row table:style-name="ro2">
          <table:table-cell office:value-type="string">
            <text:p>Same as Best</text:p>
          </table:table-cell>
          <table:table-cell table:formula="of:=IF(INDIRECT(ADDRESS(133;2;4))&gt;INDIRECT(ADDRESS(130;2;4));1;0)" office:value-type="float" office:value="0">
            <text:p>0</text:p>
          </table:table-cell>
          <table:table-cell table:formula="of:=IF(INDIRECT(ADDRESS(133;3;4))&gt;INDIRECT(ADDRESS(130;3;4));1;0)" office:value-type="float" office:value="0">
            <text:p>0</text:p>
          </table:table-cell>
          <table:table-cell table:formula="of:=IF(INDIRECT(ADDRESS(133;4;4))&gt;INDIRECT(ADDRESS(130;4;4));1;0)" office:value-type="float" office:value="0">
            <text:p>0</text:p>
          </table:table-cell>
          <table:table-cell table:formula="of:=IF(INDIRECT(ADDRESS(133;5;4))&gt;INDIRECT(ADDRESS(130;5;4));1;0)" office:value-type="float" office:value="0">
            <text:p>0</text:p>
          </table:table-cell>
          <table:table-cell table:formula="of:=IF(INDIRECT(ADDRESS(133;6;4))&gt;INDIRECT(ADDRESS(130;6;4));1;0)" office:value-type="float" office:value="1">
            <text:p>1</text:p>
          </table:table-cell>
          <table:table-cell table:formula="of:=IF(INDIRECT(ADDRESS(133;7;4))&gt;INDIRECT(ADDRESS(130;7;4));1;0)" office:value-type="float" office:value="0">
            <text:p>0</text:p>
          </table:table-cell>
          <table:table-cell table:formula="of:=IF(INDIRECT(ADDRESS(133;8;4))&gt;INDIRECT(ADDRESS(130;8;4));1;0)" office:value-type="float" office:value="0">
            <text:p>0</text:p>
          </table:table-cell>
          <table:table-cell table:formula="of:=IF(INDIRECT(ADDRESS(133;9;4))&gt;INDIRECT(ADDRESS(130;9;4));1;0)" office:value-type="float" office:value="0">
            <text:p>0</text:p>
          </table:table-cell>
          <table:table-cell table:formula="of:=IF(INDIRECT(ADDRESS(133;10;4))&gt;INDIRECT(ADDRESS(130;10;4));1;0)" office:value-type="float" office:value="0">
            <text:p>0</text:p>
          </table:table-cell>
          <table:table-cell table:formula="of:=IF(INDIRECT(ADDRESS(133;11;4))&gt;INDIRECT(ADDRESS(130;11;4));1;0)" office:value-type="float" office:value="0">
            <text:p>0</text:p>
          </table:table-cell>
        </table:table-row>
      </table:table>
      <table:table table:name="Global" table:style-name="ta1" table:print="false"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default-cell-style-name="ce2"/>
        <table:table-column table:style-name="co20" table:default-cell-style-name="ce5"/>
        <table:table-column table:style-name="co21" table:default-cell-style-name="ce5"/>
        <table:table-column table:style-name="co22" table:default-cell-style-name="ce5"/>
        <table:table-column table:style-name="co23" table:default-cell-style-name="ce6"/>
        <table:table-column table:style-name="co20" table:default-cell-style-name="ce6"/>
        <table:table-column table:style-name="co24" table:default-cell-style-name="ce5"/>
        <table:table-column table:style-name="co25" table:default-cell-style-name="ce6"/>
        <table:table-column table:style-name="co26" table:default-cell-style-name="ce5"/>
        <table:table-column table:style-name="co27" table:default-cell-style-name="ce6"/>
        <table:table-column table:style-name="co20" table:default-cell-style-name="ce5"/>
        <table:table-column table:style-name="co15" table:number-columns-repeated="1010" table:default-cell-style-name="Default"/>
        <table:table-row table:style-name="ro3">
          <table:table-cell table:style-name="ce1" office:value-type="string" table:number-columns-spanned="4" table:number-rows-spanned="1">
            <text:p>Function</text:p>
          </table:table-cell>
          <table:covered-table-cell table:number-columns-repeated="3" table:style-name="ce3"/>
          <table:table-cell table:style-name="ce4" table:formula="of:=[Error.B1]" office:value-type="string" office:string-value="RandomBLM">
            <text:p>RandomBLM</text:p>
          </table:table-cell>
          <table:table-cell table:style-name="ce4" table:formula="of:=[Error.C1]" office:value-type="string" office:string-value="RCDBLM">
            <text:p>RCDBLM</text:p>
          </table:table-cell>
          <table:table-cell table:style-name="ce4" table:formula="of:=[Error.D1]" office:value-type="string" office:string-value="IncrementalSABLM">
            <text:p>IncrementalSABLM</text:p>
          </table:table-cell>
          <table:table-cell table:style-name="ce4" table:formula="of:=[Error.E1]" office:value-type="string" office:string-value="MarkovianBLM">
            <text:p>MarkovianBLM</text:p>
          </table:table-cell>
          <table:table-cell table:style-name="ce4" table:formula="of:=[Error.F1]" office:value-type="string" office:string-value="HybridBLM">
            <text:p>HybridBLM</text:p>
          </table:table-cell>
          <table:table-cell table:style-name="ce4" table:formula="of:=[Error.G1]" office:value-type="string" office:string-value="Chol11CMA_ESBLM">
            <text:p>Chol11CMA_ESBLM</text:p>
          </table:table-cell>
          <table:table-cell table:style-name="ce4" table:formula="of:=[Error.H1]" office:value-type="string" office:string-value="SimulatedAnnealingBLM">
            <text:p>SimulatedAnnealingBLM</text:p>
          </table:table-cell>
          <table:table-cell table:style-name="ce4" table:formula="of:=[Error.I1]" office:value-type="string" office:string-value="SimulatedAnnealingSBLM">
            <text:p>SimulatedAnnealingSBLM</text:p>
          </table:table-cell>
          <table:table-cell table:style-name="ce4" table:formula="of:=[Error.J1]" office:value-type="string" office:string-value="DifferentialEvolutionBLM">
            <text:p>DifferentialEvolutionBLM</text:p>
          </table:table-cell>
          <table:table-cell table:style-name="ce4" table:formula="of:=[Error.K1]" office:value-type="string" office:string-value="GeneticLSBLM">
            <text:p>GeneticLSBLM</text:p>
          </table:table-cell>
          <table:table-cell table:style-name="ce7" table:number-columns-repeated="1008"/>
          <table:table-cell table:style-name="ce10" table:number-columns-repeated="2"/>
        </table:table-row>
        <table:table-row table:style-name="ro2">
          <table:table-cell table:formula="of:=[Error.A2]" office:value-type="string" office:string-value="Bukin6" table:number-columns-spanned="4" table:number-rows-spanned="1">
            <text:p>Bukin6</text:p>
          </table:table-cell>
          <table:covered-table-cell table:number-columns-repeated="3"/>
          <table:table-cell table:formula="of:=[Error.B2]" office:value-type="float" office:value="-1.76851050310344">
            <text:p>-1.77</text:p>
          </table:table-cell>
          <table:table-cell table:formula="of:=[Error.C2]" office:value-type="float" office:value="-1.68193652021732">
            <text:p>-1.68</text:p>
          </table:table-cell>
          <table:table-cell table:formula="of:=[Error.D2]" office:value-type="float" office:value="-0.540972150300433">
            <text:p>-0.54</text:p>
          </table:table-cell>
          <table:table-cell table:style-name="ce5" table:formula="of:=[Error.E2]" office:value-type="float" office:value="-1.63172731224813">
            <text:p>-1.63</text:p>
          </table:table-cell>
          <table:table-cell table:style-name="ce5" table:formula="of:=[Error.F2]" office:value-type="float" office:value="-1.80536017704242">
            <text:p>-1.81</text:p>
          </table:table-cell>
          <table:table-cell table:formula="of:=[Error.G2]" office:value-type="float" office:value="-1.79112022588536">
            <text:p>-1.79</text:p>
          </table:table-cell>
          <table:table-cell table:style-name="ce5" table:formula="of:=[Error.H2]" office:value-type="float" office:value="-1.79024956414181">
            <text:p>-1.79</text:p>
          </table:table-cell>
          <table:table-cell table:formula="of:=[Error.I2]" office:value-type="float" office:value="-1.7135471988315">
            <text:p>-1.71</text:p>
          </table:table-cell>
          <table:table-cell table:formula="of:=[Error.J2]" office:value-type="float" office:value="-1.85427392482124">
            <text:p>-1.85</text:p>
          </table:table-cell>
          <table:table-cell table:formula="of:=[Error.K2]" office:value-type="float" office:value="-1.71710236816316">
            <text:p>-1.72</text:p>
          </table:table-cell>
          <table:table-cell table:number-columns-repeated="1010"/>
        </table:table-row>
        <table:table-row table:style-name="ro2">
          <table:table-cell table:formula="of:=[Error.A3]" office:value-type="string" office:string-value="Damavandi" table:number-columns-spanned="4" table:number-rows-spanned="1">
            <text:p>Damavandi</text:p>
          </table:table-cell>
          <table:covered-table-cell table:number-columns-repeated="3"/>
          <table:table-cell table:style-name="ce6" table:formula="of:=[Error.B3]" office:value-type="float" office:value="-15.653559774527">
            <text:p>-15.65</text:p>
          </table:table-cell>
          <table:table-cell table:style-name="ce6" table:formula="of:=[Error.C3]" office:value-type="float" office:value="-15.653559774527">
            <text:p>-15.65</text:p>
          </table:table-cell>
          <table:table-cell table:style-name="ce6" table:formula="of:=[Error.D3]" office:value-type="float" office:value="-15.653559774527">
            <text:p>-15.65</text:p>
          </table:table-cell>
          <table:table-cell table:formula="of:=[Error.E3]" office:value-type="float" office:value="-15.653559774527">
            <text:p>-15.65</text:p>
          </table:table-cell>
          <table:table-cell table:formula="of:=[Error.F3]" office:value-type="float" office:value="-15.653559774527">
            <text:p>-15.65</text:p>
          </table:table-cell>
          <table:table-cell table:style-name="ce6" table:formula="of:=[Error.G3]" office:value-type="float" office:value="-15.653559774527">
            <text:p>-15.65</text:p>
          </table:table-cell>
          <table:table-cell table:formula="of:=[Error.H3]" office:value-type="float" office:value="-15.653559774527">
            <text:p>-15.65</text:p>
          </table:table-cell>
          <table:table-cell table:style-name="ce6" table:formula="of:=[Error.I3]" office:value-type="float" office:value="-15.653559774527">
            <text:p>-15.65</text:p>
          </table:table-cell>
          <table:table-cell table:formula="of:=[Error.J3]" office:value-type="float" office:value="-15.653559774527">
            <text:p>-15.65</text:p>
          </table:table-cell>
          <table:table-cell table:style-name="ce6" table:formula="of:=[Error.K3]" office:value-type="float" office:value="-15.653559774527">
            <text:p>-15.65</text:p>
          </table:table-cell>
          <table:table-cell table:number-columns-repeated="1010"/>
        </table:table-row>
        <table:table-row table:style-name="ro2">
          <table:table-cell table:formula="of:=[Error.A4]" office:value-type="string" office:string-value="Easom" table:number-columns-spanned="4" table:number-rows-spanned="1">
            <text:p>Easom</text:p>
          </table:table-cell>
          <table:covered-table-cell table:number-columns-repeated="3"/>
          <table:table-cell table:style-name="ce6" table:formula="of:=[Error.B4]" office:value-type="float" office:value="-15.653559774527">
            <text:p>-15.65</text:p>
          </table:table-cell>
          <table:table-cell table:formula="of:=[Error.C4]" office:value-type="float" office:value="-8.8703658024947">
            <text:p>-8.87</text:p>
          </table:table-cell>
          <table:table-cell table:formula="of:=[Error.D4]" office:value-type="float" office:value="-4.16099726481019">
            <text:p>-4.16</text:p>
          </table:table-cell>
          <table:table-cell table:formula="of:=[Error.E4]" office:value-type="float" office:value="-15.653559774527">
            <text:p>-15.65</text:p>
          </table:table-cell>
          <table:table-cell table:formula="of:=[Error.F4]" office:value-type="float" office:value="-15.653559774527">
            <text:p>-15.65</text:p>
          </table:table-cell>
          <table:table-cell table:formula="of:=[Error.G4]" office:value-type="float" office:value="-2.08714247739304">
            <text:p>-2.09</text:p>
          </table:table-cell>
          <table:table-cell table:formula="of:=[Error.H4]" office:value-type="float" office:value="-15.653559774527">
            <text:p>-15.65</text:p>
          </table:table-cell>
          <table:table-cell table:formula="of:=[Error.I4]" office:value-type="float" office:value="-7.82679749910512">
            <text:p>-7.83</text:p>
          </table:table-cell>
          <table:table-cell table:formula="of:=[Error.J4]" office:value-type="float" office:value="-15.653559774527">
            <text:p>-15.65</text:p>
          </table:table-cell>
          <table:table-cell table:style-name="ce6" table:formula="of:=[Error.K4]" office:value-type="float" office:value="-15.653559774527">
            <text:p>-15.65</text:p>
          </table:table-cell>
          <table:table-cell table:style-name="ce8"/>
          <table:table-cell table:number-columns-repeated="1009"/>
        </table:table-row>
        <table:table-row table:style-name="ro2">
          <table:table-cell table:formula="of:=[Error.A5]" office:value-type="string" office:string-value="GulfRND" table:number-columns-spanned="4" table:number-rows-spanned="1">
            <text:p>GulfRND</text:p>
          </table:table-cell>
          <table:covered-table-cell table:number-columns-repeated="3"/>
          <table:table-cell table:formula="of:=[Error.B5]" office:value-type="float" office:value="-12.7245472384901">
            <text:p>-12.72</text:p>
          </table:table-cell>
          <table:table-cell table:formula="of:=[Error.C5]" office:value-type="float" office:value="-12.8951372324413">
            <text:p>-12.90</text:p>
          </table:table-cell>
          <table:table-cell table:formula="of:=[Error.D5]" office:value-type="float" office:value="-5.84287882191249">
            <text:p>-5.84</text:p>
          </table:table-cell>
          <table:table-cell table:style-name="ce5" table:formula="of:=[Error.E5]" office:value-type="float" office:value="-12.934416457782">
            <text:p>-12.93</text:p>
          </table:table-cell>
          <table:table-cell table:formula="of:=[Error.F5]" office:value-type="float" office:value="-15.5639468086496">
            <text:p>-15.56</text:p>
          </table:table-cell>
          <table:table-cell table:formula="of:=[Error.G5]" office:value-type="float" office:value="-13.8442079196561">
            <text:p>-13.84</text:p>
          </table:table-cell>
          <table:table-cell table:style-name="ce5" table:formula="of:=[Error.H5]" office:value-type="float" office:value="-12.7455659861169">
            <text:p>-12.75</text:p>
          </table:table-cell>
          <table:table-cell table:formula="of:=[Error.I5]" office:value-type="float" office:value="-12.923471270393">
            <text:p>-12.92</text:p>
          </table:table-cell>
          <table:table-cell table:formula="of:=[Error.J5]" office:value-type="float" office:value="-15.653559774527">
            <text:p>-15.65</text:p>
          </table:table-cell>
          <table:table-cell table:formula="of:=[Error.K5]" office:value-type="float" office:value="-12.7899468960432">
            <text:p>-12.79</text:p>
          </table:table-cell>
          <table:table-cell table:style-name="ce9"/>
          <table:table-cell table:number-columns-repeated="1009"/>
        </table:table-row>
        <table:table-row table:style-name="ro2">
          <table:table-cell table:formula="of:=[Error.A6]" office:value-type="string" office:string-value="Price2" table:number-columns-spanned="4" table:number-rows-spanned="1">
            <text:p>Price2</text:p>
          </table:table-cell>
          <table:covered-table-cell table:number-columns-repeated="3"/>
          <table:table-cell table:style-name="ce6" table:formula="of:=[Error.B6]" office:value-type="float" office:value="-15.653559774527">
            <text:p>-15.65</text:p>
          </table:table-cell>
          <table:table-cell table:style-name="ce6" table:formula="of:=[Error.C6]" office:value-type="float" office:value="-15.653559774527">
            <text:p>-15.65</text:p>
          </table:table-cell>
          <table:table-cell table:formula="of:=[Error.D6]" office:value-type="float" office:value="-7.11338487278521">
            <text:p>-7.11</text:p>
          </table:table-cell>
          <table:table-cell table:formula="of:=[Error.E6]" office:value-type="float" office:value="-15.653559774527">
            <text:p>-15.65</text:p>
          </table:table-cell>
          <table:table-cell table:formula="of:=[Error.F6]" office:value-type="float" office:value="-15.653559774527">
            <text:p>-15.65</text:p>
          </table:table-cell>
          <table:table-cell table:formula="of:=[Error.G6]" office:value-type="float" office:value="-1.97690623156687">
            <text:p>-1.98</text:p>
          </table:table-cell>
          <table:table-cell table:formula="of:=[Error.H6]" office:value-type="float" office:value="-15.653559774527">
            <text:p>-15.65</text:p>
          </table:table-cell>
          <table:table-cell table:style-name="ce6" table:formula="of:=[Error.I6]" office:value-type="float" office:value="-15.653559774527">
            <text:p>-15.65</text:p>
          </table:table-cell>
          <table:table-cell table:formula="of:=[Error.J6]" office:value-type="float" office:value="-15.653559774527">
            <text:p>-15.65</text:p>
          </table:table-cell>
          <table:table-cell table:style-name="ce6" table:formula="of:=[Error.K6]" office:value-type="float" office:value="-15.653559774527">
            <text:p>-15.65</text:p>
          </table:table-cell>
          <table:table-cell table:number-columns-repeated="1010"/>
        </table:table-row>
        <table:table-row table:style-name="ro2">
          <table:table-cell table:formula="of:=[Error.A7]" office:value-type="string" office:string-value="Trefethen" table:number-columns-spanned="4" table:number-rows-spanned="1">
            <text:p>Trefethen</text:p>
          </table:table-cell>
          <table:covered-table-cell table:number-columns-repeated="3"/>
          <table:table-cell table:formula="of:=[Error.B7]" office:value-type="float" office:value="-5.08215002197298">
            <text:p>-5.08</text:p>
          </table:table-cell>
          <table:table-cell table:formula="of:=[Error.C7]" office:value-type="float" office:value="-6.92608642819973">
            <text:p>-6.93</text:p>
          </table:table-cell>
          <table:table-cell table:formula="of:=[Error.D7]" office:value-type="float" office:value="-3.03473740124438">
            <text:p>-3.03</text:p>
          </table:table-cell>
          <table:table-cell table:formula="of:=[Error.E7]" office:value-type="float" office:value="-15.2650811311752">
            <text:p>-15.27</text:p>
          </table:table-cell>
          <table:table-cell table:style-name="ce5" table:formula="of:=[Error.F7]" office:value-type="float" office:value="-15.0290802430964">
            <text:p>-15.03</text:p>
          </table:table-cell>
          <table:table-cell table:formula="of:=[Error.G7]" office:value-type="float" office:value="-0.462702455308182">
            <text:p>-0.46</text:p>
          </table:table-cell>
          <table:table-cell table:style-name="ce5" table:formula="of:=[Error.H7]" office:value-type="float" office:value="-14.4108923659842">
            <text:p>-14.41</text:p>
          </table:table-cell>
          <table:table-cell table:formula="of:=[Error.I7]" office:value-type="float" office:value="-9.35962319308321">
            <text:p>-9.36</text:p>
          </table:table-cell>
          <table:table-cell table:style-name="ce5" table:formula="of:=[Error.J7]" office:value-type="float" office:value="-15.0268486834421">
            <text:p>-15.03</text:p>
          </table:table-cell>
          <table:table-cell table:formula="of:=[Error.K7]" office:value-type="float" office:value="-13.5675144236384">
            <text:p>-13.57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formula="of:=[Error.A8]" office:value-type="string" office:string-value="Ackley2" table:number-columns-spanned="4" table:number-rows-spanned="1">
            <text:p>Ackley2</text:p>
          </table:table-cell>
          <table:covered-table-cell table:number-columns-repeated="3"/>
          <table:table-cell table:style-name="ce6" table:formula="of:=[Error.B8]" office:value-type="float" office:value="-15.5868931078604">
            <text:p>-15.59</text:p>
          </table:table-cell>
          <table:table-cell table:style-name="ce6" table:formula="of:=[Error.C8]" office:value-type="float" office:value="-15.553559774527">
            <text:p>-15.55</text:p>
          </table:table-cell>
          <table:table-cell table:formula="of:=[Error.D8]" office:value-type="float" office:value="-2.74562605201685">
            <text:p>-2.75</text:p>
          </table:table-cell>
          <table:table-cell table:formula="of:=[Error.E8]" office:value-type="float" office:value="-15.4868931078604">
            <text:p>-15.49</text:p>
          </table:table-cell>
          <table:table-cell table:formula="of:=[Error.F8]" office:value-type="float" office:value="-15.653559774527">
            <text:p>-15.65</text:p>
          </table:table-cell>
          <table:table-cell table:formula="of:=[Error.G8]" office:value-type="float" office:value="-4.17428260654054">
            <text:p>-4.17</text:p>
          </table:table-cell>
          <table:table-cell table:formula="of:=[Error.H8]" office:value-type="float" office:value="-15.5202264411937">
            <text:p>-15.52</text:p>
          </table:table-cell>
          <table:table-cell table:style-name="ce6" table:formula="of:=[Error.I8]" office:value-type="float" office:value="-15.5101921080049">
            <text:p>-15.51</text:p>
          </table:table-cell>
          <table:table-cell table:formula="of:=[Error.J8]" office:value-type="float" office:value="-15.653559774527">
            <text:p>-15.65</text:p>
          </table:table-cell>
          <table:table-cell table:style-name="ce6" table:formula="of:=[Error.K8]" office:value-type="float" office:value="-15.653559774527">
            <text:p>-15.65</text:p>
          </table:table-cell>
          <table:table-cell table:number-columns-repeated="1010"/>
        </table:table-row>
        <table:table-row table:style-name="ro2">
          <table:table-cell table:formula="of:=[Error.A9]" office:value-type="string" office:string-value="FletcherPowell2" table:number-columns-spanned="4" table:number-rows-spanned="1">
            <text:p>FletcherPowell2</text:p>
          </table:table-cell>
          <table:covered-table-cell table:number-columns-repeated="3"/>
          <table:table-cell table:style-name="ce6" table:formula="of:=[Error.B9]" office:value-type="float" office:value="-15.6491355224318">
            <text:p>-15.65</text:p>
          </table:table-cell>
          <table:table-cell table:style-name="ce6" table:formula="of:=[Error.C9]" office:value-type="float" office:value="-15.5976988598206">
            <text:p>-15.60</text:p>
          </table:table-cell>
          <table:table-cell table:formula="of:=[Error.D9]" office:value-type="float" office:value="-2.06735297156044">
            <text:p>-2.07</text:p>
          </table:table-cell>
          <table:table-cell table:formula="of:=[Error.E9]" office:value-type="float" office:value="-15.6395069240794">
            <text:p>-15.64</text:p>
          </table:table-cell>
          <table:table-cell table:formula="of:=[Error.F9]" office:value-type="float" office:value="-15.653559774527">
            <text:p>-15.65</text:p>
          </table:table-cell>
          <table:table-cell table:style-name="ce6" table:formula="of:=[Error.G9]" office:value-type="float" office:value="-15.6395337764546">
            <text:p>-15.64</text:p>
          </table:table-cell>
          <table:table-cell table:formula="of:=[Error.H9]" office:value-type="float" office:value="-15.6260685737875">
            <text:p>-15.63</text:p>
          </table:table-cell>
          <table:table-cell table:formula="of:=[Error.I9]" office:value-type="float" office:value="-15.6392713810272">
            <text:p>-15.64</text:p>
          </table:table-cell>
          <table:table-cell table:formula="of:=[Error.J9]" office:value-type="float" office:value="-15.653559774527">
            <text:p>-15.65</text:p>
          </table:table-cell>
          <table:table-cell table:style-name="ce6" table:formula="of:=[Error.K9]" office:value-type="float" office:value="-15.6372058745987">
            <text:p>-15.64</text:p>
          </table:table-cell>
          <table:table-cell table:number-columns-repeated="1010"/>
        </table:table-row>
        <table:table-row table:style-name="ro2">
          <table:table-cell table:formula="of:=[Error.A10]" office:value-type="string" office:string-value="Griewank2" table:number-columns-spanned="4" table:number-rows-spanned="1">
            <text:p>Griewank2</text:p>
          </table:table-cell>
          <table:covered-table-cell table:number-columns-repeated="3"/>
          <table:table-cell table:formula="of:=[Error.B10]" office:value-type="float" office:value="-4.63572632859748">
            <text:p>-4.64</text:p>
          </table:table-cell>
          <table:table-cell table:formula="of:=[Error.C10]" office:value-type="float" office:value="-7.08927237908526">
            <text:p>-7.09</text:p>
          </table:table-cell>
          <table:table-cell table:formula="of:=[Error.D10]" office:value-type="float" office:value="-2.9564299670875">
            <text:p>-2.96</text:p>
          </table:table-cell>
          <table:table-cell table:formula="of:=[Error.E10]" office:value-type="float" office:value="-15.653559774527">
            <text:p>-15.65</text:p>
          </table:table-cell>
          <table:table-cell table:formula="of:=[Error.F10]" office:value-type="float" office:value="-15.653559774527">
            <text:p>-15.65</text:p>
          </table:table-cell>
          <table:table-cell table:formula="of:=[Error.G10]" office:value-type="float" office:value="-1.37751960668361">
            <text:p>-1.38</text:p>
          </table:table-cell>
          <table:table-cell table:formula="of:=[Error.H10]" office:value-type="float" office:value="-15.653559774527">
            <text:p>-15.65</text:p>
          </table:table-cell>
          <table:table-cell table:formula="of:=[Error.I10]" office:value-type="float" office:value="-9.34303221999099">
            <text:p>-9.34</text:p>
          </table:table-cell>
          <table:table-cell table:formula="of:=[Error.J10]" office:value-type="float" office:value="-15.653559774527">
            <text:p>-15.65</text:p>
          </table:table-cell>
          <table:table-cell table:formula="of:=[Error.K10]" office:value-type="float" office:value="-10.6952881245344">
            <text:p>-10.70</text:p>
          </table:table-cell>
          <table:table-cell table:number-columns-repeated="1010"/>
        </table:table-row>
        <table:table-row table:style-name="ro2">
          <table:table-cell table:formula="of:=[Error.A11]" office:value-type="string" office:string-value="Rastrigin2" table:number-columns-spanned="4" table:number-rows-spanned="1">
            <text:p>Rastrigin2</text:p>
          </table:table-cell>
          <table:covered-table-cell table:number-columns-repeated="3"/>
          <table:table-cell table:style-name="ce6" table:formula="of:=[Error.B11]" office:value-type="float" office:value="-15.653559774527">
            <text:p>-15.65</text:p>
          </table:table-cell>
          <table:table-cell table:style-name="ce6" table:formula="of:=[Error.C11]" office:value-type="float" office:value="-15.653559774527">
            <text:p>-15.65</text:p>
          </table:table-cell>
          <table:table-cell table:formula="of:=[Error.D11]" office:value-type="float" office:value="-5.4170360831272">
            <text:p>-5.42</text:p>
          </table:table-cell>
          <table:table-cell table:formula="of:=[Error.E11]" office:value-type="float" office:value="-15.653559774527">
            <text:p>-15.65</text:p>
          </table:table-cell>
          <table:table-cell table:formula="of:=[Error.F11]" office:value-type="float" office:value="-15.653559774527">
            <text:p>-15.65</text:p>
          </table:table-cell>
          <table:table-cell table:formula="of:=[Error.G11]" office:value-type="float" office:value="0">
            <text:p>0.00</text:p>
          </table:table-cell>
          <table:table-cell table:formula="of:=[Error.H11]" office:value-type="float" office:value="-15.653559774527">
            <text:p>-15.65</text:p>
          </table:table-cell>
          <table:table-cell table:style-name="ce6" table:formula="of:=[Error.I11]" office:value-type="float" office:value="-15.653559774527">
            <text:p>-15.65</text:p>
          </table:table-cell>
          <table:table-cell table:formula="of:=[Error.J11]" office:value-type="float" office:value="-15.653559774527">
            <text:p>-15.65</text:p>
          </table:table-cell>
          <table:table-cell table:style-name="ce6" table:formula="of:=[Error.K11]" office:value-type="float" office:value="-15.653559774527">
            <text:p>-15.65</text:p>
          </table:table-cell>
          <table:table-cell table:number-columns-repeated="1010"/>
        </table:table-row>
        <table:table-row table:style-name="ro2">
          <table:table-cell table:formula="of:=[Error.A12]" office:value-type="string" office:string-value="SchwefelDoubleSum2" table:number-columns-spanned="4" table:number-rows-spanned="1">
            <text:p>SchwefelDoubleSum2</text:p>
          </table:table-cell>
          <table:covered-table-cell table:number-columns-repeated="3"/>
          <table:table-cell table:style-name="ce6" table:formula="of:=[Error.B12]" office:value-type="float" office:value="-15.653559774527">
            <text:p>-15.65</text:p>
          </table:table-cell>
          <table:table-cell table:style-name="ce6" table:formula="of:=[Error.C12]" office:value-type="float" office:value="-15.653559774527">
            <text:p>-15.65</text:p>
          </table:table-cell>
          <table:table-cell table:formula="of:=[Error.D12]" office:value-type="float" office:value="-7.90752205587385">
            <text:p>-7.91</text:p>
          </table:table-cell>
          <table:table-cell table:formula="of:=[Error.E12]" office:value-type="float" office:value="-15.6278242856773">
            <text:p>-15.63</text:p>
          </table:table-cell>
          <table:table-cell table:formula="of:=[Error.F12]" office:value-type="float" office:value="-15.653559774527">
            <text:p>-15.65</text:p>
          </table:table-cell>
          <table:table-cell table:style-name="ce6" table:formula="of:=[Error.G12]" office:value-type="float" office:value="-15.653559774527">
            <text:p>-15.65</text:p>
          </table:table-cell>
          <table:table-cell table:formula="of:=[Error.H12]" office:value-type="float" office:value="-15.653559774527">
            <text:p>-15.65</text:p>
          </table:table-cell>
          <table:table-cell table:style-name="ce6" table:formula="of:=[Error.I12]" office:value-type="float" office:value="-15.653559774527">
            <text:p>-15.65</text:p>
          </table:table-cell>
          <table:table-cell table:formula="of:=[Error.J12]" office:value-type="float" office:value="-15.653559774527">
            <text:p>-15.65</text:p>
          </table:table-cell>
          <table:table-cell table:style-name="ce6" table:formula="of:=[Error.K12]" office:value-type="float" office:value="-15.653559774527">
            <text:p>-15.65</text:p>
          </table:table-cell>
          <table:table-cell table:number-columns-repeated="1010"/>
        </table:table-row>
        <table:table-row table:style-name="ro2">
          <table:table-cell table:formula="of:=[Error.A13]" office:value-type="string" office:string-value="SchwefelMax2" table:number-columns-spanned="4" table:number-rows-spanned="1">
            <text:p>SchwefelMax2</text:p>
          </table:table-cell>
          <table:covered-table-cell table:number-columns-repeated="3"/>
          <table:table-cell table:style-name="ce6" table:formula="of:=[Error.B13]" office:value-type="float" office:value="-15.6125184048999">
            <text:p>-15.61</text:p>
          </table:table-cell>
          <table:table-cell table:style-name="ce6" table:formula="of:=[Error.C13]" office:value-type="float" office:value="-15.264916830253">
            <text:p>-15.26</text:p>
          </table:table-cell>
          <table:table-cell table:formula="of:=[Error.D13]" office:value-type="float" office:value="-2.32508602439869">
            <text:p>-2.33</text:p>
          </table:table-cell>
          <table:table-cell table:formula="of:=[Error.E13]" office:value-type="float" office:value="-15.5020882824314">
            <text:p>-15.50</text:p>
          </table:table-cell>
          <table:table-cell table:formula="of:=[Error.F13]" office:value-type="float" office:value="-15.653559774527">
            <text:p>-15.65</text:p>
          </table:table-cell>
          <table:table-cell table:style-name="ce6" table:formula="of:=[Error.G13]" office:value-type="float" office:value="-15.653559774527">
            <text:p>-15.65</text:p>
          </table:table-cell>
          <table:table-cell table:formula="of:=[Error.H13]" office:value-type="float" office:value="-15.5908078927162">
            <text:p>-15.59</text:p>
          </table:table-cell>
          <table:table-cell table:style-name="ce6" table:formula="of:=[Error.I13]" office:value-type="float" office:value="-15.5979912146483">
            <text:p>-15.60</text:p>
          </table:table-cell>
          <table:table-cell table:formula="of:=[Error.J13]" office:value-type="float" office:value="-15.653559774527">
            <text:p>-15.65</text:p>
          </table:table-cell>
          <table:table-cell table:style-name="ce6" table:formula="of:=[Error.K13]" office:value-type="float" office:value="-15.4837131356629">
            <text:p>-15.48</text:p>
          </table:table-cell>
          <table:table-cell table:number-columns-repeated="1010"/>
        </table:table-row>
        <table:table-row table:style-name="ro2">
          <table:table-cell table:formula="of:=[Error.A14]" office:value-type="string" office:string-value="StepFunction2" table:number-columns-spanned="4" table:number-rows-spanned="1">
            <text:p>StepFunction2</text:p>
          </table:table-cell>
          <table:covered-table-cell table:number-columns-repeated="3"/>
          <table:table-cell table:style-name="ce6" table:formula="of:=[Error.B14]" office:value-type="float" office:value="-15.653559774527">
            <text:p>-15.65</text:p>
          </table:table-cell>
          <table:table-cell table:style-name="ce6" table:formula="of:=[Error.C14]" office:value-type="float" office:value="-15.653559774527">
            <text:p>-15.65</text:p>
          </table:table-cell>
          <table:table-cell table:style-name="ce6" table:formula="of:=[Error.D14]" office:value-type="float" office:value="-15.653559774527">
            <text:p>-15.65</text:p>
          </table:table-cell>
          <table:table-cell table:formula="of:=[Error.E14]" office:value-type="float" office:value="-15.653559774527">
            <text:p>-15.65</text:p>
          </table:table-cell>
          <table:table-cell table:formula="of:=[Error.F14]" office:value-type="float" office:value="-15.653559774527">
            <text:p>-15.65</text:p>
          </table:table-cell>
          <table:table-cell table:style-name="ce6" table:formula="of:=[Error.G14]" office:value-type="float" office:value="-15.653559774527">
            <text:p>-15.65</text:p>
          </table:table-cell>
          <table:table-cell table:formula="of:=[Error.H14]" office:value-type="float" office:value="-15.653559774527">
            <text:p>-15.65</text:p>
          </table:table-cell>
          <table:table-cell table:style-name="ce6" table:formula="of:=[Error.I14]" office:value-type="float" office:value="-15.653559774527">
            <text:p>-15.65</text:p>
          </table:table-cell>
          <table:table-cell table:formula="of:=[Error.J14]" office:value-type="float" office:value="-15.653559774527">
            <text:p>-15.65</text:p>
          </table:table-cell>
          <table:table-cell table:style-name="ce6" table:formula="of:=[Error.K14]" office:value-type="float" office:value="-15.653559774527">
            <text:p>-15.65</text:p>
          </table:table-cell>
          <table:table-cell table:number-columns-repeated="1010"/>
        </table:table-row>
        <table:table-row table:style-name="ro2">
          <table:table-cell table:formula="of:=[Error.A15]" office:value-type="string" office:string-value="Weierstrass2" table:number-columns-spanned="4" table:number-rows-spanned="1">
            <text:p>Weierstrass2</text:p>
          </table:table-cell>
          <table:covered-table-cell table:number-columns-repeated="3"/>
          <table:table-cell table:formula="of:=[Error.B15]" office:value-type="float" office:value="-13.6270106434326">
            <text:p>-13.63</text:p>
          </table:table-cell>
          <table:table-cell table:formula="of:=[Error.C15]" office:value-type="float" office:value="-14.4102263482834">
            <text:p>-14.41</text:p>
          </table:table-cell>
          <table:table-cell table:formula="of:=[Error.D15]" office:value-type="float" office:value="-2.28175201623492">
            <text:p>-2.28</text:p>
          </table:table-cell>
          <table:table-cell table:formula="of:=[Error.E15]" office:value-type="float" office:value="-15.653559774527">
            <text:p>-15.65</text:p>
          </table:table-cell>
          <table:table-cell table:formula="of:=[Error.F15]" office:value-type="float" office:value="-15.653559774527">
            <text:p>-15.65</text:p>
          </table:table-cell>
          <table:table-cell table:formula="of:=[Error.G15]" office:value-type="float" office:value="-13.9503900016882">
            <text:p>-13.95</text:p>
          </table:table-cell>
          <table:table-cell table:formula="of:=[Error.H15]" office:value-type="float" office:value="-15.653559774527">
            <text:p>-15.65</text:p>
          </table:table-cell>
          <table:table-cell table:formula="of:=[Error.I15]" office:value-type="float" office:value="-13.2873088427646">
            <text:p>-13.29</text:p>
          </table:table-cell>
          <table:table-cell table:formula="of:=[Error.J15]" office:value-type="float" office:value="-15.653559774527">
            <text:p>-15.65</text:p>
          </table:table-cell>
          <table:table-cell table:formula="of:=[Error.K15]" office:value-type="float" office:value="-13.350226976534">
            <text:p>-13.35</text:p>
          </table:table-cell>
          <table:table-cell table:number-columns-repeated="1010"/>
        </table:table-row>
        <table:table-row table:style-name="ro2">
          <table:table-cell table:formula="of:=[Error.A16]" office:value-type="string" office:string-value="Trig2" table:number-columns-spanned="4" table:number-rows-spanned="1">
            <text:p>Trig2</text:p>
          </table:table-cell>
          <table:covered-table-cell table:number-columns-repeated="3"/>
          <table:table-cell table:style-name="ce6" table:formula="of:=[Error.B16]" office:value-type="float" office:value="-15.653559774527">
            <text:p>-15.65</text:p>
          </table:table-cell>
          <table:table-cell table:style-name="ce6" table:formula="of:=[Error.C16]" office:value-type="float" office:value="-15.653559774527">
            <text:p>-15.65</text:p>
          </table:table-cell>
          <table:table-cell table:formula="of:=[Error.D16]" office:value-type="float" office:value="-8.07106646476556">
            <text:p>-8.07</text:p>
          </table:table-cell>
          <table:table-cell table:formula="of:=[Error.E16]" office:value-type="float" office:value="-15.653559774527">
            <text:p>-15.65</text:p>
          </table:table-cell>
          <table:table-cell table:formula="of:=[Error.F16]" office:value-type="float" office:value="-15.653559774527">
            <text:p>-15.65</text:p>
          </table:table-cell>
          <table:table-cell table:style-name="ce6" table:formula="of:=[Error.G16]" office:value-type="float" office:value="-15.653559774527">
            <text:p>-15.65</text:p>
          </table:table-cell>
          <table:table-cell table:formula="of:=[Error.H16]" office:value-type="float" office:value="-15.653559774527">
            <text:p>-15.65</text:p>
          </table:table-cell>
          <table:table-cell table:style-name="ce6" table:formula="of:=[Error.I16]" office:value-type="float" office:value="-15.653559774527">
            <text:p>-15.65</text:p>
          </table:table-cell>
          <table:table-cell table:formula="of:=[Error.J16]" office:value-type="float" office:value="-15.653559774527">
            <text:p>-15.65</text:p>
          </table:table-cell>
          <table:table-cell table:style-name="ce6" table:formula="of:=[Error.K16]" office:value-type="float" office:value="-15.653559774527">
            <text:p>-15.65</text:p>
          </table:table-cell>
          <table:table-cell table:number-columns-repeated="1010"/>
        </table:table-row>
        <table:table-row table:style-name="ro2">
          <table:table-cell table:formula="of:=[Error.A17]" office:value-type="string" office:string-value="Pinter2" table:number-columns-spanned="4" table:number-rows-spanned="1">
            <text:p>Pinter2</text:p>
          </table:table-cell>
          <table:covered-table-cell table:number-columns-repeated="3"/>
          <table:table-cell table:style-name="ce6" table:formula="of:=[Error.B17]" office:value-type="float" office:value="-15.653559774527">
            <text:p>-15.65</text:p>
          </table:table-cell>
          <table:table-cell table:formula="of:=[Error.C17]" office:value-type="float" office:value="-10.4862167837737">
            <text:p>-10.49</text:p>
          </table:table-cell>
          <table:table-cell table:formula="of:=[Error.D17]" office:value-type="float" office:value="-4.85119544205991">
            <text:p>-4.85</text:p>
          </table:table-cell>
          <table:table-cell table:formula="of:=[Error.E17]" office:value-type="float" office:value="-15.653559774527">
            <text:p>-15.65</text:p>
          </table:table-cell>
          <table:table-cell table:formula="of:=[Error.F17]" office:value-type="float" office:value="-15.653559774527">
            <text:p>-15.65</text:p>
          </table:table-cell>
          <table:table-cell table:formula="of:=[Error.G17]" office:value-type="float" office:value="-3.19132427581225">
            <text:p>-3.19</text:p>
          </table:table-cell>
          <table:table-cell table:formula="of:=[Error.H17]" office:value-type="float" office:value="-15.653559774527">
            <text:p>-15.65</text:p>
          </table:table-cell>
          <table:table-cell table:formula="of:=[Error.I17]" office:value-type="float" office:value="-14.6200911763764">
            <text:p>-14.62</text:p>
          </table:table-cell>
          <table:table-cell table:formula="of:=[Error.J17]" office:value-type="float" office:value="-15.653559774527">
            <text:p>-15.65</text:p>
          </table:table-cell>
          <table:table-cell table:style-name="ce6" table:formula="of:=[Error.K17]" office:value-type="float" office:value="-15.653559774527">
            <text:p>-15.65</text:p>
          </table:table-cell>
          <table:table-cell table:number-columns-repeated="1010"/>
        </table:table-row>
        <table:table-row table:style-name="ro2">
          <table:table-cell table:formula="of:=[Error.A18]" office:value-type="string" office:string-value="Salomon2" table:number-columns-spanned="4" table:number-rows-spanned="1">
            <text:p>Salomon2</text:p>
          </table:table-cell>
          <table:covered-table-cell table:number-columns-repeated="3"/>
          <table:table-cell table:formula="of:=[Error.B18]" office:value-type="float" office:value="-4.41958592120187">
            <text:p>-4.42</text:p>
          </table:table-cell>
          <table:table-cell table:formula="of:=[Error.C18]" office:value-type="float" office:value="-1.89706961670622">
            <text:p>-1.90</text:p>
          </table:table-cell>
          <table:table-cell table:formula="of:=[Error.D18]" office:value-type="float" office:value="-1.70246241949067">
            <text:p>-1.70</text:p>
          </table:table-cell>
          <table:table-cell table:formula="of:=[Error.E18]" office:value-type="float" office:value="-15.2596375788705">
            <text:p>-15.26</text:p>
          </table:table-cell>
          <table:table-cell table:formula="of:=[Error.F18]" office:value-type="float" office:value="-15.653559774527">
            <text:p>-15.65</text:p>
          </table:table-cell>
          <table:table-cell table:formula="of:=[Error.G18]" office:value-type="float" office:value="-1.3982043753221">
            <text:p>-1.40</text:p>
          </table:table-cell>
          <table:table-cell table:style-name="ce5" table:formula="of:=[Error.H18]" office:value-type="float" office:value="-15.0343731175473">
            <text:p>-15.03</text:p>
          </table:table-cell>
          <table:table-cell table:formula="of:=[Error.I18]" office:value-type="float" office:value="-3.75277765214328">
            <text:p>-3.75</text:p>
          </table:table-cell>
          <table:table-cell table:formula="of:=[Error.J18]" office:value-type="float" office:value="-15.653559774527">
            <text:p>-15.65</text:p>
          </table:table-cell>
          <table:table-cell table:formula="of:=[Error.K18]" office:value-type="float" office:value="-12.1760517974874">
            <text:p>-12.18</text:p>
          </table:table-cell>
          <table:table-cell table:number-columns-repeated="1010"/>
        </table:table-row>
        <table:table-row table:style-name="ro2">
          <table:table-cell table:formula="of:=[Error.A19]" office:value-type="string" office:string-value="SchaeferF62" table:number-columns-spanned="4" table:number-rows-spanned="1">
            <text:p>SchaeferF62</text:p>
          </table:table-cell>
          <table:covered-table-cell table:number-columns-repeated="3"/>
          <table:table-cell table:formula="of:=[Error.B19]" office:value-type="float" office:value="-8.83303814839415">
            <text:p>-8.83</text:p>
          </table:table-cell>
          <table:table-cell table:formula="of:=[Error.C19]" office:value-type="float" office:value="-1.86565966155727">
            <text:p>-1.87</text:p>
          </table:table-cell>
          <table:table-cell table:formula="of:=[Error.D19]" office:value-type="float" office:value="-3.44005713526446">
            <text:p>-3.44</text:p>
          </table:table-cell>
          <table:table-cell table:formula="of:=[Error.E19]" office:value-type="float" office:value="-15.653559774527">
            <text:p>-15.65</text:p>
          </table:table-cell>
          <table:table-cell table:formula="of:=[Error.F19]" office:value-type="float" office:value="-15.653559774527">
            <text:p>-15.65</text:p>
          </table:table-cell>
          <table:table-cell table:formula="of:=[Error.G19]" office:value-type="float" office:value="-1.39406410834745">
            <text:p>-1.39</text:p>
          </table:table-cell>
          <table:table-cell table:formula="of:=[Error.H19]" office:value-type="float" office:value="-15.653559774527">
            <text:p>-15.65</text:p>
          </table:table-cell>
          <table:table-cell table:formula="of:=[Error.I19]" office:value-type="float" office:value="-9.74244103187853">
            <text:p>-9.74</text:p>
          </table:table-cell>
          <table:table-cell table:formula="of:=[Error.J19]" office:value-type="float" office:value="-15.1988583327848">
            <text:p>-15.20</text:p>
          </table:table-cell>
          <table:table-cell table:formula="of:=[Error.K19]" office:value-type="float" office:value="-12.4706496823317">
            <text:p>-12.47</text:p>
          </table:table-cell>
          <table:table-cell table:number-columns-repeated="1010"/>
        </table:table-row>
        <table:table-row table:style-name="ro2">
          <table:table-cell table:formula="of:=[Error.A20]" office:value-type="string" office:string-value="Ackley6" table:number-columns-spanned="4" table:number-rows-spanned="1">
            <text:p>Ackley6</text:p>
          </table:table-cell>
          <table:covered-table-cell table:number-columns-repeated="3"/>
          <table:table-cell table:formula="of:=[Error.B20]" office:value-type="float" office:value="-5.43699920912499">
            <text:p>-5.44</text:p>
          </table:table-cell>
          <table:table-cell table:formula="of:=[Error.C20]" office:value-type="float" office:value="-14.853559774527">
            <text:p>-14.85</text:p>
          </table:table-cell>
          <table:table-cell table:formula="of:=[Error.D20]" office:value-type="float" office:value="-2.12940329379211">
            <text:p>-2.13</text:p>
          </table:table-cell>
          <table:table-cell table:style-name="ce5" table:formula="of:=[Error.E20]" office:value-type="float" office:value="-12.4446331454392">
            <text:p>-12.44</text:p>
          </table:table-cell>
          <table:table-cell table:style-name="ce5" table:formula="of:=[Error.F20]" office:value-type="float" office:value="-14.8868931078604">
            <text:p>-14.89</text:p>
          </table:table-cell>
          <table:table-cell table:formula="of:=[Error.G20]" office:value-type="float" office:value="-2.05380796993694">
            <text:p>-2.05</text:p>
          </table:table-cell>
          <table:table-cell table:style-name="ce5" table:formula="of:=[Error.H20]" office:value-type="float" office:value="-9.90237318301802">
            <text:p>-9.90</text:p>
          </table:table-cell>
          <table:table-cell table:style-name="ce6" table:formula="of:=[Error.I20]" office:value-type="float" office:value="-15.0202264411937">
            <text:p>-15.02</text:p>
          </table:table-cell>
          <table:table-cell table:style-name="ce5" table:formula="of:=[Error.J20]" office:value-type="float" office:value="-1.04357065163513">
            <text:p>-1.04</text:p>
          </table:table-cell>
          <table:table-cell table:formula="of:=[Error.K20]" office:value-type="float" office:value="-14.9202264411937">
            <text:p>-14.92</text:p>
          </table:table-cell>
          <table:table-cell table:number-columns-repeated="1010"/>
        </table:table-row>
        <table:table-row table:style-name="ro2">
          <table:table-cell table:formula="of:=[Error.A26]" office:value-type="string" office:string-value="StepFunction6" table:number-columns-spanned="4" table:number-rows-spanned="1">
            <text:p>StepFunction6</text:p>
          </table:table-cell>
          <table:covered-table-cell table:number-columns-repeated="3"/>
          <table:table-cell table:formula="of:=[Error.B26]" office:value-type="float" office:value="0">
            <text:p>0.00</text:p>
          </table:table-cell>
          <table:table-cell table:style-name="ce6" table:formula="of:=[Error.C26]" office:value-type="float" office:value="-15.653559774527">
            <text:p>-15.65</text:p>
          </table:table-cell>
          <table:table-cell table:style-name="ce6" table:formula="of:=[Error.D26]" office:value-type="float" office:value="-15.653559774527">
            <text:p>-15.65</text:p>
          </table:table-cell>
          <table:table-cell table:formula="of:=[Error.E26]" office:value-type="float" office:value="-15.653559774527">
            <text:p>-15.65</text:p>
          </table:table-cell>
          <table:table-cell table:formula="of:=[Error.F26]" office:value-type="float" office:value="-15.653559774527">
            <text:p>-15.65</text:p>
          </table:table-cell>
          <table:table-cell table:style-name="ce6" table:formula="of:=[Error.G26]" office:value-type="float" office:value="-15.653559774527">
            <text:p>-15.65</text:p>
          </table:table-cell>
          <table:table-cell table:formula="of:=[Error.H26]" office:value-type="float" office:value="-15.653559774527">
            <text:p>-15.65</text:p>
          </table:table-cell>
          <table:table-cell table:style-name="ce6" table:formula="of:=[Error.I26]" office:value-type="float" office:value="-15.653559774527">
            <text:p>-15.65</text:p>
          </table:table-cell>
          <table:table-cell table:formula="of:=[Error.J26]" office:value-type="float" office:value="-15.653559774527">
            <text:p>-15.65</text:p>
          </table:table-cell>
          <table:table-cell table:style-name="ce6" table:formula="of:=[Error.K26]" office:value-type="float" office:value="-15.653559774527">
            <text:p>-15.65</text:p>
          </table:table-cell>
          <table:table-cell table:number-columns-repeated="1010"/>
        </table:table-row>
        <table:table-row table:style-name="ro2">
          <table:table-cell table:formula="of:=[Error.A27]" office:value-type="string" office:string-value="Weierstrass6" table:number-columns-spanned="4" table:number-rows-spanned="1">
            <text:p>Weierstrass6</text:p>
          </table:table-cell>
          <table:covered-table-cell table:number-columns-repeated="3"/>
          <table:table-cell table:formula="of:=[Error.B27]" office:value-type="float" office:value="-2.30737285357372">
            <text:p>-2.31</text:p>
          </table:table-cell>
          <table:table-cell table:formula="of:=[Error.C27]" office:value-type="float" office:value="-7.83481370643341">
            <text:p>-7.83</text:p>
          </table:table-cell>
          <table:table-cell table:formula="of:=[Error.D27]" office:value-type="float" office:value="-1.54844917240259">
            <text:p>-1.55</text:p>
          </table:table-cell>
          <table:table-cell table:formula="of:=[Error.E27]" office:value-type="float" office:value="-15.653559774527">
            <text:p>-15.65</text:p>
          </table:table-cell>
          <table:table-cell table:formula="of:=[Error.F27]" office:value-type="float" office:value="-15.653559774527">
            <text:p>-15.65</text:p>
          </table:table-cell>
          <table:table-cell table:formula="of:=[Error.G27]" office:value-type="float" office:value="-5.70857156411584">
            <text:p>-5.71</text:p>
          </table:table-cell>
          <table:table-cell table:formula="of:=[Error.H27]" office:value-type="float" office:value="-15.653559774527">
            <text:p>-15.65</text:p>
          </table:table-cell>
          <table:table-cell table:formula="of:=[Error.I27]" office:value-type="float" office:value="-8.21543844106073">
            <text:p>-8.22</text:p>
          </table:table-cell>
          <table:table-cell table:formula="of:=[Error.J27]" office:value-type="float" office:value="-15.653559774527">
            <text:p>-15.65</text:p>
          </table:table-cell>
          <table:table-cell table:formula="of:=[Error.K27]" office:value-type="float" office:value="-6.56753306011001">
            <text:p>-6.57</text:p>
          </table:table-cell>
          <table:table-cell table:number-columns-repeated="1010"/>
        </table:table-row>
        <table:table-row table:style-name="ro2">
          <table:table-cell table:formula="of:=[Error.A28]" office:value-type="string" office:string-value="Trig6" table:number-columns-spanned="4" table:number-rows-spanned="1">
            <text:p>Trig6</text:p>
          </table:table-cell>
          <table:covered-table-cell table:number-columns-repeated="3"/>
          <table:table-cell table:formula="of:=[Error.B28]" office:value-type="float" office:value="-7.92467778428168">
            <text:p>-7.92</text:p>
          </table:table-cell>
          <table:table-cell table:formula="of:=[Error.C28]" office:value-type="float" office:value="-7.17108640769852">
            <text:p>-7.17</text:p>
          </table:table-cell>
          <table:table-cell table:formula="of:=[Error.D28]" office:value-type="float" office:value="-4.19786487369171">
            <text:p>-4.20</text:p>
          </table:table-cell>
          <table:table-cell table:formula="of:=[Error.E28]" office:value-type="float" office:value="-15.653559774527">
            <text:p>-15.65</text:p>
          </table:table-cell>
          <table:table-cell table:formula="of:=[Error.F28]" office:value-type="float" office:value="-15.653559774527">
            <text:p>-15.65</text:p>
          </table:table-cell>
          <table:table-cell table:formula="of:=[Error.G28]" office:value-type="float" office:value="-14.041357716017">
            <text:p>-14.04</text:p>
          </table:table-cell>
          <table:table-cell table:formula="of:=[Error.H28]" office:value-type="float" office:value="-15.653559774527">
            <text:p>-15.65</text:p>
          </table:table-cell>
          <table:table-cell table:formula="of:=[Error.I28]" office:value-type="float" office:value="-9.93107967019819">
            <text:p>-9.93</text:p>
          </table:table-cell>
          <table:table-cell table:formula="of:=[Error.J28]" office:value-type="float" office:value="-15.653559774527">
            <text:p>-15.65</text:p>
          </table:table-cell>
          <table:table-cell table:style-name="ce6" table:formula="of:=[Error.K28]" office:value-type="float" office:value="-15.0542263278333">
            <text:p>-15.05</text:p>
          </table:table-cell>
          <table:table-cell table:style-name="ce8"/>
          <table:table-cell table:number-columns-repeated="1009"/>
        </table:table-row>
        <table:table-row table:style-name="ro2">
          <table:table-cell table:formula="of:=[Error.A29]" office:value-type="string" office:string-value="Pinter6" table:number-columns-spanned="4" table:number-rows-spanned="1">
            <text:p>Pinter6</text:p>
          </table:table-cell>
          <table:covered-table-cell table:number-columns-repeated="3"/>
          <table:table-cell table:formula="of:=[Error.B29]" office:value-type="float" office:value="-4.08541834311749">
            <text:p>-4.09</text:p>
          </table:table-cell>
          <table:table-cell table:formula="of:=[Error.C29]" office:value-type="float" office:value="-6.27264789918001">
            <text:p>-6.27</text:p>
          </table:table-cell>
          <table:table-cell table:formula="of:=[Error.D29]" office:value-type="float" office:value="-4.33312659198938">
            <text:p>-4.33</text:p>
          </table:table-cell>
          <table:table-cell table:style-name="ce5" table:formula="of:=[Error.E29]" office:value-type="float" office:value="-7.32744254018434">
            <text:p>-7.33</text:p>
          </table:table-cell>
          <table:table-cell table:formula="of:=[Error.F29]" office:value-type="float" office:value="-15.653559774527">
            <text:p>-15.65</text:p>
          </table:table-cell>
          <table:table-cell table:formula="of:=[Error.G29]" office:value-type="float" office:value="0">
            <text:p>0.00</text:p>
          </table:table-cell>
          <table:table-cell table:style-name="ce5" table:formula="of:=[Error.H29]" office:value-type="float" office:value="-14.5904366664917">
            <text:p>-14.59</text:p>
          </table:table-cell>
          <table:table-cell table:formula="of:=[Error.I29]" office:value-type="float" office:value="-11.5578450935709">
            <text:p>-11.56</text:p>
          </table:table-cell>
          <table:table-cell table:formula="of:=[Error.J29]" office:value-type="float" office:value="-15.653559774527">
            <text:p>-15.65</text:p>
          </table:table-cell>
          <table:table-cell table:style-name="ce6" table:formula="of:=[Error.K29]" office:value-type="float" office:value="-15.641592376439">
            <text:p>-15.64</text:p>
          </table:table-cell>
          <table:table-cell table:style-name="ce9"/>
          <table:table-cell table:number-columns-repeated="1009"/>
        </table:table-row>
        <table:table-row table:style-name="ro2">
          <table:table-cell table:formula="of:=[Error.A30]" office:value-type="string" office:string-value="Salomon6" table:number-columns-spanned="4" table:number-rows-spanned="1">
            <text:p>Salomon6</text:p>
          </table:table-cell>
          <table:covered-table-cell table:number-columns-repeated="3"/>
          <table:table-cell table:style-name="ce6" table:formula="of:=[Error.B30]" office:value-type="float" office:value="-2.6523163097753">
            <text:p>-2.65</text:p>
          </table:table-cell>
          <table:table-cell table:formula="of:=[Error.C30]" office:value-type="float" office:value="-0.51453353735935">
            <text:p>-0.51</text:p>
          </table:table-cell>
          <table:table-cell table:formula="of:=[Error.D30]" office:value-type="float" office:value="-0.700019809345245">
            <text:p>-0.70</text:p>
          </table:table-cell>
          <table:table-cell table:style-name="ce5" table:formula="of:=[Error.E30]" office:value-type="float" office:value="-1.00055040062465">
            <text:p>-1.00</text:p>
          </table:table-cell>
          <table:table-cell table:style-name="ce5" table:formula="of:=[Error.F30]" office:value-type="float" office:value="-1.00055040062465">
            <text:p>-1.00</text:p>
          </table:table-cell>
          <table:table-cell table:formula="of:=[Error.G30]" office:value-type="float" office:value="-1.58230948679962">
            <text:p>-1.58</text:p>
          </table:table-cell>
          <table:table-cell table:style-name="ce5" table:formula="of:=[Error.H30]" office:value-type="float" office:value="-1.00055040062465">
            <text:p>-1.00</text:p>
          </table:table-cell>
          <table:table-cell table:formula="of:=[Error.I30]" office:value-type="float" office:value="-0.68069149427957">
            <text:p>-0.68</text:p>
          </table:table-cell>
          <table:table-cell table:style-name="ce5" table:formula="of:=[Error.J30]" office:value-type="float" office:value="-1.00055040062465">
            <text:p>-1.00</text:p>
          </table:table-cell>
          <table:table-cell table:formula="of:=[Error.K30]" office:value-type="float" office:value="-0.99050689118566">
            <text:p>-0.99</text:p>
          </table:table-cell>
          <table:table-cell table:number-columns-repeated="1010"/>
        </table:table-row>
        <table:table-row table:style-name="ro2">
          <table:table-cell table:formula="of:=[Error.A31]" office:value-type="string" office:string-value="SchaeferF66" table:number-columns-spanned="4" table:number-rows-spanned="1">
            <text:p>SchaeferF66</text:p>
          </table:table-cell>
          <table:covered-table-cell table:number-columns-repeated="3"/>
          <table:table-cell table:formula="of:=[Error.B31]" office:value-type="float" office:value="-0.135853067783207">
            <text:p>-0.14</text:p>
          </table:table-cell>
          <table:table-cell table:formula="of:=[Error.C31]" office:value-type="float" office:value="-2.53022299080041">
            <text:p>-2.53</text:p>
          </table:table-cell>
          <table:table-cell table:formula="of:=[Error.D31]" office:value-type="float" office:value="-2.79789814670036">
            <text:p>-2.80</text:p>
          </table:table-cell>
          <table:table-cell table:style-name="ce5" table:formula="of:=[Error.E31]" office:value-type="float" office:value="-0.176269865592066">
            <text:p>-0.18</text:p>
          </table:table-cell>
          <table:table-cell table:style-name="ce5" table:formula="of:=[Error.F31]" office:value-type="float" office:value="-1.30379283795707">
            <text:p>-1.30</text:p>
          </table:table-cell>
          <table:table-cell table:formula="of:=[Error.G31]" office:value-type="float" office:value="0">
            <text:p>0.00</text:p>
          </table:table-cell>
          <table:table-cell table:style-name="ce5" table:formula="of:=[Error.H31]" office:value-type="float" office:value="-0.513168419714025">
            <text:p>-0.51</text:p>
          </table:table-cell>
          <table:table-cell table:style-name="ce6" table:formula="of:=[Error.I31]" office:value-type="float" office:value="-7.80601611527512">
            <text:p>-7.81</text:p>
          </table:table-cell>
          <table:table-cell table:style-name="ce5" table:formula="of:=[Error.J31]" office:value-type="float" office:value="-0.972023969646845">
            <text:p>-0.97</text:p>
          </table:table-cell>
          <table:table-cell table:formula="of:=[Error.K31]" office:value-type="float" office:value="-1.31677685169218">
            <text:p>-1.3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formula="of:=[Error.A32]" office:value-type="string" office:string-value="Ackley10" table:number-columns-spanned="4" table:number-rows-spanned="1">
            <text:p>Ackley10</text:p>
          </table:table-cell>
          <table:covered-table-cell table:number-columns-repeated="3"/>
          <table:table-cell table:formula="of:=[Error.B32]" office:value-type="float" office:value="0">
            <text:p>0.00</text:p>
          </table:table-cell>
          <table:table-cell table:formula="of:=[Error.C32]" office:value-type="float" office:value="-14.653559774527">
            <text:p>-14.65</text:p>
          </table:table-cell>
          <table:table-cell table:formula="of:=[Error.D32]" office:value-type="float" office:value="-1.76102058212702">
            <text:p>-1.76</text:p>
          </table:table-cell>
          <table:table-cell table:style-name="ce5" table:formula="of:=[Error.E32]" office:value-type="float" office:value="0">
            <text:p>0.00</text:p>
          </table:table-cell>
          <table:table-cell table:formula="of:=[Error.F32]" office:value-type="float" office:value="-14.6868931078604">
            <text:p>-14.69</text:p>
          </table:table-cell>
          <table:table-cell table:formula="of:=[Error.G32]" office:value-type="float" office:value="0">
            <text:p>0.00</text:p>
          </table:table-cell>
          <table:table-cell table:style-name="ce5" table:formula="of:=[Error.H32]" office:value-type="float" office:value="-9.44725452386711">
            <text:p>-9.45</text:p>
          </table:table-cell>
          <table:table-cell table:formula="of:=[Error.I32]" office:value-type="float" office:value="-14.55251013267">
            <text:p>-14.55</text:p>
          </table:table-cell>
          <table:table-cell table:style-name="ce5" table:formula="of:=[Error.J32]" office:value-type="float" office:value="-12.3446331454392">
            <text:p>-12.34</text:p>
          </table:table-cell>
          <table:table-cell table:formula="of:=[Error.K32]" office:value-type="float" office:value="-14.6001577748161">
            <text:p>-14.60</text:p>
          </table:table-cell>
          <table:table-cell table:number-columns-repeated="1010"/>
        </table:table-row>
        <table:table-row table:style-name="ro2">
          <table:table-cell table:formula="of:=[Error.A33]" office:value-type="string" office:string-value="FletcherPowell10" table:number-columns-spanned="4" table:number-rows-spanned="1">
            <text:p>FletcherPowell10</text:p>
          </table:table-cell>
          <table:covered-table-cell table:number-columns-repeated="3"/>
          <table:table-cell table:formula="of:=[Error.B33]" office:value-type="float" office:value="-9.07150791131128">
            <text:p>-9.07</text:p>
          </table:table-cell>
          <table:table-cell table:formula="of:=[Error.C33]" office:value-type="float" office:value="-7.59555625335952">
            <text:p>-7.60</text:p>
          </table:table-cell>
          <table:table-cell table:formula="of:=[Error.D33]" office:value-type="float" office:value="0">
            <text:p>0.00</text:p>
          </table:table-cell>
          <table:table-cell table:style-name="ce5" table:formula="of:=[Error.E33]" office:value-type="float" office:value="-9.52472037059743">
            <text:p>-9.52</text:p>
          </table:table-cell>
          <table:table-cell table:style-name="ce5" table:formula="of:=[Error.F33]" office:value-type="float" office:value="-12.0212951940953">
            <text:p>-12.02</text:p>
          </table:table-cell>
          <table:table-cell table:formula="of:=[Error.G33]" office:value-type="float" office:value="-10.7298009177938">
            <text:p>-10.73</text:p>
          </table:table-cell>
          <table:table-cell table:style-name="ce5" table:formula="of:=[Error.H33]" office:value-type="float" office:value="-11.4290874670339">
            <text:p>-11.43</text:p>
          </table:table-cell>
          <table:table-cell table:formula="of:=[Error.I33]" office:value-type="float" office:value="-10.1164372627537">
            <text:p>-10.12</text:p>
          </table:table-cell>
          <table:table-cell table:formula="of:=[Error.J33]" office:value-type="float" office:value="-14.2667805975036">
            <text:p>-14.27</text:p>
          </table:table-cell>
          <table:table-cell table:formula="of:=[Error.K33]" office:value-type="float" office:value="-11.973192110938">
            <text:p>-11.97</text:p>
          </table:table-cell>
          <table:table-cell table:number-columns-repeated="1010"/>
        </table:table-row>
        <table:table-row table:style-name="ro2">
          <table:table-cell table:formula="of:=[Error.A34]" office:value-type="string" office:string-value="Griewank10" table:number-columns-spanned="4" table:number-rows-spanned="1">
            <text:p>Griewank10</text:p>
          </table:table-cell>
          <table:covered-table-cell table:number-columns-repeated="3"/>
          <table:table-cell table:formula="of:=[Error.B34]" office:value-type="float" office:value="-3.39546781809284">
            <text:p>-3.40</text:p>
          </table:table-cell>
          <table:table-cell table:formula="of:=[Error.C34]" office:value-type="float" office:value="-2.71551532800278">
            <text:p>-2.72</text:p>
          </table:table-cell>
          <table:table-cell table:formula="of:=[Error.D34]" office:value-type="float" office:value="-1.19414902903491">
            <text:p>-1.19</text:p>
          </table:table-cell>
          <table:table-cell table:style-name="ce5" table:formula="of:=[Error.E34]" office:value-type="float" office:value="-0.396545743126249">
            <text:p>-0.40</text:p>
          </table:table-cell>
          <table:table-cell table:formula="of:=[Error.F34]" office:value-type="float" office:value="-15.653559774527">
            <text:p>-15.65</text:p>
          </table:table-cell>
          <table:table-cell table:formula="of:=[Error.G34]" office:value-type="float" office:value="-0.725204594966252">
            <text:p>-0.73</text:p>
          </table:table-cell>
          <table:table-cell table:style-name="ce5" table:formula="of:=[Error.H34]" office:value-type="float" office:value="-0.964907313234096">
            <text:p>-0.96</text:p>
          </table:table-cell>
          <table:table-cell table:formula="of:=[Error.I34]" office:value-type="float" office:value="-1.27671847810795">
            <text:p>-1.28</text:p>
          </table:table-cell>
          <table:table-cell table:formula="of:=[Error.J34]" office:value-type="float" office:value="-15.653559774527">
            <text:p>-15.65</text:p>
          </table:table-cell>
          <table:table-cell table:formula="of:=[Error.K34]" office:value-type="float" office:value="-2.54506684489797">
            <text:p>-2.55</text:p>
          </table:table-cell>
          <table:table-cell table:number-columns-repeated="1010"/>
        </table:table-row>
        <table:table-row table:style-name="ro2">
          <table:table-cell table:formula="of:=[Error.A35]" office:value-type="string" office:string-value="Rastrigin10" table:number-columns-spanned="4" table:number-rows-spanned="1">
            <text:p>Rastrigin10</text:p>
          </table:table-cell>
          <table:covered-table-cell table:number-columns-repeated="3"/>
          <table:table-cell table:formula="of:=[Error.B35]" office:value-type="float" office:value="0">
            <text:p>0.00</text:p>
          </table:table-cell>
          <table:table-cell table:style-name="ce6" table:formula="of:=[Error.C35]" office:value-type="float" office:value="-15.653559774527">
            <text:p>-15.65</text:p>
          </table:table-cell>
          <table:table-cell table:formula="of:=[Error.D35]" office:value-type="float" office:value="-3.27067163750808">
            <text:p>-3.27</text:p>
          </table:table-cell>
          <table:table-cell table:style-name="ce5" table:formula="of:=[Error.E35]" office:value-type="float" office:value="0">
            <text:p>0.00</text:p>
          </table:table-cell>
          <table:table-cell table:formula="of:=[Error.F35]" office:value-type="float" office:value="-15.653559774527">
            <text:p>-15.65</text:p>
          </table:table-cell>
          <table:table-cell table:formula="of:=[Error.G35]" office:value-type="float" office:value="0">
            <text:p>0.00</text:p>
          </table:table-cell>
          <table:table-cell table:style-name="ce5" table:formula="of:=[Error.H35]" office:value-type="float" office:value="0">
            <text:p>0.00</text:p>
          </table:table-cell>
          <table:table-cell table:style-name="ce6" table:formula="of:=[Error.I35]" office:value-type="float" office:value="-15.653559774527">
            <text:p>-15.65</text:p>
          </table:table-cell>
          <table:table-cell table:formula="of:=[Error.J35]" office:value-type="float" office:value="-15.653559774527">
            <text:p>-15.65</text:p>
          </table:table-cell>
          <table:table-cell table:formula="of:=[Error.K35]" office:value-type="float" office:value="-15.653559774527">
            <text:p>-15.65</text:p>
          </table:table-cell>
          <table:table-cell table:number-columns-repeated="1010"/>
        </table:table-row>
        <table:table-row table:style-name="ro2">
          <table:table-cell table:formula="of:=[Error.A36]" office:value-type="string" office:string-value="SchwefelDoubleSum10" table:number-columns-spanned="4" table:number-rows-spanned="1">
            <text:p>SchwefelDoubleSum10</text:p>
          </table:table-cell>
          <table:covered-table-cell table:number-columns-repeated="3"/>
          <table:table-cell table:formula="of:=[Error.B36]" office:value-type="float" office:value="-14.403852346836">
            <text:p>-14.40</text:p>
          </table:table-cell>
          <table:table-cell table:style-name="ce6" table:formula="of:=[Error.C36]" office:value-type="float" office:value="-15.0344946596477">
            <text:p>-15.03</text:p>
          </table:table-cell>
          <table:table-cell table:formula="of:=[Error.D36]" office:value-type="float" office:value="-1.38722262043978">
            <text:p>-1.39</text:p>
          </table:table-cell>
          <table:table-cell table:formula="of:=[Error.E36]" office:value-type="float" office:value="-15.2942552641313">
            <text:p>-15.29</text:p>
          </table:table-cell>
          <table:table-cell table:style-name="ce5" table:formula="of:=[Error.F36]" office:value-type="float" office:value="-14.8087890037762">
            <text:p>-14.81</text:p>
          </table:table-cell>
          <table:table-cell table:style-name="ce6" table:formula="of:=[Error.G36]" office:value-type="float" office:value="-15.653559774527">
            <text:p>-15.65</text:p>
          </table:table-cell>
          <table:table-cell table:style-name="ce5" table:formula="of:=[Error.H36]" office:value-type="float" office:value="-15.1745424727618">
            <text:p>-15.17</text:p>
          </table:table-cell>
          <table:table-cell table:formula="of:=[Error.I36]" office:value-type="float" office:value="-14.9457941480112">
            <text:p>-14.95</text:p>
          </table:table-cell>
          <table:table-cell table:formula="of:=[Error.J36]" office:value-type="float" office:value="-15.653559774527">
            <text:p>-15.65</text:p>
          </table:table-cell>
          <table:table-cell table:formula="of:=[Error.K36]" office:value-type="float" office:value="-14.9352835050594">
            <text:p>-14.94</text:p>
          </table:table-cell>
          <table:table-cell table:number-columns-repeated="1010"/>
        </table:table-row>
        <table:table-row table:style-name="ro2">
          <table:table-cell table:formula="of:=[Error.A37]" office:value-type="string" office:string-value="SchwefelMax10" table:number-columns-spanned="4" table:number-rows-spanned="1">
            <text:p>SchwefelMax10</text:p>
          </table:table-cell>
          <table:covered-table-cell table:number-columns-repeated="3"/>
          <table:table-cell table:style-name="ce6" table:formula="of:=[Error.B37]" office:value-type="float" office:value="-15.653559774527">
            <text:p>-15.65</text:p>
          </table:table-cell>
          <table:table-cell table:style-name="ce6" table:formula="of:=[Error.C37]" office:value-type="float" office:value="-15.653559774527">
            <text:p>-15.65</text:p>
          </table:table-cell>
          <table:table-cell table:formula="of:=[Error.D37]" office:value-type="float" office:value="-1.14461460055801">
            <text:p>-1.14</text:p>
          </table:table-cell>
          <table:table-cell table:formula="of:=[Error.E37]" office:value-type="float" office:value="-15.5903015711446">
            <text:p>-15.59</text:p>
          </table:table-cell>
          <table:table-cell table:formula="of:=[Error.F37]" office:value-type="float" office:value="-15.653559774527">
            <text:p>-15.65</text:p>
          </table:table-cell>
          <table:table-cell table:formula="of:=[Error.G37]" office:value-type="float" office:value="-15.3971054857862">
            <text:p>-15.40</text:p>
          </table:table-cell>
          <table:table-cell table:formula="of:=[Error.H37]" office:value-type="float" office:value="-15.653559774527">
            <text:p>-15.65</text:p>
          </table:table-cell>
          <table:table-cell table:style-name="ce6" table:formula="of:=[Error.I37]" office:value-type="float" office:value="-15.653559774527">
            <text:p>-15.65</text:p>
          </table:table-cell>
          <table:table-cell table:formula="of:=[Error.J37]" office:value-type="float" office:value="-15.653559774527">
            <text:p>-15.65</text:p>
          </table:table-cell>
          <table:table-cell table:style-name="ce6" table:formula="of:=[Error.K37]" office:value-type="float" office:value="-15.653559774527">
            <text:p>-15.65</text:p>
          </table:table-cell>
          <table:table-cell table:number-columns-repeated="1010"/>
        </table:table-row>
        <table:table-row table:style-name="ro2">
          <table:table-cell table:formula="of:=[Error.A38]" office:value-type="string" office:string-value="StepFunction10" table:number-columns-spanned="4" table:number-rows-spanned="1">
            <text:p>StepFunction10</text:p>
          </table:table-cell>
          <table:covered-table-cell table:number-columns-repeated="3"/>
          <table:table-cell table:formula="of:=[Error.B38]" office:value-type="float" office:value="0">
            <text:p>0.00</text:p>
          </table:table-cell>
          <table:table-cell table:style-name="ce6" table:formula="of:=[Error.C38]" office:value-type="float" office:value="-15.653559774527">
            <text:p>-15.65</text:p>
          </table:table-cell>
          <table:table-cell table:style-name="ce6" table:formula="of:=[Error.D38]" office:value-type="float" office:value="-15.653559774527">
            <text:p>-15.65</text:p>
          </table:table-cell>
          <table:table-cell table:formula="of:=[Error.E38]" office:value-type="float" office:value="-15.653559774527">
            <text:p>-15.65</text:p>
          </table:table-cell>
          <table:table-cell table:formula="of:=[Error.F38]" office:value-type="float" office:value="-15.653559774527">
            <text:p>-15.65</text:p>
          </table:table-cell>
          <table:table-cell table:style-name="ce6" table:formula="of:=[Error.G38]" office:value-type="float" office:value="-15.653559774527">
            <text:p>-15.65</text:p>
          </table:table-cell>
          <table:table-cell table:formula="of:=[Error.H38]" office:value-type="float" office:value="-15.653559774527">
            <text:p>-15.65</text:p>
          </table:table-cell>
          <table:table-cell table:style-name="ce6" table:formula="of:=[Error.I38]" office:value-type="float" office:value="-15.653559774527">
            <text:p>-15.65</text:p>
          </table:table-cell>
          <table:table-cell table:formula="of:=[Error.J38]" office:value-type="float" office:value="-15.653559774527">
            <text:p>-15.65</text:p>
          </table:table-cell>
          <table:table-cell table:style-name="ce6" table:formula="of:=[Error.K38]" office:value-type="float" office:value="-15.653559774527">
            <text:p>-15.65</text:p>
          </table:table-cell>
          <table:table-cell table:number-columns-repeated="1010"/>
        </table:table-row>
        <table:table-row table:style-name="ro2">
          <table:table-cell table:formula="of:=[Error.A39]" office:value-type="string" office:string-value="Weierstrass10" table:number-columns-spanned="4" table:number-rows-spanned="1">
            <text:p>Weierstrass10</text:p>
          </table:table-cell>
          <table:covered-table-cell table:number-columns-repeated="3"/>
          <table:table-cell table:formula="of:=[Error.B39]" office:value-type="float" office:value="-0.177722547673559">
            <text:p>-0.18</text:p>
          </table:table-cell>
          <table:table-cell table:formula="of:=[Error.C39]" office:value-type="float" office:value="-3.18711567845504">
            <text:p>-3.19</text:p>
          </table:table-cell>
          <table:table-cell table:formula="of:=[Error.D39]" office:value-type="float" office:value="-1.14379664387398">
            <text:p>-1.14</text:p>
          </table:table-cell>
          <table:table-cell table:formula="of:=[Error.E39]" office:value-type="float" office:value="-15.653559774527">
            <text:p>-15.65</text:p>
          </table:table-cell>
          <table:table-cell table:formula="of:=[Error.F39]" office:value-type="float" office:value="-15.653559774527">
            <text:p>-15.65</text:p>
          </table:table-cell>
          <table:table-cell table:formula="of:=[Error.G39]" office:value-type="float" office:value="-5.770878649788">
            <text:p>-5.77</text:p>
          </table:table-cell>
          <table:table-cell table:formula="of:=[Error.H39]" office:value-type="float" office:value="-15.653559774527">
            <text:p>-15.65</text:p>
          </table:table-cell>
          <table:table-cell table:formula="of:=[Error.I39]" office:value-type="float" office:value="-2.35200981285656">
            <text:p>-2.35</text:p>
          </table:table-cell>
          <table:table-cell table:formula="of:=[Error.J39]" office:value-type="float" office:value="-15.653559774527">
            <text:p>-15.65</text:p>
          </table:table-cell>
          <table:table-cell table:formula="of:=[Error.K39]" office:value-type="float" office:value="-2.59384361027885">
            <text:p>-2.59</text:p>
          </table:table-cell>
          <table:table-cell table:number-columns-repeated="1010"/>
        </table:table-row>
        <table:table-row table:style-name="ro2">
          <table:table-cell table:formula="of:=[Error.A40]" office:value-type="string" office:string-value="Trig10" table:number-columns-spanned="4" table:number-rows-spanned="1">
            <text:p>Trig10</text:p>
          </table:table-cell>
          <table:covered-table-cell table:number-columns-repeated="3"/>
          <table:table-cell table:formula="of:=[Error.B40]" office:value-type="float" office:value="-7.46005494581541">
            <text:p>-7.46</text:p>
          </table:table-cell>
          <table:table-cell table:formula="of:=[Error.C40]" office:value-type="float" office:value="-8.05427922649367">
            <text:p>-8.05</text:p>
          </table:table-cell>
          <table:table-cell table:formula="of:=[Error.D40]" office:value-type="float" office:value="-4.2218295394078">
            <text:p>-4.22</text:p>
          </table:table-cell>
          <table:table-cell table:formula="of:=[Error.E40]" office:value-type="float" office:value="-15.653559774527">
            <text:p>-15.65</text:p>
          </table:table-cell>
          <table:table-cell table:formula="of:=[Error.F40]" office:value-type="float" office:value="-15.653559774527">
            <text:p>-15.65</text:p>
          </table:table-cell>
          <table:table-cell table:formula="of:=[Error.G40]" office:value-type="float" office:value="-11.7241113686807">
            <text:p>-11.72</text:p>
          </table:table-cell>
          <table:table-cell table:formula="of:=[Error.H40]" office:value-type="float" office:value="-15.653559774527">
            <text:p>-15.65</text:p>
          </table:table-cell>
          <table:table-cell table:formula="of:=[Error.I40]" office:value-type="float" office:value="-6.15932440118196">
            <text:p>-6.16</text:p>
          </table:table-cell>
          <table:table-cell table:formula="of:=[Error.J40]" office:value-type="float" office:value="-15.653559774527">
            <text:p>-15.65</text:p>
          </table:table-cell>
          <table:table-cell table:formula="of:=[Error.K40]" office:value-type="float" office:value="-6.42743042689777">
            <text:p>-6.43</text:p>
          </table:table-cell>
          <table:table-cell table:number-columns-repeated="1010"/>
        </table:table-row>
        <table:table-row table:style-name="ro2">
          <table:table-cell table:formula="of:=[Error.A41]" office:value-type="string" office:string-value="Pinter10" table:number-columns-spanned="4" table:number-rows-spanned="1">
            <text:p>Pinter10</text:p>
          </table:table-cell>
          <table:covered-table-cell table:number-columns-repeated="3"/>
          <table:table-cell table:formula="of:=[Error.B41]" office:value-type="float" office:value="-0.000705541373681862">
            <text:p>0.00</text:p>
          </table:table-cell>
          <table:table-cell table:formula="of:=[Error.C41]" office:value-type="float" office:value="-1.96183827355879">
            <text:p>-1.96</text:p>
          </table:table-cell>
          <table:table-cell table:formula="of:=[Error.D41]" office:value-type="float" office:value="-3.51666156113309">
            <text:p>-3.52</text:p>
          </table:table-cell>
          <table:table-cell table:style-name="ce5" table:formula="of:=[Error.E41]" office:value-type="float" office:value="-0.000812664192181528">
            <text:p>0.00</text:p>
          </table:table-cell>
          <table:table-cell table:formula="of:=[Error.F41]" office:value-type="float" office:value="-15.6381011980883">
            <text:p>-15.64</text:p>
          </table:table-cell>
          <table:table-cell table:formula="of:=[Error.G41]" office:value-type="float" office:value="0">
            <text:p>0.00</text:p>
          </table:table-cell>
          <table:table-cell table:style-name="ce5" table:formula="of:=[Error.H41]" office:value-type="float" office:value="-0.96627301081896">
            <text:p>-0.97</text:p>
          </table:table-cell>
          <table:table-cell table:formula="of:=[Error.I41]" office:value-type="float" office:value="-11.7606063859565">
            <text:p>-11.76</text:p>
          </table:table-cell>
          <table:table-cell table:formula="of:=[Error.J41]" office:value-type="float" office:value="-15.653559774527">
            <text:p>-15.65</text:p>
          </table:table-cell>
          <table:table-cell table:formula="of:=[Error.K41]" office:value-type="float" office:value="-14.5748288345868">
            <text:p>-14.57</text:p>
          </table:table-cell>
          <table:table-cell table:number-columns-repeated="1010"/>
        </table:table-row>
        <table:table-row table:style-name="ro2">
          <table:table-cell table:formula="of:=[Error.A42]" office:value-type="string" office:string-value="Salomon10" table:number-columns-spanned="4" table:number-rows-spanned="1">
            <text:p>Salomon10</text:p>
          </table:table-cell>
          <table:covered-table-cell table:number-columns-repeated="3"/>
          <table:table-cell table:formula="of:=[Error.B42]" office:value-type="float" office:value="-0.18741556696216">
            <text:p>-0.19</text:p>
          </table:table-cell>
          <table:table-cell table:formula="of:=[Error.C42]" office:value-type="float" office:value="-0.285742258521406">
            <text:p>-0.29</text:p>
          </table:table-cell>
          <table:table-cell table:formula="of:=[Error.D42]" office:value-type="float" office:value="-0.418649218106659">
            <text:p>-0.42</text:p>
          </table:table-cell>
          <table:table-cell table:formula="of:=[Error.E42]" office:value-type="float" office:value="-1.00055040062465">
            <text:p>-1.00</text:p>
          </table:table-cell>
          <table:table-cell table:formula="of:=[Error.F42]" office:value-type="float" office:value="-1.00055040062465">
            <text:p>-1.00</text:p>
          </table:table-cell>
          <table:table-cell table:formula="of:=[Error.G42]" office:value-type="float" office:value="-0.572573020992587">
            <text:p>-0.57</text:p>
          </table:table-cell>
          <table:table-cell table:style-name="ce5" table:formula="of:=[Error.H42]" office:value-type="float" office:value="-0.930245834551723">
            <text:p>-0.93</text:p>
          </table:table-cell>
          <table:table-cell table:formula="of:=[Error.I42]" office:value-type="float" office:value="-0.448013373972462">
            <text:p>-0.45</text:p>
          </table:table-cell>
          <table:table-cell table:formula="of:=[Error.J42]" office:value-type="float" office:value="-1.00055040062465">
            <text:p>-1.00</text:p>
          </table:table-cell>
          <table:table-cell table:formula="of:=[Error.K42]" office:value-type="float" office:value="-0.759506174088901">
            <text:p>-0.76</text:p>
          </table:table-cell>
          <table:table-cell table:number-columns-repeated="1010"/>
        </table:table-row>
        <table:table-row table:style-name="ro2">
          <table:table-cell table:formula="of:=[Error.A38]" office:value-type="string" office:string-value="StepFunction10" table:number-columns-spanned="4" table:number-rows-spanned="1">
            <text:p>StepFunction10</text:p>
          </table:table-cell>
          <table:covered-table-cell table:number-columns-repeated="3"/>
          <table:table-cell table:formula="of:=[Error.B38]" office:value-type="float" office:value="0">
            <text:p>0.00</text:p>
          </table:table-cell>
          <table:table-cell table:style-name="ce6" table:formula="of:=[Error.C38]" office:value-type="float" office:value="-15.653559774527">
            <text:p>-15.65</text:p>
          </table:table-cell>
          <table:table-cell table:style-name="ce6" table:formula="of:=[Error.D38]" office:value-type="float" office:value="-15.653559774527">
            <text:p>-15.65</text:p>
          </table:table-cell>
          <table:table-cell table:formula="of:=[Error.E38]" office:value-type="float" office:value="-15.653559774527">
            <text:p>-15.65</text:p>
          </table:table-cell>
          <table:table-cell table:formula="of:=[Error.F38]" office:value-type="float" office:value="-15.653559774527">
            <text:p>-15.65</text:p>
          </table:table-cell>
          <table:table-cell table:style-name="ce6" table:formula="of:=[Error.G38]" office:value-type="float" office:value="-15.653559774527">
            <text:p>-15.65</text:p>
          </table:table-cell>
          <table:table-cell table:formula="of:=[Error.H38]" office:value-type="float" office:value="-15.653559774527">
            <text:p>-15.65</text:p>
          </table:table-cell>
          <table:table-cell table:style-name="ce6" table:formula="of:=[Error.I38]" office:value-type="float" office:value="-15.653559774527">
            <text:p>-15.65</text:p>
          </table:table-cell>
          <table:table-cell table:formula="of:=[Error.J38]" office:value-type="float" office:value="-15.653559774527">
            <text:p>-15.65</text:p>
          </table:table-cell>
          <table:table-cell table:style-name="ce6" table:formula="of:=[Error.K38]" office:value-type="float" office:value="-15.653559774527">
            <text:p>-15.65</text:p>
          </table:table-cell>
          <table:table-cell table:number-columns-repeated="1010"/>
        </table:table-row>
        <table:table-row table:style-name="ro2">
          <table:table-cell table:formula="of:=[Error.A39]" office:value-type="string" office:string-value="Weierstrass10" table:number-columns-spanned="4" table:number-rows-spanned="1">
            <text:p>Weierstrass10</text:p>
          </table:table-cell>
          <table:covered-table-cell table:number-columns-repeated="3"/>
          <table:table-cell table:formula="of:=[Error.B39]" office:value-type="float" office:value="-0.177722547673559">
            <text:p>-0.18</text:p>
          </table:table-cell>
          <table:table-cell table:formula="of:=[Error.C39]" office:value-type="float" office:value="-3.18711567845504">
            <text:p>-3.19</text:p>
          </table:table-cell>
          <table:table-cell table:formula="of:=[Error.D39]" office:value-type="float" office:value="-1.14379664387398">
            <text:p>-1.14</text:p>
          </table:table-cell>
          <table:table-cell table:formula="of:=[Error.E39]" office:value-type="float" office:value="-15.653559774527">
            <text:p>-15.65</text:p>
          </table:table-cell>
          <table:table-cell table:formula="of:=[Error.F39]" office:value-type="float" office:value="-15.653559774527">
            <text:p>-15.65</text:p>
          </table:table-cell>
          <table:table-cell table:formula="of:=[Error.G39]" office:value-type="float" office:value="-5.770878649788">
            <text:p>-5.77</text:p>
          </table:table-cell>
          <table:table-cell table:formula="of:=[Error.H39]" office:value-type="float" office:value="-15.653559774527">
            <text:p>-15.65</text:p>
          </table:table-cell>
          <table:table-cell table:formula="of:=[Error.I39]" office:value-type="float" office:value="-2.35200981285656">
            <text:p>-2.35</text:p>
          </table:table-cell>
          <table:table-cell table:formula="of:=[Error.J39]" office:value-type="float" office:value="-15.653559774527">
            <text:p>-15.65</text:p>
          </table:table-cell>
          <table:table-cell table:formula="of:=[Error.K39]" office:value-type="float" office:value="-2.59384361027885">
            <text:p>-2.59</text:p>
          </table:table-cell>
          <table:table-cell table:number-columns-repeated="1010"/>
        </table:table-row>
        <table:table-row table:style-name="ro2">
          <table:table-cell table:formula="of:=[Error.A40]" office:value-type="string" office:string-value="Trig10" table:number-columns-spanned="4" table:number-rows-spanned="1">
            <text:p>Trig10</text:p>
          </table:table-cell>
          <table:covered-table-cell table:number-columns-repeated="3"/>
          <table:table-cell table:formula="of:=[Error.B40]" office:value-type="float" office:value="-7.46005494581541">
            <text:p>-7.46</text:p>
          </table:table-cell>
          <table:table-cell table:formula="of:=[Error.C40]" office:value-type="float" office:value="-8.05427922649367">
            <text:p>-8.05</text:p>
          </table:table-cell>
          <table:table-cell table:formula="of:=[Error.D40]" office:value-type="float" office:value="-4.2218295394078">
            <text:p>-4.22</text:p>
          </table:table-cell>
          <table:table-cell table:formula="of:=[Error.E40]" office:value-type="float" office:value="-15.653559774527">
            <text:p>-15.65</text:p>
          </table:table-cell>
          <table:table-cell table:formula="of:=[Error.F40]" office:value-type="float" office:value="-15.653559774527">
            <text:p>-15.65</text:p>
          </table:table-cell>
          <table:table-cell table:formula="of:=[Error.G40]" office:value-type="float" office:value="-11.7241113686807">
            <text:p>-11.72</text:p>
          </table:table-cell>
          <table:table-cell table:formula="of:=[Error.H40]" office:value-type="float" office:value="-15.653559774527">
            <text:p>-15.65</text:p>
          </table:table-cell>
          <table:table-cell table:formula="of:=[Error.I40]" office:value-type="float" office:value="-6.15932440118196">
            <text:p>-6.16</text:p>
          </table:table-cell>
          <table:table-cell table:formula="of:=[Error.J40]" office:value-type="float" office:value="-15.653559774527">
            <text:p>-15.65</text:p>
          </table:table-cell>
          <table:table-cell table:formula="of:=[Error.K40]" office:value-type="float" office:value="-6.42743042689777">
            <text:p>-6.43</text:p>
          </table:table-cell>
          <table:table-cell table:style-name="ce8"/>
          <table:table-cell table:number-columns-repeated="1009"/>
        </table:table-row>
        <table:table-row table:style-name="ro2">
          <table:table-cell table:formula="of:=[Error.A41]" office:value-type="string" office:string-value="Pinter10" table:number-columns-spanned="4" table:number-rows-spanned="1">
            <text:p>Pinter10</text:p>
          </table:table-cell>
          <table:covered-table-cell table:number-columns-repeated="3"/>
          <table:table-cell table:formula="of:=[Error.B41]" office:value-type="float" office:value="-0.000705541373681862">
            <text:p>0.00</text:p>
          </table:table-cell>
          <table:table-cell table:formula="of:=[Error.C41]" office:value-type="float" office:value="-1.96183827355879">
            <text:p>-1.96</text:p>
          </table:table-cell>
          <table:table-cell table:formula="of:=[Error.D41]" office:value-type="float" office:value="-3.51666156113309">
            <text:p>-3.52</text:p>
          </table:table-cell>
          <table:table-cell table:style-name="ce5" table:formula="of:=[Error.E41]" office:value-type="float" office:value="-0.000812664192181528">
            <text:p>0.00</text:p>
          </table:table-cell>
          <table:table-cell table:formula="of:=[Error.F41]" office:value-type="float" office:value="-15.6381011980883">
            <text:p>-15.64</text:p>
          </table:table-cell>
          <table:table-cell table:formula="of:=[Error.G41]" office:value-type="float" office:value="0">
            <text:p>0.00</text:p>
          </table:table-cell>
          <table:table-cell table:style-name="ce5" table:formula="of:=[Error.H41]" office:value-type="float" office:value="-0.96627301081896">
            <text:p>-0.97</text:p>
          </table:table-cell>
          <table:table-cell table:formula="of:=[Error.I41]" office:value-type="float" office:value="-11.7606063859565">
            <text:p>-11.76</text:p>
          </table:table-cell>
          <table:table-cell table:formula="of:=[Error.J41]" office:value-type="float" office:value="-15.653559774527">
            <text:p>-15.65</text:p>
          </table:table-cell>
          <table:table-cell table:formula="of:=[Error.K41]" office:value-type="float" office:value="-14.5748288345868">
            <text:p>-14.57</text:p>
          </table:table-cell>
          <table:table-cell table:style-name="ce9"/>
          <table:table-cell table:number-columns-repeated="1009"/>
        </table:table-row>
        <table:table-row table:style-name="ro2">
          <table:table-cell table:formula="of:=[Error.A42]" office:value-type="string" office:string-value="Salomon10" table:number-columns-spanned="4" table:number-rows-spanned="1">
            <text:p>Salomon10</text:p>
          </table:table-cell>
          <table:covered-table-cell table:number-columns-repeated="3"/>
          <table:table-cell table:formula="of:=[Error.B42]" office:value-type="float" office:value="-0.18741556696216">
            <text:p>-0.19</text:p>
          </table:table-cell>
          <table:table-cell table:formula="of:=[Error.C42]" office:value-type="float" office:value="-0.285742258521406">
            <text:p>-0.29</text:p>
          </table:table-cell>
          <table:table-cell table:formula="of:=[Error.D42]" office:value-type="float" office:value="-0.418649218106659">
            <text:p>-0.42</text:p>
          </table:table-cell>
          <table:table-cell table:formula="of:=[Error.E42]" office:value-type="float" office:value="-1.00055040062465">
            <text:p>-1.00</text:p>
          </table:table-cell>
          <table:table-cell table:formula="of:=[Error.F42]" office:value-type="float" office:value="-1.00055040062465">
            <text:p>-1.00</text:p>
          </table:table-cell>
          <table:table-cell table:formula="of:=[Error.G42]" office:value-type="float" office:value="-0.572573020992587">
            <text:p>-0.57</text:p>
          </table:table-cell>
          <table:table-cell table:style-name="ce5" table:formula="of:=[Error.H42]" office:value-type="float" office:value="-0.930245834551723">
            <text:p>-0.93</text:p>
          </table:table-cell>
          <table:table-cell table:formula="of:=[Error.I42]" office:value-type="float" office:value="-0.448013373972462">
            <text:p>-0.45</text:p>
          </table:table-cell>
          <table:table-cell table:formula="of:=[Error.J42]" office:value-type="float" office:value="-1.00055040062465">
            <text:p>-1.00</text:p>
          </table:table-cell>
          <table:table-cell table:formula="of:=[Error.K42]" office:value-type="float" office:value="-0.759506174088901">
            <text:p>-0.76</text:p>
          </table:table-cell>
          <table:table-cell table:number-columns-repeated="1010"/>
        </table:table-row>
        <table:table-row table:style-name="ro2">
          <table:table-cell table:formula="of:=[Error.A43]" office:value-type="string" office:string-value="SchaeferF610" table:number-columns-spanned="4" table:number-rows-spanned="1">
            <text:p>SchaeferF610</text:p>
          </table:table-cell>
          <table:covered-table-cell table:number-columns-repeated="3"/>
          <table:table-cell table:formula="of:=[Error.B43]" office:value-type="float" office:value="0">
            <text:p>0.00</text:p>
          </table:table-cell>
          <table:table-cell table:formula="of:=[Error.C43]" office:value-type="float" office:value="-0.945019802484254">
            <text:p>-0.95</text:p>
          </table:table-cell>
          <table:table-cell table:style-name="ce6" table:formula="of:=[Error.D43]" office:value-type="float" office:value="-1.5906026886171">
            <text:p>-1.59</text:p>
          </table:table-cell>
          <table:table-cell table:style-name="ce5" table:formula="of:=[Error.E43]" office:value-type="float" office:value="0">
            <text:p>0.00</text:p>
          </table:table-cell>
          <table:table-cell table:style-name="ce5" table:formula="of:=[Error.F43]" office:value-type="float" office:value="-1.04626105188657">
            <text:p>-1.05</text:p>
          </table:table-cell>
          <table:table-cell table:formula="of:=[Error.G43]" office:value-type="float" office:value="0">
            <text:p>0.00</text:p>
          </table:table-cell>
          <table:table-cell table:style-name="ce5" table:formula="of:=[Error.H43]" office:value-type="float" office:value="0">
            <text:p>0.00</text:p>
          </table:table-cell>
          <table:table-cell table:formula="of:=[Error.I43]" office:value-type="float" office:value="-2.4887342726777">
            <text:p>-2.49</text:p>
          </table:table-cell>
          <table:table-cell table:style-name="ce5" table:formula="of:=[Error.J43]" office:value-type="float" office:value="-0.200491118167123">
            <text:p>-0.20</text:p>
          </table:table-cell>
          <table:table-cell table:formula="of:=[Error.K43]" office:value-type="float" office:value="-1.05997909690349">
            <text:p>-1.06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office:value-type="string" table:number-columns-spanned="4" table:number-rows-spanned="1">
            <text:p>Average Ranks</text:p>
          </table:table-cell>
          <table:covered-table-cell table:number-columns-repeated="3"/>
          <table:table-cell table:formula="of:=[Error.B130]" office:value-type="float" office:value="5.80952380952381">
            <text:p>5.81</text:p>
          </table:table-cell>
          <table:table-cell table:formula="of:=[Error.C130]" office:value-type="float" office:value="4.97619047619048">
            <text:p>4.98</text:p>
          </table:table-cell>
          <table:table-cell table:formula="of:=[Error.D130]" office:value-type="float" office:value="7.76190476190476">
            <text:p>7.76</text:p>
          </table:table-cell>
          <table:table-cell table:style-name="ce5" table:formula="of:=[Error.E130]" office:value-type="float" office:value="3.95238095238095">
            <text:p>3.95</text:p>
          </table:table-cell>
          <table:table-cell table:formula="of:=[Error.F130]" office:value-type="float" office:value="1.57142857142857">
            <text:p>1.57</text:p>
          </table:table-cell>
          <table:table-cell table:formula="of:=[Error.G130]" office:value-type="float" office:value="6.11904761904762">
            <text:p>6.12</text:p>
          </table:table-cell>
          <table:table-cell table:style-name="ce5" table:formula="of:=[Error.H130]" office:value-type="float" office:value="3.76190476190476">
            <text:p>3.76</text:p>
          </table:table-cell>
          <table:table-cell table:formula="of:=[Error.I130]" office:value-type="float" office:value="4.76190476190476">
            <text:p>4.76</text:p>
          </table:table-cell>
          <table:table-cell table:style-name="ce5" table:formula="of:=[Error.J130]" office:value-type="float" office:value="1.71428571428571">
            <text:p>1.71</text:p>
          </table:table-cell>
          <table:table-cell table:formula="of:=[Error.K130]" office:value-type="float" office:value="3.57142857142857">
            <text:p>3.57</text:p>
          </table:table-cell>
          <table:table-cell table:number-columns-repeated="101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6-07">06/07/2020</text:date>, <text:time>10:5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07T10:59:00.48</dc:date>
    <meta:generator>OpenOffice/4.1.2$Win32 OpenOffice.org_project/412m3$Build-9782</meta:generator>
    <meta:editing-duration>P1DT8H37M17S</meta:editing-duration>
    <meta:editing-cycles>53</meta:editing-cycles>
    <meta:document-statistic meta:table-count="6" meta:cell-count="7319" meta:object-count="0"/>
  </office:meta>
</office:document-meta>
</file>